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6.08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0.41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2-09-07 15 21 08.746_powerMonitor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ZEMpeak</text:p>
          </table:table-cell>
          <table:table-cell office:value-type="string" calcext:value-type="string">
            <text:p>PZEMaverage</text:p>
          </table:table-cell>
          <table:table-cell office:value-type="string" calcext:value-type="string">
            <text:p>calcPower</text:p>
          </table:table-cell>
          <table:table-cell office:value-type="string" calcext:value-type="string">
            <text:p>calcPeak</text:p>
          </table:table-cell>
          <table:table-cell office:value-type="string" calcext:value-type="string">
            <text:p>calcAverage</text:p>
          </table:table-cell>
          <table:table-cell office:value-type="string" calcext:value-type="string">
            <text:p>Recent Power</text:p>
          </table:table-cell>
          <table:table-cell office:value-type="string" calcext:value-type="string">
            <text:p>Mes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21 08.834</text:p>
          </table:table-cell>
          <table:table-cell office:value-type="float" office:value="241.5" calcext:value-type="float">
            <text:p>241.5</text:p>
          </table:table-cell>
          <table:table-cell office:value-type="float" office:value="1.5" calcext:value-type="float">
            <text:p>1.5</text:p>
          </table:table-cell>
          <table:table-cell office:value-type="float" office:value="247.2" calcext:value-type="float">
            <text:p>247.2</text:p>
          </table:table-cell>
          <table:table-cell office:value-type="float" office:value="4994" calcext:value-type="float">
            <text:p>4994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247.2" calcext:value-type="float">
            <text:p>247.2</text:p>
          </table:table-cell>
          <table:table-cell table:number-columns-repeated="3" office:value-type="float" office:value="246.33" calcext:value-type="float">
            <text:p>246.33</text:p>
          </table:table-cell>
          <table:table-cell office:value-type="float" office:value="247.2" calcext:value-type="float">
            <text:p>247.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21 49.872</text:p>
          </table:table-cell>
          <table:table-cell office:value-type="float" office:value="242" calcext:value-type="float">
            <text:p>242</text:p>
          </table:table-cell>
          <table:table-cell office:value-type="float" office:value="1.5" calcext:value-type="float">
            <text:p>1.5</text:p>
          </table:table-cell>
          <table:table-cell office:value-type="float" office:value="246.9" calcext:value-type="float">
            <text:p>246.9</text:p>
          </table:table-cell>
          <table:table-cell office:value-type="float" office:value="4996" calcext:value-type="float">
            <text:p>4996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246.9" calcext:value-type="float">
            <text:p>246.9</text:p>
          </table:table-cell>
          <table:table-cell table:number-columns-repeated="3" office:value-type="float" office:value="246.84" calcext:value-type="float">
            <text:p>246.84</text:p>
          </table:table-cell>
          <table:table-cell office:value-type="float" office:value="247.185" calcext:value-type="float">
            <text:p>247.18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22 19.894</text:p>
          </table:table-cell>
          <table:table-cell office:value-type="float" office:value="241.3" calcext:value-type="float">
            <text:p>241.3</text:p>
          </table:table-cell>
          <table:table-cell office:value-type="float" office:value="1.51" calcext:value-type="float">
            <text:p>1.51</text:p>
          </table:table-cell>
          <table:table-cell office:value-type="float" office:value="246.8" calcext:value-type="float">
            <text:p>246.8</text:p>
          </table:table-cell>
          <table:table-cell office:value-type="float" office:value="4998" calcext:value-type="float">
            <text:p>4998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246.8" calcext:value-type="float">
            <text:p>246.8</text:p>
          </table:table-cell>
          <table:table-cell table:number-columns-repeated="3" office:value-type="float" office:value="247.77" calcext:value-type="float">
            <text:p>247.77</text:p>
          </table:table-cell>
          <table:table-cell office:value-type="float" office:value="247.166" calcext:value-type="float">
            <text:p>247.166</text:p>
          </table:table-cell>
          <table:table-cell office:value-type="string" calcext:value-type="string">
            <text:p>openStart up Email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7 15 22 49.913</text:p>
          </table:table-cell>
          <table:table-cell office:value-type="float" office:value="241.7" calcext:value-type="float">
            <text:p>241.7</text:p>
          </table:table-cell>
          <table:table-cell office:value-type="float" office:value="1.6" calcext:value-type="float">
            <text:p>1.6</text:p>
          </table:table-cell>
          <table:table-cell office:value-type="float" office:value="259.4" calcext:value-type="float">
            <text:p>259.4</text:p>
          </table:table-cell>
          <table:table-cell office:value-type="float" office:value="5000" calcext:value-type="float">
            <text:p>5000</text:p>
          </table:table-cell>
          <table:table-cell office:value-type="float" office:value="49.9" calcext:value-type="float">
            <text:p>49.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259.4" calcext:value-type="float">
            <text:p>259.4</text:p>
          </table:table-cell>
          <table:table-cell table:number-columns-repeated="3" office:value-type="float" office:value="259.1" calcext:value-type="float">
            <text:p>259.1</text:p>
          </table:table-cell>
          <table:table-cell office:value-type="float" office:value="247.778" calcext:value-type="float">
            <text:p>247.77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32 50.018</text:p>
          </table:table-cell>
          <table:table-cell office:value-type="float" office:value="244.6" calcext:value-type="float">
            <text:p>244.6</text:p>
          </table:table-cell>
          <table:table-cell office:value-type="float" office:value="1.49" calcext:value-type="float">
            <text:p>1.49</text:p>
          </table:table-cell>
          <table:table-cell office:value-type="float" office:value="246.2" calcext:value-type="float">
            <text:p>246.2</text:p>
          </table:table-cell>
          <table:table-cell office:value-type="float" office:value="5064" calcext:value-type="float">
            <text:p>5064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3246.2" calcext:value-type="float">
            <text:p>3246.2</text:p>
          </table:table-cell>
          <table:table-cell office:value-type="float" office:value="500.08" calcext:value-type="float">
            <text:p>500.08</text:p>
          </table:table-cell>
          <table:table-cell office:value-type="float" office:value="247.83" calcext:value-type="float">
            <text:p>247.83</text:p>
          </table:table-cell>
          <table:table-cell office:value-type="float" office:value="3250.89" calcext:value-type="float">
            <text:p>3250.89</text:p>
          </table:table-cell>
          <table:table-cell office:value-type="float" office:value="501.04" calcext:value-type="float">
            <text:p>501.04</text:p>
          </table:table-cell>
          <table:table-cell office:value-type="float" office:value="413.545" calcext:value-type="float">
            <text:p>413.54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42 50.021</text:p>
          </table:table-cell>
          <table:table-cell office:value-type="float" office:value="243.2" calcext:value-type="float">
            <text:p>243.2</text:p>
          </table:table-cell>
          <table:table-cell office:value-type="float" office:value="1.39" calcext:value-type="float">
            <text:p>1.39</text:p>
          </table:table-cell>
          <table:table-cell office:value-type="float" office:value="226.5" calcext:value-type="float">
            <text:p>226.5</text:p>
          </table:table-cell>
          <table:table-cell office:value-type="float" office:value="5202" calcext:value-type="float">
            <text:p>5202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795.2" calcext:value-type="float">
            <text:p>2795.2</text:p>
          </table:table-cell>
          <table:table-cell office:value-type="float" office:value="781.21" calcext:value-type="float">
            <text:p>781.21</text:p>
          </table:table-cell>
          <table:table-cell office:value-type="float" office:value="226.49" calcext:value-type="float">
            <text:p>226.49</text:p>
          </table:table-cell>
          <table:table-cell office:value-type="float" office:value="2809.9" calcext:value-type="float">
            <text:p>2809.9</text:p>
          </table:table-cell>
          <table:table-cell office:value-type="float" office:value="782.42" calcext:value-type="float">
            <text:p>782.42</text:p>
          </table:table-cell>
          <table:table-cell office:value-type="float" office:value="589.535" calcext:value-type="float">
            <text:p>589.5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5 52 49.996</text:p>
          </table:table-cell>
          <table:table-cell office:value-type="float" office:value="243.8" calcext:value-type="float">
            <text:p>243.8</text:p>
          </table:table-cell>
          <table:table-cell office:value-type="float" office:value="1.37" calcext:value-type="float">
            <text:p>1.37</text:p>
          </table:table-cell>
          <table:table-cell office:value-type="float" office:value="224.3" calcext:value-type="float">
            <text:p>224.3</text:p>
          </table:table-cell>
          <table:table-cell office:value-type="float" office:value="5245" calcext:value-type="float">
            <text:p>5245</text:p>
          </table:table-cell>
          <table:table-cell office:value-type="float" office:value="49.9" calcext:value-type="float">
            <text:p>49.9</text:p>
          </table:table-cell>
          <table:table-cell office:value-type="float" office:value="0.67" calcext:value-type="float">
            <text:p>0.67</text:p>
          </table:table-cell>
          <table:table-cell office:value-type="float" office:value="522.7" calcext:value-type="float">
            <text:p>522.7</text:p>
          </table:table-cell>
          <table:table-cell office:value-type="float" office:value="255.35" calcext:value-type="float">
            <text:p>255.35</text:p>
          </table:table-cell>
          <table:table-cell office:value-type="float" office:value="223.78" calcext:value-type="float">
            <text:p>223.78</text:p>
          </table:table-cell>
          <table:table-cell office:value-type="float" office:value="521.52" calcext:value-type="float">
            <text:p>521.52</text:p>
          </table:table-cell>
          <table:table-cell office:value-type="float" office:value="255.36" calcext:value-type="float">
            <text:p>255.36</text:p>
          </table:table-cell>
          <table:table-cell office:value-type="float" office:value="367.492" calcext:value-type="float">
            <text:p>367.49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00 20.020</text:p>
          </table:table-cell>
          <table:table-cell office:value-type="float" office:value="242.9" calcext:value-type="float">
            <text:p>242.9</text:p>
          </table:table-cell>
          <table:table-cell office:value-type="float" office:value="1.27" calcext:value-type="float">
            <text:p>1.27</text:p>
          </table:table-cell>
          <table:table-cell office:value-type="float" office:value="203.3" calcext:value-type="float">
            <text:p>203.3</text:p>
          </table:table-cell>
          <table:table-cell office:value-type="float" office:value="5271" calcext:value-type="float">
            <text:p>5271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24.2" calcext:value-type="float">
            <text:p>224.2</text:p>
          </table:table-cell>
          <table:table-cell office:value-type="float" office:value="210.39" calcext:value-type="float">
            <text:p>210.39</text:p>
          </table:table-cell>
          <table:table-cell office:value-type="float" office:value="203.6" calcext:value-type="float">
            <text:p>203.6</text:p>
          </table:table-cell>
          <table:table-cell office:value-type="float" office:value="224.77" calcext:value-type="float">
            <text:p>224.77</text:p>
          </table:table-cell>
          <table:table-cell office:value-type="float" office:value="209.57" calcext:value-type="float">
            <text:p>209.57</text:p>
          </table:table-cell>
          <table:table-cell office:value-type="float" office:value="282.288" calcext:value-type="float">
            <text:p>282.2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10 19.997</text:p>
          </table:table-cell>
          <table:table-cell office:value-type="float" office:value="243.6" calcext:value-type="float">
            <text:p>243.6</text:p>
          </table:table-cell>
          <table:table-cell office:value-type="float" office:value="1.3" calcext:value-type="float">
            <text:p>1.3</text:p>
          </table:table-cell>
          <table:table-cell office:value-type="float" office:value="205.9" calcext:value-type="float">
            <text:p>205.9</text:p>
          </table:table-cell>
          <table:table-cell office:value-type="float" office:value="5306" calcext:value-type="float">
            <text:p>5306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21.6" calcext:value-type="float">
            <text:p>221.6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5.84" calcext:value-type="float">
            <text:p>205.84</text:p>
          </table:table-cell>
          <table:table-cell office:value-type="float" office:value="222.03" calcext:value-type="float">
            <text:p>222.03</text:p>
          </table:table-cell>
          <table:table-cell office:value-type="float" office:value="207.03" calcext:value-type="float">
            <text:p>207.03</text:p>
          </table:table-cell>
          <table:table-cell office:value-type="float" office:value="234.71" calcext:value-type="float">
            <text:p>234.7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20 20.012</text:p>
          </table:table-cell>
          <table:table-cell office:value-type="float" office:value="242.8" calcext:value-type="float">
            <text:p>242.8</text:p>
          </table:table-cell>
          <table:table-cell office:value-type="float" office:value="1.31" calcext:value-type="float">
            <text:p>1.31</text:p>
          </table:table-cell>
          <table:table-cell office:value-type="float" office:value="204.7" calcext:value-type="float">
            <text:p>204.7</text:p>
          </table:table-cell>
          <table:table-cell office:value-type="float" office:value="5341" calcext:value-type="float">
            <text:p>5341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8.9" calcext:value-type="float">
            <text:p>218.9</text:p>
          </table:table-cell>
          <table:table-cell office:value-type="float" office:value="208.14" calcext:value-type="float">
            <text:p>208.14</text:p>
          </table:table-cell>
          <table:table-cell office:value-type="float" office:value="206.74" calcext:value-type="float">
            <text:p>206.74</text:p>
          </table:table-cell>
          <table:table-cell office:value-type="float" office:value="217.82" calcext:value-type="float">
            <text:p>217.82</text:p>
          </table:table-cell>
          <table:table-cell office:value-type="float" office:value="208.63" calcext:value-type="float">
            <text:p>208.63</text:p>
          </table:table-cell>
          <table:table-cell office:value-type="float" office:value="217.324" calcext:value-type="float">
            <text:p>217.3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30 20.019</text:p>
          </table:table-cell>
          <table:table-cell office:value-type="float" office:value="244.1" calcext:value-type="float">
            <text:p>244.1</text:p>
          </table:table-cell>
          <table:table-cell office:value-type="float" office:value="1.3" calcext:value-type="float">
            <text:p>1.3</text:p>
          </table:table-cell>
          <table:table-cell office:value-type="float" office:value="206.6" calcext:value-type="float">
            <text:p>206.6</text:p>
          </table:table-cell>
          <table:table-cell office:value-type="float" office:value="5376" calcext:value-type="float">
            <text:p>5376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08.7" calcext:value-type="float">
            <text:p>208.7</text:p>
          </table:table-cell>
          <table:table-cell office:value-type="float" office:value="206.09" calcext:value-type="float">
            <text:p>206.09</text:p>
          </table:table-cell>
          <table:table-cell office:value-type="float" office:value="206.26" calcext:value-type="float">
            <text:p>206.26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6.35" calcext:value-type="float">
            <text:p>206.35</text:p>
          </table:table-cell>
          <table:table-cell office:value-type="float" office:value="210.2" calcext:value-type="float">
            <text:p>210.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40 20.014</text:p>
          </table:table-cell>
          <table:table-cell office:value-type="float" office:value="241.3" calcext:value-type="float">
            <text:p>241.3</text:p>
          </table:table-cell>
          <table:table-cell office:value-type="float" office:value="1.32" calcext:value-type="float">
            <text:p>1.32</text:p>
          </table:table-cell>
          <table:table-cell office:value-type="float" office:value="206.8" calcext:value-type="float">
            <text:p>206.8</text:p>
          </table:table-cell>
          <table:table-cell office:value-type="float" office:value="5411" calcext:value-type="float">
            <text:p>5411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24" calcext:value-type="float">
            <text:p>224</text:p>
          </table:table-cell>
          <table:table-cell office:value-type="float" office:value="211.68" calcext:value-type="float">
            <text:p>211.68</text:p>
          </table:table-cell>
          <table:table-cell office:value-type="float" office:value="207.04" calcext:value-type="float">
            <text:p>207.04</text:p>
          </table:table-cell>
          <table:table-cell office:value-type="float" office:value="225.03" calcext:value-type="float">
            <text:p>225.03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0.525" calcext:value-type="float">
            <text:p>210.52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6 50 20.004</text:p>
          </table:table-cell>
          <table:table-cell office:value-type="float" office:value="241.8" calcext:value-type="float">
            <text:p>241.8</text:p>
          </table:table-cell>
          <table:table-cell office:value-type="float" office:value="1.29" calcext:value-type="float">
            <text:p>1.29</text:p>
          </table:table-cell>
          <table:table-cell office:value-type="float" office:value="204.6" calcext:value-type="float">
            <text:p>204.6</text:p>
          </table:table-cell>
          <table:table-cell office:value-type="float" office:value="5446" calcext:value-type="float">
            <text:p>5446</text:p>
          </table:table-cell>
          <table:table-cell office:value-type="float" office:value="49.8" calcext:value-type="float">
            <text:p>49.8</text:p>
          </table:table-cell>
          <table:table-cell office:value-type="float" office:value="0.65" calcext:value-type="float">
            <text:p>0.65</text:p>
          </table:table-cell>
          <table:table-cell office:value-type="float" office:value="213.7" calcext:value-type="float">
            <text:p>213.7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2.75" calcext:value-type="float">
            <text:p>202.75</text:p>
          </table:table-cell>
          <table:table-cell office:value-type="float" office:value="215.01" calcext:value-type="float">
            <text:p>215.01</text:p>
          </table:table-cell>
          <table:table-cell office:value-type="float" office:value="209.16" calcext:value-type="float">
            <text:p>209.16</text:p>
          </table:table-cell>
          <table:table-cell office:value-type="float" office:value="209.739" calcext:value-type="float">
            <text:p>209.7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17 00 20.015</text:p>
          </table:table-cell>
          <table:table-cell office:value-type="float" office:value="244.1" calcext:value-type="float">
            <text:p>244.1</text:p>
          </table:table-cell>
          <table:table-cell office:value-type="float" office:value="1.29" calcext:value-type="float">
            <text:p>1.29</text:p>
          </table:table-cell>
          <table:table-cell office:value-type="float" office:value="207.5" calcext:value-type="float">
            <text:p>207.5</text:p>
          </table:table-cell>
          <table:table-cell office:value-type="float" office:value="5481" calcext:value-type="float">
            <text:p>5481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21.2" calcext:value-type="float">
            <text:p>221.2</text:p>
          </table:table-cell>
          <table:table-cell office:value-type="float" office:value="208.63" calcext:value-type="float">
            <text:p>208.63</text:p>
          </table:table-cell>
          <table:table-cell office:value-type="float" office:value="207.83" calcext:value-type="float">
            <text:p>207.83</text:p>
          </table:table-cell>
          <table:table-cell office:value-type="float" office:value="220.6" calcext:value-type="float">
            <text:p>220.6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9.171" calcext:value-type="float">
            <text:p>209.171</text:p>
          </table:table-cell>
          <table:table-cell office:value-type="string" calcext:value-type="string">
            <text:p>closed PwrHgh(8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7 10 19.994</text:p>
          </table:table-cell>
          <table:table-cell office:value-type="float" office:value="244.7" calcext:value-type="float">
            <text:p>244.7</text:p>
          </table:table-cell>
          <table:table-cell office:value-type="float" office:value="1.3" calcext:value-type="float">
            <text:p>1.3</text:p>
          </table:table-cell>
          <table:table-cell office:value-type="float" office:value="209.2" calcext:value-type="float">
            <text:p>209.2</text:p>
          </table:table-cell>
          <table:table-cell office:value-type="float" office:value="5516" calcext:value-type="float">
            <text:p>5516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4.2" calcext:value-type="float">
            <text:p>214.2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9.95" calcext:value-type="float">
            <text:p>209.95</text:p>
          </table:table-cell>
          <table:table-cell office:value-type="float" office:value="215" calcext:value-type="float">
            <text:p>215</text:p>
          </table:table-cell>
          <table:table-cell office:value-type="float" office:value="209.01" calcext:value-type="float">
            <text:p>209.01</text:p>
          </table:table-cell>
          <table:table-cell office:value-type="float" office:value="209.137" calcext:value-type="float">
            <text:p>209.137</text:p>
          </table:table-cell>
          <table:table-cell office:value-type="string" calcext:value-type="string">
            <text:p>closed PwrHgh(7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7 20 20.022</text:p>
          </table:table-cell>
          <table:table-cell office:value-type="float" office:value="245.5" calcext:value-type="float">
            <text:p>245.5</text:p>
          </table:table-cell>
          <table:table-cell office:value-type="float" office:value="1.28" calcext:value-type="float">
            <text:p>1.28</text:p>
          </table:table-cell>
          <table:table-cell office:value-type="float" office:value="207.8" calcext:value-type="float">
            <text:p>207.8</text:p>
          </table:table-cell>
          <table:table-cell office:value-type="float" office:value="5551" calcext:value-type="float">
            <text:p>5551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1.9" calcext:value-type="float">
            <text:p>211.9</text:p>
          </table:table-cell>
          <table:table-cell office:value-type="float" office:value="209.4" calcext:value-type="float">
            <text:p>209.4</text:p>
          </table:table-cell>
          <table:table-cell office:value-type="float" office:value="207.4" calcext:value-type="float">
            <text:p>207.4</text:p>
          </table:table-cell>
          <table:table-cell office:value-type="float" office:value="212.43" calcext:value-type="float">
            <text:p>212.43</text:p>
          </table:table-cell>
          <table:table-cell office:value-type="float" office:value="209.37" calcext:value-type="float">
            <text:p>209.37</text:p>
          </table:table-cell>
          <table:table-cell office:value-type="float" office:value="209.256" calcext:value-type="float">
            <text:p>209.256</text:p>
          </table:table-cell>
          <table:table-cell office:value-type="string" calcext:value-type="string">
            <text:p>closed PwrHgh(6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7 30 19.998</text:p>
          </table:table-cell>
          <table:table-cell office:value-type="float" office:value="247.2" calcext:value-type="float">
            <text:p>247.2</text:p>
          </table:table-cell>
          <table:table-cell office:value-type="float" office:value="1.27" calcext:value-type="float">
            <text:p>1.27</text:p>
          </table:table-cell>
          <table:table-cell office:value-type="float" office:value="209.5" calcext:value-type="float">
            <text:p>209.5</text:p>
          </table:table-cell>
          <table:table-cell office:value-type="float" office:value="5585" calcext:value-type="float">
            <text:p>558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0.5" calcext:value-type="float">
            <text:p>210.5</text:p>
          </table:table-cell>
          <table:table-cell office:value-type="float" office:value="208.17" calcext:value-type="float">
            <text:p>208.17</text:p>
          </table:table-cell>
          <table:table-cell table:number-columns-repeated="2" office:value-type="float" office:value="210.34" calcext:value-type="float">
            <text:p>210.34</text:p>
          </table:table-cell>
          <table:table-cell office:value-type="float" office:value="208.35" calcext:value-type="float">
            <text:p>208.35</text:p>
          </table:table-cell>
          <table:table-cell office:value-type="float" office:value="208.561" calcext:value-type="float">
            <text:p>208.561</text:p>
          </table:table-cell>
          <table:table-cell office:value-type="string" calcext:value-type="string">
            <text:p>closed PwrHgh(5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7 40 20.019</text:p>
          </table:table-cell>
          <table:table-cell office:value-type="float" office:value="249.5" calcext:value-type="float">
            <text:p>249.5</text:p>
          </table:table-cell>
          <table:table-cell office:value-type="float" office:value="1.29" calcext:value-type="float">
            <text:p>1.29</text:p>
          </table:table-cell>
          <table:table-cell office:value-type="float" office:value="214.4" calcext:value-type="float">
            <text:p>214.4</text:p>
          </table:table-cell>
          <table:table-cell office:value-type="float" office:value="5621" calcext:value-type="float">
            <text:p>5621</text:p>
          </table:table-cell>
          <table:table-cell office:value-type="float" office:value="50.1" calcext:value-type="float">
            <text:p>50.1</text:p>
          </table:table-cell>
          <table:table-cell office:value-type="float" office:value="0.67" calcext:value-type="float">
            <text:p>0.67</text:p>
          </table:table-cell>
          <table:table-cell office:value-type="float" office:value="222.8" calcext:value-type="float">
            <text:p>222.8</text:p>
          </table:table-cell>
          <table:table-cell office:value-type="float" office:value="213.63" calcext:value-type="float">
            <text:p>213.63</text:p>
          </table:table-cell>
          <table:table-cell office:value-type="float" office:value="215.64" calcext:value-type="float">
            <text:p>215.64</text:p>
          </table:table-cell>
          <table:table-cell office:value-type="float" office:value="222.16" calcext:value-type="float">
            <text:p>222.16</text:p>
          </table:table-cell>
          <table:table-cell office:value-type="float" office:value="214.28" calcext:value-type="float">
            <text:p>214.28</text:p>
          </table:table-cell>
          <table:table-cell office:value-type="float" office:value="212.002" calcext:value-type="float">
            <text:p>212.002</text:p>
          </table:table-cell>
          <table:table-cell office:value-type="string" calcext:value-type="string">
            <text:p>closed PwrHgh(4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7 50 20.018</text:p>
          </table:table-cell>
          <table:table-cell office:value-type="float" office:value="246.5" calcext:value-type="float">
            <text:p>246.5</text:p>
          </table:table-cell>
          <table:table-cell office:value-type="float" office:value="1.27" calcext:value-type="float">
            <text:p>1.27</text:p>
          </table:table-cell>
          <table:table-cell office:value-type="float" office:value="210.3" calcext:value-type="float">
            <text:p>210.3</text:p>
          </table:table-cell>
          <table:table-cell office:value-type="float" office:value="5656" calcext:value-type="float">
            <text:p>5656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5.3" calcext:value-type="float">
            <text:p>215.3</text:p>
          </table:table-cell>
          <table:table-cell office:value-type="float" office:value="211.08" calcext:value-type="float">
            <text:p>211.08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6.53" calcext:value-type="float">
            <text:p>216.53</text:p>
          </table:table-cell>
          <table:table-cell office:value-type="float" office:value="211.52" calcext:value-type="float">
            <text:p>211.52</text:p>
          </table:table-cell>
          <table:table-cell office:value-type="float" office:value="211.488" calcext:value-type="float">
            <text:p>211.488</text:p>
          </table:table-cell>
          <table:table-cell office:value-type="string" calcext:value-type="string">
            <text:p>closed PwrHgh(3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8 00 20.015</text:p>
          </table:table-cell>
          <table:table-cell office:value-type="float" office:value="245.4" calcext:value-type="float">
            <text:p>245.4</text:p>
          </table:table-cell>
          <table:table-cell office:value-type="float" office:value="0.91" calcext:value-type="float">
            <text:p>0.91</text:p>
          </table:table-cell>
          <table:table-cell office:value-type="float" office:value="132.9" calcext:value-type="float">
            <text:p>132.9</text:p>
          </table:table-cell>
          <table:table-cell office:value-type="float" office:value="5689" calcext:value-type="float">
            <text:p>5689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211.6" calcext:value-type="float">
            <text:p>211.6</text:p>
          </table:table-cell>
          <table:table-cell office:value-type="float" office:value="191.81" calcext:value-type="float">
            <text:p>191.81</text:p>
          </table:table-cell>
          <table:table-cell office:value-type="float" office:value="133.99" calcext:value-type="float">
            <text:p>133.99</text:p>
          </table:table-cell>
          <table:table-cell office:value-type="float" office:value="211.96" calcext:value-type="float">
            <text:p>211.96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3.886" calcext:value-type="float">
            <text:p>193.886</text:p>
          </table:table-cell>
          <table:table-cell office:value-type="string" calcext:value-type="string">
            <text:p>closed PwrHgh(2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18 10 20.002</text:p>
          </table:table-cell>
          <table:table-cell office:value-type="float" office:value="247.4" calcext:value-type="float">
            <text:p>247.4</text:p>
          </table:table-cell>
          <table:table-cell office:value-type="float" office:value="0.12" calcext:value-type="float">
            <text:p>0.12</text:p>
          </table:table-cell>
          <table:table-cell office:value-type="float" office:value="18.1" calcext:value-type="float">
            <text:p>18.1</text:p>
          </table:table-cell>
          <table:table-cell office:value-type="float" office:value="5696" calcext:value-type="float">
            <text:p>5696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  <table:table-cell office:value-type="float" office:value="133.7" calcext:value-type="float">
            <text:p>133.7</text:p>
          </table:table-cell>
          <table:table-cell office:value-type="float" office:value="35.15" calcext:value-type="float">
            <text:p>35.15</text:p>
          </table:table-cell>
          <table:table-cell office:value-type="float" office:value="17.81" calcext:value-type="float">
            <text:p>17.81</text:p>
          </table:table-cell>
          <table:table-cell office:value-type="float" office:value="134.03" calcext:value-type="float">
            <text:p>134.03</text:p>
          </table:table-cell>
          <table:table-cell office:value-type="float" office:value="35.07" calcext:value-type="float">
            <text:p>35.07</text:p>
          </table:table-cell>
          <table:table-cell office:value-type="float" office:value="87.879" calcext:value-type="float">
            <text:p>87.879</text:p>
          </table:table-cell>
          <table:table-cell office:value-type="string" calcext:value-type="string">
            <text:p>closed PwrHgh(11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7 20 00 20.021</text:p>
          </table:table-cell>
          <table:table-cell office:value-type="float" office:value="241.9" calcext:value-type="float">
            <text:p>241.9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5730" calcext:value-type="float">
            <text:p>5730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9" calcext:value-type="float">
            <text:p>19</text:p>
          </table:table-cell>
          <table:table-cell office:value-type="float" office:value="18.44" calcext:value-type="float">
            <text:p>18.44</text:p>
          </table:table-cell>
          <table:table-cell office:value-type="float" office:value="19.18" calcext:value-type="float">
            <text:p>19.18</text:p>
          </table:table-cell>
          <table:table-cell office:value-type="float" office:value="19.21" calcext:value-type="float">
            <text:p>19.21</text:p>
          </table:table-cell>
          <table:table-cell office:value-type="float" office:value="18.12" calcext:value-type="float">
            <text:p>18.12</text:p>
          </table:table-cell>
          <table:table-cell office:value-type="float" office:value="18.528" calcext:value-type="float">
            <text:p>18.528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7 22 00 20.016</text:p>
          </table:table-cell>
          <table:table-cell office:value-type="float" office:value="248.1" calcext:value-type="float">
            <text:p>248.1</text:p>
          </table:table-cell>
          <table:table-cell office:value-type="float" office:value="0.12" calcext:value-type="float">
            <text:p>0.12</text:p>
          </table:table-cell>
          <table:table-cell office:value-type="float" office:value="18.7" calcext:value-type="float">
            <text:p>18.7</text:p>
          </table:table-cell>
          <table:table-cell office:value-type="float" office:value="5767" calcext:value-type="float">
            <text:p>5767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2.6" calcext:value-type="float">
            <text:p>22.6</text:p>
          </table:table-cell>
          <table:table-cell office:value-type="float" office:value="18.82" calcext:value-type="float">
            <text:p>18.82</text:p>
          </table:table-cell>
          <table:table-cell office:value-type="float" office:value="18.16" calcext:value-type="float">
            <text:p>18.16</text:p>
          </table:table-cell>
          <table:table-cell office:value-type="float" office:value="22.06" calcext:value-type="float">
            <text:p>22.06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15" calcext:value-type="float">
            <text:p>18.51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0 00 20.011</text:p>
          </table:table-cell>
          <table:table-cell office:value-type="float" office:value="248.1" calcext:value-type="float">
            <text:p>248.1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5805" calcext:value-type="float">
            <text:p>5805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18.52" calcext:value-type="float">
            <text:p>18.52</text:p>
          </table:table-cell>
          <table:table-cell office:value-type="float" office:value="17.86" calcext:value-type="float">
            <text:p>17.86</text:p>
          </table:table-cell>
          <table:table-cell office:value-type="float" office:value="19.34" calcext:value-type="float">
            <text:p>19.34</text:p>
          </table:table-cell>
          <table:table-cell office:value-type="float" office:value="18.18" calcext:value-type="float">
            <text:p>18.18</text:p>
          </table:table-cell>
          <table:table-cell office:value-type="float" office:value="18.463" calcext:value-type="float">
            <text:p>18.463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2 00 20.010</text:p>
          </table:table-cell>
          <table:table-cell office:value-type="float" office:value="248.5" calcext:value-type="float">
            <text:p>248.5</text:p>
          </table:table-cell>
          <table:table-cell office:value-type="float" office:value="0.12" calcext:value-type="float">
            <text:p>0.12</text:p>
          </table:table-cell>
          <table:table-cell office:value-type="float" office:value="18.5" calcext:value-type="float">
            <text:p>18.5</text:p>
          </table:table-cell>
          <table:table-cell office:value-type="float" office:value="5842" calcext:value-type="float">
            <text:p>5842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8.8" calcext:value-type="float">
            <text:p>18.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19" calcext:value-type="float">
            <text:p>18.19</text:p>
          </table:table-cell>
          <table:table-cell office:value-type="float" office:value="19.35" calcext:value-type="float">
            <text:p>19.35</text:p>
          </table:table-cell>
          <table:table-cell office:value-type="float" office:value="18.07" calcext:value-type="float">
            <text:p>18.07</text:p>
          </table:table-cell>
          <table:table-cell office:value-type="float" office:value="18.453" calcext:value-type="float">
            <text:p>18.453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4 00 20.021</text:p>
          </table:table-cell>
          <table:table-cell office:value-type="float" office:value="244.9" calcext:value-type="float">
            <text:p>244.9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5879" calcext:value-type="float">
            <text:p>5879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8" calcext:value-type="float">
            <text:p>18.38</text:p>
          </table:table-cell>
          <table:table-cell office:value-type="float" office:value="17.63" calcext:value-type="float">
            <text:p>17.63</text:p>
          </table:table-cell>
          <table:table-cell office:value-type="float" office:value="19.2" calcext:value-type="float">
            <text:p>19.2</text:p>
          </table:table-cell>
          <table:table-cell office:value-type="float" office:value="18.01" calcext:value-type="float">
            <text:p>18.01</text:p>
          </table:table-cell>
          <table:table-cell office:value-type="float" office:value="18.374" calcext:value-type="float">
            <text:p>18.37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6 00 20.015</text:p>
          </table:table-cell>
          <table:table-cell office:value-type="float" office:value="246.6" calcext:value-type="float">
            <text:p>246.6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5916" calcext:value-type="float">
            <text:p>5916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9" calcext:value-type="float">
            <text:p>18.39</text:p>
          </table:table-cell>
          <table:table-cell office:value-type="float" office:value="17.76" calcext:value-type="float">
            <text:p>17.76</text:p>
          </table:table-cell>
          <table:table-cell office:value-type="float" office:value="19.33" calcext:value-type="float">
            <text:p>19.33</text:p>
          </table:table-cell>
          <table:table-cell office:value-type="float" office:value="17.95" calcext:value-type="float">
            <text:p>17.95</text:p>
          </table:table-cell>
          <table:table-cell office:value-type="float" office:value="18.361" calcext:value-type="float">
            <text:p>18.3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8 00 19.993</text:p>
          </table:table-cell>
          <table:table-cell office:value-type="float" office:value="247.3" calcext:value-type="float">
            <text:p>247.3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5953" calcext:value-type="float">
            <text:p>595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41" calcext:value-type="float">
            <text:p>18.41</text:p>
          </table:table-cell>
          <table:table-cell office:value-type="float" office:value="17.81" calcext:value-type="float">
            <text:p>17.81</text:p>
          </table:table-cell>
          <table:table-cell office:value-type="float" office:value="19.39" calcext:value-type="float">
            <text:p>19.39</text:p>
          </table:table-cell>
          <table:table-cell office:value-type="float" office:value="18.29" calcext:value-type="float">
            <text:p>18.29</text:p>
          </table:table-cell>
          <table:table-cell office:value-type="float" office:value="18.309" calcext:value-type="float">
            <text:p>18.30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03 50.015</text:p>
          </table:table-cell>
          <table:table-cell office:value-type="float" office:value="239.5" calcext:value-type="float">
            <text:p>239.5</text:p>
          </table:table-cell>
          <table:table-cell office:value-type="float" office:value="0.93" calcext:value-type="float">
            <text:p>0.93</text:p>
          </table:table-cell>
          <table:table-cell office:value-type="float" office:value="131.3" calcext:value-type="float">
            <text:p>131.3</text:p>
          </table:table-cell>
          <table:table-cell office:value-type="float" office:value="5978" calcext:value-type="float">
            <text:p>5978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3.2" calcext:value-type="float">
            <text:p>133.2</text:p>
          </table:table-cell>
          <table:table-cell office:value-type="float" office:value="24.61" calcext:value-type="float">
            <text:p>24.61</text:p>
          </table:table-cell>
          <table:table-cell office:value-type="float" office:value="131.41" calcext:value-type="float">
            <text:p>131.41</text:p>
          </table:table-cell>
          <table:table-cell office:value-type="float" office:value="133.25" calcext:value-type="float">
            <text:p>133.25</text:p>
          </table:table-cell>
          <table:table-cell office:value-type="float" office:value="24.33" calcext:value-type="float">
            <text:p>24.33</text:p>
          </table:table-cell>
          <table:table-cell office:value-type="float" office:value="52.649" calcext:value-type="float">
            <text:p>52.6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13 50.008</text:p>
          </table:table-cell>
          <table:table-cell office:value-type="float" office:value="241.7" calcext:value-type="float">
            <text:p>241.7</text:p>
          </table:table-cell>
          <table:table-cell office:value-type="float" office:value="0.95" calcext:value-type="float">
            <text:p>0.95</text:p>
          </table:table-cell>
          <table:table-cell office:value-type="float" office:value="134.7" calcext:value-type="float">
            <text:p>134.7</text:p>
          </table:table-cell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7.5" calcext:value-type="float">
            <text:p>137.5</text:p>
          </table:table-cell>
          <table:table-cell office:value-type="float" office:value="135.57" calcext:value-type="float">
            <text:p>135.57</text:p>
          </table:table-cell>
          <table:table-cell office:value-type="float" office:value="135.47" calcext:value-type="float">
            <text:p>135.47</text:p>
          </table:table-cell>
          <table:table-cell office:value-type="float" office:value="136.95" calcext:value-type="float">
            <text:p>136.95</text:p>
          </table:table-cell>
          <table:table-cell office:value-type="float" office:value="135.49" calcext:value-type="float">
            <text:p>135.49</text:p>
          </table:table-cell>
          <table:table-cell office:value-type="float" office:value="105.759" calcext:value-type="float">
            <text:p>105.75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23 50.010</text:p>
          </table:table-cell>
          <table:table-cell office:value-type="float" office:value="239.6" calcext:value-type="float">
            <text:p>239.6</text:p>
          </table:table-cell>
          <table:table-cell office:value-type="float" office:value="0.96" calcext:value-type="float">
            <text:p>0.96</text:p>
          </table:table-cell>
          <table:table-cell office:value-type="float" office:value="137.8" calcext:value-type="float">
            <text:p>137.8</text:p>
          </table:table-cell>
          <table:table-cell office:value-type="float" office:value="6045" calcext:value-type="float">
            <text:p>6045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331.3" calcext:value-type="float">
            <text:p>1331.3</text:p>
          </table:table-cell>
          <table:table-cell office:value-type="float" office:value="306.73" calcext:value-type="float">
            <text:p>306.73</text:p>
          </table:table-cell>
          <table:table-cell office:value-type="float" office:value="138.01" calcext:value-type="float">
            <text:p>138.01</text:p>
          </table:table-cell>
          <table:table-cell office:value-type="float" office:value="1334.57" calcext:value-type="float">
            <text:p>1334.57</text:p>
          </table:table-cell>
          <table:table-cell office:value-type="float" office:value="306.6" calcext:value-type="float">
            <text:p>306.6</text:p>
          </table:table-cell>
          <table:table-cell office:value-type="float" office:value="264.578" calcext:value-type="float">
            <text:p>264.57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33 50.007</text:p>
          </table:table-cell>
          <table:table-cell office:value-type="float" office:value="240.9" calcext:value-type="float">
            <text:p>240.9</text:p>
          </table:table-cell>
          <table:table-cell office:value-type="float" office:value="0.94" calcext:value-type="float">
            <text:p>0.94</text:p>
          </table:table-cell>
          <table:table-cell office:value-type="float" office:value="137.2" calcext:value-type="float">
            <text:p>137.2</text:p>
          </table:table-cell>
          <table:table-cell office:value-type="float" office:value="6068" calcext:value-type="float">
            <text:p>6068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37.7" calcext:value-type="float">
            <text:p>137.7</text:p>
          </table:table-cell>
          <table:table-cell office:value-type="float" office:value="137.29" calcext:value-type="float">
            <text:p>137.29</text:p>
          </table:table-cell>
          <table:table-cell office:value-type="float" office:value="135.87" calcext:value-type="float">
            <text:p>135.87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6.64" calcext:value-type="float">
            <text:p>136.64</text:p>
          </table:table-cell>
          <table:table-cell office:value-type="float" office:value="182.924" calcext:value-type="float">
            <text:p>182.9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43 50.005</text:p>
          </table:table-cell>
          <table:table-cell office:value-type="float" office:value="239.9" calcext:value-type="float">
            <text:p>239.9</text:p>
          </table:table-cell>
          <table:table-cell office:value-type="float" office:value="0.94" calcext:value-type="float">
            <text:p>0.94</text:p>
          </table:table-cell>
          <table:table-cell office:value-type="float" office:value="136.7" calcext:value-type="float">
            <text:p>136.7</text:p>
          </table:table-cell>
          <table:table-cell office:value-type="float" office:value="6091" calcext:value-type="float">
            <text:p>6091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7.5" calcext:value-type="float">
            <text:p>137.5</text:p>
          </table:table-cell>
          <table:table-cell office:value-type="float" office:value="136.85" calcext:value-type="float">
            <text:p>136.85</text:p>
          </table:table-cell>
          <table:table-cell office:value-type="float" office:value="137.56" calcext:value-type="float">
            <text:p>137.56</text:p>
          </table:table-cell>
          <table:table-cell office:value-type="float" office:value="138.76" calcext:value-type="float">
            <text:p>138.76</text:p>
          </table:table-cell>
          <table:table-cell office:value-type="float" office:value="136.62" calcext:value-type="float">
            <text:p>136.62</text:p>
          </table:table-cell>
          <table:table-cell office:value-type="float" office:value="153.321" calcext:value-type="float">
            <text:p>153.32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09 53 49.998</text:p>
          </table:table-cell>
          <table:table-cell office:value-type="float" office:value="240.5" calcext:value-type="float">
            <text:p>240.5</text:p>
          </table:table-cell>
          <table:table-cell office:value-type="float" office:value="0.93" calcext:value-type="float">
            <text:p>0.93</text:p>
          </table:table-cell>
          <table:table-cell office:value-type="float" office:value="136.3" calcext:value-type="float">
            <text:p>136.3</text:p>
          </table:table-cell>
          <table:table-cell office:value-type="float" office:value="6114" calcext:value-type="float">
            <text:p>6114</text:p>
          </table:table-cell>
          <table:table-cell office:value-type="float" office:value="49.8" calcext:value-type="float">
            <text:p>49.8</text:p>
          </table:table-cell>
          <table:table-cell office:value-type="float" office:value="0.61" calcext:value-type="float">
            <text:p>0.61</text:p>
          </table:table-cell>
          <table:table-cell office:value-type="float" office:value="136.9" calcext:value-type="float">
            <text:p>136.9</text:p>
          </table:table-cell>
          <table:table-cell office:value-type="float" office:value="136.5" calcext:value-type="float">
            <text:p>136.5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7" calcext:value-type="float">
            <text:p>137</text:p>
          </table:table-cell>
          <table:table-cell office:value-type="float" office:value="142.528" calcext:value-type="float">
            <text:p>142.5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00 20.015</text:p>
          </table:table-cell>
          <table:table-cell office:value-type="float" office:value="243.3" calcext:value-type="float">
            <text:p>243.3</text:p>
          </table:table-cell>
          <table:table-cell office:value-type="float" office:value="0.92" calcext:value-type="float">
            <text:p>0.92</text:p>
          </table:table-cell>
          <table:table-cell office:value-type="float" office:value="136.5" calcext:value-type="float">
            <text:p>136.5</text:p>
          </table:table-cell>
          <table:table-cell office:value-type="float" office:value="6169" calcext:value-type="float">
            <text:p>6169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615.2" calcext:value-type="float">
            <text:p>2615.2</text:p>
          </table:table-cell>
          <table:table-cell office:value-type="float" office:value="517.01" calcext:value-type="float">
            <text:p>517.01</text:p>
          </table:table-cell>
          <table:table-cell office:value-type="float" office:value="136.54" calcext:value-type="float">
            <text:p>136.54</text:p>
          </table:table-cell>
          <table:table-cell office:value-type="float" office:value="2624.43" calcext:value-type="float">
            <text:p>2624.43</text:p>
          </table:table-cell>
          <table:table-cell office:value-type="float" office:value="518.91" calcext:value-type="float">
            <text:p>518.91</text:p>
          </table:table-cell>
          <table:table-cell office:value-type="float" office:value="331.249" calcext:value-type="float">
            <text:p>331.2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10 20.010</text:p>
          </table:table-cell>
          <table:table-cell office:value-type="float" office:value="242.8" calcext:value-type="float">
            <text:p>242.8</text:p>
          </table:table-cell>
          <table:table-cell office:value-type="float" office:value="0.92" calcext:value-type="float">
            <text:p>0.92</text:p>
          </table:table-cell>
          <table:table-cell office:value-type="float" office:value="134.7" calcext:value-type="float">
            <text:p>134.7</text:p>
          </table:table-cell>
          <table:table-cell office:value-type="float" office:value="6192" calcext:value-type="float">
            <text:p>6192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6.6" calcext:value-type="float">
            <text:p>136.6</text:p>
          </table:table-cell>
          <table:table-cell office:value-type="float" office:value="135.53" calcext:value-type="float">
            <text:p>135.53</text:p>
          </table:table-cell>
          <table:table-cell office:value-type="float" office:value="134.03" calcext:value-type="float">
            <text:p>134.03</text:p>
          </table:table-cell>
          <table:table-cell office:value-type="float" office:value="138.02" calcext:value-type="float">
            <text:p>138.02</text:p>
          </table:table-cell>
          <table:table-cell office:value-type="float" office:value="135.75" calcext:value-type="float">
            <text:p>135.75</text:p>
          </table:table-cell>
          <table:table-cell office:value-type="float" office:value="205.531" calcext:value-type="float">
            <text:p>205.53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20 20.015</text:p>
          </table:table-cell>
          <table:table-cell office:value-type="float" office:value="242.4" calcext:value-type="float">
            <text:p>242.4</text:p>
          </table:table-cell>
          <table:table-cell office:value-type="float" office:value="1.44" calcext:value-type="float">
            <text:p>1.44</text:p>
          </table:table-cell>
          <table:table-cell office:value-type="float" office:value="227.9" calcext:value-type="float">
            <text:p>227.9</text:p>
          </table:table-cell>
          <table:table-cell office:value-type="float" office:value="6225" calcext:value-type="float">
            <text:p>6225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481" calcext:value-type="float">
            <text:p>481</text:p>
          </table:table-cell>
          <table:table-cell office:value-type="float" office:value="200.04" calcext:value-type="float">
            <text:p>200.04</text:p>
          </table:table-cell>
          <table:table-cell office:value-type="float" office:value="226.89" calcext:value-type="float">
            <text:p>226.89</text:p>
          </table:table-cell>
          <table:table-cell office:value-type="float" office:value="479.66" calcext:value-type="float">
            <text:p>479.66</text:p>
          </table:table-cell>
          <table:table-cell office:value-type="float" office:value="199.84" calcext:value-type="float">
            <text:p>199.84</text:p>
          </table:table-cell>
          <table:table-cell office:value-type="float" office:value="211.177" calcext:value-type="float">
            <text:p>211.1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30 20.007</text:p>
          </table:table-cell>
          <table:table-cell office:value-type="float" office:value="243.2" calcext:value-type="float">
            <text:p>243.2</text:p>
          </table:table-cell>
          <table:table-cell office:value-type="float" office:value="1.32" calcext:value-type="float">
            <text:p>1.32</text:p>
          </table:table-cell>
          <table:table-cell office:value-type="float" office:value="210.5" calcext:value-type="float">
            <text:p>210.5</text:p>
          </table:table-cell>
          <table:table-cell office:value-type="float" office:value="6275" calcext:value-type="float">
            <text:p>6275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550.2" calcext:value-type="float">
            <text:p>550.2</text:p>
          </table:table-cell>
          <table:table-cell office:value-type="float" office:value="299.09" calcext:value-type="float">
            <text:p>299.09</text:p>
          </table:table-cell>
          <table:table-cell office:value-type="float" office:value="208.67" calcext:value-type="float">
            <text:p>208.67</text:p>
          </table:table-cell>
          <table:table-cell office:value-type="float" office:value="550.67" calcext:value-type="float">
            <text:p>550.67</text:p>
          </table:table-cell>
          <table:table-cell office:value-type="float" office:value="299.54" calcext:value-type="float">
            <text:p>299.54</text:p>
          </table:table-cell>
          <table:table-cell office:value-type="float" office:value="284.652" calcext:value-type="float">
            <text:p>284.65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40 20.020</text:p>
          </table:table-cell>
          <table:table-cell office:value-type="float" office:value="242.8" calcext:value-type="float">
            <text:p>242.8</text:p>
          </table:table-cell>
          <table:table-cell office:value-type="float" office:value="1.32" calcext:value-type="float">
            <text:p>1.32</text:p>
          </table:table-cell>
          <table:table-cell office:value-type="float" office:value="208.5" calcext:value-type="float">
            <text:p>208.5</text:p>
          </table:table-cell>
          <table:table-cell office:value-type="float" office:value="6318" calcext:value-type="float">
            <text:p>6318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557.7" calcext:value-type="float">
            <text:p>557.7</text:p>
          </table:table-cell>
          <table:table-cell office:value-type="float" office:value="248.81" calcext:value-type="float">
            <text:p>248.81</text:p>
          </table:table-cell>
          <table:table-cell office:value-type="float" office:value="208.32" calcext:value-type="float">
            <text:p>208.32</text:p>
          </table:table-cell>
          <table:table-cell office:value-type="float" office:value="556.93" calcext:value-type="float">
            <text:p>556.93</text:p>
          </table:table-cell>
          <table:table-cell office:value-type="float" office:value="248.47" calcext:value-type="float">
            <text:p>248.47</text:p>
          </table:table-cell>
          <table:table-cell office:value-type="float" office:value="262.489" calcext:value-type="float">
            <text:p>262.48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0 50 20.018</text:p>
          </table:table-cell>
          <table:table-cell office:value-type="float" office:value="243.2" calcext:value-type="float">
            <text:p>243.2</text:p>
          </table:table-cell>
          <table:table-cell office:value-type="float" office:value="8.59" calcext:value-type="float">
            <text:p>8.59</text:p>
          </table:table-cell>
          <table:table-cell office:value-type="float" office:value="1992.8" calcext:value-type="float">
            <text:p>1992.8</text:p>
          </table:table-cell>
          <table:table-cell office:value-type="float" office:value="6474" calcext:value-type="float">
            <text:p>6474</text:p>
          </table:table-cell>
          <table:table-cell office:value-type="float" office:value="49.9" calcext:value-type="float">
            <text:p>49.9</text:p>
          </table:table-cell>
          <table:table-cell office:value-type="float" office:value="0.95" calcext:value-type="float">
            <text:p>0.95</text:p>
          </table:table-cell>
          <table:table-cell office:value-type="float" office:value="2373.9" calcext:value-type="float">
            <text:p>2373.9</text:p>
          </table:table-cell>
          <table:table-cell office:value-type="float" office:value="958.38" calcext:value-type="float">
            <text:p>958.38</text:p>
          </table:table-cell>
          <table:table-cell office:value-type="float" office:value="1984.63" calcext:value-type="float">
            <text:p>1984.63</text:p>
          </table:table-cell>
          <table:table-cell office:value-type="float" office:value="2367.88" calcext:value-type="float">
            <text:p>2367.88</text:p>
          </table:table-cell>
          <table:table-cell office:value-type="float" office:value="955.26" calcext:value-type="float">
            <text:p>955.26</text:p>
          </table:table-cell>
          <table:table-cell office:value-type="float" office:value="631.776" calcext:value-type="float">
            <text:p>631.7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00 20.022</text:p>
          </table:table-cell>
          <table:table-cell office:value-type="float" office:value="243.5" calcext:value-type="float">
            <text:p>243.5</text:p>
          </table:table-cell>
          <table:table-cell office:value-type="float" office:value="1.32" calcext:value-type="float">
            <text:p>1.32</text:p>
          </table:table-cell>
          <table:table-cell office:value-type="float" office:value="208.6" calcext:value-type="float">
            <text:p>208.6</text:p>
          </table:table-cell>
          <table:table-cell office:value-type="float" office:value="6598" calcext:value-type="float">
            <text:p>659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410.6" calcext:value-type="float">
            <text:p>2410.6</text:p>
          </table:table-cell>
          <table:table-cell office:value-type="float" office:value="748.61" calcext:value-type="float">
            <text:p>748.61</text:p>
          </table:table-cell>
          <table:table-cell office:value-type="float" office:value="208.92" calcext:value-type="float">
            <text:p>208.92</text:p>
          </table:table-cell>
          <table:table-cell office:value-type="float" office:value="2401.74" calcext:value-type="float">
            <text:p>2401.74</text:p>
          </table:table-cell>
          <table:table-cell office:value-type="float" office:value="746.08" calcext:value-type="float">
            <text:p>746.08</text:p>
          </table:table-cell>
          <table:table-cell office:value-type="float" office:value="601.968" calcext:value-type="float">
            <text:p>601.96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10 20.007</text:p>
          </table:table-cell>
          <table:table-cell office:value-type="float" office:value="244" calcext:value-type="float">
            <text:p>244</text:p>
          </table:table-cell>
          <table:table-cell office:value-type="float" office:value="1.32" calcext:value-type="float">
            <text:p>1.32</text:p>
          </table:table-cell>
          <table:table-cell office:value-type="float" office:value="209.5" calcext:value-type="float">
            <text:p>209.5</text:p>
          </table:table-cell>
          <table:table-cell office:value-type="float" office:value="6662" calcext:value-type="float">
            <text:p>6662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378.3" calcext:value-type="float">
            <text:p>2378.3</text:p>
          </table:table-cell>
          <table:table-cell office:value-type="float" office:value="425.49" calcext:value-type="float">
            <text:p>425.49</text:p>
          </table:table-cell>
          <table:table-cell office:value-type="float" office:value="209.35" calcext:value-type="float">
            <text:p>209.35</text:p>
          </table:table-cell>
          <table:table-cell office:value-type="float" office:value="2369.76" calcext:value-type="float">
            <text:p>2369.76</text:p>
          </table:table-cell>
          <table:table-cell office:value-type="float" office:value="423.93" calcext:value-type="float">
            <text:p>423.93</text:p>
          </table:table-cell>
          <table:table-cell office:value-type="float" office:value="438.288" calcext:value-type="float">
            <text:p>438.2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20 20.016</text:p>
          </table:table-cell>
          <table:table-cell office:value-type="float" office:value="241.7" calcext:value-type="float">
            <text:p>241.7</text:p>
          </table:table-cell>
          <table:table-cell office:value-type="float" office:value="1.5" calcext:value-type="float">
            <text:p>1.5</text:p>
          </table:table-cell>
          <table:table-cell office:value-type="float" office:value="243.1" calcext:value-type="float">
            <text:p>243.1</text:p>
          </table:table-cell>
          <table:table-cell office:value-type="float" office:value="6697" calcext:value-type="float">
            <text:p>6697</text:p>
          </table:table-cell>
          <table:table-cell office:value-type="float" office:value="49.9" calcext:value-type="float">
            <text:p>49.9</text:p>
          </table:table-cell>
          <table:table-cell office:value-type="float" office:value="0.67" calcext:value-type="float">
            <text:p>0.67</text:p>
          </table:table-cell>
          <table:table-cell office:value-type="float" office:value="243.1" calcext:value-type="float">
            <text:p>243.1</text:p>
          </table:table-cell>
          <table:table-cell office:value-type="float" office:value="211.19" calcext:value-type="float">
            <text:p>211.19</text:p>
          </table:table-cell>
          <table:table-cell table:number-columns-repeated="2" office:value-type="float" office:value="242.91" calcext:value-type="float">
            <text:p>242.91</text:p>
          </table:table-cell>
          <table:table-cell office:value-type="float" office:value="210.44" calcext:value-type="float">
            <text:p>210.44</text:p>
          </table:table-cell>
          <table:table-cell office:value-type="float" office:value="293.008" calcext:value-type="float">
            <text:p>293.00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30 20.019</text:p>
          </table:table-cell>
          <table:table-cell office:value-type="float" office:value="244" calcext:value-type="float">
            <text:p>244</text:p>
          </table:table-cell>
          <table:table-cell office:value-type="float" office:value="2.74" calcext:value-type="float">
            <text:p>2.74</text:p>
          </table:table-cell>
          <table:table-cell office:value-type="float" office:value="538.3" calcext:value-type="float">
            <text:p>538.3</text:p>
          </table:table-cell>
          <table:table-cell office:value-type="float" office:value="6787" calcext:value-type="float">
            <text:p>6787</text:p>
          </table:table-cell>
          <table:table-cell office:value-type="float" office:value="49.9" calcext:value-type="float">
            <text:p>49.9</text:p>
          </table:table-cell>
          <table:table-cell office:value-type="float" office:value="0.81" calcext:value-type="float">
            <text:p>0.81</text:p>
          </table:table-cell>
          <table:table-cell office:value-type="float" office:value="2762.8" calcext:value-type="float">
            <text:p>2762.8</text:p>
          </table:table-cell>
          <table:table-cell office:value-type="float" office:value="531.73" calcext:value-type="float">
            <text:p>531.73</text:p>
          </table:table-cell>
          <table:table-cell office:value-type="float" office:value="541.53" calcext:value-type="float">
            <text:p>541.53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531.04" calcext:value-type="float">
            <text:p>531.04</text:p>
          </table:table-cell>
          <table:table-cell office:value-type="float" office:value="434.643" calcext:value-type="float">
            <text:p>434.64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40 20.015</text:p>
          </table:table-cell>
          <table:table-cell office:value-type="float" office:value="239.7" calcext:value-type="float">
            <text:p>239.7</text:p>
          </table:table-cell>
          <table:table-cell office:value-type="float" office:value="1.55" calcext:value-type="float">
            <text:p>1.55</text:p>
          </table:table-cell>
          <table:table-cell office:value-type="float" office:value="268.2" calcext:value-type="float">
            <text:p>268.2</text:p>
          </table:table-cell>
          <table:table-cell office:value-type="float" office:value="6870" calcext:value-type="float">
            <text:p>6870</text:p>
          </table:table-cell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  <table:table-cell office:value-type="float" office:value="869.5" calcext:value-type="float">
            <text:p>869.5</text:p>
          </table:table-cell>
          <table:table-cell office:value-type="float" office:value="484.98" calcext:value-type="float">
            <text:p>484.98</text:p>
          </table:table-cell>
          <table:table-cell office:value-type="float" office:value="267.51" calcext:value-type="float">
            <text:p>267.51</text:p>
          </table:table-cell>
          <table:table-cell office:value-type="float" office:value="863.71" calcext:value-type="float">
            <text:p>863.71</text:p>
          </table:table-cell>
          <table:table-cell office:value-type="float" office:value="484.91" calcext:value-type="float">
            <text:p>484.91</text:p>
          </table:table-cell>
          <table:table-cell office:value-type="float" office:value="457.05" calcext:value-type="float">
            <text:p>457.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1 50 20.013</text:p>
          </table:table-cell>
          <table:table-cell office:value-type="float" office:value="242.8" calcext:value-type="float">
            <text:p>242.8</text:p>
          </table:table-cell>
          <table:table-cell office:value-type="float" office:value="2.46" calcext:value-type="float">
            <text:p>2.46</text:p>
          </table:table-cell>
          <table:table-cell office:value-type="float" office:value="523" calcext:value-type="float">
            <text:p>523</text:p>
          </table:table-cell>
          <table:table-cell office:value-type="float" office:value="6928" calcext:value-type="float">
            <text:p>6928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592.6" calcext:value-type="float">
            <text:p>592.6</text:p>
          </table:table-cell>
          <table:table-cell office:value-type="float" office:value="352.93" calcext:value-type="float">
            <text:p>352.93</text:p>
          </table:table-cell>
          <table:table-cell office:value-type="float" office:value="525.61" calcext:value-type="float">
            <text:p>525.61</text:p>
          </table:table-cell>
          <table:table-cell office:value-type="float" office:value="588.54" calcext:value-type="float">
            <text:p>588.54</text:p>
          </table:table-cell>
          <table:table-cell office:value-type="float" office:value="352.41" calcext:value-type="float">
            <text:p>352.41</text:p>
          </table:table-cell>
          <table:table-cell office:value-type="float" office:value="386.821" calcext:value-type="float">
            <text:p>386.82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00 19.998</text:p>
          </table:table-cell>
          <table:table-cell office:value-type="float" office:value="242.2" calcext:value-type="float">
            <text:p>242.2</text:p>
          </table:table-cell>
          <table:table-cell office:value-type="float" office:value="1.41" calcext:value-type="float">
            <text:p>1.41</text:p>
          </table:table-cell>
          <table:table-cell office:value-type="float" office:value="228.5" calcext:value-type="float">
            <text:p>228.5</text:p>
          </table:table-cell>
          <table:table-cell office:value-type="float" office:value="6995" calcext:value-type="float">
            <text:p>699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809.6" calcext:value-type="float">
            <text:p>809.6</text:p>
          </table:table-cell>
          <table:table-cell office:value-type="float" office:value="397.28" calcext:value-type="float">
            <text:p>397.28</text:p>
          </table:table-cell>
          <table:table-cell office:value-type="float" office:value="228.81" calcext:value-type="float">
            <text:p>228.81</text:p>
          </table:table-cell>
          <table:table-cell office:value-type="float" office:value="806.64" calcext:value-type="float">
            <text:p>806.64</text:p>
          </table:table-cell>
          <table:table-cell office:value-type="float" office:value="397.4" calcext:value-type="float">
            <text:p>397.4</text:p>
          </table:table-cell>
          <table:table-cell office:value-type="float" office:value="395.857" calcext:value-type="float">
            <text:p>395.85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10 20.014</text:p>
          </table:table-cell>
          <table:table-cell office:value-type="float" office:value="241.1" calcext:value-type="float">
            <text:p>241.1</text:p>
          </table:table-cell>
          <table:table-cell office:value-type="float" office:value="1.41" calcext:value-type="float">
            <text:p>1.41</text:p>
          </table:table-cell>
          <table:table-cell office:value-type="float" office:value="231.7" calcext:value-type="float">
            <text:p>231.7</text:p>
          </table:table-cell>
          <table:table-cell office:value-type="float" office:value="7097" calcext:value-type="float">
            <text:p>7097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office:value-type="float" office:value="3546.8" calcext:value-type="float">
            <text:p>3546.8</text:p>
          </table:table-cell>
          <table:table-cell office:value-type="float" office:value="563.65" calcext:value-type="float">
            <text:p>563.65</text:p>
          </table:table-cell>
          <table:table-cell office:value-type="float" office:value="231.17" calcext:value-type="float">
            <text:p>231.17</text:p>
          </table:table-cell>
          <table:table-cell office:value-type="float" office:value="3552.93" calcext:value-type="float">
            <text:p>3552.93</text:p>
          </table:table-cell>
          <table:table-cell office:value-type="float" office:value="563.49" calcext:value-type="float">
            <text:p>563.49</text:p>
          </table:table-cell>
          <table:table-cell office:value-type="float" office:value="578.318" calcext:value-type="float">
            <text:p>578.3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20 20.015</text:p>
          </table:table-cell>
          <table:table-cell office:value-type="float" office:value="243.6" calcext:value-type="float">
            <text:p>243.6</text:p>
          </table:table-cell>
          <table:table-cell office:value-type="float" office:value="2.34" calcext:value-type="float">
            <text:p>2.34</text:p>
          </table:table-cell>
          <table:table-cell office:value-type="float" office:value="522.9" calcext:value-type="float">
            <text:p>522.9</text:p>
          </table:table-cell>
          <table:table-cell office:value-type="float" office:value="7185" calcext:value-type="float">
            <text:p>7185</text:p>
          </table:table-cell>
          <table:table-cell office:value-type="float" office:value="50" calcext:value-type="float">
            <text:p>50</text:p>
          </table:table-cell>
          <table:table-cell office:value-type="float" office:value="0.92" calcext:value-type="float">
            <text:p>0.92</text:p>
          </table:table-cell>
          <table:table-cell office:value-type="float" office:value="3312.2" calcext:value-type="float">
            <text:p>3312.2</text:p>
          </table:table-cell>
          <table:table-cell office:value-type="float" office:value="519.24" calcext:value-type="float">
            <text:p>519.24</text:p>
          </table:table-cell>
          <table:table-cell office:value-type="float" office:value="524.42" calcext:value-type="float">
            <text:p>524.42</text:p>
          </table:table-cell>
          <table:table-cell office:value-type="float" office:value="3314.02" calcext:value-type="float">
            <text:p>3314.02</text:p>
          </table:table-cell>
          <table:table-cell office:value-type="float" office:value="519.28" calcext:value-type="float">
            <text:p>519.28</text:p>
          </table:table-cell>
          <table:table-cell office:value-type="float" office:value="598.736" calcext:value-type="float">
            <text:p>598.73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30 20.014</text:p>
          </table:table-cell>
          <table:table-cell office:value-type="float" office:value="240.5" calcext:value-type="float">
            <text:p>240.5</text:p>
          </table:table-cell>
          <table:table-cell office:value-type="float" office:value="2.14" calcext:value-type="float">
            <text:p>2.14</text:p>
          </table:table-cell>
          <table:table-cell office:value-type="float" office:value="450" calcext:value-type="float">
            <text:p>450</text:p>
          </table:table-cell>
          <table:table-cell office:value-type="float" office:value="7356" calcext:value-type="float">
            <text:p>7356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2130.1" calcext:value-type="float">
            <text:p>2130.1</text:p>
          </table:table-cell>
          <table:table-cell office:value-type="float" office:value="901.76" calcext:value-type="float">
            <text:p>901.76</text:p>
          </table:table-cell>
          <table:table-cell office:value-type="float" office:value="447.76" calcext:value-type="float">
            <text:p>447.76</text:p>
          </table:table-cell>
          <table:table-cell office:value-type="float" office:value="2131.15" calcext:value-type="float">
            <text:p>2131.15</text:p>
          </table:table-cell>
          <table:table-cell office:value-type="float" office:value="902.83" calcext:value-type="float">
            <text:p>902.83</text:p>
          </table:table-cell>
          <table:table-cell office:value-type="float" office:value="774.464" calcext:value-type="float">
            <text:p>774.4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40 20.002</text:p>
          </table:table-cell>
          <table:table-cell office:value-type="float" office:value="241.5" calcext:value-type="float">
            <text:p>241.5</text:p>
          </table:table-cell>
          <table:table-cell office:value-type="float" office:value="7.42" calcext:value-type="float">
            <text:p>7.42</text:p>
          </table:table-cell>
          <table:table-cell office:value-type="float" office:value="1749.1" calcext:value-type="float">
            <text:p>1749.1</text:p>
          </table:table-cell>
          <table:table-cell office:value-type="float" office:value="7432" calcext:value-type="float">
            <text:p>7432</text:p>
          </table:table-cell>
          <table:table-cell office:value-type="float" office:value="50" calcext:value-type="float">
            <text:p>50</text:p>
          </table:table-cell>
          <table:table-cell office:value-type="float" office:value="0.98" calcext:value-type="float">
            <text:p>0.98</text:p>
          </table:table-cell>
          <table:table-cell office:value-type="float" office:value="1749.1" calcext:value-type="float">
            <text:p>1749.1</text:p>
          </table:table-cell>
          <table:table-cell office:value-type="float" office:value="489.42" calcext:value-type="float">
            <text:p>489.42</text:p>
          </table:table-cell>
          <table:table-cell table:number-columns-repeated="2" office:value-type="float" office:value="1756.09" calcext:value-type="float">
            <text:p>1756.09</text:p>
          </table:table-cell>
          <table:table-cell office:value-type="float" office:value="490.09" calcext:value-type="float">
            <text:p>490.09</text:p>
          </table:table-cell>
          <table:table-cell office:value-type="float" office:value="627.742" calcext:value-type="float">
            <text:p>627.7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2 50 20.007</text:p>
          </table:table-cell>
          <table:table-cell office:value-type="float" office:value="241.9" calcext:value-type="float">
            <text:p>241.9</text:p>
          </table:table-cell>
          <table:table-cell office:value-type="float" office:value="1.41" calcext:value-type="float">
            <text:p>1.41</text:p>
          </table:table-cell>
          <table:table-cell office:value-type="float" office:value="230.2" calcext:value-type="float">
            <text:p>230.2</text:p>
          </table:table-cell>
          <table:table-cell office:value-type="float" office:value="7482" calcext:value-type="float">
            <text:p>7482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475.5" calcext:value-type="float">
            <text:p>475.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31.93" calcext:value-type="float">
            <text:p>231.93</text:p>
          </table:table-cell>
          <table:table-cell office:value-type="float" office:value="473.94" calcext:value-type="float">
            <text:p>473.94</text:p>
          </table:table-cell>
          <table:table-cell office:value-type="float" office:value="277.31" calcext:value-type="float">
            <text:p>277.31</text:p>
          </table:table-cell>
          <table:table-cell office:value-type="float" office:value="392.065" calcext:value-type="float">
            <text:p>392.06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00 20.001</text:p>
          </table:table-cell>
          <table:table-cell office:value-type="float" office:value="244.1" calcext:value-type="float">
            <text:p>244.1</text:p>
          </table:table-cell>
          <table:table-cell office:value-type="float" office:value="1.39" calcext:value-type="float">
            <text:p>1.39</text:p>
          </table:table-cell>
          <table:table-cell office:value-type="float" office:value="230.7" calcext:value-type="float">
            <text:p>230.7</text:p>
          </table:table-cell>
          <table:table-cell office:value-type="float" office:value="7548" calcext:value-type="float">
            <text:p>7548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3016.6" calcext:value-type="float">
            <text:p>3016.6</text:p>
          </table:table-cell>
          <table:table-cell office:value-type="float" office:value="468.93" calcext:value-type="float">
            <text:p>468.93</text:p>
          </table:table-cell>
          <table:table-cell office:value-type="float" office:value="230.72" calcext:value-type="float">
            <text:p>230.72</text:p>
          </table:table-cell>
          <table:table-cell office:value-type="float" office:value="3009.4" calcext:value-type="float">
            <text:p>3009.4</text:p>
          </table:table-cell>
          <table:table-cell office:value-type="float" office:value="468.31" calcext:value-type="float">
            <text:p>468.31</text:p>
          </table:table-cell>
          <table:table-cell office:value-type="float" office:value="413.581" calcext:value-type="float">
            <text:p>413.58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10 19.998</text:p>
          </table:table-cell>
          <table:table-cell office:value-type="float" office:value="241" calcext:value-type="float">
            <text:p>241</text:p>
          </table:table-cell>
          <table:table-cell office:value-type="float" office:value="9.92" calcext:value-type="float">
            <text:p>9.92</text:p>
          </table:table-cell>
          <table:table-cell office:value-type="float" office:value="2377.1" calcext:value-type="float">
            <text:p>2377.1</text:p>
          </table:table-cell>
          <table:table-cell office:value-type="float" office:value="7665" calcext:value-type="float">
            <text:p>7665</text:p>
          </table:table-cell>
          <table:table-cell office:value-type="float" office:value="49.9" calcext:value-type="float">
            <text:p>49.9</text:p>
          </table:table-cell>
          <table:table-cell office:value-type="float" office:value="0.99" calcext:value-type="float">
            <text:p>0.99</text:p>
          </table:table-cell>
          <table:table-cell office:value-type="float" office:value="2396.4" calcext:value-type="float">
            <text:p>2396.4</text:p>
          </table:table-cell>
          <table:table-cell office:value-type="float" office:value="726.45" calcext:value-type="float">
            <text:p>726.45</text:p>
          </table:table-cell>
          <table:table-cell office:value-type="float" office:value="2366.81" calcext:value-type="float">
            <text:p>2366.81</text:p>
          </table:table-cell>
          <table:table-cell office:value-type="float" office:value="2390.27" calcext:value-type="float">
            <text:p>2390.27</text:p>
          </table:table-cell>
          <table:table-cell office:value-type="float" office:value="725.45" calcext:value-type="float">
            <text:p>725.45</text:p>
          </table:table-cell>
          <table:table-cell office:value-type="float" office:value="732.725" calcext:value-type="float">
            <text:p>732.72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20 19.984</text:p>
          </table:table-cell>
          <table:table-cell office:value-type="float" office:value="244.2" calcext:value-type="float">
            <text:p>244.2</text:p>
          </table:table-cell>
          <table:table-cell office:value-type="float" office:value="1.31" calcext:value-type="float">
            <text:p>1.31</text:p>
          </table:table-cell>
          <table:table-cell office:value-type="float" office:value="210.4" calcext:value-type="float">
            <text:p>210.4</text:p>
          </table:table-cell>
          <table:table-cell office:value-type="float" office:value="7732" calcext:value-type="float">
            <text:p>7732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373.5" calcext:value-type="float">
            <text:p>2373.5</text:p>
          </table:table-cell>
          <table:table-cell office:value-type="float" office:value="321.46" calcext:value-type="float">
            <text:p>321.46</text:p>
          </table:table-cell>
          <table:table-cell office:value-type="float" office:value="211.14" calcext:value-type="float">
            <text:p>211.14</text:p>
          </table:table-cell>
          <table:table-cell office:value-type="float" office:value="2362.46" calcext:value-type="float">
            <text:p>2362.46</text:p>
          </table:table-cell>
          <table:table-cell office:value-type="float" office:value="320.75" calcext:value-type="float">
            <text:p>320.75</text:p>
          </table:table-cell>
          <table:table-cell office:value-type="float" office:value="439.816" calcext:value-type="float">
            <text:p>439.8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30 20.009</text:p>
          </table:table-cell>
          <table:table-cell office:value-type="float" office:value="241.4" calcext:value-type="float">
            <text:p>241.4</text:p>
          </table:table-cell>
          <table:table-cell office:value-type="float" office:value="1.31" calcext:value-type="float">
            <text:p>1.31</text:p>
          </table:table-cell>
          <table:table-cell office:value-type="float" office:value="208.9" calcext:value-type="float">
            <text:p>208.9</text:p>
          </table:table-cell>
          <table:table-cell office:value-type="float" office:value="7767" calcext:value-type="float">
            <text:p>7767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0.6" calcext:value-type="float">
            <text:p>210.6</text:p>
          </table:table-cell>
          <table:table-cell office:value-type="float" office:value="209.56" calcext:value-type="float">
            <text:p>209.56</text:p>
          </table:table-cell>
          <table:table-cell office:value-type="float" office:value="208.71" calcext:value-type="float">
            <text:p>208.71</text:p>
          </table:table-cell>
          <table:table-cell office:value-type="float" office:value="211.11" calcext:value-type="float">
            <text:p>211.11</text:p>
          </table:table-cell>
          <table:table-cell office:value-type="float" office:value="209.57" calcext:value-type="float">
            <text:p>209.57</text:p>
          </table:table-cell>
          <table:table-cell office:value-type="float" office:value="292.022" calcext:value-type="float">
            <text:p>292.02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40 20.002</text:p>
          </table:table-cell>
          <table:table-cell office:value-type="float" office:value="245.2" calcext:value-type="float">
            <text:p>245.2</text:p>
          </table:table-cell>
          <table:table-cell office:value-type="float" office:value="1.31" calcext:value-type="float">
            <text:p>1.31</text:p>
          </table:table-cell>
          <table:table-cell office:value-type="float" office:value="211.1" calcext:value-type="float">
            <text:p>211.1</text:p>
          </table:table-cell>
          <table:table-cell office:value-type="float" office:value="7959" calcext:value-type="float">
            <text:p>7959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428" calcext:value-type="float">
            <text:p>2428</text:p>
          </table:table-cell>
          <table:table-cell office:value-type="float" office:value="1091.37" calcext:value-type="float">
            <text:p>1091.37</text:p>
          </table:table-cell>
          <table:table-cell office:value-type="float" office:value="212" calcext:value-type="float">
            <text:p>212</text:p>
          </table:table-cell>
          <table:table-cell office:value-type="float" office:value="2417.02" calcext:value-type="float">
            <text:p>2417.02</text:p>
          </table:table-cell>
          <table:table-cell office:value-type="float" office:value="1087.3" calcext:value-type="float">
            <text:p>1087.3</text:p>
          </table:table-cell>
          <table:table-cell office:value-type="float" office:value="874.937" calcext:value-type="float">
            <text:p>874.9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3 50 20.015</text:p>
          </table:table-cell>
          <table:table-cell office:value-type="float" office:value="242.7" calcext:value-type="float">
            <text:p>242.7</text:p>
          </table:table-cell>
          <table:table-cell office:value-type="float" office:value="1.31" calcext:value-type="float">
            <text:p>1.31</text:p>
          </table:table-cell>
          <table:table-cell office:value-type="float" office:value="209.9" calcext:value-type="float">
            <text:p>209.9</text:p>
          </table:table-cell>
          <table:table-cell office:value-type="float" office:value="7994" calcext:value-type="float">
            <text:p>7994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1.4" calcext:value-type="float">
            <text:p>211.4</text:p>
          </table:table-cell>
          <table:table-cell office:value-type="float" office:value="210.3" calcext:value-type="float">
            <text:p>210.3</text:p>
          </table:table-cell>
          <table:table-cell office:value-type="float" office:value="209.84" calcext:value-type="float">
            <text:p>209.84</text:p>
          </table:table-cell>
          <table:table-cell office:value-type="float" office:value="213.1" calcext:value-type="float">
            <text:p>213.1</text:p>
          </table:table-cell>
          <table:table-cell office:value-type="float" office:value="210.88" calcext:value-type="float">
            <text:p>210.88</text:p>
          </table:table-cell>
          <table:table-cell office:value-type="float" office:value="448.467" calcext:value-type="float">
            <text:p>448.46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00 20.019</text:p>
          </table:table-cell>
          <table:table-cell office:value-type="float" office:value="245.9" calcext:value-type="float">
            <text:p>245.9</text:p>
          </table:table-cell>
          <table:table-cell office:value-type="float" office:value="2.48" calcext:value-type="float">
            <text:p>2.48</text:p>
          </table:table-cell>
          <table:table-cell office:value-type="float" office:value="535.9" calcext:value-type="float">
            <text:p>535.9</text:p>
          </table:table-cell>
          <table:table-cell office:value-type="float" office:value="8114" calcext:value-type="float">
            <text:p>8114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2142.3" calcext:value-type="float">
            <text:p>2142.3</text:p>
          </table:table-cell>
          <table:table-cell office:value-type="float" office:value="708.45" calcext:value-type="float">
            <text:p>708.45</text:p>
          </table:table-cell>
          <table:table-cell office:value-type="float" office:value="536.65" calcext:value-type="float">
            <text:p>536.65</text:p>
          </table:table-cell>
          <table:table-cell office:value-type="float" office:value="2149.72" calcext:value-type="float">
            <text:p>2149.72</text:p>
          </table:table-cell>
          <table:table-cell office:value-type="float" office:value="708.71" calcext:value-type="float">
            <text:p>708.71</text:p>
          </table:table-cell>
          <table:table-cell office:value-type="float" office:value="581.966" calcext:value-type="float">
            <text:p>581.9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10 20.020</text:p>
          </table:table-cell>
          <table:table-cell office:value-type="float" office:value="242.6" calcext:value-type="float">
            <text:p>242.6</text:p>
          </table:table-cell>
          <table:table-cell office:value-type="float" office:value="3.78" calcext:value-type="float">
            <text:p>3.78</text:p>
          </table:table-cell>
          <table:table-cell office:value-type="float" office:value="805.4" calcext:value-type="float">
            <text:p>805.4</text:p>
          </table:table-cell>
          <table:table-cell office:value-type="float" office:value="8205" calcext:value-type="float">
            <text:p>8205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884.1" calcext:value-type="float">
            <text:p>884.1</text:p>
          </table:table-cell>
          <table:table-cell office:value-type="float" office:value="562.75" calcext:value-type="float">
            <text:p>562.75</text:p>
          </table:table-cell>
          <table:table-cell office:value-type="float" office:value="806.98" calcext:value-type="float">
            <text:p>806.98</text:p>
          </table:table-cell>
          <table:table-cell office:value-type="float" office:value="887.07" calcext:value-type="float">
            <text:p>887.07</text:p>
          </table:table-cell>
          <table:table-cell office:value-type="float" office:value="562.77" calcext:value-type="float">
            <text:p>562.77</text:p>
          </table:table-cell>
          <table:table-cell office:value-type="float" office:value="574.808" calcext:value-type="float">
            <text:p>574.80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20 20.023</text:p>
          </table:table-cell>
          <table:table-cell office:value-type="float" office:value="242" calcext:value-type="float">
            <text:p>242</text:p>
          </table:table-cell>
          <table:table-cell office:value-type="float" office:value="3.84" calcext:value-type="float">
            <text:p>3.84</text:p>
          </table:table-cell>
          <table:table-cell office:value-type="float" office:value="807.2" calcext:value-type="float">
            <text:p>807.2</text:p>
          </table:table-cell>
          <table:table-cell office:value-type="float" office:value="8303" calcext:value-type="float">
            <text:p>8303</text:p>
          </table:table-cell>
          <table:table-cell office:value-type="float" office:value="49.9" calcext:value-type="float">
            <text:p>49.9</text:p>
          </table:table-cell>
          <table:table-cell office:value-type="float" office:value="0.87" calcext:value-type="float">
            <text:p>0.87</text:p>
          </table:table-cell>
          <table:table-cell office:value-type="float" office:value="835.2" calcext:value-type="float">
            <text:p>835.2</text:p>
          </table:table-cell>
          <table:table-cell office:value-type="float" office:value="587.78" calcext:value-type="float">
            <text:p>587.78</text:p>
          </table:table-cell>
          <table:table-cell office:value-type="float" office:value="808.47" calcext:value-type="float">
            <text:p>808.47</text:p>
          </table:table-cell>
          <table:table-cell office:value-type="float" office:value="830.84" calcext:value-type="float">
            <text:p>830.84</text:p>
          </table:table-cell>
          <table:table-cell office:value-type="float" office:value="588.02" calcext:value-type="float">
            <text:p>588.02</text:p>
          </table:table-cell>
          <table:table-cell office:value-type="float" office:value="574.5" calcext:value-type="float">
            <text:p>574.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30 20.022</text:p>
          </table:table-cell>
          <table:table-cell office:value-type="float" office:value="241.4" calcext:value-type="float">
            <text:p>241.4</text:p>
          </table:table-cell>
          <table:table-cell office:value-type="float" office:value="2.67" calcext:value-type="float">
            <text:p>2.67</text:p>
          </table:table-cell>
          <table:table-cell office:value-type="float" office:value="524.7" calcext:value-type="float">
            <text:p>524.7</text:p>
          </table:table-cell>
          <table:table-cell office:value-type="float" office:value="8399" calcext:value-type="float">
            <text:p>8399</text:p>
          </table:table-cell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.81</text:p>
          </table:table-cell>
          <table:table-cell office:value-type="float" office:value="832.7" calcext:value-type="float">
            <text:p>832.7</text:p>
          </table:table-cell>
          <table:table-cell office:value-type="float" office:value="561.55" calcext:value-type="float">
            <text:p>561.55</text:p>
          </table:table-cell>
          <table:table-cell office:value-type="float" office:value="522.08" calcext:value-type="float">
            <text:p>522.08</text:p>
          </table:table-cell>
          <table:table-cell office:value-type="float" office:value="833.18" calcext:value-type="float">
            <text:p>833.18</text:p>
          </table:table-cell>
          <table:table-cell office:value-type="float" office:value="561.62" calcext:value-type="float">
            <text:p>561.62</text:p>
          </table:table-cell>
          <table:table-cell office:value-type="float" office:value="551.646" calcext:value-type="float">
            <text:p>551.64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40 20.015</text:p>
          </table:table-cell>
          <table:table-cell office:value-type="float" office:value="242.7" calcext:value-type="float">
            <text:p>242.7</text:p>
          </table:table-cell>
          <table:table-cell office:value-type="float" office:value="2.33" calcext:value-type="float">
            <text:p>2.33</text:p>
          </table:table-cell>
          <table:table-cell office:value-type="float" office:value="497.3" calcext:value-type="float">
            <text:p>497.3</text:p>
          </table:table-cell>
          <table:table-cell office:value-type="float" office:value="8489" calcext:value-type="float">
            <text:p>8489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.88</text:p>
          </table:table-cell>
          <table:table-cell office:value-type="float" office:value="807.5" calcext:value-type="float">
            <text:p>807.5</text:p>
          </table:table-cell>
          <table:table-cell office:value-type="float" office:value="522.71" calcext:value-type="float">
            <text:p>522.71</text:p>
          </table:table-cell>
          <table:table-cell office:value-type="float" office:value="497.63" calcext:value-type="float">
            <text:p>497.63</text:p>
          </table:table-cell>
          <table:table-cell office:value-type="float" office:value="806.47" calcext:value-type="float">
            <text:p>806.47</text:p>
          </table:table-cell>
          <table:table-cell office:value-type="float" office:value="522.71" calcext:value-type="float">
            <text:p>522.71</text:p>
          </table:table-cell>
          <table:table-cell office:value-type="float" office:value="547.489" calcext:value-type="float">
            <text:p>547.48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4 50 20.022</text:p>
          </table:table-cell>
          <table:table-cell office:value-type="float" office:value="238.8" calcext:value-type="float">
            <text:p>238.8</text:p>
          </table:table-cell>
          <table:table-cell office:value-type="float" office:value="2.7" calcext:value-type="float">
            <text:p>2.7</text:p>
          </table:table-cell>
          <table:table-cell office:value-type="float" office:value="537.7" calcext:value-type="float">
            <text:p>537.7</text:p>
          </table:table-cell>
          <table:table-cell office:value-type="float" office:value="8569" calcext:value-type="float">
            <text:p>8569</text:p>
          </table:table-cell>
          <table:table-cell office:value-type="float" office:value="49.9" calcext:value-type="float">
            <text:p>49.9</text:p>
          </table:table-cell>
          <table:table-cell office:value-type="float" office:value="0.84" calcext:value-type="float">
            <text:p>0.84</text:p>
          </table:table-cell>
          <table:table-cell office:value-type="float" office:value="792.7" calcext:value-type="float">
            <text:p>792.7</text:p>
          </table:table-cell>
          <table:table-cell office:value-type="float" office:value="470.89" calcext:value-type="float">
            <text:p>470.89</text:p>
          </table:table-cell>
          <table:table-cell office:value-type="float" office:value="541.6" calcext:value-type="float">
            <text:p>541.6</text:p>
          </table:table-cell>
          <table:table-cell office:value-type="float" office:value="791.53" calcext:value-type="float">
            <text:p>791.53</text:p>
          </table:table-cell>
          <table:table-cell office:value-type="float" office:value="470.95" calcext:value-type="float">
            <text:p>470.95</text:p>
          </table:table-cell>
          <table:table-cell office:value-type="float" office:value="488.016" calcext:value-type="float">
            <text:p>488.0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00 20.022</text:p>
          </table:table-cell>
          <table:table-cell office:value-type="float" office:value="241" calcext:value-type="float">
            <text:p>241</text:p>
          </table:table-cell>
          <table:table-cell office:value-type="float" office:value="2.67" calcext:value-type="float">
            <text:p>2.67</text:p>
          </table:table-cell>
          <table:table-cell office:value-type="float" office:value="523.6" calcext:value-type="float">
            <text:p>523.6</text:p>
          </table:table-cell>
          <table:table-cell office:value-type="float" office:value="8770" calcext:value-type="float">
            <text:p>8770</text:p>
          </table:table-cell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.81</text:p>
          </table:table-cell>
          <table:table-cell office:value-type="float" office:value="1803.7" calcext:value-type="float">
            <text:p>1803.7</text:p>
          </table:table-cell>
          <table:table-cell office:value-type="float" office:value="1194.3" calcext:value-type="float">
            <text:p>1194.3</text:p>
          </table:table-cell>
          <table:table-cell office:value-type="float" office:value="521.21" calcext:value-type="float">
            <text:p>521.21</text:p>
          </table:table-cell>
          <table:table-cell office:value-type="float" office:value="1800.39" calcext:value-type="float">
            <text:p>1800.39</text:p>
          </table:table-cell>
          <table:table-cell office:value-type="float" office:value="1193.21" calcext:value-type="float">
            <text:p>1193.21</text:p>
          </table:table-cell>
          <table:table-cell office:value-type="float" office:value="896.316" calcext:value-type="float">
            <text:p>896.3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10 20.005</text:p>
          </table:table-cell>
          <table:table-cell office:value-type="float" office:value="242.4" calcext:value-type="float">
            <text:p>242.4</text:p>
          </table:table-cell>
          <table:table-cell office:value-type="float" office:value="1.45" calcext:value-type="float">
            <text:p>1.45</text:p>
          </table:table-cell>
          <table:table-cell office:value-type="float" office:value="234.9" calcext:value-type="float">
            <text:p>234.9</text:p>
          </table:table-cell>
          <table:table-cell office:value-type="float" office:value="8817" calcext:value-type="float">
            <text:p>8817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520.6" calcext:value-type="float">
            <text:p>520.6</text:p>
          </table:table-cell>
          <table:table-cell office:value-type="float" office:value="277.76" calcext:value-type="float">
            <text:p>277.76</text:p>
          </table:table-cell>
          <table:table-cell office:value-type="float" office:value="235.49" calcext:value-type="float">
            <text:p>235.49</text:p>
          </table:table-cell>
          <table:table-cell office:value-type="float" office:value="520.99" calcext:value-type="float">
            <text:p>520.99</text:p>
          </table:table-cell>
          <table:table-cell office:value-type="float" office:value="277.03" calcext:value-type="float">
            <text:p>277.03</text:p>
          </table:table-cell>
          <table:table-cell office:value-type="float" office:value="489.291" calcext:value-type="float">
            <text:p>489.29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20 20.009</text:p>
          </table:table-cell>
          <table:table-cell office:value-type="float" office:value="244.6" calcext:value-type="float">
            <text:p>244.6</text:p>
          </table:table-cell>
          <table:table-cell office:value-type="float" office:value="1.45" calcext:value-type="float">
            <text:p>1.45</text:p>
          </table:table-cell>
          <table:table-cell office:value-type="float" office:value="230.3" calcext:value-type="float">
            <text:p>230.3</text:p>
          </table:table-cell>
          <table:table-cell office:value-type="float" office:value="8888" calcext:value-type="float">
            <text:p>8888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1143.7" calcext:value-type="float">
            <text:p>1143.7</text:p>
          </table:table-cell>
          <table:table-cell office:value-type="float" office:value="406.51" calcext:value-type="float">
            <text:p>406.51</text:p>
          </table:table-cell>
          <table:table-cell office:value-type="float" office:value="230.54" calcext:value-type="float">
            <text:p>230.54</text:p>
          </table:table-cell>
          <table:table-cell office:value-type="float" office:value="1138.56" calcext:value-type="float">
            <text:p>1138.56</text:p>
          </table:table-cell>
          <table:table-cell office:value-type="float" office:value="405.67" calcext:value-type="float">
            <text:p>405.67</text:p>
          </table:table-cell>
          <table:table-cell office:value-type="float" office:value="476.911" calcext:value-type="float">
            <text:p>476.91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30 20.007</text:p>
          </table:table-cell>
          <table:table-cell office:value-type="float" office:value="241.1" calcext:value-type="float">
            <text:p>241.1</text:p>
          </table:table-cell>
          <table:table-cell office:value-type="float" office:value="1.33" calcext:value-type="float">
            <text:p>1.33</text:p>
          </table:table-cell>
          <table:table-cell office:value-type="float" office:value="210.8" calcext:value-type="float">
            <text:p>210.8</text:p>
          </table:table-cell>
          <table:table-cell office:value-type="float" office:value="8924" calcext:value-type="float">
            <text:p>8924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3.8" calcext:value-type="float">
            <text:p>213.8</text:p>
          </table:table-cell>
          <table:table-cell office:value-type="float" office:value="212.23" calcext:value-type="float">
            <text:p>212.23</text:p>
          </table:table-cell>
          <table:table-cell office:value-type="float" office:value="211.64" calcext:value-type="float">
            <text:p>211.64</text:p>
          </table:table-cell>
          <table:table-cell office:value-type="float" office:value="215.35" calcext:value-type="float">
            <text:p>215.35</text:p>
          </table:table-cell>
          <table:table-cell office:value-type="float" office:value="212.63" calcext:value-type="float">
            <text:p>212.63</text:p>
          </table:table-cell>
          <table:table-cell office:value-type="float" office:value="306.98" calcext:value-type="float">
            <text:p>306.9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40 20.009</text:p>
          </table:table-cell>
          <table:table-cell office:value-type="float" office:value="242.3" calcext:value-type="float">
            <text:p>242.3</text:p>
          </table:table-cell>
          <table:table-cell office:value-type="float" office:value="1.34" calcext:value-type="float">
            <text:p>1.34</text:p>
          </table:table-cell>
          <table:table-cell office:value-type="float" office:value="212.7" calcext:value-type="float">
            <text:p>212.7</text:p>
          </table:table-cell>
          <table:table-cell office:value-type="float" office:value="9033" calcext:value-type="float">
            <text:p>9033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1383.5" calcext:value-type="float">
            <text:p>1383.5</text:p>
          </table:table-cell>
          <table:table-cell office:value-type="float" office:value="666.6" calcext:value-type="float">
            <text:p>666.6</text:p>
          </table:table-cell>
          <table:table-cell office:value-type="float" office:value="214.29" calcext:value-type="float">
            <text:p>214.29</text:p>
          </table:table-cell>
          <table:table-cell office:value-type="float" office:value="1383.31" calcext:value-type="float">
            <text:p>1383.31</text:p>
          </table:table-cell>
          <table:table-cell office:value-type="float" office:value="665.62" calcext:value-type="float">
            <text:p>665.62</text:p>
          </table:table-cell>
          <table:table-cell office:value-type="float" office:value="557.237" calcext:value-type="float">
            <text:p>557.2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5 50 19.980</text:p>
          </table:table-cell>
          <table:table-cell office:value-type="float" office:value="243.7" calcext:value-type="float">
            <text:p>243.7</text:p>
          </table:table-cell>
          <table:table-cell office:value-type="float" office:value="1.34" calcext:value-type="float">
            <text:p>1.34</text:p>
          </table:table-cell>
          <table:table-cell office:value-type="float" office:value="212.8" calcext:value-type="float">
            <text:p>212.8</text:p>
          </table:table-cell>
          <table:table-cell office:value-type="float" office:value="9068" calcext:value-type="float">
            <text:p>906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3.3" calcext:value-type="float">
            <text:p>213.3</text:p>
          </table:table-cell>
          <table:table-cell office:value-type="float" office:value="212.89" calcext:value-type="float">
            <text:p>212.89</text:p>
          </table:table-cell>
          <table:table-cell office:value-type="float" office:value="212.26" calcext:value-type="float">
            <text:p>212.26</text:p>
          </table:table-cell>
          <table:table-cell office:value-type="float" office:value="215.5" calcext:value-type="float">
            <text:p>215.5</text:p>
          </table:table-cell>
          <table:table-cell office:value-type="float" office:value="213.35" calcext:value-type="float">
            <text:p>213.35</text:p>
          </table:table-cell>
          <table:table-cell office:value-type="float" office:value="336.329" calcext:value-type="float">
            <text:p>336.32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00 19.989</text:p>
          </table:table-cell>
          <table:table-cell office:value-type="float" office:value="245.9" calcext:value-type="float">
            <text:p>245.9</text:p>
          </table:table-cell>
          <table:table-cell office:value-type="float" office:value="1.32" calcext:value-type="float">
            <text:p>1.32</text:p>
          </table:table-cell>
          <table:table-cell office:value-type="float" office:value="215.2" calcext:value-type="float">
            <text:p>215.2</text:p>
          </table:table-cell>
          <table:table-cell office:value-type="float" office:value="9112" calcext:value-type="float">
            <text:p>911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26.1" calcext:value-type="float">
            <text:p>226.1</text:p>
          </table:table-cell>
          <table:table-cell office:value-type="float" office:value="215.08" calcext:value-type="float">
            <text:p>215.08</text:p>
          </table:table-cell>
          <table:table-cell office:value-type="float" office:value="214.23" calcext:value-type="float">
            <text:p>214.23</text:p>
          </table:table-cell>
          <table:table-cell office:value-type="float" office:value="227.3" calcext:value-type="float">
            <text:p>227.3</text:p>
          </table:table-cell>
          <table:table-cell office:value-type="float" office:value="214.25" calcext:value-type="float">
            <text:p>214.25</text:p>
          </table:table-cell>
          <table:table-cell office:value-type="float" office:value="258.773" calcext:value-type="float">
            <text:p>258.7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10 20.012</text:p>
          </table:table-cell>
          <table:table-cell office:value-type="float" office:value="246" calcext:value-type="float">
            <text:p>246</text:p>
          </table:table-cell>
          <table:table-cell office:value-type="float" office:value="1.32" calcext:value-type="float">
            <text:p>1.32</text:p>
          </table:table-cell>
          <table:table-cell office:value-type="float" office:value="215.1" calcext:value-type="float">
            <text:p>215.1</text:p>
          </table:table-cell>
          <table:table-cell office:value-type="float" office:value="9153" calcext:value-type="float">
            <text:p>9153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591.2" calcext:value-type="float">
            <text:p>591.2</text:p>
          </table:table-cell>
          <table:table-cell office:value-type="float" office:value="233.73" calcext:value-type="float">
            <text:p>233.73</text:p>
          </table:table-cell>
          <table:table-cell office:value-type="float" office:value="214.32" calcext:value-type="float">
            <text:p>214.32</text:p>
          </table:table-cell>
          <table:table-cell office:value-type="float" office:value="590.55" calcext:value-type="float">
            <text:p>590.55</text:p>
          </table:table-cell>
          <table:table-cell office:value-type="float" office:value="233.32" calcext:value-type="float">
            <text:p>233.32</text:p>
          </table:table-cell>
          <table:table-cell office:value-type="float" office:value="239.954" calcext:value-type="float">
            <text:p>239.95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20 20.014</text:p>
          </table:table-cell>
          <table:table-cell office:value-type="float" office:value="246.2" calcext:value-type="float">
            <text:p>246.2</text:p>
          </table:table-cell>
          <table:table-cell office:value-type="float" office:value="1.31" calcext:value-type="float">
            <text:p>1.31</text:p>
          </table:table-cell>
          <table:table-cell office:value-type="float" office:value="214.7" calcext:value-type="float">
            <text:p>214.7</text:p>
          </table:table-cell>
          <table:table-cell office:value-type="float" office:value="9195" calcext:value-type="float">
            <text:p>919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784.8" calcext:value-type="float">
            <text:p>784.8</text:p>
          </table:table-cell>
          <table:table-cell office:value-type="float" office:value="243.49" calcext:value-type="float">
            <text:p>243.49</text:p>
          </table:table-cell>
          <table:table-cell office:value-type="float" office:value="216.09" calcext:value-type="float">
            <text:p>216.09</text:p>
          </table:table-cell>
          <table:table-cell office:value-type="float" office:value="784.29" calcext:value-type="float">
            <text:p>784.29</text:p>
          </table:table-cell>
          <table:table-cell office:value-type="float" office:value="243.93" calcext:value-type="float">
            <text:p>243.93</text:p>
          </table:table-cell>
          <table:table-cell office:value-type="float" office:value="237.757" calcext:value-type="float">
            <text:p>237.75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30 20.020</text:p>
          </table:table-cell>
          <table:table-cell office:value-type="float" office:value="244" calcext:value-type="float">
            <text:p>244</text:p>
          </table:table-cell>
          <table:table-cell office:value-type="float" office:value="1.31" calcext:value-type="float">
            <text:p>1.31</text:p>
          </table:table-cell>
          <table:table-cell office:value-type="float" office:value="212.5" calcext:value-type="float">
            <text:p>212.5</text:p>
          </table:table-cell>
          <table:table-cell office:value-type="float" office:value="9236" calcext:value-type="float">
            <text:p>9236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9.3" calcext:value-type="float">
            <text:p>219.3</text:p>
          </table:table-cell>
          <table:table-cell office:value-type="float" office:value="214.18" calcext:value-type="float">
            <text:p>214.18</text:p>
          </table:table-cell>
          <table:table-cell office:value-type="float" office:value="214.16" calcext:value-type="float">
            <text:p>214.16</text:p>
          </table:table-cell>
          <table:table-cell office:value-type="float" office:value="220.88" calcext:value-type="float">
            <text:p>220.88</text:p>
          </table:table-cell>
          <table:table-cell office:value-type="float" office:value="215.28" calcext:value-type="float">
            <text:p>215.28</text:p>
          </table:table-cell>
          <table:table-cell office:value-type="float" office:value="222.59" calcext:value-type="float">
            <text:p>222.5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40 20.001</text:p>
          </table:table-cell>
          <table:table-cell office:value-type="float" office:value="245.5" calcext:value-type="float">
            <text:p>245.5</text:p>
          </table:table-cell>
          <table:table-cell office:value-type="float" office:value="1.32" calcext:value-type="float">
            <text:p>1.32</text:p>
          </table:table-cell>
          <table:table-cell office:value-type="float" office:value="215.4" calcext:value-type="float">
            <text:p>215.4</text:p>
          </table:table-cell>
          <table:table-cell office:value-type="float" office:value="9278" calcext:value-type="float">
            <text:p>9278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6.2" calcext:value-type="float">
            <text:p>216.2</text:p>
          </table:table-cell>
          <table:table-cell office:value-type="float" office:value="213.98" calcext:value-type="float">
            <text:p>213.98</text:p>
          </table:table-cell>
          <table:table-cell table:number-columns-repeated="2" office:value-type="float" office:value="217.12" calcext:value-type="float">
            <text:p>217.12</text:p>
          </table:table-cell>
          <table:table-cell office:value-type="float" office:value="214.72" calcext:value-type="float">
            <text:p>214.72</text:p>
          </table:table-cell>
          <table:table-cell office:value-type="float" office:value="217.205" calcext:value-type="float">
            <text:p>217.2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6 50 20.002</text:p>
          </table:table-cell>
          <table:table-cell office:value-type="float" office:value="245.2" calcext:value-type="float">
            <text:p>245.2</text:p>
          </table:table-cell>
          <table:table-cell office:value-type="float" office:value="1.31" calcext:value-type="float">
            <text:p>1.31</text:p>
          </table:table-cell>
          <table:table-cell office:value-type="float" office:value="214.6" calcext:value-type="float">
            <text:p>214.6</text:p>
          </table:table-cell>
          <table:table-cell office:value-type="float" office:value="9319" calcext:value-type="float">
            <text:p>9319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7.4" calcext:value-type="float">
            <text:p>217.4</text:p>
          </table:table-cell>
          <table:table-cell office:value-type="float" office:value="213.31" calcext:value-type="float">
            <text:p>213.31</text:p>
          </table:table-cell>
          <table:table-cell office:value-type="float" office:value="215.21" calcext:value-type="float">
            <text:p>215.21</text:p>
          </table:table-cell>
          <table:table-cell office:value-type="float" office:value="216.41" calcext:value-type="float">
            <text:p>216.41</text:p>
          </table:table-cell>
          <table:table-cell office:value-type="float" office:value="213.5" calcext:value-type="float">
            <text:p>213.5</text:p>
          </table:table-cell>
          <table:table-cell office:value-type="float" office:value="214.767" calcext:value-type="float">
            <text:p>214.76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8 17 00 20.021</text:p>
          </table:table-cell>
          <table:table-cell office:value-type="float" office:value="245" calcext:value-type="float">
            <text:p>245</text:p>
          </table:table-cell>
          <table:table-cell office:value-type="float" office:value="0.13" calcext:value-type="float">
            <text:p>0.13</text:p>
          </table:table-cell>
          <table:table-cell office:value-type="float" office:value="17.7" calcext:value-type="float">
            <text:p>17.7</text:p>
          </table:table-cell>
          <table:table-cell office:value-type="float" office:value="9334" calcext:value-type="float">
            <text:p>9334</text:p>
          </table:table-cell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.56</text:p>
          </table:table-cell>
          <table:table-cell office:value-type="float" office:value="214.9" calcext:value-type="float">
            <text:p>214.9</text:p>
          </table:table-cell>
          <table:table-cell office:value-type="float" office:value="82.78" calcext:value-type="float">
            <text:p>82.78</text:p>
          </table:table-cell>
          <table:table-cell office:value-type="float" office:value="17.84" calcext:value-type="float">
            <text:p>17.84</text:p>
          </table:table-cell>
          <table:table-cell office:value-type="float" office:value="215.3" calcext:value-type="float">
            <text:p>215.3</text:p>
          </table:table-cell>
          <table:table-cell office:value-type="float" office:value="82.95" calcext:value-type="float">
            <text:p>82.95</text:p>
          </table:table-cell>
          <table:table-cell office:value-type="float" office:value="118.087" calcext:value-type="float">
            <text:p>118.087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8 17 10 20.016</text:p>
          </table:table-cell>
          <table:table-cell office:value-type="float" office:value="241.9" calcext:value-type="float">
            <text:p>241.9</text:p>
          </table:table-cell>
          <table:table-cell office:value-type="float" office:value="0.88" calcext:value-type="float">
            <text:p>0.88</text:p>
          </table:table-cell>
          <table:table-cell office:value-type="float" office:value="128.7" calcext:value-type="float">
            <text:p>128.7</text:p>
          </table:table-cell>
          <table:table-cell office:value-type="float" office:value="9355" calcext:value-type="float">
            <text:p>9355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29.9" calcext:value-type="float">
            <text:p>129.9</text:p>
          </table:table-cell>
          <table:table-cell office:value-type="float" office:value="128.98" calcext:value-type="float">
            <text:p>128.98</text:p>
          </table:table-cell>
          <table:table-cell office:value-type="float" office:value="129.85" calcext:value-type="float">
            <text:p>129.85</text:p>
          </table:table-cell>
          <table:table-cell office:value-type="float" office:value="130.39" calcext:value-type="float">
            <text:p>130.39</text:p>
          </table:table-cell>
          <table:table-cell office:value-type="float" office:value="129.2" calcext:value-type="float">
            <text:p>129.2</text:p>
          </table:table-cell>
          <table:table-cell office:value-type="float" office:value="125.011" calcext:value-type="float">
            <text:p>125.011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7 20 20.018</text:p>
          </table:table-cell>
          <table:table-cell office:value-type="float" office:value="245.2" calcext:value-type="float">
            <text:p>245.2</text:p>
          </table:table-cell>
          <table:table-cell office:value-type="float" office:value="0.91" calcext:value-type="float">
            <text:p>0.91</text:p>
          </table:table-cell>
          <table:table-cell office:value-type="float" office:value="128.9" calcext:value-type="float">
            <text:p>128.9</text:p>
          </table:table-cell>
          <table:table-cell office:value-type="float" office:value="9377" calcext:value-type="float">
            <text:p>9377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06" calcext:value-type="float">
            <text:p>129.06</text:p>
          </table:table-cell>
          <table:table-cell office:value-type="float" office:value="129.42" calcext:value-type="float">
            <text:p>129.42</text:p>
          </table:table-cell>
          <table:table-cell office:value-type="float" office:value="130.31" calcext:value-type="float">
            <text:p>130.31</text:p>
          </table:table-cell>
          <table:table-cell office:value-type="float" office:value="129.53" calcext:value-type="float">
            <text:p>129.53</text:p>
          </table:table-cell>
          <table:table-cell office:value-type="float" office:value="127.616" calcext:value-type="float">
            <text:p>127.616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7 30 20.021</text:p>
          </table:table-cell>
          <table:table-cell office:value-type="float" office:value="246" calcext:value-type="float">
            <text:p>246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9398" calcext:value-type="float">
            <text:p>9398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3" calcext:value-type="float">
            <text:p>129.03</text:p>
          </table:table-cell>
          <table:table-cell office:value-type="float" office:value="128.41" calcext:value-type="float">
            <text:p>128.41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8.51" calcext:value-type="float">
            <text:p>128.51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7 40 20.022</text:p>
          </table:table-cell>
          <table:table-cell office:value-type="float" office:value="248.9" calcext:value-type="float">
            <text:p>248.9</text:p>
          </table:table-cell>
          <table:table-cell office:value-type="float" office:value="0.9" calcext:value-type="float">
            <text:p>0.9</text:p>
          </table:table-cell>
          <table:table-cell office:value-type="float" office:value="129.4" calcext:value-type="float">
            <text:p>129.4</text:p>
          </table:table-cell>
          <table:table-cell office:value-type="float" office:value="9420" calcext:value-type="float">
            <text:p>9420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9" calcext:value-type="float">
            <text:p>129.9</text:p>
          </table:table-cell>
          <table:table-cell office:value-type="float" office:value="129.38" calcext:value-type="float">
            <text:p>129.38</text:p>
          </table:table-cell>
          <table:table-cell office:value-type="float" office:value="129.93" calcext:value-type="float">
            <text:p>129.93</text:p>
          </table:table-cell>
          <table:table-cell office:value-type="float" office:value="130.33" calcext:value-type="float">
            <text:p>130.33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9.056" calcext:value-type="float">
            <text:p>129.056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7 50 20.019</text:p>
          </table:table-cell>
          <table:table-cell office:value-type="float" office:value="247.2" calcext:value-type="float">
            <text:p>247.2</text:p>
          </table:table-cell>
          <table:table-cell office:value-type="float" office:value="0.89" calcext:value-type="float">
            <text:p>0.89</text:p>
          </table:table-cell>
          <table:table-cell office:value-type="float" office:value="129" calcext:value-type="float">
            <text:p>129</text:p>
          </table:table-cell>
          <table:table-cell office:value-type="float" office:value="9442" calcext:value-type="float">
            <text:p>9442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07" calcext:value-type="float">
            <text:p>129.07</text:p>
          </table:table-cell>
          <table:table-cell office:value-type="float" office:value="127.6" calcext:value-type="float">
            <text:p>127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128.83" calcext:value-type="float">
            <text:p>128.83</text:p>
          </table:table-cell>
          <table:table-cell office:value-type="float" office:value="129.064" calcext:value-type="float">
            <text:p>129.064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00 20.012</text:p>
          </table:table-cell>
          <table:table-cell office:value-type="float" office:value="246.4" calcext:value-type="float">
            <text:p>246.4</text:p>
          </table:table-cell>
          <table:table-cell office:value-type="float" office:value="0.89" calcext:value-type="float">
            <text:p>0.89</text:p>
          </table:table-cell>
          <table:table-cell office:value-type="float" office:value="128.9" calcext:value-type="float">
            <text:p>128.9</text:p>
          </table:table-cell>
          <table:table-cell office:value-type="float" office:value="9463" calcext:value-type="float">
            <text:p>946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2" calcext:value-type="float">
            <text:p>129.02</text:p>
          </table:table-cell>
          <table:table-cell office:value-type="float" office:value="129.38" calcext:value-type="float">
            <text:p>129.38</text:p>
          </table:table-cell>
          <table:table-cell office:value-type="float" office:value="130.47" calcext:value-type="float">
            <text:p>130.47</text:p>
          </table:table-cell>
          <table:table-cell office:value-type="float" office:value="128.9" calcext:value-type="float">
            <text:p>128.9</text:p>
          </table:table-cell>
          <table:table-cell office:value-type="float" office:value="129.013" calcext:value-type="float">
            <text:p>129.013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10 19.998</text:p>
          </table:table-cell>
          <table:table-cell office:value-type="float" office:value="249.1" calcext:value-type="float">
            <text:p>249.1</text:p>
          </table:table-cell>
          <table:table-cell office:value-type="float" office:value="0.88" calcext:value-type="float">
            <text:p>0.88</text:p>
          </table:table-cell>
          <table:table-cell office:value-type="float" office:value="129.2" calcext:value-type="float">
            <text:p>129.2</text:p>
          </table:table-cell>
          <table:table-cell office:value-type="float" office:value="9485" calcext:value-type="float">
            <text:p>948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7" calcext:value-type="float">
            <text:p>130.7</text:p>
          </table:table-cell>
          <table:table-cell office:value-type="float" office:value="129.29" calcext:value-type="float">
            <text:p>129.29</text:p>
          </table:table-cell>
          <table:table-cell office:value-type="float" office:value="129.072" calcext:value-type="float">
            <text:p>129.072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20 20.021</text:p>
          </table:table-cell>
          <table:table-cell office:value-type="float" office:value="246.5" calcext:value-type="float">
            <text:p>246.5</text:p>
          </table:table-cell>
          <table:table-cell office:value-type="float" office:value="0.89" calcext:value-type="float">
            <text:p>0.89</text:p>
          </table:table-cell>
          <table:table-cell office:value-type="float" office:value="128.8" calcext:value-type="float">
            <text:p>128.8</text:p>
          </table:table-cell>
          <table:table-cell office:value-type="float" office:value="9507" calcext:value-type="float">
            <text:p>950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9.44" calcext:value-type="float">
            <text:p>129.44</text:p>
          </table:table-cell>
          <table:table-cell office:value-type="float" office:value="130.75" calcext:value-type="float">
            <text:p>130.75</text:p>
          </table:table-cell>
          <table:table-cell office:value-type="float" office:value="129.87" calcext:value-type="float">
            <text:p>129.87</text:p>
          </table:table-cell>
          <table:table-cell office:value-type="float" office:value="129.11" calcext:value-type="float">
            <text:p>129.11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30 20.019</text:p>
          </table:table-cell>
          <table:table-cell office:value-type="float" office:value="249.8" calcext:value-type="float">
            <text:p>249.8</text:p>
          </table:table-cell>
          <table:table-cell office:value-type="float" office:value="0.87" calcext:value-type="float">
            <text:p>0.87</text:p>
          </table:table-cell>
          <table:table-cell office:value-type="float" office:value="129.2" calcext:value-type="float">
            <text:p>129.2</text:p>
          </table:table-cell>
          <table:table-cell office:value-type="float" office:value="9528" calcext:value-type="float">
            <text:p>9528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15" calcext:value-type="float">
            <text:p>129.15</text:p>
          </table:table-cell>
          <table:table-cell office:value-type="float" office:value="130.4" calcext:value-type="float">
            <text:p>130.4</text:p>
          </table:table-cell>
          <table:table-cell office:value-type="float" office:value="131.13" calcext:value-type="float">
            <text:p>131.13</text:p>
          </table:table-cell>
          <table:table-cell office:value-type="float" office:value="129.1" calcext:value-type="float">
            <text:p>129.1</text:p>
          </table:table-cell>
          <table:table-cell office:value-type="float" office:value="129.165" calcext:value-type="float">
            <text:p>129.165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40 19.998</text:p>
          </table:table-cell>
          <table:table-cell office:value-type="float" office:value="244.8" calcext:value-type="float">
            <text:p>244.8</text:p>
          </table:table-cell>
          <table:table-cell office:value-type="float" office:value="0.89" calcext:value-type="float">
            <text:p>0.89</text:p>
          </table:table-cell>
          <table:table-cell office:value-type="float" office:value="128.5" calcext:value-type="float">
            <text:p>128.5</text:p>
          </table:table-cell>
          <table:table-cell office:value-type="float" office:value="9550" calcext:value-type="float">
            <text:p>955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8.54" calcext:value-type="float">
            <text:p>128.54</text:p>
          </table:table-cell>
          <table:table-cell office:value-type="float" office:value="130.76" calcext:value-type="float">
            <text:p>130.76</text:p>
          </table:table-cell>
          <table:table-cell office:value-type="float" office:value="129.06" calcext:value-type="float">
            <text:p>129.06</text:p>
          </table:table-cell>
          <table:table-cell office:value-type="float" office:value="128.996" calcext:value-type="float">
            <text:p>128.996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8 50 20.019</text:p>
          </table:table-cell>
          <table:table-cell office:value-type="float" office:value="246.5" calcext:value-type="float">
            <text:p>246.5</text:p>
          </table:table-cell>
          <table:table-cell office:value-type="float" office:value="0.89" calcext:value-type="float">
            <text:p>0.89</text:p>
          </table:table-cell>
          <table:table-cell office:value-type="float" office:value="128.9" calcext:value-type="float">
            <text:p>128.9</text:p>
          </table:table-cell>
          <table:table-cell office:value-type="float" office:value="9571" calcext:value-type="float">
            <text:p>957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3" calcext:value-type="float">
            <text:p>129.3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9.44" calcext:value-type="float">
            <text:p>129.44</text:p>
          </table:table-cell>
          <table:table-cell office:value-type="float" office:value="130.12" calcext:value-type="float">
            <text:p>130.12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8.987" calcext:value-type="float">
            <text:p>128.987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00 20.011</text:p>
          </table:table-cell>
          <table:table-cell office:value-type="float" office:value="246.8" calcext:value-type="float">
            <text:p>246.8</text:p>
          </table:table-cell>
          <table:table-cell office:value-type="float" office:value="0.89" calcext:value-type="float">
            <text:p>0.89</text:p>
          </table:table-cell>
          <table:table-cell office:value-type="float" office:value="128.9" calcext:value-type="float">
            <text:p>128.9</text:p>
          </table:table-cell>
          <table:table-cell office:value-type="float" office:value="9593" calcext:value-type="float">
            <text:p>959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91" calcext:value-type="float">
            <text:p>128.91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9.96" calcext:value-type="float">
            <text:p>129.96</text:p>
          </table:table-cell>
          <table:table-cell office:value-type="float" office:value="128.44" calcext:value-type="float">
            <text:p>128.44</text:p>
          </table:table-cell>
          <table:table-cell office:value-type="float" office:value="128.923" calcext:value-type="float">
            <text:p>128.923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10 20.022</text:p>
          </table:table-cell>
          <table:table-cell office:value-type="float" office:value="243.8" calcext:value-type="float">
            <text:p>243.8</text:p>
          </table:table-cell>
          <table:table-cell office:value-type="float" office:value="0.89" calcext:value-type="float">
            <text:p>0.89</text:p>
          </table:table-cell>
          <table:table-cell office:value-type="float" office:value="128.5" calcext:value-type="float">
            <text:p>128.5</text:p>
          </table:table-cell>
          <table:table-cell office:value-type="float" office:value="9614" calcext:value-type="float">
            <text:p>961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28.93" calcext:value-type="float">
            <text:p>128.93</text:p>
          </table:table-cell>
          <table:table-cell office:value-type="float" office:value="130.19" calcext:value-type="float">
            <text:p>130.19</text:p>
          </table:table-cell>
          <table:table-cell office:value-type="float" office:value="130.38" calcext:value-type="float">
            <text:p>130.38</text:p>
          </table:table-cell>
          <table:table-cell office:value-type="float" office:value="129.27" calcext:value-type="float">
            <text:p>129.27</text:p>
          </table:table-cell>
          <table:table-cell office:value-type="float" office:value="128.88" calcext:value-type="float">
            <text:p>128.88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20 20.002</text:p>
          </table:table-cell>
          <table:table-cell office:value-type="float" office:value="246.2" calcext:value-type="float">
            <text:p>246.2</text:p>
          </table:table-cell>
          <table:table-cell office:value-type="float" office:value="0.89" calcext:value-type="float">
            <text:p>0.89</text:p>
          </table:table-cell>
          <table:table-cell office:value-type="float" office:value="128.9" calcext:value-type="float">
            <text:p>128.9</text:p>
          </table:table-cell>
          <table:table-cell office:value-type="float" office:value="9636" calcext:value-type="float">
            <text:p>9636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1" calcext:value-type="float">
            <text:p>129.1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9.28" calcext:value-type="float">
            <text:p>129.28</text:p>
          </table:table-cell>
          <table:table-cell office:value-type="float" office:value="130.51" calcext:value-type="float">
            <text:p>130.51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8.765" calcext:value-type="float">
            <text:p>128.765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30 20.016</text:p>
          </table:table-cell>
          <table:table-cell office:value-type="float" office:value="244.1" calcext:value-type="float">
            <text:p>244.1</text:p>
          </table:table-cell>
          <table:table-cell office:value-type="float" office:value="0.9" calcext:value-type="float">
            <text:p>0.9</text:p>
          </table:table-cell>
          <table:table-cell office:value-type="float" office:value="128.7" calcext:value-type="float">
            <text:p>128.7</text:p>
          </table:table-cell>
          <table:table-cell office:value-type="float" office:value="9657" calcext:value-type="float">
            <text:p>965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88" calcext:value-type="float">
            <text:p>128.88</text:p>
          </table:table-cell>
          <table:table-cell office:value-type="float" office:value="129.62" calcext:value-type="float">
            <text:p>129.62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28.813" calcext:value-type="float">
            <text:p>128.813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40 20.023</text:p>
          </table:table-cell>
          <table:table-cell office:value-type="float" office:value="243.8" calcext:value-type="float">
            <text:p>243.8</text:p>
          </table:table-cell>
          <table:table-cell office:value-type="float" office:value="0.89" calcext:value-type="float">
            <text:p>0.89</text:p>
          </table:table-cell>
          <table:table-cell office:value-type="float" office:value="128.5" calcext:value-type="float">
            <text:p>128.5</text:p>
          </table:table-cell>
          <table:table-cell office:value-type="float" office:value="9679" calcext:value-type="float">
            <text:p>9679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02" calcext:value-type="float">
            <text:p>128.02</text:p>
          </table:table-cell>
          <table:table-cell office:value-type="float" office:value="130.09" calcext:value-type="float">
            <text:p>130.09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8.716" calcext:value-type="float">
            <text:p>128.716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19 50 20.012</text:p>
          </table:table-cell>
          <table:table-cell office:value-type="float" office:value="238.1" calcext:value-type="float">
            <text:p>238.1</text:p>
          </table:table-cell>
          <table:table-cell office:value-type="float" office:value="0.89" calcext:value-type="float">
            <text:p>0.89</text:p>
          </table:table-cell>
          <table:table-cell office:value-type="float" office:value="127.7" calcext:value-type="float">
            <text:p>127.7</text:p>
          </table:table-cell>
          <table:table-cell office:value-type="float" office:value="9700" calcext:value-type="float">
            <text:p>970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" calcext:value-type="float">
            <text:p>129</text:p>
          </table:table-cell>
          <table:table-cell office:value-type="float" office:value="128.54" calcext:value-type="float">
            <text:p>128.54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8.552" calcext:value-type="float">
            <text:p>128.552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0 00 19.998</text:p>
          </table:table-cell>
          <table:table-cell office:value-type="float" office:value="239.8" calcext:value-type="float">
            <text:p>239.8</text:p>
          </table:table-cell>
          <table:table-cell office:value-type="float" office:value="0.88" calcext:value-type="float">
            <text:p>0.88</text:p>
          </table:table-cell>
          <table:table-cell office:value-type="float" office:value="127.8" calcext:value-type="float">
            <text:p>127.8</text:p>
          </table:table-cell>
          <table:table-cell office:value-type="float" office:value="9722" calcext:value-type="float">
            <text:p>9722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28.4" calcext:value-type="float">
            <text:p>128.4</text:p>
          </table:table-cell>
          <table:table-cell office:value-type="float" office:value="127.99" calcext:value-type="float">
            <text:p>127.99</text:p>
          </table:table-cell>
          <table:table-cell office:value-type="float" office:value="126.61" calcext:value-type="float">
            <text:p>126.61</text:p>
          </table:table-cell>
          <table:table-cell office:value-type="float" office:value="129.53" calcext:value-type="float">
            <text:p>129.53</text:p>
          </table:table-cell>
          <table:table-cell office:value-type="float" office:value="128.15" calcext:value-type="float">
            <text:p>128.15</text:p>
          </table:table-cell>
          <table:table-cell office:value-type="float" office:value="128.181" calcext:value-type="float">
            <text:p>128.181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8 20 10 20.021</text:p>
          </table:table-cell>
          <table:table-cell office:value-type="float" office:value="243.5" calcext:value-type="float">
            <text:p>243.5</text:p>
          </table:table-cell>
          <table:table-cell office:value-type="float" office:value="0.86" calcext:value-type="float">
            <text:p>0.86</text:p>
          </table:table-cell>
          <table:table-cell office:value-type="float" office:value="128.5" calcext:value-type="float">
            <text:p>128.5</text:p>
          </table:table-cell>
          <table:table-cell office:value-type="float" office:value="9743" calcext:value-type="float">
            <text:p>9743</text:p>
          </table:table-cell>
          <table:table-cell office:value-type="float" office:value="49.9" calcext:value-type="float">
            <text:p>49.9</text:p>
          </table:table-cell>
          <table:table-cell office:value-type="float" office:value="0.62" calcext:value-type="float">
            <text:p>0.62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29" calcext:value-type="float">
            <text:p>128.29</text:p>
          </table:table-cell>
          <table:table-cell table:number-columns-repeated="2" office:value-type="float" office:value="129.83" calcext:value-type="float">
            <text:p>129.83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8.279" calcext:value-type="float">
            <text:p>128.279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0 20 20.019</text:p>
          </table:table-cell>
          <table:table-cell office:value-type="float" office:value="244.3" calcext:value-type="float">
            <text:p>244.3</text:p>
          </table:table-cell>
          <table:table-cell office:value-type="float" office:value="0.85" calcext:value-type="float">
            <text:p>0.85</text:p>
          </table:table-cell>
          <table:table-cell office:value-type="float" office:value="128.5" calcext:value-type="float">
            <text:p>128.5</text:p>
          </table:table-cell>
          <table:table-cell office:value-type="float" office:value="9765" calcext:value-type="float">
            <text:p>9765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17" calcext:value-type="float">
            <text:p>128.17</text:p>
          </table:table-cell>
          <table:table-cell office:value-type="float" office:value="128.75" calcext:value-type="float">
            <text:p>128.75</text:p>
          </table:table-cell>
          <table:table-cell office:value-type="float" office:value="129.13" calcext:value-type="float">
            <text:p>129.13</text:p>
          </table:table-cell>
          <table:table-cell office:value-type="float" office:value="128.07" calcext:value-type="float">
            <text:p>128.07</text:p>
          </table:table-cell>
          <table:table-cell office:value-type="float" office:value="128.23" calcext:value-type="float">
            <text:p>128.23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0 30 20.022</text:p>
          </table:table-cell>
          <table:table-cell office:value-type="float" office:value="244.7" calcext:value-type="float">
            <text:p>244.7</text:p>
          </table:table-cell>
          <table:table-cell office:value-type="float" office:value="0.87" calcext:value-type="float">
            <text:p>0.87</text:p>
          </table:table-cell>
          <table:table-cell office:value-type="float" office:value="128.7" calcext:value-type="float">
            <text:p>128.7</text:p>
          </table:table-cell>
          <table:table-cell office:value-type="float" office:value="9786" calcext:value-type="float">
            <text:p>9786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29" calcext:value-type="float">
            <text:p>129</text:p>
          </table:table-cell>
          <table:table-cell office:value-type="float" office:value="128.57" calcext:value-type="float">
            <text:p>128.57</text:p>
          </table:table-cell>
          <table:table-cell table:number-columns-repeated="2" office:value-type="float" office:value="129.86" calcext:value-type="float">
            <text:p>129.86</text:p>
          </table:table-cell>
          <table:table-cell office:value-type="float" office:value="128.62" calcext:value-type="float">
            <text:p>128.62</text:p>
          </table:table-cell>
          <table:table-cell office:value-type="float" office:value="128.467" calcext:value-type="float">
            <text:p>128.467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0 40 20.022</text:p>
          </table:table-cell>
          <table:table-cell office:value-type="float" office:value="245.6" calcext:value-type="float">
            <text:p>245.6</text:p>
          </table:table-cell>
          <table:table-cell office:value-type="float" office:value="0.84" calcext:value-type="float">
            <text:p>0.84</text:p>
          </table:table-cell>
          <table:table-cell office:value-type="float" office:value="128.6" calcext:value-type="float">
            <text:p>128.6</text:p>
          </table:table-cell>
          <table:table-cell office:value-type="float" office:value="9808" calcext:value-type="float">
            <text:p>9808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7.91" calcext:value-type="float">
            <text:p>127.91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8.46" calcext:value-type="float">
            <text:p>128.46</text:p>
          </table:table-cell>
          <table:table-cell office:value-type="float" office:value="128.636" calcext:value-type="float">
            <text:p>128.636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0 50 20.017</text:p>
          </table:table-cell>
          <table:table-cell office:value-type="float" office:value="246.7" calcext:value-type="float">
            <text:p>246.7</text:p>
          </table:table-cell>
          <table:table-cell office:value-type="float" office:value="0.82" calcext:value-type="float">
            <text:p>0.82</text:p>
          </table:table-cell>
          <table:table-cell office:value-type="float" office:value="128.7" calcext:value-type="float">
            <text:p>128.7</text:p>
          </table:table-cell>
          <table:table-cell office:value-type="float" office:value="9829" calcext:value-type="float">
            <text:p>9829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129.1" calcext:value-type="float">
            <text:p>129.1</text:p>
          </table:table-cell>
          <table:table-cell office:value-type="float" office:value="128.85" calcext:value-type="float">
            <text:p>128.85</text:p>
          </table:table-cell>
          <table:table-cell office:value-type="float" office:value="129.47" calcext:value-type="float">
            <text:p>129.47</text:p>
          </table:table-cell>
          <table:table-cell office:value-type="float" office:value="130.2" calcext:value-type="float">
            <text:p>130.2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783" calcext:value-type="float">
            <text:p>128.783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00 20.014</text:p>
          </table:table-cell>
          <table:table-cell office:value-type="float" office:value="249.5" calcext:value-type="float">
            <text:p>249.5</text:p>
          </table:table-cell>
          <table:table-cell office:value-type="float" office:value="0.82" calcext:value-type="float">
            <text:p>0.82</text:p>
          </table:table-cell>
          <table:table-cell office:value-type="float" office:value="129.1" calcext:value-type="float">
            <text:p>129.1</text:p>
          </table:table-cell>
          <table:table-cell office:value-type="float" office:value="9851" calcext:value-type="float">
            <text:p>9851</text:p>
          </table:table-cell>
          <table:table-cell office:value-type="float" office:value="49.9" calcext:value-type="float">
            <text:p>49.9</text:p>
          </table:table-cell>
          <table:table-cell office:value-type="float" office:value="0.63" calcext:value-type="float">
            <text:p>0.63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3" calcext:value-type="float">
            <text:p>129.23</text:p>
          </table:table-cell>
          <table:table-cell office:value-type="float" office:value="128.89" calcext:value-type="float">
            <text:p>128.89</text:p>
          </table:table-cell>
          <table:table-cell office:value-type="float" office:value="130.36" calcext:value-type="float">
            <text:p>130.36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088" calcext:value-type="float">
            <text:p>129.088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10 20.016</text:p>
          </table:table-cell>
          <table:table-cell office:value-type="float" office:value="250.6" calcext:value-type="float">
            <text:p>250.6</text:p>
          </table:table-cell>
          <table:table-cell office:value-type="float" office:value="0.82" calcext:value-type="float">
            <text:p>0.82</text:p>
          </table:table-cell>
          <table:table-cell office:value-type="float" office:value="129.3" calcext:value-type="float">
            <text:p>129.3</text:p>
          </table:table-cell>
          <table:table-cell office:value-type="float" office:value="9872" calcext:value-type="float">
            <text:p>9872</text:p>
          </table:table-cell>
          <table:table-cell office:value-type="float" office:value="49.9" calcext:value-type="float">
            <text:p>49.9</text:p>
          </table:table-cell>
          <table:table-cell office:value-type="float" office:value="0.63" calcext:value-type="float">
            <text:p>0.63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15" calcext:value-type="float">
            <text:p>129.15</text:p>
          </table:table-cell>
          <table:table-cell office:value-type="float" office:value="129.46" calcext:value-type="float">
            <text:p>129.46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8.94" calcext:value-type="float">
            <text:p>128.94</text:p>
          </table:table-cell>
          <table:table-cell office:value-type="float" office:value="129.129" calcext:value-type="float">
            <text:p>129.12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20 20.014</text:p>
          </table:table-cell>
          <table:table-cell office:value-type="float" office:value="249.9" calcext:value-type="float">
            <text:p>249.9</text:p>
          </table:table-cell>
          <table:table-cell office:value-type="float" office:value="0.83" calcext:value-type="float">
            <text:p>0.83</text:p>
          </table:table-cell>
          <table:table-cell office:value-type="float" office:value="129.2" calcext:value-type="float">
            <text:p>129.2</text:p>
          </table:table-cell>
          <table:table-cell office:value-type="float" office:value="9894" calcext:value-type="float">
            <text:p>9894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2" calcext:value-type="float">
            <text:p>129.22</text:p>
          </table:table-cell>
          <table:table-cell table:number-columns-repeated="2" office:value-type="float" office:value="130.67" calcext:value-type="float">
            <text:p>130.67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9.192" calcext:value-type="float">
            <text:p>129.192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30 20.020</text:p>
          </table:table-cell>
          <table:table-cell office:value-type="float" office:value="247.4" calcext:value-type="float">
            <text:p>247.4</text:p>
          </table:table-cell>
          <table:table-cell office:value-type="float" office:value="0.82" calcext:value-type="float">
            <text:p>0.82</text:p>
          </table:table-cell>
          <table:table-cell office:value-type="float" office:value="128.9" calcext:value-type="float">
            <text:p>128.9</text:p>
          </table:table-cell>
          <table:table-cell office:value-type="float" office:value="9916" calcext:value-type="float">
            <text:p>9916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129.4" calcext:value-type="float">
            <text:p>129.4</text:p>
          </table:table-cell>
          <table:table-cell office:value-type="float" office:value="128.98" calcext:value-type="float">
            <text:p>128.98</text:p>
          </table:table-cell>
          <table:table-cell office:value-type="float" office:value="129.84" calcext:value-type="float">
            <text:p>129.84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9.038" calcext:value-type="float">
            <text:p>129.038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40 20.018</text:p>
          </table:table-cell>
          <table:table-cell office:value-type="float" office:value="246.6" calcext:value-type="float">
            <text:p>246.6</text:p>
          </table:table-cell>
          <table:table-cell office:value-type="float" office:value="0.81" calcext:value-type="float">
            <text:p>0.81</text:p>
          </table:table-cell>
          <table:table-cell office:value-type="float" office:value="128.8" calcext:value-type="float">
            <text:p>128.8</text:p>
          </table:table-cell>
          <table:table-cell office:value-type="float" office:value="9937" calcext:value-type="float">
            <text:p>9937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73" calcext:value-type="float">
            <text:p>128.73</text:p>
          </table:table-cell>
          <table:table-cell office:value-type="float" office:value="127.84" calcext:value-type="float">
            <text:p>127.84</text:p>
          </table:table-cell>
          <table:table-cell office:value-type="float" office:value="130.05" calcext:value-type="float">
            <text:p>130.05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844" calcext:value-type="float">
            <text:p>128.844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1 50 20.022</text:p>
          </table:table-cell>
          <table:table-cell office:value-type="float" office:value="245.4" calcext:value-type="float">
            <text:p>245.4</text:p>
          </table:table-cell>
          <table:table-cell office:value-type="float" office:value="0.83" calcext:value-type="float">
            <text:p>0.83</text:p>
          </table:table-cell>
          <table:table-cell office:value-type="float" office:value="128.5" calcext:value-type="float">
            <text:p>128.5</text:p>
          </table:table-cell>
          <table:table-cell office:value-type="float" office:value="9959" calcext:value-type="float">
            <text:p>9959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" calcext:value-type="float">
            <text:p>129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32" calcext:value-type="float">
            <text:p>128.32</text:p>
          </table:table-cell>
          <table:table-cell office:value-type="float" office:value="130.61" calcext:value-type="float">
            <text:p>130.61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749" calcext:value-type="float">
            <text:p>128.749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00 19.994</text:p>
          </table:table-cell>
          <table:table-cell office:value-type="float" office:value="246.7" calcext:value-type="float">
            <text:p>246.7</text:p>
          </table:table-cell>
          <table:table-cell office:value-type="float" office:value="0.82" calcext:value-type="float">
            <text:p>0.82</text:p>
          </table:table-cell>
          <table:table-cell office:value-type="float" office:value="128.7" calcext:value-type="float">
            <text:p>128.7</text:p>
          </table:table-cell>
          <table:table-cell office:value-type="float" office:value="9980" calcext:value-type="float">
            <text:p>9980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85" calcext:value-type="float">
            <text:p>128.85</text:p>
          </table:table-cell>
          <table:table-cell office:value-type="float" office:value="129.47" calcext:value-type="float">
            <text:p>129.47</text:p>
          </table:table-cell>
          <table:table-cell office:value-type="float" office:value="130.26" calcext:value-type="float">
            <text:p>130.26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8.829" calcext:value-type="float">
            <text:p>128.829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10 20.002</text:p>
          </table:table-cell>
          <table:table-cell office:value-type="float" office:value="250.4" calcext:value-type="float">
            <text:p>250.4</text:p>
          </table:table-cell>
          <table:table-cell office:value-type="float" office:value="0.81" calcext:value-type="float">
            <text:p>0.81</text:p>
          </table:table-cell>
          <table:table-cell office:value-type="float" office:value="129.2" calcext:value-type="float">
            <text:p>129.2</text:p>
          </table:table-cell>
          <table:table-cell office:value-type="float" office:value="10002" calcext:value-type="float">
            <text:p>10002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7.78" calcext:value-type="float">
            <text:p>127.78</text:p>
          </table:table-cell>
          <table:table-cell office:value-type="float" office:value="129.78" calcext:value-type="float">
            <text:p>129.78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9.024" calcext:value-type="float">
            <text:p>129.024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20 20.020</text:p>
          </table:table-cell>
          <table:table-cell office:value-type="float" office:value="248.8" calcext:value-type="float">
            <text:p>248.8</text:p>
          </table:table-cell>
          <table:table-cell office:value-type="float" office:value="0.83" calcext:value-type="float">
            <text:p>0.83</text:p>
          </table:table-cell>
          <table:table-cell office:value-type="float" office:value="128.9" calcext:value-type="float">
            <text:p>128.9</text:p>
          </table:table-cell>
          <table:table-cell office:value-type="float" office:value="10023" calcext:value-type="float">
            <text:p>10023</text:p>
          </table:table-cell>
          <table:table-cell office:value-type="float" office:value="49.9" calcext:value-type="float">
            <text:p>49.9</text:p>
          </table:table-cell>
          <table:table-cell office:value-type="float" office:value="0.63" calcext:value-type="float">
            <text:p>0.63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7" calcext:value-type="float">
            <text:p>129.17</text:p>
          </table:table-cell>
          <table:table-cell table:number-columns-repeated="2" office:value-type="float" office:value="130.1" calcext:value-type="float">
            <text:p>130.1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9.102" calcext:value-type="float">
            <text:p>129.102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30 19.994</text:p>
          </table:table-cell>
          <table:table-cell office:value-type="float" office:value="245.6" calcext:value-type="float">
            <text:p>245.6</text:p>
          </table:table-cell>
          <table:table-cell office:value-type="float" office:value="0.82" calcext:value-type="float">
            <text:p>0.82</text:p>
          </table:table-cell>
          <table:table-cell office:value-type="float" office:value="128.5" calcext:value-type="float">
            <text:p>128.5</text:p>
          </table:table-cell>
          <table:table-cell office:value-type="float" office:value="10045" calcext:value-type="float">
            <text:p>10045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6.88" calcext:value-type="float">
            <text:p>126.88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8.79" calcext:value-type="float">
            <text:p>128.79</text:p>
          </table:table-cell>
          <table:table-cell office:value-type="float" office:value="129.063" calcext:value-type="float">
            <text:p>129.063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40 20.018</text:p>
          </table:table-cell>
          <table:table-cell office:value-type="float" office:value="244.3" calcext:value-type="float">
            <text:p>244.3</text:p>
          </table:table-cell>
          <table:table-cell office:value-type="float" office:value="0.84" calcext:value-type="float">
            <text:p>0.84</text:p>
          </table:table-cell>
          <table:table-cell office:value-type="float" office:value="128.4" calcext:value-type="float">
            <text:p>128.4</text:p>
          </table:table-cell>
          <table:table-cell office:value-type="float" office:value="10066" calcext:value-type="float">
            <text:p>10066</text:p>
          </table:table-cell>
          <table:table-cell office:value-type="float" office:value="49.9" calcext:value-type="float">
            <text:p>49.9</text:p>
          </table:table-cell>
          <table:table-cell office:value-type="float" office:value="0.63" calcext:value-type="float">
            <text:p>0.63</text:p>
          </table:table-cell>
          <table:table-cell office:value-type="float" office:value="129.7" calcext:value-type="float">
            <text:p>129.7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9.28" calcext:value-type="float">
            <text:p>129.28</text:p>
          </table:table-cell>
          <table:table-cell office:value-type="float" office:value="129.87" calcext:value-type="float">
            <text:p>129.87</text:p>
          </table:table-cell>
          <table:table-cell office:value-type="float" office:value="128.99" calcext:value-type="float">
            <text:p>128.99</text:p>
          </table:table-cell>
          <table:table-cell office:value-type="float" office:value="128.953" calcext:value-type="float">
            <text:p>128.953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2 50 20.015</text:p>
          </table:table-cell>
          <table:table-cell office:value-type="float" office:value="249.4" calcext:value-type="float">
            <text:p>249.4</text:p>
          </table:table-cell>
          <table:table-cell office:value-type="float" office:value="0.83" calcext:value-type="float">
            <text:p>0.83</text:p>
          </table:table-cell>
          <table:table-cell office:value-type="float" office:value="129.3" calcext:value-type="float">
            <text:p>129.3</text:p>
          </table:table-cell>
          <table:table-cell office:value-type="float" office:value="10088" calcext:value-type="float">
            <text:p>10088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.3" calcext:value-type="float">
            <text:p>129.3</text:p>
          </table:table-cell>
          <table:table-cell office:value-type="float" office:value="128.72" calcext:value-type="float">
            <text:p>128.72</text:p>
          </table:table-cell>
          <table:table-cell table:number-columns-repeated="2" office:value-type="float" office:value="130.41" calcext:value-type="float">
            <text:p>130.41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8.85" calcext:value-type="float">
            <text:p>128.85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3 00 20.005</text:p>
          </table:table-cell>
          <table:table-cell office:value-type="float" office:value="249.5" calcext:value-type="float">
            <text:p>249.5</text:p>
          </table:table-cell>
          <table:table-cell office:value-type="float" office:value="0.82" calcext:value-type="float">
            <text:p>0.82</text:p>
          </table:table-cell>
          <table:table-cell office:value-type="float" office:value="129.2" calcext:value-type="float">
            <text:p>129.2</text:p>
          </table:table-cell>
          <table:table-cell office:value-type="float" office:value="10110" calcext:value-type="float">
            <text:p>10110</text:p>
          </table:table-cell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8.89" calcext:value-type="float">
            <text:p>128.89</text:p>
          </table:table-cell>
          <table:table-cell office:value-type="float" office:value="130.72" calcext:value-type="float">
            <text:p>130.72</text:p>
          </table:table-cell>
          <table:table-cell office:value-type="float" office:value="129.39" calcext:value-type="float">
            <text:p>129.39</text:p>
          </table:table-cell>
          <table:table-cell office:value-type="float" office:value="129.067" calcext:value-type="float">
            <text:p>129.067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8 23 10 20.007</text:p>
          </table:table-cell>
          <table:table-cell office:value-type="float" office:value="249.1" calcext:value-type="float">
            <text:p>249.1</text:p>
          </table:table-cell>
          <table:table-cell office:value-type="float" office:value="0.85" calcext:value-type="float">
            <text:p>0.85</text:p>
          </table:table-cell>
          <table:table-cell office:value-type="float" office:value="129" calcext:value-type="float">
            <text:p>129</text:p>
          </table:table-cell>
          <table:table-cell office:value-type="float" office:value="10131" calcext:value-type="float">
            <text:p>10131</text:p>
          </table:table-cell>
          <table:table-cell office:value-type="float" office:value="49.8" calcext:value-type="float">
            <text:p>49.8</text:p>
          </table:table-cell>
          <table:table-cell office:value-type="float" office:value="0.61" calcext:value-type="float">
            <text:p>0.61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9.16" calcext:value-type="float">
            <text:p>129.16</text:p>
          </table:table-cell>
          <table:table-cell office:value-type="float" office:value="130.49" calcext:value-type="float">
            <text:p>130.49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004" calcext:value-type="float">
            <text:p>129.004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3 20 20.019</text:p>
          </table:table-cell>
          <table:table-cell office:value-type="float" office:value="248.8" calcext:value-type="float">
            <text:p>248.8</text:p>
          </table:table-cell>
          <table:table-cell office:value-type="float" office:value="0.85" calcext:value-type="float">
            <text:p>0.85</text:p>
          </table:table-cell>
          <table:table-cell office:value-type="float" office:value="128.9" calcext:value-type="float">
            <text:p>128.9</text:p>
          </table:table-cell>
          <table:table-cell office:value-type="float" office:value="10153" calcext:value-type="float">
            <text:p>10153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06" calcext:value-type="float">
            <text:p>129.06</text:p>
          </table:table-cell>
          <table:table-cell office:value-type="float" office:value="129" calcext:value-type="float">
            <text:p>129</text:p>
          </table:table-cell>
          <table:table-cell office:value-type="float" office:value="130.04" calcext:value-type="float">
            <text:p>130.04</text:p>
          </table:table-cell>
          <table:table-cell office:value-type="float" office:value="128.99" calcext:value-type="float">
            <text:p>128.99</text:p>
          </table:table-cell>
          <table:table-cell office:value-type="float" office:value="129.041" calcext:value-type="float">
            <text:p>129.041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3 30 20.021</text:p>
          </table:table-cell>
          <table:table-cell office:value-type="float" office:value="249" calcext:value-type="float">
            <text:p>249</text:p>
          </table:table-cell>
          <table:table-cell office:value-type="float" office:value="0.85" calcext:value-type="float">
            <text:p>0.85</text:p>
          </table:table-cell>
          <table:table-cell office:value-type="float" office:value="128.9" calcext:value-type="float">
            <text:p>128.9</text:p>
          </table:table-cell>
          <table:table-cell office:value-type="float" office:value="10174" calcext:value-type="float">
            <text:p>10174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11" calcext:value-type="float">
            <text:p>129.11</text:p>
          </table:table-cell>
          <table:table-cell office:value-type="float" office:value="129.73" calcext:value-type="float">
            <text:p>129.73</text:p>
          </table:table-cell>
          <table:table-cell office:value-type="float" office:value="128.53" calcext:value-type="float">
            <text:p>128.53</text:p>
          </table:table-cell>
          <table:table-cell office:value-type="float" office:value="129.015" calcext:value-type="float">
            <text:p>129.015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3 40 20.018</text:p>
          </table:table-cell>
          <table:table-cell office:value-type="float" office:value="249.7" calcext:value-type="float">
            <text:p>249.7</text:p>
          </table:table-cell>
          <table:table-cell office:value-type="float" office:value="0.86" calcext:value-type="float">
            <text:p>0.86</text:p>
          </table:table-cell>
          <table:table-cell office:value-type="float" office:value="129.1" calcext:value-type="float">
            <text:p>129.1</text:p>
          </table:table-cell>
          <table:table-cell office:value-type="float" office:value="10196" calcext:value-type="float">
            <text:p>10196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6" calcext:value-type="float">
            <text:p>129.26</text:p>
          </table:table-cell>
          <table:table-cell office:value-type="float" office:value="128.85" calcext:value-type="float">
            <text:p>128.85</text:p>
          </table:table-cell>
          <table:table-cell office:value-type="float" office:value="130.73" calcext:value-type="float">
            <text:p>130.73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196" calcext:value-type="float">
            <text:p>129.196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8 23 50 20.022</text:p>
          </table:table-cell>
          <table:table-cell office:value-type="float" office:value="247.7" calcext:value-type="float">
            <text:p>247.7</text:p>
          </table:table-cell>
          <table:table-cell office:value-type="float" office:value="0.87" calcext:value-type="float">
            <text:p>0.87</text:p>
          </table:table-cell>
          <table:table-cell office:value-type="float" office:value="129.1" calcext:value-type="float">
            <text:p>129.1</text:p>
          </table:table-cell>
          <table:table-cell office:value-type="float" office:value="10217" calcext:value-type="float">
            <text:p>1021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6" calcext:value-type="float">
            <text:p>129.26</text:p>
          </table:table-cell>
          <table:table-cell office:value-type="float" office:value="129.3" calcext:value-type="float">
            <text:p>129.3</text:p>
          </table:table-cell>
          <table:table-cell office:value-type="float" office:value="130.84" calcext:value-type="float">
            <text:p>130.84</text:p>
          </table:table-cell>
          <table:table-cell office:value-type="float" office:value="129.64" calcext:value-type="float">
            <text:p>129.64</text:p>
          </table:table-cell>
          <table:table-cell office:value-type="float" office:value="129.214" calcext:value-type="float">
            <text:p>129.214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00 20.020</text:p>
          </table:table-cell>
          <table:table-cell office:value-type="float" office:value="250.2" calcext:value-type="float">
            <text:p>250.2</text:p>
          </table:table-cell>
          <table:table-cell office:value-type="float" office:value="0.87" calcext:value-type="float">
            <text:p>0.87</text:p>
          </table:table-cell>
          <table:table-cell office:value-type="float" office:value="129.2" calcext:value-type="float">
            <text:p>129.2</text:p>
          </table:table-cell>
          <table:table-cell office:value-type="float" office:value="10239" calcext:value-type="float">
            <text:p>10239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8.43" calcext:value-type="float">
            <text:p>128.43</text:p>
          </table:table-cell>
          <table:table-cell office:value-type="float" office:value="130.84" calcext:value-type="float">
            <text:p>130.84</text:p>
          </table:table-cell>
          <table:table-cell office:value-type="float" office:value="129.27" calcext:value-type="float">
            <text:p>129.27</text:p>
          </table:table-cell>
          <table:table-cell office:value-type="float" office:value="129.217" calcext:value-type="float">
            <text:p>129.217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10 20.021</text:p>
          </table:table-cell>
          <table:table-cell office:value-type="float" office:value="248.4" calcext:value-type="float">
            <text:p>248.4</text:p>
          </table:table-cell>
          <table:table-cell office:value-type="float" office:value="0.87" calcext:value-type="float">
            <text:p>0.87</text:p>
          </table:table-cell>
          <table:table-cell office:value-type="float" office:value="129" calcext:value-type="float">
            <text:p>129</text:p>
          </table:table-cell>
          <table:table-cell office:value-type="float" office:value="10261" calcext:value-type="float">
            <text:p>1026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9" calcext:value-type="float">
            <text:p>129.9</text:p>
          </table:table-cell>
          <table:table-cell office:value-type="float" office:value="128.67" calcext:value-type="float">
            <text:p>128.67</text:p>
          </table:table-cell>
          <table:table-cell office:value-type="float" office:value="129.151" calcext:value-type="float">
            <text:p>129.151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20 20.014</text:p>
          </table:table-cell>
          <table:table-cell office:value-type="float" office:value="250" calcext:value-type="float">
            <text:p>250</text:p>
          </table:table-cell>
          <table:table-cell office:value-type="float" office:value="0.87" calcext:value-type="float">
            <text:p>0.87</text:p>
          </table:table-cell>
          <table:table-cell office:value-type="float" office:value="129.3" calcext:value-type="float">
            <text:p>129.3</text:p>
          </table:table-cell>
          <table:table-cell office:value-type="float" office:value="10282" calcext:value-type="float">
            <text:p>1028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3" calcext:value-type="float">
            <text:p>129.23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87" calcext:value-type="float">
            <text:p>130.87</text:p>
          </table:table-cell>
          <table:table-cell office:value-type="float" office:value="129.85" calcext:value-type="float">
            <text:p>129.85</text:p>
          </table:table-cell>
          <table:table-cell office:value-type="float" office:value="129.206" calcext:value-type="float">
            <text:p>129.206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30 20.014</text:p>
          </table:table-cell>
          <table:table-cell office:value-type="float" office:value="249" calcext:value-type="float">
            <text:p>249</text:p>
          </table:table-cell>
          <table:table-cell office:value-type="float" office:value="0.87" calcext:value-type="float">
            <text:p>0.87</text:p>
          </table:table-cell>
          <table:table-cell office:value-type="float" office:value="129.1" calcext:value-type="float">
            <text:p>129.1</text:p>
          </table:table-cell>
          <table:table-cell office:value-type="float" office:value="10304" calcext:value-type="float">
            <text:p>10304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7.81" calcext:value-type="float">
            <text:p>127.81</text:p>
          </table:table-cell>
          <table:table-cell office:value-type="float" office:value="130.45" calcext:value-type="float">
            <text:p>130.45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9.189" calcext:value-type="float">
            <text:p>129.189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40 20.022</text:p>
          </table:table-cell>
          <table:table-cell office:value-type="float" office:value="247.4" calcext:value-type="float">
            <text:p>247.4</text:p>
          </table:table-cell>
          <table:table-cell office:value-type="float" office:value="0.88" calcext:value-type="float">
            <text:p>0.88</text:p>
          </table:table-cell>
          <table:table-cell office:value-type="float" office:value="128.9" calcext:value-type="float">
            <text:p>128.9</text:p>
          </table:table-cell>
          <table:table-cell office:value-type="float" office:value="10325" calcext:value-type="float">
            <text:p>1032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8.45" calcext:value-type="float">
            <text:p>128.45</text:p>
          </table:table-cell>
          <table:table-cell office:value-type="float" office:value="130.76" calcext:value-type="float">
            <text:p>130.76</text:p>
          </table:table-cell>
          <table:table-cell office:value-type="float" office:value="129.14" calcext:value-type="float">
            <text:p>129.14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0 50 20.012</text:p>
          </table:table-cell>
          <table:table-cell office:value-type="float" office:value="249.3" calcext:value-type="float">
            <text:p>249.3</text:p>
          </table:table-cell>
          <table:table-cell office:value-type="float" office:value="0.88" calcext:value-type="float">
            <text:p>0.88</text:p>
          </table:table-cell>
          <table:table-cell office:value-type="float" office:value="129.2" calcext:value-type="float">
            <text:p>129.2</text:p>
          </table:table-cell>
          <table:table-cell office:value-type="float" office:value="10347" calcext:value-type="float">
            <text:p>1034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11" calcext:value-type="float">
            <text:p>129.11</text:p>
          </table:table-cell>
          <table:table-cell office:value-type="float" office:value="129.44" calcext:value-type="float">
            <text:p>129.44</text:p>
          </table:table-cell>
          <table:table-cell office:value-type="float" office:value="129.75" calcext:value-type="float">
            <text:p>129.75</text:p>
          </table:table-cell>
          <table:table-cell office:value-type="float" office:value="129.02" calcext:value-type="float">
            <text:p>129.02</text:p>
          </table:table-cell>
          <table:table-cell office:value-type="float" office:value="129.167" calcext:value-type="float">
            <text:p>129.167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00 20.020</text:p>
          </table:table-cell>
          <table:table-cell office:value-type="float" office:value="249" calcext:value-type="float">
            <text:p>249</text:p>
          </table:table-cell>
          <table:table-cell office:value-type="float" office:value="0.88" calcext:value-type="float">
            <text:p>0.88</text:p>
          </table:table-cell>
          <table:table-cell office:value-type="float" office:value="129.1" calcext:value-type="float">
            <text:p>129.1</text:p>
          </table:table-cell>
          <table:table-cell office:value-type="float" office:value="10369" calcext:value-type="float">
            <text:p>10369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table:number-columns-repeated="2" office:value-type="float" office:value="129.28" calcext:value-type="float">
            <text:p>129.28</text:p>
          </table:table-cell>
          <table:table-cell office:value-type="float" office:value="130.91" calcext:value-type="float">
            <text:p>130.91</text:p>
          </table:table-cell>
          <table:table-cell office:value-type="float" office:value="129.49" calcext:value-type="float">
            <text:p>129.49</text:p>
          </table:table-cell>
          <table:table-cell office:value-type="float" office:value="129.239" calcext:value-type="float">
            <text:p>129.239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10 20.016</text:p>
          </table:table-cell>
          <table:table-cell office:value-type="float" office:value="248.7" calcext:value-type="float">
            <text:p>248.7</text:p>
          </table:table-cell>
          <table:table-cell office:value-type="float" office:value="0.89" calcext:value-type="float">
            <text:p>0.89</text:p>
          </table:table-cell>
          <table:table-cell office:value-type="float" office:value="129.1" calcext:value-type="float">
            <text:p>129.1</text:p>
          </table:table-cell>
          <table:table-cell office:value-type="float" office:value="10390" calcext:value-type="float">
            <text:p>10390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13" calcext:value-type="float">
            <text:p>129.13</text:p>
          </table:table-cell>
          <table:table-cell office:value-type="float" office:value="130.59" calcext:value-type="float">
            <text:p>130.59</text:p>
          </table:table-cell>
          <table:table-cell office:value-type="float" office:value="130.8" calcext:value-type="float">
            <text:p>130.8</text:p>
          </table:table-cell>
          <table:table-cell office:value-type="float" office:value="129.42" calcext:value-type="float">
            <text:p>129.42</text:p>
          </table:table-cell>
          <table:table-cell office:value-type="float" office:value="129.163" calcext:value-type="float">
            <text:p>129.163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20 20.021</text:p>
          </table:table-cell>
          <table:table-cell office:value-type="float" office:value="249.4" calcext:value-type="float">
            <text:p>249.4</text:p>
          </table:table-cell>
          <table:table-cell office:value-type="float" office:value="0.9" calcext:value-type="float">
            <text:p>0.9</text:p>
          </table:table-cell>
          <table:table-cell office:value-type="float" office:value="129.3" calcext:value-type="float">
            <text:p>129.3</text:p>
          </table:table-cell>
          <table:table-cell office:value-type="float" office:value="10412" calcext:value-type="float">
            <text:p>10412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5" calcext:value-type="float">
            <text:p>129.25</text:p>
          </table:table-cell>
          <table:table-cell table:number-columns-repeated="2" office:value-type="float" office:value="130.19" calcext:value-type="float">
            <text:p>130.19</text:p>
          </table:table-cell>
          <table:table-cell office:value-type="float" office:value="129.31" calcext:value-type="float">
            <text:p>129.31</text:p>
          </table:table-cell>
          <table:table-cell office:value-type="float" office:value="129.23" calcext:value-type="float">
            <text:p>129.23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30 20.016</text:p>
          </table:table-cell>
          <table:table-cell office:value-type="float" office:value="246.8" calcext:value-type="float">
            <text:p>246.8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10433" calcext:value-type="float">
            <text:p>10433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11" calcext:value-type="float">
            <text:p>129.11</text:p>
          </table:table-cell>
          <table:table-cell office:value-type="float" office:value="128.83" calcext:value-type="float">
            <text:p>128.83</text:p>
          </table:table-cell>
          <table:table-cell office:value-type="float" office:value="129.93" calcext:value-type="float">
            <text:p>129.93</text:p>
          </table:table-cell>
          <table:table-cell office:value-type="float" office:value="128.78" calcext:value-type="float">
            <text:p>128.78</text:p>
          </table:table-cell>
          <table:table-cell office:value-type="float" office:value="129.132" calcext:value-type="float">
            <text:p>129.132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40 20.004</text:p>
          </table:table-cell>
          <table:table-cell office:value-type="float" office:value="247.5" calcext:value-type="float">
            <text:p>247.5</text:p>
          </table:table-cell>
          <table:table-cell office:value-type="float" office:value="0.89" calcext:value-type="float">
            <text:p>0.89</text:p>
          </table:table-cell>
          <table:table-cell office:value-type="float" office:value="129.2" calcext:value-type="float">
            <text:p>129.2</text:p>
          </table:table-cell>
          <table:table-cell office:value-type="float" office:value="10455" calcext:value-type="float">
            <text:p>1045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5" calcext:value-type="float">
            <text:p>129.05</text:p>
          </table:table-cell>
          <table:table-cell office:value-type="float" office:value="129.96" calcext:value-type="float">
            <text:p>129.96</text:p>
          </table:table-cell>
          <table:table-cell office:value-type="float" office:value="131.01" calcext:value-type="float">
            <text:p>131.01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96" calcext:value-type="float">
            <text:p>129.096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1 50 20.008</text:p>
          </table:table-cell>
          <table:table-cell office:value-type="float" office:value="247.2" calcext:value-type="float">
            <text:p>247.2</text:p>
          </table:table-cell>
          <table:table-cell office:value-type="float" office:value="0.9" calcext:value-type="float">
            <text:p>0.9</text:p>
          </table:table-cell>
          <table:table-cell office:value-type="float" office:value="129.3" calcext:value-type="float">
            <text:p>129.3</text:p>
          </table:table-cell>
          <table:table-cell office:value-type="float" office:value="10476" calcext:value-type="float">
            <text:p>10476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3" calcext:value-type="float">
            <text:p>129.3</text:p>
          </table:table-cell>
          <table:table-cell office:value-type="float" office:value="129" calcext:value-type="float">
            <text:p>129</text:p>
          </table:table-cell>
          <table:table-cell office:value-type="float" office:value="129.04" calcext:value-type="float">
            <text:p>129.04</text:p>
          </table:table-cell>
          <table:table-cell office:value-type="float" office:value="130.01" calcext:value-type="float">
            <text:p>130.01</text:p>
          </table:table-cell>
          <table:table-cell office:value-type="float" office:value="128.77" calcext:value-type="float">
            <text:p>128.77</text:p>
          </table:table-cell>
          <table:table-cell office:value-type="float" office:value="129.032" calcext:value-type="float">
            <text:p>129.032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2 00 20.018</text:p>
          </table:table-cell>
          <table:table-cell office:value-type="float" office:value="248.7" calcext:value-type="float">
            <text:p>248.7</text:p>
          </table:table-cell>
          <table:table-cell office:value-type="float" office:value="0.9" calcext:value-type="float">
            <text:p>0.9</text:p>
          </table:table-cell>
          <table:table-cell office:value-type="float" office:value="129.4" calcext:value-type="float">
            <text:p>129.4</text:p>
          </table:table-cell>
          <table:table-cell office:value-type="float" office:value="10498" calcext:value-type="float">
            <text:p>10498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7" calcext:value-type="float">
            <text:p>129.27</text:p>
          </table:table-cell>
          <table:table-cell office:value-type="float" office:value="129.82" calcext:value-type="float">
            <text:p>129.82</text:p>
          </table:table-cell>
          <table:table-cell office:value-type="float" office:value="130.08" calcext:value-type="float">
            <text:p>130.08</text:p>
          </table:table-cell>
          <table:table-cell office:value-type="float" office:value="129.43" calcext:value-type="float">
            <text:p>129.43</text:p>
          </table:table-cell>
          <table:table-cell office:value-type="float" office:value="129.216" calcext:value-type="float">
            <text:p>129.216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9 02 10 20.022</text:p>
          </table:table-cell>
          <table:table-cell office:value-type="float" office:value="247.1" calcext:value-type="float">
            <text:p>247.1</text:p>
          </table:table-cell>
          <table:table-cell office:value-type="float" office:value="0.9" calcext:value-type="float">
            <text:p>0.9</text:p>
          </table:table-cell>
          <table:table-cell office:value-type="float" office:value="129" calcext:value-type="float">
            <text:p>129</text:p>
          </table:table-cell>
          <table:table-cell office:value-type="float" office:value="10520" calcext:value-type="float">
            <text:p>10520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8.99" calcext:value-type="float">
            <text:p>128.99</text:p>
          </table:table-cell>
          <table:table-cell office:value-type="float" office:value="130.08" calcext:value-type="float">
            <text:p>130.08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9.196" calcext:value-type="float">
            <text:p>129.196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2 20 20.022</text:p>
          </table:table-cell>
          <table:table-cell office:value-type="float" office:value="249.7" calcext:value-type="float">
            <text:p>249.7</text:p>
          </table:table-cell>
          <table:table-cell office:value-type="float" office:value="0.9" calcext:value-type="float">
            <text:p>0.9</text:p>
          </table:table-cell>
          <table:table-cell office:value-type="float" office:value="129.4" calcext:value-type="float">
            <text:p>129.4</text:p>
          </table:table-cell>
          <table:table-cell office:value-type="float" office:value="10541" calcext:value-type="float">
            <text:p>10541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1" calcext:value-type="float">
            <text:p>129.21</text:p>
          </table:table-cell>
          <table:table-cell office:value-type="float" office:value="130.34" calcext:value-type="float">
            <text:p>130.34</text:p>
          </table:table-cell>
          <table:table-cell office:value-type="float" office:value="130.84" calcext:value-type="float">
            <text:p>130.84</text:p>
          </table:table-cell>
          <table:table-cell office:value-type="float" office:value="129.39" calcext:value-type="float">
            <text:p>129.39</text:p>
          </table:table-cell>
          <table:table-cell office:value-type="float" office:value="129.234" calcext:value-type="float">
            <text:p>129.234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2 30 20.017</text:p>
          </table:table-cell>
          <table:table-cell office:value-type="float" office:value="246.2" calcext:value-type="float">
            <text:p>246.2</text:p>
          </table:table-cell>
          <table:table-cell office:value-type="float" office:value="0.91" calcext:value-type="float">
            <text:p>0.91</text:p>
          </table:table-cell>
          <table:table-cell office:value-type="float" office:value="129" calcext:value-type="float">
            <text:p>129</text:p>
          </table:table-cell>
          <table:table-cell office:value-type="float" office:value="10563" calcext:value-type="float">
            <text:p>10563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31" calcext:value-type="float">
            <text:p>129.31</text:p>
          </table:table-cell>
          <table:table-cell office:value-type="float" office:value="127.7" calcext:value-type="float">
            <text:p>127.7</text:p>
          </table:table-cell>
          <table:table-cell office:value-type="float" office:value="131.42" calcext:value-type="float">
            <text:p>131.42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6" calcext:value-type="float">
            <text:p>129.26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2 40 20.019</text:p>
          </table:table-cell>
          <table:table-cell office:value-type="float" office:value="248.4" calcext:value-type="float">
            <text:p>248.4</text:p>
          </table:table-cell>
          <table:table-cell office:value-type="float" office:value="0.9" calcext:value-type="float">
            <text:p>0.9</text:p>
          </table:table-cell>
          <table:table-cell office:value-type="float" office:value="129.2" calcext:value-type="float">
            <text:p>129.2</text:p>
          </table:table-cell>
          <table:table-cell office:value-type="float" office:value="10584" calcext:value-type="float">
            <text:p>10584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9.66" calcext:value-type="float">
            <text:p>129.66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49" calcext:value-type="float">
            <text:p>129.49</text:p>
          </table:table-cell>
          <table:table-cell office:value-type="float" office:value="129.248" calcext:value-type="float">
            <text:p>129.248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2 50 19.992</text:p>
          </table:table-cell>
          <table:table-cell office:value-type="float" office:value="249.3" calcext:value-type="float">
            <text:p>249.3</text:p>
          </table:table-cell>
          <table:table-cell office:value-type="float" office:value="0.91" calcext:value-type="float">
            <text:p>0.91</text:p>
          </table:table-cell>
          <table:table-cell office:value-type="float" office:value="129.4" calcext:value-type="float">
            <text:p>129.4</text:p>
          </table:table-cell>
          <table:table-cell office:value-type="float" office:value="10606" calcext:value-type="float">
            <text:p>10606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36" calcext:value-type="float">
            <text:p>129.36</text:p>
          </table:table-cell>
          <table:table-cell office:value-type="float" office:value="129.31" calcext:value-type="float">
            <text:p>129.31</text:p>
          </table:table-cell>
          <table:table-cell office:value-type="float" office:value="130.79" calcext:value-type="float">
            <text:p>130.79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317" calcext:value-type="float">
            <text:p>129.317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00 19.994</text:p>
          </table:table-cell>
          <table:table-cell office:value-type="float" office:value="248.3" calcext:value-type="float">
            <text:p>248.3</text:p>
          </table:table-cell>
          <table:table-cell office:value-type="float" office:value="0.91" calcext:value-type="float">
            <text:p>0.91</text:p>
          </table:table-cell>
          <table:table-cell office:value-type="float" office:value="129.2" calcext:value-type="float">
            <text:p>129.2</text:p>
          </table:table-cell>
          <table:table-cell office:value-type="float" office:value="10628" calcext:value-type="float">
            <text:p>10628</text:p>
          </table:table-cell>
          <table:table-cell office:value-type="float" office:value="49.9" calcext:value-type="float">
            <text:p>49.9</text:p>
          </table:table-cell>
          <table:table-cell office:value-type="float" office:value="0.57" calcext:value-type="float">
            <text:p>0.57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8" calcext:value-type="float">
            <text:p>129.28</text:p>
          </table:table-cell>
          <table:table-cell office:value-type="float" office:value="128.79" calcext:value-type="float">
            <text:p>128.79</text:p>
          </table:table-cell>
          <table:table-cell office:value-type="float" office:value="130.47" calcext:value-type="float">
            <text:p>130.47</text:p>
          </table:table-cell>
          <table:table-cell office:value-type="float" office:value="129.02" calcext:value-type="float">
            <text:p>129.02</text:p>
          </table:table-cell>
          <table:table-cell office:value-type="float" office:value="129.284" calcext:value-type="float">
            <text:p>129.284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10 20.017</text:p>
          </table:table-cell>
          <table:table-cell office:value-type="float" office:value="250.2" calcext:value-type="float">
            <text:p>250.2</text:p>
          </table:table-cell>
          <table:table-cell office:value-type="float" office:value="0.91" calcext:value-type="float">
            <text:p>0.91</text:p>
          </table:table-cell>
          <table:table-cell office:value-type="float" office:value="129.4" calcext:value-type="float">
            <text:p>129.4</text:p>
          </table:table-cell>
          <table:table-cell office:value-type="float" office:value="10649" calcext:value-type="float">
            <text:p>10649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42" calcext:value-type="float">
            <text:p>129.42</text:p>
          </table:table-cell>
          <table:table-cell office:value-type="float" office:value="129.78" calcext:value-type="float">
            <text:p>129.78</text:p>
          </table:table-cell>
          <table:table-cell office:value-type="float" office:value="129.93" calcext:value-type="float">
            <text:p>129.93</text:p>
          </table:table-cell>
          <table:table-cell office:value-type="float" office:value="129.06" calcext:value-type="float">
            <text:p>129.06</text:p>
          </table:table-cell>
          <table:table-cell office:value-type="float" office:value="129.379" calcext:value-type="float">
            <text:p>129.37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20 20.021</text:p>
          </table:table-cell>
          <table:table-cell office:value-type="float" office:value="248.2" calcext:value-type="float">
            <text:p>248.2</text:p>
          </table:table-cell>
          <table:table-cell office:value-type="float" office:value="0.91" calcext:value-type="float">
            <text:p>0.91</text:p>
          </table:table-cell>
          <table:table-cell office:value-type="float" office:value="129.2" calcext:value-type="float">
            <text:p>129.2</text:p>
          </table:table-cell>
          <table:table-cell office:value-type="float" office:value="10671" calcext:value-type="float">
            <text:p>10671</text:p>
          </table:table-cell>
          <table:table-cell office:value-type="float" office:value="49.9" calcext:value-type="float">
            <text:p>49.9</text:p>
          </table:table-cell>
          <table:table-cell office:value-type="float" office:value="0.57" calcext:value-type="float">
            <text:p>0.57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74" calcext:value-type="float">
            <text:p>128.74</text:p>
          </table:table-cell>
          <table:table-cell office:value-type="float" office:value="130.03" calcext:value-type="float">
            <text:p>130.03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9.255" calcext:value-type="float">
            <text:p>129.255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30 19.999</text:p>
          </table:table-cell>
          <table:table-cell office:value-type="float" office:value="248.5" calcext:value-type="float">
            <text:p>248.5</text:p>
          </table:table-cell>
          <table:table-cell office:value-type="float" office:value="0.9" calcext:value-type="float">
            <text:p>0.9</text:p>
          </table:table-cell>
          <table:table-cell office:value-type="float" office:value="129.2" calcext:value-type="float">
            <text:p>129.2</text:p>
          </table:table-cell>
          <table:table-cell office:value-type="float" office:value="10693" calcext:value-type="float">
            <text:p>10693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48" calcext:value-type="float">
            <text:p>129.48</text:p>
          </table:table-cell>
          <table:table-cell office:value-type="float" office:value="129.72" calcext:value-type="float">
            <text:p>129.72</text:p>
          </table:table-cell>
          <table:table-cell office:value-type="float" office:value="131.31" calcext:value-type="float">
            <text:p>131.31</text:p>
          </table:table-cell>
          <table:table-cell office:value-type="float" office:value="129.69" calcext:value-type="float">
            <text:p>129.69</text:p>
          </table:table-cell>
          <table:table-cell office:value-type="float" office:value="129.38" calcext:value-type="float">
            <text:p>129.38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40 20.022</text:p>
          </table:table-cell>
          <table:table-cell office:value-type="float" office:value="250.5" calcext:value-type="float">
            <text:p>250.5</text:p>
          </table:table-cell>
          <table:table-cell office:value-type="float" office:value="0.9" calcext:value-type="float">
            <text:p>0.9</text:p>
          </table:table-cell>
          <table:table-cell office:value-type="float" office:value="129.5" calcext:value-type="float">
            <text:p>129.5</text:p>
          </table:table-cell>
          <table:table-cell office:value-type="float" office:value="10714" calcext:value-type="float">
            <text:p>10714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2" calcext:value-type="float">
            <text:p>129.22</text:p>
          </table:table-cell>
          <table:table-cell table:number-columns-repeated="2" office:value-type="float" office:value="130.76" calcext:value-type="float">
            <text:p>130.76</text:p>
          </table:table-cell>
          <table:table-cell office:value-type="float" office:value="129.16" calcext:value-type="float">
            <text:p>129.16</text:p>
          </table:table-cell>
          <table:table-cell office:value-type="float" office:value="129.305" calcext:value-type="float">
            <text:p>129.305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3 50 20.021</text:p>
          </table:table-cell>
          <table:table-cell office:value-type="float" office:value="248.5" calcext:value-type="float">
            <text:p>248.5</text:p>
          </table:table-cell>
          <table:table-cell office:value-type="float" office:value="0.91" calcext:value-type="float">
            <text:p>0.91</text:p>
          </table:table-cell>
          <table:table-cell office:value-type="float" office:value="129.4" calcext:value-type="float">
            <text:p>129.4</text:p>
          </table:table-cell>
          <table:table-cell office:value-type="float" office:value="10736" calcext:value-type="float">
            <text:p>10736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44" calcext:value-type="float">
            <text:p>129.44</text:p>
          </table:table-cell>
          <table:table-cell office:value-type="float" office:value="128.9" calcext:value-type="float">
            <text:p>128.9</text:p>
          </table:table-cell>
          <table:table-cell office:value-type="float" office:value="131.05" calcext:value-type="float">
            <text:p>131.05</text:p>
          </table:table-cell>
          <table:table-cell office:value-type="float" office:value="129.38" calcext:value-type="float">
            <text:p>129.38</text:p>
          </table:table-cell>
          <table:table-cell office:value-type="float" office:value="129.39" calcext:value-type="float">
            <text:p>129.39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00 20.023</text:p>
          </table:table-cell>
          <table:table-cell office:value-type="float" office:value="247.4" calcext:value-type="float">
            <text:p>247.4</text:p>
          </table:table-cell>
          <table:table-cell office:value-type="float" office:value="0.9" calcext:value-type="float">
            <text:p>0.9</text:p>
          </table:table-cell>
          <table:table-cell office:value-type="float" office:value="129.2" calcext:value-type="float">
            <text:p>129.2</text:p>
          </table:table-cell>
          <table:table-cell office:value-type="float" office:value="10757" calcext:value-type="float">
            <text:p>10757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3" calcext:value-type="float">
            <text:p>129.13</text:p>
          </table:table-cell>
          <table:table-cell office:value-type="float" office:value="129.14" calcext:value-type="float">
            <text:p>129.14</text:p>
          </table:table-cell>
          <table:table-cell office:value-type="float" office:value="130.95" calcext:value-type="float">
            <text:p>130.95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9.231" calcext:value-type="float">
            <text:p>129.231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10 20.023</text:p>
          </table:table-cell>
          <table:table-cell office:value-type="float" office:value="249.3" calcext:value-type="float">
            <text:p>249.3</text:p>
          </table:table-cell>
          <table:table-cell office:value-type="float" office:value="0.9" calcext:value-type="float">
            <text:p>0.9</text:p>
          </table:table-cell>
          <table:table-cell office:value-type="float" office:value="129.7" calcext:value-type="float">
            <text:p>129.7</text:p>
          </table:table-cell>
          <table:table-cell office:value-type="float" office:value="10779" calcext:value-type="float">
            <text:p>10779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8" calcext:value-type="float">
            <text:p>129.28</text:p>
          </table:table-cell>
          <table:table-cell office:value-type="float" office:value="130.13" calcext:value-type="float">
            <text:p>130.13</text:p>
          </table:table-cell>
          <table:table-cell office:value-type="float" office:value="130.68" calcext:value-type="float">
            <text:p>130.68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9.29" calcext:value-type="float">
            <text:p>129.29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20 20.022</text:p>
          </table:table-cell>
          <table:table-cell office:value-type="float" office:value="246.2" calcext:value-type="float">
            <text:p>246.2</text:p>
          </table:table-cell>
          <table:table-cell office:value-type="float" office:value="0.91" calcext:value-type="float">
            <text:p>0.91</text:p>
          </table:table-cell>
          <table:table-cell office:value-type="float" office:value="129.1" calcext:value-type="float">
            <text:p>129.1</text:p>
          </table:table-cell>
          <table:table-cell office:value-type="float" office:value="10801" calcext:value-type="float">
            <text:p>10801</text:p>
          </table:table-cell>
          <table:table-cell office:value-type="float" office:value="49.9" calcext:value-type="float">
            <text:p>49.9</text:p>
          </table:table-cell>
          <table:table-cell office:value-type="float" office:value="0.57" calcext:value-type="float">
            <text:p>0.57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7.7" calcext:value-type="float">
            <text:p>127.7</text:p>
          </table:table-cell>
          <table:table-cell office:value-type="float" office:value="130.24" calcext:value-type="float">
            <text:p>130.24</text:p>
          </table:table-cell>
          <table:table-cell office:value-type="float" office:value="128.99" calcext:value-type="float">
            <text:p>128.99</text:p>
          </table:table-cell>
          <table:table-cell office:value-type="float" office:value="129.202" calcext:value-type="float">
            <text:p>129.202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30 20.017</text:p>
          </table:table-cell>
          <table:table-cell office:value-type="float" office:value="248.8" calcext:value-type="float">
            <text:p>248.8</text:p>
          </table:table-cell>
          <table:table-cell office:value-type="float" office:value="0.91" calcext:value-type="float">
            <text:p>0.91</text:p>
          </table:table-cell>
          <table:table-cell office:value-type="float" office:value="129.3" calcext:value-type="float">
            <text:p>129.3</text:p>
          </table:table-cell>
          <table:table-cell office:value-type="float" office:value="10822" calcext:value-type="float">
            <text:p>10822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29.05" calcext:value-type="float">
            <text:p>129.05</text:p>
          </table:table-cell>
          <table:table-cell office:value-type="float" office:value="130.68" calcext:value-type="float">
            <text:p>130.68</text:p>
          </table:table-cell>
          <table:table-cell office:value-type="float" office:value="129.21" calcext:value-type="float">
            <text:p>129.21</text:p>
          </table:table-cell>
          <table:table-cell office:value-type="float" office:value="129.176" calcext:value-type="float">
            <text:p>129.176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40 20.022</text:p>
          </table:table-cell>
          <table:table-cell office:value-type="float" office:value="247.8" calcext:value-type="float">
            <text:p>247.8</text:p>
          </table:table-cell>
          <table:table-cell office:value-type="float" office:value="0.91" calcext:value-type="float">
            <text:p>0.91</text:p>
          </table:table-cell>
          <table:table-cell office:value-type="float" office:value="129.1" calcext:value-type="float">
            <text:p>129.1</text:p>
          </table:table-cell>
          <table:table-cell office:value-type="float" office:value="10844" calcext:value-type="float">
            <text:p>10844</text:p>
          </table:table-cell>
          <table:table-cell office:value-type="float" office:value="49.9" calcext:value-type="float">
            <text:p>49.9</text:p>
          </table:table-cell>
          <table:table-cell office:value-type="float" office:value="0.57" calcext:value-type="float">
            <text:p>0.57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06" calcext:value-type="float">
            <text:p>129.06</text:p>
          </table:table-cell>
          <table:table-cell office:value-type="float" office:value="128.53" calcext:value-type="float">
            <text:p>128.53</text:p>
          </table:table-cell>
          <table:table-cell office:value-type="float" office:value="130.84" calcext:value-type="float">
            <text:p>130.84</text:p>
          </table:table-cell>
          <table:table-cell office:value-type="float" office:value="128.82" calcext:value-type="float">
            <text:p>128.82</text:p>
          </table:table-cell>
          <table:table-cell office:value-type="float" office:value="129.111" calcext:value-type="float">
            <text:p>129.111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4 50 20.010</text:p>
          </table:table-cell>
          <table:table-cell office:value-type="float" office:value="247.7" calcext:value-type="float">
            <text:p>247.7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10865" calcext:value-type="float">
            <text:p>10865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9.3" calcext:value-type="float">
            <text:p>129.3</text:p>
          </table:table-cell>
          <table:table-cell office:value-type="float" office:value="131" calcext:value-type="float">
            <text:p>131</text:p>
          </table:table-cell>
          <table:table-cell office:value-type="float" office:value="129.43" calcext:value-type="float">
            <text:p>129.43</text:p>
          </table:table-cell>
          <table:table-cell office:value-type="float" office:value="129.201" calcext:value-type="float">
            <text:p>129.201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5 00 20.014</text:p>
          </table:table-cell>
          <table:table-cell office:value-type="float" office:value="248.1" calcext:value-type="float">
            <text:p>248.1</text:p>
          </table:table-cell>
          <table:table-cell office:value-type="float" office:value="0.91" calcext:value-type="float">
            <text:p>0.91</text:p>
          </table:table-cell>
          <table:table-cell office:value-type="float" office:value="129.5" calcext:value-type="float">
            <text:p>129.5</text:p>
          </table:table-cell>
          <table:table-cell office:value-type="float" office:value="10887" calcext:value-type="float">
            <text:p>10887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8.69" calcext:value-type="float">
            <text:p>128.69</text:p>
          </table:table-cell>
          <table:table-cell office:value-type="float" office:value="130.63" calcext:value-type="float">
            <text:p>130.63</text:p>
          </table:table-cell>
          <table:table-cell office:value-type="float" office:value="129.49" calcext:value-type="float">
            <text:p>129.49</text:p>
          </table:table-cell>
          <table:table-cell office:value-type="float" office:value="129.125" calcext:value-type="float">
            <text:p>129.125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09 05 10 19.998</text:p>
          </table:table-cell>
          <table:table-cell office:value-type="float" office:value="245.8" calcext:value-type="float">
            <text:p>245.8</text:p>
          </table:table-cell>
          <table:table-cell office:value-type="float" office:value="0.91" calcext:value-type="float">
            <text:p>0.91</text:p>
          </table:table-cell>
          <table:table-cell office:value-type="float" office:value="128.9" calcext:value-type="float">
            <text:p>128.9</text:p>
          </table:table-cell>
          <table:table-cell office:value-type="float" office:value="10909" calcext:value-type="float">
            <text:p>10909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" calcext:value-type="float">
            <text:p>129.2</text:p>
          </table:table-cell>
          <table:table-cell office:value-type="float" office:value="129.73" calcext:value-type="float">
            <text:p>129.73</text:p>
          </table:table-cell>
          <table:table-cell office:value-type="float" office:value="131.05" calcext:value-type="float">
            <text:p>131.05</text:p>
          </table:table-cell>
          <table:table-cell office:value-type="float" office:value="129.24" calcext:value-type="float">
            <text:p>129.24</text:p>
          </table:table-cell>
          <table:table-cell office:value-type="float" office:value="129.151" calcext:value-type="float">
            <text:p>129.151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5 20 20.010</text:p>
          </table:table-cell>
          <table:table-cell office:value-type="float" office:value="247.4" calcext:value-type="float">
            <text:p>247.4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10930" calcext:value-type="float">
            <text:p>10930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2" calcext:value-type="float">
            <text:p>129.2</text:p>
          </table:table-cell>
          <table:table-cell office:value-type="float" office:value="129.02" calcext:value-type="float">
            <text:p>129.02</text:p>
          </table:table-cell>
          <table:table-cell office:value-type="float" office:value="129.14" calcext:value-type="float">
            <text:p>129.14</text:p>
          </table:table-cell>
          <table:table-cell office:value-type="float" office:value="130.58" calcext:value-type="float">
            <text:p>130.58</text:p>
          </table:table-cell>
          <table:table-cell office:value-type="float" office:value="129.55" calcext:value-type="float">
            <text:p>129.55</text:p>
          </table:table-cell>
          <table:table-cell office:value-type="float" office:value="129.08" calcext:value-type="float">
            <text:p>129.08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5 30 20.012</text:p>
          </table:table-cell>
          <table:table-cell office:value-type="float" office:value="246.2" calcext:value-type="float">
            <text:p>246.2</text:p>
          </table:table-cell>
          <table:table-cell office:value-type="float" office:value="0.9" calcext:value-type="float">
            <text:p>0.9</text:p>
          </table:table-cell>
          <table:table-cell office:value-type="float" office:value="129" calcext:value-type="float">
            <text:p>129</text:p>
          </table:table-cell>
          <table:table-cell office:value-type="float" office:value="10952" calcext:value-type="float">
            <text:p>10952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3" calcext:value-type="float">
            <text:p>129.3</text:p>
          </table:table-cell>
          <table:table-cell office:value-type="float" office:value="129.11" calcext:value-type="float">
            <text:p>129.11</text:p>
          </table:table-cell>
          <table:table-cell office:value-type="float" office:value="128.52" calcext:value-type="float">
            <text:p>128.52</text:p>
          </table:table-cell>
          <table:table-cell office:value-type="float" office:value="130.74" calcext:value-type="float">
            <text:p>130.74</text:p>
          </table:table-cell>
          <table:table-cell office:value-type="float" office:value="129.23" calcext:value-type="float">
            <text:p>129.23</text:p>
          </table:table-cell>
          <table:table-cell office:value-type="float" office:value="129.081" calcext:value-type="float">
            <text:p>129.081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5 40 19.994</text:p>
          </table:table-cell>
          <table:table-cell office:value-type="float" office:value="243.8" calcext:value-type="float">
            <text:p>243.8</text:p>
          </table:table-cell>
          <table:table-cell office:value-type="float" office:value="0.92" calcext:value-type="float">
            <text:p>0.92</text:p>
          </table:table-cell>
          <table:table-cell office:value-type="float" office:value="128.8" calcext:value-type="float">
            <text:p>128.8</text:p>
          </table:table-cell>
          <table:table-cell office:value-type="float" office:value="10973" calcext:value-type="float">
            <text:p>10973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" calcext:value-type="float">
            <text:p>129</text:p>
          </table:table-cell>
          <table:table-cell office:value-type="float" office:value="128.78" calcext:value-type="float">
            <text:p>128.78</text:p>
          </table:table-cell>
          <table:table-cell table:number-columns-repeated="2" office:value-type="float" office:value="130.09" calcext:value-type="float">
            <text:p>130.09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8.901" calcext:value-type="float">
            <text:p>128.901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5 50 20.007</text:p>
          </table:table-cell>
          <table:table-cell office:value-type="float" office:value="246" calcext:value-type="float">
            <text:p>246</text:p>
          </table:table-cell>
          <table:table-cell office:value-type="float" office:value="0.91" calcext:value-type="float">
            <text:p>0.91</text:p>
          </table:table-cell>
          <table:table-cell office:value-type="float" office:value="128.9" calcext:value-type="float">
            <text:p>128.9</text:p>
          </table:table-cell>
          <table:table-cell office:value-type="float" office:value="10995" calcext:value-type="float">
            <text:p>10995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1" calcext:value-type="float">
            <text:p>129.1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9.84" calcext:value-type="float">
            <text:p>129.84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9.26" calcext:value-type="float">
            <text:p>129.26</text:p>
          </table:table-cell>
          <table:table-cell office:value-type="float" office:value="128.934" calcext:value-type="float">
            <text:p>128.934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09 06 00 20.002</text:p>
          </table:table-cell>
          <table:table-cell office:value-type="float" office:value="248.8" calcext:value-type="float">
            <text:p>248.8</text:p>
          </table:table-cell>
          <table:table-cell office:value-type="float" office:value="0.9" calcext:value-type="float">
            <text:p>0.9</text:p>
          </table:table-cell>
          <table:table-cell office:value-type="float" office:value="129.2" calcext:value-type="float">
            <text:p>129.2</text:p>
          </table:table-cell>
          <table:table-cell office:value-type="float" office:value="11016" calcext:value-type="float">
            <text:p>11016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29.87" calcext:value-type="float">
            <text:p>129.87</text:p>
          </table:table-cell>
          <table:table-cell office:value-type="float" office:value="131.11" calcext:value-type="float">
            <text:p>131.11</text:p>
          </table:table-cell>
          <table:table-cell office:value-type="float" office:value="129.66" calcext:value-type="float">
            <text:p>129.66</text:p>
          </table:table-cell>
          <table:table-cell office:value-type="float" office:value="129.137" calcext:value-type="float">
            <text:p>129.1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6 10 20.015</text:p>
          </table:table-cell>
          <table:table-cell office:value-type="float" office:value="248.4" calcext:value-type="float">
            <text:p>248.4</text:p>
          </table:table-cell>
          <table:table-cell office:value-type="float" office:value="0.9" calcext:value-type="float">
            <text:p>0.9</text:p>
          </table:table-cell>
          <table:table-cell office:value-type="float" office:value="129.3" calcext:value-type="float">
            <text:p>129.3</text:p>
          </table:table-cell>
          <table:table-cell office:value-type="float" office:value="11038" calcext:value-type="float">
            <text:p>11038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17" calcext:value-type="float">
            <text:p>129.17</text:p>
          </table:table-cell>
          <table:table-cell office:value-type="float" office:value="129.66" calcext:value-type="float">
            <text:p>129.66</text:p>
          </table:table-cell>
          <table:table-cell office:value-type="float" office:value="131.11" calcext:value-type="float">
            <text:p>131.11</text:p>
          </table:table-cell>
          <table:table-cell office:value-type="float" office:value="129.74" calcext:value-type="float">
            <text:p>129.74</text:p>
          </table:table-cell>
          <table:table-cell office:value-type="float" office:value="129.163" calcext:value-type="float">
            <text:p>129.16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6 20 20.021</text:p>
          </table:table-cell>
          <table:table-cell office:value-type="float" office:value="249" calcext:value-type="float">
            <text:p>249</text:p>
          </table:table-cell>
          <table:table-cell office:value-type="float" office:value="0.89" calcext:value-type="float">
            <text:p>0.89</text:p>
          </table:table-cell>
          <table:table-cell office:value-type="float" office:value="129.2" calcext:value-type="float">
            <text:p>129.2</text:p>
          </table:table-cell>
          <table:table-cell office:value-type="float" office:value="11060" calcext:value-type="float">
            <text:p>11060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43" calcext:value-type="float">
            <text:p>129.43</text:p>
          </table:table-cell>
          <table:table-cell office:value-type="float" office:value="128.53" calcext:value-type="float">
            <text:p>128.53</text:p>
          </table:table-cell>
          <table:table-cell office:value-type="float" office:value="130.08" calcext:value-type="float">
            <text:p>130.08</text:p>
          </table:table-cell>
          <table:table-cell office:value-type="float" office:value="129.29" calcext:value-type="float">
            <text:p>129.29</text:p>
          </table:table-cell>
          <table:table-cell office:value-type="float" office:value="129.336" calcext:value-type="float">
            <text:p>129.33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6 30 19.998</text:p>
          </table:table-cell>
          <table:table-cell office:value-type="float" office:value="248.5" calcext:value-type="float">
            <text:p>248.5</text:p>
          </table:table-cell>
          <table:table-cell office:value-type="float" office:value="0.89" calcext:value-type="float">
            <text:p>0.89</text:p>
          </table:table-cell>
          <table:table-cell office:value-type="float" office:value="129.1" calcext:value-type="float">
            <text:p>129.1</text:p>
          </table:table-cell>
          <table:table-cell office:value-type="float" office:value="11081" calcext:value-type="float">
            <text:p>11081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6" calcext:value-type="float">
            <text:p>129.16</text:p>
          </table:table-cell>
          <table:table-cell office:value-type="float" office:value="128.28" calcext:value-type="float">
            <text:p>128.28</text:p>
          </table:table-cell>
          <table:table-cell office:value-type="float" office:value="130.43" calcext:value-type="float">
            <text:p>130.43</text:p>
          </table:table-cell>
          <table:table-cell office:value-type="float" office:value="129.31" calcext:value-type="float">
            <text:p>129.31</text:p>
          </table:table-cell>
          <table:table-cell office:value-type="float" office:value="129.215" calcext:value-type="float">
            <text:p>129.21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6 40 20.022</text:p>
          </table:table-cell>
          <table:table-cell office:value-type="float" office:value="249.4" calcext:value-type="float">
            <text:p>249.4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11103" calcext:value-type="float">
            <text:p>11103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2" calcext:value-type="float">
            <text:p>129.22</text:p>
          </table:table-cell>
          <table:table-cell office:value-type="float" office:value="129.49" calcext:value-type="float">
            <text:p>129.49</text:p>
          </table:table-cell>
          <table:table-cell office:value-type="float" office:value="130.54" calcext:value-type="float">
            <text:p>130.54</text:p>
          </table:table-cell>
          <table:table-cell office:value-type="float" office:value="129.71" calcext:value-type="float">
            <text:p>129.71</text:p>
          </table:table-cell>
          <table:table-cell office:value-type="float" office:value="129.235" calcext:value-type="float">
            <text:p>129.2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6 50 20.007</text:p>
          </table:table-cell>
          <table:table-cell office:value-type="float" office:value="247.4" calcext:value-type="float">
            <text:p>247.4</text:p>
          </table:table-cell>
          <table:table-cell office:value-type="float" office:value="0.89" calcext:value-type="float">
            <text:p>0.89</text:p>
          </table:table-cell>
          <table:table-cell office:value-type="float" office:value="129.4" calcext:value-type="float">
            <text:p>129.4</text:p>
          </table:table-cell>
          <table:table-cell office:value-type="float" office:value="11125" calcext:value-type="float">
            <text:p>11125</text:p>
          </table:table-cell>
          <table:table-cell office:value-type="float" office:value="49.8" calcext:value-type="float">
            <text:p>49.8</text:p>
          </table:table-cell>
          <table:table-cell office:value-type="float" office:value="0.59" calcext:value-type="float">
            <text:p>0.59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9.91" calcext:value-type="float">
            <text:p>129.91</text:p>
          </table:table-cell>
          <table:table-cell office:value-type="float" office:value="131.12" calcext:value-type="float">
            <text:p>131.12</text:p>
          </table:table-cell>
          <table:table-cell office:value-type="float" office:value="129.86" calcext:value-type="float">
            <text:p>129.86</text:p>
          </table:table-cell>
          <table:table-cell office:value-type="float" office:value="129.301" calcext:value-type="float">
            <text:p>129.30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00 20.018</text:p>
          </table:table-cell>
          <table:table-cell office:value-type="float" office:value="249.1" calcext:value-type="float">
            <text:p>249.1</text:p>
          </table:table-cell>
          <table:table-cell office:value-type="float" office:value="0.89" calcext:value-type="float">
            <text:p>0.89</text:p>
          </table:table-cell>
          <table:table-cell office:value-type="float" office:value="129.4" calcext:value-type="float">
            <text:p>129.4</text:p>
          </table:table-cell>
          <table:table-cell office:value-type="float" office:value="11146" calcext:value-type="float">
            <text:p>11146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8.59" calcext:value-type="float">
            <text:p>128.59</text:p>
          </table:table-cell>
          <table:table-cell office:value-type="float" office:value="130.7" calcext:value-type="float">
            <text:p>130.7</text:p>
          </table:table-cell>
          <table:table-cell office:value-type="float" office:value="129.39" calcext:value-type="float">
            <text:p>129.39</text:p>
          </table:table-cell>
          <table:table-cell office:value-type="float" office:value="129.232" calcext:value-type="float">
            <text:p>129.23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10 20.018</text:p>
          </table:table-cell>
          <table:table-cell office:value-type="float" office:value="246.5" calcext:value-type="float">
            <text:p>246.5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11168" calcext:value-type="float">
            <text:p>11168</text:p>
          </table:table-cell>
          <table:table-cell office:value-type="float" office:value="49.8" calcext:value-type="float">
            <text:p>49.8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" calcext:value-type="float">
            <text:p>129.2</text:p>
          </table:table-cell>
          <table:table-cell office:value-type="float" office:value="130.89" calcext:value-type="float">
            <text:p>130.89</text:p>
          </table:table-cell>
          <table:table-cell office:value-type="float" office:value="130.96" calcext:value-type="float">
            <text:p>130.96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77" calcext:value-type="float">
            <text:p>129.1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20 20.020</text:p>
          </table:table-cell>
          <table:table-cell office:value-type="float" office:value="245.5" calcext:value-type="float">
            <text:p>245.5</text:p>
          </table:table-cell>
          <table:table-cell office:value-type="float" office:value="0.89" calcext:value-type="float">
            <text:p>0.89</text:p>
          </table:table-cell>
          <table:table-cell office:value-type="float" office:value="128.8" calcext:value-type="float">
            <text:p>128.8</text:p>
          </table:table-cell>
          <table:table-cell office:value-type="float" office:value="11189" calcext:value-type="float">
            <text:p>11189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97" calcext:value-type="float">
            <text:p>128.97</text:p>
          </table:table-cell>
          <table:table-cell office:value-type="float" office:value="128.91" calcext:value-type="float">
            <text:p>128.91</text:p>
          </table:table-cell>
          <table:table-cell office:value-type="float" office:value="130.15" calcext:value-type="float">
            <text:p>130.15</text:p>
          </table:table-cell>
          <table:table-cell office:value-type="float" office:value="129.23" calcext:value-type="float">
            <text:p>129.23</text:p>
          </table:table-cell>
          <table:table-cell office:value-type="float" office:value="129.036" calcext:value-type="float">
            <text:p>129.03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30 19.990</text:p>
          </table:table-cell>
          <table:table-cell office:value-type="float" office:value="248.6" calcext:value-type="float">
            <text:p>248.6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11211" calcext:value-type="float">
            <text:p>1121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9.07" calcext:value-type="float">
            <text:p>129.07</text:p>
          </table:table-cell>
          <table:table-cell office:value-type="float" office:value="130.7" calcext:value-type="float">
            <text:p>130.7</text:p>
          </table:table-cell>
          <table:table-cell office:value-type="float" office:value="129.49" calcext:value-type="float">
            <text:p>129.49</text:p>
          </table:table-cell>
          <table:table-cell office:value-type="float" office:value="129.099" calcext:value-type="float">
            <text:p>129.09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40 20.021</text:p>
          </table:table-cell>
          <table:table-cell office:value-type="float" office:value="247.1" calcext:value-type="float">
            <text:p>247.1</text:p>
          </table:table-cell>
          <table:table-cell office:value-type="float" office:value="0.88" calcext:value-type="float">
            <text:p>0.88</text:p>
          </table:table-cell>
          <table:table-cell office:value-type="float" office:value="129" calcext:value-type="float">
            <text:p>129</text:p>
          </table:table-cell>
          <table:table-cell office:value-type="float" office:value="11232" calcext:value-type="float">
            <text:p>11232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28" calcext:value-type="float">
            <text:p>129.28</text:p>
          </table:table-cell>
          <table:table-cell office:value-type="float" office:value="128.29" calcext:value-type="float">
            <text:p>128.29</text:p>
          </table:table-cell>
          <table:table-cell office:value-type="float" office:value="130.8" calcext:value-type="float">
            <text:p>130.8</text:p>
          </table:table-cell>
          <table:table-cell office:value-type="float" office:value="129.81" calcext:value-type="float">
            <text:p>129.81</text:p>
          </table:table-cell>
          <table:table-cell office:value-type="float" office:value="129.199" calcext:value-type="float">
            <text:p>129.19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7 50 20.019</text:p>
          </table:table-cell>
          <table:table-cell office:value-type="float" office:value="249.1" calcext:value-type="float">
            <text:p>249.1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11254" calcext:value-type="float">
            <text:p>11254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" calcext:value-type="float">
            <text:p>129.1</text:p>
          </table:table-cell>
          <table:table-cell office:value-type="float" office:value="129.33" calcext:value-type="float">
            <text:p>129.33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9.15" calcext:value-type="float">
            <text:p>129.15</text:p>
          </table:table-cell>
          <table:table-cell office:value-type="float" office:value="129.131" calcext:value-type="float">
            <text:p>129.13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00 20.015</text:p>
          </table:table-cell>
          <table:table-cell office:value-type="float" office:value="247.1" calcext:value-type="float">
            <text:p>247.1</text:p>
          </table:table-cell>
          <table:table-cell office:value-type="float" office:value="0.89" calcext:value-type="float">
            <text:p>0.89</text:p>
          </table:table-cell>
          <table:table-cell office:value-type="float" office:value="129.1" calcext:value-type="float">
            <text:p>129.1</text:p>
          </table:table-cell>
          <table:table-cell office:value-type="float" office:value="11276" calcext:value-type="float">
            <text:p>11276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34" calcext:value-type="float">
            <text:p>129.34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85" calcext:value-type="float">
            <text:p>130.85</text:p>
          </table:table-cell>
          <table:table-cell office:value-type="float" office:value="129.64" calcext:value-type="float">
            <text:p>129.64</text:p>
          </table:table-cell>
          <table:table-cell office:value-type="float" office:value="129.249" calcext:value-type="float">
            <text:p>129.2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10 20.016</text:p>
          </table:table-cell>
          <table:table-cell office:value-type="float" office:value="248.4" calcext:value-type="float">
            <text:p>248.4</text:p>
          </table:table-cell>
          <table:table-cell office:value-type="float" office:value="0.89" calcext:value-type="float">
            <text:p>0.89</text:p>
          </table:table-cell>
          <table:table-cell office:value-type="float" office:value="129.5" calcext:value-type="float">
            <text:p>129.5</text:p>
          </table:table-cell>
          <table:table-cell office:value-type="float" office:value="11297" calcext:value-type="float">
            <text:p>11297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" calcext:value-type="float">
            <text:p>129.1</text:p>
          </table:table-cell>
          <table:table-cell table:number-columns-repeated="2" office:value-type="float" office:value="130.43" calcext:value-type="float">
            <text:p>130.43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9.168" calcext:value-type="float">
            <text:p>129.16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20 20.010</text:p>
          </table:table-cell>
          <table:table-cell office:value-type="float" office:value="245.7" calcext:value-type="float">
            <text:p>245.7</text:p>
          </table:table-cell>
          <table:table-cell office:value-type="float" office:value="0.9" calcext:value-type="float">
            <text:p>0.9</text:p>
          </table:table-cell>
          <table:table-cell office:value-type="float" office:value="129" calcext:value-type="float">
            <text:p>129</text:p>
          </table:table-cell>
          <table:table-cell office:value-type="float" office:value="11319" calcext:value-type="float">
            <text:p>11319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28.26" calcext:value-type="float">
            <text:p>128.26</text:p>
          </table:table-cell>
          <table:table-cell office:value-type="float" office:value="130.7" calcext:value-type="float">
            <text:p>130.7</text:p>
          </table:table-cell>
          <table:table-cell office:value-type="float" office:value="128.98" calcext:value-type="float">
            <text:p>128.98</text:p>
          </table:table-cell>
          <table:table-cell office:value-type="float" office:value="129.189" calcext:value-type="float">
            <text:p>129.18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30 20.002</text:p>
          </table:table-cell>
          <table:table-cell office:value-type="float" office:value="248.4" calcext:value-type="float">
            <text:p>248.4</text:p>
          </table:table-cell>
          <table:table-cell office:value-type="float" office:value="0.9" calcext:value-type="float">
            <text:p>0.9</text:p>
          </table:table-cell>
          <table:table-cell office:value-type="float" office:value="129.5" calcext:value-type="float">
            <text:p>129.5</text:p>
          </table:table-cell>
          <table:table-cell office:value-type="float" office:value="11340" calcext:value-type="float">
            <text:p>11340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26" calcext:value-type="float">
            <text:p>129.26</text:p>
          </table:table-cell>
          <table:table-cell office:value-type="float" office:value="129.66" calcext:value-type="float">
            <text:p>129.66</text:p>
          </table:table-cell>
          <table:table-cell office:value-type="float" office:value="129.91" calcext:value-type="float">
            <text:p>129.91</text:p>
          </table:table-cell>
          <table:table-cell office:value-type="float" office:value="129.07" calcext:value-type="float">
            <text:p>129.07</text:p>
          </table:table-cell>
          <table:table-cell office:value-type="float" office:value="129.24" calcext:value-type="float">
            <text:p>129.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40 20.007</text:p>
          </table:table-cell>
          <table:table-cell office:value-type="float" office:value="248.7" calcext:value-type="float">
            <text:p>248.7</text:p>
          </table:table-cell>
          <table:table-cell office:value-type="float" office:value="0.9" calcext:value-type="float">
            <text:p>0.9</text:p>
          </table:table-cell>
          <table:table-cell office:value-type="float" office:value="129.3" calcext:value-type="float">
            <text:p>129.3</text:p>
          </table:table-cell>
          <table:table-cell office:value-type="float" office:value="11362" calcext:value-type="float">
            <text:p>11362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5" calcext:value-type="float">
            <text:p>129.5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9.82" calcext:value-type="float">
            <text:p>129.82</text:p>
          </table:table-cell>
          <table:table-cell office:value-type="float" office:value="130.38" calcext:value-type="float">
            <text:p>130.38</text:p>
          </table:table-cell>
          <table:table-cell office:value-type="float" office:value="129.34" calcext:value-type="float">
            <text:p>129.34</text:p>
          </table:table-cell>
          <table:table-cell office:value-type="float" office:value="129.209" calcext:value-type="float">
            <text:p>129.20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8 50 20.019</text:p>
          </table:table-cell>
          <table:table-cell office:value-type="float" office:value="243.6" calcext:value-type="float">
            <text:p>243.6</text:p>
          </table:table-cell>
          <table:table-cell office:value-type="float" office:value="0.91" calcext:value-type="float">
            <text:p>0.91</text:p>
          </table:table-cell>
          <table:table-cell office:value-type="float" office:value="128.6" calcext:value-type="float">
            <text:p>128.6</text:p>
          </table:table-cell>
          <table:table-cell office:value-type="float" office:value="11384" calcext:value-type="float">
            <text:p>11384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7" calcext:value-type="float">
            <text:p>129.7</text:p>
          </table:table-cell>
          <table:table-cell office:value-type="float" office:value="129.19" calcext:value-type="float">
            <text:p>129.19</text:p>
          </table:table-cell>
          <table:table-cell office:value-type="float" office:value="128.57" calcext:value-type="float">
            <text:p>128.57</text:p>
          </table:table-cell>
          <table:table-cell office:value-type="float" office:value="131" calcext:value-type="float">
            <text:p>131</text:p>
          </table:table-cell>
          <table:table-cell office:value-type="float" office:value="129.37" calcext:value-type="float">
            <text:p>129.37</text:p>
          </table:table-cell>
          <table:table-cell office:value-type="float" office:value="129.149" calcext:value-type="float">
            <text:p>129.1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00 20.022</text:p>
          </table:table-cell>
          <table:table-cell office:value-type="float" office:value="243.5" calcext:value-type="float">
            <text:p>243.5</text:p>
          </table:table-cell>
          <table:table-cell office:value-type="float" office:value="0.91" calcext:value-type="float">
            <text:p>0.91</text:p>
          </table:table-cell>
          <table:table-cell office:value-type="float" office:value="128.5" calcext:value-type="float">
            <text:p>128.5</text:p>
          </table:table-cell>
          <table:table-cell office:value-type="float" office:value="11405" calcext:value-type="float">
            <text:p>11405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.4" calcext:value-type="float">
            <text:p>129.4</text:p>
          </table:table-cell>
          <table:table-cell office:value-type="float" office:value="128.94" calcext:value-type="float">
            <text:p>128.94</text:p>
          </table:table-cell>
          <table:table-cell office:value-type="float" office:value="128.52" calcext:value-type="float">
            <text:p>128.52</text:p>
          </table:table-cell>
          <table:table-cell office:value-type="float" office:value="130.47" calcext:value-type="float">
            <text:p>130.47</text:p>
          </table:table-cell>
          <table:table-cell office:value-type="float" office:value="129.31" calcext:value-type="float">
            <text:p>129.31</text:p>
          </table:table-cell>
          <table:table-cell office:value-type="float" office:value="128.994" calcext:value-type="float">
            <text:p>128.99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10 20.017</text:p>
          </table:table-cell>
          <table:table-cell office:value-type="float" office:value="245.3" calcext:value-type="float">
            <text:p>245.3</text:p>
          </table:table-cell>
          <table:table-cell office:value-type="float" office:value="0.91" calcext:value-type="float">
            <text:p>0.91</text:p>
          </table:table-cell>
          <table:table-cell office:value-type="float" office:value="128.9" calcext:value-type="float">
            <text:p>128.9</text:p>
          </table:table-cell>
          <table:table-cell office:value-type="float" office:value="11427" calcext:value-type="float">
            <text:p>11427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9" calcext:value-type="float">
            <text:p>129</text:p>
          </table:table-cell>
          <table:table-cell office:value-type="float" office:value="128.76" calcext:value-type="float">
            <text:p>128.76</text:p>
          </table:table-cell>
          <table:table-cell office:value-type="float" office:value="129.47" calcext:value-type="float">
            <text:p>129.47</text:p>
          </table:table-cell>
          <table:table-cell office:value-type="float" office:value="129.5" calcext:value-type="float">
            <text:p>129.5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8.86" calcext:value-type="float">
            <text:p>128.8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20 19.998</text:p>
          </table:table-cell>
          <table:table-cell office:value-type="float" office:value="245.3" calcext:value-type="float">
            <text:p>245.3</text:p>
          </table:table-cell>
          <table:table-cell office:value-type="float" office:value="0.89" calcext:value-type="float">
            <text:p>0.89</text:p>
          </table:table-cell>
          <table:table-cell office:value-type="float" office:value="128.9" calcext:value-type="float">
            <text:p>128.9</text:p>
          </table:table-cell>
          <table:table-cell office:value-type="float" office:value="11448" calcext:value-type="float">
            <text:p>11448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8.9" calcext:value-type="float">
            <text:p>128.9</text:p>
          </table:table-cell>
          <table:table-cell office:value-type="float" office:value="128.7" calcext:value-type="float">
            <text:p>128.7</text:p>
          </table:table-cell>
          <table:table-cell office:value-type="float" office:value="128.81" calcext:value-type="float">
            <text:p>128.81</text:p>
          </table:table-cell>
          <table:table-cell office:value-type="float" office:value="130.09" calcext:value-type="float">
            <text:p>130.09</text:p>
          </table:table-cell>
          <table:table-cell office:value-type="float" office:value="128.67" calcext:value-type="float">
            <text:p>128.67</text:p>
          </table:table-cell>
          <table:table-cell office:value-type="float" office:value="128.757" calcext:value-type="float">
            <text:p>128.75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30 20.007</text:p>
          </table:table-cell>
          <table:table-cell office:value-type="float" office:value="243.6" calcext:value-type="float">
            <text:p>243.6</text:p>
          </table:table-cell>
          <table:table-cell office:value-type="float" office:value="0.9" calcext:value-type="float">
            <text:p>0.9</text:p>
          </table:table-cell>
          <table:table-cell office:value-type="float" office:value="128.8" calcext:value-type="float">
            <text:p>128.8</text:p>
          </table:table-cell>
          <table:table-cell office:value-type="float" office:value="11470" calcext:value-type="float">
            <text:p>1147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2" calcext:value-type="float">
            <text:p>129.2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9.35" calcext:value-type="float">
            <text:p>129.35</text:p>
          </table:table-cell>
          <table:table-cell office:value-type="float" office:value="130.41" calcext:value-type="float">
            <text:p>130.41</text:p>
          </table:table-cell>
          <table:table-cell office:value-type="float" office:value="129.58" calcext:value-type="float">
            <text:p>129.58</text:p>
          </table:table-cell>
          <table:table-cell office:value-type="float" office:value="128.854" calcext:value-type="float">
            <text:p>128.85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40 20.019</text:p>
          </table:table-cell>
          <table:table-cell office:value-type="float" office:value="240.1" calcext:value-type="float">
            <text:p>240.1</text:p>
          </table:table-cell>
          <table:table-cell office:value-type="float" office:value="0.91" calcext:value-type="float">
            <text:p>0.91</text:p>
          </table:table-cell>
          <table:table-cell office:value-type="float" office:value="128.4" calcext:value-type="float">
            <text:p>128.4</text:p>
          </table:table-cell>
          <table:table-cell office:value-type="float" office:value="11491" calcext:value-type="float">
            <text:p>1149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9" calcext:value-type="float">
            <text:p>129.9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8.91" calcext:value-type="float">
            <text:p>128.91</text:p>
          </table:table-cell>
          <table:table-cell office:value-type="float" office:value="130.25" calcext:value-type="float">
            <text:p>130.25</text:p>
          </table:table-cell>
          <table:table-cell office:value-type="float" office:value="129.25" calcext:value-type="float">
            <text:p>129.25</text:p>
          </table:table-cell>
          <table:table-cell office:value-type="float" office:value="128.74" calcext:value-type="float">
            <text:p>128.7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09 50 20.022</text:p>
          </table:table-cell>
          <table:table-cell office:value-type="float" office:value="244.8" calcext:value-type="float">
            <text:p>244.8</text:p>
          </table:table-cell>
          <table:table-cell office:value-type="float" office:value="0.89" calcext:value-type="float">
            <text:p>0.89</text:p>
          </table:table-cell>
          <table:table-cell office:value-type="float" office:value="128.8" calcext:value-type="float">
            <text:p>128.8</text:p>
          </table:table-cell>
          <table:table-cell office:value-type="float" office:value="11513" calcext:value-type="float">
            <text:p>1151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29.1" calcext:value-type="float">
            <text:p>129.1</text:p>
          </table:table-cell>
          <table:table-cell office:value-type="float" office:value="128.6" calcext:value-type="float">
            <text:p>128.6</text:p>
          </table:table-cell>
          <table:table-cell office:value-type="float" office:value="128.54" calcext:value-type="float">
            <text:p>128.54</text:p>
          </table:table-cell>
          <table:table-cell office:value-type="float" office:value="129.83" calcext:value-type="float">
            <text:p>129.83</text:p>
          </table:table-cell>
          <table:table-cell office:value-type="float" office:value="128.82" calcext:value-type="float">
            <text:p>128.82</text:p>
          </table:table-cell>
          <table:table-cell office:value-type="float" office:value="128.695" calcext:value-type="float">
            <text:p>128.69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0 00 20.015</text:p>
          </table:table-cell>
          <table:table-cell office:value-type="float" office:value="245" calcext:value-type="float">
            <text:p>245</text:p>
          </table:table-cell>
          <table:table-cell office:value-type="float" office:value="0.92" calcext:value-type="float">
            <text:p>0.92</text:p>
          </table:table-cell>
          <table:table-cell office:value-type="float" office:value="129" calcext:value-type="float">
            <text:p>129</text:p>
          </table:table-cell>
          <table:table-cell office:value-type="float" office:value="11534" calcext:value-type="float">
            <text:p>11534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33.2" calcext:value-type="float">
            <text:p>133.2</text:p>
          </table:table-cell>
          <table:table-cell office:value-type="float" office:value="130.21" calcext:value-type="float">
            <text:p>130.21</text:p>
          </table:table-cell>
          <table:table-cell office:value-type="float" office:value="128.48" calcext:value-type="float">
            <text:p>128.48</text:p>
          </table:table-cell>
          <table:table-cell office:value-type="float" office:value="133.11" calcext:value-type="float">
            <text:p>133.11</text:p>
          </table:table-cell>
          <table:table-cell office:value-type="float" office:value="130.27" calcext:value-type="float">
            <text:p>130.27</text:p>
          </table:table-cell>
          <table:table-cell office:value-type="float" office:value="129.708" calcext:value-type="float">
            <text:p>129.70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0 10 20.002</text:p>
          </table:table-cell>
          <table:table-cell office:value-type="float" office:value="244.6" calcext:value-type="float">
            <text:p>244.6</text:p>
          </table:table-cell>
          <table:table-cell office:value-type="float" office:value="0.13" calcext:value-type="float">
            <text:p>0.13</text:p>
          </table:table-cell>
          <table:table-cell office:value-type="float" office:value="18" calcext:value-type="float">
            <text:p>18</text:p>
          </table:table-cell>
          <table:table-cell office:value-type="float" office:value="11541" calcext:value-type="float">
            <text:p>11541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28.9" calcext:value-type="float">
            <text:p>128.9</text:p>
          </table:table-cell>
          <table:table-cell office:value-type="float" office:value="34.65" calcext:value-type="float">
            <text:p>34.65</text:p>
          </table:table-cell>
          <table:table-cell office:value-type="float" office:value="18.44" calcext:value-type="float">
            <text:p>18.44</text:p>
          </table:table-cell>
          <table:table-cell office:value-type="float" office:value="129.84" calcext:value-type="float">
            <text:p>129.84</text:p>
          </table:table-cell>
          <table:table-cell office:value-type="float" office:value="34.92" calcext:value-type="float">
            <text:p>34.92</text:p>
          </table:table-cell>
          <table:table-cell office:value-type="float" office:value="64.68" calcext:value-type="float">
            <text:p>64.6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2 00 20.022</text:p>
          </table:table-cell>
          <table:table-cell office:value-type="float" office:value="243.1" calcext:value-type="float">
            <text:p>243.1</text:p>
          </table:table-cell>
          <table:table-cell office:value-type="float" office:value="0.14" calcext:value-type="float">
            <text:p>0.14</text:p>
          </table:table-cell>
          <table:table-cell office:value-type="float" office:value="18.2" calcext:value-type="float">
            <text:p>18.2</text:p>
          </table:table-cell>
          <table:table-cell office:value-type="float" office:value="11574" calcext:value-type="float">
            <text:p>11574</text:p>
          </table:table-cell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18.9" calcext:value-type="float">
            <text:p>18.9</text:p>
          </table:table-cell>
          <table:table-cell office:value-type="float" office:value="18.32" calcext:value-type="float">
            <text:p>18.32</text:p>
          </table:table-cell>
          <table:table-cell office:value-type="float" office:value="18.72" calcext:value-type="float">
            <text:p>18.72</text:p>
          </table:table-cell>
          <table:table-cell office:value-type="float" office:value="19.22" calcext:value-type="float">
            <text:p>19.22</text:p>
          </table:table-cell>
          <table:table-cell office:value-type="float" office:value="18.6" calcext:value-type="float">
            <text:p>18.6</text:p>
          </table:table-cell>
          <table:table-cell office:value-type="float" office:value="18.352" calcext:value-type="float">
            <text:p>18.35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4 00 20.019</text:p>
          </table:table-cell>
          <table:table-cell office:value-type="float" office:value="244.1" calcext:value-type="float">
            <text:p>244.1</text:p>
          </table:table-cell>
          <table:table-cell office:value-type="float" office:value="0.13" calcext:value-type="float">
            <text:p>0.13</text:p>
          </table:table-cell>
          <table:table-cell office:value-type="float" office:value="18.2" calcext:value-type="float">
            <text:p>18.2</text:p>
          </table:table-cell>
          <table:table-cell office:value-type="float" office:value="11611" calcext:value-type="float">
            <text:p>11611</text:p>
          </table:table-cell>
          <table:table-cell office:value-type="float" office:value="49.9" calcext:value-type="float">
            <text:p>49.9</text:p>
          </table:table-cell>
          <table:table-cell office:value-type="float" office:value="0.56" calcext:value-type="float">
            <text:p>0.56</text:p>
          </table:table-cell>
          <table:table-cell office:value-type="float" office:value="18.8" calcext:value-type="float">
            <text:p>18.8</text:p>
          </table:table-cell>
          <table:table-cell office:value-type="float" office:value="18.3" calcext:value-type="float">
            <text:p>18.3</text:p>
          </table:table-cell>
          <table:table-cell office:value-type="float" office:value="17.77" calcext:value-type="float">
            <text:p>17.77</text:p>
          </table:table-cell>
          <table:table-cell office:value-type="float" office:value="19.33" calcext:value-type="float">
            <text:p>19.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.273" calcext:value-type="float">
            <text:p>18.2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6 00 20.022</text:p>
          </table:table-cell>
          <table:table-cell office:value-type="float" office:value="245.2" calcext:value-type="float">
            <text:p>245.2</text:p>
          </table:table-cell>
          <table:table-cell office:value-type="float" office:value="0.13" calcext:value-type="float">
            <text:p>0.13</text:p>
          </table:table-cell>
          <table:table-cell office:value-type="float" office:value="18.3" calcext:value-type="float">
            <text:p>18.3</text:p>
          </table:table-cell>
          <table:table-cell office:value-type="float" office:value="11648" calcext:value-type="float">
            <text:p>11648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8.9" calcext:value-type="float">
            <text:p>18.9</text:p>
          </table:table-cell>
          <table:table-cell office:value-type="float" office:value="18.33" calcext:value-type="float">
            <text:p>18.33</text:p>
          </table:table-cell>
          <table:table-cell office:value-type="float" office:value="18.17" calcext:value-type="float">
            <text:p>18.17</text:p>
          </table:table-cell>
          <table:table-cell office:value-type="float" office:value="19.61" calcext:value-type="float">
            <text:p>19.61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31" calcext:value-type="float">
            <text:p>18.33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18 00 20.014</text:p>
          </table:table-cell>
          <table:table-cell office:value-type="float" office:value="247.9" calcext:value-type="float">
            <text:p>247.9</text:p>
          </table:table-cell>
          <table:table-cell office:value-type="float" office:value="0.13" calcext:value-type="float">
            <text:p>0.13</text:p>
          </table:table-cell>
          <table:table-cell office:value-type="float" office:value="18.3" calcext:value-type="float">
            <text:p>18.3</text:p>
          </table:table-cell>
          <table:table-cell office:value-type="float" office:value="11685" calcext:value-type="float">
            <text:p>1168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35" calcext:value-type="float">
            <text:p>18.35</text:p>
          </table:table-cell>
          <table:table-cell office:value-type="float" office:value="19.01" calcext:value-type="float">
            <text:p>19.01</text:p>
          </table:table-cell>
          <table:table-cell office:value-type="float" office:value="19.02" calcext:value-type="float">
            <text:p>19.02</text:p>
          </table:table-cell>
          <table:table-cell office:value-type="float" office:value="18.45" calcext:value-type="float">
            <text:p>18.45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20 00 19.998</text:p>
          </table:table-cell>
          <table:table-cell office:value-type="float" office:value="245.8" calcext:value-type="float">
            <text:p>245.8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1722" calcext:value-type="float">
            <text:p>11722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41" calcext:value-type="float">
            <text:p>18.41</text:p>
          </table:table-cell>
          <table:table-cell office:value-type="float" office:value="17.7" calcext:value-type="float">
            <text:p>17.7</text:p>
          </table:table-cell>
          <table:table-cell office:value-type="float" office:value="19.22" calcext:value-type="float">
            <text:p>19.22</text:p>
          </table:table-cell>
          <table:table-cell office:value-type="float" office:value="18.47" calcext:value-type="float">
            <text:p>18.47</text:p>
          </table:table-cell>
          <table:table-cell office:value-type="float" office:value="18.352" calcext:value-type="float">
            <text:p>18.352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09 22 00 20.010</text:p>
          </table:table-cell>
          <table:table-cell office:value-type="float" office:value="250.1" calcext:value-type="float">
            <text:p>250.1</text:p>
          </table:table-cell>
          <table:table-cell office:value-type="float" office:value="0.12" calcext:value-type="float">
            <text:p>0.12</text:p>
          </table:table-cell>
          <table:table-cell office:value-type="float" office:value="18.5" calcext:value-type="float">
            <text:p>18.5</text:p>
          </table:table-cell>
          <table:table-cell office:value-type="float" office:value="11759" calcext:value-type="float">
            <text:p>11759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8" calcext:value-type="float">
            <text:p>18.38</text:p>
          </table:table-cell>
          <table:table-cell office:value-type="float" office:value="18.01" calcext:value-type="float">
            <text:p>18.01</text:p>
          </table:table-cell>
          <table:table-cell office:value-type="float" office:value="19.21" calcext:value-type="float">
            <text:p>19.21</text:p>
          </table:table-cell>
          <table:table-cell office:value-type="float" office:value="18.57" calcext:value-type="float">
            <text:p>18.57</text:p>
          </table:table-cell>
          <table:table-cell office:value-type="float" office:value="18.458" calcext:value-type="float">
            <text:p>18.458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00 00 20.021</text:p>
          </table:table-cell>
          <table:table-cell office:value-type="float" office:value="244.8" calcext:value-type="float">
            <text:p>244.8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1796" calcext:value-type="float">
            <text:p>11796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18.47" calcext:value-type="float">
            <text:p>18.47</text:p>
          </table:table-cell>
          <table:table-cell office:value-type="float" office:value="17.63" calcext:value-type="float">
            <text:p>17.63</text:p>
          </table:table-cell>
          <table:table-cell office:value-type="float" office:value="19.56" calcext:value-type="float">
            <text:p>19.56</text:p>
          </table:table-cell>
          <table:table-cell office:value-type="float" office:value="18.17" calcext:value-type="float">
            <text:p>18.17</text:p>
          </table:table-cell>
          <table:table-cell office:value-type="float" office:value="18.424" calcext:value-type="float">
            <text:p>18.42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02 00 20.002</text:p>
          </table:table-cell>
          <table:table-cell office:value-type="float" office:value="247.4" calcext:value-type="float">
            <text:p>247.4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1833" calcext:value-type="float">
            <text:p>11833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43" calcext:value-type="float">
            <text:p>18.43</text:p>
          </table:table-cell>
          <table:table-cell office:value-type="float" office:value="17.52" calcext:value-type="float">
            <text:p>17.52</text:p>
          </table:table-cell>
          <table:table-cell office:value-type="float" office:value="19.4" calcext:value-type="float">
            <text:p>19.4</text:p>
          </table:table-cell>
          <table:table-cell office:value-type="float" office:value="18.64" calcext:value-type="float">
            <text:p>18.64</text:p>
          </table:table-cell>
          <table:table-cell office:value-type="float" office:value="18.393" calcext:value-type="float">
            <text:p>18.393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04 00 20.022</text:p>
          </table:table-cell>
          <table:table-cell office:value-type="float" office:value="249.1" calcext:value-type="float">
            <text:p>249.1</text:p>
          </table:table-cell>
          <table:table-cell office:value-type="float" office:value="0.13" calcext:value-type="float">
            <text:p>0.13</text:p>
          </table:table-cell>
          <table:table-cell office:value-type="float" office:value="18.4" calcext:value-type="float">
            <text:p>18.4</text:p>
          </table:table-cell>
          <table:table-cell office:value-type="float" office:value="11870" calcext:value-type="float">
            <text:p>1187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41" calcext:value-type="float">
            <text:p>18.41</text:p>
          </table:table-cell>
          <table:table-cell office:value-type="float" office:value="19.11" calcext:value-type="float">
            <text:p>19.11</text:p>
          </table:table-cell>
          <table:table-cell office:value-type="float" office:value="19.42" calcext:value-type="float">
            <text:p>19.42</text:p>
          </table:table-cell>
          <table:table-cell office:value-type="float" office:value="18.45" calcext:value-type="float">
            <text:p>18.45</text:p>
          </table:table-cell>
          <table:table-cell office:value-type="float" office:value="18.459" calcext:value-type="float">
            <text:p>18.45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06 00 20.002</text:p>
          </table:table-cell>
          <table:table-cell office:value-type="float" office:value="249.2" calcext:value-type="float">
            <text:p>249.2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1907" calcext:value-type="float">
            <text:p>11907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18.46" calcext:value-type="float">
            <text:p>18.46</text:p>
          </table:table-cell>
          <table:table-cell office:value-type="float" office:value="17.94" calcext:value-type="float">
            <text:p>17.94</text:p>
          </table:table-cell>
          <table:table-cell office:value-type="float" office:value="19.45" calcext:value-type="float">
            <text:p>19.45</text:p>
          </table:table-cell>
          <table:table-cell office:value-type="float" office:value="18.3" calcext:value-type="float">
            <text:p>18.3</text:p>
          </table:table-cell>
          <table:table-cell office:value-type="float" office:value="18.466" calcext:value-type="float">
            <text:p>18.4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08 00 20.017</text:p>
          </table:table-cell>
          <table:table-cell office:value-type="float" office:value="245.7" calcext:value-type="float">
            <text:p>245.7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11944" calcext:value-type="float">
            <text:p>11944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8.9" calcext:value-type="float">
            <text:p>18.9</text:p>
          </table:table-cell>
          <table:table-cell office:value-type="float" office:value="18.42" calcext:value-type="float">
            <text:p>18.42</text:p>
          </table:table-cell>
          <table:table-cell office:value-type="float" office:value="18.53" calcext:value-type="float">
            <text:p>18.53</text:p>
          </table:table-cell>
          <table:table-cell office:value-type="float" office:value="19.53" calcext:value-type="float">
            <text:p>19.53</text:p>
          </table:table-cell>
          <table:table-cell office:value-type="float" office:value="18.56" calcext:value-type="float">
            <text:p>18.56</text:p>
          </table:table-cell>
          <table:table-cell office:value-type="float" office:value="18.383" calcext:value-type="float">
            <text:p>18.38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10 00 19.990</text:p>
          </table:table-cell>
          <table:table-cell office:value-type="float" office:value="243.8" calcext:value-type="float">
            <text:p>243.8</text:p>
          </table:table-cell>
          <table:table-cell office:value-type="float" office:value="0.13" calcext:value-type="float">
            <text:p>0.13</text:p>
          </table:table-cell>
          <table:table-cell office:value-type="float" office:value="18.2" calcext:value-type="float">
            <text:p>18.2</text:p>
          </table:table-cell>
          <table:table-cell office:value-type="float" office:value="11981" calcext:value-type="float">
            <text:p>11981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8.9" calcext:value-type="float">
            <text:p>18.9</text:p>
          </table:table-cell>
          <table:table-cell office:value-type="float" office:value="18.33" calcext:value-type="float">
            <text:p>18.33</text:p>
          </table:table-cell>
          <table:table-cell office:value-type="float" office:value="18.38" calcext:value-type="float">
            <text:p>18.38</text:p>
          </table:table-cell>
          <table:table-cell office:value-type="float" office:value="19.24" calcext:value-type="float">
            <text:p>19.24</text:p>
          </table:table-cell>
          <table:table-cell office:value-type="float" office:value="18.41" calcext:value-type="float">
            <text:p>18.41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12 00 19.993</text:p>
          </table:table-cell>
          <table:table-cell office:value-type="float" office:value="244.5" calcext:value-type="float">
            <text:p>244.5</text:p>
          </table:table-cell>
          <table:table-cell office:value-type="float" office:value="0.13" calcext:value-type="float">
            <text:p>0.13</text:p>
          </table:table-cell>
          <table:table-cell office:value-type="float" office:value="18.3" calcext:value-type="float">
            <text:p>18.3</text:p>
          </table:table-cell>
          <table:table-cell office:value-type="float" office:value="12018" calcext:value-type="float">
            <text:p>12018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8.75" calcext:value-type="float">
            <text:p>18.75</text:p>
          </table:table-cell>
          <table:table-cell office:value-type="float" office:value="19" calcext:value-type="float">
            <text:p>1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294" calcext:value-type="float">
            <text:p>18.29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14 00 20.004</text:p>
          </table:table-cell>
          <table:table-cell office:value-type="float" office:value="243.8" calcext:value-type="float">
            <text:p>243.8</text:p>
          </table:table-cell>
          <table:table-cell office:value-type="float" office:value="0.13" calcext:value-type="float">
            <text:p>0.13</text:p>
          </table:table-cell>
          <table:table-cell office:value-type="float" office:value="18.1" calcext:value-type="float">
            <text:p>18.1</text:p>
          </table:table-cell>
          <table:table-cell office:value-type="float" office:value="12054" calcext:value-type="float">
            <text:p>12054</text:p>
          </table:table-cell>
          <table:table-cell office:value-type="float" office:value="49.8" calcext:value-type="float">
            <text:p>49.8</text:p>
          </table:table-cell>
          <table:table-cell office:value-type="float" office:value="0.58" calcext:value-type="float">
            <text:p>0.58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8.38" calcext:value-type="float">
            <text:p>18.38</text:p>
          </table:table-cell>
          <table:table-cell office:value-type="float" office:value="18.9" calcext:value-type="float">
            <text:p>18.9</text:p>
          </table:table-cell>
          <table:table-cell office:value-type="float" office:value="18.32" calcext:value-type="float">
            <text:p>18.32</text:p>
          </table:table-cell>
          <table:table-cell office:value-type="float" office:value="18.181" calcext:value-type="float">
            <text:p>18.18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16 00 20.022</text:p>
          </table:table-cell>
          <table:table-cell office:value-type="float" office:value="240.6" calcext:value-type="float">
            <text:p>240.6</text:p>
          </table:table-cell>
          <table:table-cell office:value-type="float" office:value="0.13" calcext:value-type="float">
            <text:p>0.13</text:p>
          </table:table-cell>
          <table:table-cell office:value-type="float" office:value="17.9" calcext:value-type="float">
            <text:p>17.9</text:p>
          </table:table-cell>
          <table:table-cell office:value-type="float" office:value="12095" calcext:value-type="float">
            <text:p>12095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32.6" calcext:value-type="float">
            <text:p>132.6</text:p>
          </table:table-cell>
          <table:table-cell office:value-type="float" office:value="20.46" calcext:value-type="float">
            <text:p>20.46</text:p>
          </table:table-cell>
          <table:table-cell office:value-type="float" office:value="18.14" calcext:value-type="float">
            <text:p>18.14</text:p>
          </table:table-cell>
          <table:table-cell office:value-type="float" office:value="132.13" calcext:value-type="float">
            <text:p>132.13</text:p>
          </table:table-cell>
          <table:table-cell office:value-type="float" office:value="20.64" calcext:value-type="float">
            <text:p>20.64</text:p>
          </table:table-cell>
          <table:table-cell office:value-type="float" office:value="18.072" calcext:value-type="float">
            <text:p>18.0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18 00 20.009</text:p>
          </table:table-cell>
          <table:table-cell office:value-type="float" office:value="248.6" calcext:value-type="float">
            <text:p>248.6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2132" calcext:value-type="float">
            <text:p>12132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5" calcext:value-type="float">
            <text:p>18.5</text:p>
          </table:table-cell>
          <table:table-cell office:value-type="float" office:value="18.14" calcext:value-type="float">
            <text:p>18.14</text:p>
          </table:table-cell>
          <table:table-cell office:value-type="float" office:value="17.9" calcext:value-type="float">
            <text:p>17.9</text:p>
          </table:table-cell>
          <table:table-cell office:value-type="float" office:value="19.14" calcext:value-type="float">
            <text:p>19.14</text:p>
          </table:table-cell>
          <table:table-cell office:value-type="float" office:value="18.18" calcext:value-type="float">
            <text:p>18.18</text:p>
          </table:table-cell>
          <table:table-cell office:value-type="float" office:value="18.201" calcext:value-type="float">
            <text:p>18.20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20 00 20.021</text:p>
          </table:table-cell>
          <table:table-cell office:value-type="float" office:value="247.3" calcext:value-type="float">
            <text:p>247.3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2168" calcext:value-type="float">
            <text:p>12168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18.2" calcext:value-type="float">
            <text:p>18.2</text:p>
          </table:table-cell>
          <table:table-cell office:value-type="float" office:value="17.81" calcext:value-type="float">
            <text:p>17.81</text:p>
          </table:table-cell>
          <table:table-cell office:value-type="float" office:value="19.22" calcext:value-type="float">
            <text:p>19.22</text:p>
          </table:table-cell>
          <table:table-cell office:value-type="float" office:value="17.99" calcext:value-type="float">
            <text:p>17.99</text:p>
          </table:table-cell>
          <table:table-cell office:value-type="float" office:value="18.197" calcext:value-type="float">
            <text:p>18.19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0 22 00 20.018</text:p>
          </table:table-cell>
          <table:table-cell office:value-type="float" office:value="248.1" calcext:value-type="float">
            <text:p>248.1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2205" calcext:value-type="float">
            <text:p>12205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6" calcext:value-type="float">
            <text:p>18.6</text:p>
          </table:table-cell>
          <table:table-cell office:value-type="float" office:value="18.22" calcext:value-type="float">
            <text:p>18.22</text:p>
          </table:table-cell>
          <table:table-cell office:value-type="float" office:value="17.86" calcext:value-type="float">
            <text:p>17.86</text:p>
          </table:table-cell>
          <table:table-cell office:value-type="float" office:value="19.22" calcext:value-type="float">
            <text:p>19.22</text:p>
          </table:table-cell>
          <table:table-cell office:value-type="float" office:value="17.86" calcext:value-type="float">
            <text:p>17.86</text:p>
          </table:table-cell>
          <table:table-cell office:value-type="float" office:value="18.235" calcext:value-type="float">
            <text:p>18.23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00 00 19.981</text:p>
          </table:table-cell>
          <table:table-cell office:value-type="float" office:value="249.8" calcext:value-type="float">
            <text:p>249.8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242" calcext:value-type="float">
            <text:p>12242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7.69" calcext:value-type="float">
            <text:p>17.69</text:p>
          </table:table-cell>
          <table:table-cell office:value-type="float" office:value="19.15" calcext:value-type="float">
            <text:p>19.15</text:p>
          </table:table-cell>
          <table:table-cell office:value-type="float" office:value="17.99" calcext:value-type="float">
            <text:p>17.99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02 00 20.002</text:p>
          </table:table-cell>
          <table:table-cell office:value-type="float" office:value="245.8" calcext:value-type="float">
            <text:p>245.8</text:p>
          </table:table-cell>
          <table:table-cell office:value-type="float" office:value="0.13" calcext:value-type="float">
            <text:p>0.13</text:p>
          </table:table-cell>
          <table:table-cell office:value-type="float" office:value="18.1" calcext:value-type="float">
            <text:p>18.1</text:p>
          </table:table-cell>
          <table:table-cell office:value-type="float" office:value="12278" calcext:value-type="float">
            <text:p>12278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8.7" calcext:value-type="float">
            <text:p>18.7</text:p>
          </table:table-cell>
          <table:table-cell office:value-type="float" office:value="18.26" calcext:value-type="float">
            <text:p>18.26</text:p>
          </table:table-cell>
          <table:table-cell office:value-type="float" office:value="18.53" calcext:value-type="float">
            <text:p>18.53</text:p>
          </table:table-cell>
          <table:table-cell office:value-type="float" office:value="19.21" calcext:value-type="float">
            <text:p>19.21</text:p>
          </table:table-cell>
          <table:table-cell office:value-type="float" office:value="18.2" calcext:value-type="float">
            <text:p>18.2</text:p>
          </table:table-cell>
          <table:table-cell office:value-type="float" office:value="18.172" calcext:value-type="float">
            <text:p>18.172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04 00 19.993</text:p>
          </table:table-cell>
          <table:table-cell office:value-type="float" office:value="247.7" calcext:value-type="float">
            <text:p>247.7</text:p>
          </table:table-cell>
          <table:table-cell office:value-type="float" office:value="0.13" calcext:value-type="float">
            <text:p>0.13</text:p>
          </table:table-cell>
          <table:table-cell office:value-type="float" office:value="18.3" calcext:value-type="float">
            <text:p>18.3</text:p>
          </table:table-cell>
          <table:table-cell office:value-type="float" office:value="12315" calcext:value-type="float">
            <text:p>12315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  <table:table-cell office:value-type="float" office:value="18.49" calcext:value-type="float">
            <text:p>18.49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06 00 20.023</text:p>
          </table:table-cell>
          <table:table-cell office:value-type="float" office:value="247.4" calcext:value-type="float">
            <text:p>247.4</text:p>
          </table:table-cell>
          <table:table-cell office:value-type="float" office:value="0.13" calcext:value-type="float">
            <text:p>0.13</text:p>
          </table:table-cell>
          <table:table-cell office:value-type="float" office:value="18.4" calcext:value-type="float">
            <text:p>18.4</text:p>
          </table:table-cell>
          <table:table-cell office:value-type="float" office:value="12352" calcext:value-type="float">
            <text:p>12352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8.98" calcext:value-type="float">
            <text:p>18.98</text:p>
          </table:table-cell>
          <table:table-cell office:value-type="float" office:value="19.16" calcext:value-type="float">
            <text:p>19.16</text:p>
          </table:table-cell>
          <table:table-cell office:value-type="float" office:value="18.19" calcext:value-type="float">
            <text:p>18.19</text:p>
          </table:table-cell>
          <table:table-cell office:value-type="float" office:value="18.265" calcext:value-type="float">
            <text:p>18.26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08 00 20.022</text:p>
          </table:table-cell>
          <table:table-cell office:value-type="float" office:value="248" calcext:value-type="float">
            <text:p>248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12389" calcext:value-type="float">
            <text:p>12389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34" calcext:value-type="float">
            <text:p>18.34</text:p>
          </table:table-cell>
          <table:table-cell office:value-type="float" office:value="19.02" calcext:value-type="float">
            <text:p>19.02</text:p>
          </table:table-cell>
          <table:table-cell office:value-type="float" office:value="19.14" calcext:value-type="float">
            <text:p>19.14</text:p>
          </table:table-cell>
          <table:table-cell office:value-type="float" office:value="18.52" calcext:value-type="float">
            <text:p>18.52</text:p>
          </table:table-cell>
          <table:table-cell office:value-type="float" office:value="18.397" calcext:value-type="float">
            <text:p>18.39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10 00 20.017</text:p>
          </table:table-cell>
          <table:table-cell office:value-type="float" office:value="242.8" calcext:value-type="float">
            <text:p>242.8</text:p>
          </table:table-cell>
          <table:table-cell office:value-type="float" office:value="0.13" calcext:value-type="float">
            <text:p>0.13</text:p>
          </table:table-cell>
          <table:table-cell office:value-type="float" office:value="18" calcext:value-type="float">
            <text:p>18</text:p>
          </table:table-cell>
          <table:table-cell office:value-type="float" office:value="12425" calcext:value-type="float">
            <text:p>12425</text:p>
          </table:table-cell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18.7" calcext:value-type="float">
            <text:p>18.7</text:p>
          </table:table-cell>
          <table:table-cell office:value-type="float" office:value="18.36" calcext:value-type="float">
            <text:p>18.36</text:p>
          </table:table-cell>
          <table:table-cell office:value-type="float" office:value="17.36" calcext:value-type="float">
            <text:p>17.36</text:p>
          </table:table-cell>
          <table:table-cell office:value-type="float" office:value="19.25" calcext:value-type="float">
            <text:p>19.2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216" calcext:value-type="float">
            <text:p>18.2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12 00 19.998</text:p>
          </table:table-cell>
          <table:table-cell office:value-type="float" office:value="245.2" calcext:value-type="float">
            <text:p>245.2</text:p>
          </table:table-cell>
          <table:table-cell office:value-type="float" office:value="0.14" calcext:value-type="float">
            <text:p>0.14</text:p>
          </table:table-cell>
          <table:table-cell office:value-type="float" office:value="18.2" calcext:value-type="float">
            <text:p>18.2</text:p>
          </table:table-cell>
          <table:table-cell office:value-type="float" office:value="12462" calcext:value-type="float">
            <text:p>12462</text:p>
          </table:table-cell>
          <table:table-cell office:value-type="float" office:value="50" calcext:value-type="float">
            <text:p>50</text:p>
          </table:table-cell>
          <table:table-cell office:value-type="float" office:value="0.54" calcext:value-type="float">
            <text:p>0.54</text:p>
          </table:table-cell>
          <table:table-cell office:value-type="float" office:value="18.7" calcext:value-type="float">
            <text:p>18.7</text:p>
          </table:table-cell>
          <table:table-cell office:value-type="float" office:value="18.2" calcext:value-type="float">
            <text:p>18.2</text:p>
          </table:table-cell>
          <table:table-cell office:value-type="float" office:value="18.54" calcext:value-type="float">
            <text:p>18.54</text:p>
          </table:table-cell>
          <table:table-cell office:value-type="float" office:value="19.07" calcext:value-type="float">
            <text:p>19.07</text:p>
          </table:table-cell>
          <table:table-cell office:value-type="float" office:value="18.11" calcext:value-type="float">
            <text:p>18.11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14 00 20.015</text:p>
          </table:table-cell>
          <table:table-cell office:value-type="float" office:value="247.6" calcext:value-type="float">
            <text:p>247.6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2499" calcext:value-type="float">
            <text:p>12499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9" calcext:value-type="float">
            <text:p>18.9</text:p>
          </table:table-cell>
          <table:table-cell office:value-type="float" office:value="18.29" calcext:value-type="float">
            <text:p>18.29</text:p>
          </table:table-cell>
          <table:table-cell office:value-type="float" office:value="17.53" calcext:value-type="float">
            <text:p>17.53</text:p>
          </table:table-cell>
          <table:table-cell office:value-type="float" office:value="19.2" calcext:value-type="float">
            <text:p>19.2</text:p>
          </table:table-cell>
          <table:table-cell office:value-type="float" office:value="18.53" calcext:value-type="float">
            <text:p>18.53</text:p>
          </table:table-cell>
          <table:table-cell office:value-type="float" office:value="18.358" calcext:value-type="float">
            <text:p>18.3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16 00 20.020</text:p>
          </table:table-cell>
          <table:table-cell office:value-type="float" office:value="250.1" calcext:value-type="float">
            <text:p>250.1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536" calcext:value-type="float">
            <text:p>12536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9.6" calcext:value-type="float">
            <text:p>19.6</text:p>
          </table:table-cell>
          <table:table-cell office:value-type="float" office:value="18.32" calcext:value-type="float">
            <text:p>18.32</text:p>
          </table:table-cell>
          <table:table-cell office:value-type="float" office:value="17.71" calcext:value-type="float">
            <text:p>17.71</text:p>
          </table:table-cell>
          <table:table-cell office:value-type="float" office:value="20.2" calcext:value-type="float">
            <text:p>20.2</text:p>
          </table:table-cell>
          <table:table-cell office:value-type="float" office:value="18.37" calcext:value-type="float">
            <text:p>18.37</text:p>
          </table:table-cell>
          <table:table-cell office:value-type="float" office:value="18.378" calcext:value-type="float">
            <text:p>18.37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18 00 20.002</text:p>
          </table:table-cell>
          <table:table-cell office:value-type="float" office:value="245.9" calcext:value-type="float">
            <text:p>245.9</text:p>
          </table:table-cell>
          <table:table-cell office:value-type="float" office:value="0.13" calcext:value-type="float">
            <text:p>0.13</text:p>
          </table:table-cell>
          <table:table-cell office:value-type="float" office:value="18.1" calcext:value-type="float">
            <text:p>18.1</text:p>
          </table:table-cell>
          <table:table-cell office:value-type="float" office:value="12573" calcext:value-type="float">
            <text:p>12573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8.8" calcext:value-type="float">
            <text:p>18.8</text:p>
          </table:table-cell>
          <table:table-cell office:value-type="float" office:value="18.29" calcext:value-type="float">
            <text:p>18.29</text:p>
          </table:table-cell>
          <table:table-cell office:value-type="float" office:value="18.54" calcext:value-type="float">
            <text:p>18.54</text:p>
          </table:table-cell>
          <table:table-cell office:value-type="float" office:value="19.21" calcext:value-type="float">
            <text:p>19.21</text:p>
          </table:table-cell>
          <table:table-cell office:value-type="float" office:value="18.42" calcext:value-type="float">
            <text:p>18.42</text:p>
          </table:table-cell>
          <table:table-cell office:value-type="float" office:value="18.261" calcext:value-type="float">
            <text:p>18.26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20 00 20.016</text:p>
          </table:table-cell>
          <table:table-cell office:value-type="float" office:value="252.1" calcext:value-type="float">
            <text:p>252.1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2609" calcext:value-type="float">
            <text:p>12609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5" calcext:value-type="float">
            <text:p>18.35</text:p>
          </table:table-cell>
          <table:table-cell office:value-type="float" office:value="18.15" calcext:value-type="float">
            <text:p>18.15</text:p>
          </table:table-cell>
          <table:table-cell office:value-type="float" office:value="19.31" calcext:value-type="float">
            <text:p>19.31</text:p>
          </table:table-cell>
          <table:table-cell office:value-type="float" office:value="18.08" calcext:value-type="float">
            <text:p>18.08</text:p>
          </table:table-cell>
          <table:table-cell office:value-type="float" office:value="18.419" calcext:value-type="float">
            <text:p>18.41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1 22 00 20.016</text:p>
          </table:table-cell>
          <table:table-cell office:value-type="float" office:value="251.5" calcext:value-type="float">
            <text:p>251.5</text:p>
          </table:table-cell>
          <table:table-cell office:value-type="float" office:value="0.12" calcext:value-type="float">
            <text:p>0.12</text:p>
          </table:table-cell>
          <table:table-cell office:value-type="float" office:value="18.5" calcext:value-type="float">
            <text:p>18.5</text:p>
          </table:table-cell>
          <table:table-cell office:value-type="float" office:value="12646" calcext:value-type="float">
            <text:p>12646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18.11" calcext:value-type="float">
            <text:p>18.11</text:p>
          </table:table-cell>
          <table:table-cell office:value-type="float" office:value="19.44" calcext:value-type="float">
            <text:p>19.44</text:p>
          </table:table-cell>
          <table:table-cell office:value-type="float" office:value="18.06" calcext:value-type="float">
            <text:p>18.06</text:p>
          </table:table-cell>
          <table:table-cell office:value-type="float" office:value="18.407" calcext:value-type="float">
            <text:p>18.40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00 00 20.011</text:p>
          </table:table-cell>
          <table:table-cell office:value-type="float" office:value="249.7" calcext:value-type="float">
            <text:p>249.7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683" calcext:value-type="float">
            <text:p>12683</text:p>
          </table:table-cell>
          <table:table-cell office:value-type="float" office:value="49.9" calcext:value-type="float">
            <text:p>49.9</text:p>
          </table:table-cell>
          <table:table-cell office:value-type="float" office:value="0.62" calcext:value-type="float">
            <text:p>0.62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18.58" calcext:value-type="float">
            <text:p>18.58</text:p>
          </table:table-cell>
          <table:table-cell office:value-type="float" office:value="19.38" calcext:value-type="float">
            <text:p>19.38</text:p>
          </table:table-cell>
          <table:table-cell office:value-type="float" office:value="18.19" calcext:value-type="float">
            <text:p>18.19</text:p>
          </table:table-cell>
          <table:table-cell office:value-type="float" office:value="18.294" calcext:value-type="float">
            <text:p>18.29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02 00 20.010</text:p>
          </table:table-cell>
          <table:table-cell office:value-type="float" office:value="249.7" calcext:value-type="float">
            <text:p>249.7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2720" calcext:value-type="float">
            <text:p>1272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9" calcext:value-type="float">
            <text:p>18.39</text:p>
          </table:table-cell>
          <table:table-cell office:value-type="float" office:value="17.98" calcext:value-type="float">
            <text:p>17.98</text:p>
          </table:table-cell>
          <table:table-cell office:value-type="float" office:value="18.61" calcext:value-type="float">
            <text:p>18.61</text:p>
          </table:table-cell>
          <table:table-cell office:value-type="float" office:value="18.17" calcext:value-type="float">
            <text:p>18.17</text:p>
          </table:table-cell>
          <table:table-cell office:value-type="float" office:value="18.377" calcext:value-type="float">
            <text:p>18.37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04 00 20.002</text:p>
          </table:table-cell>
          <table:table-cell office:value-type="float" office:value="249.3" calcext:value-type="float">
            <text:p>249.3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2757" calcext:value-type="float">
            <text:p>1275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39" calcext:value-type="float">
            <text:p>18.39</text:p>
          </table:table-cell>
          <table:table-cell office:value-type="float" office:value="17.95" calcext:value-type="float">
            <text:p>17.95</text:p>
          </table:table-cell>
          <table:table-cell office:value-type="float" office:value="19.08" calcext:value-type="float">
            <text:p>19.08</text:p>
          </table:table-cell>
          <table:table-cell office:value-type="float" office:value="18.15" calcext:value-type="float">
            <text:p>18.15</text:p>
          </table:table-cell>
          <table:table-cell office:value-type="float" office:value="18.399" calcext:value-type="float">
            <text:p>18.39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06 00 20.022</text:p>
          </table:table-cell>
          <table:table-cell office:value-type="float" office:value="247" calcext:value-type="float">
            <text:p>247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12794" calcext:value-type="float">
            <text:p>12794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42" calcext:value-type="float">
            <text:p>18.42</text:p>
          </table:table-cell>
          <table:table-cell office:value-type="float" office:value="18.94" calcext:value-type="float">
            <text:p>18.94</text:p>
          </table:table-cell>
          <table:table-cell office:value-type="float" office:value="19.34" calcext:value-type="float">
            <text:p>19.34</text:p>
          </table:table-cell>
          <table:table-cell office:value-type="float" office:value="18.03" calcext:value-type="float">
            <text:p>18.03</text:p>
          </table:table-cell>
          <table:table-cell office:value-type="float" office:value="18.396" calcext:value-type="float">
            <text:p>18.39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08 00 20.022</text:p>
          </table:table-cell>
          <table:table-cell office:value-type="float" office:value="247.6" calcext:value-type="float">
            <text:p>247.6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831" calcext:value-type="float">
            <text:p>12831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9" calcext:value-type="float">
            <text:p>18.9</text:p>
          </table:table-cell>
          <table:table-cell office:value-type="float" office:value="18.44" calcext:value-type="float">
            <text:p>18.44</text:p>
          </table:table-cell>
          <table:table-cell office:value-type="float" office:value="17.53" calcext:value-type="float">
            <text:p>17.53</text:p>
          </table:table-cell>
          <table:table-cell office:value-type="float" office:value="19.38" calcext:value-type="float">
            <text:p>19.38</text:p>
          </table:table-cell>
          <table:table-cell office:value-type="float" office:value="18.55" calcext:value-type="float">
            <text:p>18.55</text:p>
          </table:table-cell>
          <table:table-cell office:value-type="float" office:value="18.406" calcext:value-type="float">
            <text:p>18.40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10 00 20.011</text:p>
          </table:table-cell>
          <table:table-cell office:value-type="float" office:value="246.3" calcext:value-type="float">
            <text:p>246.3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871" calcext:value-type="float">
            <text:p>1287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3.2" calcext:value-type="float">
            <text:p>133.2</text:p>
          </table:table-cell>
          <table:table-cell office:value-type="float" office:value="19.8" calcext:value-type="float">
            <text:p>19.8</text:p>
          </table:table-cell>
          <table:table-cell office:value-type="float" office:value="17.44" calcext:value-type="float">
            <text:p>17.44</text:p>
          </table:table-cell>
          <table:table-cell office:value-type="float" office:value="134.21" calcext:value-type="float">
            <text:p>134.21</text:p>
          </table:table-cell>
          <table:table-cell office:value-type="float" office:value="19.79" calcext:value-type="float">
            <text:p>19.79</text:p>
          </table:table-cell>
          <table:table-cell office:value-type="float" office:value="18.461" calcext:value-type="float">
            <text:p>18.4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12 00 20.019</text:p>
          </table:table-cell>
          <table:table-cell office:value-type="float" office:value="242.9" calcext:value-type="float">
            <text:p>242.9</text:p>
          </table:table-cell>
          <table:table-cell office:value-type="float" office:value="0.13" calcext:value-type="float">
            <text:p>0.13</text:p>
          </table:table-cell>
          <table:table-cell office:value-type="float" office:value="18.2" calcext:value-type="float">
            <text:p>18.2</text:p>
          </table:table-cell>
          <table:table-cell office:value-type="float" office:value="12908" calcext:value-type="float">
            <text:p>12908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35" calcext:value-type="float">
            <text:p>18.35</text:p>
          </table:table-cell>
          <table:table-cell office:value-type="float" office:value="18.63" calcext:value-type="float">
            <text:p>18.63</text:p>
          </table:table-cell>
          <table:table-cell office:value-type="float" office:value="19.24" calcext:value-type="float">
            <text:p>19.24</text:p>
          </table:table-cell>
          <table:table-cell office:value-type="float" office:value="18.5" calcext:value-type="float">
            <text:p>18.5</text:p>
          </table:table-cell>
          <table:table-cell office:value-type="float" office:value="18.302" calcext:value-type="float">
            <text:p>18.30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14 00 20.022</text:p>
          </table:table-cell>
          <table:table-cell office:value-type="float" office:value="243.3" calcext:value-type="float">
            <text:p>243.3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12945" calcext:value-type="float">
            <text:p>12945</text:p>
          </table:table-cell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.56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9.07" calcext:value-type="float">
            <text:p>19.07</text:p>
          </table:table-cell>
          <table:table-cell office:value-type="float" office:value="19.21" calcext:value-type="float">
            <text:p>19.21</text:p>
          </table:table-cell>
          <table:table-cell office:value-type="float" office:value="18.26" calcext:value-type="float">
            <text:p>18.26</text:p>
          </table:table-cell>
          <table:table-cell office:value-type="float" office:value="18.206" calcext:value-type="float">
            <text:p>18.20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16 00 20.016</text:p>
          </table:table-cell>
          <table:table-cell office:value-type="float" office:value="246" calcext:value-type="float">
            <text:p>246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2981" calcext:value-type="float">
            <text:p>1298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9.2" calcext:value-type="float">
            <text:p>19.2</text:p>
          </table:table-cell>
          <table:table-cell office:value-type="float" office:value="18.2" calcext:value-type="float">
            <text:p>18.2</text:p>
          </table:table-cell>
          <table:table-cell office:value-type="float" office:value="17.71" calcext:value-type="float">
            <text:p>17.71</text:p>
          </table:table-cell>
          <table:table-cell office:value-type="float" office:value="19.25" calcext:value-type="float">
            <text:p>19.25</text:p>
          </table:table-cell>
          <table:table-cell office:value-type="float" office:value="18.07" calcext:value-type="float">
            <text:p>18.07</text:p>
          </table:table-cell>
          <table:table-cell office:value-type="float" office:value="18.264" calcext:value-type="float">
            <text:p>18.2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18 00 20.021</text:p>
          </table:table-cell>
          <table:table-cell office:value-type="float" office:value="245.2" calcext:value-type="float">
            <text:p>245.2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3018" calcext:value-type="float">
            <text:p>13018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7" calcext:value-type="float">
            <text:p>18.7</text:p>
          </table:table-cell>
          <table:table-cell office:value-type="float" office:value="18.21" calcext:value-type="float">
            <text:p>18.21</text:p>
          </table:table-cell>
          <table:table-cell office:value-type="float" office:value="17.65" calcext:value-type="float">
            <text:p>17.65</text:p>
          </table:table-cell>
          <table:table-cell office:value-type="float" office:value="19.29" calcext:value-type="float">
            <text:p>19.29</text:p>
          </table:table-cell>
          <table:table-cell office:value-type="float" office:value="17.8" calcext:value-type="float">
            <text:p>17.8</text:p>
          </table:table-cell>
          <table:table-cell office:value-type="float" office:value="18.318" calcext:value-type="float">
            <text:p>18.318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20 00 20.022</text:p>
          </table:table-cell>
          <table:table-cell office:value-type="float" office:value="244.3" calcext:value-type="float">
            <text:p>244.3</text:p>
          </table:table-cell>
          <table:table-cell office:value-type="float" office:value="0.12" calcext:value-type="float">
            <text:p>0.12</text:p>
          </table:table-cell>
          <table:table-cell office:value-type="float" office:value="18.1" calcext:value-type="float">
            <text:p>18.1</text:p>
          </table:table-cell>
          <table:table-cell office:value-type="float" office:value="13055" calcext:value-type="float">
            <text:p>13055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8.8" calcext:value-type="float">
            <text:p>18.8</text:p>
          </table:table-cell>
          <table:table-cell office:value-type="float" office:value="18.28" calcext:value-type="float">
            <text:p>18.28</text:p>
          </table:table-cell>
          <table:table-cell office:value-type="float" office:value="17.88" calcext:value-type="float">
            <text:p>17.88</text:p>
          </table:table-cell>
          <table:table-cell office:value-type="float" office:value="18.78" calcext:value-type="float">
            <text:p>18.78</text:p>
          </table:table-cell>
          <table:table-cell office:value-type="float" office:value="18.02" calcext:value-type="float">
            <text:p>18.02</text:p>
          </table:table-cell>
          <table:table-cell office:value-type="float" office:value="18.257" calcext:value-type="float">
            <text:p>18.25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2 22 00 20.014</text:p>
          </table:table-cell>
          <table:table-cell office:value-type="float" office:value="243.8" calcext:value-type="float">
            <text:p>243.8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3091" calcext:value-type="float">
            <text:p>13091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8.7" calcext:value-type="float">
            <text:p>18.7</text:p>
          </table:table-cell>
          <table:table-cell office:value-type="float" office:value="18.25" calcext:value-type="float">
            <text:p>18.25</text:p>
          </table:table-cell>
          <table:table-cell office:value-type="float" office:value="17.85" calcext:value-type="float">
            <text:p>17.85</text:p>
          </table:table-cell>
          <table:table-cell office:value-type="float" office:value="18.53" calcext:value-type="float">
            <text:p>18.53</text:p>
          </table:table-cell>
          <table:table-cell office:value-type="float" office:value="17.99" calcext:value-type="float">
            <text:p>17.99</text:p>
          </table:table-cell>
          <table:table-cell office:value-type="float" office:value="18.259" calcext:value-type="float">
            <text:p>18.25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00 00 20.021</text:p>
          </table:table-cell>
          <table:table-cell office:value-type="float" office:value="250.4" calcext:value-type="float">
            <text:p>250.4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3128" calcext:value-type="float">
            <text:p>13128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8.7" calcext:value-type="float">
            <text:p>18.7</text:p>
          </table:table-cell>
          <table:table-cell office:value-type="float" office:value="18.39" calcext:value-type="float">
            <text:p>18.39</text:p>
          </table:table-cell>
          <table:table-cell office:value-type="float" office:value="18.33" calcext:value-type="float">
            <text:p>18.33</text:p>
          </table:table-cell>
          <table:table-cell office:value-type="float" office:value="19.26" calcext:value-type="float">
            <text:p>19.26</text:p>
          </table:table-cell>
          <table:table-cell office:value-type="float" office:value="18.07" calcext:value-type="float">
            <text:p>18.07</text:p>
          </table:table-cell>
          <table:table-cell office:value-type="float" office:value="18.437" calcext:value-type="float">
            <text:p>18.43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02 00 20.006</text:p>
          </table:table-cell>
          <table:table-cell office:value-type="float" office:value="246.8" calcext:value-type="float">
            <text:p>246.8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3165" calcext:value-type="float">
            <text:p>13165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8.8" calcext:value-type="float">
            <text:p>18.8</text:p>
          </table:table-cell>
          <table:table-cell office:value-type="float" office:value="18.39" calcext:value-type="float">
            <text:p>18.39</text:p>
          </table:table-cell>
          <table:table-cell office:value-type="float" office:value="18.07" calcext:value-type="float">
            <text:p>18.07</text:p>
          </table:table-cell>
          <table:table-cell office:value-type="float" office:value="19.37" calcext:value-type="float">
            <text:p>19.37</text:p>
          </table:table-cell>
          <table:table-cell office:value-type="float" office:value="18.17" calcext:value-type="float">
            <text:p>18.17</text:p>
          </table:table-cell>
          <table:table-cell office:value-type="float" office:value="18.334" calcext:value-type="float">
            <text:p>18.33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04 00 20.016</text:p>
          </table:table-cell>
          <table:table-cell office:value-type="float" office:value="248.9" calcext:value-type="float">
            <text:p>248.9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3202" calcext:value-type="float">
            <text:p>13202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8.8" calcext:value-type="float">
            <text:p>18.8</text:p>
          </table:table-cell>
          <table:table-cell office:value-type="float" office:value="18.43" calcext:value-type="float">
            <text:p>18.43</text:p>
          </table:table-cell>
          <table:table-cell office:value-type="float" office:value="18.22" calcext:value-type="float">
            <text:p>18.22</text:p>
          </table:table-cell>
          <table:table-cell office:value-type="float" office:value="18.7" calcext:value-type="float">
            <text:p>18.7</text:p>
          </table:table-cell>
          <table:table-cell office:value-type="float" office:value="18.24" calcext:value-type="float">
            <text:p>18.24</text:p>
          </table:table-cell>
          <table:table-cell office:value-type="float" office:value="18.428" calcext:value-type="float">
            <text:p>18.428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06 00 19.992</text:p>
          </table:table-cell>
          <table:table-cell office:value-type="float" office:value="247.7" calcext:value-type="float">
            <text:p>247.7</text:p>
          </table:table-cell>
          <table:table-cell office:value-type="float" office:value="0.12" calcext:value-type="float">
            <text:p>0.12</text:p>
          </table:table-cell>
          <table:table-cell office:value-type="float" office:value="18.5" calcext:value-type="float">
            <text:p>18.5</text:p>
          </table:table-cell>
          <table:table-cell office:value-type="float" office:value="13239" calcext:value-type="float">
            <text:p>13239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8.8" calcext:value-type="float">
            <text:p>18.8</text:p>
          </table:table-cell>
          <table:table-cell office:value-type="float" office:value="18.47" calcext:value-type="float">
            <text:p>18.47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5" calcext:value-type="float">
            <text:p>19.45</text:p>
          </table:table-cell>
          <table:table-cell office:value-type="float" office:value="18.06" calcext:value-type="float">
            <text:p>18.06</text:p>
          </table:table-cell>
          <table:table-cell office:value-type="float" office:value="18.461" calcext:value-type="float">
            <text:p>18.4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08 00 19.994</text:p>
          </table:table-cell>
          <table:table-cell office:value-type="float" office:value="247.3" calcext:value-type="float">
            <text:p>247.3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3277" calcext:value-type="float">
            <text:p>13277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9" calcext:value-type="float">
            <text:p>18.9</text:p>
          </table:table-cell>
          <table:table-cell office:value-type="float" office:value="18.48" calcext:value-type="float">
            <text:p>18.48</text:p>
          </table:table-cell>
          <table:table-cell office:value-type="float" office:value="17.81" calcext:value-type="float">
            <text:p>17.81</text:p>
          </table:table-cell>
          <table:table-cell office:value-type="float" office:value="19.5" calcext:value-type="float">
            <text:p>19.5</text:p>
          </table:table-cell>
          <table:table-cell office:value-type="float" office:value="18.41" calcext:value-type="float">
            <text:p>18.41</text:p>
          </table:table-cell>
          <table:table-cell office:value-type="float" office:value="18.414" calcext:value-type="float">
            <text:p>18.41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10 00 20.002</text:p>
          </table:table-cell>
          <table:table-cell office:value-type="float" office:value="244.2" calcext:value-type="float">
            <text:p>244.2</text:p>
          </table:table-cell>
          <table:table-cell office:value-type="float" office:value="0.13" calcext:value-type="float">
            <text:p>0.13</text:p>
          </table:table-cell>
          <table:table-cell office:value-type="float" office:value="18.3" calcext:value-type="float">
            <text:p>18.3</text:p>
          </table:table-cell>
          <table:table-cell office:value-type="float" office:value="13313" calcext:value-type="float">
            <text:p>1331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37" calcext:value-type="float">
            <text:p>18.37</text:p>
          </table:table-cell>
          <table:table-cell office:value-type="float" office:value="18.73" calcext:value-type="float">
            <text:p>18.73</text:p>
          </table:table-cell>
          <table:table-cell office:value-type="float" office:value="19.34" calcext:value-type="float">
            <text:p>19.34</text:p>
          </table:table-cell>
          <table:table-cell office:value-type="float" office:value="18.44" calcext:value-type="float">
            <text:p>18.44</text:p>
          </table:table-cell>
          <table:table-cell office:value-type="float" office:value="18.393" calcext:value-type="float">
            <text:p>18.39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12 00 19.998</text:p>
          </table:table-cell>
          <table:table-cell office:value-type="float" office:value="245.2" calcext:value-type="float">
            <text:p>245.2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13350" calcext:value-type="float">
            <text:p>1335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8" calcext:value-type="float">
            <text:p>18.28</text:p>
          </table:table-cell>
          <table:table-cell office:value-type="float" office:value="18.81" calcext:value-type="float">
            <text:p>18.81</text:p>
          </table:table-cell>
          <table:table-cell office:value-type="float" office:value="19.2" calcext:value-type="float">
            <text:p>19.2</text:p>
          </table:table-cell>
          <table:table-cell office:value-type="float" office:value="18.51" calcext:value-type="float">
            <text:p>18.51</text:p>
          </table:table-cell>
          <table:table-cell office:value-type="float" office:value="18.252" calcext:value-type="float">
            <text:p>18.25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14 00 20.004</text:p>
          </table:table-cell>
          <table:table-cell office:value-type="float" office:value="242.2" calcext:value-type="float">
            <text:p>242.2</text:p>
          </table:table-cell>
          <table:table-cell office:value-type="float" office:value="0.13" calcext:value-type="float">
            <text:p>0.13</text:p>
          </table:table-cell>
          <table:table-cell office:value-type="float" office:value="18" calcext:value-type="float">
            <text:p>18</text:p>
          </table:table-cell>
          <table:table-cell office:value-type="float" office:value="13387" calcext:value-type="float">
            <text:p>1338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7" calcext:value-type="float">
            <text:p>18.7</text:p>
          </table:table-cell>
          <table:table-cell office:value-type="float" office:value="18.24" calcext:value-type="float">
            <text:p>18.24</text:p>
          </table:table-cell>
          <table:table-cell office:value-type="float" office:value="18.58" calcext:value-type="float">
            <text:p>18.58</text:p>
          </table:table-cell>
          <table:table-cell office:value-type="float" office:value="19.08" calcext:value-type="float">
            <text:p>19.08</text:p>
          </table:table-cell>
          <table:table-cell office:value-type="float" office:value="18.52" calcext:value-type="float">
            <text:p>18.52</text:p>
          </table:table-cell>
          <table:table-cell office:value-type="float" office:value="18.192" calcext:value-type="float">
            <text:p>18.19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16 00 20.008</text:p>
          </table:table-cell>
          <table:table-cell office:value-type="float" office:value="245.6" calcext:value-type="float">
            <text:p>245.6</text:p>
          </table:table-cell>
          <table:table-cell office:value-type="float" office:value="0.13" calcext:value-type="float">
            <text:p>0.13</text:p>
          </table:table-cell>
          <table:table-cell office:value-type="float" office:value="18.4" calcext:value-type="float">
            <text:p>18.4</text:p>
          </table:table-cell>
          <table:table-cell office:value-type="float" office:value="13424" calcext:value-type="float">
            <text:p>13424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9.3" calcext:value-type="float">
            <text:p>19.3</text:p>
          </table:table-cell>
          <table:table-cell office:value-type="float" office:value="18.24" calcext:value-type="float">
            <text:p>18.24</text:p>
          </table:table-cell>
          <table:table-cell office:value-type="float" office:value="18.2" calcext:value-type="float">
            <text:p>18.2</text:p>
          </table:table-cell>
          <table:table-cell office:value-type="float" office:value="19.34" calcext:value-type="float">
            <text:p>19.34</text:p>
          </table:table-cell>
          <table:table-cell office:value-type="float" office:value="18.52" calcext:value-type="float">
            <text:p>18.52</text:p>
          </table:table-cell>
          <table:table-cell office:value-type="float" office:value="18.274" calcext:value-type="float">
            <text:p>18.27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18 00 20.019</text:p>
          </table:table-cell>
          <table:table-cell office:value-type="float" office:value="245.4" calcext:value-type="float">
            <text:p>245.4</text:p>
          </table:table-cell>
          <table:table-cell office:value-type="float" office:value="0.13" calcext:value-type="float">
            <text:p>0.13</text:p>
          </table:table-cell>
          <table:table-cell office:value-type="float" office:value="18.1" calcext:value-type="float">
            <text:p>18.1</text:p>
          </table:table-cell>
          <table:table-cell office:value-type="float" office:value="13460" calcext:value-type="float">
            <text:p>13460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8.7" calcext:value-type="float">
            <text:p>18.7</text:p>
          </table:table-cell>
          <table:table-cell office:value-type="float" office:value="18.19" calcext:value-type="float">
            <text:p>18.19</text:p>
          </table:table-cell>
          <table:table-cell office:value-type="float" office:value="18.5" calcext:value-type="float">
            <text:p>18.5</text:p>
          </table:table-cell>
          <table:table-cell office:value-type="float" office:value="19.18" calcext:value-type="float">
            <text:p>19.18</text:p>
          </table:table-cell>
          <table:table-cell office:value-type="float" office:value="18.15" calcext:value-type="float">
            <text:p>18.15</text:p>
          </table:table-cell>
          <table:table-cell office:value-type="float" office:value="18.225" calcext:value-type="float">
            <text:p>18.22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20 00 19.999</text:p>
          </table:table-cell>
          <table:table-cell office:value-type="float" office:value="245.4" calcext:value-type="float">
            <text:p>245.4</text:p>
          </table:table-cell>
          <table:table-cell office:value-type="float" office:value="0.13" calcext:value-type="float">
            <text:p>0.13</text:p>
          </table:table-cell>
          <table:table-cell office:value-type="float" office:value="18.4" calcext:value-type="float">
            <text:p>18.4</text:p>
          </table:table-cell>
          <table:table-cell office:value-type="float" office:value="13497" calcext:value-type="float">
            <text:p>13497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5" calcext:value-type="float">
            <text:p>18.5</text:p>
          </table:table-cell>
          <table:table-cell office:value-type="float" office:value="18.18" calcext:value-type="float">
            <text:p>18.18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" calcext:value-type="float">
            <text:p>19.2</text:p>
          </table:table-cell>
          <table:table-cell office:value-type="float" office:value="17.9" calcext:value-type="float">
            <text:p>17.9</text:p>
          </table:table-cell>
          <table:table-cell office:value-type="float" office:value="18.191" calcext:value-type="float">
            <text:p>18.19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3 22 00 20.014</text:p>
          </table:table-cell>
          <table:table-cell office:value-type="float" office:value="243.1" calcext:value-type="float">
            <text:p>243.1</text:p>
          </table:table-cell>
          <table:table-cell office:value-type="float" office:value="0.12" calcext:value-type="float">
            <text:p>0.12</text:p>
          </table:table-cell>
          <table:table-cell office:value-type="float" office:value="18.1" calcext:value-type="float">
            <text:p>18.1</text:p>
          </table:table-cell>
          <table:table-cell office:value-type="float" office:value="13533" calcext:value-type="float">
            <text:p>1353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9.11" calcext:value-type="float">
            <text:p>19.11</text:p>
          </table:table-cell>
          <table:table-cell office:value-type="float" office:value="18" calcext:value-type="float">
            <text:p>18</text:p>
          </table:table-cell>
          <table:table-cell office:value-type="float" office:value="18.195" calcext:value-type="float">
            <text:p>18.19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0 00 20.021</text:p>
          </table:table-cell>
          <table:table-cell office:value-type="float" office:value="245.2" calcext:value-type="float">
            <text:p>245.2</text:p>
          </table:table-cell>
          <table:table-cell office:value-type="float" office:value="0.12" calcext:value-type="float">
            <text:p>0.12</text:p>
          </table:table-cell>
          <table:table-cell office:value-type="float" office:value="18.2" calcext:value-type="float">
            <text:p>18.2</text:p>
          </table:table-cell>
          <table:table-cell office:value-type="float" office:value="13570" calcext:value-type="float">
            <text:p>1357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8.7" calcext:value-type="float">
            <text:p>18.7</text:p>
          </table:table-cell>
          <table:table-cell office:value-type="float" office:value="18.33" calcext:value-type="float">
            <text:p>18.33</text:p>
          </table:table-cell>
          <table:table-cell office:value-type="float" office:value="17.65" calcext:value-type="float">
            <text:p>17.65</text:p>
          </table:table-cell>
          <table:table-cell office:value-type="float" office:value="19.44" calcext:value-type="float">
            <text:p>19.4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89" calcext:value-type="float">
            <text:p>18.28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2 00 20.002</text:p>
          </table:table-cell>
          <table:table-cell office:value-type="float" office:value="247.5" calcext:value-type="float">
            <text:p>247.5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3607" calcext:value-type="float">
            <text:p>1360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2" calcext:value-type="float">
            <text:p>17.52</text:p>
          </table:table-cell>
          <table:table-cell office:value-type="float" office:value="19.3" calcext:value-type="float">
            <text:p>19.3</text:p>
          </table:table-cell>
          <table:table-cell office:value-type="float" office:value="17.94" calcext:value-type="float">
            <text:p>17.94</text:p>
          </table:table-cell>
          <table:table-cell office:value-type="float" office:value="18.392" calcext:value-type="float">
            <text:p>18.392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4 00 20.022</text:p>
          </table:table-cell>
          <table:table-cell office:value-type="float" office:value="245.4" calcext:value-type="float">
            <text:p>245.4</text:p>
          </table:table-cell>
          <table:table-cell office:value-type="float" office:value="0.12" calcext:value-type="float">
            <text:p>0.12</text:p>
          </table:table-cell>
          <table:table-cell office:value-type="float" office:value="18.3" calcext:value-type="float">
            <text:p>18.3</text:p>
          </table:table-cell>
          <table:table-cell office:value-type="float" office:value="13644" calcext:value-type="float">
            <text:p>13644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8.8" calcext:value-type="float">
            <text:p>18.8</text:p>
          </table:table-cell>
          <table:table-cell office:value-type="float" office:value="18.41" calcext:value-type="float">
            <text:p>18.41</text:p>
          </table:table-cell>
          <table:table-cell office:value-type="float" office:value="17.96" calcext:value-type="float">
            <text:p>17.96</text:p>
          </table:table-cell>
          <table:table-cell office:value-type="float" office:value="19.53" calcext:value-type="float">
            <text:p>19.53</text:p>
          </table:table-cell>
          <table:table-cell office:value-type="float" office:value="18.19" calcext:value-type="float">
            <text:p>18.19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6 00 19.997</text:p>
          </table:table-cell>
          <table:table-cell office:value-type="float" office:value="249.5" calcext:value-type="float">
            <text:p>249.5</text:p>
          </table:table-cell>
          <table:table-cell office:value-type="float" office:value="0.12" calcext:value-type="float">
            <text:p>0.12</text:p>
          </table:table-cell>
          <table:table-cell office:value-type="float" office:value="18.4" calcext:value-type="float">
            <text:p>18.4</text:p>
          </table:table-cell>
          <table:table-cell office:value-type="float" office:value="13681" calcext:value-type="float">
            <text:p>13681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38" calcext:value-type="float">
            <text:p>18.38</text:p>
          </table:table-cell>
          <table:table-cell office:value-type="float" office:value="17.66" calcext:value-type="float">
            <text:p>17.66</text:p>
          </table:table-cell>
          <table:table-cell office:value-type="float" office:value="19.27" calcext:value-type="float">
            <text:p>19.27</text:p>
          </table:table-cell>
          <table:table-cell office:value-type="float" office:value="18.1" calcext:value-type="float">
            <text:p>18.1</text:p>
          </table:table-cell>
          <table:table-cell office:value-type="float" office:value="18.437" calcext:value-type="float">
            <text:p>18.4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8 00 20.016</text:p>
          </table:table-cell>
          <table:table-cell office:value-type="float" office:value="247.4" calcext:value-type="float">
            <text:p>247.4</text:p>
          </table:table-cell>
          <table:table-cell office:value-type="float" office:value="0.13" calcext:value-type="float">
            <text:p>0.13</text:p>
          </table:table-cell>
          <table:table-cell office:value-type="float" office:value="18.5" calcext:value-type="float">
            <text:p>18.5</text:p>
          </table:table-cell>
          <table:table-cell office:value-type="float" office:value="13718" calcext:value-type="float">
            <text:p>13718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8.8" calcext:value-type="float">
            <text:p>18.8</text:p>
          </table:table-cell>
          <table:table-cell office:value-type="float" office:value="18.45" calcext:value-type="float">
            <text:p>18.45</text:p>
          </table:table-cell>
          <table:table-cell office:value-type="float" office:value="18.98" calcext:value-type="float">
            <text:p>18.98</text:p>
          </table:table-cell>
          <table:table-cell office:value-type="float" office:value="19.48" calcext:value-type="float">
            <text:p>19.48</text:p>
          </table:table-cell>
          <table:table-cell office:value-type="float" office:value="18.27" calcext:value-type="float">
            <text:p>18.27</text:p>
          </table:table-cell>
          <table:table-cell office:value-type="float" office:value="18.463" calcext:value-type="float">
            <text:p>18.46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08 20.010</text:p>
          </table:table-cell>
          <table:table-cell office:value-type="float" office:value="244" calcext:value-type="float">
            <text:p>244</text:p>
          </table:table-cell>
          <table:table-cell office:value-type="float" office:value="0.94" calcext:value-type="float">
            <text:p>0.94</text:p>
          </table:table-cell>
          <table:table-cell office:value-type="float" office:value="138.6" calcext:value-type="float">
            <text:p>138.6</text:p>
          </table:table-cell>
          <table:table-cell office:value-type="float" office:value="13752" calcext:value-type="float">
            <text:p>13752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8.8" calcext:value-type="float">
            <text:p>138.8</text:p>
          </table:table-cell>
          <table:table-cell office:value-type="float" office:value="24.44" calcext:value-type="float">
            <text:p>24.44</text:p>
          </table:table-cell>
          <table:table-cell office:value-type="float" office:value="139.91" calcext:value-type="float">
            <text:p>139.91</text:p>
          </table:table-cell>
          <table:table-cell office:value-type="float" office:value="140.14" calcext:value-type="float">
            <text:p>140.14</text:p>
          </table:table-cell>
          <table:table-cell office:value-type="float" office:value="24.48" calcext:value-type="float">
            <text:p>24.48</text:p>
          </table:table-cell>
          <table:table-cell office:value-type="float" office:value="53.528" calcext:value-type="float">
            <text:p>53.5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18 20.021</text:p>
          </table:table-cell>
          <table:table-cell office:value-type="float" office:value="242.5" calcext:value-type="float">
            <text:p>242.5</text:p>
          </table:table-cell>
          <table:table-cell office:value-type="float" office:value="0.93" calcext:value-type="float">
            <text:p>0.93</text:p>
          </table:table-cell>
          <table:table-cell office:value-type="float" office:value="136" calcext:value-type="float">
            <text:p>136</text:p>
          </table:table-cell>
          <table:table-cell office:value-type="float" office:value="13775" calcext:value-type="float">
            <text:p>13775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9" calcext:value-type="float">
            <text:p>139</text:p>
          </table:table-cell>
          <table:table-cell office:value-type="float" office:value="137.5" calcext:value-type="float">
            <text:p>137.5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9.95" calcext:value-type="float">
            <text:p>139.95</text:p>
          </table:table-cell>
          <table:table-cell office:value-type="float" office:value="137.65" calcext:value-type="float">
            <text:p>137.65</text:p>
          </table:table-cell>
          <table:table-cell office:value-type="float" office:value="107.285" calcext:value-type="float">
            <text:p>107.28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28 19.973</text:p>
          </table:table-cell>
          <table:table-cell office:value-type="float" office:value="244.6" calcext:value-type="float">
            <text:p>244.6</text:p>
          </table:table-cell>
          <table:table-cell office:value-type="float" office:value="0.91" calcext:value-type="float">
            <text:p>0.91</text:p>
          </table:table-cell>
          <table:table-cell office:value-type="float" office:value="136.1" calcext:value-type="float">
            <text:p>136.1</text:p>
          </table:table-cell>
          <table:table-cell office:value-type="float" office:value="13803" calcext:value-type="float">
            <text:p>13803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7.2" calcext:value-type="float">
            <text:p>137.2</text:p>
          </table:table-cell>
          <table:table-cell office:value-type="float" office:value="136.44" calcext:value-type="float">
            <text:p>136.44</text:p>
          </table:table-cell>
          <table:table-cell office:value-type="float" office:value="135.78" calcext:value-type="float">
            <text:p>135.78</text:p>
          </table:table-cell>
          <table:table-cell office:value-type="float" office:value="138.34" calcext:value-type="float">
            <text:p>138.34</text:p>
          </table:table-cell>
          <table:table-cell office:value-type="float" office:value="136.26" calcext:value-type="float">
            <text:p>136.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38 20.002</text:p>
          </table:table-cell>
          <table:table-cell office:value-type="float" office:value="246" calcext:value-type="float">
            <text:p>246</text:p>
          </table:table-cell>
          <table:table-cell office:value-type="float" office:value="0.92" calcext:value-type="float">
            <text:p>0.92</text:p>
          </table:table-cell>
          <table:table-cell office:value-type="float" office:value="136.1" calcext:value-type="float">
            <text:p>136.1</text:p>
          </table:table-cell>
          <table:table-cell office:value-type="float" office:value="13831" calcext:value-type="float">
            <text:p>1383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322.9" calcext:value-type="float">
            <text:p>2322.9</text:p>
          </table:table-cell>
          <table:table-cell office:value-type="float" office:value="245.61" calcext:value-type="float">
            <text:p>245.61</text:p>
          </table:table-cell>
          <table:table-cell office:value-type="float" office:value="135.79" calcext:value-type="float">
            <text:p>135.79</text:p>
          </table:table-cell>
          <table:table-cell office:value-type="float" office:value="2332.85" calcext:value-type="float">
            <text:p>2332.85</text:p>
          </table:table-cell>
          <table:table-cell office:value-type="float" office:value="245.91" calcext:value-type="float">
            <text:p>245.91</text:p>
          </table:table-cell>
          <table:table-cell office:value-type="float" office:value="212.93" calcext:value-type="float">
            <text:p>212.9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48 20.021</text:p>
          </table:table-cell>
          <table:table-cell office:value-type="float" office:value="246.5" calcext:value-type="float">
            <text:p>246.5</text:p>
          </table:table-cell>
          <table:table-cell office:value-type="float" office:value="0.91" calcext:value-type="float">
            <text:p>0.91</text:p>
          </table:table-cell>
          <table:table-cell office:value-type="float" office:value="136.1" calcext:value-type="float">
            <text:p>136.1</text:p>
          </table:table-cell>
          <table:table-cell office:value-type="float" office:value="13854" calcext:value-type="float">
            <text:p>13854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37" calcext:value-type="float">
            <text:p>137</text:p>
          </table:table-cell>
          <table:table-cell office:value-type="float" office:value="136.56" calcext:value-type="float">
            <text:p>136.56</text:p>
          </table:table-cell>
          <table:table-cell office:value-type="float" office:value="136.83" calcext:value-type="float">
            <text:p>136.83</text:p>
          </table:table-cell>
          <table:table-cell office:value-type="float" office:value="137.94" calcext:value-type="float">
            <text:p>137.94</text:p>
          </table:table-cell>
          <table:table-cell office:value-type="float" office:value="137.27" calcext:value-type="float">
            <text:p>137.27</text:p>
          </table:table-cell>
          <table:table-cell office:value-type="float" office:value="163.938" calcext:value-type="float">
            <text:p>163.93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09 58 20.007</text:p>
          </table:table-cell>
          <table:table-cell office:value-type="float" office:value="245.6" calcext:value-type="float">
            <text:p>245.6</text:p>
          </table:table-cell>
          <table:table-cell office:value-type="float" office:value="0.92" calcext:value-type="float">
            <text:p>0.92</text:p>
          </table:table-cell>
          <table:table-cell office:value-type="float" office:value="135.8" calcext:value-type="float">
            <text:p>135.8</text:p>
          </table:table-cell>
          <table:table-cell office:value-type="float" office:value="13882" calcext:value-type="float">
            <text:p>13882</text:p>
          </table:table-cell>
          <table:table-cell office:value-type="float" office:value="50.1" calcext:value-type="float">
            <text:p>50.1</text:p>
          </table:table-cell>
          <table:table-cell office:value-type="float" office:value="0.6" calcext:value-type="float">
            <text:p>0.6</text:p>
          </table:table-cell>
          <table:table-cell office:value-type="float" office:value="136.6" calcext:value-type="float">
            <text:p>136.6</text:p>
          </table:table-cell>
          <table:table-cell office:value-type="float" office:value="136.12" calcext:value-type="float">
            <text:p>136.12</text:p>
          </table:table-cell>
          <table:table-cell office:value-type="float" office:value="135.57" calcext:value-type="float">
            <text:p>135.57</text:p>
          </table:table-cell>
          <table:table-cell office:value-type="float" office:value="137.39" calcext:value-type="float">
            <text:p>137.39</text:p>
          </table:table-cell>
          <table:table-cell office:value-type="float" office:value="135.94" calcext:value-type="float">
            <text:p>135.94</text:p>
          </table:table-cell>
          <table:table-cell office:value-type="float" office:value="146.076" calcext:value-type="float">
            <text:p>146.0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00 20.015</text:p>
          </table:table-cell>
          <table:table-cell office:value-type="float" office:value="244.5" calcext:value-type="float">
            <text:p>244.5</text:p>
          </table:table-cell>
          <table:table-cell office:value-type="float" office:value="0.92" calcext:value-type="float">
            <text:p>0.92</text:p>
          </table:table-cell>
          <table:table-cell office:value-type="float" office:value="135.5" calcext:value-type="float">
            <text:p>135.5</text:p>
          </table:table-cell>
          <table:table-cell office:value-type="float" office:value="13886" calcext:value-type="float">
            <text:p>13886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6.1" calcext:value-type="float">
            <text:p>136.1</text:p>
          </table:table-cell>
          <table:table-cell office:value-type="float" office:value="135.85" calcext:value-type="float">
            <text:p>135.85</text:p>
          </table:table-cell>
          <table:table-cell table:number-columns-repeated="2" office:value-type="float" office:value="137.21" calcext:value-type="float">
            <text:p>137.21</text:p>
          </table:table-cell>
          <table:table-cell office:value-type="float" office:value="136.13" calcext:value-type="float">
            <text:p>136.13</text:p>
          </table:table-cell>
          <table:table-cell office:value-type="float" office:value="144.178" calcext:value-type="float">
            <text:p>144.17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10 20.002</text:p>
          </table:table-cell>
          <table:table-cell office:value-type="float" office:value="243.9" calcext:value-type="float">
            <text:p>243.9</text:p>
          </table:table-cell>
          <table:table-cell office:value-type="float" office:value="1.44" calcext:value-type="float">
            <text:p>1.44</text:p>
          </table:table-cell>
          <table:table-cell office:value-type="float" office:value="226.3" calcext:value-type="float">
            <text:p>226.3</text:p>
          </table:table-cell>
          <table:table-cell office:value-type="float" office:value="13922" calcext:value-type="float">
            <text:p>13922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31.9" calcext:value-type="float">
            <text:p>231.9</text:p>
          </table:table-cell>
          <table:table-cell office:value-type="float" office:value="215.81" calcext:value-type="float">
            <text:p>215.81</text:p>
          </table:table-cell>
          <table:table-cell office:value-type="float" office:value="228.29" calcext:value-type="float">
            <text:p>228.29</text:p>
          </table:table-cell>
          <table:table-cell office:value-type="float" office:value="233.81" calcext:value-type="float">
            <text:p>233.81</text:p>
          </table:table-cell>
          <table:table-cell office:value-type="float" office:value="216.52" calcext:value-type="float">
            <text:p>216.52</text:p>
          </table:table-cell>
          <table:table-cell office:value-type="float" office:value="193.577" calcext:value-type="float">
            <text:p>193.5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20 20.005</text:p>
          </table:table-cell>
          <table:table-cell office:value-type="float" office:value="238.4" calcext:value-type="float">
            <text:p>238.4</text:p>
          </table:table-cell>
          <table:table-cell office:value-type="float" office:value="6.35" calcext:value-type="float">
            <text:p>6.35</text:p>
          </table:table-cell>
          <table:table-cell office:value-type="float" office:value="1407.8" calcext:value-type="float">
            <text:p>1407.8</text:p>
          </table:table-cell>
          <table:table-cell office:value-type="float" office:value="14082" calcext:value-type="float">
            <text:p>14082</text:p>
          </table:table-cell>
          <table:table-cell office:value-type="float" office:value="49.9" calcext:value-type="float">
            <text:p>49.9</text:p>
          </table:table-cell>
          <table:table-cell office:value-type="float" office:value="0.93" calcext:value-type="float">
            <text:p>0.93</text:p>
          </table:table-cell>
          <table:table-cell office:value-type="float" office:value="2352.8" calcext:value-type="float">
            <text:p>2352.8</text:p>
          </table:table-cell>
          <table:table-cell office:value-type="float" office:value="955.97" calcext:value-type="float">
            <text:p>955.97</text:p>
          </table:table-cell>
          <table:table-cell office:value-type="float" office:value="1407.87" calcext:value-type="float">
            <text:p>1407.87</text:p>
          </table:table-cell>
          <table:table-cell office:value-type="float" office:value="2346.39" calcext:value-type="float">
            <text:p>2346.39</text:p>
          </table:table-cell>
          <table:table-cell office:value-type="float" office:value="954.5" calcext:value-type="float">
            <text:p>954.5</text:p>
          </table:table-cell>
          <table:table-cell office:value-type="float" office:value="738.603" calcext:value-type="float">
            <text:p>738.60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30 20.017</text:p>
          </table:table-cell>
          <table:table-cell office:value-type="float" office:value="243.2" calcext:value-type="float">
            <text:p>243.2</text:p>
          </table:table-cell>
          <table:table-cell office:value-type="float" office:value="10.15" calcext:value-type="float">
            <text:p>10.15</text:p>
          </table:table-cell>
          <table:table-cell office:value-type="float" office:value="2450.7" calcext:value-type="float">
            <text:p>2450.7</text:p>
          </table:table-cell>
          <table:table-cell office:value-type="float" office:value="14218" calcext:value-type="float">
            <text:p>14218</text:p>
          </table:table-cell>
          <table:table-cell office:value-type="float" office:value="49.9" calcext:value-type="float">
            <text:p>49.9</text:p>
          </table:table-cell>
          <table:table-cell office:value-type="float" office:value="0.99" calcext:value-type="float">
            <text:p>0.99</text:p>
          </table:table-cell>
          <table:table-cell office:value-type="float" office:value="6045.4" calcext:value-type="float">
            <text:p>6045.4</text:p>
          </table:table-cell>
          <table:table-cell office:value-type="float" office:value="1067.14" calcext:value-type="float">
            <text:p>1067.14</text:p>
          </table:table-cell>
          <table:table-cell office:value-type="float" office:value="2443.8" calcext:value-type="float">
            <text:p>2443.8</text:p>
          </table:table-cell>
          <table:table-cell office:value-type="float" office:value="6046.88" calcext:value-type="float">
            <text:p>6046.88</text:p>
          </table:table-cell>
          <table:table-cell office:value-type="float" office:value="1066.39" calcext:value-type="float">
            <text:p>1066.39</text:p>
          </table:table-cell>
          <table:table-cell office:value-type="float" office:value="975.941" calcext:value-type="float">
            <text:p>975.94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40 20.021</text:p>
          </table:table-cell>
          <table:table-cell office:value-type="float" office:value="247.2" calcext:value-type="float">
            <text:p>247.2</text:p>
          </table:table-cell>
          <table:table-cell office:value-type="float" office:value="1.43" calcext:value-type="float">
            <text:p>1.43</text:p>
          </table:table-cell>
          <table:table-cell office:value-type="float" office:value="233.6" calcext:value-type="float">
            <text:p>233.6</text:p>
          </table:table-cell>
          <table:table-cell office:value-type="float" office:value="14356" calcext:value-type="float">
            <text:p>14356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442.9" calcext:value-type="float">
            <text:p>2442.9</text:p>
          </table:table-cell>
          <table:table-cell office:value-type="float" office:value="781" calcext:value-type="float">
            <text:p>781</text:p>
          </table:table-cell>
          <table:table-cell office:value-type="float" office:value="233.31" calcext:value-type="float">
            <text:p>233.31</text:p>
          </table:table-cell>
          <table:table-cell office:value-type="float" office:value="2437.37" calcext:value-type="float">
            <text:p>2437.37</text:p>
          </table:table-cell>
          <table:table-cell office:value-type="float" office:value="779.07" calcext:value-type="float">
            <text:p>779.07</text:p>
          </table:table-cell>
          <table:table-cell office:value-type="float" office:value="729.403" calcext:value-type="float">
            <text:p>729.40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0 50 20.008</text:p>
          </table:table-cell>
          <table:table-cell office:value-type="float" office:value="246.1" calcext:value-type="float">
            <text:p>246.1</text:p>
          </table:table-cell>
          <table:table-cell office:value-type="float" office:value="1.5" calcext:value-type="float">
            <text:p>1.5</text:p>
          </table:table-cell>
          <table:table-cell office:value-type="float" office:value="241.3" calcext:value-type="float">
            <text:p>241.3</text:p>
          </table:table-cell>
          <table:table-cell office:value-type="float" office:value="14396" calcext:value-type="float">
            <text:p>14396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48.5" calcext:value-type="float">
            <text:p>248.5</text:p>
          </table:table-cell>
          <table:table-cell office:value-type="float" office:value="240.7" calcext:value-type="float">
            <text:p>240.7</text:p>
          </table:table-cell>
          <table:table-cell office:value-type="float" office:value="239.95" calcext:value-type="float">
            <text:p>239.95</text:p>
          </table:table-cell>
          <table:table-cell office:value-type="float" office:value="249.42" calcext:value-type="float">
            <text:p>249.42</text:p>
          </table:table-cell>
          <table:table-cell office:value-type="float" office:value="241.43" calcext:value-type="float">
            <text:p>241.43</text:p>
          </table:table-cell>
          <table:table-cell office:value-type="float" office:value="416.285" calcext:value-type="float">
            <text:p>416.28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00 20.018</text:p>
          </table:table-cell>
          <table:table-cell office:value-type="float" office:value="243.7" calcext:value-type="float">
            <text:p>243.7</text:p>
          </table:table-cell>
          <table:table-cell office:value-type="float" office:value="9.77" calcext:value-type="float">
            <text:p>9.77</text:p>
          </table:table-cell>
          <table:table-cell office:value-type="float" office:value="2055.2" calcext:value-type="float">
            <text:p>2055.2</text:p>
          </table:table-cell>
          <table:table-cell office:value-type="float" office:value="14556" calcext:value-type="float">
            <text:p>14556</text:p>
          </table:table-cell>
          <table:table-cell office:value-type="float" office:value="50.1" calcext:value-type="float">
            <text:p>50.1</text:p>
          </table:table-cell>
          <table:table-cell office:value-type="float" office:value="0.86" calcext:value-type="float">
            <text:p>0.86</text:p>
          </table:table-cell>
          <table:table-cell office:value-type="float" office:value="2228.4" calcext:value-type="float">
            <text:p>2228.4</text:p>
          </table:table-cell>
          <table:table-cell office:value-type="float" office:value="998.58" calcext:value-type="float">
            <text:p>998.58</text:p>
          </table:table-cell>
          <table:table-cell office:value-type="float" office:value="2047.62" calcext:value-type="float">
            <text:p>2047.62</text:p>
          </table:table-cell>
          <table:table-cell office:value-type="float" office:value="2227.28" calcext:value-type="float">
            <text:p>2227.28</text:p>
          </table:table-cell>
          <table:table-cell office:value-type="float" office:value="997.15" calcext:value-type="float">
            <text:p>997.15</text:p>
          </table:table-cell>
          <table:table-cell office:value-type="float" office:value="940.89" calcext:value-type="float">
            <text:p>940.8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10 20.020</text:p>
          </table:table-cell>
          <table:table-cell office:value-type="float" office:value="241.6" calcext:value-type="float">
            <text:p>241.6</text:p>
          </table:table-cell>
          <table:table-cell office:value-type="float" office:value="1.43" calcext:value-type="float">
            <text:p>1.43</text:p>
          </table:table-cell>
          <table:table-cell office:value-type="float" office:value="231.1" calcext:value-type="float">
            <text:p>231.1</text:p>
          </table:table-cell>
          <table:table-cell office:value-type="float" office:value="14625" calcext:value-type="float">
            <text:p>1462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777.9" calcext:value-type="float">
            <text:p>777.9</text:p>
          </table:table-cell>
          <table:table-cell office:value-type="float" office:value="350.68" calcext:value-type="float">
            <text:p>350.68</text:p>
          </table:table-cell>
          <table:table-cell office:value-type="float" office:value="231.48" calcext:value-type="float">
            <text:p>231.48</text:p>
          </table:table-cell>
          <table:table-cell office:value-type="float" office:value="781.19" calcext:value-type="float">
            <text:p>781.19</text:p>
          </table:table-cell>
          <table:table-cell office:value-type="float" office:value="350.96" calcext:value-type="float">
            <text:p>350.96</text:p>
          </table:table-cell>
          <table:table-cell office:value-type="float" office:value="550.417" calcext:value-type="float">
            <text:p>550.41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20 19.991</text:p>
          </table:table-cell>
          <table:table-cell office:value-type="float" office:value="243.2" calcext:value-type="float">
            <text:p>243.2</text:p>
          </table:table-cell>
          <table:table-cell office:value-type="float" office:value="1.43" calcext:value-type="float">
            <text:p>1.43</text:p>
          </table:table-cell>
          <table:table-cell office:value-type="float" office:value="231.5" calcext:value-type="float">
            <text:p>231.5</text:p>
          </table:table-cell>
          <table:table-cell office:value-type="float" office:value="14739" calcext:value-type="float">
            <text:p>14739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005" calcext:value-type="float">
            <text:p>2005</text:p>
          </table:table-cell>
          <table:table-cell office:value-type="float" office:value="675.01" calcext:value-type="float">
            <text:p>675.01</text:p>
          </table:table-cell>
          <table:table-cell office:value-type="float" office:value="229.53" calcext:value-type="float">
            <text:p>229.53</text:p>
          </table:table-cell>
          <table:table-cell office:value-type="float" office:value="2001.06" calcext:value-type="float">
            <text:p>2001.06</text:p>
          </table:table-cell>
          <table:table-cell office:value-type="float" office:value="675.05" calcext:value-type="float">
            <text:p>675.05</text:p>
          </table:table-cell>
          <table:table-cell office:value-type="float" office:value="606.42" calcext:value-type="float">
            <text:p>606.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30 20.006</text:p>
          </table:table-cell>
          <table:table-cell office:value-type="float" office:value="244" calcext:value-type="float">
            <text:p>244</text:p>
          </table:table-cell>
          <table:table-cell office:value-type="float" office:value="1.42" calcext:value-type="float">
            <text:p>1.42</text:p>
          </table:table-cell>
          <table:table-cell office:value-type="float" office:value="231.1" calcext:value-type="float">
            <text:p>231.1</text:p>
          </table:table-cell>
          <table:table-cell office:value-type="float" office:value="14900" calcext:value-type="float">
            <text:p>14900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4509.6" calcext:value-type="float">
            <text:p>4509.6</text:p>
          </table:table-cell>
          <table:table-cell office:value-type="float" office:value="1047.46" calcext:value-type="float">
            <text:p>1047.46</text:p>
          </table:table-cell>
          <table:table-cell office:value-type="float" office:value="232.14" calcext:value-type="float">
            <text:p>232.14</text:p>
          </table:table-cell>
          <table:table-cell office:value-type="float" office:value="4505.68" calcext:value-type="float">
            <text:p>4505.68</text:p>
          </table:table-cell>
          <table:table-cell office:value-type="float" office:value="1047.37" calcext:value-type="float">
            <text:p>1047.37</text:p>
          </table:table-cell>
          <table:table-cell office:value-type="float" office:value="794.359" calcext:value-type="float">
            <text:p>794.35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40 20.009</text:p>
          </table:table-cell>
          <table:table-cell office:value-type="float" office:value="244.9" calcext:value-type="float">
            <text:p>244.9</text:p>
          </table:table-cell>
          <table:table-cell office:value-type="float" office:value="1.42" calcext:value-type="float">
            <text:p>1.42</text:p>
          </table:table-cell>
          <table:table-cell office:value-type="float" office:value="232.1" calcext:value-type="float">
            <text:p>232.1</text:p>
          </table:table-cell>
          <table:table-cell office:value-type="float" office:value="14946" calcext:value-type="float">
            <text:p>14946</text:p>
          </table:table-cell>
          <table:table-cell office:value-type="float" office:value="49.8" calcext:value-type="float">
            <text:p>49.8</text:p>
          </table:table-cell>
          <table:table-cell office:value-type="float" office:value="0.67" calcext:value-type="float">
            <text:p>0.67</text:p>
          </table:table-cell>
          <table:table-cell office:value-type="float" office:value="232.6" calcext:value-type="float">
            <text:p>232.6</text:p>
          </table:table-cell>
          <table:table-cell office:value-type="float" office:value="231.89" calcext:value-type="float">
            <text:p>231.89</text:p>
          </table:table-cell>
          <table:table-cell office:value-type="float" office:value="233" calcext:value-type="float">
            <text:p>233</text:p>
          </table:table-cell>
          <table:table-cell office:value-type="float" office:value="234.54" calcext:value-type="float">
            <text:p>234.54</text:p>
          </table:table-cell>
          <table:table-cell office:value-type="float" office:value="232.87" calcext:value-type="float">
            <text:p>232.87</text:p>
          </table:table-cell>
          <table:table-cell office:value-type="float" office:value="433.561" calcext:value-type="float">
            <text:p>433.5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1 50 20.011</text:p>
          </table:table-cell>
          <table:table-cell office:value-type="float" office:value="243.5" calcext:value-type="float">
            <text:p>243.5</text:p>
          </table:table-cell>
          <table:table-cell office:value-type="float" office:value="2.69" calcext:value-type="float">
            <text:p>2.69</text:p>
          </table:table-cell>
          <table:table-cell office:value-type="float" office:value="524.7" calcext:value-type="float">
            <text:p>524.7</text:p>
          </table:table-cell>
          <table:table-cell office:value-type="float" office:value="15029" calcext:value-type="float">
            <text:p>15029</text:p>
          </table:table-cell>
          <table:table-cell office:value-type="float" office:value="49.9" calcext:value-type="float">
            <text:p>49.9</text:p>
          </table:table-cell>
          <table:table-cell office:value-type="float" office:value="0.8" calcext:value-type="float">
            <text:p>0.8</text:p>
          </table:table-cell>
          <table:table-cell office:value-type="float" office:value="1537.1" calcext:value-type="float">
            <text:p>1537.1</text:p>
          </table:table-cell>
          <table:table-cell office:value-type="float" office:value="580.76" calcext:value-type="float">
            <text:p>580.76</text:p>
          </table:table-cell>
          <table:table-cell office:value-type="float" office:value="524.01" calcext:value-type="float">
            <text:p>524.01</text:p>
          </table:table-cell>
          <table:table-cell office:value-type="float" office:value="1531.31" calcext:value-type="float">
            <text:p>1531.31</text:p>
          </table:table-cell>
          <table:table-cell office:value-type="float" office:value="580.87" calcext:value-type="float">
            <text:p>580.87</text:p>
          </table:table-cell>
          <table:table-cell office:value-type="float" office:value="530.92" calcext:value-type="float">
            <text:p>530.9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00 19.998</text:p>
          </table:table-cell>
          <table:table-cell office:value-type="float" office:value="242.9" calcext:value-type="float">
            <text:p>242.9</text:p>
          </table:table-cell>
          <table:table-cell office:value-type="float" office:value="1.34" calcext:value-type="float">
            <text:p>1.34</text:p>
          </table:table-cell>
          <table:table-cell office:value-type="float" office:value="209.9" calcext:value-type="float">
            <text:p>209.9</text:p>
          </table:table-cell>
          <table:table-cell office:value-type="float" office:value="15096" calcext:value-type="float">
            <text:p>15096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210.3" calcext:value-type="float">
            <text:p>1210.3</text:p>
          </table:table-cell>
          <table:table-cell office:value-type="float" office:value="368.02" calcext:value-type="float">
            <text:p>368.02</text:p>
          </table:table-cell>
          <table:table-cell office:value-type="float" office:value="211.57" calcext:value-type="float">
            <text:p>211.57</text:p>
          </table:table-cell>
          <table:table-cell office:value-type="float" office:value="1216.67" calcext:value-type="float">
            <text:p>1216.67</text:p>
          </table:table-cell>
          <table:table-cell office:value-type="float" office:value="368.44" calcext:value-type="float">
            <text:p>368.44</text:p>
          </table:table-cell>
          <table:table-cell office:value-type="float" office:value="400.954" calcext:value-type="float">
            <text:p>400.95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10 20.005</text:p>
          </table:table-cell>
          <table:table-cell office:value-type="float" office:value="242.1" calcext:value-type="float">
            <text:p>242.1</text:p>
          </table:table-cell>
          <table:table-cell office:value-type="float" office:value="1.36" calcext:value-type="float">
            <text:p>1.36</text:p>
          </table:table-cell>
          <table:table-cell office:value-type="float" office:value="211.8" calcext:value-type="float">
            <text:p>211.8</text:p>
          </table:table-cell>
          <table:table-cell office:value-type="float" office:value="15131" calcext:value-type="float">
            <text:p>15131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13.6" calcext:value-type="float">
            <text:p>213.6</text:p>
          </table:table-cell>
          <table:table-cell office:value-type="float" office:value="211.61" calcext:value-type="float">
            <text:p>211.61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2.24" calcext:value-type="float">
            <text:p>212.24</text:p>
          </table:table-cell>
          <table:table-cell office:value-type="float" office:value="279.61" calcext:value-type="float">
            <text:p>279.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20 20.014</text:p>
          </table:table-cell>
          <table:table-cell office:value-type="float" office:value="243.9" calcext:value-type="float">
            <text:p>243.9</text:p>
          </table:table-cell>
          <table:table-cell office:value-type="float" office:value="1.34" calcext:value-type="float">
            <text:p>1.34</text:p>
          </table:table-cell>
          <table:table-cell office:value-type="float" office:value="212.2" calcext:value-type="float">
            <text:p>212.2</text:p>
          </table:table-cell>
          <table:table-cell office:value-type="float" office:value="15229" calcext:value-type="float">
            <text:p>15229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003" calcext:value-type="float">
            <text:p>2003</text:p>
          </table:table-cell>
          <table:table-cell office:value-type="float" office:value="514.31" calcext:value-type="float">
            <text:p>514.31</text:p>
          </table:table-cell>
          <table:table-cell office:value-type="float" office:value="212.44" calcext:value-type="float">
            <text:p>212.44</text:p>
          </table:table-cell>
          <table:table-cell office:value-type="float" office:value="2002.44" calcext:value-type="float">
            <text:p>2002.44</text:p>
          </table:table-cell>
          <table:table-cell office:value-type="float" office:value="514.4" calcext:value-type="float">
            <text:p>514.4</text:p>
          </table:table-cell>
          <table:table-cell office:value-type="float" office:value="460.404" calcext:value-type="float">
            <text:p>460.40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30 20.017</text:p>
          </table:table-cell>
          <table:table-cell office:value-type="float" office:value="244" calcext:value-type="float">
            <text:p>244</text:p>
          </table:table-cell>
          <table:table-cell office:value-type="float" office:value="1.33" calcext:value-type="float">
            <text:p>1.33</text:p>
          </table:table-cell>
          <table:table-cell office:value-type="float" office:value="211.4" calcext:value-type="float">
            <text:p>211.4</text:p>
          </table:table-cell>
          <table:table-cell office:value-type="float" office:value="15284" calcext:value-type="float">
            <text:p>15284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283.5" calcext:value-type="float">
            <text:p>1283.5</text:p>
          </table:table-cell>
          <table:table-cell office:value-type="float" office:value="265.52" calcext:value-type="float">
            <text:p>265.52</text:p>
          </table:table-cell>
          <table:table-cell office:value-type="float" office:value="210.94" calcext:value-type="float">
            <text:p>210.94</text:p>
          </table:table-cell>
          <table:table-cell office:value-type="float" office:value="1280.47" calcext:value-type="float">
            <text:p>1280.47</text:p>
          </table:table-cell>
          <table:table-cell office:value-type="float" office:value="265.47" calcext:value-type="float">
            <text:p>265.47</text:p>
          </table:table-cell>
          <table:table-cell office:value-type="float" office:value="331.373" calcext:value-type="float">
            <text:p>331.3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40 20.002</text:p>
          </table:table-cell>
          <table:table-cell office:value-type="float" office:value="244.1" calcext:value-type="float">
            <text:p>244.1</text:p>
          </table:table-cell>
          <table:table-cell office:value-type="float" office:value="6.66" calcext:value-type="float">
            <text:p>6.66</text:p>
          </table:table-cell>
          <table:table-cell office:value-type="float" office:value="1583.2" calcext:value-type="float">
            <text:p>1583.2</text:p>
          </table:table-cell>
          <table:table-cell office:value-type="float" office:value="15395" calcext:value-type="float">
            <text:p>15395</text:p>
          </table:table-cell>
          <table:table-cell office:value-type="float" office:value="50" calcext:value-type="float">
            <text:p>50</text:p>
          </table:table-cell>
          <table:table-cell office:value-type="float" office:value="0.97" calcext:value-type="float">
            <text:p>0.97</text:p>
          </table:table-cell>
          <table:table-cell office:value-type="float" office:value="1583.2" calcext:value-type="float">
            <text:p>1583.2</text:p>
          </table:table-cell>
          <table:table-cell office:value-type="float" office:value="580.51" calcext:value-type="float">
            <text:p>580.51</text:p>
          </table:table-cell>
          <table:table-cell table:number-columns-repeated="2" office:value-type="float" office:value="1576.93" calcext:value-type="float">
            <text:p>1576.93</text:p>
          </table:table-cell>
          <table:table-cell office:value-type="float" office:value="579.78" calcext:value-type="float">
            <text:p>579.78</text:p>
          </table:table-cell>
          <table:table-cell office:value-type="float" office:value="507.828" calcext:value-type="float">
            <text:p>507.8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2 50 20.004</text:p>
          </table:table-cell>
          <table:table-cell office:value-type="float" office:value="243.6" calcext:value-type="float">
            <text:p>243.6</text:p>
          </table:table-cell>
          <table:table-cell office:value-type="float" office:value="4.96" calcext:value-type="float">
            <text:p>4.96</text:p>
          </table:table-cell>
          <table:table-cell office:value-type="float" office:value="1140.4" calcext:value-type="float">
            <text:p>1140.4</text:p>
          </table:table-cell>
          <table:table-cell office:value-type="float" office:value="15616" calcext:value-type="float">
            <text:p>15616</text:p>
          </table:table-cell>
          <table:table-cell office:value-type="float" office:value="50" calcext:value-type="float">
            <text:p>50</text:p>
          </table:table-cell>
          <table:table-cell office:value-type="float" office:value="0.94" calcext:value-type="float">
            <text:p>0.94</text:p>
          </table:table-cell>
          <table:table-cell office:value-type="float" office:value="3994.8" calcext:value-type="float">
            <text:p>3994.8</text:p>
          </table:table-cell>
          <table:table-cell office:value-type="float" office:value="1372.87" calcext:value-type="float">
            <text:p>1372.87</text:p>
          </table:table-cell>
          <table:table-cell office:value-type="float" office:value="1135.76" calcext:value-type="float">
            <text:p>1135.76</text:p>
          </table:table-cell>
          <table:table-cell office:value-type="float" office:value="4004.78" calcext:value-type="float">
            <text:p>4004.78</text:p>
          </table:table-cell>
          <table:table-cell office:value-type="float" office:value="1370.09" calcext:value-type="float">
            <text:p>1370.09</text:p>
          </table:table-cell>
          <table:table-cell office:value-type="float" office:value="1034.966" calcext:value-type="float">
            <text:p>1034.9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00 20.019</text:p>
          </table:table-cell>
          <table:table-cell office:value-type="float" office:value="243.9" calcext:value-type="float">
            <text:p>243.9</text:p>
          </table:table-cell>
          <table:table-cell office:value-type="float" office:value="1.35" calcext:value-type="float">
            <text:p>1.35</text:p>
          </table:table-cell>
          <table:table-cell office:value-type="float" office:value="212.7" calcext:value-type="float">
            <text:p>212.7</text:p>
          </table:table-cell>
          <table:table-cell office:value-type="float" office:value="15838" calcext:value-type="float">
            <text:p>1583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416.3" calcext:value-type="float">
            <text:p>2416.3</text:p>
          </table:table-cell>
          <table:table-cell office:value-type="float" office:value="1246.16" calcext:value-type="float">
            <text:p>1246.16</text:p>
          </table:table-cell>
          <table:table-cell office:value-type="float" office:value="214.02" calcext:value-type="float">
            <text:p>214.02</text:p>
          </table:table-cell>
          <table:table-cell office:value-type="float" office:value="2405.7" calcext:value-type="float">
            <text:p>2405.7</text:p>
          </table:table-cell>
          <table:table-cell office:value-type="float" office:value="1241.73" calcext:value-type="float">
            <text:p>1241.73</text:p>
          </table:table-cell>
          <table:table-cell office:value-type="float" office:value="1063.362" calcext:value-type="float">
            <text:p>1063.36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10 20.006</text:p>
          </table:table-cell>
          <table:table-cell office:value-type="float" office:value="243.5" calcext:value-type="float">
            <text:p>243.5</text:p>
          </table:table-cell>
          <table:table-cell office:value-type="float" office:value="1.33" calcext:value-type="float">
            <text:p>1.33</text:p>
          </table:table-cell>
          <table:table-cell office:value-type="float" office:value="207.4" calcext:value-type="float">
            <text:p>207.4</text:p>
          </table:table-cell>
          <table:table-cell office:value-type="float" office:value="15893" calcext:value-type="float">
            <text:p>15893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701" calcext:value-type="float">
            <text:p>2701</text:p>
          </table:table-cell>
          <table:table-cell office:value-type="float" office:value="335.71" calcext:value-type="float">
            <text:p>335.71</text:p>
          </table:table-cell>
          <table:table-cell office:value-type="float" office:value="207.27" calcext:value-type="float">
            <text:p>207.27</text:p>
          </table:table-cell>
          <table:table-cell office:value-type="float" office:value="2693.8" calcext:value-type="float">
            <text:p>2693.8</text:p>
          </table:table-cell>
          <table:table-cell office:value-type="float" office:value="335.83" calcext:value-type="float">
            <text:p>335.83</text:p>
          </table:table-cell>
          <table:table-cell office:value-type="float" office:value="603.166" calcext:value-type="float">
            <text:p>603.1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20 19.998</text:p>
          </table:table-cell>
          <table:table-cell office:value-type="float" office:value="244.2" calcext:value-type="float">
            <text:p>244.2</text:p>
          </table:table-cell>
          <table:table-cell office:value-type="float" office:value="1.35" calcext:value-type="float">
            <text:p>1.35</text:p>
          </table:table-cell>
          <table:table-cell office:value-type="float" office:value="209.4" calcext:value-type="float">
            <text:p>209.4</text:p>
          </table:table-cell>
          <table:table-cell office:value-type="float" office:value="15928" calcext:value-type="float">
            <text:p>15928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14.1" calcext:value-type="float">
            <text:p>214.1</text:p>
          </table:table-cell>
          <table:table-cell office:value-type="float" office:value="208.44" calcext:value-type="float">
            <text:p>208.44</text:p>
          </table:table-cell>
          <table:table-cell office:value-type="float" office:value="210.99" calcext:value-type="float">
            <text:p>210.99</text:p>
          </table:table-cell>
          <table:table-cell office:value-type="float" office:value="215.94" calcext:value-type="float">
            <text:p>215.94</text:p>
          </table:table-cell>
          <table:table-cell office:value-type="float" office:value="208.25" calcext:value-type="float">
            <text:p>208.25</text:p>
          </table:table-cell>
          <table:table-cell office:value-type="float" office:value="350.084" calcext:value-type="float">
            <text:p>350.08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30 20.004</text:p>
          </table:table-cell>
          <table:table-cell office:value-type="float" office:value="244.5" calcext:value-type="float">
            <text:p>244.5</text:p>
          </table:table-cell>
          <table:table-cell office:value-type="float" office:value="1.32" calcext:value-type="float">
            <text:p>1.32</text:p>
          </table:table-cell>
          <table:table-cell office:value-type="float" office:value="206.8" calcext:value-type="float">
            <text:p>206.8</text:p>
          </table:table-cell>
          <table:table-cell office:value-type="float" office:value="15962" calcext:value-type="float">
            <text:p>15962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14.4" calcext:value-type="float">
            <text:p>214.4</text:p>
          </table:table-cell>
          <table:table-cell office:value-type="float" office:value="207.43" calcext:value-type="float">
            <text:p>207.43</text:p>
          </table:table-cell>
          <table:table-cell office:value-type="float" office:value="206.55" calcext:value-type="float">
            <text:p>206.55</text:p>
          </table:table-cell>
          <table:table-cell office:value-type="float" office:value="215.24" calcext:value-type="float">
            <text:p>215.24</text:p>
          </table:table-cell>
          <table:table-cell office:value-type="float" office:value="207.11" calcext:value-type="float">
            <text:p>207.11</text:p>
          </table:table-cell>
          <table:table-cell office:value-type="float" office:value="258.62" calcext:value-type="float">
            <text:p>258.6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40 20.012</text:p>
          </table:table-cell>
          <table:table-cell office:value-type="float" office:value="243.6" calcext:value-type="float">
            <text:p>243.6</text:p>
          </table:table-cell>
          <table:table-cell office:value-type="float" office:value="1.32" calcext:value-type="float">
            <text:p>1.32</text:p>
          </table:table-cell>
          <table:table-cell office:value-type="float" office:value="205.8" calcext:value-type="float">
            <text:p>205.8</text:p>
          </table:table-cell>
          <table:table-cell office:value-type="float" office:value="15997" calcext:value-type="float">
            <text:p>15997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08.3" calcext:value-type="float">
            <text:p>208.3</text:p>
          </table:table-cell>
          <table:table-cell office:value-type="float" office:value="206.21" calcext:value-type="float">
            <text:p>206.21</text:p>
          </table:table-cell>
          <table:table-cell office:value-type="float" office:value="205.79" calcext:value-type="float">
            <text:p>205.79</text:p>
          </table:table-cell>
          <table:table-cell office:value-type="float" office:value="207.77" calcext:value-type="float">
            <text:p>207.77</text:p>
          </table:table-cell>
          <table:table-cell office:value-type="float" office:value="205.88" calcext:value-type="float">
            <text:p>205.88</text:p>
          </table:table-cell>
          <table:table-cell office:value-type="float" office:value="224.913" calcext:value-type="float">
            <text:p>224.91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3 50 20.014</text:p>
          </table:table-cell>
          <table:table-cell office:value-type="float" office:value="243.8" calcext:value-type="float">
            <text:p>243.8</text:p>
          </table:table-cell>
          <table:table-cell office:value-type="float" office:value="1.31" calcext:value-type="float">
            <text:p>1.31</text:p>
          </table:table-cell>
          <table:table-cell office:value-type="float" office:value="206.6" calcext:value-type="float">
            <text:p>206.6</text:p>
          </table:table-cell>
          <table:table-cell office:value-type="float" office:value="16031" calcext:value-type="float">
            <text:p>16031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06.6" calcext:value-type="float">
            <text:p>206.6</text:p>
          </table:table-cell>
          <table:table-cell office:value-type="float" office:value="205.52" calcext:value-type="float">
            <text:p>205.52</text:p>
          </table:table-cell>
          <table:table-cell table:number-columns-repeated="2" office:value-type="float" office:value="207.6" calcext:value-type="float">
            <text:p>207.6</text:p>
          </table:table-cell>
          <table:table-cell office:value-type="float" office:value="205.42" calcext:value-type="float">
            <text:p>205.42</text:p>
          </table:table-cell>
          <table:table-cell office:value-type="float" office:value="212.488" calcext:value-type="float">
            <text:p>212.4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00 20.020</text:p>
          </table:table-cell>
          <table:table-cell office:value-type="float" office:value="241.2" calcext:value-type="float">
            <text:p>241.2</text:p>
          </table:table-cell>
          <table:table-cell office:value-type="float" office:value="1.28" calcext:value-type="float">
            <text:p>1.28</text:p>
          </table:table-cell>
          <table:table-cell office:value-type="float" office:value="204.7" calcext:value-type="float">
            <text:p>204.7</text:p>
          </table:table-cell>
          <table:table-cell office:value-type="float" office:value="16066" calcext:value-type="float">
            <text:p>16066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07.7" calcext:value-type="float">
            <text:p>207.7</text:p>
          </table:table-cell>
          <table:table-cell office:value-type="float" office:value="205.73" calcext:value-type="float">
            <text:p>205.73</text:p>
          </table:table-cell>
          <table:table-cell office:value-type="float" office:value="203.77" calcext:value-type="float">
            <text:p>203.77</text:p>
          </table:table-cell>
          <table:table-cell office:value-type="float" office:value="207.34" calcext:value-type="float">
            <text:p>207.34</text:p>
          </table:table-cell>
          <table:table-cell office:value-type="float" office:value="205.71" calcext:value-type="float">
            <text:p>205.71</text:p>
          </table:table-cell>
          <table:table-cell office:value-type="float" office:value="208.082" calcext:value-type="float">
            <text:p>208.08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10 20.016</text:p>
          </table:table-cell>
          <table:table-cell office:value-type="float" office:value="241" calcext:value-type="float">
            <text:p>241</text:p>
          </table:table-cell>
          <table:table-cell office:value-type="float" office:value="1.29" calcext:value-type="float">
            <text:p>1.29</text:p>
          </table:table-cell>
          <table:table-cell office:value-type="float" office:value="205.6" calcext:value-type="float">
            <text:p>205.6</text:p>
          </table:table-cell>
          <table:table-cell office:value-type="float" office:value="16100" calcext:value-type="float">
            <text:p>16100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08.5" calcext:value-type="float">
            <text:p>208.5</text:p>
          </table:table-cell>
          <table:table-cell office:value-type="float" office:value="205.94" calcext:value-type="float">
            <text:p>205.94</text:p>
          </table:table-cell>
          <table:table-cell office:value-type="float" office:value="205.19" calcext:value-type="float">
            <text:p>205.19</text:p>
          </table:table-cell>
          <table:table-cell office:value-type="float" office:value="210.18" calcext:value-type="float">
            <text:p>210.18</text:p>
          </table:table-cell>
          <table:table-cell office:value-type="float" office:value="206.32" calcext:value-type="float">
            <text:p>206.32</text:p>
          </table:table-cell>
          <table:table-cell office:value-type="float" office:value="206.7" calcext:value-type="float">
            <text:p>206.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20 19.980</text:p>
          </table:table-cell>
          <table:table-cell office:value-type="float" office:value="246.6" calcext:value-type="float">
            <text:p>246.6</text:p>
          </table:table-cell>
          <table:table-cell office:value-type="float" office:value="1.28" calcext:value-type="float">
            <text:p>1.28</text:p>
          </table:table-cell>
          <table:table-cell office:value-type="float" office:value="207.1" calcext:value-type="float">
            <text:p>207.1</text:p>
          </table:table-cell>
          <table:table-cell office:value-type="float" office:value="16135" calcext:value-type="float">
            <text:p>16135</text:p>
          </table:table-cell>
          <table:table-cell office:value-type="float" office:value="50.1" calcext:value-type="float">
            <text:p>50.1</text:p>
          </table:table-cell>
          <table:table-cell office:value-type="float" office:value="0.65" calcext:value-type="float">
            <text:p>0.65</text:p>
          </table:table-cell>
          <table:table-cell office:value-type="float" office:value="216.7" calcext:value-type="float">
            <text:p>216.7</text:p>
          </table:table-cell>
          <table:table-cell office:value-type="float" office:value="208.37" calcext:value-type="float">
            <text:p>208.37</text:p>
          </table:table-cell>
          <table:table-cell office:value-type="float" office:value="205.17" calcext:value-type="float">
            <text:p>205.17</text:p>
          </table:table-cell>
          <table:table-cell office:value-type="float" office:value="217.22" calcext:value-type="float">
            <text:p>217.22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7.773" calcext:value-type="float">
            <text:p>207.7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30 20.007</text:p>
          </table:table-cell>
          <table:table-cell office:value-type="float" office:value="242.6" calcext:value-type="float">
            <text:p>242.6</text:p>
          </table:table-cell>
          <table:table-cell office:value-type="float" office:value="1.31" calcext:value-type="float">
            <text:p>1.31</text:p>
          </table:table-cell>
          <table:table-cell office:value-type="float" office:value="206.5" calcext:value-type="float">
            <text:p>206.5</text:p>
          </table:table-cell>
          <table:table-cell office:value-type="float" office:value="16170" calcext:value-type="float">
            <text:p>1617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9.8" calcext:value-type="float">
            <text:p>219.8</text:p>
          </table:table-cell>
          <table:table-cell office:value-type="float" office:value="208.92" calcext:value-type="float">
            <text:p>208.92</text:p>
          </table:table-cell>
          <table:table-cell office:value-type="float" office:value="206.57" calcext:value-type="float">
            <text:p>206.57</text:p>
          </table:table-cell>
          <table:table-cell office:value-type="float" office:value="218.96" calcext:value-type="float">
            <text:p>218.96</text:p>
          </table:table-cell>
          <table:table-cell office:value-type="float" office:value="208.28" calcext:value-type="float">
            <text:p>208.28</text:p>
          </table:table-cell>
          <table:table-cell office:value-type="float" office:value="208.426" calcext:value-type="float">
            <text:p>208.4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40 20.006</text:p>
          </table:table-cell>
          <table:table-cell office:value-type="float" office:value="240.7" calcext:value-type="float">
            <text:p>240.7</text:p>
          </table:table-cell>
          <table:table-cell office:value-type="float" office:value="1.32" calcext:value-type="float">
            <text:p>1.32</text:p>
          </table:table-cell>
          <table:table-cell office:value-type="float" office:value="205.8" calcext:value-type="float">
            <text:p>205.8</text:p>
          </table:table-cell>
          <table:table-cell office:value-type="float" office:value="16205" calcext:value-type="float">
            <text:p>16205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4.3" calcext:value-type="float">
            <text:p>214.3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6.52" calcext:value-type="float">
            <text:p>206.52</text:p>
          </table:table-cell>
          <table:table-cell office:value-type="float" office:value="212.53" calcext:value-type="float">
            <text:p>212.53</text:p>
          </table:table-cell>
          <table:table-cell office:value-type="float" office:value="208.05" calcext:value-type="float">
            <text:p>208.05</text:p>
          </table:table-cell>
          <table:table-cell office:value-type="float" office:value="207.887" calcext:value-type="float">
            <text:p>207.88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4 50 20.019</text:p>
          </table:table-cell>
          <table:table-cell office:value-type="float" office:value="241.7" calcext:value-type="float">
            <text:p>241.7</text:p>
          </table:table-cell>
          <table:table-cell office:value-type="float" office:value="1.31" calcext:value-type="float">
            <text:p>1.31</text:p>
          </table:table-cell>
          <table:table-cell office:value-type="float" office:value="206.3" calcext:value-type="float">
            <text:p>206.3</text:p>
          </table:table-cell>
          <table:table-cell office:value-type="float" office:value="16239" calcext:value-type="float">
            <text:p>16239</text:p>
          </table:table-cell>
          <table:table-cell office:value-type="float" office:value="50.1" calcext:value-type="float">
            <text:p>50.1</text:p>
          </table:table-cell>
          <table:table-cell office:value-type="float" office:value="0.65" calcext:value-type="float">
            <text:p>0.65</text:p>
          </table:table-cell>
          <table:table-cell office:value-type="float" office:value="211.3" calcext:value-type="float">
            <text:p>211.3</text:p>
          </table:table-cell>
          <table:table-cell office:value-type="float" office:value="207.28" calcext:value-type="float">
            <text:p>207.28</text:p>
          </table:table-cell>
          <table:table-cell office:value-type="float" office:value="205.81" calcext:value-type="float">
            <text:p>205.81</text:p>
          </table:table-cell>
          <table:table-cell office:value-type="float" office:value="211.74" calcext:value-type="float">
            <text:p>211.74</text:p>
          </table:table-cell>
          <table:table-cell office:value-type="float" office:value="207.41" calcext:value-type="float">
            <text:p>207.41</text:p>
          </table:table-cell>
          <table:table-cell office:value-type="float" office:value="207.544" calcext:value-type="float">
            <text:p>207.54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00 20.002</text:p>
          </table:table-cell>
          <table:table-cell office:value-type="float" office:value="241.8" calcext:value-type="float">
            <text:p>241.8</text:p>
          </table:table-cell>
          <table:table-cell office:value-type="float" office:value="1.31" calcext:value-type="float">
            <text:p>1.31</text:p>
          </table:table-cell>
          <table:table-cell office:value-type="float" office:value="206.6" calcext:value-type="float">
            <text:p>206.6</text:p>
          </table:table-cell>
          <table:table-cell office:value-type="float" office:value="16274" calcext:value-type="float">
            <text:p>16274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2.7" calcext:value-type="float">
            <text:p>212.7</text:p>
          </table:table-cell>
          <table:table-cell office:value-type="float" office:value="208.21" calcext:value-type="float">
            <text:p>208.21</text:p>
          </table:table-cell>
          <table:table-cell office:value-type="float" office:value="205.89" calcext:value-type="float">
            <text:p>205.89</text:p>
          </table:table-cell>
          <table:table-cell office:value-type="float" office:value="212.36" calcext:value-type="float">
            <text:p>212.36</text:p>
          </table:table-cell>
          <table:table-cell office:value-type="float" office:value="207.53" calcext:value-type="float">
            <text:p>207.53</text:p>
          </table:table-cell>
          <table:table-cell office:value-type="float" office:value="207.99" calcext:value-type="float">
            <text:p>207.9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10 20.014</text:p>
          </table:table-cell>
          <table:table-cell office:value-type="float" office:value="240.6" calcext:value-type="float">
            <text:p>240.6</text:p>
          </table:table-cell>
          <table:table-cell office:value-type="float" office:value="1.35" calcext:value-type="float">
            <text:p>1.35</text:p>
          </table:table-cell>
          <table:table-cell office:value-type="float" office:value="209.5" calcext:value-type="float">
            <text:p>209.5</text:p>
          </table:table-cell>
          <table:table-cell office:value-type="float" office:value="16309" calcext:value-type="float">
            <text:p>16309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16.5" calcext:value-type="float">
            <text:p>216.5</text:p>
          </table:table-cell>
          <table:table-cell office:value-type="float" office:value="209.02" calcext:value-type="float">
            <text:p>209.02</text:p>
          </table:table-cell>
          <table:table-cell office:value-type="float" office:value="211.13" calcext:value-type="float">
            <text:p>211.13</text:p>
          </table:table-cell>
          <table:table-cell office:value-type="float" office:value="217.88" calcext:value-type="float">
            <text:p>217.88</text:p>
          </table:table-cell>
          <table:table-cell office:value-type="float" office:value="209.16" calcext:value-type="float">
            <text:p>209.16</text:p>
          </table:table-cell>
          <table:table-cell office:value-type="float" office:value="208.61" calcext:value-type="float">
            <text:p>208.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20 20.004</text:p>
          </table:table-cell>
          <table:table-cell office:value-type="float" office:value="244.3" calcext:value-type="float">
            <text:p>244.3</text:p>
          </table:table-cell>
          <table:table-cell office:value-type="float" office:value="1.31" calcext:value-type="float">
            <text:p>1.31</text:p>
          </table:table-cell>
          <table:table-cell office:value-type="float" office:value="206.3" calcext:value-type="float">
            <text:p>206.3</text:p>
          </table:table-cell>
          <table:table-cell office:value-type="float" office:value="16344" calcext:value-type="float">
            <text:p>16344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4.8" calcext:value-type="float">
            <text:p>214.8</text:p>
          </table:table-cell>
          <table:table-cell office:value-type="float" office:value="208.81" calcext:value-type="float">
            <text:p>208.81</text:p>
          </table:table-cell>
          <table:table-cell office:value-type="float" office:value="208.02" calcext:value-type="float">
            <text:p>208.02</text:p>
          </table:table-cell>
          <table:table-cell office:value-type="float" office:value="214.03" calcext:value-type="float">
            <text:p>214.03</text:p>
          </table:table-cell>
          <table:table-cell office:value-type="float" office:value="208.6" calcext:value-type="float">
            <text:p>208.6</text:p>
          </table:table-cell>
          <table:table-cell office:value-type="float" office:value="208.682" calcext:value-type="float">
            <text:p>208.68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30 20.002</text:p>
          </table:table-cell>
          <table:table-cell office:value-type="float" office:value="245.2" calcext:value-type="float">
            <text:p>245.2</text:p>
          </table:table-cell>
          <table:table-cell office:value-type="float" office:value="1.29" calcext:value-type="float">
            <text:p>1.29</text:p>
          </table:table-cell>
          <table:table-cell office:value-type="float" office:value="207.4" calcext:value-type="float">
            <text:p>207.4</text:p>
          </table:table-cell>
          <table:table-cell office:value-type="float" office:value="16378" calcext:value-type="float">
            <text:p>16378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24.1" calcext:value-type="float">
            <text:p>224.1</text:p>
          </table:table-cell>
          <table:table-cell office:value-type="float" office:value="208.96" calcext:value-type="float">
            <text:p>208.96</text:p>
          </table:table-cell>
          <table:table-cell office:value-type="float" office:value="208.76" calcext:value-type="float">
            <text:p>208.76</text:p>
          </table:table-cell>
          <table:table-cell office:value-type="float" office:value="225.4" calcext:value-type="float">
            <text:p>225.4</text:p>
          </table:table-cell>
          <table:table-cell office:value-type="float" office:value="208.68" calcext:value-type="float">
            <text:p>208.68</text:p>
          </table:table-cell>
          <table:table-cell office:value-type="float" office:value="208.74" calcext:value-type="float">
            <text:p>208.7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40 20.019</text:p>
          </table:table-cell>
          <table:table-cell office:value-type="float" office:value="243.7" calcext:value-type="float">
            <text:p>243.7</text:p>
          </table:table-cell>
          <table:table-cell office:value-type="float" office:value="1.32" calcext:value-type="float">
            <text:p>1.32</text:p>
          </table:table-cell>
          <table:table-cell office:value-type="float" office:value="210.6" calcext:value-type="float">
            <text:p>210.6</text:p>
          </table:table-cell>
          <table:table-cell office:value-type="float" office:value="16413" calcext:value-type="float">
            <text:p>16413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10.7" calcext:value-type="float">
            <text:p>210.7</text:p>
          </table:table-cell>
          <table:table-cell office:value-type="float" office:value="207.41" calcext:value-type="float">
            <text:p>207.41</text:p>
          </table:table-cell>
          <table:table-cell office:value-type="float" office:value="209.09" calcext:value-type="float">
            <text:p>209.09</text:p>
          </table:table-cell>
          <table:table-cell office:value-type="float" office:value="211.39" calcext:value-type="float">
            <text:p>211.39</text:p>
          </table:table-cell>
          <table:table-cell office:value-type="float" office:value="207.89" calcext:value-type="float">
            <text:p>207.89</text:p>
          </table:table-cell>
          <table:table-cell office:value-type="float" office:value="207.966" calcext:value-type="float">
            <text:p>207.9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5 50 20.013</text:p>
          </table:table-cell>
          <table:table-cell office:value-type="float" office:value="244.4" calcext:value-type="float">
            <text:p>244.4</text:p>
          </table:table-cell>
          <table:table-cell office:value-type="float" office:value="1.3" calcext:value-type="float">
            <text:p>1.3</text:p>
          </table:table-cell>
          <table:table-cell office:value-type="float" office:value="207.7" calcext:value-type="float">
            <text:p>207.7</text:p>
          </table:table-cell>
          <table:table-cell office:value-type="float" office:value="16448" calcext:value-type="float">
            <text:p>16448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4.5" calcext:value-type="float">
            <text:p>214.5</text:p>
          </table:table-cell>
          <table:table-cell office:value-type="float" office:value="208.41" calcext:value-type="float">
            <text:p>208.41</text:p>
          </table:table-cell>
          <table:table-cell office:value-type="float" office:value="209.7" calcext:value-type="float">
            <text:p>209.7</text:p>
          </table:table-cell>
          <table:table-cell office:value-type="float" office:value="213.22" calcext:value-type="float">
            <text:p>213.22</text:p>
          </table:table-cell>
          <table:table-cell office:value-type="float" office:value="208.8" calcext:value-type="float">
            <text:p>208.8</text:p>
          </table:table-cell>
          <table:table-cell office:value-type="float" office:value="208.39" calcext:value-type="float">
            <text:p>208.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00 19.998</text:p>
          </table:table-cell>
          <table:table-cell office:value-type="float" office:value="244.1" calcext:value-type="float">
            <text:p>244.1</text:p>
          </table:table-cell>
          <table:table-cell office:value-type="float" office:value="1.29" calcext:value-type="float">
            <text:p>1.29</text:p>
          </table:table-cell>
          <table:table-cell office:value-type="float" office:value="206.5" calcext:value-type="float">
            <text:p>206.5</text:p>
          </table:table-cell>
          <table:table-cell office:value-type="float" office:value="16483" calcext:value-type="float">
            <text:p>16483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7.7" calcext:value-type="float">
            <text:p>217.7</text:p>
          </table:table-cell>
          <table:table-cell office:value-type="float" office:value="209.2" calcext:value-type="float">
            <text:p>209.2</text:p>
          </table:table-cell>
          <table:table-cell office:value-type="float" office:value="207.83" calcext:value-type="float">
            <text:p>207.83</text:p>
          </table:table-cell>
          <table:table-cell office:value-type="float" office:value="216.76" calcext:value-type="float">
            <text:p>216.76</text:p>
          </table:table-cell>
          <table:table-cell office:value-type="float" office:value="209.69" calcext:value-type="float">
            <text:p>209.69</text:p>
          </table:table-cell>
          <table:table-cell office:value-type="float" office:value="208.93" calcext:value-type="float">
            <text:p>208.9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10 20.012</text:p>
          </table:table-cell>
          <table:table-cell office:value-type="float" office:value="243" calcext:value-type="float">
            <text:p>243</text:p>
          </table:table-cell>
          <table:table-cell office:value-type="float" office:value="1.3" calcext:value-type="float">
            <text:p>1.3</text:p>
          </table:table-cell>
          <table:table-cell office:value-type="float" office:value="206.5" calcext:value-type="float">
            <text:p>206.5</text:p>
          </table:table-cell>
          <table:table-cell office:value-type="float" office:value="16517" calcext:value-type="float">
            <text:p>16517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08.4" calcext:value-type="float">
            <text:p>208.4</text:p>
          </table:table-cell>
          <table:table-cell office:value-type="float" office:value="206.55" calcext:value-type="float">
            <text:p>206.55</text:p>
          </table:table-cell>
          <table:table-cell office:value-type="float" office:value="208.49" calcext:value-type="float">
            <text:p>208.49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6.1" calcext:value-type="float">
            <text:p>206.1</text:p>
          </table:table-cell>
          <table:table-cell office:value-type="float" office:value="207.364" calcext:value-type="float">
            <text:p>207.3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20 20.014</text:p>
          </table:table-cell>
          <table:table-cell office:value-type="float" office:value="242.2" calcext:value-type="float">
            <text:p>242.2</text:p>
          </table:table-cell>
          <table:table-cell office:value-type="float" office:value="1.3" calcext:value-type="float">
            <text:p>1.3</text:p>
          </table:table-cell>
          <table:table-cell office:value-type="float" office:value="206.1" calcext:value-type="float">
            <text:p>206.1</text:p>
          </table:table-cell>
          <table:table-cell office:value-type="float" office:value="16552" calcext:value-type="float">
            <text:p>16552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08.8" calcext:value-type="float">
            <text:p>208.8</text:p>
          </table:table-cell>
          <table:table-cell office:value-type="float" office:value="206.24" calcext:value-type="float">
            <text:p>206.24</text:p>
          </table:table-cell>
          <table:table-cell office:value-type="float" office:value="207.81" calcext:value-type="float">
            <text:p>207.81</text:p>
          </table:table-cell>
          <table:table-cell office:value-type="float" office:value="207.89" calcext:value-type="float">
            <text:p>207.89</text:p>
          </table:table-cell>
          <table:table-cell office:value-type="float" office:value="206.26" calcext:value-type="float">
            <text:p>206.26</text:p>
          </table:table-cell>
          <table:table-cell office:value-type="float" office:value="206.727" calcext:value-type="float">
            <text:p>206.72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30 20.018</text:p>
          </table:table-cell>
          <table:table-cell office:value-type="float" office:value="242.7" calcext:value-type="float">
            <text:p>242.7</text:p>
          </table:table-cell>
          <table:table-cell office:value-type="float" office:value="1.3" calcext:value-type="float">
            <text:p>1.3</text:p>
          </table:table-cell>
          <table:table-cell office:value-type="float" office:value="206.2" calcext:value-type="float">
            <text:p>206.2</text:p>
          </table:table-cell>
          <table:table-cell office:value-type="float" office:value="16587" calcext:value-type="float">
            <text:p>16587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9.8" calcext:value-type="float">
            <text:p>219.8</text:p>
          </table:table-cell>
          <table:table-cell office:value-type="float" office:value="208.36" calcext:value-type="float">
            <text:p>208.36</text:p>
          </table:table-cell>
          <table:table-cell office:value-type="float" office:value="208.24" calcext:value-type="float">
            <text:p>208.24</text:p>
          </table:table-cell>
          <table:table-cell office:value-type="float" office:value="220.6" calcext:value-type="float">
            <text:p>220.6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722" calcext:value-type="float">
            <text:p>207.72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40 20.002</text:p>
          </table:table-cell>
          <table:table-cell office:value-type="float" office:value="242.8" calcext:value-type="float">
            <text:p>242.8</text:p>
          </table:table-cell>
          <table:table-cell office:value-type="float" office:value="1.28" calcext:value-type="float">
            <text:p>1.28</text:p>
          </table:table-cell>
          <table:table-cell office:value-type="float" office:value="205.5" calcext:value-type="float">
            <text:p>205.5</text:p>
          </table:table-cell>
          <table:table-cell office:value-type="float" office:value="16622" calcext:value-type="float">
            <text:p>1662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21.9" calcext:value-type="float">
            <text:p>221.9</text:p>
          </table:table-cell>
          <table:table-cell office:value-type="float" office:value="208.19" calcext:value-type="float">
            <text:p>208.19</text:p>
          </table:table-cell>
          <table:table-cell office:value-type="float" office:value="205.12" calcext:value-type="float">
            <text:p>205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08.56" calcext:value-type="float">
            <text:p>208.56</text:p>
          </table:table-cell>
          <table:table-cell office:value-type="float" office:value="208.201" calcext:value-type="float">
            <text:p>208.20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6 50 20.015</text:p>
          </table:table-cell>
          <table:table-cell office:value-type="float" office:value="242.5" calcext:value-type="float">
            <text:p>242.5</text:p>
          </table:table-cell>
          <table:table-cell office:value-type="float" office:value="0.91" calcext:value-type="float">
            <text:p>0.91</text:p>
          </table:table-cell>
          <table:table-cell office:value-type="float" office:value="134" calcext:value-type="float">
            <text:p>134</text:p>
          </table:table-cell>
          <table:table-cell office:value-type="float" office:value="16644" calcext:value-type="float">
            <text:p>16644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34.3" calcext:value-type="float">
            <text:p>134.3</text:p>
          </table:table-cell>
          <table:table-cell office:value-type="float" office:value="134.06" calcext:value-type="float">
            <text:p>134.06</text:p>
          </table:table-cell>
          <table:table-cell office:value-type="float" office:value="134.61" calcext:value-type="float">
            <text:p>134.61</text:p>
          </table:table-cell>
          <table:table-cell office:value-type="float" office:value="135.11" calcext:value-type="float">
            <text:p>135.11</text:p>
          </table:table-cell>
          <table:table-cell office:value-type="float" office:value="133.9" calcext:value-type="float">
            <text:p>133.9</text:p>
          </table:table-cell>
          <table:table-cell office:value-type="float" office:value="160.639" calcext:value-type="float">
            <text:p>160.6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17 00 20.019</text:p>
          </table:table-cell>
          <table:table-cell office:value-type="float" office:value="246.2" calcext:value-type="float">
            <text:p>246.2</text:p>
          </table:table-cell>
          <table:table-cell office:value-type="float" office:value="0.17" calcext:value-type="float">
            <text:p>0.17</text:p>
          </table:table-cell>
          <table:table-cell office:value-type="float" office:value="23.6" calcext:value-type="float">
            <text:p>23.6</text:p>
          </table:table-cell>
          <table:table-cell office:value-type="float" office:value="16649" calcext:value-type="float">
            <text:p>16649</text:p>
          </table:table-cell>
          <table:table-cell office:value-type="float" office:value="50" calcext:value-type="float">
            <text:p>50</text:p>
          </table:table-cell>
          <table:table-cell office:value-type="float" office:value="0.57" calcext:value-type="float">
            <text:p>0.57</text:p>
          </table:table-cell>
          <table:table-cell office:value-type="float" office:value="133.9" calcext:value-type="float">
            <text:p>133.9</text:p>
          </table:table-cell>
          <table:table-cell office:value-type="float" office:value="28.89" calcext:value-type="float">
            <text:p>28.89</text:p>
          </table:table-cell>
          <table:table-cell office:value-type="float" office:value="23.86" calcext:value-type="float">
            <text:p>23.86</text:p>
          </table:table-cell>
          <table:table-cell office:value-type="float" office:value="134.5" calcext:value-type="float">
            <text:p>134.5</text:p>
          </table:table-cell>
          <table:table-cell office:value-type="float" office:value="29.32" calcext:value-type="float">
            <text:p>29.32</text:p>
          </table:table-cell>
          <table:table-cell office:value-type="float" office:value="74.689" calcext:value-type="float">
            <text:p>74.689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4 18 00 20.009</text:p>
          </table:table-cell>
          <table:table-cell office:value-type="float" office:value="249" calcext:value-type="float">
            <text:p>249</text:p>
          </table:table-cell>
          <table:table-cell office:value-type="float" office:value="0.17" calcext:value-type="float">
            <text:p>0.17</text:p>
          </table:table-cell>
          <table:table-cell office:value-type="float" office:value="23.9" calcext:value-type="float">
            <text:p>23.9</text:p>
          </table:table-cell>
          <table:table-cell office:value-type="float" office:value="16673" calcext:value-type="float">
            <text:p>16673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24.5" calcext:value-type="float">
            <text:p>24.5</text:p>
          </table:table-cell>
          <table:table-cell office:value-type="float" office:value="23.87" calcext:value-type="float">
            <text:p>23.87</text:p>
          </table:table-cell>
          <table:table-cell office:value-type="float" office:value="24.55" calcext:value-type="float">
            <text:p>24.55</text:p>
          </table:table-cell>
          <table:table-cell office:value-type="float" office:value="24.99" calcext:value-type="float">
            <text:p>24.99</text:p>
          </table:table-cell>
          <table:table-cell office:value-type="float" office:value="24.22" calcext:value-type="float">
            <text:p>24.22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20 00 20.015</text:p>
          </table:table-cell>
          <table:table-cell office:value-type="float" office:value="246.1" calcext:value-type="float">
            <text:p>246.1</text:p>
          </table:table-cell>
          <table:table-cell office:value-type="float" office:value="0.16" calcext:value-type="float">
            <text:p>0.16</text:p>
          </table:table-cell>
          <table:table-cell office:value-type="float" office:value="24" calcext:value-type="float">
            <text:p>24</text:p>
          </table:table-cell>
          <table:table-cell office:value-type="float" office:value="16721" calcext:value-type="float">
            <text:p>16721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24.6" calcext:value-type="float">
            <text:p>24.6</text:p>
          </table:table-cell>
          <table:table-cell office:value-type="float" office:value="23.94" calcext:value-type="float">
            <text:p>23.94</text:p>
          </table:table-cell>
          <table:table-cell office:value-type="float" office:value="23.23" calcext:value-type="float">
            <text:p>23.23</text:p>
          </table:table-cell>
          <table:table-cell office:value-type="float" office:value="25.03" calcext:value-type="float">
            <text:p>25.03</text:p>
          </table:table-cell>
          <table:table-cell office:value-type="float" office:value="24.3" calcext:value-type="float">
            <text:p>24.3</text:p>
          </table:table-cell>
          <table:table-cell office:value-type="float" office:value="23.951" calcext:value-type="float">
            <text:p>23.95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4 22 00 20.017</text:p>
          </table:table-cell>
          <table:table-cell office:value-type="float" office:value="248" calcext:value-type="float">
            <text:p>248</text:p>
          </table:table-cell>
          <table:table-cell office:value-type="float" office:value="0.16" calcext:value-type="float">
            <text:p>0.16</text:p>
          </table:table-cell>
          <table:table-cell office:value-type="float" office:value="24.2" calcext:value-type="float">
            <text:p>24.2</text:p>
          </table:table-cell>
          <table:table-cell office:value-type="float" office:value="16770" calcext:value-type="float">
            <text:p>1677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4.7" calcext:value-type="float">
            <text:p>24.7</text:p>
          </table:table-cell>
          <table:table-cell office:value-type="float" office:value="24.24" calcext:value-type="float">
            <text:p>24.24</text:p>
          </table:table-cell>
          <table:table-cell office:value-type="float" office:value="23.81" calcext:value-type="float">
            <text:p>23.81</text:p>
          </table:table-cell>
          <table:table-cell office:value-type="float" office:value="25.47" calcext:value-type="float">
            <text:p>25.47</text:p>
          </table:table-cell>
          <table:table-cell office:value-type="float" office:value="24.04" calcext:value-type="float">
            <text:p>24.04</text:p>
          </table:table-cell>
          <table:table-cell office:value-type="float" office:value="24.259" calcext:value-type="float">
            <text:p>24.25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0 00 20.020</text:p>
          </table:table-cell>
          <table:table-cell office:value-type="float" office:value="246.6" calcext:value-type="float">
            <text:p>246.6</text:p>
          </table:table-cell>
          <table:table-cell office:value-type="float" office:value="0.16" calcext:value-type="float">
            <text:p>0.16</text:p>
          </table:table-cell>
          <table:table-cell office:value-type="float" office:value="24.2" calcext:value-type="float">
            <text:p>24.2</text:p>
          </table:table-cell>
          <table:table-cell office:value-type="float" office:value="16819" calcext:value-type="float">
            <text:p>16819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4.8" calcext:value-type="float">
            <text:p>24.8</text:p>
          </table:table-cell>
          <table:table-cell office:value-type="float" office:value="24.33" calcext:value-type="float">
            <text:p>24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5.56" calcext:value-type="float">
            <text:p>25.5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285" calcext:value-type="float">
            <text:p>24.28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2 00 20.002</text:p>
          </table:table-cell>
          <table:table-cell office:value-type="float" office:value="249" calcext:value-type="float">
            <text:p>249</text:p>
          </table:table-cell>
          <table:table-cell office:value-type="float" office:value="0.17" calcext:value-type="float">
            <text:p>0.17</text:p>
          </table:table-cell>
          <table:table-cell office:value-type="float" office:value="24.4" calcext:value-type="float">
            <text:p>24.4</text:p>
          </table:table-cell>
          <table:table-cell office:value-type="float" office:value="16867" calcext:value-type="float">
            <text:p>1686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4.6" calcext:value-type="float">
            <text:p>24.6</text:p>
          </table:table-cell>
          <table:table-cell office:value-type="float" office:value="24.1" calcext:value-type="float">
            <text:p>24.1</text:p>
          </table:table-cell>
          <table:table-cell office:value-type="float" office:value="24.97" calcext:value-type="float">
            <text:p>24.97</text:p>
          </table:table-cell>
          <table:table-cell office:value-type="float" office:value="25.4" calcext:value-type="float">
            <text:p>25.4</text:p>
          </table:table-cell>
          <table:table-cell office:value-type="float" office:value="23.93" calcext:value-type="float">
            <text:p>23.93</text:p>
          </table:table-cell>
          <table:table-cell office:value-type="float" office:value="24.104" calcext:value-type="float">
            <text:p>24.10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4 00 20.006</text:p>
          </table:table-cell>
          <table:table-cell office:value-type="float" office:value="247.5" calcext:value-type="float">
            <text:p>247.5</text:p>
          </table:table-cell>
          <table:table-cell office:value-type="float" office:value="0.17" calcext:value-type="float">
            <text:p>0.17</text:p>
          </table:table-cell>
          <table:table-cell office:value-type="float" office:value="24.1" calcext:value-type="float">
            <text:p>24.1</text:p>
          </table:table-cell>
          <table:table-cell office:value-type="float" office:value="16916" calcext:value-type="float">
            <text:p>16916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4.9" calcext:value-type="float">
            <text:p>24.9</text:p>
          </table:table-cell>
          <table:table-cell office:value-type="float" office:value="24.12" calcext:value-type="float">
            <text:p>24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5.17" calcext:value-type="float">
            <text:p>25.17</text:p>
          </table:table-cell>
          <table:table-cell office:value-type="float" office:value="23.9" calcext:value-type="float">
            <text:p>23.9</text:p>
          </table:table-cell>
          <table:table-cell office:value-type="float" office:value="24.171" calcext:value-type="float">
            <text:p>24.17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6 00 20.000</text:p>
          </table:table-cell>
          <table:table-cell office:value-type="float" office:value="248.3" calcext:value-type="float">
            <text:p>248.3</text:p>
          </table:table-cell>
          <table:table-cell office:value-type="float" office:value="0.16" calcext:value-type="float">
            <text:p>0.16</text:p>
          </table:table-cell>
          <table:table-cell office:value-type="float" office:value="24.3" calcext:value-type="float">
            <text:p>24.3</text:p>
          </table:table-cell>
          <table:table-cell office:value-type="float" office:value="16964" calcext:value-type="float">
            <text:p>1696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4.5" calcext:value-type="float">
            <text:p>24.5</text:p>
          </table:table-cell>
          <table:table-cell office:value-type="float" office:value="24.1" calcext:value-type="float">
            <text:p>24.1</text:p>
          </table:table-cell>
          <table:table-cell office:value-type="float" office:value="23.84" calcext:value-type="float">
            <text:p>23.84</text:p>
          </table:table-cell>
          <table:table-cell office:value-type="float" office:value="25.33" calcext:value-type="float">
            <text:p>25.33</text:p>
          </table:table-cell>
          <table:table-cell office:value-type="float" office:value="23.86" calcext:value-type="float">
            <text:p>23.86</text:p>
          </table:table-cell>
          <table:table-cell office:value-type="float" office:value="24.144" calcext:value-type="float">
            <text:p>24.14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8 00 20.017</text:p>
          </table:table-cell>
          <table:table-cell office:value-type="float" office:value="245.2" calcext:value-type="float">
            <text:p>245.2</text:p>
          </table:table-cell>
          <table:table-cell office:value-type="float" office:value="0.16" calcext:value-type="float">
            <text:p>0.16</text:p>
          </table:table-cell>
          <table:table-cell office:value-type="float" office:value="23.8" calcext:value-type="float">
            <text:p>23.8</text:p>
          </table:table-cell>
          <table:table-cell office:value-type="float" office:value="17013" calcext:value-type="float">
            <text:p>1701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4.7" calcext:value-type="float">
            <text:p>24.7</text:p>
          </table:table-cell>
          <table:table-cell office:value-type="float" office:value="24.14" calcext:value-type="float">
            <text:p>24.14</text:p>
          </table:table-cell>
          <table:table-cell office:value-type="float" office:value="23.15" calcext:value-type="float">
            <text:p>23.15</text:p>
          </table:table-cell>
          <table:table-cell office:value-type="float" office:value="25.49" calcext:value-type="float">
            <text:p>25.49</text:p>
          </table:table-cell>
          <table:table-cell office:value-type="float" office:value="24.18" calcext:value-type="float">
            <text:p>24.18</text:p>
          </table:table-cell>
          <table:table-cell office:value-type="float" office:value="24.002" calcext:value-type="float">
            <text:p>24.00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8 37 49.976</text:p>
          </table:table-cell>
          <table:table-cell office:value-type="float" office:value="249.5" calcext:value-type="float">
            <text:p>249.5</text:p>
          </table:table-cell>
          <table:table-cell office:value-type="float" office:value="0.92" calcext:value-type="float">
            <text:p>0.92</text:p>
          </table:table-cell>
          <table:table-cell office:value-type="float" office:value="138.8" calcext:value-type="float">
            <text:p>138.8</text:p>
          </table:table-cell>
          <table:table-cell office:value-type="float" office:value="17032" calcext:value-type="float">
            <text:p>17032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9.6" calcext:value-type="float">
            <text:p>139.6</text:p>
          </table:table-cell>
          <table:table-cell office:value-type="float" office:value="31.8" calcext:value-type="float">
            <text:p>31.8</text:p>
          </table:table-cell>
          <table:table-cell office:value-type="float" office:value="140.02" calcext:value-type="float">
            <text:p>140.02</text:p>
          </table:table-cell>
          <table:table-cell office:value-type="float" office:value="140.09" calcext:value-type="float">
            <text:p>140.09</text:p>
          </table:table-cell>
          <table:table-cell office:value-type="float" office:value="31.89" calcext:value-type="float">
            <text:p>31.89</text:p>
          </table:table-cell>
          <table:table-cell office:value-type="float" office:value="50.128" calcext:value-type="float">
            <text:p>50.1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8 47 49.991</text:p>
          </table:table-cell>
          <table:table-cell office:value-type="float" office:value="249.2" calcext:value-type="float">
            <text:p>249.2</text:p>
          </table:table-cell>
          <table:table-cell office:value-type="float" office:value="0.91" calcext:value-type="float">
            <text:p>0.91</text:p>
          </table:table-cell>
          <table:table-cell office:value-type="float" office:value="136.5" calcext:value-type="float">
            <text:p>136.5</text:p>
          </table:table-cell>
          <table:table-cell office:value-type="float" office:value="17055" calcext:value-type="float">
            <text:p>17055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8.6" calcext:value-type="float">
            <text:p>138.6</text:p>
          </table:table-cell>
          <table:table-cell office:value-type="float" office:value="137.24" calcext:value-type="float">
            <text:p>137.24</text:p>
          </table:table-cell>
          <table:table-cell office:value-type="float" office:value="136.06" calcext:value-type="float">
            <text:p>136.06</text:p>
          </table:table-cell>
          <table:table-cell office:value-type="float" office:value="140.08" calcext:value-type="float">
            <text:p>140.08</text:p>
          </table:table-cell>
          <table:table-cell office:value-type="float" office:value="137.38" calcext:value-type="float">
            <text:p>137.38</text:p>
          </table:table-cell>
          <table:table-cell office:value-type="float" office:value="105.888" calcext:value-type="float">
            <text:p>105.8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8 57 49.997</text:p>
          </table:table-cell>
          <table:table-cell office:value-type="float" office:value="245.6" calcext:value-type="float">
            <text:p>245.6</text:p>
          </table:table-cell>
          <table:table-cell office:value-type="float" office:value="0.93" calcext:value-type="float">
            <text:p>0.93</text:p>
          </table:table-cell>
          <table:table-cell office:value-type="float" office:value="135.2" calcext:value-type="float">
            <text:p>135.2</text:p>
          </table:table-cell>
          <table:table-cell office:value-type="float" office:value="17078" calcext:value-type="float">
            <text:p>17078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6.6" calcext:value-type="float">
            <text:p>136.6</text:p>
          </table:table-cell>
          <table:table-cell office:value-type="float" office:value="135.78" calcext:value-type="float">
            <text:p>135.78</text:p>
          </table:table-cell>
          <table:table-cell office:value-type="float" office:value="137.04" calcext:value-type="float">
            <text:p>137.04</text:p>
          </table:table-cell>
          <table:table-cell office:value-type="float" office:value="137.27" calcext:value-type="float">
            <text:p>137.27</text:p>
          </table:table-cell>
          <table:table-cell office:value-type="float" office:value="135.71" calcext:value-type="float">
            <text:p>135.71</text:p>
          </table:table-cell>
          <table:table-cell office:value-type="float" office:value="125.007" calcext:value-type="float">
            <text:p>125.00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07 49.998</text:p>
          </table:table-cell>
          <table:table-cell office:value-type="float" office:value="247.2" calcext:value-type="float">
            <text:p>247.2</text:p>
          </table:table-cell>
          <table:table-cell office:value-type="float" office:value="0.93" calcext:value-type="float">
            <text:p>0.93</text:p>
          </table:table-cell>
          <table:table-cell office:value-type="float" office:value="135.4" calcext:value-type="float">
            <text:p>135.4</text:p>
          </table:table-cell>
          <table:table-cell office:value-type="float" office:value="17100" calcext:value-type="float">
            <text:p>17100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5.9" calcext:value-type="float">
            <text:p>135.9</text:p>
          </table:table-cell>
          <table:table-cell office:value-type="float" office:value="135.44" calcext:value-type="float">
            <text:p>135.44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6.93" calcext:value-type="float">
            <text:p>136.93</text:p>
          </table:table-cell>
          <table:table-cell office:value-type="float" office:value="135.79" calcext:value-type="float">
            <text:p>135.79</text:p>
          </table:table-cell>
          <table:table-cell office:value-type="float" office:value="131.69" calcext:value-type="float">
            <text:p>131.6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17 50.016</text:p>
          </table:table-cell>
          <table:table-cell office:value-type="float" office:value="244.7" calcext:value-type="float">
            <text:p>244.7</text:p>
          </table:table-cell>
          <table:table-cell office:value-type="float" office:value="0.94" calcext:value-type="float">
            <text:p>0.94</text:p>
          </table:table-cell>
          <table:table-cell office:value-type="float" office:value="134.7" calcext:value-type="float">
            <text:p>134.7</text:p>
          </table:table-cell>
          <table:table-cell office:value-type="float" office:value="17123" calcext:value-type="float">
            <text:p>17123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5.5" calcext:value-type="float">
            <text:p>135.5</text:p>
          </table:table-cell>
          <table:table-cell office:value-type="float" office:value="134.95" calcext:value-type="float">
            <text:p>134.95</text:p>
          </table:table-cell>
          <table:table-cell office:value-type="float" office:value="135.71" calcext:value-type="float">
            <text:p>135.71</text:p>
          </table:table-cell>
          <table:table-cell office:value-type="float" office:value="136.21" calcext:value-type="float">
            <text:p>136.21</text:p>
          </table:table-cell>
          <table:table-cell office:value-type="float" office:value="135.36" calcext:value-type="float">
            <text:p>135.36</text:p>
          </table:table-cell>
          <table:table-cell office:value-type="float" office:value="133.75" calcext:value-type="float">
            <text:p>133.7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27 50.016</text:p>
          </table:table-cell>
          <table:table-cell office:value-type="float" office:value="245.9" calcext:value-type="float">
            <text:p>245.9</text:p>
          </table:table-cell>
          <table:table-cell office:value-type="float" office:value="0.94" calcext:value-type="float">
            <text:p>0.94</text:p>
          </table:table-cell>
          <table:table-cell office:value-type="float" office:value="134.9" calcext:value-type="float">
            <text:p>134.9</text:p>
          </table:table-cell>
          <table:table-cell office:value-type="float" office:value="17145" calcext:value-type="float">
            <text:p>17145</text:p>
          </table:table-cell>
          <table:table-cell office:value-type="float" office:value="50.1" calcext:value-type="float">
            <text:p>50.1</text:p>
          </table:table-cell>
          <table:table-cell office:value-type="float" office:value="0.58" calcext:value-type="float">
            <text:p>0.58</text:p>
          </table:table-cell>
          <table:table-cell office:value-type="float" office:value="135.1" calcext:value-type="float">
            <text:p>135.1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4.06" calcext:value-type="float">
            <text:p>134.06</text:p>
          </table:table-cell>
          <table:table-cell office:value-type="float" office:value="135.82" calcext:value-type="float">
            <text:p>135.82</text:p>
          </table:table-cell>
          <table:table-cell office:value-type="float" office:value="134.34" calcext:value-type="float">
            <text:p>134.34</text:p>
          </table:table-cell>
          <table:table-cell office:value-type="float" office:value="134.327" calcext:value-type="float">
            <text:p>134.32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37 50.000</text:p>
          </table:table-cell>
          <table:table-cell office:value-type="float" office:value="248.1" calcext:value-type="float">
            <text:p>248.1</text:p>
          </table:table-cell>
          <table:table-cell office:value-type="float" office:value="1.04" calcext:value-type="float">
            <text:p>1.04</text:p>
          </table:table-cell>
          <table:table-cell office:value-type="float" office:value="158.8" calcext:value-type="float">
            <text:p>158.8</text:p>
          </table:table-cell>
          <table:table-cell office:value-type="float" office:value="17170" calcext:value-type="float">
            <text:p>17170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59.1" calcext:value-type="float">
            <text:p>159.1</text:p>
          </table:table-cell>
          <table:table-cell office:value-type="float" office:value="147.91" calcext:value-type="float">
            <text:p>147.91</text:p>
          </table:table-cell>
          <table:table-cell office:value-type="float" office:value="157.39" calcext:value-type="float">
            <text:p>157.39</text:p>
          </table:table-cell>
          <table:table-cell office:value-type="float" office:value="160.29" calcext:value-type="float">
            <text:p>160.29</text:p>
          </table:table-cell>
          <table:table-cell office:value-type="float" office:value="147.65" calcext:value-type="float">
            <text:p>147.65</text:p>
          </table:table-cell>
          <table:table-cell office:value-type="float" office:value="144.911" calcext:value-type="float">
            <text:p>144.91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47 50.012</text:p>
          </table:table-cell>
          <table:table-cell office:value-type="float" office:value="246.7" calcext:value-type="float">
            <text:p>246.7</text:p>
          </table:table-cell>
          <table:table-cell office:value-type="float" office:value="1.04" calcext:value-type="float">
            <text:p>1.04</text:p>
          </table:table-cell>
          <table:table-cell office:value-type="float" office:value="158.3" calcext:value-type="float">
            <text:p>158.3</text:p>
          </table:table-cell>
          <table:table-cell office:value-type="float" office:value="17237" calcext:value-type="float">
            <text:p>17237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957.8" calcext:value-type="float">
            <text:p>1957.8</text:p>
          </table:table-cell>
          <table:table-cell office:value-type="float" office:value="458.22" calcext:value-type="float">
            <text:p>458.22</text:p>
          </table:table-cell>
          <table:table-cell office:value-type="float" office:value="156.51" calcext:value-type="float">
            <text:p>156.51</text:p>
          </table:table-cell>
          <table:table-cell office:value-type="float" office:value="1948.25" calcext:value-type="float">
            <text:p>1948.25</text:p>
          </table:table-cell>
          <table:table-cell office:value-type="float" office:value="456.34" calcext:value-type="float">
            <text:p>456.34</text:p>
          </table:table-cell>
          <table:table-cell office:value-type="float" office:value="282.799" calcext:value-type="float">
            <text:p>282.79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09 57 49.997</text:p>
          </table:table-cell>
          <table:table-cell office:value-type="float" office:value="244.2" calcext:value-type="float">
            <text:p>244.2</text:p>
          </table:table-cell>
          <table:table-cell office:value-type="float" office:value="1.4" calcext:value-type="float">
            <text:p>1.4</text:p>
          </table:table-cell>
          <table:table-cell office:value-type="float" office:value="230.3" calcext:value-type="float">
            <text:p>230.3</text:p>
          </table:table-cell>
          <table:table-cell office:value-type="float" office:value="17271" calcext:value-type="float">
            <text:p>17271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47.5" calcext:value-type="float">
            <text:p>247.5</text:p>
          </table:table-cell>
          <table:table-cell office:value-type="float" office:value="206.67" calcext:value-type="float">
            <text:p>206.67</text:p>
          </table:table-cell>
          <table:table-cell office:value-type="float" office:value="229.06" calcext:value-type="float">
            <text:p>229.06</text:p>
          </table:table-cell>
          <table:table-cell office:value-type="float" office:value="247.47" calcext:value-type="float">
            <text:p>247.47</text:p>
          </table:table-cell>
          <table:table-cell office:value-type="float" office:value="206.92" calcext:value-type="float">
            <text:p>206.92</text:p>
          </table:table-cell>
          <table:table-cell office:value-type="float" office:value="239.484" calcext:value-type="float">
            <text:p>239.48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00 20.002</text:p>
          </table:table-cell>
          <table:table-cell office:value-type="float" office:value="246.8" calcext:value-type="float">
            <text:p>246.8</text:p>
          </table:table-cell>
          <table:table-cell office:value-type="float" office:value="1.39" calcext:value-type="float">
            <text:p>1.39</text:p>
          </table:table-cell>
          <table:table-cell office:value-type="float" office:value="230.8" calcext:value-type="float">
            <text:p>230.8</text:p>
          </table:table-cell>
          <table:table-cell office:value-type="float" office:value="17281" calcext:value-type="float">
            <text:p>17281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30.9" calcext:value-type="float">
            <text:p>230.9</text:p>
          </table:table-cell>
          <table:table-cell office:value-type="float" office:value="230.74" calcext:value-type="float">
            <text:p>230.74</text:p>
          </table:table-cell>
          <table:table-cell office:value-type="float" office:value="229.84" calcext:value-type="float">
            <text:p>229.84</text:p>
          </table:table-cell>
          <table:table-cell office:value-type="float" office:value="230.31" calcext:value-type="float">
            <text:p>230.31</text:p>
          </table:table-cell>
          <table:table-cell office:value-type="float" office:value="229.95" calcext:value-type="float">
            <text:p>229.95</text:p>
          </table:table-cell>
          <table:table-cell office:value-type="float" office:value="237.507" calcext:value-type="float">
            <text:p>237.50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10 20.009</text:p>
          </table:table-cell>
          <table:table-cell office:value-type="float" office:value="242.5" calcext:value-type="float">
            <text:p>242.5</text:p>
          </table:table-cell>
          <table:table-cell office:value-type="float" office:value="6.55" calcext:value-type="float">
            <text:p>6.55</text:p>
          </table:table-cell>
          <table:table-cell office:value-type="float" office:value="1515.8" calcext:value-type="float">
            <text:p>1515.8</text:p>
          </table:table-cell>
          <table:table-cell office:value-type="float" office:value="17323" calcext:value-type="float">
            <text:p>17323</text:p>
          </table:table-cell>
          <table:table-cell office:value-type="float" office:value="49.8" calcext:value-type="float">
            <text:p>49.8</text:p>
          </table:table-cell>
          <table:table-cell office:value-type="float" office:value="0.95" calcext:value-type="float">
            <text:p>0.95</text:p>
          </table:table-cell>
          <table:table-cell office:value-type="float" office:value="1515.8" calcext:value-type="float">
            <text:p>1515.8</text:p>
          </table:table-cell>
          <table:table-cell office:value-type="float" office:value="304.25" calcext:value-type="float">
            <text:p>304.25</text:p>
          </table:table-cell>
          <table:table-cell table:number-columns-repeated="2" office:value-type="float" office:value="1508.96" calcext:value-type="float">
            <text:p>1508.96</text:p>
          </table:table-cell>
          <table:table-cell office:value-type="float" office:value="304.22" calcext:value-type="float">
            <text:p>304.22</text:p>
          </table:table-cell>
          <table:table-cell office:value-type="float" office:value="304.039" calcext:value-type="float">
            <text:p>304.0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20 20.020</text:p>
          </table:table-cell>
          <table:table-cell office:value-type="float" office:value="245.7" calcext:value-type="float">
            <text:p>245.7</text:p>
          </table:table-cell>
          <table:table-cell office:value-type="float" office:value="1.38" calcext:value-type="float">
            <text:p>1.38</text:p>
          </table:table-cell>
          <table:table-cell office:value-type="float" office:value="226" calcext:value-type="float">
            <text:p>226</text:p>
          </table:table-cell>
          <table:table-cell office:value-type="float" office:value="17529" calcext:value-type="float">
            <text:p>17529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4544.3" calcext:value-type="float">
            <text:p>4544.3</text:p>
          </table:table-cell>
          <table:table-cell office:value-type="float" office:value="1317.08" calcext:value-type="float">
            <text:p>1317.08</text:p>
          </table:table-cell>
          <table:table-cell office:value-type="float" office:value="227.17" calcext:value-type="float">
            <text:p>227.17</text:p>
          </table:table-cell>
          <table:table-cell office:value-type="float" office:value="4522.86" calcext:value-type="float">
            <text:p>4522.86</text:p>
          </table:table-cell>
          <table:table-cell office:value-type="float" office:value="1314.8" calcext:value-type="float">
            <text:p>1314.8</text:p>
          </table:table-cell>
          <table:table-cell office:value-type="float" office:value="797.423" calcext:value-type="float">
            <text:p>797.42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30 19.994</text:p>
          </table:table-cell>
          <table:table-cell office:value-type="float" office:value="243.9" calcext:value-type="float">
            <text:p>243.9</text:p>
          </table:table-cell>
          <table:table-cell office:value-type="float" office:value="1.48" calcext:value-type="float">
            <text:p>1.48</text:p>
          </table:table-cell>
          <table:table-cell office:value-type="float" office:value="246.4" calcext:value-type="float">
            <text:p>246.4</text:p>
          </table:table-cell>
          <table:table-cell office:value-type="float" office:value="17721" calcext:value-type="float">
            <text:p>17721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747.4" calcext:value-type="float">
            <text:p>2747.4</text:p>
          </table:table-cell>
          <table:table-cell office:value-type="float" office:value="1195.93" calcext:value-type="float">
            <text:p>1195.93</text:p>
          </table:table-cell>
          <table:table-cell office:value-type="float" office:value="245.46" calcext:value-type="float">
            <text:p>245.46</text:p>
          </table:table-cell>
          <table:table-cell office:value-type="float" office:value="2738.81" calcext:value-type="float">
            <text:p>2738.81</text:p>
          </table:table-cell>
          <table:table-cell office:value-type="float" office:value="1192.09" calcext:value-type="float">
            <text:p>1192.09</text:p>
          </table:table-cell>
          <table:table-cell office:value-type="float" office:value="950.742" calcext:value-type="float">
            <text:p>950.7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40 19.989</text:p>
          </table:table-cell>
          <table:table-cell office:value-type="float" office:value="246.2" calcext:value-type="float">
            <text:p>246.2</text:p>
          </table:table-cell>
          <table:table-cell office:value-type="float" office:value="1.52" calcext:value-type="float">
            <text:p>1.52</text:p>
          </table:table-cell>
          <table:table-cell office:value-type="float" office:value="256.5" calcext:value-type="float">
            <text:p>256.5</text:p>
          </table:table-cell>
          <table:table-cell office:value-type="float" office:value="17762" calcext:value-type="float">
            <text:p>17762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56.5" calcext:value-type="float">
            <text:p>256.5</text:p>
          </table:table-cell>
          <table:table-cell office:value-type="float" office:value="247.63" calcext:value-type="float">
            <text:p>247.63</text:p>
          </table:table-cell>
          <table:table-cell table:number-columns-repeated="2" office:value-type="float" office:value="254.47" calcext:value-type="float">
            <text:p>254.47</text:p>
          </table:table-cell>
          <table:table-cell office:value-type="float" office:value="247.28" calcext:value-type="float">
            <text:p>247.28</text:p>
          </table:table-cell>
          <table:table-cell office:value-type="float" office:value="499.909" calcext:value-type="float">
            <text:p>499.90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0 50 20.005</text:p>
          </table:table-cell>
          <table:table-cell office:value-type="float" office:value="242.7" calcext:value-type="float">
            <text:p>242.7</text:p>
          </table:table-cell>
          <table:table-cell office:value-type="float" office:value="1.47" calcext:value-type="float">
            <text:p>1.47</text:p>
          </table:table-cell>
          <table:table-cell office:value-type="float" office:value="245" calcext:value-type="float">
            <text:p>245</text:p>
          </table:table-cell>
          <table:table-cell office:value-type="float" office:value="17823" calcext:value-type="float">
            <text:p>17823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560.4" calcext:value-type="float">
            <text:p>560.4</text:p>
          </table:table-cell>
          <table:table-cell office:value-type="float" office:value="354.33" calcext:value-type="float">
            <text:p>354.33</text:p>
          </table:table-cell>
          <table:table-cell office:value-type="float" office:value="246.17" calcext:value-type="float">
            <text:p>246.17</text:p>
          </table:table-cell>
          <table:table-cell office:value-type="float" office:value="561.02" calcext:value-type="float">
            <text:p>561.02</text:p>
          </table:table-cell>
          <table:table-cell office:value-type="float" office:value="354.52" calcext:value-type="float">
            <text:p>354.52</text:p>
          </table:table-cell>
          <table:table-cell office:value-type="float" office:value="425.102" calcext:value-type="float">
            <text:p>425.10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00 20.016</text:p>
          </table:table-cell>
          <table:table-cell office:value-type="float" office:value="244.8" calcext:value-type="float">
            <text:p>244.8</text:p>
          </table:table-cell>
          <table:table-cell office:value-type="float" office:value="1.49" calcext:value-type="float">
            <text:p>1.49</text:p>
          </table:table-cell>
          <table:table-cell office:value-type="float" office:value="248.1" calcext:value-type="float">
            <text:p>248.1</text:p>
          </table:table-cell>
          <table:table-cell office:value-type="float" office:value="17880" calcext:value-type="float">
            <text:p>17880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566.1" calcext:value-type="float">
            <text:p>566.1</text:p>
          </table:table-cell>
          <table:table-cell office:value-type="float" office:value="336.96" calcext:value-type="float">
            <text:p>336.96</text:p>
          </table:table-cell>
          <table:table-cell office:value-type="float" office:value="248.03" calcext:value-type="float">
            <text:p>248.03</text:p>
          </table:table-cell>
          <table:table-cell office:value-type="float" office:value="564.88" calcext:value-type="float">
            <text:p>564.88</text:p>
          </table:table-cell>
          <table:table-cell office:value-type="float" office:value="336.88" calcext:value-type="float">
            <text:p>336.88</text:p>
          </table:table-cell>
          <table:table-cell office:value-type="float" office:value="356.013" calcext:value-type="float">
            <text:p>356.01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10 20.018</text:p>
          </table:table-cell>
          <table:table-cell office:value-type="float" office:value="244" calcext:value-type="float">
            <text:p>244</text:p>
          </table:table-cell>
          <table:table-cell office:value-type="float" office:value="1.48" calcext:value-type="float">
            <text:p>1.48</text:p>
          </table:table-cell>
          <table:table-cell office:value-type="float" office:value="246.1" calcext:value-type="float">
            <text:p>246.1</text:p>
          </table:table-cell>
          <table:table-cell office:value-type="float" office:value="17921" calcext:value-type="float">
            <text:p>17921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49.1" calcext:value-type="float">
            <text:p>249.1</text:p>
          </table:table-cell>
          <table:table-cell office:value-type="float" office:value="246.1" calcext:value-type="float">
            <text:p>246.1</text:p>
          </table:table-cell>
          <table:table-cell office:value-type="float" office:value="245.56" calcext:value-type="float">
            <text:p>245.56</text:p>
          </table:table-cell>
          <table:table-cell office:value-type="float" office:value="248.98" calcext:value-type="float">
            <text:p>248.98</text:p>
          </table:table-cell>
          <table:table-cell office:value-type="float" office:value="245.87" calcext:value-type="float">
            <text:p>245.87</text:p>
          </table:table-cell>
          <table:table-cell office:value-type="float" office:value="285.572" calcext:value-type="float">
            <text:p>285.5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20 20.016</text:p>
          </table:table-cell>
          <table:table-cell office:value-type="float" office:value="244.5" calcext:value-type="float">
            <text:p>244.5</text:p>
          </table:table-cell>
          <table:table-cell office:value-type="float" office:value="2.79" calcext:value-type="float">
            <text:p>2.79</text:p>
          </table:table-cell>
          <table:table-cell office:value-type="float" office:value="575.5" calcext:value-type="float">
            <text:p>575.5</text:p>
          </table:table-cell>
          <table:table-cell office:value-type="float" office:value="17988" calcext:value-type="float">
            <text:p>17988</text:p>
          </table:table-cell>
          <table:table-cell office:value-type="float" office:value="50" calcext:value-type="float">
            <text:p>50</text:p>
          </table:table-cell>
          <table:table-cell office:value-type="float" office:value="0.84" calcext:value-type="float">
            <text:p>0.84</text:p>
          </table:table-cell>
          <table:table-cell office:value-type="float" office:value="575.5" calcext:value-type="float">
            <text:p>575.5</text:p>
          </table:table-cell>
          <table:table-cell office:value-type="float" office:value="421.7" calcext:value-type="float">
            <text:p>421.7</text:p>
          </table:table-cell>
          <table:table-cell office:value-type="float" office:value="573.01" calcext:value-type="float">
            <text:p>573.01</text:p>
          </table:table-cell>
          <table:table-cell office:value-type="float" office:value="573.28" calcext:value-type="float">
            <text:p>573.28</text:p>
          </table:table-cell>
          <table:table-cell office:value-type="float" office:value="422.14" calcext:value-type="float">
            <text:p>422.14</text:p>
          </table:table-cell>
          <table:table-cell office:value-type="float" office:value="376.198" calcext:value-type="float">
            <text:p>376.19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30 20.002</text:p>
          </table:table-cell>
          <table:table-cell office:value-type="float" office:value="243.4" calcext:value-type="float">
            <text:p>243.4</text:p>
          </table:table-cell>
          <table:table-cell office:value-type="float" office:value="1.5" calcext:value-type="float">
            <text:p>1.5</text:p>
          </table:table-cell>
          <table:table-cell office:value-type="float" office:value="251.2" calcext:value-type="float">
            <text:p>251.2</text:p>
          </table:table-cell>
          <table:table-cell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572.3" calcext:value-type="float">
            <text:p>572.3</text:p>
          </table:table-cell>
          <table:table-cell office:value-type="float" office:value="310.72" calcext:value-type="float">
            <text:p>310.72</text:p>
          </table:table-cell>
          <table:table-cell office:value-type="float" office:value="251.92" calcext:value-type="float">
            <text:p>251.92</text:p>
          </table:table-cell>
          <table:table-cell office:value-type="float" office:value="574.83" calcext:value-type="float">
            <text:p>574.83</text:p>
          </table:table-cell>
          <table:table-cell office:value-type="float" office:value="310.23" calcext:value-type="float">
            <text:p>310.23</text:p>
          </table:table-cell>
          <table:table-cell office:value-type="float" office:value="319.485" calcext:value-type="float">
            <text:p>319.48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40 19.994</text:p>
          </table:table-cell>
          <table:table-cell office:value-type="float" office:value="245.1" calcext:value-type="float">
            <text:p>245.1</text:p>
          </table:table-cell>
          <table:table-cell office:value-type="float" office:value="1.46" calcext:value-type="float">
            <text:p>1.46</text:p>
          </table:table-cell>
          <table:table-cell office:value-type="float" office:value="247" calcext:value-type="float">
            <text:p>247</text:p>
          </table:table-cell>
          <table:table-cell office:value-type="float" office:value="18109" calcext:value-type="float">
            <text:p>18109</text:p>
          </table:table-cell>
          <table:table-cell office:value-type="float" office:value="50.1" calcext:value-type="float">
            <text:p>50.1</text:p>
          </table:table-cell>
          <table:table-cell office:value-type="float" office:value="0.69" calcext:value-type="float">
            <text:p>0.69</text:p>
          </table:table-cell>
          <table:table-cell office:value-type="float" office:value="964.6" calcext:value-type="float">
            <text:p>964.6</text:p>
          </table:table-cell>
          <table:table-cell office:value-type="float" office:value="422.58" calcext:value-type="float">
            <text:p>422.58</text:p>
          </table:table-cell>
          <table:table-cell office:value-type="float" office:value="246.91" calcext:value-type="float">
            <text:p>246.91</text:p>
          </table:table-cell>
          <table:table-cell office:value-type="float" office:value="964.67" calcext:value-type="float">
            <text:p>964.67</text:p>
          </table:table-cell>
          <table:table-cell office:value-type="float" office:value="422.87" calcext:value-type="float">
            <text:p>422.87</text:p>
          </table:table-cell>
          <table:table-cell office:value-type="float" office:value="385.476" calcext:value-type="float">
            <text:p>385.4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1 50 19.998</text:p>
          </table:table-cell>
          <table:table-cell office:value-type="float" office:value="245.5" calcext:value-type="float">
            <text:p>245.5</text:p>
          </table:table-cell>
          <table:table-cell office:value-type="float" office:value="2.8" calcext:value-type="float">
            <text:p>2.8</text:p>
          </table:table-cell>
          <table:table-cell office:value-type="float" office:value="574.1" calcext:value-type="float">
            <text:p>574.1</text:p>
          </table:table-cell>
          <table:table-cell office:value-type="float" office:value="18182" calcext:value-type="float">
            <text:p>18182</text:p>
          </table:table-cell>
          <table:table-cell office:value-type="float" office:value="50" calcext:value-type="float">
            <text:p>50</text:p>
          </table:table-cell>
          <table:table-cell office:value-type="float" office:value="0.83" calcext:value-type="float">
            <text:p>0.83</text:p>
          </table:table-cell>
          <table:table-cell office:value-type="float" office:value="574.1" calcext:value-type="float">
            <text:p>574.1</text:p>
          </table:table-cell>
          <table:table-cell office:value-type="float" office:value="437.48" calcext:value-type="float">
            <text:p>437.48</text:p>
          </table:table-cell>
          <table:table-cell table:number-columns-repeated="2" office:value-type="float" office:value="570.54" calcext:value-type="float">
            <text:p>570.54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5.572" calcext:value-type="float">
            <text:p>435.5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00 20.004</text:p>
          </table:table-cell>
          <table:table-cell office:value-type="float" office:value="244.4" calcext:value-type="float">
            <text:p>244.4</text:p>
          </table:table-cell>
          <table:table-cell office:value-type="float" office:value="1.46" calcext:value-type="float">
            <text:p>1.46</text:p>
          </table:table-cell>
          <table:table-cell office:value-type="float" office:value="245.8" calcext:value-type="float">
            <text:p>245.8</text:p>
          </table:table-cell>
          <table:table-cell office:value-type="float" office:value="18241" calcext:value-type="float">
            <text:p>18241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577.9" calcext:value-type="float">
            <text:p>577.9</text:p>
          </table:table-cell>
          <table:table-cell office:value-type="float" office:value="325.05" calcext:value-type="float">
            <text:p>325.05</text:p>
          </table:table-cell>
          <table:table-cell office:value-type="float" office:value="246.21" calcext:value-type="float">
            <text:p>246.21</text:p>
          </table:table-cell>
          <table:table-cell office:value-type="float" office:value="580.19" calcext:value-type="float">
            <text:p>580.19</text:p>
          </table:table-cell>
          <table:table-cell office:value-type="float" office:value="325.56" calcext:value-type="float">
            <text:p>325.56</text:p>
          </table:table-cell>
          <table:table-cell office:value-type="float" office:value="349.233" calcext:value-type="float">
            <text:p>349.23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10 20.019</text:p>
          </table:table-cell>
          <table:table-cell office:value-type="float" office:value="244.3" calcext:value-type="float">
            <text:p>244.3</text:p>
          </table:table-cell>
          <table:table-cell office:value-type="float" office:value="1.46" calcext:value-type="float">
            <text:p>1.46</text:p>
          </table:table-cell>
          <table:table-cell office:value-type="float" office:value="245.4" calcext:value-type="float">
            <text:p>245.4</text:p>
          </table:table-cell>
          <table:table-cell office:value-type="float" office:value="18303" calcext:value-type="float">
            <text:p>18303</text:p>
          </table:table-cell>
          <table:table-cell office:value-type="float" office:value="49.9" calcext:value-type="float">
            <text:p>49.9</text:p>
          </table:table-cell>
          <table:table-cell office:value-type="float" office:value="0.69" calcext:value-type="float">
            <text:p>0.69</text:p>
          </table:table-cell>
          <table:table-cell office:value-type="float" office:value="587.3" calcext:value-type="float">
            <text:p>587.3</text:p>
          </table:table-cell>
          <table:table-cell office:value-type="float" office:value="386.82" calcext:value-type="float">
            <text:p>386.82</text:p>
          </table:table-cell>
          <table:table-cell office:value-type="float" office:value="246.11" calcext:value-type="float">
            <text:p>246.11</text:p>
          </table:table-cell>
          <table:table-cell office:value-type="float" office:value="589.59" calcext:value-type="float">
            <text:p>589.59</text:p>
          </table:table-cell>
          <table:table-cell office:value-type="float" office:value="386.8" calcext:value-type="float">
            <text:p>386.8</text:p>
          </table:table-cell>
          <table:table-cell office:value-type="float" office:value="371.664" calcext:value-type="float">
            <text:p>371.6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20 20.000</text:p>
          </table:table-cell>
          <table:table-cell office:value-type="float" office:value="247.2" calcext:value-type="float">
            <text:p>247.2</text:p>
          </table:table-cell>
          <table:table-cell office:value-type="float" office:value="1.46" calcext:value-type="float">
            <text:p>1.46</text:p>
          </table:table-cell>
          <table:table-cell office:value-type="float" office:value="246.3" calcext:value-type="float">
            <text:p>246.3</text:p>
          </table:table-cell>
          <table:table-cell office:value-type="float" office:value="18356" calcext:value-type="float">
            <text:p>18356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office:value-type="float" office:value="972.2" calcext:value-type="float">
            <text:p>972.2</text:p>
          </table:table-cell>
          <table:table-cell office:value-type="float" office:value="342.23" calcext:value-type="float">
            <text:p>342.23</text:p>
          </table:table-cell>
          <table:table-cell office:value-type="float" office:value="245.42" calcext:value-type="float">
            <text:p>245.42</text:p>
          </table:table-cell>
          <table:table-cell office:value-type="float" office:value="966.22" calcext:value-type="float">
            <text:p>966.22</text:p>
          </table:table-cell>
          <table:table-cell office:value-type="float" office:value="341.93" calcext:value-type="float">
            <text:p>341.93</text:p>
          </table:table-cell>
          <table:table-cell office:value-type="float" office:value="344.88" calcext:value-type="float">
            <text:p>344.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30 20.009</text:p>
          </table:table-cell>
          <table:table-cell office:value-type="float" office:value="243.3" calcext:value-type="float">
            <text:p>243.3</text:p>
          </table:table-cell>
          <table:table-cell office:value-type="float" office:value="1.46" calcext:value-type="float">
            <text:p>1.46</text:p>
          </table:table-cell>
          <table:table-cell office:value-type="float" office:value="244.6" calcext:value-type="float">
            <text:p>244.6</text:p>
          </table:table-cell>
          <table:table-cell office:value-type="float" office:value="18448" calcext:value-type="float">
            <text:p>18448</text:p>
          </table:table-cell>
          <table:table-cell office:value-type="float" office:value="49.9" calcext:value-type="float">
            <text:p>49.9</text:p>
          </table:table-cell>
          <table:table-cell office:value-type="float" office:value="0.69" calcext:value-type="float">
            <text:p>0.69</text:p>
          </table:table-cell>
          <table:table-cell office:value-type="float" office:value="1645.1" calcext:value-type="float">
            <text:p>1645.1</text:p>
          </table:table-cell>
          <table:table-cell office:value-type="float" office:value="619.67" calcext:value-type="float">
            <text:p>619.67</text:p>
          </table:table-cell>
          <table:table-cell office:value-type="float" office:value="245.1" calcext:value-type="float">
            <text:p>245.1</text:p>
          </table:table-cell>
          <table:table-cell office:value-type="float" office:value="1652.26" calcext:value-type="float">
            <text:p>1652.26</text:p>
          </table:table-cell>
          <table:table-cell office:value-type="float" office:value="620.55" calcext:value-type="float">
            <text:p>620.55</text:p>
          </table:table-cell>
          <table:table-cell office:value-type="float" office:value="475.704" calcext:value-type="float">
            <text:p>475.70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40 20.022</text:p>
          </table:table-cell>
          <table:table-cell office:value-type="float" office:value="244.2" calcext:value-type="float">
            <text:p>244.2</text:p>
          </table:table-cell>
          <table:table-cell office:value-type="float" office:value="10.22" calcext:value-type="float">
            <text:p>10.22</text:p>
          </table:table-cell>
          <table:table-cell office:value-type="float" office:value="2478.2" calcext:value-type="float">
            <text:p>2478.2</text:p>
          </table:table-cell>
          <table:table-cell office:value-type="float" office:value="18645" calcext:value-type="float">
            <text:p>18645</text:p>
          </table:table-cell>
          <table:table-cell office:value-type="float" office:value="49.9" calcext:value-type="float">
            <text:p>49.9</text:p>
          </table:table-cell>
          <table:table-cell office:value-type="float" office:value="0.99" calcext:value-type="float">
            <text:p>0.99</text:p>
          </table:table-cell>
          <table:table-cell office:value-type="float" office:value="2761.4" calcext:value-type="float">
            <text:p>2761.4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2470.77" calcext:value-type="float">
            <text:p>2470.77</text:p>
          </table:table-cell>
          <table:table-cell office:value-type="float" office:value="2752.81" calcext:value-type="float">
            <text:p>2752.81</text:p>
          </table:table-cell>
          <table:table-cell office:value-type="float" office:value="1201.53" calcext:value-type="float">
            <text:p>1201.53</text:p>
          </table:table-cell>
          <table:table-cell office:value-type="float" office:value="1122.442" calcext:value-type="float">
            <text:p>1122.4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2 50 20.019</text:p>
          </table:table-cell>
          <table:table-cell office:value-type="float" office:value="243.4" calcext:value-type="float">
            <text:p>243.4</text:p>
          </table:table-cell>
          <table:table-cell office:value-type="float" office:value="1.37" calcext:value-type="float">
            <text:p>1.37</text:p>
          </table:table-cell>
          <table:table-cell office:value-type="float" office:value="224.2" calcext:value-type="float">
            <text:p>224.2</text:p>
          </table:table-cell>
          <table:table-cell office:value-type="float" office:value="18698" calcext:value-type="float">
            <text:p>18698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573.1" calcext:value-type="float">
            <text:p>573.1</text:p>
          </table:table-cell>
          <table:table-cell office:value-type="float" office:value="268.39" calcext:value-type="float">
            <text:p>268.39</text:p>
          </table:table-cell>
          <table:table-cell office:value-type="float" office:value="223.42" calcext:value-type="float">
            <text:p>223.42</text:p>
          </table:table-cell>
          <table:table-cell office:value-type="float" office:value="571.56" calcext:value-type="float">
            <text:p>571.56</text:p>
          </table:table-cell>
          <table:table-cell office:value-type="float" office:value="268.34" calcext:value-type="float">
            <text:p>268.34</text:p>
          </table:table-cell>
          <table:table-cell office:value-type="float" office:value="566.568" calcext:value-type="float">
            <text:p>566.56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00 20.017</text:p>
          </table:table-cell>
          <table:table-cell office:value-type="float" office:value="245" calcext:value-type="float">
            <text:p>245</text:p>
          </table:table-cell>
          <table:table-cell office:value-type="float" office:value="1.37" calcext:value-type="float">
            <text:p>1.37</text:p>
          </table:table-cell>
          <table:table-cell office:value-type="float" office:value="224.7" calcext:value-type="float">
            <text:p>224.7</text:p>
          </table:table-cell>
          <table:table-cell office:value-type="float" office:value="18736" calcext:value-type="float">
            <text:p>18736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24.9" calcext:value-type="float">
            <text:p>224.9</text:p>
          </table:table-cell>
          <table:table-cell office:value-type="float" office:value="224.4" calcext:value-type="float">
            <text:p>224.4</text:p>
          </table:table-cell>
          <table:table-cell office:value-type="float" office:value="224.89" calcext:value-type="float">
            <text:p>224.89</text:p>
          </table:table-cell>
          <table:table-cell office:value-type="float" office:value="225.69" calcext:value-type="float">
            <text:p>225.69</text:p>
          </table:table-cell>
          <table:table-cell office:value-type="float" office:value="223.81" calcext:value-type="float">
            <text:p>223.81</text:p>
          </table:table-cell>
          <table:table-cell office:value-type="float" office:value="347.084" calcext:value-type="float">
            <text:p>347.08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10 20.015</text:p>
          </table:table-cell>
          <table:table-cell office:value-type="float" office:value="243.1" calcext:value-type="float">
            <text:p>243.1</text:p>
          </table:table-cell>
          <table:table-cell office:value-type="float" office:value="1.48" calcext:value-type="float">
            <text:p>1.48</text:p>
          </table:table-cell>
          <table:table-cell office:value-type="float" office:value="245" calcext:value-type="float">
            <text:p>245</text:p>
          </table:table-cell>
          <table:table-cell office:value-type="float" office:value="18774" calcext:value-type="float">
            <text:p>18774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45.9" calcext:value-type="float">
            <text:p>245.9</text:p>
          </table:table-cell>
          <table:table-cell office:value-type="float" office:value="230.6" calcext:value-type="float">
            <text:p>230.6</text:p>
          </table:table-cell>
          <table:table-cell office:value-type="float" office:value="244.66" calcext:value-type="float">
            <text:p>244.66</text:p>
          </table:table-cell>
          <table:table-cell office:value-type="float" office:value="245.4" calcext:value-type="float">
            <text:p>245.4</text:p>
          </table:table-cell>
          <table:table-cell office:value-type="float" office:value="230.01" calcext:value-type="float">
            <text:p>230.01</text:p>
          </table:table-cell>
          <table:table-cell office:value-type="float" office:value="273.887" calcext:value-type="float">
            <text:p>273.88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20 19.994</text:p>
          </table:table-cell>
          <table:table-cell office:value-type="float" office:value="246.1" calcext:value-type="float">
            <text:p>246.1</text:p>
          </table:table-cell>
          <table:table-cell office:value-type="float" office:value="2.11" calcext:value-type="float">
            <text:p>2.11</text:p>
          </table:table-cell>
          <table:table-cell office:value-type="float" office:value="430.1" calcext:value-type="float">
            <text:p>430.1</text:p>
          </table:table-cell>
          <table:table-cell office:value-type="float" office:value="18860" calcext:value-type="float">
            <text:p>18860</text:p>
          </table:table-cell>
          <table:table-cell office:value-type="float" office:value="49.9" calcext:value-type="float">
            <text:p>49.9</text:p>
          </table:table-cell>
          <table:table-cell office:value-type="float" office:value="0.83" calcext:value-type="float">
            <text:p>0.83</text:p>
          </table:table-cell>
          <table:table-cell office:value-type="float" office:value="1780.1" calcext:value-type="float">
            <text:p>1780.1</text:p>
          </table:table-cell>
          <table:table-cell office:value-type="float" office:value="554.25" calcext:value-type="float">
            <text:p>554.25</text:p>
          </table:table-cell>
          <table:table-cell office:value-type="float" office:value="430.99" calcext:value-type="float">
            <text:p>430.99</text:p>
          </table:table-cell>
          <table:table-cell office:value-type="float" office:value="1777.09" calcext:value-type="float">
            <text:p>1777.09</text:p>
          </table:table-cell>
          <table:table-cell office:value-type="float" office:value="553.51" calcext:value-type="float">
            <text:p>553.51</text:p>
          </table:table-cell>
          <table:table-cell office:value-type="float" office:value="487.955" calcext:value-type="float">
            <text:p>487.95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30 20.015</text:p>
          </table:table-cell>
          <table:table-cell office:value-type="float" office:value="244.7" calcext:value-type="float">
            <text:p>244.7</text:p>
          </table:table-cell>
          <table:table-cell office:value-type="float" office:value="2.01" calcext:value-type="float">
            <text:p>2.01</text:p>
          </table:table-cell>
          <table:table-cell office:value-type="float" office:value="392.5" calcext:value-type="float">
            <text:p>392.5</text:p>
          </table:table-cell>
          <table:table-cell office:value-type="float" office:value="18927" calcext:value-type="float">
            <text:p>18927</text:p>
          </table:table-cell>
          <table:table-cell office:value-type="float" office:value="49.8" calcext:value-type="float">
            <text:p>49.8</text:p>
          </table:table-cell>
          <table:table-cell office:value-type="float" office:value="0.8" calcext:value-type="float">
            <text:p>0.8</text:p>
          </table:table-cell>
          <table:table-cell office:value-type="float" office:value="425.2" calcext:value-type="float">
            <text:p>425.2</text:p>
          </table:table-cell>
          <table:table-cell office:value-type="float" office:value="400.15" calcext:value-type="float">
            <text:p>400.15</text:p>
          </table:table-cell>
          <table:table-cell office:value-type="float" office:value="393.48" calcext:value-type="float">
            <text:p>393.48</text:p>
          </table:table-cell>
          <table:table-cell office:value-type="float" office:value="422.62" calcext:value-type="float">
            <text:p>422.62</text:p>
          </table:table-cell>
          <table:table-cell office:value-type="float" office:value="400.66" calcext:value-type="float">
            <text:p>400.66</text:p>
          </table:table-cell>
          <table:table-cell office:value-type="float" office:value="430.851" calcext:value-type="float">
            <text:p>430.85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40 20.021</text:p>
          </table:table-cell>
          <table:table-cell office:value-type="float" office:value="245.9" calcext:value-type="float">
            <text:p>245.9</text:p>
          </table:table-cell>
          <table:table-cell office:value-type="float" office:value="1.47" calcext:value-type="float">
            <text:p>1.47</text:p>
          </table:table-cell>
          <table:table-cell office:value-type="float" office:value="246.4" calcext:value-type="float">
            <text:p>246.4</text:p>
          </table:table-cell>
          <table:table-cell office:value-type="float" office:value="18992" calcext:value-type="float">
            <text:p>18992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office:value-type="float" office:value="1263.8" calcext:value-type="float">
            <text:p>1263.8</text:p>
          </table:table-cell>
          <table:table-cell office:value-type="float" office:value="374.86" calcext:value-type="float">
            <text:p>374.86</text:p>
          </table:table-cell>
          <table:table-cell office:value-type="float" office:value="245.8" calcext:value-type="float">
            <text:p>245.8</text:p>
          </table:table-cell>
          <table:table-cell office:value-type="float" office:value="1265.13" calcext:value-type="float">
            <text:p>1265.13</text:p>
          </table:table-cell>
          <table:table-cell office:value-type="float" office:value="374.57" calcext:value-type="float">
            <text:p>374.57</text:p>
          </table:table-cell>
          <table:table-cell office:value-type="float" office:value="395.53" calcext:value-type="float">
            <text:p>395.5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3 50 19.991</text:p>
          </table:table-cell>
          <table:table-cell office:value-type="float" office:value="245.4" calcext:value-type="float">
            <text:p>245.4</text:p>
          </table:table-cell>
          <table:table-cell office:value-type="float" office:value="2.44" calcext:value-type="float">
            <text:p>2.44</text:p>
          </table:table-cell>
          <table:table-cell office:value-type="float" office:value="503.4" calcext:value-type="float">
            <text:p>503.4</text:p>
          </table:table-cell>
          <table:table-cell office:value-type="float" office:value="19055" calcext:value-type="float">
            <text:p>19055</text:p>
          </table:table-cell>
          <table:table-cell office:value-type="float" office:value="50" calcext:value-type="float">
            <text:p>50</text:p>
          </table:table-cell>
          <table:table-cell office:value-type="float" office:value="0.84" calcext:value-type="float">
            <text:p>0.84</text:p>
          </table:table-cell>
          <table:table-cell office:value-type="float" office:value="518.2" calcext:value-type="float">
            <text:p>518.2</text:p>
          </table:table-cell>
          <table:table-cell office:value-type="float" office:value="379.61" calcext:value-type="float">
            <text:p>379.61</text:p>
          </table:table-cell>
          <table:table-cell office:value-type="float" office:value="502.97" calcext:value-type="float">
            <text:p>502.97</text:p>
          </table:table-cell>
          <table:table-cell office:value-type="float" office:value="521.64" calcext:value-type="float">
            <text:p>521.64</text:p>
          </table:table-cell>
          <table:table-cell office:value-type="float" office:value="379.8" calcext:value-type="float">
            <text:p>379.8</text:p>
          </table:table-cell>
          <table:table-cell office:value-type="float" office:value="402.574" calcext:value-type="float">
            <text:p>402.57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00 20.002</text:p>
          </table:table-cell>
          <table:table-cell office:value-type="float" office:value="246.4" calcext:value-type="float">
            <text:p>246.4</text:p>
          </table:table-cell>
          <table:table-cell office:value-type="float" office:value="1.48" calcext:value-type="float">
            <text:p>1.48</text:p>
          </table:table-cell>
          <table:table-cell office:value-type="float" office:value="250.2" calcext:value-type="float">
            <text:p>250.2</text:p>
          </table:table-cell>
          <table:table-cell office:value-type="float" office:value="19120" calcext:value-type="float">
            <text:p>19120</text:p>
          </table:table-cell>
          <table:table-cell office:value-type="float" office:value="50" calcext:value-type="float">
            <text:p>50</text:p>
          </table:table-cell>
          <table:table-cell office:value-type="float" office:value="0.69" calcext:value-type="float">
            <text:p>0.69</text:p>
          </table:table-cell>
          <table:table-cell office:value-type="float" office:value="525.6" calcext:value-type="float">
            <text:p>525.6</text:p>
          </table:table-cell>
          <table:table-cell office:value-type="float" office:value="390.07" calcext:value-type="float">
            <text:p>390.07</text:p>
          </table:table-cell>
          <table:table-cell office:value-type="float" office:value="251.62" calcext:value-type="float">
            <text:p>251.62</text:p>
          </table:table-cell>
          <table:table-cell office:value-type="float" office:value="528.22" calcext:value-type="float">
            <text:p>528.22</text:p>
          </table:table-cell>
          <table:table-cell office:value-type="float" office:value="390.88" calcext:value-type="float">
            <text:p>390.88</text:p>
          </table:table-cell>
          <table:table-cell office:value-type="float" office:value="378.556" calcext:value-type="float">
            <text:p>378.55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10 19.998</text:p>
          </table:table-cell>
          <table:table-cell office:value-type="float" office:value="241.7" calcext:value-type="float">
            <text:p>241.7</text:p>
          </table:table-cell>
          <table:table-cell office:value-type="float" office:value="6.39" calcext:value-type="float">
            <text:p>6.39</text:p>
          </table:table-cell>
          <table:table-cell office:value-type="float" office:value="1507.4" calcext:value-type="float">
            <text:p>1507.4</text:p>
          </table:table-cell>
          <table:table-cell office:value-type="float" office:value="19254" calcext:value-type="float">
            <text:p>19254</text:p>
          </table:table-cell>
          <table:table-cell office:value-type="float" office:value="49.9" calcext:value-type="float">
            <text:p>49.9</text:p>
          </table:table-cell>
          <table:table-cell office:value-type="float" office:value="0.98" calcext:value-type="float">
            <text:p>0.98</text:p>
          </table:table-cell>
          <table:table-cell office:value-type="float" office:value="1542.9" calcext:value-type="float">
            <text:p>1542.9</text:p>
          </table:table-cell>
          <table:table-cell office:value-type="float" office:value="831.99" calcext:value-type="float">
            <text:p>831.99</text:p>
          </table:table-cell>
          <table:table-cell office:value-type="float" office:value="1513.57" calcext:value-type="float">
            <text:p>1513.57</text:p>
          </table:table-cell>
          <table:table-cell office:value-type="float" office:value="1550.39" calcext:value-type="float">
            <text:p>1550.39</text:p>
          </table:table-cell>
          <table:table-cell office:value-type="float" office:value="834.94" calcext:value-type="float">
            <text:p>834.94</text:p>
          </table:table-cell>
          <table:table-cell office:value-type="float" office:value="756.149" calcext:value-type="float">
            <text:p>756.1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20 20.021</text:p>
          </table:table-cell>
          <table:table-cell office:value-type="float" office:value="241.4" calcext:value-type="float">
            <text:p>241.4</text:p>
          </table:table-cell>
          <table:table-cell office:value-type="float" office:value="2.69" calcext:value-type="float">
            <text:p>2.69</text:p>
          </table:table-cell>
          <table:table-cell office:value-type="float" office:value="537.4" calcext:value-type="float">
            <text:p>537.4</text:p>
          </table:table-cell>
          <table:table-cell office:value-type="float" office:value="19355" calcext:value-type="float">
            <text:p>19355</text:p>
          </table:table-cell>
          <table:table-cell office:value-type="float" office:value="50" calcext:value-type="float">
            <text:p>50</text:p>
          </table:table-cell>
          <table:table-cell office:value-type="float" office:value="0.83" calcext:value-type="float">
            <text:p>0.83</text:p>
          </table:table-cell>
          <table:table-cell office:value-type="float" office:value="1518.4" calcext:value-type="float">
            <text:p>1518.4</text:p>
          </table:table-cell>
          <table:table-cell office:value-type="float" office:value="550.84" calcext:value-type="float">
            <text:p>550.84</text:p>
          </table:table-cell>
          <table:table-cell office:value-type="float" office:value="538.97" calcext:value-type="float">
            <text:p>538.97</text:p>
          </table:table-cell>
          <table:table-cell office:value-type="float" office:value="1524.72" calcext:value-type="float">
            <text:p>1524.72</text:p>
          </table:table-cell>
          <table:table-cell office:value-type="float" office:value="551.51" calcext:value-type="float">
            <text:p>551.51</text:p>
          </table:table-cell>
          <table:table-cell office:value-type="float" office:value="613.865" calcext:value-type="float">
            <text:p>613.86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30 20.020</text:p>
          </table:table-cell>
          <table:table-cell office:value-type="float" office:value="244.2" calcext:value-type="float">
            <text:p>244.2</text:p>
          </table:table-cell>
          <table:table-cell office:value-type="float" office:value="2.74" calcext:value-type="float">
            <text:p>2.74</text:p>
          </table:table-cell>
          <table:table-cell office:value-type="float" office:value="545.3" calcext:value-type="float">
            <text:p>545.3</text:p>
          </table:table-cell>
          <table:table-cell office:value-type="float" office:value="19440" calcext:value-type="float">
            <text:p>19440</text:p>
          </table:table-cell>
          <table:table-cell office:value-type="float" office:value="50" calcext:value-type="float">
            <text:p>50</text:p>
          </table:table-cell>
          <table:table-cell office:value-type="float" office:value="0.81" calcext:value-type="float">
            <text:p>0.81</text:p>
          </table:table-cell>
          <table:table-cell office:value-type="float" office:value="2774.6" calcext:value-type="float">
            <text:p>2774.6</text:p>
          </table:table-cell>
          <table:table-cell office:value-type="float" office:value="507.45" calcext:value-type="float">
            <text:p>507.45</text:p>
          </table:table-cell>
          <table:table-cell office:value-type="float" office:value="541.98" calcext:value-type="float">
            <text:p>541.98</text:p>
          </table:table-cell>
          <table:table-cell office:value-type="float" office:value="2789.54" calcext:value-type="float">
            <text:p>2789.54</text:p>
          </table:table-cell>
          <table:table-cell office:value-type="float" office:value="507.75" calcext:value-type="float">
            <text:p>507.75</text:p>
          </table:table-cell>
          <table:table-cell office:value-type="float" office:value="531.298" calcext:value-type="float">
            <text:p>531.29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40 19.998</text:p>
          </table:table-cell>
          <table:table-cell office:value-type="float" office:value="242.6" calcext:value-type="float">
            <text:p>242.6</text:p>
          </table:table-cell>
          <table:table-cell office:value-type="float" office:value="4.41" calcext:value-type="float">
            <text:p>4.41</text:p>
          </table:table-cell>
          <table:table-cell office:value-type="float" office:value="968.5" calcext:value-type="float">
            <text:p>968.5</text:p>
          </table:table-cell>
          <table:table-cell office:value-type="float" office:value="19531" calcext:value-type="float">
            <text:p>1953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968.5" calcext:value-type="float">
            <text:p>968.5</text:p>
          </table:table-cell>
          <table:table-cell office:value-type="float" office:value="564.18" calcext:value-type="float">
            <text:p>564.18</text:p>
          </table:table-cell>
          <table:table-cell table:number-columns-repeated="2" office:value-type="float" office:value="962.88" calcext:value-type="float">
            <text:p>962.88</text:p>
          </table:table-cell>
          <table:table-cell office:value-type="float" office:value="563.93" calcext:value-type="float">
            <text:p>563.93</text:p>
          </table:table-cell>
          <table:table-cell office:value-type="float" office:value="555.31" calcext:value-type="float">
            <text:p>555.3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4 50 20.019</text:p>
          </table:table-cell>
          <table:table-cell office:value-type="float" office:value="242.3" calcext:value-type="float">
            <text:p>242.3</text:p>
          </table:table-cell>
          <table:table-cell office:value-type="float" office:value="2.71" calcext:value-type="float">
            <text:p>2.71</text:p>
          </table:table-cell>
          <table:table-cell office:value-type="float" office:value="537" calcext:value-type="float">
            <text:p>537</text:p>
          </table:table-cell>
          <table:table-cell office:value-type="float" office:value="19609" calcext:value-type="float">
            <text:p>19609</text:p>
          </table:table-cell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774.2" calcext:value-type="float">
            <text:p>774.2</text:p>
          </table:table-cell>
          <table:table-cell office:value-type="float" office:value="480.64" calcext:value-type="float">
            <text:p>480.64</text:p>
          </table:table-cell>
          <table:table-cell office:value-type="float" office:value="538.44" calcext:value-type="float">
            <text:p>538.44</text:p>
          </table:table-cell>
          <table:table-cell office:value-type="float" office:value="770.16" calcext:value-type="float">
            <text:p>770.16</text:p>
          </table:table-cell>
          <table:table-cell office:value-type="float" office:value="480.28" calcext:value-type="float">
            <text:p>480.28</text:p>
          </table:table-cell>
          <table:table-cell office:value-type="float" office:value="515.795" calcext:value-type="float">
            <text:p>515.79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00 19.994</text:p>
          </table:table-cell>
          <table:table-cell office:value-type="float" office:value="243.4" calcext:value-type="float">
            <text:p>243.4</text:p>
          </table:table-cell>
          <table:table-cell office:value-type="float" office:value="1.48" calcext:value-type="float">
            <text:p>1.48</text:p>
          </table:table-cell>
          <table:table-cell office:value-type="float" office:value="245.1" calcext:value-type="float">
            <text:p>245.1</text:p>
          </table:table-cell>
          <table:table-cell office:value-type="float" office:value="19679" calcext:value-type="float">
            <text:p>19679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567.4" calcext:value-type="float">
            <text:p>567.4</text:p>
          </table:table-cell>
          <table:table-cell office:value-type="float" office:value="397.25" calcext:value-type="float">
            <text:p>397.25</text:p>
          </table:table-cell>
          <table:table-cell office:value-type="float" office:value="244.96" calcext:value-type="float">
            <text:p>244.96</text:p>
          </table:table-cell>
          <table:table-cell office:value-type="float" office:value="565.41" calcext:value-type="float">
            <text:p>565.41</text:p>
          </table:table-cell>
          <table:table-cell office:value-type="float" office:value="396.4" calcext:value-type="float">
            <text:p>396.4</text:p>
          </table:table-cell>
          <table:table-cell office:value-type="float" office:value="431.404" calcext:value-type="float">
            <text:p>431.40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10 20.011</text:p>
          </table:table-cell>
          <table:table-cell office:value-type="float" office:value="243.9" calcext:value-type="float">
            <text:p>243.9</text:p>
          </table:table-cell>
          <table:table-cell office:value-type="float" office:value="2.72" calcext:value-type="float">
            <text:p>2.72</text:p>
          </table:table-cell>
          <table:table-cell office:value-type="float" office:value="544.8" calcext:value-type="float">
            <text:p>544.8</text:p>
          </table:table-cell>
          <table:table-cell office:value-type="float" office:value="19725" calcext:value-type="float">
            <text:p>19725</text:p>
          </table:table-cell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544.8" calcext:value-type="float">
            <text:p>544.8</text:p>
          </table:table-cell>
          <table:table-cell office:value-type="float" office:value="284.09" calcext:value-type="float">
            <text:p>284.09</text:p>
          </table:table-cell>
          <table:table-cell table:number-columns-repeated="2" office:value-type="float" office:value="543.99" calcext:value-type="float">
            <text:p>543.99</text:p>
          </table:table-cell>
          <table:table-cell office:value-type="float" office:value="283.35" calcext:value-type="float">
            <text:p>283.35</text:p>
          </table:table-cell>
          <table:table-cell office:value-type="float" office:value="341.075" calcext:value-type="float">
            <text:p>341.07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20 19.996</text:p>
          </table:table-cell>
          <table:table-cell office:value-type="float" office:value="241.6" calcext:value-type="float">
            <text:p>241.6</text:p>
          </table:table-cell>
          <table:table-cell office:value-type="float" office:value="1.49" calcext:value-type="float">
            <text:p>1.49</text:p>
          </table:table-cell>
          <table:table-cell office:value-type="float" office:value="244.8" calcext:value-type="float">
            <text:p>244.8</text:p>
          </table:table-cell>
          <table:table-cell office:value-type="float" office:value="19777" calcext:value-type="float">
            <text:p>19777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548.4" calcext:value-type="float">
            <text:p>548.4</text:p>
          </table:table-cell>
          <table:table-cell office:value-type="float" office:value="306.58" calcext:value-type="float">
            <text:p>306.58</text:p>
          </table:table-cell>
          <table:table-cell office:value-type="float" office:value="244.79" calcext:value-type="float">
            <text:p>244.79</text:p>
          </table:table-cell>
          <table:table-cell office:value-type="float" office:value="551.07" calcext:value-type="float">
            <text:p>551.07</text:p>
          </table:table-cell>
          <table:table-cell office:value-type="float" office:value="307.16" calcext:value-type="float">
            <text:p>307.16</text:p>
          </table:table-cell>
          <table:table-cell office:value-type="float" office:value="305.342" calcext:value-type="float">
            <text:p>305.3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30 20.002</text:p>
          </table:table-cell>
          <table:table-cell office:value-type="float" office:value="244.3" calcext:value-type="float">
            <text:p>244.3</text:p>
          </table:table-cell>
          <table:table-cell office:value-type="float" office:value="1.47" calcext:value-type="float">
            <text:p>1.47</text:p>
          </table:table-cell>
          <table:table-cell office:value-type="float" office:value="245.2" calcext:value-type="float">
            <text:p>245.2</text:p>
          </table:table-cell>
          <table:table-cell office:value-type="float" office:value="19861" calcext:value-type="float">
            <text:p>19861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665.5" calcext:value-type="float">
            <text:p>665.5</text:p>
          </table:table-cell>
          <table:table-cell office:value-type="float" office:value="498.02" calcext:value-type="float">
            <text:p>498.02</text:p>
          </table:table-cell>
          <table:table-cell office:value-type="float" office:value="244.2" calcext:value-type="float">
            <text:p>244.2</text:p>
          </table:table-cell>
          <table:table-cell office:value-type="float" office:value="669.47" calcext:value-type="float">
            <text:p>669.47</text:p>
          </table:table-cell>
          <table:table-cell office:value-type="float" office:value="498.59" calcext:value-type="float">
            <text:p>498.59</text:p>
          </table:table-cell>
          <table:table-cell office:value-type="float" office:value="432.773" calcext:value-type="float">
            <text:p>432.7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40 19.997</text:p>
          </table:table-cell>
          <table:table-cell office:value-type="float" office:value="243.9" calcext:value-type="float">
            <text:p>243.9</text:p>
          </table:table-cell>
          <table:table-cell office:value-type="float" office:value="1.4" calcext:value-type="float">
            <text:p>1.4</text:p>
          </table:table-cell>
          <table:table-cell office:value-type="float" office:value="227.8" calcext:value-type="float">
            <text:p>227.8</text:p>
          </table:table-cell>
          <table:table-cell office:value-type="float" office:value="19915" calcext:value-type="float">
            <text:p>1991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563" calcext:value-type="float">
            <text:p>563</text:p>
          </table:table-cell>
          <table:table-cell office:value-type="float" office:value="327.64" calcext:value-type="float">
            <text:p>327.64</text:p>
          </table:table-cell>
          <table:table-cell office:value-type="float" office:value="228.78" calcext:value-type="float">
            <text:p>228.78</text:p>
          </table:table-cell>
          <table:table-cell office:value-type="float" office:value="560.7" calcext:value-type="float">
            <text:p>560.7</text:p>
          </table:table-cell>
          <table:table-cell office:value-type="float" office:value="327.74" calcext:value-type="float">
            <text:p>327.74</text:p>
          </table:table-cell>
          <table:table-cell office:value-type="float" office:value="368.609" calcext:value-type="float">
            <text:p>368.60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5 50 20.009</text:p>
          </table:table-cell>
          <table:table-cell office:value-type="float" office:value="245" calcext:value-type="float">
            <text:p>245</text:p>
          </table:table-cell>
          <table:table-cell office:value-type="float" office:value="1.39" calcext:value-type="float">
            <text:p>1.39</text:p>
          </table:table-cell>
          <table:table-cell office:value-type="float" office:value="227.1" calcext:value-type="float">
            <text:p>227.1</text:p>
          </table:table-cell>
          <table:table-cell office:value-type="float" office:value="19953" calcext:value-type="float">
            <text:p>19953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39.6" calcext:value-type="float">
            <text:p>239.6</text:p>
          </table:table-cell>
          <table:table-cell office:value-type="float" office:value="230.16" calcext:value-type="float">
            <text:p>230.16</text:p>
          </table:table-cell>
          <table:table-cell office:value-type="float" office:value="224.76" calcext:value-type="float">
            <text:p>224.76</text:p>
          </table:table-cell>
          <table:table-cell office:value-type="float" office:value="239.95" calcext:value-type="float">
            <text:p>239.95</text:p>
          </table:table-cell>
          <table:table-cell office:value-type="float" office:value="230.69" calcext:value-type="float">
            <text:p>230.69</text:p>
          </table:table-cell>
          <table:table-cell office:value-type="float" office:value="279.507" calcext:value-type="float">
            <text:p>279.50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00 20.016</text:p>
          </table:table-cell>
          <table:table-cell office:value-type="float" office:value="240.9" calcext:value-type="float">
            <text:p>240.9</text:p>
          </table:table-cell>
          <table:table-cell office:value-type="float" office:value="1.31" calcext:value-type="float">
            <text:p>1.31</text:p>
          </table:table-cell>
          <table:table-cell office:value-type="float" office:value="205.4" calcext:value-type="float">
            <text:p>205.4</text:p>
          </table:table-cell>
          <table:table-cell office:value-type="float" office:value="20109" calcext:value-type="float">
            <text:p>20109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3666.1" calcext:value-type="float">
            <text:p>3666.1</text:p>
          </table:table-cell>
          <table:table-cell office:value-type="float" office:value="891.46" calcext:value-type="float">
            <text:p>891.46</text:p>
          </table:table-cell>
          <table:table-cell office:value-type="float" office:value="205.13" calcext:value-type="float">
            <text:p>205.13</text:p>
          </table:table-cell>
          <table:table-cell office:value-type="float" office:value="3682.99" calcext:value-type="float">
            <text:p>3682.99</text:p>
          </table:table-cell>
          <table:table-cell office:value-type="float" office:value="893.62" calcext:value-type="float">
            <text:p>893.62</text:p>
          </table:table-cell>
          <table:table-cell office:value-type="float" office:value="781.152" calcext:value-type="float">
            <text:p>781.15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10 19.998</text:p>
          </table:table-cell>
          <table:table-cell office:value-type="float" office:value="245.1" calcext:value-type="float">
            <text:p>245.1</text:p>
          </table:table-cell>
          <table:table-cell office:value-type="float" office:value="1.3" calcext:value-type="float">
            <text:p>1.3</text:p>
          </table:table-cell>
          <table:table-cell office:value-type="float" office:value="206.3" calcext:value-type="float">
            <text:p>206.3</text:p>
          </table:table-cell>
          <table:table-cell office:value-type="float" office:value="20144" calcext:value-type="float">
            <text:p>20144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09.8" calcext:value-type="float">
            <text:p>209.8</text:p>
          </table:table-cell>
          <table:table-cell office:value-type="float" office:value="206.38" calcext:value-type="float">
            <text:p>206.38</text:p>
          </table:table-cell>
          <table:table-cell office:value-type="float" office:value="207.11" calcext:value-type="float">
            <text:p>207.11</text:p>
          </table:table-cell>
          <table:table-cell office:value-type="float" office:value="211.46" calcext:value-type="float">
            <text:p>211.46</text:p>
          </table:table-cell>
          <table:table-cell office:value-type="float" office:value="206.23" calcext:value-type="float">
            <text:p>206.23</text:p>
          </table:table-cell>
          <table:table-cell office:value-type="float" office:value="412.635" calcext:value-type="float">
            <text:p>412.6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20 20.005</text:p>
          </table:table-cell>
          <table:table-cell office:value-type="float" office:value="244.3" calcext:value-type="float">
            <text:p>244.3</text:p>
          </table:table-cell>
          <table:table-cell office:value-type="float" office:value="1.3" calcext:value-type="float">
            <text:p>1.3</text:p>
          </table:table-cell>
          <table:table-cell office:value-type="float" office:value="206.7" calcext:value-type="float">
            <text:p>206.7</text:p>
          </table:table-cell>
          <table:table-cell office:value-type="float" office:value="20178" calcext:value-type="float">
            <text:p>2017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2.1" calcext:value-type="float">
            <text:p>212.1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6.43" calcext:value-type="float">
            <text:p>206.43</text:p>
          </table:table-cell>
          <table:table-cell office:value-type="float" office:value="212.79" calcext:value-type="float">
            <text:p>212.79</text:p>
          </table:table-cell>
          <table:table-cell office:value-type="float" office:value="206.9" calcext:value-type="float">
            <text:p>206.9</text:p>
          </table:table-cell>
          <table:table-cell office:value-type="float" office:value="280.911" calcext:value-type="float">
            <text:p>280.91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30 20.006</text:p>
          </table:table-cell>
          <table:table-cell office:value-type="float" office:value="245.5" calcext:value-type="float">
            <text:p>245.5</text:p>
          </table:table-cell>
          <table:table-cell office:value-type="float" office:value="1.3" calcext:value-type="float">
            <text:p>1.3</text:p>
          </table:table-cell>
          <table:table-cell office:value-type="float" office:value="207.5" calcext:value-type="float">
            <text:p>207.5</text:p>
          </table:table-cell>
          <table:table-cell office:value-type="float" office:value="20213" calcext:value-type="float">
            <text:p>20213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6" calcext:value-type="float">
            <text:p>206.96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9.13" calcext:value-type="float">
            <text:p>209.13</text:p>
          </table:table-cell>
          <table:table-cell office:value-type="float" office:value="207.15" calcext:value-type="float">
            <text:p>207.15</text:p>
          </table:table-cell>
          <table:table-cell office:value-type="float" office:value="233.518" calcext:value-type="float">
            <text:p>233.5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40 20.010</text:p>
          </table:table-cell>
          <table:table-cell office:value-type="float" office:value="244" calcext:value-type="float">
            <text:p>244</text:p>
          </table:table-cell>
          <table:table-cell office:value-type="float" office:value="1.32" calcext:value-type="float">
            <text:p>1.32</text:p>
          </table:table-cell>
          <table:table-cell office:value-type="float" office:value="208.1" calcext:value-type="float">
            <text:p>208.1</text:p>
          </table:table-cell>
          <table:table-cell office:value-type="float" office:value="20247" calcext:value-type="float">
            <text:p>20247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09.7" calcext:value-type="float">
            <text:p>209.7</text:p>
          </table:table-cell>
          <table:table-cell office:value-type="float" office:value="207.36" calcext:value-type="float">
            <text:p>207.36</text:p>
          </table:table-cell>
          <table:table-cell office:value-type="float" office:value="209.35" calcext:value-type="float">
            <text:p>209.35</text:p>
          </table:table-cell>
          <table:table-cell office:value-type="float" office:value="211.2" calcext:value-type="float">
            <text:p>211.2</text:p>
          </table:table-cell>
          <table:table-cell office:value-type="float" office:value="207.7" calcext:value-type="float">
            <text:p>207.7</text:p>
          </table:table-cell>
          <table:table-cell office:value-type="float" office:value="216.716" calcext:value-type="float">
            <text:p>216.7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6 50 20.010</text:p>
          </table:table-cell>
          <table:table-cell office:value-type="float" office:value="243.4" calcext:value-type="float">
            <text:p>243.4</text:p>
          </table:table-cell>
          <table:table-cell office:value-type="float" office:value="1.31" calcext:value-type="float">
            <text:p>1.31</text:p>
          </table:table-cell>
          <table:table-cell office:value-type="float" office:value="207.5" calcext:value-type="float">
            <text:p>207.5</text:p>
          </table:table-cell>
          <table:table-cell office:value-type="float" office:value="20282" calcext:value-type="float">
            <text:p>20282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13.3" calcext:value-type="float">
            <text:p>213.3</text:p>
          </table:table-cell>
          <table:table-cell office:value-type="float" office:value="208.2" calcext:value-type="float">
            <text:p>208.2</text:p>
          </table:table-cell>
          <table:table-cell office:value-type="float" office:value="207.26" calcext:value-type="float">
            <text:p>207.26</text:p>
          </table:table-cell>
          <table:table-cell office:value-type="float" office:value="215.43" calcext:value-type="float">
            <text:p>215.43</text:p>
          </table:table-cell>
          <table:table-cell office:value-type="float" office:value="208.07" calcext:value-type="float">
            <text:p>208.07</text:p>
          </table:table-cell>
          <table:table-cell office:value-type="float" office:value="211.228" calcext:value-type="float">
            <text:p>211.2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5 17 00 20.022</text:p>
          </table:table-cell>
          <table:table-cell office:value-type="float" office:value="243.1" calcext:value-type="float">
            <text:p>243.1</text:p>
          </table:table-cell>
          <table:table-cell office:value-type="float" office:value="1.28" calcext:value-type="float">
            <text:p>1.28</text:p>
          </table:table-cell>
          <table:table-cell office:value-type="float" office:value="205.7" calcext:value-type="float">
            <text:p>205.7</text:p>
          </table:table-cell>
          <table:table-cell office:value-type="float" office:value="20317" calcext:value-type="float">
            <text:p>20317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22" calcext:value-type="float">
            <text:p>207.22</text:p>
          </table:table-cell>
          <table:table-cell office:value-type="float" office:value="205.37" calcext:value-type="float">
            <text:p>205.37</text:p>
          </table:table-cell>
          <table:table-cell office:value-type="float" office:value="215.7" calcext:value-type="float">
            <text:p>215.7</text:p>
          </table:table-cell>
          <table:table-cell office:value-type="float" office:value="207.08" calcext:value-type="float">
            <text:p>207.08</text:p>
          </table:table-cell>
          <table:table-cell office:value-type="float" office:value="208.536" calcext:value-type="float">
            <text:p>208.536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5 17 10 20.018</text:p>
          </table:table-cell>
          <table:table-cell office:value-type="float" office:value="246.1" calcext:value-type="float">
            <text:p>246.1</text:p>
          </table:table-cell>
          <table:table-cell office:value-type="float" office:value="1.28" calcext:value-type="float">
            <text:p>1.28</text:p>
          </table:table-cell>
          <table:table-cell office:value-type="float" office:value="207.4" calcext:value-type="float">
            <text:p>207.4</text:p>
          </table:table-cell>
          <table:table-cell office:value-type="float" office:value="20352" calcext:value-type="float">
            <text:p>2035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6.7" calcext:value-type="float">
            <text:p>216.7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91" calcext:value-type="float">
            <text:p>207.91</text:p>
          </table:table-cell>
          <table:table-cell office:value-type="float" office:value="215.8" calcext:value-type="float">
            <text:p>215.8</text:p>
          </table:table-cell>
          <table:table-cell office:value-type="float" office:value="207.71" calcext:value-type="float">
            <text:p>207.71</text:p>
          </table:table-cell>
          <table:table-cell office:value-type="float" office:value="207.841" calcext:value-type="float">
            <text:p>207.841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7 20 19.985</text:p>
          </table:table-cell>
          <table:table-cell office:value-type="float" office:value="241.4" calcext:value-type="float">
            <text:p>241.4</text:p>
          </table:table-cell>
          <table:table-cell office:value-type="float" office:value="1.29" calcext:value-type="float">
            <text:p>1.29</text:p>
          </table:table-cell>
          <table:table-cell office:value-type="float" office:value="205.1" calcext:value-type="float">
            <text:p>205.1</text:p>
          </table:table-cell>
          <table:table-cell office:value-type="float" office:value="20386" calcext:value-type="float">
            <text:p>20386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0.8" calcext:value-type="float">
            <text:p>210.8</text:p>
          </table:table-cell>
          <table:table-cell office:value-type="float" office:value="207.25" calcext:value-type="float">
            <text:p>207.25</text:p>
          </table:table-cell>
          <table:table-cell office:value-type="float" office:value="205.53" calcext:value-type="float">
            <text:p>205.53</text:p>
          </table:table-cell>
          <table:table-cell office:value-type="float" office:value="212.17" calcext:value-type="float">
            <text:p>212.17</text:p>
          </table:table-cell>
          <table:table-cell office:value-type="float" office:value="207.49" calcext:value-type="float">
            <text:p>207.49</text:p>
          </table:table-cell>
          <table:table-cell office:value-type="float" office:value="207.376" calcext:value-type="float">
            <text:p>207.376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7 30 20.019</text:p>
          </table:table-cell>
          <table:table-cell office:value-type="float" office:value="244.3" calcext:value-type="float">
            <text:p>244.3</text:p>
          </table:table-cell>
          <table:table-cell office:value-type="float" office:value="1.27" calcext:value-type="float">
            <text:p>1.27</text:p>
          </table:table-cell>
          <table:table-cell office:value-type="float" office:value="206" calcext:value-type="float">
            <text:p>206</text:p>
          </table:table-cell>
          <table:table-cell office:value-type="float" office:value="20421" calcext:value-type="float">
            <text:p>20421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3.7" calcext:value-type="float">
            <text:p>213.7</text:p>
          </table:table-cell>
          <table:table-cell office:value-type="float" office:value="207.04" calcext:value-type="float">
            <text:p>207.04</text:p>
          </table:table-cell>
          <table:table-cell office:value-type="float" office:value="204.77" calcext:value-type="float">
            <text:p>204.77</text:p>
          </table:table-cell>
          <table:table-cell office:value-type="float" office:value="214.62" calcext:value-type="float">
            <text:p>214.62</text:p>
          </table:table-cell>
          <table:table-cell office:value-type="float" office:value="206.92" calcext:value-type="float">
            <text:p>206.92</text:p>
          </table:table-cell>
          <table:table-cell office:value-type="float" office:value="207.178" calcext:value-type="float">
            <text:p>207.178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7 40 19.994</text:p>
          </table:table-cell>
          <table:table-cell office:value-type="float" office:value="243.3" calcext:value-type="float">
            <text:p>243.3</text:p>
          </table:table-cell>
          <table:table-cell office:value-type="float" office:value="1.27" calcext:value-type="float">
            <text:p>1.27</text:p>
          </table:table-cell>
          <table:table-cell office:value-type="float" office:value="205.6" calcext:value-type="float">
            <text:p>205.6</text:p>
          </table:table-cell>
          <table:table-cell office:value-type="float" office:value="20455" calcext:value-type="float">
            <text:p>20455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6.2" calcext:value-type="float">
            <text:p>216.2</text:p>
          </table:table-cell>
          <table:table-cell office:value-type="float" office:value="206.92" calcext:value-type="float">
            <text:p>206.92</text:p>
          </table:table-cell>
          <table:table-cell office:value-type="float" office:value="207.02" calcext:value-type="float">
            <text:p>207.02</text:p>
          </table:table-cell>
          <table:table-cell office:value-type="float" office:value="214.64" calcext:value-type="float">
            <text:p>214.64</text:p>
          </table:table-cell>
          <table:table-cell office:value-type="float" office:value="207.06" calcext:value-type="float">
            <text:p>207.06</text:p>
          </table:table-cell>
          <table:table-cell office:value-type="float" office:value="207.057" calcext:value-type="float">
            <text:p>207.057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7 50 20.014</text:p>
          </table:table-cell>
          <table:table-cell office:value-type="float" office:value="246" calcext:value-type="float">
            <text:p>246</text:p>
          </table:table-cell>
          <table:table-cell office:value-type="float" office:value="1.26" calcext:value-type="float">
            <text:p>1.26</text:p>
          </table:table-cell>
          <table:table-cell office:value-type="float" office:value="206" calcext:value-type="float">
            <text:p>206</text:p>
          </table:table-cell>
          <table:table-cell office:value-type="float" office:value="20490" calcext:value-type="float">
            <text:p>20490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08.5" calcext:value-type="float">
            <text:p>208.5</text:p>
          </table:table-cell>
          <table:table-cell office:value-type="float" office:value="206.49" calcext:value-type="float">
            <text:p>206.49</text:p>
          </table:table-cell>
          <table:table-cell office:value-type="float" office:value="207.67" calcext:value-type="float">
            <text:p>207.67</text:p>
          </table:table-cell>
          <table:table-cell office:value-type="float" office:value="208.35" calcext:value-type="float">
            <text:p>208.35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6.726" calcext:value-type="float">
            <text:p>206.726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00 20.016</text:p>
          </table:table-cell>
          <table:table-cell office:value-type="float" office:value="241.8" calcext:value-type="float">
            <text:p>241.8</text:p>
          </table:table-cell>
          <table:table-cell office:value-type="float" office:value="9.28" calcext:value-type="float">
            <text:p>9.28</text:p>
          </table:table-cell>
          <table:table-cell office:value-type="float" office:value="2231.2" calcext:value-type="float">
            <text:p>2231.2</text:p>
          </table:table-cell>
          <table:table-cell office:value-type="float" office:value="20530" calcext:value-type="float">
            <text:p>20530</text:p>
          </table:table-cell>
          <table:table-cell office:value-type="float" office:value="49.9" calcext:value-type="float">
            <text:p>49.9</text:p>
          </table:table-cell>
          <table:table-cell office:value-type="float" office:value="0.99" calcext:value-type="float">
            <text:p>0.99</text:p>
          </table:table-cell>
          <table:table-cell office:value-type="float" office:value="2231.2" calcext:value-type="float">
            <text:p>2231.2</text:p>
          </table:table-cell>
          <table:table-cell office:value-type="float" office:value="306.86" calcext:value-type="float">
            <text:p>306.86</text:p>
          </table:table-cell>
          <table:table-cell table:number-columns-repeated="2" office:value-type="float" office:value="2221.46" calcext:value-type="float">
            <text:p>2221.46</text:p>
          </table:table-cell>
          <table:table-cell office:value-type="float" office:value="306.6" calcext:value-type="float">
            <text:p>306.6</text:p>
          </table:table-cell>
          <table:table-cell office:value-type="float" office:value="307.269" calcext:value-type="float">
            <text:p>307.269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10 20.002</text:p>
          </table:table-cell>
          <table:table-cell office:value-type="float" office:value="246" calcext:value-type="float">
            <text:p>246</text:p>
          </table:table-cell>
          <table:table-cell office:value-type="float" office:value="9.34" calcext:value-type="float">
            <text:p>9.34</text:p>
          </table:table-cell>
          <table:table-cell office:value-type="float" office:value="2284.2" calcext:value-type="float">
            <text:p>2284.2</text:p>
          </table:table-cell>
          <table:table-cell office:value-type="float" office:value="20913" calcext:value-type="float">
            <text:p>20913</text:p>
          </table:table-cell>
          <table:table-cell office:value-type="float" office:value="49.9" calcext:value-type="float">
            <text:p>49.9</text:p>
          </table:table-cell>
          <table:table-cell office:value-type="float" office:value="0.99" calcext:value-type="float">
            <text:p>0.99</text:p>
          </table:table-cell>
          <table:table-cell office:value-type="float" office:value="2319.5" calcext:value-type="float">
            <text:p>2319.5</text:p>
          </table:table-cell>
          <table:table-cell office:value-type="float" office:value="2291.83" calcext:value-type="float">
            <text:p>2291.83</text:p>
          </table:table-cell>
          <table:table-cell office:value-type="float" office:value="2274.66" calcext:value-type="float">
            <text:p>2274.66</text:p>
          </table:table-cell>
          <table:table-cell office:value-type="float" office:value="2308.82" calcext:value-type="float">
            <text:p>2308.82</text:p>
          </table:table-cell>
          <table:table-cell office:value-type="float" office:value="2281.55" calcext:value-type="float">
            <text:p>2281.55</text:p>
          </table:table-cell>
          <table:table-cell office:value-type="float" office:value="1581.098" calcext:value-type="float">
            <text:p>1581.098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20 20.019</text:p>
          </table:table-cell>
          <table:table-cell office:value-type="float" office:value="246.2" calcext:value-type="float">
            <text:p>246.2</text:p>
          </table:table-cell>
          <table:table-cell office:value-type="float" office:value="9.35" calcext:value-type="float">
            <text:p>9.35</text:p>
          </table:table-cell>
          <table:table-cell office:value-type="float" office:value="2289" calcext:value-type="float">
            <text:p>2289</text:p>
          </table:table-cell>
          <table:table-cell office:value-type="float" office:value="21292" calcext:value-type="float">
            <text:p>21292</text:p>
          </table:table-cell>
          <table:table-cell office:value-type="float" office:value="50" calcext:value-type="float">
            <text:p>50</text:p>
          </table:table-cell>
          <table:table-cell office:value-type="float" office:value="0.99" calcext:value-type="float">
            <text:p>0.99</text:p>
          </table:table-cell>
          <table:table-cell office:value-type="float" office:value="2294.9" calcext:value-type="float">
            <text:p>2294.9</text:p>
          </table:table-cell>
          <table:table-cell office:value-type="float" office:value="2272.72" calcext:value-type="float">
            <text:p>2272.72</text:p>
          </table:table-cell>
          <table:table-cell office:value-type="float" office:value="2278.95" calcext:value-type="float">
            <text:p>2278.95</text:p>
          </table:table-cell>
          <table:table-cell office:value-type="float" office:value="2285.09" calcext:value-type="float">
            <text:p>2285.09</text:p>
          </table:table-cell>
          <table:table-cell office:value-type="float" office:value="2262.93" calcext:value-type="float">
            <text:p>2262.93</text:p>
          </table:table-cell>
          <table:table-cell office:value-type="float" office:value="2024.043" calcext:value-type="float">
            <text:p>2024.043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30 19.995</text:p>
          </table:table-cell>
          <table:table-cell office:value-type="float" office:value="248.4" calcext:value-type="float">
            <text:p>248.4</text:p>
          </table:table-cell>
          <table:table-cell office:value-type="float" office:value="1.3" calcext:value-type="float">
            <text:p>1.3</text:p>
          </table:table-cell>
          <table:table-cell office:value-type="float" office:value="213" calcext:value-type="float">
            <text:p>213</text:p>
          </table:table-cell>
          <table:table-cell office:value-type="float" office:value="21668" calcext:value-type="float">
            <text:p>21668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322.4" calcext:value-type="float">
            <text:p>2322.4</text:p>
          </table:table-cell>
          <table:table-cell office:value-type="float" office:value="2194.38" calcext:value-type="float">
            <text:p>2194.38</text:p>
          </table:table-cell>
          <table:table-cell office:value-type="float" office:value="213.13" calcext:value-type="float">
            <text:p>213.13</text:p>
          </table:table-cell>
          <table:table-cell office:value-type="float" office:value="2313.14" calcext:value-type="float">
            <text:p>2313.14</text:p>
          </table:table-cell>
          <table:table-cell office:value-type="float" office:value="2184.69" calcext:value-type="float">
            <text:p>2184.69</text:p>
          </table:table-cell>
          <table:table-cell office:value-type="float" office:value="2096.571" calcext:value-type="float">
            <text:p>2096.571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40 20.002</text:p>
          </table:table-cell>
          <table:table-cell office:value-type="float" office:value="250.2" calcext:value-type="float">
            <text:p>250.2</text:p>
          </table:table-cell>
          <table:table-cell office:value-type="float" office:value="1.28" calcext:value-type="float">
            <text:p>1.28</text:p>
          </table:table-cell>
          <table:table-cell office:value-type="float" office:value="211.9" calcext:value-type="float">
            <text:p>211.9</text:p>
          </table:table-cell>
          <table:table-cell office:value-type="float" office:value="21703" calcext:value-type="float">
            <text:p>21703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7.5" calcext:value-type="float">
            <text:p>217.5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7.69" calcext:value-type="float">
            <text:p>217.69</text:p>
          </table:table-cell>
          <table:table-cell office:value-type="float" office:value="210.11" calcext:value-type="float">
            <text:p>210.11</text:p>
          </table:table-cell>
          <table:table-cell office:value-type="float" office:value="886.651" calcext:value-type="float">
            <text:p>886.651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8 50 20.014</text:p>
          </table:table-cell>
          <table:table-cell office:value-type="float" office:value="248" calcext:value-type="float">
            <text:p>248</text:p>
          </table:table-cell>
          <table:table-cell office:value-type="float" office:value="1.3" calcext:value-type="float">
            <text:p>1.3</text:p>
          </table:table-cell>
          <table:table-cell office:value-type="float" office:value="213.2" calcext:value-type="float">
            <text:p>213.2</text:p>
          </table:table-cell>
          <table:table-cell office:value-type="float" office:value="21738" calcext:value-type="float">
            <text:p>21738</text:p>
          </table:table-cell>
          <table:table-cell office:value-type="float" office:value="49.9" calcext:value-type="float">
            <text:p>49.9</text:p>
          </table:table-cell>
          <table:table-cell office:value-type="float" office:value="0.66" calcext:value-type="float">
            <text:p>0.66</text:p>
          </table:table-cell>
          <table:table-cell office:value-type="float" office:value="213.2" calcext:value-type="float">
            <text:p>213.2</text:p>
          </table:table-cell>
          <table:table-cell office:value-type="float" office:value="209.31" calcext:value-type="float">
            <text:p>209.31</text:p>
          </table:table-cell>
          <table:table-cell table:number-columns-repeated="2" office:value-type="float" office:value="212.78" calcext:value-type="float">
            <text:p>212.78</text:p>
          </table:table-cell>
          <table:table-cell office:value-type="float" office:value="208.35" calcext:value-type="float">
            <text:p>208.35</text:p>
          </table:table-cell>
          <table:table-cell office:value-type="float" office:value="452.15" calcext:value-type="float">
            <text:p>452.15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00 19.984</text:p>
          </table:table-cell>
          <table:table-cell office:value-type="float" office:value="250.7" calcext:value-type="float">
            <text:p>250.7</text:p>
          </table:table-cell>
          <table:table-cell office:value-type="float" office:value="1.26" calcext:value-type="float">
            <text:p>1.26</text:p>
          </table:table-cell>
          <table:table-cell office:value-type="float" office:value="209.9" calcext:value-type="float">
            <text:p>209.9</text:p>
          </table:table-cell>
          <table:table-cell office:value-type="float" office:value="21773" calcext:value-type="float">
            <text:p>21773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10.5" calcext:value-type="float">
            <text:p>210.5</text:p>
          </table:table-cell>
          <table:table-cell office:value-type="float" office:value="209.52" calcext:value-type="float">
            <text:p>209.52</text:p>
          </table:table-cell>
          <table:table-cell table:number-columns-repeated="2" office:value-type="float" office:value="211.64" calcext:value-type="float">
            <text:p>211.64</text:p>
          </table:table-cell>
          <table:table-cell office:value-type="float" office:value="209.11" calcext:value-type="float">
            <text:p>209.11</text:p>
          </table:table-cell>
          <table:table-cell office:value-type="float" office:value="296.536" calcext:value-type="float">
            <text:p>296.536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10 20.021</text:p>
          </table:table-cell>
          <table:table-cell office:value-type="float" office:value="248.8" calcext:value-type="float">
            <text:p>248.8</text:p>
          </table:table-cell>
          <table:table-cell office:value-type="float" office:value="1.28" calcext:value-type="float">
            <text:p>1.28</text:p>
          </table:table-cell>
          <table:table-cell office:value-type="float" office:value="209.8" calcext:value-type="float">
            <text:p>209.8</text:p>
          </table:table-cell>
          <table:table-cell office:value-type="float" office:value="21808" calcext:value-type="float">
            <text:p>21808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5.6" calcext:value-type="float">
            <text:p>215.6</text:p>
          </table:table-cell>
          <table:table-cell office:value-type="float" office:value="210.33" calcext:value-type="float">
            <text:p>210.33</text:p>
          </table:table-cell>
          <table:table-cell office:value-type="float" office:value="210.19" calcext:value-type="float">
            <text:p>210.19</text:p>
          </table:table-cell>
          <table:table-cell office:value-type="float" office:value="215.2" calcext:value-type="float">
            <text:p>215.2</text:p>
          </table:table-cell>
          <table:table-cell office:value-type="float" office:value="209.49" calcext:value-type="float">
            <text:p>209.49</text:p>
          </table:table-cell>
          <table:table-cell office:value-type="float" office:value="241.28" calcext:value-type="float">
            <text:p>241.28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20 20.011</text:p>
          </table:table-cell>
          <table:table-cell office:value-type="float" office:value="246.3" calcext:value-type="float">
            <text:p>246.3</text:p>
          </table:table-cell>
          <table:table-cell office:value-type="float" office:value="1.33" calcext:value-type="float">
            <text:p>1.33</text:p>
          </table:table-cell>
          <table:table-cell office:value-type="float" office:value="235.7" calcext:value-type="float">
            <text:p>235.7</text:p>
          </table:table-cell>
          <table:table-cell office:value-type="float" office:value="21845" calcext:value-type="float">
            <text:p>21845</text:p>
          </table:table-cell>
          <table:table-cell office:value-type="float" office:value="49.9" calcext:value-type="float">
            <text:p>49.9</text:p>
          </table:table-cell>
          <table:table-cell office:value-type="float" office:value="0.72" calcext:value-type="float">
            <text:p>0.72</text:p>
          </table:table-cell>
          <table:table-cell office:value-type="float" office:value="236.5" calcext:value-type="float">
            <text:p>236.5</text:p>
          </table:table-cell>
          <table:table-cell office:value-type="float" office:value="222.3" calcext:value-type="float">
            <text:p>222.3</text:p>
          </table:table-cell>
          <table:table-cell office:value-type="float" office:value="235.86" calcext:value-type="float">
            <text:p>235.86</text:p>
          </table:table-cell>
          <table:table-cell office:value-type="float" office:value="237.2" calcext:value-type="float">
            <text:p>237.2</text:p>
          </table:table-cell>
          <table:table-cell office:value-type="float" office:value="222.22" calcext:value-type="float">
            <text:p>222.22</text:p>
          </table:table-cell>
          <table:table-cell office:value-type="float" office:value="231.06" calcext:value-type="float">
            <text:p>231.06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30 20.014</text:p>
          </table:table-cell>
          <table:table-cell office:value-type="float" office:value="244.5" calcext:value-type="float">
            <text:p>244.5</text:p>
          </table:table-cell>
          <table:table-cell office:value-type="float" office:value="1.35" calcext:value-type="float">
            <text:p>1.35</text:p>
          </table:table-cell>
          <table:table-cell office:value-type="float" office:value="221.6" calcext:value-type="float">
            <text:p>221.6</text:p>
          </table:table-cell>
          <table:table-cell office:value-type="float" office:value="21882" calcext:value-type="float">
            <text:p>21882</text:p>
          </table:table-cell>
          <table:table-cell office:value-type="float" office:value="50" calcext:value-type="float">
            <text:p>50</text:p>
          </table:table-cell>
          <table:table-cell office:value-type="float" office:value="0.67" calcext:value-type="float">
            <text:p>0.67</text:p>
          </table:table-cell>
          <table:table-cell office:value-type="float" office:value="237.2" calcext:value-type="float">
            <text:p>237.2</text:p>
          </table:table-cell>
          <table:table-cell office:value-type="float" office:value="217.25" calcext:value-type="float">
            <text:p>217.25</text:p>
          </table:table-cell>
          <table:table-cell office:value-type="float" office:value="221.15" calcext:value-type="float">
            <text:p>221.15</text:p>
          </table:table-cell>
          <table:table-cell office:value-type="float" office:value="237.73" calcext:value-type="float">
            <text:p>237.73</text:p>
          </table:table-cell>
          <table:table-cell office:value-type="float" office:value="217.95" calcext:value-type="float">
            <text:p>217.95</text:p>
          </table:table-cell>
          <table:table-cell office:value-type="float" office:value="221.246" calcext:value-type="float">
            <text:p>221.246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40 20.019</text:p>
          </table:table-cell>
          <table:table-cell office:value-type="float" office:value="245.2" calcext:value-type="float">
            <text:p>245.2</text:p>
          </table:table-cell>
          <table:table-cell office:value-type="float" office:value="1.28" calcext:value-type="float">
            <text:p>1.28</text:p>
          </table:table-cell>
          <table:table-cell office:value-type="float" office:value="212.4" calcext:value-type="float">
            <text:p>212.4</text:p>
          </table:table-cell>
          <table:table-cell office:value-type="float" office:value="21918" calcext:value-type="float">
            <text:p>21918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office:value-type="float" office:value="224.8" calcext:value-type="float">
            <text:p>224.8</text:p>
          </table:table-cell>
          <table:table-cell office:value-type="float" office:value="214.83" calcext:value-type="float">
            <text:p>214.83</text:p>
          </table:table-cell>
          <table:table-cell office:value-type="float" office:value="213.42" calcext:value-type="float">
            <text:p>213.42</text:p>
          </table:table-cell>
          <table:table-cell office:value-type="float" office:value="223.97" calcext:value-type="float">
            <text:p>223.97</text:p>
          </table:table-cell>
          <table:table-cell office:value-type="float" office:value="213.98" calcext:value-type="float">
            <text:p>213.98</text:p>
          </table:table-cell>
          <table:table-cell office:value-type="float" office:value="216.774" calcext:value-type="float">
            <text:p>216.774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19 50 20.020</text:p>
          </table:table-cell>
          <table:table-cell office:value-type="float" office:value="243.5" calcext:value-type="float">
            <text:p>243.5</text:p>
          </table:table-cell>
          <table:table-cell office:value-type="float" office:value="1.27" calcext:value-type="float">
            <text:p>1.27</text:p>
          </table:table-cell>
          <table:table-cell office:value-type="float" office:value="209.4" calcext:value-type="float">
            <text:p>209.4</text:p>
          </table:table-cell>
          <table:table-cell office:value-type="float" office:value="21953" calcext:value-type="float">
            <text:p>21953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23.2" calcext:value-type="float">
            <text:p>223.2</text:p>
          </table:table-cell>
          <table:table-cell office:value-type="float" office:value="211.72" calcext:value-type="float">
            <text:p>211.72</text:p>
          </table:table-cell>
          <table:table-cell office:value-type="float" office:value="210.29" calcext:value-type="float">
            <text:p>210.29</text:p>
          </table:table-cell>
          <table:table-cell office:value-type="float" office:value="222.87" calcext:value-type="float">
            <text:p>222.87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3.494" calcext:value-type="float">
            <text:p>213.494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20 00 20.008</text:p>
          </table:table-cell>
          <table:table-cell office:value-type="float" office:value="247.9" calcext:value-type="float">
            <text:p>247.9</text:p>
          </table:table-cell>
          <table:table-cell office:value-type="float" office:value="1.25" calcext:value-type="float">
            <text:p>1.25</text:p>
          </table:table-cell>
          <table:table-cell office:value-type="float" office:value="210.6" calcext:value-type="float">
            <text:p>210.6</text:p>
          </table:table-cell>
          <table:table-cell office:value-type="float" office:value="21988" calcext:value-type="float">
            <text:p>21988</text:p>
          </table:table-cell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  <table:table-cell office:value-type="float" office:value="211.6" calcext:value-type="float">
            <text:p>211.6</text:p>
          </table:table-cell>
          <table:table-cell office:value-type="float" office:value="210.31" calcext:value-type="float">
            <text:p>210.31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2.45" calcext:value-type="float">
            <text:p>212.45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1.532" calcext:value-type="float">
            <text:p>211.532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5 20 10 20.013</text:p>
          </table:table-cell>
          <table:table-cell office:value-type="float" office:value="246.7" calcext:value-type="float">
            <text:p>246.7</text:p>
          </table:table-cell>
          <table:table-cell office:value-type="float" office:value="1.26" calcext:value-type="float">
            <text:p>1.26</text:p>
          </table:table-cell>
          <table:table-cell office:value-type="float" office:value="210.6" calcext:value-type="float">
            <text:p>210.6</text:p>
          </table:table-cell>
          <table:table-cell office:value-type="float" office:value="22023" calcext:value-type="float">
            <text:p>22023</text:p>
          </table:table-cell>
          <table:table-cell office:value-type="float" office:value="49.9" calcext:value-type="float">
            <text:p>49.9</text:p>
          </table:table-cell>
          <table:table-cell office:value-type="float" office:value="0.68" calcext:value-type="float">
            <text:p>0.68</text:p>
          </table:table-cell>
          <table:table-cell office:value-type="float" office:value="216.1" calcext:value-type="float">
            <text:p>216.1</text:p>
          </table:table-cell>
          <table:table-cell office:value-type="float" office:value="211.23" calcext:value-type="float">
            <text:p>211.23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7.08" calcext:value-type="float">
            <text:p>217.08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213" calcext:value-type="float">
            <text:p>211.213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20 20 20.012</text:p>
          </table:table-cell>
          <table:table-cell office:value-type="float" office:value="248.1" calcext:value-type="float">
            <text:p>248.1</text:p>
          </table:table-cell>
          <table:table-cell office:value-type="float" office:value="0.14" calcext:value-type="float">
            <text:p>0.14</text:p>
          </table:table-cell>
          <table:table-cell office:value-type="float" office:value="20.3" calcext:value-type="float">
            <text:p>20.3</text:p>
          </table:table-cell>
          <table:table-cell office:value-type="float" office:value="22047" calcext:value-type="float">
            <text:p>22047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24" calcext:value-type="float">
            <text:p>224</text:p>
          </table:table-cell>
          <table:table-cell office:value-type="float" office:value="137.4" calcext:value-type="float">
            <text:p>137.4</text:p>
          </table:table-cell>
          <table:table-cell office:value-type="float" office:value="20.49" calcext:value-type="float">
            <text:p>20.49</text:p>
          </table:table-cell>
          <table:table-cell office:value-type="float" office:value="223.14" calcext:value-type="float">
            <text:p>223.14</text:p>
          </table:table-cell>
          <table:table-cell office:value-type="float" office:value="137.25" calcext:value-type="float">
            <text:p>137.25</text:p>
          </table:table-cell>
          <table:table-cell office:value-type="float" office:value="150.464" calcext:value-type="float">
            <text:p>150.464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20 30 20.012</text:p>
          </table:table-cell>
          <table:table-cell office:value-type="float" office:value="243.7" calcext:value-type="float">
            <text:p>243.7</text:p>
          </table:table-cell>
          <table:table-cell office:value-type="float" office:value="0.14" calcext:value-type="float">
            <text:p>0.14</text:p>
          </table:table-cell>
          <table:table-cell office:value-type="float" office:value="20.2" calcext:value-type="float">
            <text:p>20.2</text:p>
          </table:table-cell>
          <table:table-cell office:value-type="float" office:value="22051" calcext:value-type="float">
            <text:p>2205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.6" calcext:value-type="float">
            <text:p>20.6</text:p>
          </table:table-cell>
          <table:table-cell office:value-type="float" office:value="20.34" calcext:value-type="float">
            <text:p>20.34</text:p>
          </table:table-cell>
          <table:table-cell office:value-type="float" office:value="20.47" calcext:value-type="float">
            <text:p>20.47</text:p>
          </table:table-cell>
          <table:table-cell office:value-type="float" office:value="20.89" calcext:value-type="float">
            <text:p>20.89</text:p>
          </table:table-cell>
          <table:table-cell office:value-type="float" office:value="20.49" calcext:value-type="float">
            <text:p>20.49</text:p>
          </table:table-cell>
          <table:table-cell office:value-type="float" office:value="66.983" calcext:value-type="float">
            <text:p>66.983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5 22 00 20.020</text:p>
          </table:table-cell>
          <table:table-cell office:value-type="float" office:value="246.3" calcext:value-type="float">
            <text:p>246.3</text:p>
          </table:table-cell>
          <table:table-cell office:value-type="float" office:value="0.14" calcext:value-type="float">
            <text:p>0.14</text:p>
          </table:table-cell>
          <table:table-cell office:value-type="float" office:value="20.7" calcext:value-type="float">
            <text:p>20.7</text:p>
          </table:table-cell>
          <table:table-cell office:value-type="float" office:value="22082" calcext:value-type="float">
            <text:p>2208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office:value-type="float" office:value="20.78" calcext:value-type="float">
            <text:p>20.78</text:p>
          </table:table-cell>
          <table:table-cell office:value-type="float" office:value="20.69" calcext:value-type="float">
            <text:p>20.69</text:p>
          </table:table-cell>
          <table:table-cell office:value-type="float" office:value="21.42" calcext:value-type="float">
            <text:p>21.42</text:p>
          </table:table-cell>
          <table:table-cell office:value-type="float" office:value="20.91" calcext:value-type="float">
            <text:p>20.91</text:p>
          </table:table-cell>
          <table:table-cell office:value-type="float" office:value="20.885" calcext:value-type="float">
            <text:p>20.88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00 00 20.021</text:p>
          </table:table-cell>
          <table:table-cell office:value-type="float" office:value="250" calcext:value-type="float">
            <text:p>250</text:p>
          </table:table-cell>
          <table:table-cell office:value-type="float" office:value="0.14" calcext:value-type="float">
            <text:p>0.14</text:p>
          </table:table-cell>
          <table:table-cell office:value-type="float" office:value="20.9" calcext:value-type="float">
            <text:p>20.9</text:p>
          </table:table-cell>
          <table:table-cell office:value-type="float" office:value="22124" calcext:value-type="float">
            <text:p>22124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1.4" calcext:value-type="float">
            <text:p>21.4</text:p>
          </table:table-cell>
          <table:table-cell office:value-type="float" office:value="20.96" calcext:value-type="float">
            <text:p>20.96</text:p>
          </table:table-cell>
          <table:table-cell office:value-type="float" office:value="21.35" calcext:value-type="float">
            <text:p>21.35</text:p>
          </table:table-cell>
          <table:table-cell office:value-type="float" office:value="21.66" calcext:value-type="float">
            <text:p>21.66</text:p>
          </table:table-cell>
          <table:table-cell office:value-type="float" office:value="21.09" calcext:value-type="float">
            <text:p>21.09</text:p>
          </table:table-cell>
          <table:table-cell office:value-type="float" office:value="20.967" calcext:value-type="float">
            <text:p>20.96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02 00 20.002</text:p>
          </table:table-cell>
          <table:table-cell office:value-type="float" office:value="250.2" calcext:value-type="float">
            <text:p>250.2</text:p>
          </table:table-cell>
          <table:table-cell office:value-type="float" office:value="0.14" calcext:value-type="float">
            <text:p>0.14</text:p>
          </table:table-cell>
          <table:table-cell office:value-type="float" office:value="20.8" calcext:value-type="float">
            <text:p>20.8</text:p>
          </table:table-cell>
          <table:table-cell office:value-type="float" office:value="22166" calcext:value-type="float">
            <text:p>22166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1.4" calcext:value-type="float">
            <text:p>21.4</text:p>
          </table:table-cell>
          <table:table-cell office:value-type="float" office:value="20.91" calcext:value-type="float">
            <text:p>20.91</text:p>
          </table:table-cell>
          <table:table-cell office:value-type="float" office:value="21.37" calcext:value-type="float">
            <text:p>21.37</text:p>
          </table:table-cell>
          <table:table-cell office:value-type="float" office:value="21.7" calcext:value-type="float">
            <text:p>21.7</text:p>
          </table:table-cell>
          <table:table-cell office:value-type="float" office:value="21.14" calcext:value-type="float">
            <text:p>21.14</text:p>
          </table:table-cell>
          <table:table-cell office:value-type="float" office:value="20.981" calcext:value-type="float">
            <text:p>20.981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04 00 19.998</text:p>
          </table:table-cell>
          <table:table-cell office:value-type="float" office:value="250.6" calcext:value-type="float">
            <text:p>250.6</text:p>
          </table:table-cell>
          <table:table-cell office:value-type="float" office:value="0.14" calcext:value-type="float">
            <text:p>0.14</text:p>
          </table:table-cell>
          <table:table-cell office:value-type="float" office:value="20.9" calcext:value-type="float">
            <text:p>20.9</text:p>
          </table:table-cell>
          <table:table-cell office:value-type="float" office:value="22208" calcext:value-type="float">
            <text:p>22208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21.4" calcext:value-type="float">
            <text:p>21.4</text:p>
          </table:table-cell>
          <table:table-cell office:value-type="float" office:value="21" calcext:value-type="float">
            <text:p>21</text:p>
          </table:table-cell>
          <table:table-cell office:value-type="float" office:value="21.05" calcext:value-type="float">
            <text:p>21.05</text:p>
          </table:table-cell>
          <table:table-cell office:value-type="float" office:value="21.78" calcext:value-type="float">
            <text:p>21.78</text:p>
          </table:table-cell>
          <table:table-cell office:value-type="float" office:value="21.23" calcext:value-type="float">
            <text:p>21.23</text:p>
          </table:table-cell>
          <table:table-cell office:value-type="float" office:value="21.015" calcext:value-type="float">
            <text:p>21.01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06 00 20.022</text:p>
          </table:table-cell>
          <table:table-cell office:value-type="float" office:value="245.3" calcext:value-type="float">
            <text:p>245.3</text:p>
          </table:table-cell>
          <table:table-cell office:value-type="float" office:value="0.14" calcext:value-type="float">
            <text:p>0.14</text:p>
          </table:table-cell>
          <table:table-cell office:value-type="float" office:value="20.5" calcext:value-type="float">
            <text:p>20.5</text:p>
          </table:table-cell>
          <table:table-cell office:value-type="float" office:value="22250" calcext:value-type="float">
            <text:p>22250</text:p>
          </table:table-cell>
          <table:table-cell office:value-type="float" office:value="50.1" calcext:value-type="float">
            <text:p>50.1</text:p>
          </table:table-cell>
          <table:table-cell office:value-type="float" office:value="0.61" calcext:value-type="float">
            <text:p>0.61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20.95" calcext:value-type="float">
            <text:p>20.95</text:p>
          </table:table-cell>
          <table:table-cell office:value-type="float" office:value="21.46" calcext:value-type="float">
            <text:p>21.46</text:p>
          </table:table-cell>
          <table:table-cell office:value-type="float" office:value="21.13" calcext:value-type="float">
            <text:p>21.13</text:p>
          </table:table-cell>
          <table:table-cell office:value-type="float" office:value="20.838" calcext:value-type="float">
            <text:p>20.83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08 00 20.010</text:p>
          </table:table-cell>
          <table:table-cell office:value-type="float" office:value="250.4" calcext:value-type="float">
            <text:p>250.4</text:p>
          </table:table-cell>
          <table:table-cell office:value-type="float" office:value="0.14" calcext:value-type="float">
            <text:p>0.14</text:p>
          </table:table-cell>
          <table:table-cell office:value-type="float" office:value="20.9" calcext:value-type="float">
            <text:p>20.9</text:p>
          </table:table-cell>
          <table:table-cell office:value-type="float" office:value="22292" calcext:value-type="float">
            <text:p>2229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1.5" calcext:value-type="float">
            <text:p>21.5</text:p>
          </table:table-cell>
          <table:table-cell office:value-type="float" office:value="20.98" calcext:value-type="float">
            <text:p>20.98</text:p>
          </table:table-cell>
          <table:table-cell office:value-type="float" office:value="21.03" calcext:value-type="float">
            <text:p>21.0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09" calcext:value-type="float">
            <text:p>21.09</text:p>
          </table:table-cell>
          <table:table-cell office:value-type="float" office:value="20.937" calcext:value-type="float">
            <text:p>20.9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10 00 20.006</text:p>
          </table:table-cell>
          <table:table-cell office:value-type="float" office:value="244.8" calcext:value-type="float">
            <text:p>244.8</text:p>
          </table:table-cell>
          <table:table-cell office:value-type="float" office:value="0.14" calcext:value-type="float">
            <text:p>0.14</text:p>
          </table:table-cell>
          <table:table-cell office:value-type="float" office:value="20.4" calcext:value-type="float">
            <text:p>20.4</text:p>
          </table:table-cell>
          <table:table-cell office:value-type="float" office:value="22333" calcext:value-type="float">
            <text:p>22333</text:p>
          </table:table-cell>
          <table:table-cell office:value-type="float" office:value="50.1" calcext:value-type="float">
            <text:p>50.1</text:p>
          </table:table-cell>
          <table:table-cell office:value-type="float" office:value="0.58" calcext:value-type="float">
            <text:p>0.58</text:p>
          </table:table-cell>
          <table:table-cell office:value-type="float" office:value="21.3" calcext:value-type="float">
            <text:p>21.3</text:p>
          </table:table-cell>
          <table:table-cell office:value-type="float" office:value="20.79" calcext:value-type="float">
            <text:p>20.79</text:p>
          </table:table-cell>
          <table:table-cell office:value-type="float" office:value="19.88" calcext:value-type="float">
            <text:p>19.88</text:p>
          </table:table-cell>
          <table:table-cell office:value-type="float" office:value="21.56" calcext:value-type="float">
            <text:p>21.56</text:p>
          </table:table-cell>
          <table:table-cell office:value-type="float" office:value="20.77" calcext:value-type="float">
            <text:p>20.77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12 00 20.021</text:p>
          </table:table-cell>
          <table:table-cell office:value-type="float" office:value="243.1" calcext:value-type="float">
            <text:p>243.1</text:p>
          </table:table-cell>
          <table:table-cell office:value-type="float" office:value="0.14" calcext:value-type="float">
            <text:p>0.14</text:p>
          </table:table-cell>
          <table:table-cell office:value-type="float" office:value="20.3" calcext:value-type="float">
            <text:p>20.3</text:p>
          </table:table-cell>
          <table:table-cell office:value-type="float" office:value="22374" calcext:value-type="float">
            <text:p>22374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21.1" calcext:value-type="float">
            <text:p>21.1</text:p>
          </table:table-cell>
          <table:table-cell office:value-type="float" office:value="20.59" calcext:value-type="float">
            <text:p>20.59</text:p>
          </table:table-cell>
          <table:table-cell office:value-type="float" office:value="19.74" calcext:value-type="float">
            <text:p>19.74</text:p>
          </table:table-cell>
          <table:table-cell office:value-type="float" office:value="21.56" calcext:value-type="float">
            <text:p>21.56</text:p>
          </table:table-cell>
          <table:table-cell office:value-type="float" office:value="20.22" calcext:value-type="float">
            <text:p>20.22</text:p>
          </table:table-cell>
          <table:table-cell office:value-type="float" office:value="20.559" calcext:value-type="float">
            <text:p>20.55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14 00 20.002</text:p>
          </table:table-cell>
          <table:table-cell office:value-type="float" office:value="244.6" calcext:value-type="float">
            <text:p>244.6</text:p>
          </table:table-cell>
          <table:table-cell office:value-type="float" office:value="0.14" calcext:value-type="float">
            <text:p>0.14</text:p>
          </table:table-cell>
          <table:table-cell office:value-type="float" office:value="20.4" calcext:value-type="float">
            <text:p>20.4</text:p>
          </table:table-cell>
          <table:table-cell office:value-type="float" office:value="22415" calcext:value-type="float">
            <text:p>2241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1" calcext:value-type="float">
            <text:p>21</text:p>
          </table:table-cell>
          <table:table-cell office:value-type="float" office:value="20.47" calcext:value-type="float">
            <text:p>20.47</text:p>
          </table:table-cell>
          <table:table-cell office:value-type="float" office:value="20.2" calcext:value-type="float">
            <text:p>20.2</text:p>
          </table:table-cell>
          <table:table-cell office:value-type="float" office:value="21.18" calcext:value-type="float">
            <text:p>21.18</text:p>
          </table:table-cell>
          <table:table-cell office:value-type="float" office:value="20.2" calcext:value-type="float">
            <text:p>20.2</text:p>
          </table:table-cell>
          <table:table-cell office:value-type="float" office:value="20.466" calcext:value-type="float">
            <text:p>20.4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16 00 20.021</text:p>
          </table:table-cell>
          <table:table-cell office:value-type="float" office:value="245.6" calcext:value-type="float">
            <text:p>245.6</text:p>
          </table:table-cell>
          <table:table-cell office:value-type="float" office:value="0.14" calcext:value-type="float">
            <text:p>0.14</text:p>
          </table:table-cell>
          <table:table-cell office:value-type="float" office:value="20.4" calcext:value-type="float">
            <text:p>20.4</text:p>
          </table:table-cell>
          <table:table-cell office:value-type="float" office:value="22456" calcext:value-type="float">
            <text:p>22456</text:p>
          </table:table-cell>
          <table:table-cell office:value-type="float" office:value="49.8" calcext:value-type="float">
            <text:p>49.8</text:p>
          </table:table-cell>
          <table:table-cell office:value-type="float" office:value="0.61" calcext:value-type="float">
            <text:p>0.61</text:p>
          </table:table-cell>
          <table:table-cell office:value-type="float" office:value="21" calcext:value-type="float">
            <text:p>21</text:p>
          </table:table-cell>
          <table:table-cell office:value-type="float" office:value="20.42" calcext:value-type="float">
            <text:p>20.42</text:p>
          </table:table-cell>
          <table:table-cell office:value-type="float" office:value="20.97" calcext:value-type="float">
            <text:p>20.97</text:p>
          </table:table-cell>
          <table:table-cell office:value-type="float" office:value="21.15" calcext:value-type="float">
            <text:p>21.15</text:p>
          </table:table-cell>
          <table:table-cell office:value-type="float" office:value="20.43" calcext:value-type="float">
            <text:p>20.43</text:p>
          </table:table-cell>
          <table:table-cell office:value-type="float" office:value="20.522" calcext:value-type="float">
            <text:p>20.52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18 00 20.004</text:p>
          </table:table-cell>
          <table:table-cell office:value-type="float" office:value="245.6" calcext:value-type="float">
            <text:p>245.6</text:p>
          </table:table-cell>
          <table:table-cell office:value-type="float" office:value="0.14" calcext:value-type="float">
            <text:p>0.14</text:p>
          </table:table-cell>
          <table:table-cell office:value-type="float" office:value="20.3" calcext:value-type="float">
            <text:p>20.3</text:p>
          </table:table-cell>
          <table:table-cell office:value-type="float" office:value="22497" calcext:value-type="float">
            <text:p>2249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office:value-type="float" office:value="20.53" calcext:value-type="float">
            <text:p>20.53</text:p>
          </table:table-cell>
          <table:table-cell office:value-type="float" office:value="20.63" calcext:value-type="float">
            <text:p>20.63</text:p>
          </table:table-cell>
          <table:table-cell office:value-type="float" office:value="21.26" calcext:value-type="float">
            <text:p>21.26</text:p>
          </table:table-cell>
          <table:table-cell office:value-type="float" office:value="20.8" calcext:value-type="float">
            <text:p>20.8</text:p>
          </table:table-cell>
          <table:table-cell office:value-type="float" office:value="20.559" calcext:value-type="float">
            <text:p>20.55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20 00 20.023</text:p>
          </table:table-cell>
          <table:table-cell office:value-type="float" office:value="249.5" calcext:value-type="float">
            <text:p>249.5</text:p>
          </table:table-cell>
          <table:table-cell office:value-type="float" office:value="0.14" calcext:value-type="float">
            <text:p>0.14</text:p>
          </table:table-cell>
          <table:table-cell office:value-type="float" office:value="20.6" calcext:value-type="float">
            <text:p>20.6</text:p>
          </table:table-cell>
          <table:table-cell office:value-type="float" office:value="22539" calcext:value-type="float">
            <text:p>22539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1.1" calcext:value-type="float">
            <text:p>21.1</text:p>
          </table:table-cell>
          <table:table-cell office:value-type="float" office:value="20.64" calcext:value-type="float">
            <text:p>20.64</text:p>
          </table:table-cell>
          <table:table-cell office:value-type="float" office:value="20.96" calcext:value-type="float">
            <text:p>20.96</text:p>
          </table:table-cell>
          <table:table-cell office:value-type="float" office:value="21.41" calcext:value-type="float">
            <text:p>21.41</text:p>
          </table:table-cell>
          <table:table-cell office:value-type="float" office:value="20.68" calcext:value-type="float">
            <text:p>20.68</text:p>
          </table:table-cell>
          <table:table-cell office:value-type="float" office:value="20.786" calcext:value-type="float">
            <text:p>20.786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6 22 00 20.018</text:p>
          </table:table-cell>
          <table:table-cell office:value-type="float" office:value="246.9" calcext:value-type="float">
            <text:p>246.9</text:p>
          </table:table-cell>
          <table:table-cell office:value-type="float" office:value="0.14" calcext:value-type="float">
            <text:p>0.14</text:p>
          </table:table-cell>
          <table:table-cell office:value-type="float" office:value="20.6" calcext:value-type="float">
            <text:p>20.6</text:p>
          </table:table-cell>
          <table:table-cell office:value-type="float" office:value="22580" calcext:value-type="float">
            <text:p>22580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1.1" calcext:value-type="float">
            <text:p>21.1</text:p>
          </table:table-cell>
          <table:table-cell office:value-type="float" office:value="20.76" calcext:value-type="float">
            <text:p>20.7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67" calcext:value-type="float">
            <text:p>21.67</text:p>
          </table:table-cell>
          <table:table-cell office:value-type="float" office:value="21.04" calcext:value-type="float">
            <text:p>21.04</text:p>
          </table:table-cell>
          <table:table-cell office:value-type="float" office:value="20.689" calcext:value-type="float">
            <text:p>20.689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00 00 20.014</text:p>
          </table:table-cell>
          <table:table-cell office:value-type="float" office:value="247.8" calcext:value-type="float">
            <text:p>247.8</text:p>
          </table:table-cell>
          <table:table-cell office:value-type="float" office:value="0.14" calcext:value-type="float">
            <text:p>0.14</text:p>
          </table:table-cell>
          <table:table-cell office:value-type="float" office:value="20.5" calcext:value-type="float">
            <text:p>20.5</text:p>
          </table:table-cell>
          <table:table-cell office:value-type="float" office:value="22621" calcext:value-type="float">
            <text:p>22621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21.2" calcext:value-type="float">
            <text:p>21.2</text:p>
          </table:table-cell>
          <table:table-cell office:value-type="float" office:value="20.75" calcext:value-type="float">
            <text:p>20.75</text:p>
          </table:table-cell>
          <table:table-cell office:value-type="float" office:value="21.16" calcext:value-type="float">
            <text:p>21.16</text:p>
          </table:table-cell>
          <table:table-cell office:value-type="float" office:value="21.51" calcext:value-type="float">
            <text:p>21.51</text:p>
          </table:table-cell>
          <table:table-cell office:value-type="float" office:value="21.14" calcext:value-type="float">
            <text:p>21.14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02 00 20.009</text:p>
          </table:table-cell>
          <table:table-cell office:value-type="float" office:value="248" calcext:value-type="float">
            <text:p>248</text:p>
          </table:table-cell>
          <table:table-cell office:value-type="float" office:value="0.14" calcext:value-type="float">
            <text:p>0.14</text:p>
          </table:table-cell>
          <table:table-cell office:value-type="float" office:value="20.7" calcext:value-type="float">
            <text:p>20.7</text:p>
          </table:table-cell>
          <table:table-cell office:value-type="float" office:value="22663" calcext:value-type="float">
            <text:p>22663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office:value-type="float" office:value="20.8" calcext:value-type="float">
            <text:p>20.8</text:p>
          </table:table-cell>
          <table:table-cell office:value-type="float" office:value="20.83" calcext:value-type="float">
            <text:p>20.83</text:p>
          </table:table-cell>
          <table:table-cell office:value-type="float" office:value="21.74" calcext:value-type="float">
            <text:p>21.74</text:p>
          </table:table-cell>
          <table:table-cell office:value-type="float" office:value="21.16" calcext:value-type="float">
            <text:p>21.16</text:p>
          </table:table-cell>
          <table:table-cell office:value-type="float" office:value="20.812" calcext:value-type="float">
            <text:p>20.812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04 00 19.998</text:p>
          </table:table-cell>
          <table:table-cell office:value-type="float" office:value="249.6" calcext:value-type="float">
            <text:p>249.6</text:p>
          </table:table-cell>
          <table:table-cell office:value-type="float" office:value="0.14" calcext:value-type="float">
            <text:p>0.14</text:p>
          </table:table-cell>
          <table:table-cell office:value-type="float" office:value="20.6" calcext:value-type="float">
            <text:p>20.6</text:p>
          </table:table-cell>
          <table:table-cell office:value-type="float" office:value="22705" calcext:value-type="float">
            <text:p>22705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office:value-type="float" office:value="20.81" calcext:value-type="float">
            <text:p>20.81</text:p>
          </table:table-cell>
          <table:table-cell office:value-type="float" office:value="20.97" calcext:value-type="float">
            <text:p>20.97</text:p>
          </table:table-cell>
          <table:table-cell office:value-type="float" office:value="21.77" calcext:value-type="float">
            <text:p>21.77</text:p>
          </table:table-cell>
          <table:table-cell office:value-type="float" office:value="21.15" calcext:value-type="float">
            <text:p>21.15</text:p>
          </table:table-cell>
          <table:table-cell office:value-type="float" office:value="20.782" calcext:value-type="float">
            <text:p>20.782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06 00 20.020</text:p>
          </table:table-cell>
          <table:table-cell office:value-type="float" office:value="246.9" calcext:value-type="float">
            <text:p>246.9</text:p>
          </table:table-cell>
          <table:table-cell office:value-type="float" office:value="0.14" calcext:value-type="float">
            <text:p>0.14</text:p>
          </table:table-cell>
          <table:table-cell office:value-type="float" office:value="20.4" calcext:value-type="float">
            <text:p>20.4</text:p>
          </table:table-cell>
          <table:table-cell office:value-type="float" office:value="22746" calcext:value-type="float">
            <text:p>22746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1.2" calcext:value-type="float">
            <text:p>21.2</text:p>
          </table:table-cell>
          <table:table-cell office:value-type="float" office:value="20.78" calcext:value-type="float">
            <text:p>20.78</text:p>
          </table:table-cell>
          <table:table-cell office:value-type="float" office:value="20.74" calcext:value-type="float">
            <text:p>20.74</text:p>
          </table:table-cell>
          <table:table-cell office:value-type="float" office:value="21.53" calcext:value-type="float">
            <text:p>21.53</text:p>
          </table:table-cell>
          <table:table-cell office:value-type="float" office:value="21" calcext:value-type="float">
            <text:p>21</text:p>
          </table:table-cell>
          <table:table-cell office:value-type="float" office:value="20.642" calcext:value-type="float">
            <text:p>20.6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08 00 20.017</text:p>
          </table:table-cell>
          <table:table-cell office:value-type="float" office:value="247.2" calcext:value-type="float">
            <text:p>247.2</text:p>
          </table:table-cell>
          <table:table-cell office:value-type="float" office:value="0.14" calcext:value-type="float">
            <text:p>0.14</text:p>
          </table:table-cell>
          <table:table-cell office:value-type="float" office:value="20.5" calcext:value-type="float">
            <text:p>20.5</text:p>
          </table:table-cell>
          <table:table-cell office:value-type="float" office:value="22788" calcext:value-type="float">
            <text:p>22788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21.3" calcext:value-type="float">
            <text:p>21.3</text:p>
          </table:table-cell>
          <table:table-cell office:value-type="float" office:value="20.77" calcext:value-type="float">
            <text:p>20.77</text:p>
          </table:table-cell>
          <table:table-cell office:value-type="float" office:value="21.11" calcext:value-type="float">
            <text:p>21.11</text:p>
          </table:table-cell>
          <table:table-cell office:value-type="float" office:value="21.58" calcext:value-type="float">
            <text:p>21.58</text:p>
          </table:table-cell>
          <table:table-cell office:value-type="float" office:value="21.06" calcext:value-type="float">
            <text:p>21.06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0 00 20.017</text:p>
          </table:table-cell>
          <table:table-cell office:value-type="float" office:value="246.1" calcext:value-type="float">
            <text:p>246.1</text:p>
          </table:table-cell>
          <table:table-cell office:value-type="float" office:value="0.15" calcext:value-type="float">
            <text:p>0.15</text:p>
          </table:table-cell>
          <table:table-cell office:value-type="float" office:value="20.7" calcext:value-type="float">
            <text:p>20.7</text:p>
          </table:table-cell>
          <table:table-cell office:value-type="float" office:value="22829" calcext:value-type="float">
            <text:p>22829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21.3" calcext:value-type="float">
            <text:p>21.3</text:p>
          </table:table-cell>
          <table:table-cell office:value-type="float" office:value="20.67" calcext:value-type="float">
            <text:p>20.67</text:p>
          </table:table-cell>
          <table:table-cell office:value-type="float" office:value="21.41" calcext:value-type="float">
            <text:p>21.41</text:p>
          </table:table-cell>
          <table:table-cell office:value-type="float" office:value="21.56" calcext:value-type="float">
            <text:p>21.56</text:p>
          </table:table-cell>
          <table:table-cell office:value-type="float" office:value="20.66" calcext:value-type="float">
            <text:p>20.66</text:p>
          </table:table-cell>
          <table:table-cell office:value-type="float" office:value="20.726" calcext:value-type="float">
            <text:p>20.7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2 00 20.017</text:p>
          </table:table-cell>
          <table:table-cell office:value-type="float" office:value="241.1" calcext:value-type="float">
            <text:p>241.1</text:p>
          </table:table-cell>
          <table:table-cell office:value-type="float" office:value="0.15" calcext:value-type="float">
            <text:p>0.15</text:p>
          </table:table-cell>
          <table:table-cell office:value-type="float" office:value="20.4" calcext:value-type="float">
            <text:p>20.4</text:p>
          </table:table-cell>
          <table:table-cell office:value-type="float" office:value="22870" calcext:value-type="float">
            <text:p>22870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21.1" calcext:value-type="float">
            <text:p>21.1</text:p>
          </table:table-cell>
          <table:table-cell office:value-type="float" office:value="20.59" calcext:value-type="float">
            <text:p>20.59</text:p>
          </table:table-cell>
          <table:table-cell office:value-type="float" office:value="20.98" calcext:value-type="float">
            <text:p>20.98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7" calcext:value-type="float">
            <text:p>20.47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2 50 20.002</text:p>
          </table:table-cell>
          <table:table-cell office:value-type="float" office:value="243.7" calcext:value-type="float">
            <text:p>243.7</text:p>
          </table:table-cell>
          <table:table-cell office:value-type="float" office:value="0.95" calcext:value-type="float">
            <text:p>0.95</text:p>
          </table:table-cell>
          <table:table-cell office:value-type="float" office:value="134.1" calcext:value-type="float">
            <text:p>134.1</text:p>
          </table:table-cell>
          <table:table-cell office:value-type="float" office:value="22892" calcext:value-type="float">
            <text:p>22892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35.7" calcext:value-type="float">
            <text:p>13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34.28" calcext:value-type="float">
            <text:p>134.28</text:p>
          </table:table-cell>
          <table:table-cell office:value-type="float" office:value="136.54" calcext:value-type="float">
            <text:p>136.54</text:p>
          </table:table-cell>
          <table:table-cell office:value-type="float" office:value="27.3" calcext:value-type="float">
            <text:p>27.3</text:p>
          </table:table-cell>
          <table:table-cell office:value-type="float" office:value="50.666" calcext:value-type="float">
            <text:p>50.6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3 25 20.010</text:p>
          </table:table-cell>
          <table:table-cell office:value-type="float" office:value="244.5" calcext:value-type="float">
            <text:p>244.5</text:p>
          </table:table-cell>
          <table:table-cell office:value-type="float" office:value="0.93" calcext:value-type="float">
            <text:p>0.93</text:p>
          </table:table-cell>
          <table:table-cell office:value-type="float" office:value="133.8" calcext:value-type="float">
            <text:p>133.8</text:p>
          </table:table-cell>
          <table:table-cell office:value-type="float" office:value="22913" calcext:value-type="float">
            <text:p>22913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35.1" calcext:value-type="float">
            <text:p>135.1</text:p>
          </table:table-cell>
          <table:table-cell office:value-type="float" office:value="34.88" calcext:value-type="float">
            <text:p>34.88</text:p>
          </table:table-cell>
          <table:table-cell office:value-type="float" office:value="134.16" calcext:value-type="float">
            <text:p>134.16</text:p>
          </table:table-cell>
          <table:table-cell office:value-type="float" office:value="135.54" calcext:value-type="float">
            <text:p>135.54</text:p>
          </table:table-cell>
          <table:table-cell office:value-type="float" office:value="34.65" calcext:value-type="float">
            <text:p>34.65</text:p>
          </table:table-cell>
          <table:table-cell office:value-type="float" office:value="51.851" calcext:value-type="float">
            <text:p>51.85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3 35 20.002</text:p>
          </table:table-cell>
          <table:table-cell office:value-type="float" office:value="244.6" calcext:value-type="float">
            <text:p>244.6</text:p>
          </table:table-cell>
          <table:table-cell office:value-type="float" office:value="0.92" calcext:value-type="float">
            <text:p>0.92</text:p>
          </table:table-cell>
          <table:table-cell office:value-type="float" office:value="132.1" calcext:value-type="float">
            <text:p>132.1</text:p>
          </table:table-cell>
          <table:table-cell office:value-type="float" office:value="22935" calcext:value-type="float">
            <text:p>22935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4" calcext:value-type="float">
            <text:p>134</text:p>
          </table:table-cell>
          <table:table-cell office:value-type="float" office:value="132.73" calcext:value-type="float">
            <text:p>132.73</text:p>
          </table:table-cell>
          <table:table-cell office:value-type="float" office:value="132.77" calcext:value-type="float">
            <text:p>132.77</text:p>
          </table:table-cell>
          <table:table-cell office:value-type="float" office:value="134.42" calcext:value-type="float">
            <text:p>134.42</text:p>
          </table:table-cell>
          <table:table-cell office:value-type="float" office:value="132.66" calcext:value-type="float">
            <text:p>132.66</text:p>
          </table:table-cell>
          <table:table-cell office:value-type="float" office:value="103.66" calcext:value-type="float">
            <text:p>103.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3 45 20.017</text:p>
          </table:table-cell>
          <table:table-cell office:value-type="float" office:value="244.8" calcext:value-type="float">
            <text:p>244.8</text:p>
          </table:table-cell>
          <table:table-cell office:value-type="float" office:value="1.32" calcext:value-type="float">
            <text:p>1.32</text:p>
          </table:table-cell>
          <table:table-cell office:value-type="float" office:value="208" calcext:value-type="float">
            <text:p>208</text:p>
          </table:table-cell>
          <table:table-cell office:value-type="float" office:value="22971" calcext:value-type="float">
            <text:p>22971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34.6" calcext:value-type="float">
            <text:p>234.6</text:p>
          </table:table-cell>
          <table:table-cell office:value-type="float" office:value="217.07" calcext:value-type="float">
            <text:p>217.07</text:p>
          </table:table-cell>
          <table:table-cell office:value-type="float" office:value="206.81" calcext:value-type="float">
            <text:p>206.81</text:p>
          </table:table-cell>
          <table:table-cell office:value-type="float" office:value="233.65" calcext:value-type="float">
            <text:p>233.65</text:p>
          </table:table-cell>
          <table:table-cell office:value-type="float" office:value="217.52" calcext:value-type="float">
            <text:p>217.52</text:p>
          </table:table-cell>
          <table:table-cell office:value-type="float" office:value="176.637" calcext:value-type="float">
            <text:p>176.6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3 55 20.021</text:p>
          </table:table-cell>
          <table:table-cell office:value-type="float" office:value="242.1" calcext:value-type="float">
            <text:p>242.1</text:p>
          </table:table-cell>
          <table:table-cell office:value-type="float" office:value="1.32" calcext:value-type="float">
            <text:p>1.32</text:p>
          </table:table-cell>
          <table:table-cell office:value-type="float" office:value="205.3" calcext:value-type="float">
            <text:p>205.3</text:p>
          </table:table-cell>
          <table:table-cell office:value-type="float" office:value="23007" calcext:value-type="float">
            <text:p>23007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24.2" calcext:value-type="float">
            <text:p>224.2</text:p>
          </table:table-cell>
          <table:table-cell office:value-type="float" office:value="213.27" calcext:value-type="float">
            <text:p>213.27</text:p>
          </table:table-cell>
          <table:table-cell office:value-type="float" office:value="204.53" calcext:value-type="float">
            <text:p>204.53</text:p>
          </table:table-cell>
          <table:table-cell office:value-type="float" office:value="223.99" calcext:value-type="float">
            <text:p>223.99</text:p>
          </table:table-cell>
          <table:table-cell office:value-type="float" office:value="212.93" calcext:value-type="float">
            <text:p>212.93</text:p>
          </table:table-cell>
          <table:table-cell office:value-type="float" office:value="199.876" calcext:value-type="float">
            <text:p>199.8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00 20.022</text:p>
          </table:table-cell>
          <table:table-cell office:value-type="float" office:value="241.9" calcext:value-type="float">
            <text:p>241.9</text:p>
          </table:table-cell>
          <table:table-cell office:value-type="float" office:value="1.32" calcext:value-type="float">
            <text:p>1.32</text:p>
          </table:table-cell>
          <table:table-cell office:value-type="float" office:value="205.8" calcext:value-type="float">
            <text:p>205.8</text:p>
          </table:table-cell>
          <table:table-cell office:value-type="float" office:value="23024" calcext:value-type="float">
            <text:p>23024</text:p>
          </table:table-cell>
          <table:table-cell office:value-type="float" office:value="49.8" calcext:value-type="float">
            <text:p>49.8</text:p>
          </table:table-cell>
          <table:table-cell office:value-type="float" office:value="0.64" calcext:value-type="float">
            <text:p>0.64</text:p>
          </table:table-cell>
          <table:table-cell office:value-type="float" office:value="209.8" calcext:value-type="float">
            <text:p>209.8</text:p>
          </table:table-cell>
          <table:table-cell office:value-type="float" office:value="207.4" calcext:value-type="float">
            <text:p>207.4</text:p>
          </table:table-cell>
          <table:table-cell office:value-type="float" office:value="204.36" calcext:value-type="float">
            <text:p>204.36</text:p>
          </table:table-cell>
          <table:table-cell office:value-type="float" office:value="209.69" calcext:value-type="float">
            <text:p>209.69</text:p>
          </table:table-cell>
          <table:table-cell office:value-type="float" office:value="207.05" calcext:value-type="float">
            <text:p>207.05</text:p>
          </table:table-cell>
          <table:table-cell office:value-type="float" office:value="202.881" calcext:value-type="float">
            <text:p>202.88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10 20.019</text:p>
          </table:table-cell>
          <table:table-cell office:value-type="float" office:value="243" calcext:value-type="float">
            <text:p>243</text:p>
          </table:table-cell>
          <table:table-cell office:value-type="float" office:value="1.32" calcext:value-type="float">
            <text:p>1.32</text:p>
          </table:table-cell>
          <table:table-cell office:value-type="float" office:value="206.5" calcext:value-type="float">
            <text:p>206.5</text:p>
          </table:table-cell>
          <table:table-cell office:value-type="float" office:value="23059" calcext:value-type="float">
            <text:p>23059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21.9" calcext:value-type="float">
            <text:p>221.9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5.29" calcext:value-type="float">
            <text:p>205.29</text:p>
          </table:table-cell>
          <table:table-cell office:value-type="float" office:value="222.85" calcext:value-type="float">
            <text:p>222.85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6.254" calcext:value-type="float">
            <text:p>206.25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20 20.017</text:p>
          </table:table-cell>
          <table:table-cell office:value-type="float" office:value="242.7" calcext:value-type="float">
            <text:p>242.7</text:p>
          </table:table-cell>
          <table:table-cell office:value-type="float" office:value="1.32" calcext:value-type="float">
            <text:p>1.32</text:p>
          </table:table-cell>
          <table:table-cell office:value-type="float" office:value="205.3" calcext:value-type="float">
            <text:p>205.3</text:p>
          </table:table-cell>
          <table:table-cell office:value-type="float" office:value="23094" calcext:value-type="float">
            <text:p>23094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14.6" calcext:value-type="float">
            <text:p>214.6</text:p>
          </table:table-cell>
          <table:table-cell office:value-type="float" office:value="207.15" calcext:value-type="float">
            <text:p>207.15</text:p>
          </table:table-cell>
          <table:table-cell office:value-type="float" office:value="205.03" calcext:value-type="float">
            <text:p>205.03</text:p>
          </table:table-cell>
          <table:table-cell office:value-type="float" office:value="216.29" calcext:value-type="float">
            <text:p>216.29</text:p>
          </table:table-cell>
          <table:table-cell office:value-type="float" office:value="207" calcext:value-type="float">
            <text:p>207</text:p>
          </table:table-cell>
          <table:table-cell office:value-type="float" office:value="206.544" calcext:value-type="float">
            <text:p>206.54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30 20.017</text:p>
          </table:table-cell>
          <table:table-cell office:value-type="float" office:value="242.3" calcext:value-type="float">
            <text:p>242.3</text:p>
          </table:table-cell>
          <table:table-cell office:value-type="float" office:value="1.33" calcext:value-type="float">
            <text:p>1.33</text:p>
          </table:table-cell>
          <table:table-cell office:value-type="float" office:value="206.7" calcext:value-type="float">
            <text:p>206.7</text:p>
          </table:table-cell>
          <table:table-cell office:value-type="float" office:value="23129" calcext:value-type="float">
            <text:p>23129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22.1" calcext:value-type="float">
            <text:p>222.1</text:p>
          </table:table-cell>
          <table:table-cell office:value-type="float" office:value="212.4" calcext:value-type="float">
            <text:p>212.4</text:p>
          </table:table-cell>
          <table:table-cell office:value-type="float" office:value="206.25" calcext:value-type="float">
            <text:p>206.25</text:p>
          </table:table-cell>
          <table:table-cell office:value-type="float" office:value="222.94" calcext:value-type="float">
            <text:p>222.94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0.715" calcext:value-type="float">
            <text:p>210.71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40 19.998</text:p>
          </table:table-cell>
          <table:table-cell office:value-type="float" office:value="240.2" calcext:value-type="float">
            <text:p>240.2</text:p>
          </table:table-cell>
          <table:table-cell office:value-type="float" office:value="1.33" calcext:value-type="float">
            <text:p>1.33</text:p>
          </table:table-cell>
          <table:table-cell office:value-type="float" office:value="205.3" calcext:value-type="float">
            <text:p>205.3</text:p>
          </table:table-cell>
          <table:table-cell office:value-type="float" office:value="23164" calcext:value-type="float">
            <text:p>23164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18" calcext:value-type="float">
            <text:p>218</text:p>
          </table:table-cell>
          <table:table-cell office:value-type="float" office:value="208.85" calcext:value-type="float">
            <text:p>208.85</text:p>
          </table:table-cell>
          <table:table-cell office:value-type="float" office:value="204.46" calcext:value-type="float">
            <text:p>204.46</text:p>
          </table:table-cell>
          <table:table-cell office:value-type="float" office:value="216.74" calcext:value-type="float">
            <text:p>216.74</text:p>
          </table:table-cell>
          <table:table-cell office:value-type="float" office:value="208.57" calcext:value-type="float">
            <text:p>208.57</text:p>
          </table:table-cell>
          <table:table-cell office:value-type="float" office:value="209.49" calcext:value-type="float">
            <text:p>209.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4 50 20.018</text:p>
          </table:table-cell>
          <table:table-cell office:value-type="float" office:value="242.2" calcext:value-type="float">
            <text:p>242.2</text:p>
          </table:table-cell>
          <table:table-cell office:value-type="float" office:value="1.36" calcext:value-type="float">
            <text:p>1.36</text:p>
          </table:table-cell>
          <table:table-cell office:value-type="float" office:value="211.5" calcext:value-type="float">
            <text:p>211.5</text:p>
          </table:table-cell>
          <table:table-cell office:value-type="float" office:value="23198" calcext:value-type="float">
            <text:p>23198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11.5" calcext:value-type="float">
            <text:p>211.5</text:p>
          </table:table-cell>
          <table:table-cell office:value-type="float" office:value="207.41" calcext:value-type="float">
            <text:p>207.41</text:p>
          </table:table-cell>
          <table:table-cell table:number-columns-repeated="2" office:value-type="float" office:value="210.81" calcext:value-type="float">
            <text:p>210.81</text:p>
          </table:table-cell>
          <table:table-cell office:value-type="float" office:value="207.21" calcext:value-type="float">
            <text:p>207.21</text:p>
          </table:table-cell>
          <table:table-cell office:value-type="float" office:value="208.139" calcext:value-type="float">
            <text:p>208.1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00 19.994</text:p>
          </table:table-cell>
          <table:table-cell office:value-type="float" office:value="239.6" calcext:value-type="float">
            <text:p>239.6</text:p>
          </table:table-cell>
          <table:table-cell office:value-type="float" office:value="1.35" calcext:value-type="float">
            <text:p>1.35</text:p>
          </table:table-cell>
          <table:table-cell office:value-type="float" office:value="208.2" calcext:value-type="float">
            <text:p>208.2</text:p>
          </table:table-cell>
          <table:table-cell office:value-type="float" office:value="23233" calcext:value-type="float">
            <text:p>23233</text:p>
          </table:table-cell>
          <table:table-cell office:value-type="float" office:value="49.9" calcext:value-type="float">
            <text:p>49.9</text:p>
          </table:table-cell>
          <table:table-cell office:value-type="float" office:value="0.64" calcext:value-type="float">
            <text:p>0.64</text:p>
          </table:table-cell>
          <table:table-cell office:value-type="float" office:value="209.2" calcext:value-type="float">
            <text:p>209.2</text:p>
          </table:table-cell>
          <table:table-cell office:value-type="float" office:value="206.03" calcext:value-type="float">
            <text:p>206.03</text:p>
          </table:table-cell>
          <table:table-cell office:value-type="float" office:value="207.01" calcext:value-type="float">
            <text:p>207.01</text:p>
          </table:table-cell>
          <table:table-cell office:value-type="float" office:value="209.16" calcext:value-type="float">
            <text:p>209.16</text:p>
          </table:table-cell>
          <table:table-cell office:value-type="float" office:value="205.35" calcext:value-type="float">
            <text:p>205.35</text:p>
          </table:table-cell>
          <table:table-cell office:value-type="float" office:value="206.777" calcext:value-type="float">
            <text:p>206.7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10 20.021</text:p>
          </table:table-cell>
          <table:table-cell office:value-type="float" office:value="240.3" calcext:value-type="float">
            <text:p>240.3</text:p>
          </table:table-cell>
          <table:table-cell office:value-type="float" office:value="1.38" calcext:value-type="float">
            <text:p>1.38</text:p>
          </table:table-cell>
          <table:table-cell office:value-type="float" office:value="214" calcext:value-type="float">
            <text:p>214</text:p>
          </table:table-cell>
          <table:table-cell office:value-type="float" office:value="23268" calcext:value-type="float">
            <text:p>23268</text:p>
          </table:table-cell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 office:value-type="float" office:value="221.8" calcext:value-type="float">
            <text:p>221.8</text:p>
          </table:table-cell>
          <table:table-cell office:value-type="float" office:value="213.24" calcext:value-type="float">
            <text:p>213.24</text:p>
          </table:table-cell>
          <table:table-cell office:value-type="float" office:value="212.23" calcext:value-type="float">
            <text:p>212.23</text:p>
          </table:table-cell>
          <table:table-cell office:value-type="float" office:value="223.93" calcext:value-type="float">
            <text:p>223.93</text:p>
          </table:table-cell>
          <table:table-cell office:value-type="float" office:value="213.12" calcext:value-type="float">
            <text:p>213.12</text:p>
          </table:table-cell>
          <table:table-cell office:value-type="float" office:value="211.429" calcext:value-type="float">
            <text:p>211.42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20 20.002</text:p>
          </table:table-cell>
          <table:table-cell office:value-type="float" office:value="239.4" calcext:value-type="float">
            <text:p>239.4</text:p>
          </table:table-cell>
          <table:table-cell office:value-type="float" office:value="1.32" calcext:value-type="float">
            <text:p>1.32</text:p>
          </table:table-cell>
          <table:table-cell office:value-type="float" office:value="204.4" calcext:value-type="float">
            <text:p>204.4</text:p>
          </table:table-cell>
          <table:table-cell office:value-type="float" office:value="23303" calcext:value-type="float">
            <text:p>23303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13.9" calcext:value-type="float">
            <text:p>213.9</text:p>
          </table:table-cell>
          <table:table-cell office:value-type="float" office:value="208.12" calcext:value-type="float">
            <text:p>208.12</text:p>
          </table:table-cell>
          <table:table-cell office:value-type="float" office:value="205.41" calcext:value-type="float">
            <text:p>205.41</text:p>
          </table:table-cell>
          <table:table-cell office:value-type="float" office:value="213.88" calcext:value-type="float">
            <text:p>213.88</text:p>
          </table:table-cell>
          <table:table-cell office:value-type="float" office:value="207.51" calcext:value-type="float">
            <text:p>207.51</text:p>
          </table:table-cell>
          <table:table-cell office:value-type="float" office:value="208.614" calcext:value-type="float">
            <text:p>208.61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30 20.020</text:p>
          </table:table-cell>
          <table:table-cell office:value-type="float" office:value="242.1" calcext:value-type="float">
            <text:p>242.1</text:p>
          </table:table-cell>
          <table:table-cell office:value-type="float" office:value="1.32" calcext:value-type="float">
            <text:p>1.32</text:p>
          </table:table-cell>
          <table:table-cell office:value-type="float" office:value="209" calcext:value-type="float">
            <text:p>209</text:p>
          </table:table-cell>
          <table:table-cell office:value-type="float" office:value="23338" calcext:value-type="float">
            <text:p>23338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24.3" calcext:value-type="float">
            <text:p>224.3</text:p>
          </table:table-cell>
          <table:table-cell office:value-type="float" office:value="209.86" calcext:value-type="float">
            <text:p>209.86</text:p>
          </table:table-cell>
          <table:table-cell office:value-type="float" office:value="207.72" calcext:value-type="float">
            <text:p>207.72</text:p>
          </table:table-cell>
          <table:table-cell office:value-type="float" office:value="222.43" calcext:value-type="float">
            <text:p>222.43</text:p>
          </table:table-cell>
          <table:table-cell office:value-type="float" office:value="210.34" calcext:value-type="float">
            <text:p>210.34</text:p>
          </table:table-cell>
          <table:table-cell office:value-type="float" office:value="210.157" calcext:value-type="float">
            <text:p>210.15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40 20.019</text:p>
          </table:table-cell>
          <table:table-cell office:value-type="float" office:value="240.1" calcext:value-type="float">
            <text:p>240.1</text:p>
          </table:table-cell>
          <table:table-cell office:value-type="float" office:value="1.32" calcext:value-type="float">
            <text:p>1.32</text:p>
          </table:table-cell>
          <table:table-cell office:value-type="float" office:value="207.2" calcext:value-type="float">
            <text:p>207.2</text:p>
          </table:table-cell>
          <table:table-cell office:value-type="float" office:value="23373" calcext:value-type="float">
            <text:p>23373</text:p>
          </table:table-cell>
          <table:table-cell office:value-type="float" office:value="49.9" calcext:value-type="float">
            <text:p>49.9</text:p>
          </table:table-cell>
          <table:table-cell office:value-type="float" office:value="0.65" calcext:value-type="float">
            <text:p>0.65</text:p>
          </table:table-cell>
          <table:table-cell office:value-type="float" office:value="214.5" calcext:value-type="float">
            <text:p>214.5</text:p>
          </table:table-cell>
          <table:table-cell office:value-type="float" office:value="209.12" calcext:value-type="float">
            <text:p>209.12</text:p>
          </table:table-cell>
          <table:table-cell office:value-type="float" office:value="206.01" calcext:value-type="float">
            <text:p>206.01</text:p>
          </table:table-cell>
          <table:table-cell office:value-type="float" office:value="213.99" calcext:value-type="float">
            <text:p>213.99</text:p>
          </table:table-cell>
          <table:table-cell office:value-type="float" office:value="208.82" calcext:value-type="float">
            <text:p>208.82</text:p>
          </table:table-cell>
          <table:table-cell office:value-type="float" office:value="209.451" calcext:value-type="float">
            <text:p>209.45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5 50 20.006</text:p>
          </table:table-cell>
          <table:table-cell office:value-type="float" office:value="242" calcext:value-type="float">
            <text:p>242</text:p>
          </table:table-cell>
          <table:table-cell office:value-type="float" office:value="1.3" calcext:value-type="float">
            <text:p>1.3</text:p>
          </table:table-cell>
          <table:table-cell office:value-type="float" office:value="206.2" calcext:value-type="float">
            <text:p>206.2</text:p>
          </table:table-cell>
          <table:table-cell office:value-type="float" office:value="23408" calcext:value-type="float">
            <text:p>23408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212.3" calcext:value-type="float">
            <text:p>212.3</text:p>
          </table:table-cell>
          <table:table-cell office:value-type="float" office:value="206.52" calcext:value-type="float">
            <text:p>206.52</text:p>
          </table:table-cell>
          <table:table-cell office:value-type="float" office:value="204.49" calcext:value-type="float">
            <text:p>204.49</text:p>
          </table:table-cell>
          <table:table-cell office:value-type="float" office:value="213.84" calcext:value-type="float">
            <text:p>213.84</text:p>
          </table:table-cell>
          <table:table-cell office:value-type="float" office:value="206.7" calcext:value-type="float">
            <text:p>206.7</text:p>
          </table:table-cell>
          <table:table-cell office:value-type="float" office:value="207.615" calcext:value-type="float">
            <text:p>207.61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00 19.998</text:p>
          </table:table-cell>
          <table:table-cell office:value-type="float" office:value="240.3" calcext:value-type="float">
            <text:p>240.3</text:p>
          </table:table-cell>
          <table:table-cell office:value-type="float" office:value="1.3" calcext:value-type="float">
            <text:p>1.3</text:p>
          </table:table-cell>
          <table:table-cell office:value-type="float" office:value="205.9" calcext:value-type="float">
            <text:p>205.9</text:p>
          </table:table-cell>
          <table:table-cell office:value-type="float" office:value="23442" calcext:value-type="float">
            <text:p>2344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1.2" calcext:value-type="float">
            <text:p>211.2</text:p>
          </table:table-cell>
          <table:table-cell office:value-type="float" office:value="206.46" calcext:value-type="float">
            <text:p>206.46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26" calcext:value-type="float">
            <text:p>210.26</text:p>
          </table:table-cell>
          <table:table-cell office:value-type="float" office:value="206.17" calcext:value-type="float">
            <text:p>206.17</text:p>
          </table:table-cell>
          <table:table-cell office:value-type="float" office:value="206.786" calcext:value-type="float">
            <text:p>206.78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10 20.018</text:p>
          </table:table-cell>
          <table:table-cell office:value-type="float" office:value="242.4" calcext:value-type="float">
            <text:p>242.4</text:p>
          </table:table-cell>
          <table:table-cell office:value-type="float" office:value="1.31" calcext:value-type="float">
            <text:p>1.31</text:p>
          </table:table-cell>
          <table:table-cell office:value-type="float" office:value="208.8" calcext:value-type="float">
            <text:p>208.8</text:p>
          </table:table-cell>
          <table:table-cell office:value-type="float" office:value="23477" calcext:value-type="float">
            <text:p>23477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6.1" calcext:value-type="float">
            <text:p>216.1</text:p>
          </table:table-cell>
          <table:table-cell office:value-type="float" office:value="207.41" calcext:value-type="float">
            <text:p>207.41</text:p>
          </table:table-cell>
          <table:table-cell office:value-type="float" office:value="209.58" calcext:value-type="float">
            <text:p>209.58</text:p>
          </table:table-cell>
          <table:table-cell office:value-type="float" office:value="216.95" calcext:value-type="float">
            <text:p>216.95</text:p>
          </table:table-cell>
          <table:table-cell office:value-type="float" office:value="207.4" calcext:value-type="float">
            <text:p>207.4</text:p>
          </table:table-cell>
          <table:table-cell office:value-type="float" office:value="207.535" calcext:value-type="float">
            <text:p>207.5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20 20.022</text:p>
          </table:table-cell>
          <table:table-cell office:value-type="float" office:value="246" calcext:value-type="float">
            <text:p>246</text:p>
          </table:table-cell>
          <table:table-cell office:value-type="float" office:value="1.29" calcext:value-type="float">
            <text:p>1.29</text:p>
          </table:table-cell>
          <table:table-cell office:value-type="float" office:value="209.1" calcext:value-type="float">
            <text:p>209.1</text:p>
          </table:table-cell>
          <table:table-cell office:value-type="float" office:value="23512" calcext:value-type="float">
            <text:p>23512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217.8" calcext:value-type="float">
            <text:p>217.8</text:p>
          </table:table-cell>
          <table:table-cell office:value-type="float" office:value="208.94" calcext:value-type="float">
            <text:p>208.94</text:p>
          </table:table-cell>
          <table:table-cell office:value-type="float" office:value="209.44" calcext:value-type="float">
            <text:p>209.44</text:p>
          </table:table-cell>
          <table:table-cell office:value-type="float" office:value="217.64" calcext:value-type="float">
            <text:p>217.64</text:p>
          </table:table-cell>
          <table:table-cell office:value-type="float" office:value="209.03" calcext:value-type="float">
            <text:p>209.03</text:p>
          </table:table-cell>
          <table:table-cell office:value-type="float" office:value="208.648" calcext:value-type="float">
            <text:p>208.64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30 20.012</text:p>
          </table:table-cell>
          <table:table-cell office:value-type="float" office:value="243.3" calcext:value-type="float">
            <text:p>243.3</text:p>
          </table:table-cell>
          <table:table-cell office:value-type="float" office:value="0.9" calcext:value-type="float">
            <text:p>0.9</text:p>
          </table:table-cell>
          <table:table-cell office:value-type="float" office:value="129.1" calcext:value-type="float">
            <text:p>129.1</text:p>
          </table:table-cell>
          <table:table-cell office:value-type="float" office:value="23536" calcext:value-type="float">
            <text:p>23536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209.2" calcext:value-type="float">
            <text:p>209.2</text:p>
          </table:table-cell>
          <table:table-cell office:value-type="float" office:value="143.81" calcext:value-type="float">
            <text:p>143.81</text:p>
          </table:table-cell>
          <table:table-cell office:value-type="float" office:value="129.19" calcext:value-type="float">
            <text:p>129.19</text:p>
          </table:table-cell>
          <table:table-cell office:value-type="float" office:value="210.64" calcext:value-type="float">
            <text:p>210.64</text:p>
          </table:table-cell>
          <table:table-cell office:value-type="float" office:value="143.88" calcext:value-type="float">
            <text:p>143.88</text:p>
          </table:table-cell>
          <table:table-cell office:value-type="float" office:value="163.58" calcext:value-type="float">
            <text:p>163.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40 20.014</text:p>
          </table:table-cell>
          <table:table-cell office:value-type="float" office:value="242.2" calcext:value-type="float">
            <text:p>242.2</text:p>
          </table:table-cell>
          <table:table-cell office:value-type="float" office:value="0.91" calcext:value-type="float">
            <text:p>0.91</text:p>
          </table:table-cell>
          <table:table-cell office:value-type="float" office:value="129" calcext:value-type="float">
            <text:p>129</text:p>
          </table:table-cell>
          <table:table-cell office:value-type="float" office:value="23558" calcext:value-type="float">
            <text:p>23558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7.83" calcext:value-type="float">
            <text:p>127.83</text:p>
          </table:table-cell>
          <table:table-cell office:value-type="float" office:value="131.16" calcext:value-type="float">
            <text:p>131.16</text:p>
          </table:table-cell>
          <table:table-cell office:value-type="float" office:value="129.24" calcext:value-type="float">
            <text:p>129.24</text:p>
          </table:table-cell>
          <table:table-cell office:value-type="float" office:value="141.604" calcext:value-type="float">
            <text:p>141.60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6 50 20.013</text:p>
          </table:table-cell>
          <table:table-cell office:value-type="float" office:value="242.4" calcext:value-type="float">
            <text:p>242.4</text:p>
          </table:table-cell>
          <table:table-cell office:value-type="float" office:value="0.91" calcext:value-type="float">
            <text:p>0.91</text:p>
          </table:table-cell>
          <table:table-cell office:value-type="float" office:value="129" calcext:value-type="float">
            <text:p>129</text:p>
          </table:table-cell>
          <table:table-cell office:value-type="float" office:value="23579" calcext:value-type="float">
            <text:p>23579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07" calcext:value-type="float">
            <text:p>129.07</text:p>
          </table:table-cell>
          <table:table-cell office:value-type="float" office:value="127.94" calcext:value-type="float">
            <text:p>127.94</text:p>
          </table:table-cell>
          <table:table-cell office:value-type="float" office:value="130.87" calcext:value-type="float">
            <text:p>130.87</text:p>
          </table:table-cell>
          <table:table-cell office:value-type="float" office:value="129.06" calcext:value-type="float">
            <text:p>129.06</text:p>
          </table:table-cell>
          <table:table-cell office:value-type="float" office:value="133.551" calcext:value-type="float">
            <text:p>133.55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7 17 00 20.022</text:p>
          </table:table-cell>
          <table:table-cell office:value-type="float" office:value="244.1" calcext:value-type="float">
            <text:p>244.1</text:p>
          </table:table-cell>
          <table:table-cell office:value-type="float" office:value="0.88" calcext:value-type="float">
            <text:p>0.88</text:p>
          </table:table-cell>
          <table:table-cell office:value-type="float" office:value="129.1" calcext:value-type="float">
            <text:p>129.1</text:p>
          </table:table-cell>
          <table:table-cell office:value-type="float" office:value="23601" calcext:value-type="float">
            <text:p>23601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4" calcext:value-type="float">
            <text:p>129.4</text:p>
          </table:table-cell>
          <table:table-cell office:value-type="float" office:value="128.88" calcext:value-type="float">
            <text:p>128.88</text:p>
          </table:table-cell>
          <table:table-cell office:value-type="float" office:value="131.33" calcext:value-type="float">
            <text:p>131.33</text:p>
          </table:table-cell>
          <table:table-cell office:value-type="float" office:value="129.61" calcext:value-type="float">
            <text:p>129.61</text:p>
          </table:table-cell>
          <table:table-cell office:value-type="float" office:value="130.89" calcext:value-type="float">
            <text:p>130.89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7 17 10 20.006</text:p>
          </table:table-cell>
          <table:table-cell office:value-type="float" office:value="243" calcext:value-type="float">
            <text:p>243</text:p>
          </table:table-cell>
          <table:table-cell office:value-type="float" office:value="0.88" calcext:value-type="float">
            <text:p>0.88</text:p>
          </table:table-cell>
          <table:table-cell office:value-type="float" office:value="128.9" calcext:value-type="float">
            <text:p>128.9</text:p>
          </table:table-cell>
          <table:table-cell office:value-type="float" office:value="23623" calcext:value-type="float">
            <text:p>2362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46" calcext:value-type="float">
            <text:p>129.46</text:p>
          </table:table-cell>
          <table:table-cell office:value-type="float" office:value="128.3" calcext:value-type="float">
            <text:p>128.3</text:p>
          </table:table-cell>
          <table:table-cell office:value-type="float" office:value="130.2" calcext:value-type="float">
            <text:p>130.2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9.958" calcext:value-type="float">
            <text:p>129.958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7 20 20.021</text:p>
          </table:table-cell>
          <table:table-cell office:value-type="float" office:value="245.2" calcext:value-type="float">
            <text:p>245.2</text:p>
          </table:table-cell>
          <table:table-cell office:value-type="float" office:value="0.86" calcext:value-type="float">
            <text:p>0.86</text:p>
          </table:table-cell>
          <table:table-cell office:value-type="float" office:value="129.3" calcext:value-type="float">
            <text:p>129.3</text:p>
          </table:table-cell>
          <table:table-cell office:value-type="float" office:value="23644" calcext:value-type="float">
            <text:p>23644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38" calcext:value-type="float">
            <text:p>129.38</text:p>
          </table:table-cell>
          <table:table-cell office:value-type="float" office:value="128.63" calcext:value-type="float">
            <text:p>128.63</text:p>
          </table:table-cell>
          <table:table-cell office:value-type="float" office:value="131.09" calcext:value-type="float">
            <text:p>131.09</text:p>
          </table:table-cell>
          <table:table-cell office:value-type="float" office:value="129.4" calcext:value-type="float">
            <text:p>129.4</text:p>
          </table:table-cell>
          <table:table-cell office:value-type="float" office:value="129.599" calcext:value-type="float">
            <text:p>129.599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7 30 19.981</text:p>
          </table:table-cell>
          <table:table-cell office:value-type="float" office:value="246.1" calcext:value-type="float">
            <text:p>246.1</text:p>
          </table:table-cell>
          <table:table-cell office:value-type="float" office:value="0.86" calcext:value-type="float">
            <text:p>0.86</text:p>
          </table:table-cell>
          <table:table-cell office:value-type="float" office:value="129.5" calcext:value-type="float">
            <text:p>129.5</text:p>
          </table:table-cell>
          <table:table-cell office:value-type="float" office:value="23666" calcext:value-type="float">
            <text:p>23666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29.6" calcext:value-type="float">
            <text:p>129.6</text:p>
          </table:table-cell>
          <table:table-cell office:value-type="float" office:value="129.28" calcext:value-type="float">
            <text:p>129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6" calcext:value-type="float">
            <text:p>130.6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9.41" calcext:value-type="float">
            <text:p>129.41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7 40 19.964</text:p>
          </table:table-cell>
          <table:table-cell office:value-type="float" office:value="246" calcext:value-type="float">
            <text:p>246</text:p>
          </table:table-cell>
          <table:table-cell office:value-type="float" office:value="0.87" calcext:value-type="float">
            <text:p>0.87</text:p>
          </table:table-cell>
          <table:table-cell office:value-type="float" office:value="129.3" calcext:value-type="float">
            <text:p>129.3</text:p>
          </table:table-cell>
          <table:table-cell office:value-type="float" office:value="23687" calcext:value-type="float">
            <text:p>2368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6" calcext:value-type="float">
            <text:p>129.6</text:p>
          </table:table-cell>
          <table:table-cell office:value-type="float" office:value="128.41" calcext:value-type="float">
            <text:p>128.41</text:p>
          </table:table-cell>
          <table:table-cell office:value-type="float" office:value="131.03" calcext:value-type="float">
            <text:p>131.03</text:p>
          </table:table-cell>
          <table:table-cell office:value-type="float" office:value="129.58" calcext:value-type="float">
            <text:p>129.58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7 50 20.004</text:p>
          </table:table-cell>
          <table:table-cell office:value-type="float" office:value="243.3" calcext:value-type="float">
            <text:p>243.3</text:p>
          </table:table-cell>
          <table:table-cell office:value-type="float" office:value="0.88" calcext:value-type="float">
            <text:p>0.88</text:p>
          </table:table-cell>
          <table:table-cell office:value-type="float" office:value="129.1" calcext:value-type="float">
            <text:p>129.1</text:p>
          </table:table-cell>
          <table:table-cell office:value-type="float" office:value="23709" calcext:value-type="float">
            <text:p>23709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30.3" calcext:value-type="float">
            <text:p>130.3</text:p>
          </table:table-cell>
          <table:table-cell office:value-type="float" office:value="129.37" calcext:value-type="float">
            <text:p>129.37</text:p>
          </table:table-cell>
          <table:table-cell office:value-type="float" office:value="130.6" calcext:value-type="float">
            <text:p>130.6</text:p>
          </table:table-cell>
          <table:table-cell office:value-type="float" office:value="130.79" calcext:value-type="float">
            <text:p>130.79</text:p>
          </table:table-cell>
          <table:table-cell office:value-type="float" office:value="129.44" calcext:value-type="float">
            <text:p>129.44</text:p>
          </table:table-cell>
          <table:table-cell office:value-type="float" office:value="129.376" calcext:value-type="float">
            <text:p>129.376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00 20.013</text:p>
          </table:table-cell>
          <table:table-cell office:value-type="float" office:value="244.4" calcext:value-type="float">
            <text:p>244.4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23731" calcext:value-type="float">
            <text:p>23731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29.8" calcext:value-type="float">
            <text:p>129.8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9.04" calcext:value-type="float">
            <text:p>129.04</text:p>
          </table:table-cell>
          <table:table-cell office:value-type="float" office:value="130.82" calcext:value-type="float">
            <text:p>130.82</text:p>
          </table:table-cell>
          <table:table-cell office:value-type="float" office:value="129.73" calcext:value-type="float">
            <text:p>129.73</text:p>
          </table:table-cell>
          <table:table-cell office:value-type="float" office:value="129.415" calcext:value-type="float">
            <text:p>129.415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10 20.015</text:p>
          </table:table-cell>
          <table:table-cell office:value-type="float" office:value="249.6" calcext:value-type="float">
            <text:p>249.6</text:p>
          </table:table-cell>
          <table:table-cell office:value-type="float" office:value="0.86" calcext:value-type="float">
            <text:p>0.86</text:p>
          </table:table-cell>
          <table:table-cell office:value-type="float" office:value="130.1" calcext:value-type="float">
            <text:p>130.1</text:p>
          </table:table-cell>
          <table:table-cell office:value-type="float" office:value="23752" calcext:value-type="float">
            <text:p>23752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30.3" calcext:value-type="float">
            <text:p>130.3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8.79" calcext:value-type="float">
            <text:p>128.79</text:p>
          </table:table-cell>
          <table:table-cell office:value-type="float" office:value="130.5" calcext:value-type="float">
            <text:p>130.5</text:p>
          </table:table-cell>
          <table:table-cell office:value-type="float" office:value="129.43" calcext:value-type="float">
            <text:p>129.43</text:p>
          </table:table-cell>
          <table:table-cell office:value-type="float" office:value="129.627" calcext:value-type="float">
            <text:p>129.627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20 20.005</text:p>
          </table:table-cell>
          <table:table-cell office:value-type="float" office:value="246.7" calcext:value-type="float">
            <text:p>246.7</text:p>
          </table:table-cell>
          <table:table-cell office:value-type="float" office:value="0.87" calcext:value-type="float">
            <text:p>0.87</text:p>
          </table:table-cell>
          <table:table-cell office:value-type="float" office:value="129.6" calcext:value-type="float">
            <text:p>129.6</text:p>
          </table:table-cell>
          <table:table-cell office:value-type="float" office:value="23774" calcext:value-type="float">
            <text:p>23774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1" calcext:value-type="float">
            <text:p>130.1</text:p>
          </table:table-cell>
          <table:table-cell office:value-type="float" office:value="128.78" calcext:value-type="float">
            <text:p>128.78</text:p>
          </table:table-cell>
          <table:table-cell office:value-type="float" office:value="130.87" calcext:value-type="float">
            <text:p>130.87</text:p>
          </table:table-cell>
          <table:table-cell office:value-type="float" office:value="129.54" calcext:value-type="float">
            <text:p>129.54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30 20.018</text:p>
          </table:table-cell>
          <table:table-cell office:value-type="float" office:value="249.4" calcext:value-type="float">
            <text:p>249.4</text:p>
          </table:table-cell>
          <table:table-cell office:value-type="float" office:value="0.87" calcext:value-type="float">
            <text:p>0.87</text:p>
          </table:table-cell>
          <table:table-cell office:value-type="float" office:value="129.9" calcext:value-type="float">
            <text:p>129.9</text:p>
          </table:table-cell>
          <table:table-cell office:value-type="float" office:value="23796" calcext:value-type="float">
            <text:p>23796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0.4" calcext:value-type="float">
            <text:p>130.4</text:p>
          </table:table-cell>
          <table:table-cell office:value-type="float" office:value="129.87" calcext:value-type="float">
            <text:p>129.87</text:p>
          </table:table-cell>
          <table:table-cell office:value-type="float" office:value="130.19" calcext:value-type="float">
            <text:p>130.19</text:p>
          </table:table-cell>
          <table:table-cell office:value-type="float" office:value="131.74" calcext:value-type="float">
            <text:p>131.74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901" calcext:value-type="float">
            <text:p>129.901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40 20.021</text:p>
          </table:table-cell>
          <table:table-cell office:value-type="float" office:value="246.4" calcext:value-type="float">
            <text:p>246.4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23817" calcext:value-type="float">
            <text:p>2381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78" calcext:value-type="float">
            <text:p>129.78</text:p>
          </table:table-cell>
          <table:table-cell office:value-type="float" office:value="130.1" calcext:value-type="float">
            <text:p>130.1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9.67" calcext:value-type="float">
            <text:p>129.67</text:p>
          </table:table-cell>
          <table:table-cell office:value-type="float" office:value="129.786" calcext:value-type="float">
            <text:p>129.786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8 50 20.018</text:p>
          </table:table-cell>
          <table:table-cell office:value-type="float" office:value="249.8" calcext:value-type="float">
            <text:p>249.8</text:p>
          </table:table-cell>
          <table:table-cell office:value-type="float" office:value="0.87" calcext:value-type="float">
            <text:p>0.87</text:p>
          </table:table-cell>
          <table:table-cell office:value-type="float" office:value="129.9" calcext:value-type="float">
            <text:p>129.9</text:p>
          </table:table-cell>
          <table:table-cell office:value-type="float" office:value="23839" calcext:value-type="float">
            <text:p>23839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76" calcext:value-type="float">
            <text:p>129.76</text:p>
          </table:table-cell>
          <table:table-cell office:value-type="float" office:value="130.4" calcext:value-type="float">
            <text:p>130.4</text:p>
          </table:table-cell>
          <table:table-cell office:value-type="float" office:value="131.37" calcext:value-type="float">
            <text:p>131.37</text:p>
          </table:table-cell>
          <table:table-cell office:value-type="float" office:value="130.12" calcext:value-type="float">
            <text:p>130.12</text:p>
          </table:table-cell>
          <table:table-cell office:value-type="float" office:value="129.773" calcext:value-type="float">
            <text:p>129.773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00 20.011</text:p>
          </table:table-cell>
          <table:table-cell office:value-type="float" office:value="246.2" calcext:value-type="float">
            <text:p>246.2</text:p>
          </table:table-cell>
          <table:table-cell office:value-type="float" office:value="0.88" calcext:value-type="float">
            <text:p>0.88</text:p>
          </table:table-cell>
          <table:table-cell office:value-type="float" office:value="129.3" calcext:value-type="float">
            <text:p>129.3</text:p>
          </table:table-cell>
          <table:table-cell office:value-type="float" office:value="23861" calcext:value-type="float">
            <text:p>23861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30" calcext:value-type="float">
            <text:p>130</text:p>
          </table:table-cell>
          <table:table-cell office:value-type="float" office:value="129.58" calcext:value-type="float">
            <text:p>129.58</text:p>
          </table:table-cell>
          <table:table-cell office:value-type="float" office:value="129.99" calcext:value-type="float">
            <text:p>129.99</text:p>
          </table:table-cell>
          <table:table-cell office:value-type="float" office:value="131.31" calcext:value-type="float">
            <text:p>131.31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9.627" calcext:value-type="float">
            <text:p>129.627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10 19.996</text:p>
          </table:table-cell>
          <table:table-cell office:value-type="float" office:value="248.5" calcext:value-type="float">
            <text:p>248.5</text:p>
          </table:table-cell>
          <table:table-cell office:value-type="float" office:value="0.88" calcext:value-type="float">
            <text:p>0.88</text:p>
          </table:table-cell>
          <table:table-cell office:value-type="float" office:value="129.8" calcext:value-type="float">
            <text:p>129.8</text:p>
          </table:table-cell>
          <table:table-cell office:value-type="float" office:value="23882" calcext:value-type="float">
            <text:p>23882</text:p>
          </table:table-cell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62" calcext:value-type="float">
            <text:p>129.62</text:p>
          </table:table-cell>
          <table:table-cell office:value-type="float" office:value="129.02" calcext:value-type="float">
            <text:p>129.02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9.639" calcext:value-type="float">
            <text:p>129.639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20 20.014</text:p>
          </table:table-cell>
          <table:table-cell office:value-type="float" office:value="247.6" calcext:value-type="float">
            <text:p>247.6</text:p>
          </table:table-cell>
          <table:table-cell office:value-type="float" office:value="0.86" calcext:value-type="float">
            <text:p>0.86</text:p>
          </table:table-cell>
          <table:table-cell office:value-type="float" office:value="129.6" calcext:value-type="float">
            <text:p>129.6</text:p>
          </table:table-cell>
          <table:table-cell office:value-type="float" office:value="23904" calcext:value-type="float">
            <text:p>23904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0.3" calcext:value-type="float">
            <text:p>130.3</text:p>
          </table:table-cell>
          <table:table-cell office:value-type="float" office:value="129.92" calcext:value-type="float">
            <text:p>129.92</text:p>
          </table:table-cell>
          <table:table-cell office:value-type="float" office:value="129.89" calcext:value-type="float">
            <text:p>129.89</text:p>
          </table:table-cell>
          <table:table-cell office:value-type="float" office:value="130.84" calcext:value-type="float">
            <text:p>130.84</text:p>
          </table:table-cell>
          <table:table-cell office:value-type="float" office:value="129.67" calcext:value-type="float">
            <text:p>129.67</text:p>
          </table:table-cell>
          <table:table-cell office:value-type="float" office:value="129.799" calcext:value-type="float">
            <text:p>129.799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30 20.020</text:p>
          </table:table-cell>
          <table:table-cell office:value-type="float" office:value="247.5" calcext:value-type="float">
            <text:p>247.5</text:p>
          </table:table-cell>
          <table:table-cell office:value-type="float" office:value="0.85" calcext:value-type="float">
            <text:p>0.85</text:p>
          </table:table-cell>
          <table:table-cell office:value-type="float" office:value="129.9" calcext:value-type="float">
            <text:p>129.9</text:p>
          </table:table-cell>
          <table:table-cell office:value-type="float" office:value="23926" calcext:value-type="float">
            <text:p>23926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85" calcext:value-type="float">
            <text:p>129.85</text:p>
          </table:table-cell>
          <table:table-cell office:value-type="float" office:value="130.43" calcext:value-type="float">
            <text:p>130.43</text:p>
          </table:table-cell>
          <table:table-cell office:value-type="float" office:value="130.89" calcext:value-type="float">
            <text:p>130.89</text:p>
          </table:table-cell>
          <table:table-cell office:value-type="float" office:value="130.13" calcext:value-type="float">
            <text:p>130.13</text:p>
          </table:table-cell>
          <table:table-cell office:value-type="float" office:value="129.833" calcext:value-type="float">
            <text:p>129.833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40 19.994</text:p>
          </table:table-cell>
          <table:table-cell office:value-type="float" office:value="244.5" calcext:value-type="float">
            <text:p>244.5</text:p>
          </table:table-cell>
          <table:table-cell office:value-type="float" office:value="0.87" calcext:value-type="float">
            <text:p>0.87</text:p>
          </table:table-cell>
          <table:table-cell office:value-type="float" office:value="129.1" calcext:value-type="float">
            <text:p>129.1</text:p>
          </table:table-cell>
          <table:table-cell office:value-type="float" office:value="23947" calcext:value-type="float">
            <text:p>23947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  <table:table-cell office:value-type="float" office:value="129.9" calcext:value-type="float">
            <text:p>129.9</text:p>
          </table:table-cell>
          <table:table-cell office:value-type="float" office:value="129.45" calcext:value-type="float">
            <text:p>129.45</text:p>
          </table:table-cell>
          <table:table-cell office:value-type="float" office:value="127.63" calcext:value-type="float">
            <text:p>127.63</text:p>
          </table:table-cell>
          <table:table-cell office:value-type="float" office:value="130.29" calcext:value-type="float">
            <text:p>130.29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9.581" calcext:value-type="float">
            <text:p>129.581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19 50 20.006</text:p>
          </table:table-cell>
          <table:table-cell office:value-type="float" office:value="248" calcext:value-type="float">
            <text:p>248</text:p>
          </table:table-cell>
          <table:table-cell office:value-type="float" office:value="0.86" calcext:value-type="float">
            <text:p>0.86</text:p>
          </table:table-cell>
          <table:table-cell office:value-type="float" office:value="129.9" calcext:value-type="float">
            <text:p>129.9</text:p>
          </table:table-cell>
          <table:table-cell office:value-type="float" office:value="23969" calcext:value-type="float">
            <text:p>23969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0.1" calcext:value-type="float">
            <text:p>130.1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0.1" calcext:value-type="float">
            <text:p>130.1</text:p>
          </table:table-cell>
          <table:table-cell office:value-type="float" office:value="131.24" calcext:value-type="float">
            <text:p>131.24</text:p>
          </table:table-cell>
          <table:table-cell office:value-type="float" office:value="129.76" calcext:value-type="float">
            <text:p>129.76</text:p>
          </table:table-cell>
          <table:table-cell office:value-type="float" office:value="129.646" calcext:value-type="float">
            <text:p>129.646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20 00 20.021</text:p>
          </table:table-cell>
          <table:table-cell office:value-type="float" office:value="247.4" calcext:value-type="float">
            <text:p>247.4</text:p>
          </table:table-cell>
          <table:table-cell office:value-type="float" office:value="0.85" calcext:value-type="float">
            <text:p>0.85</text:p>
          </table:table-cell>
          <table:table-cell office:value-type="float" office:value="129.5" calcext:value-type="float">
            <text:p>129.5</text:p>
          </table:table-cell>
          <table:table-cell office:value-type="float" office:value="23991" calcext:value-type="float">
            <text:p>23991</text:p>
          </table:table-cell>
          <table:table-cell office:value-type="float" office:value="50.1" calcext:value-type="float">
            <text:p>50.1</text:p>
          </table:table-cell>
          <table:table-cell office:value-type="float" office:value="0.62" calcext:value-type="float">
            <text:p>0.62</text:p>
          </table:table-cell>
          <table:table-cell office:value-type="float" office:value="130.2" calcext:value-type="float">
            <text:p>130.2</text:p>
          </table:table-cell>
          <table:table-cell office:value-type="float" office:value="129.8" calcext:value-type="float">
            <text:p>129.8</text:p>
          </table:table-cell>
          <table:table-cell office:value-type="float" office:value="130.38" calcext:value-type="float">
            <text:p>130.38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9.726" calcext:value-type="float">
            <text:p>129.726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7 20 10 20.008</text:p>
          </table:table-cell>
          <table:table-cell office:value-type="float" office:value="249.5" calcext:value-type="float">
            <text:p>249.5</text:p>
          </table:table-cell>
          <table:table-cell office:value-type="float" office:value="0.86" calcext:value-type="float">
            <text:p>0.86</text:p>
          </table:table-cell>
          <table:table-cell office:value-type="float" office:value="130.2" calcext:value-type="float">
            <text:p>130.2</text:p>
          </table:table-cell>
          <table:table-cell office:value-type="float" office:value="24012" calcext:value-type="float">
            <text:p>24012</text:p>
          </table:table-cell>
          <table:table-cell office:value-type="float" office:value="49.9" calcext:value-type="float">
            <text:p>49.9</text:p>
          </table:table-cell>
          <table:table-cell office:value-type="float" office:value="0.61" calcext:value-type="float">
            <text:p>0.61</text:p>
          </table:table-cell>
          <table:table-cell office:value-type="float" office:value="130.3" calcext:value-type="float">
            <text:p>130.3</text:p>
          </table:table-cell>
          <table:table-cell office:value-type="float" office:value="129.94" calcext:value-type="float">
            <text:p>129.94</text:p>
          </table:table-cell>
          <table:table-cell office:value-type="float" office:value="130.89" calcext:value-type="float">
            <text:p>130.89</text:p>
          </table:table-cell>
          <table:table-cell office:value-type="float" office:value="131.2" calcext:value-type="float">
            <text:p>131.2</text:p>
          </table:table-cell>
          <table:table-cell office:value-type="float" office:value="130.04" calcext:value-type="float">
            <text:p>130.04</text:p>
          </table:table-cell>
          <table:table-cell office:value-type="float" office:value="129.89" calcext:value-type="float">
            <text:p>129.89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20 20 19.994</text:p>
          </table:table-cell>
          <table:table-cell office:value-type="float" office:value="248.4" calcext:value-type="float">
            <text:p>248.4</text:p>
          </table:table-cell>
          <table:table-cell office:value-type="float" office:value="0.85" calcext:value-type="float">
            <text:p>0.85</text:p>
          </table:table-cell>
          <table:table-cell office:value-type="float" office:value="129.9" calcext:value-type="float">
            <text:p>129.9</text:p>
          </table:table-cell>
          <table:table-cell office:value-type="float" office:value="24034" calcext:value-type="float">
            <text:p>24034</text:p>
          </table:table-cell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130.3" calcext:value-type="float">
            <text:p>130.3</text:p>
          </table:table-cell>
          <table:table-cell office:value-type="float" office:value="129.95" calcext:value-type="float">
            <text:p>129.95</text:p>
          </table:table-cell>
          <table:table-cell office:value-type="float" office:value="128.8" calcext:value-type="float">
            <text:p>128.8</text:p>
          </table:table-cell>
          <table:table-cell office:value-type="float" office:value="130.78" calcext:value-type="float">
            <text:p>130.78</text:p>
          </table:table-cell>
          <table:table-cell office:value-type="float" office:value="129.98" calcext:value-type="float">
            <text:p>129.98</text:p>
          </table:table-cell>
          <table:table-cell office:value-type="float" office:value="129.929" calcext:value-type="float">
            <text:p>129.929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20 30 20.015</text:p>
          </table:table-cell>
          <table:table-cell office:value-type="float" office:value="248.5" calcext:value-type="float">
            <text:p>248.5</text:p>
          </table:table-cell>
          <table:table-cell office:value-type="float" office:value="0.85" calcext:value-type="float">
            <text:p>0.85</text:p>
          </table:table-cell>
          <table:table-cell office:value-type="float" office:value="129.8" calcext:value-type="float">
            <text:p>129.8</text:p>
          </table:table-cell>
          <table:table-cell office:value-type="float" office:value="24056" calcext:value-type="float">
            <text:p>24056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130.6" calcext:value-type="float">
            <text:p>130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2.17" calcext:value-type="float">
            <text:p>132.17</text:p>
          </table:table-cell>
          <table:table-cell office:value-type="float" office:value="130.06" calcext:value-type="float">
            <text:p>130.06</text:p>
          </table:table-cell>
          <table:table-cell office:value-type="float" office:value="130.044" calcext:value-type="float">
            <text:p>130.044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20 40 20.007</text:p>
          </table:table-cell>
          <table:table-cell office:value-type="float" office:value="245.4" calcext:value-type="float">
            <text:p>245.4</text:p>
          </table:table-cell>
          <table:table-cell office:value-type="float" office:value="0.11" calcext:value-type="float">
            <text:p>0.11</text:p>
          </table:table-cell>
          <table:table-cell office:value-type="float" office:value="15.9" calcext:value-type="float">
            <text:p>15.9</text:p>
          </table:table-cell>
          <table:table-cell office:value-type="float" office:value="24063" calcext:value-type="float">
            <text:p>24063</text:p>
          </table:table-cell>
          <table:table-cell office:value-type="float" office:value="49.9" calcext:value-type="float">
            <text:p>49.9</text:p>
          </table:table-cell>
          <table:table-cell office:value-type="float" office:value="0.59" calcext:value-type="float">
            <text:p>0.59</text:p>
          </table:table-cell>
          <table:table-cell office:value-type="float" office:value="129.8" calcext:value-type="float">
            <text:p>129.8</text:p>
          </table:table-cell>
          <table:table-cell office:value-type="float" office:value="44.6" calcext:value-type="float">
            <text:p>44.6</text:p>
          </table:table-cell>
          <table:table-cell office:value-type="float" office:value="15.93" calcext:value-type="float">
            <text:p>15.93</text:p>
          </table:table-cell>
          <table:table-cell office:value-type="float" office:value="129.85" calcext:value-type="float">
            <text:p>129.85</text:p>
          </table:table-cell>
          <table:table-cell office:value-type="float" office:value="44.32" calcext:value-type="float">
            <text:p>44.32</text:p>
          </table:table-cell>
          <table:table-cell office:value-type="float" office:value="68.893" calcext:value-type="float">
            <text:p>68.893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7 22 00 20.013</text:p>
          </table:table-cell>
          <table:table-cell office:value-type="float" office:value="248.5" calcext:value-type="float">
            <text:p>248.5</text:p>
          </table:table-cell>
          <table:table-cell office:value-type="float" office:value="0.11" calcext:value-type="float">
            <text:p>0.11</text:p>
          </table:table-cell>
          <table:table-cell office:value-type="float" office:value="16.3" calcext:value-type="float">
            <text:p>16.3</text:p>
          </table:table-cell>
          <table:table-cell office:value-type="float" office:value="24085" calcext:value-type="float">
            <text:p>24085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6.9" calcext:value-type="float">
            <text:p>16.9</text:p>
          </table:table-cell>
          <table:table-cell office:value-type="float" office:value="16.41" calcext:value-type="float">
            <text:p>16.41</text:p>
          </table:table-cell>
          <table:table-cell office:value-type="float" office:value="15.85" calcext:value-type="float">
            <text:p>15.85</text:p>
          </table:table-cell>
          <table:table-cell office:value-type="float" office:value="17.59" calcext:value-type="float">
            <text:p>17.59</text:p>
          </table:table-cell>
          <table:table-cell office:value-type="float" office:value="16.15" calcext:value-type="float">
            <text:p>16.15</text:p>
          </table:table-cell>
          <table:table-cell office:value-type="float" office:value="16.487" calcext:value-type="float">
            <text:p>16.487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0 00 20.020</text:p>
          </table:table-cell>
          <table:table-cell office:value-type="float" office:value="248.9" calcext:value-type="float">
            <text:p>248.9</text:p>
          </table:table-cell>
          <table:table-cell office:value-type="float" office:value="0.12" calcext:value-type="float">
            <text:p>0.12</text:p>
          </table:table-cell>
          <table:table-cell office:value-type="float" office:value="16.7" calcext:value-type="float">
            <text:p>16.7</text:p>
          </table:table-cell>
          <table:table-cell office:value-type="float" office:value="24118" calcext:value-type="float">
            <text:p>24118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7.32" calcext:value-type="float">
            <text:p>17.32</text:p>
          </table:table-cell>
          <table:table-cell office:value-type="float" office:value="17.66" calcext:value-type="float">
            <text:p>17.66</text:p>
          </table:table-cell>
          <table:table-cell office:value-type="float" office:value="16.79" calcext:value-type="float">
            <text:p>16.79</text:p>
          </table:table-cell>
          <table:table-cell office:value-type="float" office:value="16.613" calcext:value-type="float">
            <text:p>16.613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2 00 20.014</text:p>
          </table:table-cell>
          <table:table-cell office:value-type="float" office:value="249.1" calcext:value-type="float">
            <text:p>249.1</text:p>
          </table:table-cell>
          <table:table-cell office:value-type="float" office:value="0.11" calcext:value-type="float">
            <text:p>0.11</text:p>
          </table:table-cell>
          <table:table-cell office:value-type="float" office:value="16.4" calcext:value-type="float">
            <text:p>16.4</text:p>
          </table:table-cell>
          <table:table-cell office:value-type="float" office:value="24152" calcext:value-type="float">
            <text:p>24152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6.9" calcext:value-type="float">
            <text:p>16.9</text:p>
          </table:table-cell>
          <table:table-cell office:value-type="float" office:value="16.59" calcext:value-type="float">
            <text:p>16.59</text:p>
          </table:table-cell>
          <table:table-cell office:value-type="float" office:value="15.89" calcext:value-type="float">
            <text:p>15.89</text:p>
          </table:table-cell>
          <table:table-cell office:value-type="float" office:value="17.65" calcext:value-type="float">
            <text:p>17.65</text:p>
          </table:table-cell>
          <table:table-cell office:value-type="float" office:value="16.78" calcext:value-type="float">
            <text:p>16.78</text:p>
          </table:table-cell>
          <table:table-cell office:value-type="float" office:value="16.594" calcext:value-type="float">
            <text:p>16.594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4 00 19.998</text:p>
          </table:table-cell>
          <table:table-cell office:value-type="float" office:value="249.5" calcext:value-type="float">
            <text:p>249.5</text:p>
          </table:table-cell>
          <table:table-cell office:value-type="float" office:value="0.12" calcext:value-type="float">
            <text:p>0.12</text:p>
          </table:table-cell>
          <table:table-cell office:value-type="float" office:value="16.4" calcext:value-type="float">
            <text:p>16.4</text:p>
          </table:table-cell>
          <table:table-cell office:value-type="float" office:value="24185" calcext:value-type="float">
            <text:p>24185</text:p>
          </table:table-cell>
          <table:table-cell office:value-type="float" office:value="49.9" calcext:value-type="float">
            <text:p>49.9</text:p>
          </table:table-cell>
          <table:table-cell office:value-type="float" office:value="0.57" calcext:value-type="float">
            <text:p>0.57</text:p>
          </table:table-cell>
          <table:table-cell office:value-type="float" office:value="17" calcext:value-type="float">
            <text:p>17</text:p>
          </table:table-cell>
          <table:table-cell office:value-type="float" office:value="16.59" calcext:value-type="float">
            <text:p>16.59</text:p>
          </table:table-cell>
          <table:table-cell office:value-type="float" office:value="17.07" calcext:value-type="float">
            <text:p>17.07</text:p>
          </table:table-cell>
          <table:table-cell office:value-type="float" office:value="17.63" calcext:value-type="float">
            <text:p>17.63</text:p>
          </table:table-cell>
          <table:table-cell office:value-type="float" office:value="16.82" calcext:value-type="float">
            <text:p>16.82</text:p>
          </table:table-cell>
          <table:table-cell office:value-type="float" office:value="16.565" calcext:value-type="float">
            <text:p>16.565</text:p>
          </table:table-cell>
          <table:table-cell office:value-type="string" calcext:value-type="string">
            <text:p>clos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5 53 20.014</text:p>
          </table:table-cell>
          <table:table-cell office:value-type="float" office:value="245.3" calcext:value-type="float">
            <text:p>245.3</text:p>
          </table:table-cell>
          <table:table-cell office:value-type="float" office:value="12.33" calcext:value-type="float">
            <text:p>12.33</text:p>
          </table:table-cell>
          <table:table-cell office:value-type="float" office:value="3022.9" calcext:value-type="float">
            <text:p>3022.9</text:p>
          </table:table-cell>
          <table:table-cell office:value-type="float" office:value="24227" calcext:value-type="float">
            <text:p>2422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2.9" calcext:value-type="float">
            <text:p>3022.9</text:p>
          </table:table-cell>
          <table:table-cell office:value-type="float" office:value="29.85" calcext:value-type="float">
            <text:p>29.85</text:p>
          </table:table-cell>
          <table:table-cell table:number-columns-repeated="2" office:value-type="float" office:value="3024.55" calcext:value-type="float">
            <text:p>3024.55</text:p>
          </table:table-cell>
          <table:table-cell office:value-type="float" office:value="29.87" calcext:value-type="float">
            <text:p>29.87</text:p>
          </table:table-cell>
          <table:table-cell office:value-type="float" office:value="166.848" calcext:value-type="float">
            <text:p>166.848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formula="of:=3*0.3*24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2022-09-18 06 00 19.993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5" calcext:value-type="float">
            <text:p>12.35</text:p>
          </table:table-cell>
          <table:table-cell office:value-type="float" office:value="3046.8" calcext:value-type="float">
            <text:p>3046.8</text:p>
          </table:table-cell>
          <table:table-cell office:value-type="float" office:value="24580" calcext:value-type="float">
            <text:p>245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6.8" calcext:value-type="float">
            <text:p>3046.8</text:p>
          </table:table-cell>
          <table:table-cell office:value-type="float" office:value="3026.1" calcext:value-type="float">
            <text:p>3026.1</text:p>
          </table:table-cell>
          <table:table-cell table:number-columns-repeated="2" office:value-type="float" office:value="3047.98" calcext:value-type="float">
            <text:p>3047.98</text:p>
          </table:table-cell>
          <table:table-cell office:value-type="float" office:value="3026.6" calcext:value-type="float">
            <text:p>3026.6</text:p>
          </table:table-cell>
          <table:table-cell office:value-type="float" office:value="1633.001" calcext:value-type="float">
            <text:p>1633.00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6 10 19.999</text:p>
          </table:table-cell>
          <table:table-cell office:value-type="float" office:value="245.8" calcext:value-type="float">
            <text:p>245.8</text:p>
          </table:table-cell>
          <table:table-cell office:value-type="float" office:value="12.29" calcext:value-type="float">
            <text:p>12.29</text:p>
          </table:table-cell>
          <table:table-cell office:value-type="float" office:value="3020.7" calcext:value-type="float">
            <text:p>3020.7</text:p>
          </table:table-cell>
          <table:table-cell office:value-type="float" office:value="25087" calcext:value-type="float">
            <text:p>2508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6.8" calcext:value-type="float">
            <text:p>3056.8</text:p>
          </table:table-cell>
          <table:table-cell office:value-type="float" office:value="3034.3" calcext:value-type="float">
            <text:p>3034.3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56.63" calcext:value-type="float">
            <text:p>3056.63</text:p>
          </table:table-cell>
          <table:table-cell office:value-type="float" office:value="3034.98" calcext:value-type="float">
            <text:p>3034.98</text:p>
          </table:table-cell>
          <table:table-cell office:value-type="float" office:value="2532.125" calcext:value-type="float">
            <text:p>2532.12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6 20 20.009</text:p>
          </table:table-cell>
          <table:table-cell office:value-type="float" office:value="246.7" calcext:value-type="float">
            <text:p>246.7</text:p>
          </table:table-cell>
          <table:table-cell office:value-type="float" office:value="12.33" calcext:value-type="float">
            <text:p>12.33</text:p>
          </table:table-cell>
          <table:table-cell office:value-type="float" office:value="3042" calcext:value-type="float">
            <text:p>3042</text:p>
          </table:table-cell>
          <table:table-cell office:value-type="float" office:value="25590" calcext:value-type="float">
            <text:p>2559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4.7" calcext:value-type="float">
            <text:p>3044.7</text:p>
          </table:table-cell>
          <table:table-cell office:value-type="float" office:value="3009.55" calcext:value-type="float">
            <text:p>3009.55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45.51" calcext:value-type="float">
            <text:p>3045.51</text:p>
          </table:table-cell>
          <table:table-cell office:value-type="float" office:value="3010.23" calcext:value-type="float">
            <text:p>3010.23</text:p>
          </table:table-cell>
          <table:table-cell office:value-type="float" office:value="2840.848" calcext:value-type="float">
            <text:p>2840.84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6 30 19.998</text:p>
          </table:table-cell>
          <table:table-cell office:value-type="float" office:value="246.9" calcext:value-type="float">
            <text:p>246.9</text:p>
          </table:table-cell>
          <table:table-cell office:value-type="float" office:value="12.34" calcext:value-type="float">
            <text:p>12.34</text:p>
          </table:table-cell>
          <table:table-cell office:value-type="float" office:value="3045.7" calcext:value-type="float">
            <text:p>3045.7</text:p>
          </table:table-cell>
          <table:table-cell office:value-type="float" office:value="26098" calcext:value-type="float">
            <text:p>2609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0.5" calcext:value-type="float">
            <text:p>3050.5</text:p>
          </table:table-cell>
          <table:table-cell office:value-type="float" office:value="3039.09" calcext:value-type="float">
            <text:p>3039.09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39.66" calcext:value-type="float">
            <text:p>3039.66</text:p>
          </table:table-cell>
          <table:table-cell office:value-type="float" office:value="2967.072" calcext:value-type="float">
            <text:p>2967.0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6 40 20.013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50.6" calcext:value-type="float">
            <text:p>3050.6</text:p>
          </table:table-cell>
          <table:table-cell office:value-type="float" office:value="26604" calcext:value-type="float">
            <text:p>2660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0.6" calcext:value-type="float">
            <text:p>3050.6</text:p>
          </table:table-cell>
          <table:table-cell office:value-type="float" office:value="3024.47" calcext:value-type="float">
            <text:p>3024.47</text:p>
          </table:table-cell>
          <table:table-cell table:number-columns-repeated="2" office:value-type="float" office:value="3051.68" calcext:value-type="float">
            <text:p>3051.68</text:p>
          </table:table-cell>
          <table:table-cell office:value-type="float" office:value="3025.25" calcext:value-type="float">
            <text:p>3025.25</text:p>
          </table:table-cell>
          <table:table-cell office:value-type="float" office:value="3004.804" calcext:value-type="float">
            <text:p>3004.80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6 50 20.013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3" calcext:value-type="float">
            <text:p>12.33</text:p>
          </table:table-cell>
          <table:table-cell office:value-type="float" office:value="3043.9" calcext:value-type="float">
            <text:p>3043.9</text:p>
          </table:table-cell>
          <table:table-cell office:value-type="float" office:value="27111" calcext:value-type="float">
            <text:p>271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float" office:value="3033.44" calcext:value-type="float">
            <text:p>3033.44</text:p>
          </table:table-cell>
          <table:table-cell office:value-type="float" office:value="3043.04" calcext:value-type="float">
            <text:p>3043.04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34.08" calcext:value-type="float">
            <text:p>3034.08</text:p>
          </table:table-cell>
          <table:table-cell office:value-type="float" office:value="3025.441" calcext:value-type="float">
            <text:p>3025.44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00 20.022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50.9" calcext:value-type="float">
            <text:p>3050.9</text:p>
          </table:table-cell>
          <table:table-cell office:value-type="float" office:value="27615" calcext:value-type="float">
            <text:p>2761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0.9" calcext:value-type="float">
            <text:p>3050.9</text:p>
          </table:table-cell>
          <table:table-cell office:value-type="float" office:value="3019.01" calcext:value-type="float">
            <text:p>3019.01</text:p>
          </table:table-cell>
          <table:table-cell table:number-columns-repeated="2" office:value-type="float" office:value="3051.68" calcext:value-type="float">
            <text:p>3051.68</text:p>
          </table:table-cell>
          <table:table-cell office:value-type="float" office:value="3019.73" calcext:value-type="float">
            <text:p>3019.73</text:p>
          </table:table-cell>
          <table:table-cell office:value-type="float" office:value="3022.73" calcext:value-type="float">
            <text:p>3022.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10 20.022</text:p>
          </table:table-cell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3023.6" calcext:value-type="float">
            <text:p>3023.6</text:p>
          </table:table-cell>
          <table:table-cell office:value-type="float" office:value="28123" calcext:value-type="float">
            <text:p>281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6" calcext:value-type="float">
            <text:p>3056</text:p>
          </table:table-cell>
          <table:table-cell office:value-type="float" office:value="3033.2" calcext:value-type="float">
            <text:p>3033.2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34.07" calcext:value-type="float">
            <text:p>3034.07</text:p>
          </table:table-cell>
          <table:table-cell office:value-type="float" office:value="3026.833" calcext:value-type="float">
            <text:p>3026.83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20 20.005</text:p>
          </table:table-cell>
          <table:table-cell office:value-type="float" office:value="246.5" calcext:value-type="float">
            <text:p>246.5</text:p>
          </table:table-cell>
          <table:table-cell office:value-type="float" office:value="12.32" calcext:value-type="float">
            <text:p>12.32</text:p>
          </table:table-cell>
          <table:table-cell office:value-type="float" office:value="3035.1" calcext:value-type="float">
            <text:p>3035.1</text:p>
          </table:table-cell>
          <table:table-cell office:value-type="float" office:value="28626" calcext:value-type="float">
            <text:p>286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1" calcext:value-type="float">
            <text:p>3035.1</text:p>
          </table:table-cell>
          <table:table-cell office:value-type="float" office:value="3011.55" calcext:value-type="float">
            <text:p>3011.55</text:p>
          </table:table-cell>
          <table:table-cell table:number-columns-repeated="2" office:value-type="float" office:value="3036.88" calcext:value-type="float">
            <text:p>3036.88</text:p>
          </table:table-cell>
          <table:table-cell office:value-type="float" office:value="3011.99" calcext:value-type="float">
            <text:p>3011.99</text:p>
          </table:table-cell>
          <table:table-cell office:value-type="float" office:value="3018.67" calcext:value-type="float">
            <text:p>3018.6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30 20.018</text:p>
          </table:table-cell>
          <table:table-cell office:value-type="float" office:value="242.7" calcext:value-type="float">
            <text:p>242.7</text:p>
          </table:table-cell>
          <table:table-cell office:value-type="float" office:value="12.16" calcext:value-type="float">
            <text:p>12.16</text:p>
          </table:table-cell>
          <table:table-cell office:value-type="float" office:value="2949.4" calcext:value-type="float">
            <text:p>2949.4</text:p>
          </table:table-cell>
          <table:table-cell office:value-type="float" office:value="29128" calcext:value-type="float">
            <text:p>2912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8.4" calcext:value-type="float">
            <text:p>3038.4</text:p>
          </table:table-cell>
          <table:table-cell office:value-type="float" office:value="3000.9" calcext:value-type="float">
            <text:p>3000.9</text:p>
          </table:table-cell>
          <table:table-cell office:value-type="float" office:value="2951.23" calcext:value-type="float">
            <text:p>2951.23</text:p>
          </table:table-cell>
          <table:table-cell office:value-type="float" office:value="3038.11" calcext:value-type="float">
            <text:p>3038.11</text:p>
          </table:table-cell>
          <table:table-cell office:value-type="float" office:value="3001.55" calcext:value-type="float">
            <text:p>3001.55</text:p>
          </table:table-cell>
          <table:table-cell office:value-type="float" office:value="3000.871" calcext:value-type="float">
            <text:p>3000.87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40 19.980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2" calcext:value-type="float">
            <text:p>12.22</text:p>
          </table:table-cell>
          <table:table-cell office:value-type="float" office:value="2983" calcext:value-type="float">
            <text:p>2983</text:p>
          </table:table-cell>
          <table:table-cell office:value-type="float" office:value="29623" calcext:value-type="float">
            <text:p>296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83" calcext:value-type="float">
            <text:p>2983</text:p>
          </table:table-cell>
          <table:table-cell office:value-type="float" office:value="2958.98" calcext:value-type="float">
            <text:p>2958.98</text:p>
          </table:table-cell>
          <table:table-cell table:number-columns-repeated="2" office:value-type="float" office:value="2984.12" calcext:value-type="float">
            <text:p>2984.12</text:p>
          </table:table-cell>
          <table:table-cell office:value-type="float" office:value="2959.69" calcext:value-type="float">
            <text:p>2959.69</text:p>
          </table:table-cell>
          <table:table-cell office:value-type="float" office:value="2974.456" calcext:value-type="float">
            <text:p>2974.45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7 50 20.018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7" calcext:value-type="float">
            <text:p>12.27</text:p>
          </table:table-cell>
          <table:table-cell office:value-type="float" office:value="3008" calcext:value-type="float">
            <text:p>3008</text:p>
          </table:table-cell>
          <table:table-cell office:value-type="float" office:value="30123" calcext:value-type="float">
            <text:p>301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8" calcext:value-type="float">
            <text:p>3008</text:p>
          </table:table-cell>
          <table:table-cell office:value-type="float" office:value="2996.91" calcext:value-type="float">
            <text:p>2996.91</text:p>
          </table:table-cell>
          <table:table-cell table:number-columns-repeated="2" office:value-type="float" office:value="3009.83" calcext:value-type="float">
            <text:p>3009.83</text:p>
          </table:table-cell>
          <table:table-cell office:value-type="float" office:value="2997.58" calcext:value-type="float">
            <text:p>2997.58</text:p>
          </table:table-cell>
          <table:table-cell office:value-type="float" office:value="2990.021" calcext:value-type="float">
            <text:p>2990.02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00 20.020</text:p>
          </table:table-cell>
          <table:table-cell office:value-type="float" office:value="243.6" calcext:value-type="float">
            <text:p>243.6</text:p>
          </table:table-cell>
          <table:table-cell office:value-type="float" office:value="12.19" calcext:value-type="float">
            <text:p>12.19</text:p>
          </table:table-cell>
          <table:table-cell office:value-type="float" office:value="2969.1" calcext:value-type="float">
            <text:p>2969.1</text:p>
          </table:table-cell>
          <table:table-cell office:value-type="float" office:value="30619" calcext:value-type="float">
            <text:p>306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7" calcext:value-type="float">
            <text:p>3007</text:p>
          </table:table-cell>
          <table:table-cell office:value-type="float" office:value="2961.96" calcext:value-type="float">
            <text:p>2961.96</text:p>
          </table:table-cell>
          <table:table-cell office:value-type="float" office:value="2969.48" calcext:value-type="float">
            <text:p>2969.48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2962.64" calcext:value-type="float">
            <text:p>2962.64</text:p>
          </table:table-cell>
          <table:table-cell office:value-type="float" office:value="2969.005" calcext:value-type="float">
            <text:p>2969.0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10 20.014</text:p>
          </table:table-cell>
          <table:table-cell office:value-type="float" office:value="243.7" calcext:value-type="float">
            <text:p>243.7</text:p>
          </table:table-cell>
          <table:table-cell office:value-type="float" office:value="12.2" calcext:value-type="float">
            <text:p>12.2</text:p>
          </table:table-cell>
          <table:table-cell office:value-type="float" office:value="2973.4" calcext:value-type="float">
            <text:p>2973.4</text:p>
          </table:table-cell>
          <table:table-cell office:value-type="float" office:value="31116" calcext:value-type="float">
            <text:p>311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0.4" calcext:value-type="float">
            <text:p>2990.4</text:p>
          </table:table-cell>
          <table:table-cell office:value-type="float" office:value="2975.95" calcext:value-type="float">
            <text:p>2975.95</text:p>
          </table:table-cell>
          <table:table-cell office:value-type="float" office:value="2973.14" calcext:value-type="float">
            <text:p>2973.14</text:p>
          </table:table-cell>
          <table:table-cell office:value-type="float" office:value="2990.24" calcext:value-type="float">
            <text:p>2990.24</text:p>
          </table:table-cell>
          <table:table-cell office:value-type="float" office:value="2976.44" calcext:value-type="float">
            <text:p>2976.44</text:p>
          </table:table-cell>
          <table:table-cell office:value-type="float" office:value="2973.559" calcext:value-type="float">
            <text:p>2973.55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20 20.004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2" calcext:value-type="float">
            <text:p>12.12</text:p>
          </table:table-cell>
          <table:table-cell office:value-type="float" office:value="2928.4" calcext:value-type="float">
            <text:p>2928.4</text:p>
          </table:table-cell>
          <table:table-cell office:value-type="float" office:value="31606" calcext:value-type="float">
            <text:p>3160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70.7" calcext:value-type="float">
            <text:p>2970.7</text:p>
          </table:table-cell>
          <table:table-cell office:value-type="float" office:value="2933.25" calcext:value-type="float">
            <text:p>2933.25</text:p>
          </table:table-cell>
          <table:table-cell office:value-type="float" office:value="2930.62" calcext:value-type="float">
            <text:p>2930.62</text:p>
          </table:table-cell>
          <table:table-cell office:value-type="float" office:value="2973.14" calcext:value-type="float">
            <text:p>2973.14</text:p>
          </table:table-cell>
          <table:table-cell office:value-type="float" office:value="2934.03" calcext:value-type="float">
            <text:p>2934.03</text:p>
          </table:table-cell>
          <table:table-cell office:value-type="float" office:value="2945.941" calcext:value-type="float">
            <text:p>2945.94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30 19.981</text:p>
          </table:table-cell>
          <table:table-cell office:value-type="float" office:value="244" calcext:value-type="float">
            <text:p>244</text:p>
          </table:table-cell>
          <table:table-cell office:value-type="float" office:value="12.21" calcext:value-type="float">
            <text:p>12.21</text:p>
          </table:table-cell>
          <table:table-cell office:value-type="float" office:value="2977.4" calcext:value-type="float">
            <text:p>2977.4</text:p>
          </table:table-cell>
          <table:table-cell office:value-type="float" office:value="32103" calcext:value-type="float">
            <text:p>3210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0" calcext:value-type="float">
            <text:p>3030</text:p>
          </table:table-cell>
          <table:table-cell office:value-type="float" office:value="2975.94" calcext:value-type="float">
            <text:p>2975.94</text:p>
          </table:table-cell>
          <table:table-cell office:value-type="float" office:value="2979.24" calcext:value-type="float">
            <text:p>2979.24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2976.92" calcext:value-type="float">
            <text:p>2976.92</text:p>
          </table:table-cell>
          <table:table-cell office:value-type="float" office:value="2968.463" calcext:value-type="float">
            <text:p>2968.46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40 20.015</text:p>
          </table:table-cell>
          <table:table-cell office:value-type="float" office:value="246.9" calcext:value-type="float">
            <text:p>246.9</text:p>
          </table:table-cell>
          <table:table-cell office:value-type="float" office:value="12.33" calcext:value-type="float">
            <text:p>12.33</text:p>
          </table:table-cell>
          <table:table-cell office:value-type="float" office:value="3043.9" calcext:value-type="float">
            <text:p>3043.9</text:p>
          </table:table-cell>
          <table:table-cell office:value-type="float" office:value="32609" calcext:value-type="float">
            <text:p>326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5.9" calcext:value-type="float">
            <text:p>3055.9</text:p>
          </table:table-cell>
          <table:table-cell office:value-type="float" office:value="3028.59" calcext:value-type="float">
            <text:p>3028.59</text:p>
          </table:table-cell>
          <table:table-cell office:value-type="float" office:value="3044.28" calcext:value-type="float">
            <text:p>3044.28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29.32" calcext:value-type="float">
            <text:p>3029.32</text:p>
          </table:table-cell>
          <table:table-cell office:value-type="float" office:value="3008.988" calcext:value-type="float">
            <text:p>3008.98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8 50 20.002</text:p>
          </table:table-cell>
          <table:table-cell office:value-type="float" office:value="247" calcext:value-type="float">
            <text:p>247</text:p>
          </table:table-cell>
          <table:table-cell office:value-type="float" office:value="12.34" calcext:value-type="float">
            <text:p>12.34</text:p>
          </table:table-cell>
          <table:table-cell office:value-type="float" office:value="3046.8" calcext:value-type="float">
            <text:p>3046.8</text:p>
          </table:table-cell>
          <table:table-cell office:value-type="float" office:value="33120" calcext:value-type="float">
            <text:p>33120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3.4" calcext:value-type="float">
            <text:p>3073.4</text:p>
          </table:table-cell>
          <table:table-cell office:value-type="float" office:value="3054" calcext:value-type="float">
            <text:p>3054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55.09" calcext:value-type="float">
            <text:p>3055.09</text:p>
          </table:table-cell>
          <table:table-cell office:value-type="float" office:value="3036.989" calcext:value-type="float">
            <text:p>3036.98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00 20.019</text:p>
          </table:table-cell>
          <table:table-cell office:value-type="float" office:value="244.4" calcext:value-type="float">
            <text:p>244.4</text:p>
          </table:table-cell>
          <table:table-cell office:value-type="float" office:value="12.22" calcext:value-type="float">
            <text:p>12.22</text:p>
          </table:table-cell>
          <table:table-cell office:value-type="float" office:value="2986.7" calcext:value-type="float">
            <text:p>2986.7</text:p>
          </table:table-cell>
          <table:table-cell office:value-type="float" office:value="33626" calcext:value-type="float">
            <text:p>336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9.3" calcext:value-type="float">
            <text:p>3069.3</text:p>
          </table:table-cell>
          <table:table-cell office:value-type="float" office:value="3025.23" calcext:value-type="float">
            <text:p>3025.23</text:p>
          </table:table-cell>
          <table:table-cell office:value-type="float" office:value="2986.57" calcext:value-type="float">
            <text:p>2986.57</text:p>
          </table:table-cell>
          <table:table-cell office:value-type="float" office:value="3070.24" calcext:value-type="float">
            <text:p>3070.24</text:p>
          </table:table-cell>
          <table:table-cell office:value-type="float" office:value="3026.23" calcext:value-type="float">
            <text:p>3026.23</text:p>
          </table:table-cell>
          <table:table-cell office:value-type="float" office:value="3027.066" calcext:value-type="float">
            <text:p>3027.0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10 20.006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6" calcext:value-type="float">
            <text:p>12.26</text:p>
          </table:table-cell>
          <table:table-cell office:value-type="float" office:value="3006.8" calcext:value-type="float">
            <text:p>3006.8</text:p>
          </table:table-cell>
          <table:table-cell office:value-type="float" office:value="34128" calcext:value-type="float">
            <text:p>3412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5.9" calcext:value-type="float">
            <text:p>3025.9</text:p>
          </table:table-cell>
          <table:table-cell office:value-type="float" office:value="3010.02" calcext:value-type="float">
            <text:p>3010.02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3027.03" calcext:value-type="float">
            <text:p>3027.03</text:p>
          </table:table-cell>
          <table:table-cell office:value-type="float" office:value="3010.51" calcext:value-type="float">
            <text:p>3010.51</text:p>
          </table:table-cell>
          <table:table-cell office:value-type="float" office:value="3016.724" calcext:value-type="float">
            <text:p>3016.7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20 20.015</text:p>
          </table:table-cell>
          <table:table-cell office:value-type="float" office:value="243.9" calcext:value-type="float">
            <text:p>243.9</text:p>
          </table:table-cell>
          <table:table-cell office:value-type="float" office:value="12.21" calcext:value-type="float">
            <text:p>12.21</text:p>
          </table:table-cell>
          <table:table-cell office:value-type="float" office:value="2976.6" calcext:value-type="float">
            <text:p>2976.6</text:p>
          </table:table-cell>
          <table:table-cell office:value-type="float" office:value="34623" calcext:value-type="float">
            <text:p>346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7.5" calcext:value-type="float">
            <text:p>3007.5</text:p>
          </table:table-cell>
          <table:table-cell office:value-type="float" office:value="2961.7" calcext:value-type="float">
            <text:p>2961.7</text:p>
          </table:table-cell>
          <table:table-cell office:value-type="float" office:value="2978.02" calcext:value-type="float">
            <text:p>2978.02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2962.31" calcext:value-type="float">
            <text:p>2962.31</text:p>
          </table:table-cell>
          <table:table-cell office:value-type="float" office:value="2977.697" calcext:value-type="float">
            <text:p>2977.69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30 20.011</text:p>
          </table:table-cell>
          <table:table-cell office:value-type="float" office:value="245.9" calcext:value-type="float">
            <text:p>245.9</text:p>
          </table:table-cell>
          <table:table-cell office:value-type="float" office:value="12.29" calcext:value-type="float">
            <text:p>12.29</text:p>
          </table:table-cell>
          <table:table-cell office:value-type="float" office:value="3022.6" calcext:value-type="float">
            <text:p>3022.6</text:p>
          </table:table-cell>
          <table:table-cell office:value-type="float" office:value="35124" calcext:value-type="float">
            <text:p>351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1.9" calcext:value-type="float">
            <text:p>3031.9</text:p>
          </table:table-cell>
          <table:table-cell office:value-type="float" office:value="2997.9" calcext:value-type="float">
            <text:p>2997.9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2998.39" calcext:value-type="float">
            <text:p>2998.39</text:p>
          </table:table-cell>
          <table:table-cell office:value-type="float" office:value="2995.445" calcext:value-type="float">
            <text:p>2995.44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40 20.016</text:p>
          </table:table-cell>
          <table:table-cell office:value-type="float" office:value="244.5" calcext:value-type="float">
            <text:p>244.5</text:p>
          </table:table-cell>
          <table:table-cell office:value-type="float" office:value="12.23" calcext:value-type="float">
            <text:p>12.23</text:p>
          </table:table-cell>
          <table:table-cell office:value-type="float" office:value="2990.9" calcext:value-type="float">
            <text:p>2990.9</text:p>
          </table:table-cell>
          <table:table-cell office:value-type="float" office:value="35625" calcext:value-type="float">
            <text:p>356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4.7" calcext:value-type="float">
            <text:p>3024.7</text:p>
          </table:table-cell>
          <table:table-cell office:value-type="float" office:value="2997.12" calcext:value-type="float">
            <text:p>2997.12</text:p>
          </table:table-cell>
          <table:table-cell office:value-type="float" office:value="2990.24" calcext:value-type="float">
            <text:p>2990.24</text:p>
          </table:table-cell>
          <table:table-cell office:value-type="float" office:value="3023.34" calcext:value-type="float">
            <text:p>3023.34</text:p>
          </table:table-cell>
          <table:table-cell office:value-type="float" office:value="2997.84" calcext:value-type="float">
            <text:p>2997.84</text:p>
          </table:table-cell>
          <table:table-cell office:value-type="float" office:value="2994.924" calcext:value-type="float">
            <text:p>2994.9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09 50 20.008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2" calcext:value-type="float">
            <text:p>12.22</text:p>
          </table:table-cell>
          <table:table-cell office:value-type="float" office:value="2982.8" calcext:value-type="float">
            <text:p>2982.8</text:p>
          </table:table-cell>
          <table:table-cell office:value-type="float" office:value="36128" calcext:value-type="float">
            <text:p>3612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2.2" calcext:value-type="float">
            <text:p>3022.2</text:p>
          </table:table-cell>
          <table:table-cell office:value-type="float" office:value="3007.09" calcext:value-type="float">
            <text:p>3007.09</text:p>
          </table:table-cell>
          <table:table-cell office:value-type="float" office:value="2984.12" calcext:value-type="float">
            <text:p>2984.12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3008.07" calcext:value-type="float">
            <text:p>3008.07</text:p>
          </table:table-cell>
          <table:table-cell office:value-type="float" office:value="3001.442" calcext:value-type="float">
            <text:p>3001.4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00 20.022</text:p>
          </table:table-cell>
          <table:table-cell office:value-type="float" office:value="247.8" calcext:value-type="float">
            <text:p>247.8</text:p>
          </table:table-cell>
          <table:table-cell office:value-type="float" office:value="12.37" calcext:value-type="float">
            <text:p>12.37</text:p>
          </table:table-cell>
          <table:table-cell office:value-type="float" office:value="3064.9" calcext:value-type="float">
            <text:p>3064.9</text:p>
          </table:table-cell>
          <table:table-cell office:value-type="float" office:value="36625" calcext:value-type="float">
            <text:p>366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4.9" calcext:value-type="float">
            <text:p>3064.9</text:p>
          </table:table-cell>
          <table:table-cell office:value-type="float" office:value="2980.53" calcext:value-type="float">
            <text:p>2980.53</text:p>
          </table:table-cell>
          <table:table-cell table:number-columns-repeated="2" office:value-type="float" office:value="3065.29" calcext:value-type="float">
            <text:p>3065.29</text:p>
          </table:table-cell>
          <table:table-cell office:value-type="float" office:value="2981.45" calcext:value-type="float">
            <text:p>2981.45</text:p>
          </table:table-cell>
          <table:table-cell office:value-type="float" office:value="2990.916" calcext:value-type="float">
            <text:p>2990.91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10 20.020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4" calcext:value-type="float">
            <text:p>12.24</text:p>
          </table:table-cell>
          <table:table-cell office:value-type="float" office:value="2993.8" calcext:value-type="float">
            <text:p>2993.8</text:p>
          </table:table-cell>
          <table:table-cell office:value-type="float" office:value="37130" calcext:value-type="float">
            <text:p>371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11.7" calcext:value-type="float">
            <text:p>3111.7</text:p>
          </table:table-cell>
          <table:table-cell office:value-type="float" office:value="3019.9" calcext:value-type="float">
            <text:p>3019.9</text:p>
          </table:table-cell>
          <table:table-cell office:value-type="float" office:value="2995.13" calcext:value-type="float">
            <text:p>2995.13</text:p>
          </table:table-cell>
          <table:table-cell office:value-type="float" office:value="3112.51" calcext:value-type="float">
            <text:p>3112.51</text:p>
          </table:table-cell>
          <table:table-cell office:value-type="float" office:value="3020.7" calcext:value-type="float">
            <text:p>3020.7</text:p>
          </table:table-cell>
          <table:table-cell office:value-type="float" office:value="3006.47" calcext:value-type="float">
            <text:p>3006.4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20 20.022</text:p>
          </table:table-cell>
          <table:table-cell office:value-type="float" office:value="242.9" calcext:value-type="float">
            <text:p>242.9</text:p>
          </table:table-cell>
          <table:table-cell office:value-type="float" office:value="12.16" calcext:value-type="float">
            <text:p>12.16</text:p>
          </table:table-cell>
          <table:table-cell office:value-type="float" office:value="2954.1" calcext:value-type="float">
            <text:p>2954.1</text:p>
          </table:table-cell>
          <table:table-cell office:value-type="float" office:value="37623" calcext:value-type="float">
            <text:p>376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5.8" calcext:value-type="float">
            <text:p>3025.8</text:p>
          </table:table-cell>
          <table:table-cell office:value-type="float" office:value="2953.02" calcext:value-type="float">
            <text:p>2953.02</text:p>
          </table:table-cell>
          <table:table-cell office:value-type="float" office:value="2953.66" calcext:value-type="float">
            <text:p>2953.66</text:p>
          </table:table-cell>
          <table:table-cell office:value-type="float" office:value="3028.26" calcext:value-type="float">
            <text:p>3028.26</text:p>
          </table:table-cell>
          <table:table-cell office:value-type="float" office:value="2954.01" calcext:value-type="float">
            <text:p>2954.01</text:p>
          </table:table-cell>
          <table:table-cell office:value-type="float" office:value="2967.765" calcext:value-type="float">
            <text:p>2967.76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30 20.019</text:p>
          </table:table-cell>
          <table:table-cell office:value-type="float" office:value="243.9" calcext:value-type="float">
            <text:p>243.9</text:p>
          </table:table-cell>
          <table:table-cell office:value-type="float" office:value="12.21" calcext:value-type="float">
            <text:p>12.21</text:p>
          </table:table-cell>
          <table:table-cell office:value-type="float" office:value="2977.1" calcext:value-type="float">
            <text:p>2977.1</text:p>
          </table:table-cell>
          <table:table-cell office:value-type="float" office:value="38120" calcext:value-type="float">
            <text:p>38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5.8" calcext:value-type="float">
            <text:p>3005.8</text:p>
          </table:table-cell>
          <table:table-cell office:value-type="float" office:value="2975" calcext:value-type="float">
            <text:p>2975</text:p>
          </table:table-cell>
          <table:table-cell office:value-type="float" office:value="2978.02" calcext:value-type="float">
            <text:p>2978.02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2975.9" calcext:value-type="float">
            <text:p>2975.9</text:p>
          </table:table-cell>
          <table:table-cell office:value-type="float" office:value="2971.591" calcext:value-type="float">
            <text:p>2971.59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40 19.986</text:p>
          </table:table-cell>
          <table:table-cell office:value-type="float" office:value="242.6" calcext:value-type="float">
            <text:p>242.6</text:p>
          </table:table-cell>
          <table:table-cell office:value-type="float" office:value="12.15" calcext:value-type="float">
            <text:p>12.15</text:p>
          </table:table-cell>
          <table:table-cell office:value-type="float" office:value="2947.2" calcext:value-type="float">
            <text:p>2947.2</text:p>
          </table:table-cell>
          <table:table-cell office:value-type="float" office:value="38618" calcext:value-type="float">
            <text:p>3861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6.3" calcext:value-type="float">
            <text:p>3006.3</text:p>
          </table:table-cell>
          <table:table-cell office:value-type="float" office:value="2978.95" calcext:value-type="float">
            <text:p>2978.95</text:p>
          </table:table-cell>
          <table:table-cell office:value-type="float" office:value="2947.59" calcext:value-type="float">
            <text:p>2947.59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2978.72" calcext:value-type="float">
            <text:p>2978.72</text:p>
          </table:table-cell>
          <table:table-cell office:value-type="float" office:value="2975.058" calcext:value-type="float">
            <text:p>2975.0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0 50 20.020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4" calcext:value-type="float">
            <text:p>12.24</text:p>
          </table:table-cell>
          <table:table-cell office:value-type="float" office:value="2993.9" calcext:value-type="float">
            <text:p>2993.9</text:p>
          </table:table-cell>
          <table:table-cell office:value-type="float" office:value="39117" calcext:value-type="float">
            <text:p>391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3.5" calcext:value-type="float">
            <text:p>3013.5</text:p>
          </table:table-cell>
          <table:table-cell office:value-type="float" office:value="2984.04" calcext:value-type="float">
            <text:p>2984.04</text:p>
          </table:table-cell>
          <table:table-cell office:value-type="float" office:value="2995.13" calcext:value-type="float">
            <text:p>2995.13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2984.76" calcext:value-type="float">
            <text:p>2984.76</text:p>
          </table:table-cell>
          <table:table-cell office:value-type="float" office:value="2982.142" calcext:value-type="float">
            <text:p>2982.14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00 20.022</text:p>
          </table:table-cell>
          <table:table-cell office:value-type="float" office:value="242.9" calcext:value-type="float">
            <text:p>242.9</text:p>
          </table:table-cell>
          <table:table-cell office:value-type="float" office:value="12.16" calcext:value-type="float">
            <text:p>12.16</text:p>
          </table:table-cell>
          <table:table-cell office:value-type="float" office:value="2954.5" calcext:value-type="float">
            <text:p>2954.5</text:p>
          </table:table-cell>
          <table:table-cell office:value-type="float" office:value="39615" calcext:value-type="float">
            <text:p>3961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6.7" calcext:value-type="float">
            <text:p>3016.7</text:p>
          </table:table-cell>
          <table:table-cell office:value-type="float" office:value="2976.97" calcext:value-type="float">
            <text:p>2976.97</text:p>
          </table:table-cell>
          <table:table-cell office:value-type="float" office:value="2953.66" calcext:value-type="float">
            <text:p>2953.66</text:p>
          </table:table-cell>
          <table:table-cell office:value-type="float" office:value="3017.2" calcext:value-type="float">
            <text:p>3017.2</text:p>
          </table:table-cell>
          <table:table-cell office:value-type="float" office:value="2977.75" calcext:value-type="float">
            <text:p>2977.75</text:p>
          </table:table-cell>
          <table:table-cell office:value-type="float" office:value="2979.674" calcext:value-type="float">
            <text:p>2979.67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10 20.015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" calcext:value-type="float">
            <text:p>12.3</text:p>
          </table:table-cell>
          <table:table-cell office:value-type="float" office:value="3029.3" calcext:value-type="float">
            <text:p>3029.3</text:p>
          </table:table-cell>
          <table:table-cell office:value-type="float" office:value="40118" calcext:value-type="float">
            <text:p>4011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3.8" calcext:value-type="float">
            <text:p>3033.8</text:p>
          </table:table-cell>
          <table:table-cell office:value-type="float" office:value="3016.66" calcext:value-type="float">
            <text:p>3016.66</text:p>
          </table:table-cell>
          <table:table-cell office:value-type="float" office:value="3029.49" calcext:value-type="float">
            <text:p>3029.49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3017.4" calcext:value-type="float">
            <text:p>3017.4</text:p>
          </table:table-cell>
          <table:table-cell office:value-type="float" office:value="3005.268" calcext:value-type="float">
            <text:p>3005.26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20 19.998</text:p>
          </table:table-cell>
          <table:table-cell office:value-type="float" office:value="243.8" calcext:value-type="float">
            <text:p>243.8</text:p>
          </table:table-cell>
          <table:table-cell office:value-type="float" office:value="12.2" calcext:value-type="float">
            <text:p>12.2</text:p>
          </table:table-cell>
          <table:table-cell office:value-type="float" office:value="2974.3" calcext:value-type="float">
            <text:p>2974.3</text:p>
          </table:table-cell>
          <table:table-cell office:value-type="float" office:value="40619" calcext:value-type="float">
            <text:p>406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0.4" calcext:value-type="float">
            <text:p>3030.4</text:p>
          </table:table-cell>
          <table:table-cell office:value-type="float" office:value="2993.12" calcext:value-type="float">
            <text:p>2993.12</text:p>
          </table:table-cell>
          <table:table-cell office:value-type="float" office:value="2974.36" calcext:value-type="float">
            <text:p>2974.36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2993.78" calcext:value-type="float">
            <text:p>2993.78</text:p>
          </table:table-cell>
          <table:table-cell office:value-type="float" office:value="2993.646" calcext:value-type="float">
            <text:p>2993.64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30 20.010</text:p>
          </table:table-cell>
          <table:table-cell office:value-type="float" office:value="242.3" calcext:value-type="float">
            <text:p>242.3</text:p>
          </table:table-cell>
          <table:table-cell office:value-type="float" office:value="12.13" calcext:value-type="float">
            <text:p>12.13</text:p>
          </table:table-cell>
          <table:table-cell office:value-type="float" office:value="2938.5" calcext:value-type="float">
            <text:p>2938.5</text:p>
          </table:table-cell>
          <table:table-cell office:value-type="float" office:value="41118" calcext:value-type="float">
            <text:p>4111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0.5" calcext:value-type="float">
            <text:p>3030.5</text:p>
          </table:table-cell>
          <table:table-cell office:value-type="float" office:value="2981.56" calcext:value-type="float">
            <text:p>2981.56</text:p>
          </table:table-cell>
          <table:table-cell office:value-type="float" office:value="2939.1" calcext:value-type="float">
            <text:p>2939.1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2982.6" calcext:value-type="float">
            <text:p>2982.6</text:p>
          </table:table-cell>
          <table:table-cell office:value-type="float" office:value="2983.813" calcext:value-type="float">
            <text:p>2983.81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40 19.994</text:p>
          </table:table-cell>
          <table:table-cell office:value-type="float" office:value="243.1" calcext:value-type="float">
            <text:p>243.1</text:p>
          </table:table-cell>
          <table:table-cell office:value-type="float" office:value="12.17" calcext:value-type="float">
            <text:p>12.17</text:p>
          </table:table-cell>
          <table:table-cell office:value-type="float" office:value="2957.1" calcext:value-type="float">
            <text:p>2957.1</text:p>
          </table:table-cell>
          <table:table-cell office:value-type="float" office:value="41610" calcext:value-type="float">
            <text:p>41610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73.6" calcext:value-type="float">
            <text:p>2973.6</text:p>
          </table:table-cell>
          <table:table-cell office:value-type="float" office:value="2946.18" calcext:value-type="float">
            <text:p>2946.18</text:p>
          </table:table-cell>
          <table:table-cell office:value-type="float" office:value="2958.53" calcext:value-type="float">
            <text:p>2958.53</text:p>
          </table:table-cell>
          <table:table-cell office:value-type="float" office:value="2974.36" calcext:value-type="float">
            <text:p>2974.36</text:p>
          </table:table-cell>
          <table:table-cell office:value-type="float" office:value="2947.04" calcext:value-type="float">
            <text:p>2947.04</text:p>
          </table:table-cell>
          <table:table-cell office:value-type="float" office:value="2961.941" calcext:value-type="float">
            <text:p>2961.94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1 50 19.997</text:p>
          </table:table-cell>
          <table:table-cell office:value-type="float" office:value="245.2" calcext:value-type="float">
            <text:p>245.2</text:p>
          </table:table-cell>
          <table:table-cell office:value-type="float" office:value="12.26" calcext:value-type="float">
            <text:p>12.26</text:p>
          </table:table-cell>
          <table:table-cell office:value-type="float" office:value="3006.5" calcext:value-type="float">
            <text:p>3006.5</text:p>
          </table:table-cell>
          <table:table-cell office:value-type="float" office:value="42099" calcext:value-type="float">
            <text:p>4209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6.5" calcext:value-type="float">
            <text:p>3006.5</text:p>
          </table:table-cell>
          <table:table-cell office:value-type="float" office:value="2937.65" calcext:value-type="float">
            <text:p>2937.65</text:p>
          </table:table-cell>
          <table:table-cell table:number-columns-repeated="2" office:value-type="float" office:value="3006.15" calcext:value-type="float">
            <text:p>3006.15</text:p>
          </table:table-cell>
          <table:table-cell office:value-type="float" office:value="2938.17" calcext:value-type="float">
            <text:p>2938.17</text:p>
          </table:table-cell>
          <table:table-cell office:value-type="float" office:value="2950.24" calcext:value-type="float">
            <text:p>2950.2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00 19.998</text:p>
          </table:table-cell>
          <table:table-cell office:value-type="float" office:value="241.5" calcext:value-type="float">
            <text:p>241.5</text:p>
          </table:table-cell>
          <table:table-cell office:value-type="float" office:value="12.1" calcext:value-type="float">
            <text:p>12.1</text:p>
          </table:table-cell>
          <table:table-cell office:value-type="float" office:value="2921.7" calcext:value-type="float">
            <text:p>2921.7</text:p>
          </table:table-cell>
          <table:table-cell office:value-type="float" office:value="42592" calcext:value-type="float">
            <text:p>425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6.1" calcext:value-type="float">
            <text:p>2996.1</text:p>
          </table:table-cell>
          <table:table-cell office:value-type="float" office:value="2941.14" calcext:value-type="float">
            <text:p>2941.14</text:p>
          </table:table-cell>
          <table:table-cell office:value-type="float" office:value="2922.15" calcext:value-type="float">
            <text:p>2922.15</text:p>
          </table:table-cell>
          <table:table-cell office:value-type="float" office:value="2996.35" calcext:value-type="float">
            <text:p>2996.35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945.195" calcext:value-type="float">
            <text:p>2945.19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10 19.998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3" calcext:value-type="float">
            <text:p>12.13</text:p>
          </table:table-cell>
          <table:table-cell office:value-type="float" office:value="2937.1" calcext:value-type="float">
            <text:p>2937.1</text:p>
          </table:table-cell>
          <table:table-cell office:value-type="float" office:value="43087" calcext:value-type="float">
            <text:p>4308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98.5" calcext:value-type="float">
            <text:p>2998.5</text:p>
          </table:table-cell>
          <table:table-cell office:value-type="float" office:value="2964.74" calcext:value-type="float">
            <text:p>2964.74</text:p>
          </table:table-cell>
          <table:table-cell office:value-type="float" office:value="2937.89" calcext:value-type="float">
            <text:p>2937.89</text:p>
          </table:table-cell>
          <table:table-cell office:value-type="float" office:value="3000.03" calcext:value-type="float">
            <text:p>3000.03</text:p>
          </table:table-cell>
          <table:table-cell office:value-type="float" office:value="2965.22" calcext:value-type="float">
            <text:p>2965.22</text:p>
          </table:table-cell>
          <table:table-cell office:value-type="float" office:value="2955.625" calcext:value-type="float">
            <text:p>2955.62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20 19.987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2" calcext:value-type="float">
            <text:p>12.22</text:p>
          </table:table-cell>
          <table:table-cell office:value-type="float" office:value="2983.5" calcext:value-type="float">
            <text:p>2983.5</text:p>
          </table:table-cell>
          <table:table-cell office:value-type="float" office:value="43583" calcext:value-type="float">
            <text:p>4358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91.8" calcext:value-type="float">
            <text:p>2991.8</text:p>
          </table:table-cell>
          <table:table-cell office:value-type="float" office:value="2967.93" calcext:value-type="float">
            <text:p>2967.93</text:p>
          </table:table-cell>
          <table:table-cell office:value-type="float" office:value="2984.12" calcext:value-type="float">
            <text:p>2984.12</text:p>
          </table:table-cell>
          <table:table-cell office:value-type="float" office:value="2993.9" calcext:value-type="float">
            <text:p>2993.9</text:p>
          </table:table-cell>
          <table:table-cell office:value-type="float" office:value="2968.74" calcext:value-type="float">
            <text:p>2968.74</text:p>
          </table:table-cell>
          <table:table-cell office:value-type="float" office:value="2961.477" calcext:value-type="float">
            <text:p>2961.4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30 20.002</text:p>
          </table:table-cell>
          <table:table-cell office:value-type="float" office:value="243.8" calcext:value-type="float">
            <text:p>243.8</text:p>
          </table:table-cell>
          <table:table-cell office:value-type="float" office:value="12.2" calcext:value-type="float">
            <text:p>12.2</text:p>
          </table:table-cell>
          <table:table-cell office:value-type="float" office:value="2973.8" calcext:value-type="float">
            <text:p>2973.8</text:p>
          </table:table-cell>
          <table:table-cell office:value-type="float" office:value="44082" calcext:value-type="float">
            <text:p>440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4.4" calcext:value-type="float">
            <text:p>3024.4</text:p>
          </table:table-cell>
          <table:table-cell office:value-type="float" office:value="2984.47" calcext:value-type="float">
            <text:p>2984.47</text:p>
          </table:table-cell>
          <table:table-cell office:value-type="float" office:value="2974.36" calcext:value-type="float">
            <text:p>2974.36</text:p>
          </table:table-cell>
          <table:table-cell office:value-type="float" office:value="3025.8" calcext:value-type="float">
            <text:p>3025.8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73.137" calcext:value-type="float">
            <text:p>2973.1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40 20.007</text:p>
          </table:table-cell>
          <table:table-cell office:value-type="float" office:value="246.4" calcext:value-type="float">
            <text:p>246.4</text:p>
          </table:table-cell>
          <table:table-cell office:value-type="float" office:value="12.31" calcext:value-type="float">
            <text:p>12.31</text:p>
          </table:table-cell>
          <table:table-cell office:value-type="float" office:value="3033.5" calcext:value-type="float">
            <text:p>3033.5</text:p>
          </table:table-cell>
          <table:table-cell office:value-type="float" office:value="44579" calcext:value-type="float">
            <text:p>4457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3.5" calcext:value-type="float">
            <text:p>3033.5</text:p>
          </table:table-cell>
          <table:table-cell office:value-type="float" office:value="2978.33" calcext:value-type="float">
            <text:p>2978.33</text:p>
          </table:table-cell>
          <table:table-cell table:number-columns-repeated="2" office:value-type="float" office:value="3033.18" calcext:value-type="float">
            <text:p>3033.18</text:p>
          </table:table-cell>
          <table:table-cell office:value-type="float" office:value="2979.21" calcext:value-type="float">
            <text:p>2979.21</text:p>
          </table:table-cell>
          <table:table-cell office:value-type="float" office:value="2977.17" calcext:value-type="float">
            <text:p>2977.1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2 50 20.017</text:p>
          </table:table-cell>
          <table:table-cell office:value-type="float" office:value="246" calcext:value-type="float">
            <text:p>246</text:p>
          </table:table-cell>
          <table:table-cell office:value-type="float" office:value="12.29" calcext:value-type="float">
            <text:p>12.29</text:p>
          </table:table-cell>
          <table:table-cell office:value-type="float" office:value="3022.8" calcext:value-type="float">
            <text:p>3022.8</text:p>
          </table:table-cell>
          <table:table-cell office:value-type="float" office:value="45081" calcext:value-type="float">
            <text:p>4508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7.4" calcext:value-type="float">
            <text:p>3037.4</text:p>
          </table:table-cell>
          <table:table-cell office:value-type="float" office:value="3008.1" calcext:value-type="float">
            <text:p>3008.1</text:p>
          </table:table-cell>
          <table:table-cell office:value-type="float" office:value="3023.34" calcext:value-type="float">
            <text:p>3023.34</text:p>
          </table:table-cell>
          <table:table-cell office:value-type="float" office:value="3038.11" calcext:value-type="float">
            <text:p>3038.11</text:p>
          </table:table-cell>
          <table:table-cell office:value-type="float" office:value="3009.13" calcext:value-type="float">
            <text:p>3009.13</text:p>
          </table:table-cell>
          <table:table-cell office:value-type="float" office:value="2998.087" calcext:value-type="float">
            <text:p>2998.08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00 20.018</text:p>
          </table:table-cell>
          <table:table-cell office:value-type="float" office:value="246.6" calcext:value-type="float">
            <text:p>246.6</text:p>
          </table:table-cell>
          <table:table-cell office:value-type="float" office:value="12.32" calcext:value-type="float">
            <text:p>12.32</text:p>
          </table:table-cell>
          <table:table-cell office:value-type="float" office:value="3036.4" calcext:value-type="float">
            <text:p>3036.4</text:p>
          </table:table-cell>
          <table:table-cell office:value-type="float" office:value="45583" calcext:value-type="float">
            <text:p>4558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6.4" calcext:value-type="float">
            <text:p>3036.4</text:p>
          </table:table-cell>
          <table:table-cell office:value-type="float" office:value="3000.51" calcext:value-type="float">
            <text:p>3000.51</text:p>
          </table:table-cell>
          <table:table-cell table:number-columns-repeated="2" office:value-type="float" office:value="3038.11" calcext:value-type="float">
            <text:p>3038.11</text:p>
          </table:table-cell>
          <table:table-cell office:value-type="float" office:value="3001.18" calcext:value-type="float">
            <text:p>3001.18</text:p>
          </table:table-cell>
          <table:table-cell office:value-type="float" office:value="2999.944" calcext:value-type="float">
            <text:p>2999.94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10 19.998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4" calcext:value-type="float">
            <text:p>12.34</text:p>
          </table:table-cell>
          <table:table-cell office:value-type="float" office:value="3048.9" calcext:value-type="float">
            <text:p>3048.9</text:p>
          </table:table-cell>
          <table:table-cell office:value-type="float" office:value="46088" calcext:value-type="float">
            <text:p>460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8.9" calcext:value-type="float">
            <text:p>3048.9</text:p>
          </table:table-cell>
          <table:table-cell office:value-type="float" office:value="3021.6" calcext:value-type="float">
            <text:p>3021.6</text:p>
          </table:table-cell>
          <table:table-cell table:number-columns-repeated="2" office:value-type="float" office:value="3049.21" calcext:value-type="float">
            <text:p>3049.21</text:p>
          </table:table-cell>
          <table:table-cell office:value-type="float" office:value="3022.72" calcext:value-type="float">
            <text:p>3022.72</text:p>
          </table:table-cell>
          <table:table-cell office:value-type="float" office:value="3013.794" calcext:value-type="float">
            <text:p>3013.79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20 19.994</text:p>
          </table:table-cell>
          <table:table-cell office:value-type="float" office:value="246.1" calcext:value-type="float">
            <text:p>246.1</text:p>
          </table:table-cell>
          <table:table-cell office:value-type="float" office:value="12.3" calcext:value-type="float">
            <text:p>12.3</text:p>
          </table:table-cell>
          <table:table-cell office:value-type="float" office:value="3026" calcext:value-type="float">
            <text:p>3026</text:p>
          </table:table-cell>
          <table:table-cell office:value-type="float" office:value="46588" calcext:value-type="float">
            <text:p>465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0.7" calcext:value-type="float">
            <text:p>3050.7</text:p>
          </table:table-cell>
          <table:table-cell office:value-type="float" office:value="2989.79" calcext:value-type="float">
            <text:p>2989.79</text:p>
          </table:table-cell>
          <table:table-cell office:value-type="float" office:value="3027.03" calcext:value-type="float">
            <text:p>3027.03</text:p>
          </table:table-cell>
          <table:table-cell office:value-type="float" office:value="3052.92" calcext:value-type="float">
            <text:p>3052.92</text:p>
          </table:table-cell>
          <table:table-cell office:value-type="float" office:value="2990.77" calcext:value-type="float">
            <text:p>2990.77</text:p>
          </table:table-cell>
          <table:table-cell office:value-type="float" office:value="2996.113" calcext:value-type="float">
            <text:p>2996.11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30 20.010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3" calcext:value-type="float">
            <text:p>12.33</text:p>
          </table:table-cell>
          <table:table-cell office:value-type="float" office:value="3042.9" calcext:value-type="float">
            <text:p>3042.9</text:p>
          </table:table-cell>
          <table:table-cell office:value-type="float" office:value="47095" calcext:value-type="float">
            <text:p>4709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9.7" calcext:value-type="float">
            <text:p>3049.7</text:p>
          </table:table-cell>
          <table:table-cell office:value-type="float" office:value="3032.25" calcext:value-type="float">
            <text:p>3032.25</text:p>
          </table:table-cell>
          <table:table-cell office:value-type="float" office:value="3043.04" calcext:value-type="float">
            <text:p>3043.04</text:p>
          </table:table-cell>
          <table:table-cell office:value-type="float" office:value="3049.21" calcext:value-type="float">
            <text:p>3049.21</text:p>
          </table:table-cell>
          <table:table-cell office:value-type="float" office:value="3032.82" calcext:value-type="float">
            <text:p>3032.82</text:p>
          </table:table-cell>
          <table:table-cell office:value-type="float" office:value="3020.064" calcext:value-type="float">
            <text:p>3020.0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40 19.974</text:p>
          </table:table-cell>
          <table:table-cell office:value-type="float" office:value="245.4" calcext:value-type="float">
            <text:p>245.4</text:p>
          </table:table-cell>
          <table:table-cell office:value-type="float" office:value="12.27" calcext:value-type="float">
            <text:p>12.27</text:p>
          </table:table-cell>
          <table:table-cell office:value-type="float" office:value="3010.2" calcext:value-type="float">
            <text:p>3010.2</text:p>
          </table:table-cell>
          <table:table-cell office:value-type="float" office:value="47597" calcext:value-type="float">
            <text:p>4759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7" calcext:value-type="float">
            <text:p>3017</text:p>
          </table:table-cell>
          <table:table-cell office:value-type="float" office:value="3001.07" calcext:value-type="float">
            <text:p>3001.07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3017.2" calcext:value-type="float">
            <text:p>3017.2</text:p>
          </table:table-cell>
          <table:table-cell office:value-type="float" office:value="3001.69" calcext:value-type="float">
            <text:p>3001.69</text:p>
          </table:table-cell>
          <table:table-cell office:value-type="float" office:value="3007.273" calcext:value-type="float">
            <text:p>3007.27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3 50 20.001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1" calcext:value-type="float">
            <text:p>12.31</text:p>
          </table:table-cell>
          <table:table-cell office:value-type="float" office:value="3031.7" calcext:value-type="float">
            <text:p>3031.7</text:p>
          </table:table-cell>
          <table:table-cell office:value-type="float" office:value="48103" calcext:value-type="float">
            <text:p>481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6.7" calcext:value-type="float">
            <text:p>3046.7</text:p>
          </table:table-cell>
          <table:table-cell office:value-type="float" office:value="3029.92" calcext:value-type="float">
            <text:p>3029.92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30.55" calcext:value-type="float">
            <text:p>3030.55</text:p>
          </table:table-cell>
          <table:table-cell office:value-type="float" office:value="3022.444" calcext:value-type="float">
            <text:p>3022.44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00 20.015</text:p>
          </table:table-cell>
          <table:table-cell office:value-type="float" office:value="242.7" calcext:value-type="float">
            <text:p>242.7</text:p>
          </table:table-cell>
          <table:table-cell office:value-type="float" office:value="12.15" calcext:value-type="float">
            <text:p>12.15</text:p>
          </table:table-cell>
          <table:table-cell office:value-type="float" office:value="2948.7" calcext:value-type="float">
            <text:p>2948.7</text:p>
          </table:table-cell>
          <table:table-cell office:value-type="float" office:value="48599" calcext:value-type="float">
            <text:p>4859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7.9" calcext:value-type="float">
            <text:p>3017.9</text:p>
          </table:table-cell>
          <table:table-cell office:value-type="float" office:value="2968.84" calcext:value-type="float">
            <text:p>2968.84</text:p>
          </table:table-cell>
          <table:table-cell office:value-type="float" office:value="2948.8" calcext:value-type="float">
            <text:p>2948.8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2969.45" calcext:value-type="float">
            <text:p>2969.45</text:p>
          </table:table-cell>
          <table:table-cell office:value-type="float" office:value="2984.036" calcext:value-type="float">
            <text:p>2984.03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10 20.014</text:p>
          </table:table-cell>
          <table:table-cell office:value-type="float" office:value="242.6" calcext:value-type="float">
            <text:p>242.6</text:p>
          </table:table-cell>
          <table:table-cell office:value-type="float" office:value="12.15" calcext:value-type="float">
            <text:p>12.15</text:p>
          </table:table-cell>
          <table:table-cell office:value-type="float" office:value="2946.8" calcext:value-type="float">
            <text:p>2946.8</text:p>
          </table:table-cell>
          <table:table-cell office:value-type="float" office:value="49091" calcext:value-type="float">
            <text:p>4909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6.7" calcext:value-type="float">
            <text:p>2966.7</text:p>
          </table:table-cell>
          <table:table-cell office:value-type="float" office:value="2945.2" calcext:value-type="float">
            <text:p>2945.2</text:p>
          </table:table-cell>
          <table:table-cell office:value-type="float" office:value="2947.59" calcext:value-type="float">
            <text:p>2947.59</text:p>
          </table:table-cell>
          <table:table-cell office:value-type="float" office:value="2968.26" calcext:value-type="float">
            <text:p>2968.26</text:p>
          </table:table-cell>
          <table:table-cell office:value-type="float" office:value="2945.78" calcext:value-type="float">
            <text:p>2945.78</text:p>
          </table:table-cell>
          <table:table-cell office:value-type="float" office:value="2960.18" calcext:value-type="float">
            <text:p>2960.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20 20.022</text:p>
          </table:table-cell>
          <table:table-cell office:value-type="float" office:value="244.6" calcext:value-type="float">
            <text:p>244.6</text:p>
          </table:table-cell>
          <table:table-cell office:value-type="float" office:value="12.23" calcext:value-type="float">
            <text:p>12.23</text:p>
          </table:table-cell>
          <table:table-cell office:value-type="float" office:value="2990.4" calcext:value-type="float">
            <text:p>2990.4</text:p>
          </table:table-cell>
          <table:table-cell office:value-type="float" office:value="49582" calcext:value-type="float">
            <text:p>4958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5.2" calcext:value-type="float">
            <text:p>3015.2</text:p>
          </table:table-cell>
          <table:table-cell office:value-type="float" office:value="2938.77" calcext:value-type="float">
            <text:p>2938.77</text:p>
          </table:table-cell>
          <table:table-cell office:value-type="float" office:value="2991.46" calcext:value-type="float">
            <text:p>2991.46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39.5" calcext:value-type="float">
            <text:p>2939.5</text:p>
          </table:table-cell>
          <table:table-cell office:value-type="float" office:value="2952.866" calcext:value-type="float">
            <text:p>2952.8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30 19.996</text:p>
          </table:table-cell>
          <table:table-cell office:value-type="float" office:value="244.6" calcext:value-type="float">
            <text:p>244.6</text:p>
          </table:table-cell>
          <table:table-cell office:value-type="float" office:value="12.24" calcext:value-type="float">
            <text:p>12.24</text:p>
          </table:table-cell>
          <table:table-cell office:value-type="float" office:value="2992.3" calcext:value-type="float">
            <text:p>2992.3</text:p>
          </table:table-cell>
          <table:table-cell office:value-type="float" office:value="50084" calcext:value-type="float">
            <text:p>500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0.1" calcext:value-type="float">
            <text:p>3030.1</text:p>
          </table:table-cell>
          <table:table-cell office:value-type="float" office:value="3004.99" calcext:value-type="float">
            <text:p>3004.99</text:p>
          </table:table-cell>
          <table:table-cell office:value-type="float" office:value="2993.9" calcext:value-type="float">
            <text:p>2993.9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3005.98" calcext:value-type="float">
            <text:p>3005.98</text:p>
          </table:table-cell>
          <table:table-cell office:value-type="float" office:value="2986.213" calcext:value-type="float">
            <text:p>2986.21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40 19.972</text:p>
          </table:table-cell>
          <table:table-cell office:value-type="float" office:value="245" calcext:value-type="float">
            <text:p>245</text:p>
          </table:table-cell>
          <table:table-cell office:value-type="float" office:value="12.25" calcext:value-type="float">
            <text:p>12.25</text:p>
          </table:table-cell>
          <table:table-cell office:value-type="float" office:value="3001.8" calcext:value-type="float">
            <text:p>3001.8</text:p>
          </table:table-cell>
          <table:table-cell office:value-type="float" office:value="50585" calcext:value-type="float">
            <text:p>5058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4.5" calcext:value-type="float">
            <text:p>3014.5</text:p>
          </table:table-cell>
          <table:table-cell office:value-type="float" office:value="2996.78" calcext:value-type="float">
            <text:p>2996.78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97.64" calcext:value-type="float">
            <text:p>2997.64</text:p>
          </table:table-cell>
          <table:table-cell office:value-type="float" office:value="2993.955" calcext:value-type="float">
            <text:p>2993.95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4 50 19.994</text:p>
          </table:table-cell>
          <table:table-cell office:value-type="float" office:value="243.3" calcext:value-type="float">
            <text:p>243.3</text:p>
          </table:table-cell>
          <table:table-cell office:value-type="float" office:value="12.18" calcext:value-type="float">
            <text:p>12.18</text:p>
          </table:table-cell>
          <table:table-cell office:value-type="float" office:value="2963.6" calcext:value-type="float">
            <text:p>2963.6</text:p>
          </table:table-cell>
          <table:table-cell office:value-type="float" office:value="51086" calcext:value-type="float">
            <text:p>51086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3043.5" calcext:value-type="float">
            <text:p>3043.5</text:p>
          </table:table-cell>
          <table:table-cell office:value-type="float" office:value="3002.02" calcext:value-type="float">
            <text:p>3002.02</text:p>
          </table:table-cell>
          <table:table-cell office:value-type="float" office:value="2963.39" calcext:value-type="float">
            <text:p>2963.39</text:p>
          </table:table-cell>
          <table:table-cell office:value-type="float" office:value="3043.04" calcext:value-type="float">
            <text:p>3043.04</text:p>
          </table:table-cell>
          <table:table-cell office:value-type="float" office:value="3002.88" calcext:value-type="float">
            <text:p>3002.88</text:p>
          </table:table-cell>
          <table:table-cell office:value-type="float" office:value="2997.949" calcext:value-type="float">
            <text:p>2997.9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00 20.004</text:p>
          </table:table-cell>
          <table:table-cell office:value-type="float" office:value="245.7" calcext:value-type="float">
            <text:p>245.7</text:p>
          </table:table-cell>
          <table:table-cell office:value-type="float" office:value="12.28" calcext:value-type="float">
            <text:p>12.28</text:p>
          </table:table-cell>
          <table:table-cell office:value-type="float" office:value="3017" calcext:value-type="float">
            <text:p>3017</text:p>
          </table:table-cell>
          <table:table-cell office:value-type="float" office:value="51586" calcext:value-type="float">
            <text:p>5158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4.9" calcext:value-type="float">
            <text:p>3044.9</text:p>
          </table:table-cell>
          <table:table-cell office:value-type="float" office:value="2988.16" calcext:value-type="float">
            <text:p>2988.16</text:p>
          </table:table-cell>
          <table:table-cell office:value-type="float" office:value="3017.2" calcext:value-type="float">
            <text:p>3017.2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2989.02" calcext:value-type="float">
            <text:p>2989.02</text:p>
          </table:table-cell>
          <table:table-cell office:value-type="float" office:value="2997.964" calcext:value-type="float">
            <text:p>2997.9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10 20.021</text:p>
          </table:table-cell>
          <table:table-cell office:value-type="float" office:value="245.7" calcext:value-type="float">
            <text:p>245.7</text:p>
          </table:table-cell>
          <table:table-cell office:value-type="float" office:value="12.28" calcext:value-type="float">
            <text:p>12.28</text:p>
          </table:table-cell>
          <table:table-cell office:value-type="float" office:value="3016.1" calcext:value-type="float">
            <text:p>3016.1</text:p>
          </table:table-cell>
          <table:table-cell office:value-type="float" office:value="52089" calcext:value-type="float">
            <text:p>5208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12.72" calcext:value-type="float">
            <text:p>3012.72</text:p>
          </table:table-cell>
          <table:table-cell office:value-type="float" office:value="3017.2" calcext:value-type="float">
            <text:p>3017.2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13.59" calcext:value-type="float">
            <text:p>3013.59</text:p>
          </table:table-cell>
          <table:table-cell office:value-type="float" office:value="3006.419" calcext:value-type="float">
            <text:p>3006.41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20 20.015</text:p>
          </table:table-cell>
          <table:table-cell office:value-type="float" office:value="246.9" calcext:value-type="float">
            <text:p>246.9</text:p>
          </table:table-cell>
          <table:table-cell office:value-type="float" office:value="12.34" calcext:value-type="float">
            <text:p>12.34</text:p>
          </table:table-cell>
          <table:table-cell office:value-type="float" office:value="3045.5" calcext:value-type="float">
            <text:p>3045.5</text:p>
          </table:table-cell>
          <table:table-cell office:value-type="float" office:value="52595" calcext:value-type="float">
            <text:p>5259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4.5" calcext:value-type="float">
            <text:p>3064.5</text:p>
          </table:table-cell>
          <table:table-cell office:value-type="float" office:value="3024.76" calcext:value-type="float">
            <text:p>3024.76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65.29" calcext:value-type="float">
            <text:p>3065.29</text:p>
          </table:table-cell>
          <table:table-cell office:value-type="float" office:value="3025.68" calcext:value-type="float">
            <text:p>3025.68</text:p>
          </table:table-cell>
          <table:table-cell office:value-type="float" office:value="3022.039" calcext:value-type="float">
            <text:p>3022.0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30 20.002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8" calcext:value-type="float">
            <text:p>12.28</text:p>
          </table:table-cell>
          <table:table-cell office:value-type="float" office:value="3015.5" calcext:value-type="float">
            <text:p>3015.5</text:p>
          </table:table-cell>
          <table:table-cell office:value-type="float" office:value="53099" calcext:value-type="float">
            <text:p>5309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1.1" calcext:value-type="float">
            <text:p>3041.1</text:p>
          </table:table-cell>
          <table:table-cell office:value-type="float" office:value="3016.17" calcext:value-type="float">
            <text:p>3016.17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16.9" calcext:value-type="float">
            <text:p>3016.9</text:p>
          </table:table-cell>
          <table:table-cell office:value-type="float" office:value="3018.795" calcext:value-type="float">
            <text:p>3018.79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40 20.011</text:p>
          </table:table-cell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3024.2" calcext:value-type="float">
            <text:p>3024.2</text:p>
          </table:table-cell>
          <table:table-cell office:value-type="float" office:value="53602" calcext:value-type="float">
            <text:p>536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5" calcext:value-type="float">
            <text:p>3045</text:p>
          </table:table-cell>
          <table:table-cell office:value-type="float" office:value="3012.97" calcext:value-type="float">
            <text:p>3012.97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13.67" calcext:value-type="float">
            <text:p>3013.67</text:p>
          </table:table-cell>
          <table:table-cell office:value-type="float" office:value="3017.191" calcext:value-type="float">
            <text:p>3017.19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5 50 20.011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1" calcext:value-type="float">
            <text:p>12.31</text:p>
          </table:table-cell>
          <table:table-cell office:value-type="float" office:value="3032" calcext:value-type="float">
            <text:p>3032</text:p>
          </table:table-cell>
          <table:table-cell office:value-type="float" office:value="54106" calcext:value-type="float">
            <text:p>541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2" calcext:value-type="float">
            <text:p>3032</text:p>
          </table:table-cell>
          <table:table-cell office:value-type="float" office:value="3016.43" calcext:value-type="float">
            <text:p>3016.43</text:p>
          </table:table-cell>
          <table:table-cell table:number-columns-repeated="2" office:value-type="float" office:value="3031.95" calcext:value-type="float">
            <text:p>3031.95</text:p>
          </table:table-cell>
          <table:table-cell office:value-type="float" office:value="3017.21" calcext:value-type="float">
            <text:p>3017.21</text:p>
          </table:table-cell>
          <table:table-cell office:value-type="float" office:value="3016.392" calcext:value-type="float">
            <text:p>3016.39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00 20.019</text:p>
          </table:table-cell>
          <table:table-cell office:value-type="float" office:value="247.3" calcext:value-type="float">
            <text:p>247.3</text:p>
          </table:table-cell>
          <table:table-cell office:value-type="float" office:value="12.35" calcext:value-type="float">
            <text:p>12.35</text:p>
          </table:table-cell>
          <table:table-cell office:value-type="float" office:value="3054.5" calcext:value-type="float">
            <text:p>3054.5</text:p>
          </table:table-cell>
          <table:table-cell office:value-type="float" office:value="54615" calcext:value-type="float">
            <text:p>5461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4.9" calcext:value-type="float">
            <text:p>3054.9</text:p>
          </table:table-cell>
          <table:table-cell office:value-type="float" office:value="3041.11" calcext:value-type="float">
            <text:p>3041.11</text:p>
          </table:table-cell>
          <table:table-cell office:value-type="float" office:value="3054.16" calcext:value-type="float">
            <text:p>3054.16</text:p>
          </table:table-cell>
          <table:table-cell office:value-type="float" office:value="3056.63" calcext:value-type="float">
            <text:p>3056.63</text:p>
          </table:table-cell>
          <table:table-cell office:value-type="float" office:value="3041.94" calcext:value-type="float">
            <text:p>3041.94</text:p>
          </table:table-cell>
          <table:table-cell office:value-type="float" office:value="3033.705" calcext:value-type="float">
            <text:p>3033.7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10 20.020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6" calcext:value-type="float">
            <text:p>12.26</text:p>
          </table:table-cell>
          <table:table-cell office:value-type="float" office:value="3007.1" calcext:value-type="float">
            <text:p>3007.1</text:p>
          </table:table-cell>
          <table:table-cell office:value-type="float" office:value="55121" calcext:value-type="float">
            <text:p>5512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6.1" calcext:value-type="float">
            <text:p>3056.1</text:p>
          </table:table-cell>
          <table:table-cell office:value-type="float" office:value="3025.71" calcext:value-type="float">
            <text:p>3025.71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26.4" calcext:value-type="float">
            <text:p>3026.4</text:p>
          </table:table-cell>
          <table:table-cell office:value-type="float" office:value="3024.99" calcext:value-type="float">
            <text:p>3024.9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20 20.019</text:p>
          </table:table-cell>
          <table:table-cell office:value-type="float" office:value="243.3" calcext:value-type="float">
            <text:p>243.3</text:p>
          </table:table-cell>
          <table:table-cell office:value-type="float" office:value="12.18" calcext:value-type="float">
            <text:p>12.18</text:p>
          </table:table-cell>
          <table:table-cell office:value-type="float" office:value="2961.7" calcext:value-type="float">
            <text:p>2961.7</text:p>
          </table:table-cell>
          <table:table-cell office:value-type="float" office:value="55621" calcext:value-type="float">
            <text:p>5562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9.9" calcext:value-type="float">
            <text:p>3009.9</text:p>
          </table:table-cell>
          <table:table-cell office:value-type="float" office:value="2992.49" calcext:value-type="float">
            <text:p>2992.49</text:p>
          </table:table-cell>
          <table:table-cell office:value-type="float" office:value="2963.39" calcext:value-type="float">
            <text:p>2963.39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2993.18" calcext:value-type="float">
            <text:p>2993.18</text:p>
          </table:table-cell>
          <table:table-cell office:value-type="float" office:value="3003.385" calcext:value-type="float">
            <text:p>3003.38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30 20.017</text:p>
          </table:table-cell>
          <table:table-cell office:value-type="float" office:value="241.9" calcext:value-type="float">
            <text:p>241.9</text:p>
          </table:table-cell>
          <table:table-cell office:value-type="float" office:value="12.12" calcext:value-type="float">
            <text:p>12.12</text:p>
          </table:table-cell>
          <table:table-cell office:value-type="float" office:value="2931.8" calcext:value-type="float">
            <text:p>2931.8</text:p>
          </table:table-cell>
          <table:table-cell office:value-type="float" office:value="56119" calcext:value-type="float">
            <text:p>5611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5.6" calcext:value-type="float">
            <text:p>3015.6</text:p>
          </table:table-cell>
          <table:table-cell office:value-type="float" office:value="2978.74" calcext:value-type="float">
            <text:p>2978.74</text:p>
          </table:table-cell>
          <table:table-cell office:value-type="float" office:value="2931.83" calcext:value-type="float">
            <text:p>2931.83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79.23" calcext:value-type="float">
            <text:p>2979.23</text:p>
          </table:table-cell>
          <table:table-cell office:value-type="float" office:value="2984.776" calcext:value-type="float">
            <text:p>2984.7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40 20.014</text:p>
          </table:table-cell>
          <table:table-cell office:value-type="float" office:value="245.5" calcext:value-type="float">
            <text:p>245.5</text:p>
          </table:table-cell>
          <table:table-cell office:value-type="float" office:value="12.28" calcext:value-type="float">
            <text:p>12.28</text:p>
          </table:table-cell>
          <table:table-cell office:value-type="float" office:value="3014.1" calcext:value-type="float">
            <text:p>3014.1</text:p>
          </table:table-cell>
          <table:table-cell office:value-type="float" office:value="56614" calcext:value-type="float">
            <text:p>5661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7.9" calcext:value-type="float">
            <text:p>3027.9</text:p>
          </table:table-cell>
          <table:table-cell office:value-type="float" office:value="2969.65" calcext:value-type="float">
            <text:p>2969.65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3027.03" calcext:value-type="float">
            <text:p>3027.03</text:p>
          </table:table-cell>
          <table:table-cell office:value-type="float" office:value="2970.64" calcext:value-type="float">
            <text:p>2970.64</text:p>
          </table:table-cell>
          <table:table-cell office:value-type="float" office:value="2979.495" calcext:value-type="float">
            <text:p>2979.49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6 50 19.984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5" calcext:value-type="float">
            <text:p>12.25</text:p>
          </table:table-cell>
          <table:table-cell office:value-type="float" office:value="2997" calcext:value-type="float">
            <text:p>2997</text:p>
          </table:table-cell>
          <table:table-cell office:value-type="float" office:value="57112" calcext:value-type="float">
            <text:p>571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1.5" calcext:value-type="float">
            <text:p>3011.5</text:p>
          </table:table-cell>
          <table:table-cell office:value-type="float" office:value="2975.66" calcext:value-type="float">
            <text:p>2975.66</text:p>
          </table:table-cell>
          <table:table-cell office:value-type="float" office:value="2998.8" calcext:value-type="float">
            <text:p>2998.8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2976.58" calcext:value-type="float">
            <text:p>2976.58</text:p>
          </table:table-cell>
          <table:table-cell office:value-type="float" office:value="2977.666" calcext:value-type="float">
            <text:p>2977.66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8 17 00 20.000</text:p>
          </table:table-cell>
          <table:table-cell office:value-type="float" office:value="241.9" calcext:value-type="float">
            <text:p>241.9</text:p>
          </table:table-cell>
          <table:table-cell office:value-type="float" office:value="12.12" calcext:value-type="float">
            <text:p>12.12</text:p>
          </table:table-cell>
          <table:table-cell office:value-type="float" office:value="2930.9" calcext:value-type="float">
            <text:p>2930.9</text:p>
          </table:table-cell>
          <table:table-cell office:value-type="float" office:value="57613" calcext:value-type="float">
            <text:p>5761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1.1" calcext:value-type="float">
            <text:p>3031.1</text:p>
          </table:table-cell>
          <table:table-cell office:value-type="float" office:value="2997.15" calcext:value-type="float">
            <text:p>2997.15</text:p>
          </table:table-cell>
          <table:table-cell office:value-type="float" office:value="2931.83" calcext:value-type="float">
            <text:p>2931.83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2997.87" calcext:value-type="float">
            <text:p>2997.87</text:p>
          </table:table-cell>
          <table:table-cell office:value-type="float" office:value="2988.24" calcext:value-type="float">
            <text:p>2988.24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8 17 10 20.001</text:p>
          </table:table-cell>
          <table:table-cell office:value-type="float" office:value="242" calcext:value-type="float">
            <text:p>242</text:p>
          </table:table-cell>
          <table:table-cell office:value-type="float" office:value="12.13" calcext:value-type="float">
            <text:p>12.13</text:p>
          </table:table-cell>
          <table:table-cell office:value-type="float" office:value="2933.4" calcext:value-type="float">
            <text:p>2933.4</text:p>
          </table:table-cell>
          <table:table-cell office:value-type="float" office:value="58108" calcext:value-type="float">
            <text:p>581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2.5" calcext:value-type="float">
            <text:p>3002.5</text:p>
          </table:table-cell>
          <table:table-cell office:value-type="float" office:value="2966.17" calcext:value-type="float">
            <text:p>2966.17</text:p>
          </table:table-cell>
          <table:table-cell office:value-type="float" office:value="2935.46" calcext:value-type="float">
            <text:p>2935.46</text:p>
          </table:table-cell>
          <table:table-cell office:value-type="float" office:value="3003.7" calcext:value-type="float">
            <text:p>3003.7</text:p>
          </table:table-cell>
          <table:table-cell office:value-type="float" office:value="2966.91" calcext:value-type="float">
            <text:p>2966.91</text:p>
          </table:table-cell>
          <table:table-cell office:value-type="float" office:value="2971.049" calcext:value-type="float">
            <text:p>2971.049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7 20 20.009</text:p>
          </table:table-cell>
          <table:table-cell office:value-type="float" office:value="242.3" calcext:value-type="float">
            <text:p>242.3</text:p>
          </table:table-cell>
          <table:table-cell office:value-type="float" office:value="12.14" calcext:value-type="float">
            <text:p>12.14</text:p>
          </table:table-cell>
          <table:table-cell office:value-type="float" office:value="2942" calcext:value-type="float">
            <text:p>2942</text:p>
          </table:table-cell>
          <table:table-cell office:value-type="float" office:value="58600" calcext:value-type="float">
            <text:p>586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75.2" calcext:value-type="float">
            <text:p>2975.2</text:p>
          </table:table-cell>
          <table:table-cell office:value-type="float" office:value="2942.73" calcext:value-type="float">
            <text:p>2942.73</text:p>
          </table:table-cell>
          <table:table-cell office:value-type="float" office:value="2941.52" calcext:value-type="float">
            <text:p>2941.52</text:p>
          </table:table-cell>
          <table:table-cell office:value-type="float" office:value="2976.8" calcext:value-type="float">
            <text:p>2976.8</text:p>
          </table:table-cell>
          <table:table-cell office:value-type="float" office:value="2943.8" calcext:value-type="float">
            <text:p>2943.8</text:p>
          </table:table-cell>
          <table:table-cell office:value-type="float" office:value="2954.37" calcext:value-type="float">
            <text:p>2954.37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7 30 20.014</text:p>
          </table:table-cell>
          <table:table-cell office:value-type="float" office:value="242.8" calcext:value-type="float">
            <text:p>242.8</text:p>
          </table:table-cell>
          <table:table-cell office:value-type="float" office:value="12.17" calcext:value-type="float">
            <text:p>12.17</text:p>
          </table:table-cell>
          <table:table-cell office:value-type="float" office:value="2953.2" calcext:value-type="float">
            <text:p>2953.2</text:p>
          </table:table-cell>
          <table:table-cell office:value-type="float" office:value="59096" calcext:value-type="float">
            <text:p>5909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9.1" calcext:value-type="float">
            <text:p>3019.1</text:p>
          </table:table-cell>
          <table:table-cell office:value-type="float" office:value="2971.09" calcext:value-type="float">
            <text:p>2971.09</text:p>
          </table:table-cell>
          <table:table-cell office:value-type="float" office:value="2954.88" calcext:value-type="float">
            <text:p>2954.88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2971.98" calcext:value-type="float">
            <text:p>2971.98</text:p>
          </table:table-cell>
          <table:table-cell office:value-type="float" office:value="2963.819" calcext:value-type="float">
            <text:p>2963.819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7 40 20.019</text:p>
          </table:table-cell>
          <table:table-cell office:value-type="float" office:value="244.9" calcext:value-type="float">
            <text:p>244.9</text:p>
          </table:table-cell>
          <table:table-cell office:value-type="float" office:value="12.25" calcext:value-type="float">
            <text:p>12.25</text:p>
          </table:table-cell>
          <table:table-cell office:value-type="float" office:value="2998.8" calcext:value-type="float">
            <text:p>2998.8</text:p>
          </table:table-cell>
          <table:table-cell office:value-type="float" office:value="59598" calcext:value-type="float">
            <text:p>5959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07.59" calcext:value-type="float">
            <text:p>3007.59</text:p>
          </table:table-cell>
          <table:table-cell office:value-type="float" office:value="3000.03" calcext:value-type="float">
            <text:p>3000.03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08.49" calcext:value-type="float">
            <text:p>3008.49</text:p>
          </table:table-cell>
          <table:table-cell office:value-type="float" office:value="2994.559" calcext:value-type="float">
            <text:p>2994.559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7 50 20.017</text:p>
          </table:table-cell>
          <table:table-cell office:value-type="float" office:value="246.1" calcext:value-type="float">
            <text:p>246.1</text:p>
          </table:table-cell>
          <table:table-cell office:value-type="float" office:value="12.3" calcext:value-type="float">
            <text:p>12.3</text:p>
          </table:table-cell>
          <table:table-cell office:value-type="float" office:value="3027.5" calcext:value-type="float">
            <text:p>3027.5</text:p>
          </table:table-cell>
          <table:table-cell office:value-type="float" office:value="60100" calcext:value-type="float">
            <text:p>60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7.5" calcext:value-type="float">
            <text:p>3027.5</text:p>
          </table:table-cell>
          <table:table-cell office:value-type="float" office:value="3007.27" calcext:value-type="float">
            <text:p>3007.27</text:p>
          </table:table-cell>
          <table:table-cell table:number-columns-repeated="2" office:value-type="float" office:value="3027.03" calcext:value-type="float">
            <text:p>3027.03</text:p>
          </table:table-cell>
          <table:table-cell office:value-type="float" office:value="3008.13" calcext:value-type="float">
            <text:p>3008.13</text:p>
          </table:table-cell>
          <table:table-cell office:value-type="float" office:value="3003.107" calcext:value-type="float">
            <text:p>3003.107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00 19.987</text:p>
          </table:table-cell>
          <table:table-cell office:value-type="float" office:value="248.1" calcext:value-type="float">
            <text:p>248.1</text:p>
          </table:table-cell>
          <table:table-cell office:value-type="float" office:value="12.39" calcext:value-type="float">
            <text:p>12.39</text:p>
          </table:table-cell>
          <table:table-cell office:value-type="float" office:value="3073.8" calcext:value-type="float">
            <text:p>3073.8</text:p>
          </table:table-cell>
          <table:table-cell office:value-type="float" office:value="60608" calcext:value-type="float">
            <text:p>6060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4.4" calcext:value-type="float">
            <text:p>3074.4</text:p>
          </table:table-cell>
          <table:table-cell office:value-type="float" office:value="3038.65" calcext:value-type="float">
            <text:p>3038.65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75.2" calcext:value-type="float">
            <text:p>3075.2</text:p>
          </table:table-cell>
          <table:table-cell office:value-type="float" office:value="3039.5" calcext:value-type="float">
            <text:p>3039.5</text:p>
          </table:table-cell>
          <table:table-cell office:value-type="float" office:value="3028.988" calcext:value-type="float">
            <text:p>3028.988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10 19.996</text:p>
          </table:table-cell>
          <table:table-cell office:value-type="float" office:value="246.9" calcext:value-type="float">
            <text:p>246.9</text:p>
          </table:table-cell>
          <table:table-cell office:value-type="float" office:value="12.34" calcext:value-type="float">
            <text:p>12.34</text:p>
          </table:table-cell>
          <table:table-cell office:value-type="float" office:value="3046.4" calcext:value-type="float">
            <text:p>3046.4</text:p>
          </table:table-cell>
          <table:table-cell office:value-type="float" office:value="61117" calcext:value-type="float">
            <text:p>611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2.8" calcext:value-type="float">
            <text:p>3072.8</text:p>
          </table:table-cell>
          <table:table-cell office:value-type="float" office:value="3042.62" calcext:value-type="float">
            <text:p>3042.62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43.5" calcext:value-type="float">
            <text:p>3043.5</text:p>
          </table:table-cell>
          <table:table-cell office:value-type="float" office:value="3037.411" calcext:value-type="float">
            <text:p>3037.411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20 20.014</text:p>
          </table:table-cell>
          <table:table-cell office:value-type="float" office:value="246.4" calcext:value-type="float">
            <text:p>246.4</text:p>
          </table:table-cell>
          <table:table-cell office:value-type="float" office:value="12.31" calcext:value-type="float">
            <text:p>12.31</text:p>
          </table:table-cell>
          <table:table-cell office:value-type="float" office:value="3033.2" calcext:value-type="float">
            <text:p>3033.2</text:p>
          </table:table-cell>
          <table:table-cell office:value-type="float" office:value="61624" calcext:value-type="float">
            <text:p>616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5.4" calcext:value-type="float">
            <text:p>3055.4</text:p>
          </table:table-cell>
          <table:table-cell office:value-type="float" office:value="3034.84" calcext:value-type="float">
            <text:p>3034.84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35.67" calcext:value-type="float">
            <text:p>3035.67</text:p>
          </table:table-cell>
          <table:table-cell office:value-type="float" office:value="3036.767" calcext:value-type="float">
            <text:p>3036.767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30 19.998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4" calcext:value-type="float">
            <text:p>12.24</text:p>
          </table:table-cell>
          <table:table-cell office:value-type="float" office:value="2996" calcext:value-type="float">
            <text:p>2996</text:p>
          </table:table-cell>
          <table:table-cell office:value-type="float" office:value="62128" calcext:value-type="float">
            <text:p>6212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0" calcext:value-type="float">
            <text:p>3050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2995.13" calcext:value-type="float">
            <text:p>2995.13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14.22" calcext:value-type="float">
            <text:p>3014.22</text:p>
          </table:table-cell>
          <table:table-cell office:value-type="float" office:value="3019.286" calcext:value-type="float">
            <text:p>3019.286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40 19.999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49.6" calcext:value-type="float">
            <text:p>3049.6</text:p>
          </table:table-cell>
          <table:table-cell office:value-type="float" office:value="62634" calcext:value-type="float">
            <text:p>626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2.9" calcext:value-type="float">
            <text:p>3062.9</text:p>
          </table:table-cell>
          <table:table-cell office:value-type="float" office:value="3033.89" calcext:value-type="float">
            <text:p>3033.89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64.05" calcext:value-type="float">
            <text:p>3064.05</text:p>
          </table:table-cell>
          <table:table-cell office:value-type="float" office:value="3035.09" calcext:value-type="float">
            <text:p>3035.09</text:p>
          </table:table-cell>
          <table:table-cell office:value-type="float" office:value="3032.585" calcext:value-type="float">
            <text:p>3032.585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8 50 20.009</text:p>
          </table:table-cell>
          <table:table-cell office:value-type="float" office:value="246.1" calcext:value-type="float">
            <text:p>246.1</text:p>
          </table:table-cell>
          <table:table-cell office:value-type="float" office:value="12.3" calcext:value-type="float">
            <text:p>12.3</text:p>
          </table:table-cell>
          <table:table-cell office:value-type="float" office:value="3026.4" calcext:value-type="float">
            <text:p>3026.4</text:p>
          </table:table-cell>
          <table:table-cell office:value-type="float" office:value="63142" calcext:value-type="float">
            <text:p>6314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82.2" calcext:value-type="float">
            <text:p>3082.2</text:p>
          </table:table-cell>
          <table:table-cell office:value-type="float" office:value="3037.39" calcext:value-type="float">
            <text:p>3037.39</text:p>
          </table:table-cell>
          <table:table-cell office:value-type="float" office:value="3027.03" calcext:value-type="float">
            <text:p>3027.03</text:p>
          </table:table-cell>
          <table:table-cell office:value-type="float" office:value="3083.89" calcext:value-type="float">
            <text:p>3083.89</text:p>
          </table:table-cell>
          <table:table-cell office:value-type="float" office:value="3038.15" calcext:value-type="float">
            <text:p>3038.15</text:p>
          </table:table-cell>
          <table:table-cell office:value-type="float" office:value="3033.235" calcext:value-type="float">
            <text:p>3033.235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00 19.987</text:p>
          </table:table-cell>
          <table:table-cell office:value-type="float" office:value="242.9" calcext:value-type="float">
            <text:p>242.9</text:p>
          </table:table-cell>
          <table:table-cell office:value-type="float" office:value="12.15" calcext:value-type="float">
            <text:p>12.15</text:p>
          </table:table-cell>
          <table:table-cell office:value-type="float" office:value="2952.3" calcext:value-type="float">
            <text:p>2952.3</text:p>
          </table:table-cell>
          <table:table-cell office:value-type="float" office:value="63652" calcext:value-type="float">
            <text:p>6365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4.8" calcext:value-type="float">
            <text:p>3074.8</text:p>
          </table:table-cell>
          <table:table-cell office:value-type="float" office:value="3045.97" calcext:value-type="float">
            <text:p>3045.97</text:p>
          </table:table-cell>
          <table:table-cell office:value-type="float" office:value="2951.24" calcext:value-type="float">
            <text:p>2951.24</text:p>
          </table:table-cell>
          <table:table-cell office:value-type="float" office:value="3075.2" calcext:value-type="float">
            <text:p>3075.2</text:p>
          </table:table-cell>
          <table:table-cell office:value-type="float" office:value="3046.8" calcext:value-type="float">
            <text:p>3046.8</text:p>
          </table:table-cell>
          <table:table-cell office:value-type="float" office:value="3041.385" calcext:value-type="float">
            <text:p>3041.385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10 20.012</text:p>
          </table:table-cell>
          <table:table-cell office:value-type="float" office:value="245" calcext:value-type="float">
            <text:p>245</text:p>
          </table:table-cell>
          <table:table-cell office:value-type="float" office:value="12.26" calcext:value-type="float">
            <text:p>12.26</text:p>
          </table:table-cell>
          <table:table-cell office:value-type="float" office:value="3001.6" calcext:value-type="float">
            <text:p>3001.6</text:p>
          </table:table-cell>
          <table:table-cell office:value-type="float" office:value="64155" calcext:value-type="float">
            <text:p>641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3.4" calcext:value-type="float">
            <text:p>3053.4</text:p>
          </table:table-cell>
          <table:table-cell office:value-type="float" office:value="3008.66" calcext:value-type="float">
            <text:p>3008.66</text:p>
          </table:table-cell>
          <table:table-cell office:value-type="float" office:value="3003.7" calcext:value-type="float">
            <text:p>3003.7</text:p>
          </table:table-cell>
          <table:table-cell office:value-type="float" office:value="3052.92" calcext:value-type="float">
            <text:p>3052.92</text:p>
          </table:table-cell>
          <table:table-cell office:value-type="float" office:value="3009.4" calcext:value-type="float">
            <text:p>3009.4</text:p>
          </table:table-cell>
          <table:table-cell office:value-type="float" office:value="3024.836" calcext:value-type="float">
            <text:p>3024.836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20 20.014</text:p>
          </table:table-cell>
          <table:table-cell office:value-type="float" office:value="248.7" calcext:value-type="float">
            <text:p>248.7</text:p>
          </table:table-cell>
          <table:table-cell office:value-type="float" office:value="12.41" calcext:value-type="float">
            <text:p>12.41</text:p>
          </table:table-cell>
          <table:table-cell office:value-type="float" office:value="3086.7" calcext:value-type="float">
            <text:p>3086.7</text:p>
          </table:table-cell>
          <table:table-cell office:value-type="float" office:value="64668" calcext:value-type="float">
            <text:p>6466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94.2" calcext:value-type="float">
            <text:p>3094.2</text:p>
          </table:table-cell>
          <table:table-cell office:value-type="float" office:value="3074.86" calcext:value-type="float">
            <text:p>3074.86</text:p>
          </table:table-cell>
          <table:table-cell office:value-type="float" office:value="3086.37" calcext:value-type="float">
            <text:p>3086.37</text:p>
          </table:table-cell>
          <table:table-cell office:value-type="float" office:value="3096.31" calcext:value-type="float">
            <text:p>3096.31</text:p>
          </table:table-cell>
          <table:table-cell office:value-type="float" office:value="3075.59" calcext:value-type="float">
            <text:p>3075.59</text:p>
          </table:table-cell>
          <table:table-cell office:value-type="float" office:value="3058.312" calcext:value-type="float">
            <text:p>3058.312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30 20.018</text:p>
          </table:table-cell>
          <table:table-cell office:value-type="float" office:value="249.4" calcext:value-type="float">
            <text:p>249.4</text:p>
          </table:table-cell>
          <table:table-cell office:value-type="float" office:value="12.44" calcext:value-type="float">
            <text:p>12.44</text:p>
          </table:table-cell>
          <table:table-cell office:value-type="float" office:value="3102.9" calcext:value-type="float">
            <text:p>3102.9</text:p>
          </table:table-cell>
          <table:table-cell office:value-type="float" office:value="65182" calcext:value-type="float">
            <text:p>651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02.9" calcext:value-type="float">
            <text:p>3102.9</text:p>
          </table:table-cell>
          <table:table-cell office:value-type="float" office:value="3070.91" calcext:value-type="float">
            <text:p>3070.91</text:p>
          </table:table-cell>
          <table:table-cell table:number-columns-repeated="2" office:value-type="float" office:value="3102.54" calcext:value-type="float">
            <text:p>3102.54</text:p>
          </table:table-cell>
          <table:table-cell office:value-type="float" office:value="3071.43" calcext:value-type="float">
            <text:p>3071.43</text:p>
          </table:table-cell>
          <table:table-cell office:value-type="float" office:value="3066.241" calcext:value-type="float">
            <text:p>3066.241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40 20.017</text:p>
          </table:table-cell>
          <table:table-cell office:value-type="float" office:value="248.8" calcext:value-type="float">
            <text:p>248.8</text:p>
          </table:table-cell>
          <table:table-cell office:value-type="float" office:value="12.41" calcext:value-type="float">
            <text:p>12.41</text:p>
          </table:table-cell>
          <table:table-cell office:value-type="float" office:value="3087.2" calcext:value-type="float">
            <text:p>3087.2</text:p>
          </table:table-cell>
          <table:table-cell office:value-type="float" office:value="65694" calcext:value-type="float">
            <text:p>6569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103.9" calcext:value-type="float">
            <text:p>3103.9</text:p>
          </table:table-cell>
          <table:table-cell office:value-type="float" office:value="3065.33" calcext:value-type="float">
            <text:p>3065.33</text:p>
          </table:table-cell>
          <table:table-cell office:value-type="float" office:value="3087.61" calcext:value-type="float">
            <text:p>3087.61</text:p>
          </table:table-cell>
          <table:table-cell office:value-type="float" office:value="3106.27" calcext:value-type="float">
            <text:p>3106.27</text:p>
          </table:table-cell>
          <table:table-cell office:value-type="float" office:value="3066.2" calcext:value-type="float">
            <text:p>3066.2</text:p>
          </table:table-cell>
          <table:table-cell office:value-type="float" office:value="3064.016" calcext:value-type="float">
            <text:p>3064.016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19 50 20.016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29.6" calcext:value-type="float">
            <text:p>3029.6</text:p>
          </table:table-cell>
          <table:table-cell office:value-type="float" office:value="66202" calcext:value-type="float">
            <text:p>6620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82.3" calcext:value-type="float">
            <text:p>3082.3</text:p>
          </table:table-cell>
          <table:table-cell office:value-type="float" office:value="3039.02" calcext:value-type="float">
            <text:p>3039.02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81.4" calcext:value-type="float">
            <text:p>3081.4</text:p>
          </table:table-cell>
          <table:table-cell office:value-type="float" office:value="3039.94" calcext:value-type="float">
            <text:p>3039.94</text:p>
          </table:table-cell>
          <table:table-cell office:value-type="float" office:value="3046.3" calcext:value-type="float">
            <text:p>3046.3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0 00 20.008</text:p>
          </table:table-cell>
          <table:table-cell office:value-type="float" office:value="244.9" calcext:value-type="float">
            <text:p>244.9</text:p>
          </table:table-cell>
          <table:table-cell office:value-type="float" office:value="12.25" calcext:value-type="float">
            <text:p>12.25</text:p>
          </table:table-cell>
          <table:table-cell office:value-type="float" office:value="2999.3" calcext:value-type="float">
            <text:p>2999.3</text:p>
          </table:table-cell>
          <table:table-cell office:value-type="float" office:value="66713" calcext:value-type="float">
            <text:p>66713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3092.6" calcext:value-type="float">
            <text:p>3092.6</text:p>
          </table:table-cell>
          <table:table-cell office:value-type="float" office:value="3057.15" calcext:value-type="float">
            <text:p>3057.15</text:p>
          </table:table-cell>
          <table:table-cell office:value-type="float" office:value="3000.03" calcext:value-type="float">
            <text:p>3000.03</text:p>
          </table:table-cell>
          <table:table-cell office:value-type="float" office:value="3092.58" calcext:value-type="float">
            <text:p>3092.58</text:p>
          </table:table-cell>
          <table:table-cell office:value-type="float" office:value="3058.11" calcext:value-type="float">
            <text:p>3058.11</text:p>
          </table:table-cell>
          <table:table-cell office:value-type="float" office:value="3048.615" calcext:value-type="float">
            <text:p>3048.615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8 20 10 20.012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3" calcext:value-type="float">
            <text:p>12.33</text:p>
          </table:table-cell>
          <table:table-cell office:value-type="float" office:value="3043.4" calcext:value-type="float">
            <text:p>3043.4</text:p>
          </table:table-cell>
          <table:table-cell office:value-type="float" office:value="67217" calcext:value-type="float">
            <text:p>672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6.3" calcext:value-type="float">
            <text:p>3056.3</text:p>
          </table:table-cell>
          <table:table-cell office:value-type="float" office:value="3017.22" calcext:value-type="float">
            <text:p>3017.22</text:p>
          </table:table-cell>
          <table:table-cell office:value-type="float" office:value="3043.04" calcext:value-type="float">
            <text:p>3043.04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17.84" calcext:value-type="float">
            <text:p>3017.84</text:p>
          </table:table-cell>
          <table:table-cell office:value-type="float" office:value="3030.797" calcext:value-type="float">
            <text:p>3030.797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0 20 20.016</text:p>
          </table:table-cell>
          <table:table-cell office:value-type="float" office:value="247.3" calcext:value-type="float">
            <text:p>247.3</text:p>
          </table:table-cell>
          <table:table-cell office:value-type="float" office:value="12.35" calcext:value-type="float">
            <text:p>12.35</text:p>
          </table:table-cell>
          <table:table-cell office:value-type="float" office:value="3054" calcext:value-type="float">
            <text:p>3054</text:p>
          </table:table-cell>
          <table:table-cell office:value-type="float" office:value="2445" calcext:value-type="float">
            <text:p>244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3.6" calcext:value-type="float">
            <text:p>3073.6</text:p>
          </table:table-cell>
          <table:table-cell office:value-type="float" office:value="3043.01" calcext:value-type="float">
            <text:p>3043.01</text:p>
          </table:table-cell>
          <table:table-cell office:value-type="float" office:value="3054.16" calcext:value-type="float">
            <text:p>3054.16</text:p>
          </table:table-cell>
          <table:table-cell office:value-type="float" office:value="3075.2" calcext:value-type="float">
            <text:p>3075.2</text:p>
          </table:table-cell>
          <table:table-cell office:value-type="float" office:value="3043.76" calcext:value-type="float">
            <text:p>3043.76</text:p>
          </table:table-cell>
          <table:table-cell office:value-type="float" office:value="3040.886" calcext:value-type="float">
            <text:p>3040.886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0 30 20.004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4" calcext:value-type="float">
            <text:p>12.34</text:p>
          </table:table-cell>
          <table:table-cell office:value-type="float" office:value="3049.2" calcext:value-type="float">
            <text:p>3049.2</text:p>
          </table:table-cell>
          <table:table-cell office:value-type="float" office:value="2953" calcext:value-type="float">
            <text:p>295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3.7" calcext:value-type="float">
            <text:p>3053.7</text:p>
          </table:table-cell>
          <table:table-cell office:value-type="float" office:value="3037.74" calcext:value-type="float">
            <text:p>3037.74</text:p>
          </table:table-cell>
          <table:table-cell office:value-type="float" office:value="3049.21" calcext:value-type="float">
            <text:p>3049.21</text:p>
          </table:table-cell>
          <table:table-cell office:value-type="float" office:value="3054.16" calcext:value-type="float">
            <text:p>3054.16</text:p>
          </table:table-cell>
          <table:table-cell office:value-type="float" office:value="3038.56" calcext:value-type="float">
            <text:p>3038.56</text:p>
          </table:table-cell>
          <table:table-cell office:value-type="float" office:value="3039.712" calcext:value-type="float">
            <text:p>3039.712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0 40 20.021</text:p>
          </table:table-cell>
          <table:table-cell office:value-type="float" office:value="243.5" calcext:value-type="float">
            <text:p>243.5</text:p>
          </table:table-cell>
          <table:table-cell office:value-type="float" office:value="12.19" calcext:value-type="float">
            <text:p>12.19</text:p>
          </table:table-cell>
          <table:table-cell office:value-type="float" office:value="2967.3" calcext:value-type="float">
            <text:p>2967.3</text:p>
          </table:table-cell>
          <table:table-cell office:value-type="float" office:value="3457" calcext:value-type="float">
            <text:p>34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3.9" calcext:value-type="float">
            <text:p>3033.9</text:p>
          </table:table-cell>
          <table:table-cell office:value-type="float" office:value="3013.59" calcext:value-type="float">
            <text:p>3013.59</text:p>
          </table:table-cell>
          <table:table-cell office:value-type="float" office:value="2968.26" calcext:value-type="float">
            <text:p>2968.26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14.47" calcext:value-type="float">
            <text:p>3014.47</text:p>
          </table:table-cell>
          <table:table-cell office:value-type="float" office:value="3020.198" calcext:value-type="float">
            <text:p>3020.198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0 50 20.002</text:p>
          </table:table-cell>
          <table:table-cell office:value-type="float" office:value="245.1" calcext:value-type="float">
            <text:p>245.1</text:p>
          </table:table-cell>
          <table:table-cell office:value-type="float" office:value="12.26" calcext:value-type="float">
            <text:p>12.26</text:p>
          </table:table-cell>
          <table:table-cell office:value-type="float" office:value="3003.8" calcext:value-type="float">
            <text:p>3003.8</text:p>
          </table:table-cell>
          <table:table-cell office:value-type="float" office:value="3959" calcext:value-type="float">
            <text:p>39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1.3" calcext:value-type="float">
            <text:p>3031.3</text:p>
          </table:table-cell>
          <table:table-cell office:value-type="float" office:value="3006.41" calcext:value-type="float">
            <text:p>3006.41</text:p>
          </table:table-cell>
          <table:table-cell office:value-type="float" office:value="3004.93" calcext:value-type="float">
            <text:p>3004.93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3007.27" calcext:value-type="float">
            <text:p>3007.27</text:p>
          </table:table-cell>
          <table:table-cell office:value-type="float" office:value="3011.038" calcext:value-type="float">
            <text:p>3011.038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00 19.997</text:p>
          </table:table-cell>
          <table:table-cell office:value-type="float" office:value="245.9" calcext:value-type="float">
            <text:p>245.9</text:p>
          </table:table-cell>
          <table:table-cell office:value-type="float" office:value="12.29" calcext:value-type="float">
            <text:p>12.29</text:p>
          </table:table-cell>
          <table:table-cell office:value-type="float" office:value="3022.6" calcext:value-type="float">
            <text:p>3022.6</text:p>
          </table:table-cell>
          <table:table-cell office:value-type="float" office:value="4462" calcext:value-type="float">
            <text:p>446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1.3" calcext:value-type="float">
            <text:p>3031.3</text:p>
          </table:table-cell>
          <table:table-cell office:value-type="float" office:value="3012.25" calcext:value-type="float">
            <text:p>3012.25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13.22" calcext:value-type="float">
            <text:p>3013.22</text:p>
          </table:table-cell>
          <table:table-cell office:value-type="float" office:value="3012.367" calcext:value-type="float">
            <text:p>3012.367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10 20.006</text:p>
          </table:table-cell>
          <table:table-cell office:value-type="float" office:value="248.2" calcext:value-type="float">
            <text:p>248.2</text:p>
          </table:table-cell>
          <table:table-cell office:value-type="float" office:value="12.39" calcext:value-type="float">
            <text:p>12.39</text:p>
          </table:table-cell>
          <table:table-cell office:value-type="float" office:value="3074.6" calcext:value-type="float">
            <text:p>3074.6</text:p>
          </table:table-cell>
          <table:table-cell office:value-type="float" office:value="4970" calcext:value-type="float">
            <text:p>4970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4.6" calcext:value-type="float">
            <text:p>3074.6</text:p>
          </table:table-cell>
          <table:table-cell office:value-type="float" office:value="3040.86" calcext:value-type="float">
            <text:p>3040.86</text:p>
          </table:table-cell>
          <table:table-cell table:number-columns-repeated="2" office:value-type="float" office:value="3075.2" calcext:value-type="float">
            <text:p>3075.2</text:p>
          </table:table-cell>
          <table:table-cell office:value-type="float" office:value="3041.6" calcext:value-type="float">
            <text:p>3041.6</text:p>
          </table:table-cell>
          <table:table-cell office:value-type="float" office:value="3032.869" calcext:value-type="float">
            <text:p>3032.86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20 20.009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2" calcext:value-type="float">
            <text:p>12.22</text:p>
          </table:table-cell>
          <table:table-cell office:value-type="float" office:value="2983.1" calcext:value-type="float">
            <text:p>2983.1</text:p>
          </table:table-cell>
          <table:table-cell office:value-type="float" office:value="5472" calcext:value-type="float">
            <text:p>547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8.8" calcext:value-type="float">
            <text:p>3078.8</text:p>
          </table:table-cell>
          <table:table-cell office:value-type="float" office:value="3001.43" calcext:value-type="float">
            <text:p>3001.43</text:p>
          </table:table-cell>
          <table:table-cell office:value-type="float" office:value="2984.12" calcext:value-type="float">
            <text:p>2984.12</text:p>
          </table:table-cell>
          <table:table-cell office:value-type="float" office:value="3080.16" calcext:value-type="float">
            <text:p>3080.16</text:p>
          </table:table-cell>
          <table:table-cell office:value-type="float" office:value="3002.18" calcext:value-type="float">
            <text:p>3002.18</text:p>
          </table:table-cell>
          <table:table-cell office:value-type="float" office:value="3008.524" calcext:value-type="float">
            <text:p>3008.524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30 20.004</text:p>
          </table:table-cell>
          <table:table-cell office:value-type="float" office:value="244.4" calcext:value-type="float">
            <text:p>244.4</text:p>
          </table:table-cell>
          <table:table-cell office:value-type="float" office:value="12.23" calcext:value-type="float">
            <text:p>12.23</text:p>
          </table:table-cell>
          <table:table-cell office:value-type="float" office:value="2988.2" calcext:value-type="float">
            <text:p>2988.2</text:p>
          </table:table-cell>
          <table:table-cell office:value-type="float" office:value="5968" calcext:value-type="float">
            <text:p>596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7" calcext:value-type="float">
            <text:p>3017</text:p>
          </table:table-cell>
          <table:table-cell office:value-type="float" office:value="2963.18" calcext:value-type="float">
            <text:p>2963.18</text:p>
          </table:table-cell>
          <table:table-cell office:value-type="float" office:value="2989.01" calcext:value-type="float">
            <text:p>2989.01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2964.25" calcext:value-type="float">
            <text:p>2964.25</text:p>
          </table:table-cell>
          <table:table-cell office:value-type="float" office:value="2983.409" calcext:value-type="float">
            <text:p>2983.409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40 20.005</text:p>
          </table:table-cell>
          <table:table-cell office:value-type="float" office:value="244" calcext:value-type="float">
            <text:p>244</text:p>
          </table:table-cell>
          <table:table-cell office:value-type="float" office:value="12.22" calcext:value-type="float">
            <text:p>12.22</text:p>
          </table:table-cell>
          <table:table-cell office:value-type="float" office:value="2980.5" calcext:value-type="float">
            <text:p>2980.5</text:p>
          </table:table-cell>
          <table:table-cell office:value-type="float" office:value="6464" calcext:value-type="float">
            <text:p>646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8.6" calcext:value-type="float">
            <text:p>3008.6</text:p>
          </table:table-cell>
          <table:table-cell office:value-type="float" office:value="2967.82" calcext:value-type="float">
            <text:p>2967.82</text:p>
          </table:table-cell>
          <table:table-cell office:value-type="float" office:value="2981.68" calcext:value-type="float">
            <text:p>2981.68</text:p>
          </table:table-cell>
          <table:table-cell office:value-type="float" office:value="3008.6" calcext:value-type="float">
            <text:p>3008.6</text:p>
          </table:table-cell>
          <table:table-cell office:value-type="float" office:value="2968.47" calcext:value-type="float">
            <text:p>2968.47</text:p>
          </table:table-cell>
          <table:table-cell office:value-type="float" office:value="2975.223" calcext:value-type="float">
            <text:p>2975.223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1 50 19.998</text:p>
          </table:table-cell>
          <table:table-cell office:value-type="float" office:value="245.5" calcext:value-type="float">
            <text:p>245.5</text:p>
          </table:table-cell>
          <table:table-cell office:value-type="float" office:value="12.28" calcext:value-type="float">
            <text:p>12.28</text:p>
          </table:table-cell>
          <table:table-cell office:value-type="float" office:value="3015.4" calcext:value-type="float">
            <text:p>3015.4</text:p>
          </table:table-cell>
          <table:table-cell office:value-type="float" office:value="6963" calcext:value-type="float">
            <text:p>696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5.4" calcext:value-type="float">
            <text:p>3015.4</text:p>
          </table:table-cell>
          <table:table-cell office:value-type="float" office:value="2991.82" calcext:value-type="float">
            <text:p>2991.82</text:p>
          </table:table-cell>
          <table:table-cell table:number-columns-repeated="2" office:value-type="float" office:value="3014.74" calcext:value-type="float">
            <text:p>3014.74</text:p>
          </table:table-cell>
          <table:table-cell office:value-type="float" office:value="2992.76" calcext:value-type="float">
            <text:p>2992.76</text:p>
          </table:table-cell>
          <table:table-cell office:value-type="float" office:value="2987.974" calcext:value-type="float">
            <text:p>2987.974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00 20.007</text:p>
          </table:table-cell>
          <table:table-cell office:value-type="float" office:value="244.5" calcext:value-type="float">
            <text:p>244.5</text:p>
          </table:table-cell>
          <table:table-cell office:value-type="float" office:value="12.23" calcext:value-type="float">
            <text:p>12.23</text:p>
          </table:table-cell>
          <table:table-cell office:value-type="float" office:value="2990.5" calcext:value-type="float">
            <text:p>2990.5</text:p>
          </table:table-cell>
          <table:table-cell office:value-type="float" office:value="7467" calcext:value-type="float">
            <text:p>746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9.8" calcext:value-type="float">
            <text:p>3029.8</text:p>
          </table:table-cell>
          <table:table-cell office:value-type="float" office:value="3013.11" calcext:value-type="float">
            <text:p>3013.11</text:p>
          </table:table-cell>
          <table:table-cell office:value-type="float" office:value="2990.24" calcext:value-type="float">
            <text:p>2990.24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13.95" calcext:value-type="float">
            <text:p>3013.95</text:p>
          </table:table-cell>
          <table:table-cell office:value-type="float" office:value="3003.689" calcext:value-type="float">
            <text:p>3003.689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10 19.994</text:p>
          </table:table-cell>
          <table:table-cell office:value-type="float" office:value="246.6" calcext:value-type="float">
            <text:p>246.6</text:p>
          </table:table-cell>
          <table:table-cell office:value-type="float" office:value="12.33" calcext:value-type="float">
            <text:p>12.33</text:p>
          </table:table-cell>
          <table:table-cell office:value-type="float" office:value="3039.9" calcext:value-type="float">
            <text:p>3039.9</text:p>
          </table:table-cell>
          <table:table-cell office:value-type="float" office:value="7974" calcext:value-type="float">
            <text:p>79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3033.71" calcext:value-type="float">
            <text:p>3033.71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34.2" calcext:value-type="float">
            <text:p>3034.2</text:p>
          </table:table-cell>
          <table:table-cell office:value-type="float" office:value="3025.092" calcext:value-type="float">
            <text:p>3025.092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20 20.017</text:p>
          </table:table-cell>
          <table:table-cell office:value-type="float" office:value="245.2" calcext:value-type="float">
            <text:p>245.2</text:p>
          </table:table-cell>
          <table:table-cell office:value-type="float" office:value="12.27" calcext:value-type="float">
            <text:p>12.27</text:p>
          </table:table-cell>
          <table:table-cell office:value-type="float" office:value="3007" calcext:value-type="float">
            <text:p>3007</text:p>
          </table:table-cell>
          <table:table-cell office:value-type="float" office:value="8478" calcext:value-type="float">
            <text:p>847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81.4" calcext:value-type="float">
            <text:p>3081.4</text:p>
          </table:table-cell>
          <table:table-cell office:value-type="float" office:value="3018.39" calcext:value-type="float">
            <text:p>3018.39</text:p>
          </table:table-cell>
          <table:table-cell office:value-type="float" office:value="3008.6" calcext:value-type="float">
            <text:p>3008.6</text:p>
          </table:table-cell>
          <table:table-cell office:value-type="float" office:value="3081.4" calcext:value-type="float">
            <text:p>3081.4</text:p>
          </table:table-cell>
          <table:table-cell office:value-type="float" office:value="3019.34" calcext:value-type="float">
            <text:p>3019.34</text:p>
          </table:table-cell>
          <table:table-cell office:value-type="float" office:value="3017.34" calcext:value-type="float">
            <text:p>3017.34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30 20.002</text:p>
          </table:table-cell>
          <table:table-cell office:value-type="float" office:value="248.1" calcext:value-type="float">
            <text:p>248.1</text:p>
          </table:table-cell>
          <table:table-cell office:value-type="float" office:value="12.39" calcext:value-type="float">
            <text:p>12.39</text:p>
          </table:table-cell>
          <table:table-cell office:value-type="float" office:value="3071.7" calcext:value-type="float">
            <text:p>3071.7</text:p>
          </table:table-cell>
          <table:table-cell office:value-type="float" office:value="8989" calcext:value-type="float">
            <text:p>89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91.8" calcext:value-type="float">
            <text:p>3091.8</text:p>
          </table:table-cell>
          <table:table-cell office:value-type="float" office:value="3058.22" calcext:value-type="float">
            <text:p>3058.22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91.34" calcext:value-type="float">
            <text:p>3091.34</text:p>
          </table:table-cell>
          <table:table-cell office:value-type="float" office:value="3058.97" calcext:value-type="float">
            <text:p>3058.97</text:p>
          </table:table-cell>
          <table:table-cell office:value-type="float" office:value="3046.854" calcext:value-type="float">
            <text:p>3046.854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40 20.015</text:p>
          </table:table-cell>
          <table:table-cell office:value-type="float" office:value="248.7" calcext:value-type="float">
            <text:p>248.7</text:p>
          </table:table-cell>
          <table:table-cell office:value-type="float" office:value="12.41" calcext:value-type="float">
            <text:p>12.41</text:p>
          </table:table-cell>
          <table:table-cell office:value-type="float" office:value="3087" calcext:value-type="float">
            <text:p>3087</text:p>
          </table:table-cell>
          <table:table-cell office:value-type="float" office:value="9502" calcext:value-type="float">
            <text:p>950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87" calcext:value-type="float">
            <text:p>3087</text:p>
          </table:table-cell>
          <table:table-cell office:value-type="float" office:value="3070.36" calcext:value-type="float">
            <text:p>3070.36</text:p>
          </table:table-cell>
          <table:table-cell table:number-columns-repeated="2" office:value-type="float" office:value="3086.37" calcext:value-type="float">
            <text:p>3086.37</text:p>
          </table:table-cell>
          <table:table-cell office:value-type="float" office:value="3070.87" calcext:value-type="float">
            <text:p>3070.87</text:p>
          </table:table-cell>
          <table:table-cell office:value-type="float" office:value="3062.552" calcext:value-type="float">
            <text:p>3062.552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2 50 20.021</text:p>
          </table:table-cell>
          <table:table-cell office:value-type="float" office:value="245.7" calcext:value-type="float">
            <text:p>245.7</text:p>
          </table:table-cell>
          <table:table-cell office:value-type="float" office:value="12.29" calcext:value-type="float">
            <text:p>12.29</text:p>
          </table:table-cell>
          <table:table-cell office:value-type="float" office:value="3017.2" calcext:value-type="float">
            <text:p>3017.2</text:p>
          </table:table-cell>
          <table:table-cell office:value-type="float" office:value="10011" calcext:value-type="float">
            <text:p>1001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107" calcext:value-type="float">
            <text:p>3107</text:p>
          </table:table-cell>
          <table:table-cell office:value-type="float" office:value="3047.1" calcext:value-type="float">
            <text:p>3047.1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3107.52" calcext:value-type="float">
            <text:p>3107.52</text:p>
          </table:table-cell>
          <table:table-cell office:value-type="float" office:value="3048.44" calcext:value-type="float">
            <text:p>3048.44</text:p>
          </table:table-cell>
          <table:table-cell office:value-type="float" office:value="3046.846" calcext:value-type="float">
            <text:p>3046.846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3 00 20.007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4" calcext:value-type="float">
            <text:p>12.34</text:p>
          </table:table-cell>
          <table:table-cell office:value-type="float" office:value="3044.7" calcext:value-type="float">
            <text:p>3044.7</text:p>
          </table:table-cell>
          <table:table-cell office:value-type="float" office:value="10509" calcext:value-type="float">
            <text:p>105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4.7" calcext:value-type="float">
            <text:p>3044.7</text:p>
          </table:table-cell>
          <table:table-cell office:value-type="float" office:value="2982.48" calcext:value-type="float">
            <text:p>2982.48</text:p>
          </table:table-cell>
          <table:table-cell table:number-columns-repeated="2" office:value-type="float" office:value="3045.51" calcext:value-type="float">
            <text:p>3045.51</text:p>
          </table:table-cell>
          <table:table-cell office:value-type="float" office:value="2983.33" calcext:value-type="float">
            <text:p>2983.33</text:p>
          </table:table-cell>
          <table:table-cell office:value-type="float" office:value="3008.332" calcext:value-type="float">
            <text:p>3008.332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8 23 10 20.021</text:p>
          </table:table-cell>
          <table:table-cell office:value-type="float" office:value="247.5" calcext:value-type="float">
            <text:p>247.5</text:p>
          </table:table-cell>
          <table:table-cell office:value-type="float" office:value="12.37" calcext:value-type="float">
            <text:p>12.37</text:p>
          </table:table-cell>
          <table:table-cell office:value-type="float" office:value="3060.3" calcext:value-type="float">
            <text:p>3060.3</text:p>
          </table:table-cell>
          <table:table-cell office:value-type="float" office:value="11015" calcext:value-type="float">
            <text:p>110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0.6" calcext:value-type="float">
            <text:p>3060.6</text:p>
          </table:table-cell>
          <table:table-cell office:value-type="float" office:value="3026.82" calcext:value-type="float">
            <text:p>3026.82</text:p>
          </table:table-cell>
          <table:table-cell table:number-columns-repeated="2" office:value-type="float" office:value="3061.57" calcext:value-type="float">
            <text:p>3061.57</text:p>
          </table:table-cell>
          <table:table-cell office:value-type="float" office:value="3027.42" calcext:value-type="float">
            <text:p>3027.42</text:p>
          </table:table-cell>
          <table:table-cell office:value-type="float" office:value="3022.15" calcext:value-type="float">
            <text:p>3022.15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3 20 20.005</text:p>
          </table:table-cell>
          <table:table-cell office:value-type="float" office:value="246.7" calcext:value-type="float">
            <text:p>246.7</text:p>
          </table:table-cell>
          <table:table-cell office:value-type="float" office:value="12.33" calcext:value-type="float">
            <text:p>12.33</text:p>
          </table:table-cell>
          <table:table-cell office:value-type="float" office:value="3040.7" calcext:value-type="float">
            <text:p>3040.7</text:p>
          </table:table-cell>
          <table:table-cell office:value-type="float" office:value="11519" calcext:value-type="float">
            <text:p>1151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3" calcext:value-type="float">
            <text:p>3043</text:p>
          </table:table-cell>
          <table:table-cell office:value-type="float" office:value="3011.94" calcext:value-type="float">
            <text:p>3011.94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45.51" calcext:value-type="float">
            <text:p>3045.51</text:p>
          </table:table-cell>
          <table:table-cell office:value-type="float" office:value="3012.71" calcext:value-type="float">
            <text:p>3012.71</text:p>
          </table:table-cell>
          <table:table-cell office:value-type="float" office:value="3019.201" calcext:value-type="float">
            <text:p>3019.201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3 30 20.020</text:p>
          </table:table-cell>
          <table:table-cell office:value-type="float" office:value="244.9" calcext:value-type="float">
            <text:p>244.9</text:p>
          </table:table-cell>
          <table:table-cell office:value-type="float" office:value="12.25" calcext:value-type="float">
            <text:p>12.25</text:p>
          </table:table-cell>
          <table:table-cell office:value-type="float" office:value="2999.8" calcext:value-type="float">
            <text:p>2999.8</text:p>
          </table:table-cell>
          <table:table-cell office:value-type="float" office:value="12021" calcext:value-type="float">
            <text:p>1202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5.3" calcext:value-type="float">
            <text:p>3065.3</text:p>
          </table:table-cell>
          <table:table-cell office:value-type="float" office:value="3001.24" calcext:value-type="float">
            <text:p>3001.24</text:p>
          </table:table-cell>
          <table:table-cell office:value-type="float" office:value="3000.03" calcext:value-type="float">
            <text:p>3000.03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02.22" calcext:value-type="float">
            <text:p>3002.22</text:p>
          </table:table-cell>
          <table:table-cell office:value-type="float" office:value="3004.306" calcext:value-type="float">
            <text:p>3004.306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3 40 20.021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9" calcext:value-type="float">
            <text:p>12.29</text:p>
          </table:table-cell>
          <table:table-cell office:value-type="float" office:value="3016.6" calcext:value-type="float">
            <text:p>3016.6</text:p>
          </table:table-cell>
          <table:table-cell office:value-type="float" office:value="12519" calcext:value-type="float">
            <text:p>1251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3.2" calcext:value-type="float">
            <text:p>3023.2</text:p>
          </table:table-cell>
          <table:table-cell office:value-type="float" office:value="2982.42" calcext:value-type="float">
            <text:p>2982.42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2983.34" calcext:value-type="float">
            <text:p>2983.34</text:p>
          </table:table-cell>
          <table:table-cell office:value-type="float" office:value="2994.1" calcext:value-type="float">
            <text:p>2994.1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8 23 50 20.017</text:p>
          </table:table-cell>
          <table:table-cell office:value-type="float" office:value="242.4" calcext:value-type="float">
            <text:p>242.4</text:p>
          </table:table-cell>
          <table:table-cell office:value-type="float" office:value="12.15" calcext:value-type="float">
            <text:p>12.15</text:p>
          </table:table-cell>
          <table:table-cell office:value-type="float" office:value="2943.3" calcext:value-type="float">
            <text:p>2943.3</text:p>
          </table:table-cell>
          <table:table-cell office:value-type="float" office:value="13019" calcext:value-type="float">
            <text:p>130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5.6" calcext:value-type="float">
            <text:p>3015.6</text:p>
          </table:table-cell>
          <table:table-cell office:value-type="float" office:value="2988.95" calcext:value-type="float">
            <text:p>2988.95</text:p>
          </table:table-cell>
          <table:table-cell office:value-type="float" office:value="2945.16" calcext:value-type="float">
            <text:p>2945.16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2990.16" calcext:value-type="float">
            <text:p>2990.16</text:p>
          </table:table-cell>
          <table:table-cell office:value-type="float" office:value="2986.757" calcext:value-type="float">
            <text:p>2986.757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00 19.998</text:p>
          </table:table-cell>
          <table:table-cell office:value-type="float" office:value="245.7" calcext:value-type="float">
            <text:p>245.7</text:p>
          </table:table-cell>
          <table:table-cell office:value-type="float" office:value="12.29" calcext:value-type="float">
            <text:p>12.29</text:p>
          </table:table-cell>
          <table:table-cell office:value-type="float" office:value="3018.4" calcext:value-type="float">
            <text:p>3018.4</text:p>
          </table:table-cell>
          <table:table-cell office:value-type="float" office:value="13517" calcext:value-type="float">
            <text:p>135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0.6" calcext:value-type="float">
            <text:p>3030.6</text:p>
          </table:table-cell>
          <table:table-cell office:value-type="float" office:value="2985.43" calcext:value-type="float">
            <text:p>2985.43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2986.28" calcext:value-type="float">
            <text:p>2986.28</text:p>
          </table:table-cell>
          <table:table-cell office:value-type="float" office:value="2991.312" calcext:value-type="float">
            <text:p>2991.312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10 19.990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4" calcext:value-type="float">
            <text:p>12.14</text:p>
          </table:table-cell>
          <table:table-cell office:value-type="float" office:value="2939.1" calcext:value-type="float">
            <text:p>2939.1</text:p>
          </table:table-cell>
          <table:table-cell office:value-type="float" office:value="14017" calcext:value-type="float">
            <text:p>140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2" calcext:value-type="float">
            <text:p>3035.2</text:p>
          </table:table-cell>
          <table:table-cell office:value-type="float" office:value="2983.72" calcext:value-type="float">
            <text:p>2983.72</text:p>
          </table:table-cell>
          <table:table-cell office:value-type="float" office:value="2940.31" calcext:value-type="float">
            <text:p>2940.3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2984.84" calcext:value-type="float">
            <text:p>2984.84</text:p>
          </table:table-cell>
          <table:table-cell office:value-type="float" office:value="2978.249" calcext:value-type="float">
            <text:p>2978.24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20 19.995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29.5" calcext:value-type="float">
            <text:p>3029.5</text:p>
          </table:table-cell>
          <table:table-cell office:value-type="float" office:value="14516" calcext:value-type="float">
            <text:p>145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2.7" calcext:value-type="float">
            <text:p>3032.7</text:p>
          </table:table-cell>
          <table:table-cell office:value-type="float" office:value="2992.8" calcext:value-type="float">
            <text:p>2992.8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34.42" calcext:value-type="float">
            <text:p>3034.42</text:p>
          </table:table-cell>
          <table:table-cell office:value-type="float" office:value="2993.57" calcext:value-type="float">
            <text:p>2993.57</text:p>
          </table:table-cell>
          <table:table-cell office:value-type="float" office:value="2993.242" calcext:value-type="float">
            <text:p>2993.242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30 19.998</text:p>
          </table:table-cell>
          <table:table-cell office:value-type="float" office:value="244.6" calcext:value-type="float">
            <text:p>244.6</text:p>
          </table:table-cell>
          <table:table-cell office:value-type="float" office:value="12.24" calcext:value-type="float">
            <text:p>12.24</text:p>
          </table:table-cell>
          <table:table-cell office:value-type="float" office:value="2993.8" calcext:value-type="float">
            <text:p>2993.8</text:p>
          </table:table-cell>
          <table:table-cell office:value-type="float" office:value="15022" calcext:value-type="float">
            <text:p>1502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7.6" calcext:value-type="float">
            <text:p>3037.6</text:p>
          </table:table-cell>
          <table:table-cell office:value-type="float" office:value="3021.79" calcext:value-type="float">
            <text:p>3021.79</text:p>
          </table:table-cell>
          <table:table-cell office:value-type="float" office:value="2993.9" calcext:value-type="float">
            <text:p>2993.9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22.51" calcext:value-type="float">
            <text:p>3022.51</text:p>
          </table:table-cell>
          <table:table-cell office:value-type="float" office:value="3008.668" calcext:value-type="float">
            <text:p>3008.668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40 20.009</text:p>
          </table:table-cell>
          <table:table-cell office:value-type="float" office:value="246.4" calcext:value-type="float">
            <text:p>246.4</text:p>
          </table:table-cell>
          <table:table-cell office:value-type="float" office:value="12.32" calcext:value-type="float">
            <text:p>12.32</text:p>
          </table:table-cell>
          <table:table-cell office:value-type="float" office:value="3034.7" calcext:value-type="float">
            <text:p>3034.7</text:p>
          </table:table-cell>
          <table:table-cell office:value-type="float" office:value="15523" calcext:value-type="float">
            <text:p>155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4.7" calcext:value-type="float">
            <text:p>3034.7</text:p>
          </table:table-cell>
          <table:table-cell office:value-type="float" office:value="2999.49" calcext:value-type="float">
            <text:p>2999.49</text:p>
          </table:table-cell>
          <table:table-cell table:number-columns-repeated="2" office:value-type="float" office:value="3035.65" calcext:value-type="float">
            <text:p>3035.65</text:p>
          </table:table-cell>
          <table:table-cell office:value-type="float" office:value="2999.94" calcext:value-type="float">
            <text:p>2999.94</text:p>
          </table:table-cell>
          <table:table-cell office:value-type="float" office:value="3005.48" calcext:value-type="float">
            <text:p>3005.48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0 50 20.002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5" calcext:value-type="float">
            <text:p>12.25</text:p>
          </table:table-cell>
          <table:table-cell office:value-type="float" office:value="2997.4" calcext:value-type="float">
            <text:p>2997.4</text:p>
          </table:table-cell>
          <table:table-cell office:value-type="float" office:value="16028" calcext:value-type="float">
            <text:p>1602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0" calcext:value-type="float">
            <text:p>3050</text:p>
          </table:table-cell>
          <table:table-cell office:value-type="float" office:value="3019.53" calcext:value-type="float">
            <text:p>3019.53</text:p>
          </table:table-cell>
          <table:table-cell office:value-type="float" office:value="2998.8" calcext:value-type="float">
            <text:p>2998.8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20.37" calcext:value-type="float">
            <text:p>3020.37</text:p>
          </table:table-cell>
          <table:table-cell office:value-type="float" office:value="3011.099" calcext:value-type="float">
            <text:p>3011.099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00 20.001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31.3" calcext:value-type="float">
            <text:p>3031.3</text:p>
          </table:table-cell>
          <table:table-cell office:value-type="float" office:value="16530" calcext:value-type="float">
            <text:p>165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1.3" calcext:value-type="float">
            <text:p>3031.3</text:p>
          </table:table-cell>
          <table:table-cell office:value-type="float" office:value="3008.69" calcext:value-type="float">
            <text:p>3008.69</text:p>
          </table:table-cell>
          <table:table-cell table:number-columns-repeated="2" office:value-type="float" office:value="3030.72" calcext:value-type="float">
            <text:p>3030.72</text:p>
          </table:table-cell>
          <table:table-cell office:value-type="float" office:value="3009.23" calcext:value-type="float">
            <text:p>3009.23</text:p>
          </table:table-cell>
          <table:table-cell office:value-type="float" office:value="3011.184" calcext:value-type="float">
            <text:p>3011.184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10 19.998</text:p>
          </table:table-cell>
          <table:table-cell office:value-type="float" office:value="245.1" calcext:value-type="float">
            <text:p>245.1</text:p>
          </table:table-cell>
          <table:table-cell office:value-type="float" office:value="12.27" calcext:value-type="float">
            <text:p>12.27</text:p>
          </table:table-cell>
          <table:table-cell office:value-type="float" office:value="3005.8" calcext:value-type="float">
            <text:p>3005.8</text:p>
          </table:table-cell>
          <table:table-cell office:value-type="float" office:value="17034" calcext:value-type="float">
            <text:p>170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8.9" calcext:value-type="float">
            <text:p>3028.9</text:p>
          </table:table-cell>
          <table:table-cell office:value-type="float" office:value="3014.09" calcext:value-type="float">
            <text:p>3014.09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14.99" calcext:value-type="float">
            <text:p>3014.99</text:p>
          </table:table-cell>
          <table:table-cell office:value-type="float" office:value="3011.559" calcext:value-type="float">
            <text:p>3011.559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20 20.016</text:p>
          </table:table-cell>
          <table:table-cell office:value-type="float" office:value="246.5" calcext:value-type="float">
            <text:p>246.5</text:p>
          </table:table-cell>
          <table:table-cell office:value-type="float" office:value="12.32" calcext:value-type="float">
            <text:p>12.32</text:p>
          </table:table-cell>
          <table:table-cell office:value-type="float" office:value="3036" calcext:value-type="float">
            <text:p>3036</text:p>
          </table:table-cell>
          <table:table-cell office:value-type="float" office:value="17539" calcext:value-type="float">
            <text:p>1753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6.7" calcext:value-type="float">
            <text:p>3046.7</text:p>
          </table:table-cell>
          <table:table-cell office:value-type="float" office:value="3024.32" calcext:value-type="float">
            <text:p>3024.32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25.51" calcext:value-type="float">
            <text:p>3025.51</text:p>
          </table:table-cell>
          <table:table-cell office:value-type="float" office:value="3021.443" calcext:value-type="float">
            <text:p>3021.443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30 20.020</text:p>
          </table:table-cell>
          <table:table-cell office:value-type="float" office:value="245.4" calcext:value-type="float">
            <text:p>245.4</text:p>
          </table:table-cell>
          <table:table-cell office:value-type="float" office:value="12.28" calcext:value-type="float">
            <text:p>12.28</text:p>
          </table:table-cell>
          <table:table-cell office:value-type="float" office:value="3012.9" calcext:value-type="float">
            <text:p>3012.9</text:p>
          </table:table-cell>
          <table:table-cell office:value-type="float" office:value="18043" calcext:value-type="float">
            <text:p>1804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0.9" calcext:value-type="float">
            <text:p>3040.9</text:p>
          </table:table-cell>
          <table:table-cell office:value-type="float" office:value="3011.88" calcext:value-type="float">
            <text:p>3011.88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12.55" calcext:value-type="float">
            <text:p>3012.55</text:p>
          </table:table-cell>
          <table:table-cell office:value-type="float" office:value="3013.486" calcext:value-type="float">
            <text:p>3013.486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40 19.994</text:p>
          </table:table-cell>
          <table:table-cell office:value-type="float" office:value="244.1" calcext:value-type="float">
            <text:p>244.1</text:p>
          </table:table-cell>
          <table:table-cell office:value-type="float" office:value="12.22" calcext:value-type="float">
            <text:p>12.22</text:p>
          </table:table-cell>
          <table:table-cell office:value-type="float" office:value="2981.4" calcext:value-type="float">
            <text:p>2981.4</text:p>
          </table:table-cell>
          <table:table-cell office:value-type="float" office:value="18548" calcext:value-type="float">
            <text:p>1854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5.7" calcext:value-type="float">
            <text:p>3035.7</text:p>
          </table:table-cell>
          <table:table-cell office:value-type="float" office:value="3023.17" calcext:value-type="float">
            <text:p>3023.17</text:p>
          </table:table-cell>
          <table:table-cell office:value-type="float" office:value="2982.9" calcext:value-type="float">
            <text:p>2982.9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019.057" calcext:value-type="float">
            <text:p>3019.057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1 50 20.021</text:p>
          </table:table-cell>
          <table:table-cell office:value-type="float" office:value="243.9" calcext:value-type="float">
            <text:p>243.9</text:p>
          </table:table-cell>
          <table:table-cell office:value-type="float" office:value="12.21" calcext:value-type="float">
            <text:p>12.21</text:p>
          </table:table-cell>
          <table:table-cell office:value-type="float" office:value="2977.2" calcext:value-type="float">
            <text:p>2977.2</text:p>
          </table:table-cell>
          <table:table-cell office:value-type="float" office:value="19048" calcext:value-type="float">
            <text:p>190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3.3" calcext:value-type="float">
            <text:p>3013.3</text:p>
          </table:table-cell>
          <table:table-cell office:value-type="float" office:value="2989.66" calcext:value-type="float">
            <text:p>2989.66</text:p>
          </table:table-cell>
          <table:table-cell office:value-type="float" office:value="2978.02" calcext:value-type="float">
            <text:p>2978.02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2990.25" calcext:value-type="float">
            <text:p>2990.25</text:p>
          </table:table-cell>
          <table:table-cell office:value-type="float" office:value="2998.755" calcext:value-type="float">
            <text:p>2998.755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2 00 20.022</text:p>
          </table:table-cell>
          <table:table-cell office:value-type="float" office:value="245.8" calcext:value-type="float">
            <text:p>245.8</text:p>
          </table:table-cell>
          <table:table-cell office:value-type="float" office:value="12.29" calcext:value-type="float">
            <text:p>12.29</text:p>
          </table:table-cell>
          <table:table-cell office:value-type="float" office:value="3020.9" calcext:value-type="float">
            <text:p>3020.9</text:p>
          </table:table-cell>
          <table:table-cell office:value-type="float" office:value="19547" calcext:value-type="float">
            <text:p>1954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7.4" calcext:value-type="float">
            <text:p>3037.4</text:p>
          </table:table-cell>
          <table:table-cell office:value-type="float" office:value="2993.21" calcext:value-type="float">
            <text:p>2993.21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2993.44" calcext:value-type="float">
            <text:p>2993.44</text:p>
          </table:table-cell>
          <table:table-cell office:value-type="float" office:value="3000.492" calcext:value-type="float">
            <text:p>3000.492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9 02 10 20.004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5" calcext:value-type="float">
            <text:p>12.25</text:p>
          </table:table-cell>
          <table:table-cell office:value-type="float" office:value="2996" calcext:value-type="float">
            <text:p>2996</text:p>
          </table:table-cell>
          <table:table-cell office:value-type="float" office:value="20050" calcext:value-type="float">
            <text:p>200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8.9" calcext:value-type="float">
            <text:p>3018.9</text:p>
          </table:table-cell>
          <table:table-cell office:value-type="float" office:value="3005.08" calcext:value-type="float">
            <text:p>3005.08</text:p>
          </table:table-cell>
          <table:table-cell office:value-type="float" office:value="2997.57" calcext:value-type="float">
            <text:p>2997.57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3006.1" calcext:value-type="float">
            <text:p>3006.1</text:p>
          </table:table-cell>
          <table:table-cell office:value-type="float" office:value="3002.493" calcext:value-type="float">
            <text:p>3002.493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2 20 20.007</text:p>
          </table:table-cell>
          <table:table-cell office:value-type="float" office:value="245.8" calcext:value-type="float">
            <text:p>245.8</text:p>
          </table:table-cell>
          <table:table-cell office:value-type="float" office:value="12.29" calcext:value-type="float">
            <text:p>12.29</text:p>
          </table:table-cell>
          <table:table-cell office:value-type="float" office:value="3020.8" calcext:value-type="float">
            <text:p>3020.8</text:p>
          </table:table-cell>
          <table:table-cell office:value-type="float" office:value="20553" calcext:value-type="float">
            <text:p>2055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3.8" calcext:value-type="float">
            <text:p>3033.8</text:p>
          </table:table-cell>
          <table:table-cell office:value-type="float" office:value="3014.85" calcext:value-type="float">
            <text:p>3014.85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34.42" calcext:value-type="float">
            <text:p>3034.42</text:p>
          </table:table-cell>
          <table:table-cell office:value-type="float" office:value="3015.55" calcext:value-type="float">
            <text:p>3015.55</text:p>
          </table:table-cell>
          <table:table-cell office:value-type="float" office:value="3010.928" calcext:value-type="float">
            <text:p>3010.928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2 30 20.015</text:p>
          </table:table-cell>
          <table:table-cell office:value-type="float" office:value="245.9" calcext:value-type="float">
            <text:p>245.9</text:p>
          </table:table-cell>
          <table:table-cell office:value-type="float" office:value="12.3" calcext:value-type="float">
            <text:p>12.3</text:p>
          </table:table-cell>
          <table:table-cell office:value-type="float" office:value="3023.4" calcext:value-type="float">
            <text:p>3023.4</text:p>
          </table:table-cell>
          <table:table-cell office:value-type="float" office:value="21057" calcext:value-type="float">
            <text:p>2105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6.6" calcext:value-type="float">
            <text:p>3036.6</text:p>
          </table:table-cell>
          <table:table-cell office:value-type="float" office:value="3014.61" calcext:value-type="float">
            <text:p>3014.61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15.49" calcext:value-type="float">
            <text:p>3015.49</text:p>
          </table:table-cell>
          <table:table-cell office:value-type="float" office:value="3012.642" calcext:value-type="float">
            <text:p>3012.642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2 40 20.017</text:p>
          </table:table-cell>
          <table:table-cell office:value-type="float" office:value="246.7" calcext:value-type="float">
            <text:p>246.7</text:p>
          </table:table-cell>
          <table:table-cell office:value-type="float" office:value="12.33" calcext:value-type="float">
            <text:p>12.33</text:p>
          </table:table-cell>
          <table:table-cell office:value-type="float" office:value="3042.5" calcext:value-type="float">
            <text:p>3042.5</text:p>
          </table:table-cell>
          <table:table-cell office:value-type="float" office:value="21565" calcext:value-type="float">
            <text:p>2156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7.2" calcext:value-type="float">
            <text:p>3057.2</text:p>
          </table:table-cell>
          <table:table-cell office:value-type="float" office:value="3040.07" calcext:value-type="float">
            <text:p>3040.07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57.86" calcext:value-type="float">
            <text:p>3057.86</text:p>
          </table:table-cell>
          <table:table-cell office:value-type="float" office:value="3040.9" calcext:value-type="float">
            <text:p>3040.9</text:p>
          </table:table-cell>
          <table:table-cell office:value-type="float" office:value="3030.506" calcext:value-type="float">
            <text:p>3030.506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2 50 20.009</text:p>
          </table:table-cell>
          <table:table-cell office:value-type="float" office:value="246.5" calcext:value-type="float">
            <text:p>246.5</text:p>
          </table:table-cell>
          <table:table-cell office:value-type="float" office:value="12.32" calcext:value-type="float">
            <text:p>12.32</text:p>
          </table:table-cell>
          <table:table-cell office:value-type="float" office:value="3037.8" calcext:value-type="float">
            <text:p>3037.8</text:p>
          </table:table-cell>
          <table:table-cell office:value-type="float" office:value="22071" calcext:value-type="float">
            <text:p>220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3.1" calcext:value-type="float">
            <text:p>3053.1</text:p>
          </table:table-cell>
          <table:table-cell office:value-type="float" office:value="3029.78" calcext:value-type="float">
            <text:p>3029.78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55.39" calcext:value-type="float">
            <text:p>3055.39</text:p>
          </table:table-cell>
          <table:table-cell office:value-type="float" office:value="3030.74" calcext:value-type="float">
            <text:p>3030.74</text:p>
          </table:table-cell>
          <table:table-cell office:value-type="float" office:value="3030.899" calcext:value-type="float">
            <text:p>3030.899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00 20.005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50.4" calcext:value-type="float">
            <text:p>3050.4</text:p>
          </table:table-cell>
          <table:table-cell office:value-type="float" office:value="22582" calcext:value-type="float">
            <text:p>225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1.2" calcext:value-type="float">
            <text:p>3071.2</text:p>
          </table:table-cell>
          <table:table-cell office:value-type="float" office:value="3054.02" calcext:value-type="float">
            <text:p>3054.02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72.72" calcext:value-type="float">
            <text:p>3072.72</text:p>
          </table:table-cell>
          <table:table-cell office:value-type="float" office:value="3054.97" calcext:value-type="float">
            <text:p>3054.97</text:p>
          </table:table-cell>
          <table:table-cell office:value-type="float" office:value="3044.564" calcext:value-type="float">
            <text:p>3044.564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10 20.015</text:p>
          </table:table-cell>
          <table:table-cell office:value-type="float" office:value="247.5" calcext:value-type="float">
            <text:p>247.5</text:p>
          </table:table-cell>
          <table:table-cell office:value-type="float" office:value="12.37" calcext:value-type="float">
            <text:p>12.37</text:p>
          </table:table-cell>
          <table:table-cell office:value-type="float" office:value="3061.6" calcext:value-type="float">
            <text:p>3061.6</text:p>
          </table:table-cell>
          <table:table-cell office:value-type="float" office:value="23088" calcext:value-type="float">
            <text:p>230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1.6" calcext:value-type="float">
            <text:p>3061.6</text:p>
          </table:table-cell>
          <table:table-cell office:value-type="float" office:value="3031.4" calcext:value-type="float">
            <text:p>3031.4</text:p>
          </table:table-cell>
          <table:table-cell table:number-columns-repeated="2" office:value-type="float" office:value="3061.57" calcext:value-type="float">
            <text:p>3061.57</text:p>
          </table:table-cell>
          <table:table-cell office:value-type="float" office:value="3031.78" calcext:value-type="float">
            <text:p>3031.78</text:p>
          </table:table-cell>
          <table:table-cell office:value-type="float" office:value="3036.217" calcext:value-type="float">
            <text:p>3036.217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20 20.016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8" calcext:value-type="float">
            <text:p>12.28</text:p>
          </table:table-cell>
          <table:table-cell office:value-type="float" office:value="3013.9" calcext:value-type="float">
            <text:p>3013.9</text:p>
          </table:table-cell>
          <table:table-cell office:value-type="float" office:value="23600" calcext:value-type="float">
            <text:p>236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90.8" calcext:value-type="float">
            <text:p>3090.8</text:p>
          </table:table-cell>
          <table:table-cell office:value-type="float" office:value="3061.96" calcext:value-type="float">
            <text:p>3061.96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3092.58" calcext:value-type="float">
            <text:p>3092.58</text:p>
          </table:table-cell>
          <table:table-cell office:value-type="float" office:value="3062.77" calcext:value-type="float">
            <text:p>3062.77</text:p>
          </table:table-cell>
          <table:table-cell office:value-type="float" office:value="3050.296" calcext:value-type="float">
            <text:p>3050.296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30 20.022</text:p>
          </table:table-cell>
          <table:table-cell office:value-type="float" office:value="247.4" calcext:value-type="float">
            <text:p>247.4</text:p>
          </table:table-cell>
          <table:table-cell office:value-type="float" office:value="12.36" calcext:value-type="float">
            <text:p>12.36</text:p>
          </table:table-cell>
          <table:table-cell office:value-type="float" office:value="3058.5" calcext:value-type="float">
            <text:p>3058.5</text:p>
          </table:table-cell>
          <table:table-cell office:value-type="float" office:value="24105" calcext:value-type="float">
            <text:p>241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8.5" calcext:value-type="float">
            <text:p>3058.5</text:p>
          </table:table-cell>
          <table:table-cell office:value-type="float" office:value="3021.93" calcext:value-type="float">
            <text:p>3021.93</text:p>
          </table:table-cell>
          <table:table-cell table:number-columns-repeated="2" office:value-type="float" office:value="3057.86" calcext:value-type="float">
            <text:p>3057.86</text:p>
          </table:table-cell>
          <table:table-cell office:value-type="float" office:value="3022.82" calcext:value-type="float">
            <text:p>3022.82</text:p>
          </table:table-cell>
          <table:table-cell office:value-type="float" office:value="3035.418" calcext:value-type="float">
            <text:p>3035.418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40 20.022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49.6" calcext:value-type="float">
            <text:p>3049.6</text:p>
          </table:table-cell>
          <table:table-cell office:value-type="float" office:value="24613" calcext:value-type="float">
            <text:p>246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3.2" calcext:value-type="float">
            <text:p>3063.2</text:p>
          </table:table-cell>
          <table:table-cell office:value-type="float" office:value="3041.46" calcext:value-type="float">
            <text:p>3041.46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62.81" calcext:value-type="float">
            <text:p>3062.81</text:p>
          </table:table-cell>
          <table:table-cell office:value-type="float" office:value="3042.75" calcext:value-type="float">
            <text:p>3042.75</text:p>
          </table:table-cell>
          <table:table-cell office:value-type="float" office:value="3037.895" calcext:value-type="float">
            <text:p>3037.895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3 50 20.012</text:p>
          </table:table-cell>
          <table:table-cell office:value-type="float" office:value="247.7" calcext:value-type="float">
            <text:p>247.7</text:p>
          </table:table-cell>
          <table:table-cell office:value-type="float" office:value="12.38" calcext:value-type="float">
            <text:p>12.38</text:p>
          </table:table-cell>
          <table:table-cell office:value-type="float" office:value="3064.8" calcext:value-type="float">
            <text:p>3064.8</text:p>
          </table:table-cell>
          <table:table-cell office:value-type="float" office:value="25123" calcext:value-type="float">
            <text:p>251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9.3" calcext:value-type="float">
            <text:p>3069.3</text:p>
          </table:table-cell>
          <table:table-cell office:value-type="float" office:value="3050.24" calcext:value-type="float">
            <text:p>3050.24</text:p>
          </table:table-cell>
          <table:table-cell office:value-type="float" office:value="3066.53" calcext:value-type="float">
            <text:p>3066.53</text:p>
          </table:table-cell>
          <table:table-cell office:value-type="float" office:value="3069" calcext:value-type="float">
            <text:p>3069</text:p>
          </table:table-cell>
          <table:table-cell office:value-type="float" office:value="3051.2" calcext:value-type="float">
            <text:p>3051.2</text:p>
          </table:table-cell>
          <table:table-cell office:value-type="float" office:value="3046.359" calcext:value-type="float">
            <text:p>3046.359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00 19.998</text:p>
          </table:table-cell>
          <table:table-cell office:value-type="float" office:value="245.4" calcext:value-type="float">
            <text:p>245.4</text:p>
          </table:table-cell>
          <table:table-cell office:value-type="float" office:value="12.28" calcext:value-type="float">
            <text:p>12.28</text:p>
          </table:table-cell>
          <table:table-cell office:value-type="float" office:value="3012.1" calcext:value-type="float">
            <text:p>3012.1</text:p>
          </table:table-cell>
          <table:table-cell office:value-type="float" office:value="25634" calcext:value-type="float">
            <text:p>2563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9.3" calcext:value-type="float">
            <text:p>3079.3</text:p>
          </table:table-cell>
          <table:table-cell office:value-type="float" office:value="3057.93" calcext:value-type="float">
            <text:p>3057.93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3080.16" calcext:value-type="float">
            <text:p>3080.16</text:p>
          </table:table-cell>
          <table:table-cell office:value-type="float" office:value="3058.75" calcext:value-type="float">
            <text:p>3058.75</text:p>
          </table:table-cell>
          <table:table-cell office:value-type="float" office:value="3052.444" calcext:value-type="float">
            <text:p>3052.444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10 20.016</text:p>
          </table:table-cell>
          <table:table-cell office:value-type="float" office:value="247.3" calcext:value-type="float">
            <text:p>247.3</text:p>
          </table:table-cell>
          <table:table-cell office:value-type="float" office:value="12.36" calcext:value-type="float">
            <text:p>12.36</text:p>
          </table:table-cell>
          <table:table-cell office:value-type="float" office:value="3055.4" calcext:value-type="float">
            <text:p>3055.4</text:p>
          </table:table-cell>
          <table:table-cell office:value-type="float" office:value="26139" calcext:value-type="float">
            <text:p>2613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6.7" calcext:value-type="float">
            <text:p>3056.7</text:p>
          </table:table-cell>
          <table:table-cell office:value-type="float" office:value="3022.09" calcext:value-type="float">
            <text:p>3022.09</text:p>
          </table:table-cell>
          <table:table-cell table:number-columns-repeated="2" office:value-type="float" office:value="3056.63" calcext:value-type="float">
            <text:p>3056.63</text:p>
          </table:table-cell>
          <table:table-cell office:value-type="float" office:value="3022.59" calcext:value-type="float">
            <text:p>3022.59</text:p>
          </table:table-cell>
          <table:table-cell office:value-type="float" office:value="3036.903" calcext:value-type="float">
            <text:p>3036.903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20 20.005</text:p>
          </table:table-cell>
          <table:table-cell office:value-type="float" office:value="245.4" calcext:value-type="float">
            <text:p>245.4</text:p>
          </table:table-cell>
          <table:table-cell office:value-type="float" office:value="12.28" calcext:value-type="float">
            <text:p>12.28</text:p>
          </table:table-cell>
          <table:table-cell office:value-type="float" office:value="3011.3" calcext:value-type="float">
            <text:p>3011.3</text:p>
          </table:table-cell>
          <table:table-cell office:value-type="float" office:value="26643" calcext:value-type="float">
            <text:p>2664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2.4" calcext:value-type="float">
            <text:p>3052.4</text:p>
          </table:table-cell>
          <table:table-cell office:value-type="float" office:value="3015.42" calcext:value-type="float">
            <text:p>3015.42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3052.92" calcext:value-type="float">
            <text:p>3052.92</text:p>
          </table:table-cell>
          <table:table-cell office:value-type="float" office:value="3016.06" calcext:value-type="float">
            <text:p>3016.06</text:p>
          </table:table-cell>
          <table:table-cell office:value-type="float" office:value="3024.971" calcext:value-type="float">
            <text:p>3024.971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30 19.994</text:p>
          </table:table-cell>
          <table:table-cell office:value-type="float" office:value="246.4" calcext:value-type="float">
            <text:p>246.4</text:p>
          </table:table-cell>
          <table:table-cell office:value-type="float" office:value="12.32" calcext:value-type="float">
            <text:p>12.32</text:p>
          </table:table-cell>
          <table:table-cell office:value-type="float" office:value="3034.2" calcext:value-type="float">
            <text:p>3034.2</text:p>
          </table:table-cell>
          <table:table-cell office:value-type="float" office:value="27149" calcext:value-type="float">
            <text:p>271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0.5" calcext:value-type="float">
            <text:p>3070.5</text:p>
          </table:table-cell>
          <table:table-cell office:value-type="float" office:value="3029.42" calcext:value-type="float">
            <text:p>3029.42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72.72" calcext:value-type="float">
            <text:p>3072.72</text:p>
          </table:table-cell>
          <table:table-cell office:value-type="float" office:value="3030.08" calcext:value-type="float">
            <text:p>3030.08</text:p>
          </table:table-cell>
          <table:table-cell office:value-type="float" office:value="3030.868" calcext:value-type="float">
            <text:p>3030.868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40 20.002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29.6" calcext:value-type="float">
            <text:p>3029.6</text:p>
          </table:table-cell>
          <table:table-cell office:value-type="float" office:value="27656" calcext:value-type="float">
            <text:p>276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2.3" calcext:value-type="float">
            <text:p>3042.3</text:p>
          </table:table-cell>
          <table:table-cell office:value-type="float" office:value="3028.53" calcext:value-type="float">
            <text:p>3028.53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29.19" calcext:value-type="float">
            <text:p>3029.19</text:p>
          </table:table-cell>
          <table:table-cell office:value-type="float" office:value="3030.143" calcext:value-type="float">
            <text:p>3030.143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4 50 20.019</text:p>
          </table:table-cell>
          <table:table-cell office:value-type="float" office:value="246.8" calcext:value-type="float">
            <text:p>246.8</text:p>
          </table:table-cell>
          <table:table-cell office:value-type="float" office:value="12.34" calcext:value-type="float">
            <text:p>12.34</text:p>
          </table:table-cell>
          <table:table-cell office:value-type="float" office:value="3045.1" calcext:value-type="float">
            <text:p>3045.1</text:p>
          </table:table-cell>
          <table:table-cell office:value-type="float" office:value="28162" calcext:value-type="float">
            <text:p>2816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8.1" calcext:value-type="float">
            <text:p>3048.1</text:p>
          </table:table-cell>
          <table:table-cell office:value-type="float" office:value="3031.7" calcext:value-type="float">
            <text:p>3031.7</text:p>
          </table:table-cell>
          <table:table-cell office:value-type="float" office:value="3045.51" calcext:value-type="float">
            <text:p>3045.51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32.57" calcext:value-type="float">
            <text:p>3032.57</text:p>
          </table:table-cell>
          <table:table-cell office:value-type="float" office:value="3032.237" calcext:value-type="float">
            <text:p>3032.237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5 00 20.017</text:p>
          </table:table-cell>
          <table:table-cell office:value-type="float" office:value="245.9" calcext:value-type="float">
            <text:p>245.9</text:p>
          </table:table-cell>
          <table:table-cell office:value-type="float" office:value="12.3" calcext:value-type="float">
            <text:p>12.3</text:p>
          </table:table-cell>
          <table:table-cell office:value-type="float" office:value="3023.8" calcext:value-type="float">
            <text:p>3023.8</text:p>
          </table:table-cell>
          <table:table-cell office:value-type="float" office:value="28670" calcext:value-type="float">
            <text:p>28670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0.1" calcext:value-type="float">
            <text:p>3070.1</text:p>
          </table:table-cell>
          <table:table-cell office:value-type="float" office:value="3042.56" calcext:value-type="float">
            <text:p>3042.56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3071.48" calcext:value-type="float">
            <text:p>3071.48</text:p>
          </table:table-cell>
          <table:table-cell office:value-type="float" office:value="3043.34" calcext:value-type="float">
            <text:p>3043.34</text:p>
          </table:table-cell>
          <table:table-cell office:value-type="float" office:value="3039.63" calcext:value-type="float">
            <text:p>3039.63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9 05 10 20.016</text:p>
          </table:table-cell>
          <table:table-cell office:value-type="float" office:value="246.6" calcext:value-type="float">
            <text:p>246.6</text:p>
          </table:table-cell>
          <table:table-cell office:value-type="float" office:value="12.33" calcext:value-type="float">
            <text:p>12.33</text:p>
          </table:table-cell>
          <table:table-cell office:value-type="float" office:value="3040.1" calcext:value-type="float">
            <text:p>3040.1</text:p>
          </table:table-cell>
          <table:table-cell office:value-type="float" office:value="29174" calcext:value-type="float">
            <text:p>291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0.8" calcext:value-type="float">
            <text:p>3050.8</text:p>
          </table:table-cell>
          <table:table-cell office:value-type="float" office:value="3015.47" calcext:value-type="float">
            <text:p>3015.47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16.18" calcext:value-type="float">
            <text:p>3016.18</text:p>
          </table:table-cell>
          <table:table-cell office:value-type="float" office:value="3026.275" calcext:value-type="float">
            <text:p>3026.275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5 20 19.998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8" calcext:value-type="float">
            <text:p>12.28</text:p>
          </table:table-cell>
          <table:table-cell office:value-type="float" office:value="3015.7" calcext:value-type="float">
            <text:p>3015.7</text:p>
          </table:table-cell>
          <table:table-cell office:value-type="float" office:value="29682" calcext:value-type="float">
            <text:p>2968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3.1" calcext:value-type="float">
            <text:p>3053.1</text:p>
          </table:table-cell>
          <table:table-cell office:value-type="float" office:value="3036.92" calcext:value-type="float">
            <text:p>3036.9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3052.92" calcext:value-type="float">
            <text:p>3052.92</text:p>
          </table:table-cell>
          <table:table-cell office:value-type="float" office:value="3037.52" calcext:value-type="float">
            <text:p>3037.52</text:p>
          </table:table-cell>
          <table:table-cell office:value-type="float" office:value="3030.644" calcext:value-type="float">
            <text:p>3030.644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5 30 20.021</text:p>
          </table:table-cell>
          <table:table-cell office:value-type="float" office:value="246.9" calcext:value-type="float">
            <text:p>246.9</text:p>
          </table:table-cell>
          <table:table-cell office:value-type="float" office:value="12.34" calcext:value-type="float">
            <text:p>12.34</text:p>
          </table:table-cell>
          <table:table-cell office:value-type="float" office:value="3045.9" calcext:value-type="float">
            <text:p>3045.9</text:p>
          </table:table-cell>
          <table:table-cell office:value-type="float" office:value="30187" calcext:value-type="float">
            <text:p>3018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2.3" calcext:value-type="float">
            <text:p>3052.3</text:p>
          </table:table-cell>
          <table:table-cell office:value-type="float" office:value="3026.62" calcext:value-type="float">
            <text:p>3026.62</text:p>
          </table:table-cell>
          <table:table-cell office:value-type="float" office:value="3046.75" calcext:value-type="float">
            <text:p>3046.75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27.31" calcext:value-type="float">
            <text:p>3027.31</text:p>
          </table:table-cell>
          <table:table-cell office:value-type="float" office:value="3030.954" calcext:value-type="float">
            <text:p>3030.954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5 40 19.999</text:p>
          </table:table-cell>
          <table:table-cell office:value-type="float" office:value="244.5" calcext:value-type="float">
            <text:p>244.5</text:p>
          </table:table-cell>
          <table:table-cell office:value-type="float" office:value="12.24" calcext:value-type="float">
            <text:p>12.24</text:p>
          </table:table-cell>
          <table:table-cell office:value-type="float" office:value="2990.9" calcext:value-type="float">
            <text:p>2990.9</text:p>
          </table:table-cell>
          <table:table-cell office:value-type="float" office:value="30692" calcext:value-type="float">
            <text:p>306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8" calcext:value-type="float">
            <text:p>3035.8</text:p>
          </table:table-cell>
          <table:table-cell office:value-type="float" office:value="3022.32" calcext:value-type="float">
            <text:p>3022.32</text:p>
          </table:table-cell>
          <table:table-cell office:value-type="float" office:value="2992.68" calcext:value-type="float">
            <text:p>2992.68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23.05" calcext:value-type="float">
            <text:p>3023.05</text:p>
          </table:table-cell>
          <table:table-cell office:value-type="float" office:value="3023.812" calcext:value-type="float">
            <text:p>3023.812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5 50 20.004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7" calcext:value-type="float">
            <text:p>12.27</text:p>
          </table:table-cell>
          <table:table-cell office:value-type="float" office:value="3010" calcext:value-type="float">
            <text:p>3010</text:p>
          </table:table-cell>
          <table:table-cell office:value-type="float" office:value="31197" calcext:value-type="float">
            <text:p>31197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3047.6" calcext:value-type="float">
            <text:p>3047.6</text:p>
          </table:table-cell>
          <table:table-cell office:value-type="float" office:value="3019.02" calcext:value-type="float">
            <text:p>3019.02</text:p>
          </table:table-cell>
          <table:table-cell office:value-type="float" office:value="3009.83" calcext:value-type="float">
            <text:p>3009.83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19.68" calcext:value-type="float">
            <text:p>3019.68</text:p>
          </table:table-cell>
          <table:table-cell office:value-type="float" office:value="3022.313" calcext:value-type="float">
            <text:p>3022.313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06 00 19.994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5" calcext:value-type="float">
            <text:p>12.25</text:p>
          </table:table-cell>
          <table:table-cell office:value-type="float" office:value="2996.5" calcext:value-type="float">
            <text:p>2996.5</text:p>
          </table:table-cell>
          <table:table-cell office:value-type="float" office:value="31694" calcext:value-type="float">
            <text:p>3169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4" calcext:value-type="float">
            <text:p>3035.4</text:p>
          </table:table-cell>
          <table:table-cell office:value-type="float" office:value="2976.68" calcext:value-type="float">
            <text:p>2976.68</text:p>
          </table:table-cell>
          <table:table-cell office:value-type="float" office:value="2997.57" calcext:value-type="float">
            <text:p>2997.57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2977.47" calcext:value-type="float">
            <text:p>2977.47</text:p>
          </table:table-cell>
          <table:table-cell office:value-type="float" office:value="2987.565" calcext:value-type="float">
            <text:p>2987.56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6 10 20.002</text:p>
          </table:table-cell>
          <table:table-cell office:value-type="float" office:value="247.8" calcext:value-type="float">
            <text:p>247.8</text:p>
          </table:table-cell>
          <table:table-cell office:value-type="float" office:value="12.38" calcext:value-type="float">
            <text:p>12.38</text:p>
          </table:table-cell>
          <table:table-cell office:value-type="float" office:value="3068.1" calcext:value-type="float">
            <text:p>3068.1</text:p>
          </table:table-cell>
          <table:table-cell office:value-type="float" office:value="32200" calcext:value-type="float">
            <text:p>3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8.1" calcext:value-type="float">
            <text:p>3068.1</text:p>
          </table:table-cell>
          <table:table-cell office:value-type="float" office:value="3024.52" calcext:value-type="float">
            <text:p>3024.52</text:p>
          </table:table-cell>
          <table:table-cell table:number-columns-repeated="2" office:value-type="float" office:value="3067.76" calcext:value-type="float">
            <text:p>3067.76</text:p>
          </table:table-cell>
          <table:table-cell office:value-type="float" office:value="3025.54" calcext:value-type="float">
            <text:p>3025.54</text:p>
          </table:table-cell>
          <table:table-cell office:value-type="float" office:value="3015.572" calcext:value-type="float">
            <text:p>3015.5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6 20 20.007</text:p>
          </table:table-cell>
          <table:table-cell office:value-type="float" office:value="242.4" calcext:value-type="float">
            <text:p>242.4</text:p>
          </table:table-cell>
          <table:table-cell office:value-type="float" office:value="12.15" calcext:value-type="float">
            <text:p>12.15</text:p>
          </table:table-cell>
          <table:table-cell office:value-type="float" office:value="2943.1" calcext:value-type="float">
            <text:p>2943.1</text:p>
          </table:table-cell>
          <table:table-cell office:value-type="float" office:value="32706" calcext:value-type="float">
            <text:p>3270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4.9" calcext:value-type="float">
            <text:p>3064.9</text:p>
          </table:table-cell>
          <table:table-cell office:value-type="float" office:value="3024.02" calcext:value-type="float">
            <text:p>3024.02</text:p>
          </table:table-cell>
          <table:table-cell office:value-type="float" office:value="2945.16" calcext:value-type="float">
            <text:p>2945.16</text:p>
          </table:table-cell>
          <table:table-cell office:value-type="float" office:value="3066.53" calcext:value-type="float">
            <text:p>3066.53</text:p>
          </table:table-cell>
          <table:table-cell office:value-type="float" office:value="3024.96" calcext:value-type="float">
            <text:p>3024.96</text:p>
          </table:table-cell>
          <table:table-cell office:value-type="float" office:value="3015.236" calcext:value-type="float">
            <text:p>3015.23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6 30 20.006</text:p>
          </table:table-cell>
          <table:table-cell office:value-type="float" office:value="243.4" calcext:value-type="float">
            <text:p>243.4</text:p>
          </table:table-cell>
          <table:table-cell office:value-type="float" office:value="12.19" calcext:value-type="float">
            <text:p>12.19</text:p>
          </table:table-cell>
          <table:table-cell office:value-type="float" office:value="2966" calcext:value-type="float">
            <text:p>2966</text:p>
          </table:table-cell>
          <table:table-cell office:value-type="float" office:value="33207" calcext:value-type="float">
            <text:p>3320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8" calcext:value-type="float">
            <text:p>3035.8</text:p>
          </table:table-cell>
          <table:table-cell office:value-type="float" office:value="3000.41" calcext:value-type="float">
            <text:p>3000.41</text:p>
          </table:table-cell>
          <table:table-cell office:value-type="float" office:value="2967.05" calcext:value-type="float">
            <text:p>2967.05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01.07" calcext:value-type="float">
            <text:p>3001.07</text:p>
          </table:table-cell>
          <table:table-cell office:value-type="float" office:value="3006.548" calcext:value-type="float">
            <text:p>3006.54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6 40 20.019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4" calcext:value-type="float">
            <text:p>12.14</text:p>
          </table:table-cell>
          <table:table-cell office:value-type="float" office:value="2941" calcext:value-type="float">
            <text:p>2941</text:p>
          </table:table-cell>
          <table:table-cell office:value-type="float" office:value="33706" calcext:value-type="float">
            <text:p>3370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1.4" calcext:value-type="float">
            <text:p>3041.4</text:p>
          </table:table-cell>
          <table:table-cell office:value-type="float" office:value="2985.84" calcext:value-type="float">
            <text:p>2985.84</text:p>
          </table:table-cell>
          <table:table-cell office:value-type="float" office:value="2940.31" calcext:value-type="float">
            <text:p>2940.31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2986.16" calcext:value-type="float">
            <text:p>2986.16</text:p>
          </table:table-cell>
          <table:table-cell office:value-type="float" office:value="2990.038" calcext:value-type="float">
            <text:p>2990.03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6 50 20.021</text:p>
          </table:table-cell>
          <table:table-cell office:value-type="float" office:value="245.4" calcext:value-type="float">
            <text:p>245.4</text:p>
          </table:table-cell>
          <table:table-cell office:value-type="float" office:value="12.28" calcext:value-type="float">
            <text:p>12.28</text:p>
          </table:table-cell>
          <table:table-cell office:value-type="float" office:value="3013.1" calcext:value-type="float">
            <text:p>3013.1</text:p>
          </table:table-cell>
          <table:table-cell office:value-type="float" office:value="34207" calcext:value-type="float">
            <text:p>3420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6.6" calcext:value-type="float">
            <text:p>3036.6</text:p>
          </table:table-cell>
          <table:table-cell office:value-type="float" office:value="2999.6" calcext:value-type="float">
            <text:p>2999.6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00.16" calcext:value-type="float">
            <text:p>3000.16</text:p>
          </table:table-cell>
          <table:table-cell office:value-type="float" office:value="3000.137" calcext:value-type="float">
            <text:p>3000.1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00 19.994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9" calcext:value-type="float">
            <text:p>12.29</text:p>
          </table:table-cell>
          <table:table-cell office:value-type="float" office:value="3017.3" calcext:value-type="float">
            <text:p>3017.3</text:p>
          </table:table-cell>
          <table:table-cell office:value-type="float" office:value="34710" calcext:value-type="float">
            <text:p>347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7.2" calcext:value-type="float">
            <text:p>3037.2</text:p>
          </table:table-cell>
          <table:table-cell office:value-type="float" office:value="3014.03" calcext:value-type="float">
            <text:p>3014.03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14.69" calcext:value-type="float">
            <text:p>3014.69</text:p>
          </table:table-cell>
          <table:table-cell office:value-type="float" office:value="3008.456" calcext:value-type="float">
            <text:p>3008.45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10 20.020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29.6" calcext:value-type="float">
            <text:p>3029.6</text:p>
          </table:table-cell>
          <table:table-cell office:value-type="float" office:value="35214" calcext:value-type="float">
            <text:p>352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9.6" calcext:value-type="float">
            <text:p>3029.6</text:p>
          </table:table-cell>
          <table:table-cell office:value-type="float" office:value="3011.32" calcext:value-type="float">
            <text:p>3011.32</text:p>
          </table:table-cell>
          <table:table-cell table:number-columns-repeated="2" office:value-type="float" office:value="3030.72" calcext:value-type="float">
            <text:p>3030.72</text:p>
          </table:table-cell>
          <table:table-cell office:value-type="float" office:value="3012.3" calcext:value-type="float">
            <text:p>3012.3</text:p>
          </table:table-cell>
          <table:table-cell office:value-type="float" office:value="3011.949" calcext:value-type="float">
            <text:p>3011.9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20 20.014</text:p>
          </table:table-cell>
          <table:table-cell office:value-type="float" office:value="244" calcext:value-type="float">
            <text:p>244</text:p>
          </table:table-cell>
          <table:table-cell office:value-type="float" office:value="12.22" calcext:value-type="float">
            <text:p>12.22</text:p>
          </table:table-cell>
          <table:table-cell office:value-type="float" office:value="2981.5" calcext:value-type="float">
            <text:p>2981.5</text:p>
          </table:table-cell>
          <table:table-cell office:value-type="float" office:value="35715" calcext:value-type="float">
            <text:p>357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7.9" calcext:value-type="float">
            <text:p>3027.9</text:p>
          </table:table-cell>
          <table:table-cell office:value-type="float" office:value="2996.11" calcext:value-type="float">
            <text:p>2996.11</text:p>
          </table:table-cell>
          <table:table-cell office:value-type="float" office:value="2981.68" calcext:value-type="float">
            <text:p>2981.68</text:p>
          </table:table-cell>
          <table:table-cell office:value-type="float" office:value="3029.49" calcext:value-type="float">
            <text:p>3029.49</text:p>
          </table:table-cell>
          <table:table-cell office:value-type="float" office:value="2996.87" calcext:value-type="float">
            <text:p>2996.87</text:p>
          </table:table-cell>
          <table:table-cell office:value-type="float" office:value="2998.93" calcext:value-type="float">
            <text:p>2998.9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30 20.008</text:p>
          </table:table-cell>
          <table:table-cell office:value-type="float" office:value="243.8" calcext:value-type="float">
            <text:p>243.8</text:p>
          </table:table-cell>
          <table:table-cell office:value-type="float" office:value="12.21" calcext:value-type="float">
            <text:p>12.21</text:p>
          </table:table-cell>
          <table:table-cell office:value-type="float" office:value="2976.2" calcext:value-type="float">
            <text:p>2976.2</text:p>
          </table:table-cell>
          <table:table-cell office:value-type="float" office:value="36218" calcext:value-type="float">
            <text:p>3621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0.4" calcext:value-type="float">
            <text:p>3040.4</text:p>
          </table:table-cell>
          <table:table-cell office:value-type="float" office:value="3011.36" calcext:value-type="float">
            <text:p>3011.36</text:p>
          </table:table-cell>
          <table:table-cell office:value-type="float" office:value="2976.8" calcext:value-type="float">
            <text:p>2976.8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3011.69" calcext:value-type="float">
            <text:p>3011.69</text:p>
          </table:table-cell>
          <table:table-cell office:value-type="float" office:value="3006.677" calcext:value-type="float">
            <text:p>3006.67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40 20.014</text:p>
          </table:table-cell>
          <table:table-cell office:value-type="float" office:value="241" calcext:value-type="float">
            <text:p>241</text:p>
          </table:table-cell>
          <table:table-cell office:value-type="float" office:value="12.09" calcext:value-type="float">
            <text:p>12.09</text:p>
          </table:table-cell>
          <table:table-cell office:value-type="float" office:value="2913.3" calcext:value-type="float">
            <text:p>2913.3</text:p>
          </table:table-cell>
          <table:table-cell office:value-type="float" office:value="36715" calcext:value-type="float">
            <text:p>3671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0.1" calcext:value-type="float">
            <text:p>3010.1</text:p>
          </table:table-cell>
          <table:table-cell office:value-type="float" office:value="2973.1" calcext:value-type="float">
            <text:p>2973.1</text:p>
          </table:table-cell>
          <table:table-cell office:value-type="float" office:value="2913.69" calcext:value-type="float">
            <text:p>2913.69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2974.01" calcext:value-type="float">
            <text:p>2974.01</text:p>
          </table:table-cell>
          <table:table-cell office:value-type="float" office:value="2979.672" calcext:value-type="float">
            <text:p>2979.67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7 50 19.994</text:p>
          </table:table-cell>
          <table:table-cell office:value-type="float" office:value="245.8" calcext:value-type="float">
            <text:p>245.8</text:p>
          </table:table-cell>
          <table:table-cell office:value-type="float" office:value="12.29" calcext:value-type="float">
            <text:p>12.29</text:p>
          </table:table-cell>
          <table:table-cell office:value-type="float" office:value="3020.1" calcext:value-type="float">
            <text:p>3020.1</text:p>
          </table:table-cell>
          <table:table-cell office:value-type="float" office:value="37218" calcext:value-type="float">
            <text:p>3721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2.9" calcext:value-type="float">
            <text:p>3042.9</text:p>
          </table:table-cell>
          <table:table-cell office:value-type="float" office:value="3015.27" calcext:value-type="float">
            <text:p>3015.27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44.28" calcext:value-type="float">
            <text:p>3044.28</text:p>
          </table:table-cell>
          <table:table-cell office:value-type="float" office:value="3015.9" calcext:value-type="float">
            <text:p>3015.9</text:p>
          </table:table-cell>
          <table:table-cell office:value-type="float" office:value="3005.71" calcext:value-type="float">
            <text:p>3005.7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00 20.020</text:p>
          </table:table-cell>
          <table:table-cell office:value-type="float" office:value="243.2" calcext:value-type="float">
            <text:p>243.2</text:p>
          </table:table-cell>
          <table:table-cell office:value-type="float" office:value="12.19" calcext:value-type="float">
            <text:p>12.19</text:p>
          </table:table-cell>
          <table:table-cell office:value-type="float" office:value="2963.1" calcext:value-type="float">
            <text:p>2963.1</text:p>
          </table:table-cell>
          <table:table-cell office:value-type="float" office:value="37716" calcext:value-type="float">
            <text:p>377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3.6" calcext:value-type="float">
            <text:p>3033.6</text:p>
          </table:table-cell>
          <table:table-cell office:value-type="float" office:value="2976.24" calcext:value-type="float">
            <text:p>2976.24</text:p>
          </table:table-cell>
          <table:table-cell office:value-type="float" office:value="2964.61" calcext:value-type="float">
            <text:p>2964.61</text:p>
          </table:table-cell>
          <table:table-cell office:value-type="float" office:value="3034.42" calcext:value-type="float">
            <text:p>3034.42</text:p>
          </table:table-cell>
          <table:table-cell office:value-type="float" office:value="2976.74" calcext:value-type="float">
            <text:p>2976.74</text:p>
          </table:table-cell>
          <table:table-cell office:value-type="float" office:value="2982.718" calcext:value-type="float">
            <text:p>2982.7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10 20.016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9" calcext:value-type="float">
            <text:p>12.29</text:p>
          </table:table-cell>
          <table:table-cell office:value-type="float" office:value="3016.3" calcext:value-type="float">
            <text:p>3016.3</text:p>
          </table:table-cell>
          <table:table-cell office:value-type="float" office:value="38219" calcext:value-type="float">
            <text:p>3821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2.1" calcext:value-type="float">
            <text:p>3032.1</text:p>
          </table:table-cell>
          <table:table-cell office:value-type="float" office:value="3011.38" calcext:value-type="float">
            <text:p>3011.38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3012.25" calcext:value-type="float">
            <text:p>3012.25</text:p>
          </table:table-cell>
          <table:table-cell office:value-type="float" office:value="3000.047" calcext:value-type="float">
            <text:p>3000.04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20 20.015</text:p>
          </table:table-cell>
          <table:table-cell office:value-type="float" office:value="243.9" calcext:value-type="float">
            <text:p>243.9</text:p>
          </table:table-cell>
          <table:table-cell office:value-type="float" office:value="12.22" calcext:value-type="float">
            <text:p>12.22</text:p>
          </table:table-cell>
          <table:table-cell office:value-type="float" office:value="2978.5" calcext:value-type="float">
            <text:p>2978.5</text:p>
          </table:table-cell>
          <table:table-cell office:value-type="float" office:value="38716" calcext:value-type="float">
            <text:p>387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3.3" calcext:value-type="float">
            <text:p>3013.3</text:p>
          </table:table-cell>
          <table:table-cell office:value-type="float" office:value="2973.85" calcext:value-type="float">
            <text:p>2973.85</text:p>
          </table:table-cell>
          <table:table-cell office:value-type="float" office:value="2980.46" calcext:value-type="float">
            <text:p>2980.46</text:p>
          </table:table-cell>
          <table:table-cell office:value-type="float" office:value="3013.51" calcext:value-type="float">
            <text:p>3013.51</text:p>
          </table:table-cell>
          <table:table-cell office:value-type="float" office:value="2974.46" calcext:value-type="float">
            <text:p>2974.46</text:p>
          </table:table-cell>
          <table:table-cell office:value-type="float" office:value="2980.781" calcext:value-type="float">
            <text:p>2980.78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30 20.021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6" calcext:value-type="float">
            <text:p>12.26</text:p>
          </table:table-cell>
          <table:table-cell office:value-type="float" office:value="2999.3" calcext:value-type="float">
            <text:p>2999.3</text:p>
          </table:table-cell>
          <table:table-cell office:value-type="float" office:value="39216" calcext:value-type="float">
            <text:p>392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6.2" calcext:value-type="float">
            <text:p>3006.2</text:p>
          </table:table-cell>
          <table:table-cell office:value-type="float" office:value="2994.96" calcext:value-type="float">
            <text:p>2994.96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2995.74" calcext:value-type="float">
            <text:p>2995.74</text:p>
          </table:table-cell>
          <table:table-cell office:value-type="float" office:value="2990.241" calcext:value-type="float">
            <text:p>2990.24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40 20.018</text:p>
          </table:table-cell>
          <table:table-cell office:value-type="float" office:value="245" calcext:value-type="float">
            <text:p>245</text:p>
          </table:table-cell>
          <table:table-cell office:value-type="float" office:value="12.26" calcext:value-type="float">
            <text:p>12.26</text:p>
          </table:table-cell>
          <table:table-cell office:value-type="float" office:value="3003.1" calcext:value-type="float">
            <text:p>3003.1</text:p>
          </table:table-cell>
          <table:table-cell office:value-type="float" office:value="39713" calcext:value-type="float">
            <text:p>397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3.1" calcext:value-type="float">
            <text:p>3003.1</text:p>
          </table:table-cell>
          <table:table-cell office:value-type="float" office:value="2972.35" calcext:value-type="float">
            <text:p>2972.35</text:p>
          </table:table-cell>
          <table:table-cell table:number-columns-repeated="2" office:value-type="float" office:value="3003.7" calcext:value-type="float">
            <text:p>3003.7</text:p>
          </table:table-cell>
          <table:table-cell office:value-type="float" office:value="2973.39" calcext:value-type="float">
            <text:p>2973.39</text:p>
          </table:table-cell>
          <table:table-cell office:value-type="float" office:value="2978.717" calcext:value-type="float">
            <text:p>2978.71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8 50 20.022</text:p>
          </table:table-cell>
          <table:table-cell office:value-type="float" office:value="248.7" calcext:value-type="float">
            <text:p>248.7</text:p>
          </table:table-cell>
          <table:table-cell office:value-type="float" office:value="12.42" calcext:value-type="float">
            <text:p>12.42</text:p>
          </table:table-cell>
          <table:table-cell office:value-type="float" office:value="3086.9" calcext:value-type="float">
            <text:p>3086.9</text:p>
          </table:table-cell>
          <table:table-cell office:value-type="float" office:value="40222" calcext:value-type="float">
            <text:p>4022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87.6" calcext:value-type="float">
            <text:p>3087.6</text:p>
          </table:table-cell>
          <table:table-cell office:value-type="float" office:value="3049.87" calcext:value-type="float">
            <text:p>3049.87</text:p>
          </table:table-cell>
          <table:table-cell table:number-columns-repeated="2" office:value-type="float" office:value="3088.85" calcext:value-type="float">
            <text:p>3088.85</text:p>
          </table:table-cell>
          <table:table-cell office:value-type="float" office:value="3050.77" calcext:value-type="float">
            <text:p>3050.77</text:p>
          </table:table-cell>
          <table:table-cell office:value-type="float" office:value="3028.797" calcext:value-type="float">
            <text:p>3028.79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00 20.019</text:p>
          </table:table-cell>
          <table:table-cell office:value-type="float" office:value="244" calcext:value-type="float">
            <text:p>244</text:p>
          </table:table-cell>
          <table:table-cell office:value-type="float" office:value="12.22" calcext:value-type="float">
            <text:p>12.22</text:p>
          </table:table-cell>
          <table:table-cell office:value-type="float" office:value="2981.6" calcext:value-type="float">
            <text:p>2981.6</text:p>
          </table:table-cell>
          <table:table-cell office:value-type="float" office:value="40723" calcext:value-type="float">
            <text:p>407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1.5" calcext:value-type="float">
            <text:p>3071.5</text:p>
          </table:table-cell>
          <table:table-cell office:value-type="float" office:value="2994.39" calcext:value-type="float">
            <text:p>2994.39</text:p>
          </table:table-cell>
          <table:table-cell office:value-type="float" office:value="2981.68" calcext:value-type="float">
            <text:p>2981.68</text:p>
          </table:table-cell>
          <table:table-cell office:value-type="float" office:value="3072.72" calcext:value-type="float">
            <text:p>3072.72</text:p>
          </table:table-cell>
          <table:table-cell office:value-type="float" office:value="2995.41" calcext:value-type="float">
            <text:p>2995.41</text:p>
          </table:table-cell>
          <table:table-cell office:value-type="float" office:value="3004.435" calcext:value-type="float">
            <text:p>3004.4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10 20.003</text:p>
          </table:table-cell>
          <table:table-cell office:value-type="float" office:value="247" calcext:value-type="float">
            <text:p>247</text:p>
          </table:table-cell>
          <table:table-cell office:value-type="float" office:value="12.35" calcext:value-type="float">
            <text:p>12.35</text:p>
          </table:table-cell>
          <table:table-cell office:value-type="float" office:value="3048.4" calcext:value-type="float">
            <text:p>3048.4</text:p>
          </table:table-cell>
          <table:table-cell office:value-type="float" office:value="41229" calcext:value-type="float">
            <text:p>4122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3031.44" calcext:value-type="float">
            <text:p>3031.44</text:p>
          </table:table-cell>
          <table:table-cell office:value-type="float" office:value="3050.45" calcext:value-type="float">
            <text:p>3050.45</text:p>
          </table:table-cell>
          <table:table-cell office:value-type="float" office:value="3061.57" calcext:value-type="float">
            <text:p>3061.57</text:p>
          </table:table-cell>
          <table:table-cell office:value-type="float" office:value="3032.34" calcext:value-type="float">
            <text:p>3032.34</text:p>
          </table:table-cell>
          <table:table-cell office:value-type="float" office:value="3025.527" calcext:value-type="float">
            <text:p>3025.52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20 19.964</text:p>
          </table:table-cell>
          <table:table-cell office:value-type="float" office:value="245.9" calcext:value-type="float">
            <text:p>245.9</text:p>
          </table:table-cell>
          <table:table-cell office:value-type="float" office:value="12.3" calcext:value-type="float">
            <text:p>12.3</text:p>
          </table:table-cell>
          <table:table-cell office:value-type="float" office:value="3023.9" calcext:value-type="float">
            <text:p>3023.9</text:p>
          </table:table-cell>
          <table:table-cell office:value-type="float" office:value="41733" calcext:value-type="float">
            <text:p>4173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7.1" calcext:value-type="float">
            <text:p>3027.1</text:p>
          </table:table-cell>
          <table:table-cell office:value-type="float" office:value="3013.83" calcext:value-type="float">
            <text:p>3013.83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3029.49" calcext:value-type="float">
            <text:p>3029.49</text:p>
          </table:table-cell>
          <table:table-cell office:value-type="float" office:value="3015.24" calcext:value-type="float">
            <text:p>3015.24</text:p>
          </table:table-cell>
          <table:table-cell office:value-type="float" office:value="3016.975" calcext:value-type="float">
            <text:p>3016.97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30 20.020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9" calcext:value-type="float">
            <text:p>12.29</text:p>
          </table:table-cell>
          <table:table-cell office:value-type="float" office:value="3016.5" calcext:value-type="float">
            <text:p>3016.5</text:p>
          </table:table-cell>
          <table:table-cell office:value-type="float" office:value="42240" calcext:value-type="float">
            <text:p>422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9.4" calcext:value-type="float">
            <text:p>3049.4</text:p>
          </table:table-cell>
          <table:table-cell office:value-type="float" office:value="3032.59" calcext:value-type="float">
            <text:p>3032.59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3050.45" calcext:value-type="float">
            <text:p>3050.45</text:p>
          </table:table-cell>
          <table:table-cell office:value-type="float" office:value="3033.31" calcext:value-type="float">
            <text:p>3033.31</text:p>
          </table:table-cell>
          <table:table-cell office:value-type="float" office:value="3026.248" calcext:value-type="float">
            <text:p>3026.24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40 20.015</text:p>
          </table:table-cell>
          <table:table-cell office:value-type="float" office:value="245.9" calcext:value-type="float">
            <text:p>245.9</text:p>
          </table:table-cell>
          <table:table-cell office:value-type="float" office:value="12.3" calcext:value-type="float">
            <text:p>12.3</text:p>
          </table:table-cell>
          <table:table-cell office:value-type="float" office:value="3024.5" calcext:value-type="float">
            <text:p>3024.5</text:p>
          </table:table-cell>
          <table:table-cell office:value-type="float" office:value="42746" calcext:value-type="float">
            <text:p>427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1.8" calcext:value-type="float">
            <text:p>3041.8</text:p>
          </table:table-cell>
          <table:table-cell office:value-type="float" office:value="3023.92" calcext:value-type="float">
            <text:p>3023.92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24.64" calcext:value-type="float">
            <text:p>3024.64</text:p>
          </table:table-cell>
          <table:table-cell office:value-type="float" office:value="3025.149" calcext:value-type="float">
            <text:p>3025.14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09 50 20.022</text:p>
          </table:table-cell>
          <table:table-cell office:value-type="float" office:value="246.7" calcext:value-type="float">
            <text:p>246.7</text:p>
          </table:table-cell>
          <table:table-cell office:value-type="float" office:value="12.33" calcext:value-type="float">
            <text:p>12.33</text:p>
          </table:table-cell>
          <table:table-cell office:value-type="float" office:value="3042.7" calcext:value-type="float">
            <text:p>3042.7</text:p>
          </table:table-cell>
          <table:table-cell office:value-type="float" office:value="43253" calcext:value-type="float">
            <text:p>4325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8.4" calcext:value-type="float">
            <text:p>3068.4</text:p>
          </table:table-cell>
          <table:table-cell office:value-type="float" office:value="3034" calcext:value-type="float">
            <text:p>3034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34.68" calcext:value-type="float">
            <text:p>3034.68</text:p>
          </table:table-cell>
          <table:table-cell office:value-type="float" office:value="3032.129" calcext:value-type="float">
            <text:p>3032.12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00 20.009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51.5" calcext:value-type="float">
            <text:p>3051.5</text:p>
          </table:table-cell>
          <table:table-cell office:value-type="float" office:value="43759" calcext:value-type="float">
            <text:p>437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9.7" calcext:value-type="float">
            <text:p>3059.7</text:p>
          </table:table-cell>
          <table:table-cell office:value-type="float" office:value="3029.79" calcext:value-type="float">
            <text:p>3029.79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61.57" calcext:value-type="float">
            <text:p>3061.57</text:p>
          </table:table-cell>
          <table:table-cell office:value-type="float" office:value="3030.62" calcext:value-type="float">
            <text:p>3030.62</text:p>
          </table:table-cell>
          <table:table-cell office:value-type="float" office:value="3031.948" calcext:value-type="float">
            <text:p>3031.94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10 19.990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30.5" calcext:value-type="float">
            <text:p>3030.5</text:p>
          </table:table-cell>
          <table:table-cell office:value-type="float" office:value="44266" calcext:value-type="float">
            <text:p>4426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3036.62" calcext:value-type="float">
            <text:p>3036.62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37.65" calcext:value-type="float">
            <text:p>3037.65</text:p>
          </table:table-cell>
          <table:table-cell office:value-type="float" office:value="3036.806" calcext:value-type="float">
            <text:p>3036.80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20 20.012</text:p>
          </table:table-cell>
          <table:table-cell office:value-type="float" office:value="247.9" calcext:value-type="float">
            <text:p>247.9</text:p>
          </table:table-cell>
          <table:table-cell office:value-type="float" office:value="12.38" calcext:value-type="float">
            <text:p>12.38</text:p>
          </table:table-cell>
          <table:table-cell office:value-type="float" office:value="3068.9" calcext:value-type="float">
            <text:p>3068.9</text:p>
          </table:table-cell>
          <table:table-cell office:value-type="float" office:value="44774" calcext:value-type="float">
            <text:p>4477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3039.85" calcext:value-type="float">
            <text:p>3039.85</text:p>
          </table:table-cell>
          <table:table-cell office:value-type="float" office:value="3069" calcext:value-type="float">
            <text:p>3069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40.63" calcext:value-type="float">
            <text:p>3040.63</text:p>
          </table:table-cell>
          <table:table-cell office:value-type="float" office:value="3042.075" calcext:value-type="float">
            <text:p>3042.07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30 20.012</text:p>
          </table:table-cell>
          <table:table-cell office:value-type="float" office:value="247.7" calcext:value-type="float">
            <text:p>247.7</text:p>
          </table:table-cell>
          <table:table-cell office:value-type="float" office:value="12.37" calcext:value-type="float">
            <text:p>12.37</text:p>
          </table:table-cell>
          <table:table-cell office:value-type="float" office:value="3063.2" calcext:value-type="float">
            <text:p>3063.2</text:p>
          </table:table-cell>
          <table:table-cell office:value-type="float" office:value="45287" calcext:value-type="float">
            <text:p>4528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00.7" calcext:value-type="float">
            <text:p>3100.7</text:p>
          </table:table-cell>
          <table:table-cell office:value-type="float" office:value="3066.43" calcext:value-type="float">
            <text:p>3066.43</text:p>
          </table:table-cell>
          <table:table-cell office:value-type="float" office:value="3064.05" calcext:value-type="float">
            <text:p>3064.05</text:p>
          </table:table-cell>
          <table:table-cell office:value-type="float" office:value="3101.29" calcext:value-type="float">
            <text:p>3101.29</text:p>
          </table:table-cell>
          <table:table-cell office:value-type="float" office:value="3067.04" calcext:value-type="float">
            <text:p>3067.04</text:p>
          </table:table-cell>
          <table:table-cell office:value-type="float" office:value="3058.745" calcext:value-type="float">
            <text:p>3058.74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40 20.004</text:p>
          </table:table-cell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3026" calcext:value-type="float">
            <text:p>3026</text:p>
          </table:table-cell>
          <table:table-cell office:value-type="float" office:value="45796" calcext:value-type="float">
            <text:p>4579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74.8" calcext:value-type="float">
            <text:p>3074.8</text:p>
          </table:table-cell>
          <table:table-cell office:value-type="float" office:value="3044.85" calcext:value-type="float">
            <text:p>3044.85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75.2" calcext:value-type="float">
            <text:p>3075.2</text:p>
          </table:table-cell>
          <table:table-cell office:value-type="float" office:value="3045.73" calcext:value-type="float">
            <text:p>3045.73</text:p>
          </table:table-cell>
          <table:table-cell office:value-type="float" office:value="3046.933" calcext:value-type="float">
            <text:p>3046.93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0 50 20.015</text:p>
          </table:table-cell>
          <table:table-cell office:value-type="float" office:value="245.8" calcext:value-type="float">
            <text:p>245.8</text:p>
          </table:table-cell>
          <table:table-cell office:value-type="float" office:value="12.29" calcext:value-type="float">
            <text:p>12.29</text:p>
          </table:table-cell>
          <table:table-cell office:value-type="float" office:value="3020.6" calcext:value-type="float">
            <text:p>3020.6</text:p>
          </table:table-cell>
          <table:table-cell office:value-type="float" office:value="46303" calcext:value-type="float">
            <text:p>4630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9.7" calcext:value-type="float">
            <text:p>3059.7</text:p>
          </table:table-cell>
          <table:table-cell office:value-type="float" office:value="3034.58" calcext:value-type="float">
            <text:p>3034.58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61.57" calcext:value-type="float">
            <text:p>3061.57</text:p>
          </table:table-cell>
          <table:table-cell office:value-type="float" office:value="3035.29" calcext:value-type="float">
            <text:p>3035.29</text:p>
          </table:table-cell>
          <table:table-cell office:value-type="float" office:value="3038.767" calcext:value-type="float">
            <text:p>3038.76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00 20.014</text:p>
          </table:table-cell>
          <table:table-cell office:value-type="float" office:value="247.3" calcext:value-type="float">
            <text:p>247.3</text:p>
          </table:table-cell>
          <table:table-cell office:value-type="float" office:value="12.36" calcext:value-type="float">
            <text:p>12.36</text:p>
          </table:table-cell>
          <table:table-cell office:value-type="float" office:value="3056" calcext:value-type="float">
            <text:p>3056</text:p>
          </table:table-cell>
          <table:table-cell office:value-type="float" office:value="46811" calcext:value-type="float">
            <text:p>468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7.5" calcext:value-type="float">
            <text:p>3077.5</text:p>
          </table:table-cell>
          <table:table-cell office:value-type="float" office:value="3041.43" calcext:value-type="float">
            <text:p>3041.43</text:p>
          </table:table-cell>
          <table:table-cell office:value-type="float" office:value="3056.63" calcext:value-type="float">
            <text:p>3056.63</text:p>
          </table:table-cell>
          <table:table-cell office:value-type="float" office:value="3077.68" calcext:value-type="float">
            <text:p>3077.68</text:p>
          </table:table-cell>
          <table:table-cell office:value-type="float" office:value="3042.03" calcext:value-type="float">
            <text:p>3042.03</text:p>
          </table:table-cell>
          <table:table-cell office:value-type="float" office:value="3043.615" calcext:value-type="float">
            <text:p>3043.61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10 20.015</text:p>
          </table:table-cell>
          <table:table-cell office:value-type="float" office:value="246.1" calcext:value-type="float">
            <text:p>246.1</text:p>
          </table:table-cell>
          <table:table-cell office:value-type="float" office:value="12.31" calcext:value-type="float">
            <text:p>12.31</text:p>
          </table:table-cell>
          <table:table-cell office:value-type="float" office:value="3027.8" calcext:value-type="float">
            <text:p>3027.8</text:p>
          </table:table-cell>
          <table:table-cell office:value-type="float" office:value="47323" calcext:value-type="float">
            <text:p>4732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99.5" calcext:value-type="float">
            <text:p>3099.5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3029.49" calcext:value-type="float">
            <text:p>3029.49</text:p>
          </table:table-cell>
          <table:table-cell office:value-type="float" office:value="3100.05" calcext:value-type="float">
            <text:p>3100.05</text:p>
          </table:table-cell>
          <table:table-cell office:value-type="float" office:value="3063.04" calcext:value-type="float">
            <text:p>3063.04</text:p>
          </table:table-cell>
          <table:table-cell office:value-type="float" office:value="3053.654" calcext:value-type="float">
            <text:p>3053.65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20 19.994</text:p>
          </table:table-cell>
          <table:table-cell office:value-type="float" office:value="246.6" calcext:value-type="float">
            <text:p>246.6</text:p>
          </table:table-cell>
          <table:table-cell office:value-type="float" office:value="12.33" calcext:value-type="float">
            <text:p>12.33</text:p>
          </table:table-cell>
          <table:table-cell office:value-type="float" office:value="3030.4" calcext:value-type="float">
            <text:p>3030.4</text:p>
          </table:table-cell>
          <table:table-cell office:value-type="float" office:value="47831" calcext:value-type="float">
            <text:p>4783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7.3" calcext:value-type="float">
            <text:p>3067.3</text:p>
          </table:table-cell>
          <table:table-cell office:value-type="float" office:value="3043.29" calcext:value-type="float">
            <text:p>3043.29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44.6" calcext:value-type="float">
            <text:p>3044.6</text:p>
          </table:table-cell>
          <table:table-cell office:value-type="float" office:value="3048.005" calcext:value-type="float">
            <text:p>3048.0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30 20.021</text:p>
          </table:table-cell>
          <table:table-cell office:value-type="float" office:value="247.1" calcext:value-type="float">
            <text:p>247.1</text:p>
          </table:table-cell>
          <table:table-cell office:value-type="float" office:value="12.35" calcext:value-type="float">
            <text:p>12.35</text:p>
          </table:table-cell>
          <table:table-cell office:value-type="float" office:value="3050.8" calcext:value-type="float">
            <text:p>3050.8</text:p>
          </table:table-cell>
          <table:table-cell office:value-type="float" office:value="48341" calcext:value-type="float">
            <text:p>4834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80.9" calcext:value-type="float">
            <text:p>3080.9</text:p>
          </table:table-cell>
          <table:table-cell office:value-type="float" office:value="3052.84" calcext:value-type="float">
            <text:p>3052.84</text:p>
          </table:table-cell>
          <table:table-cell office:value-type="float" office:value="3051.68" calcext:value-type="float">
            <text:p>3051.68</text:p>
          </table:table-cell>
          <table:table-cell office:value-type="float" office:value="3082.64" calcext:value-type="float">
            <text:p>3082.64</text:p>
          </table:table-cell>
          <table:table-cell office:value-type="float" office:value="3054" calcext:value-type="float">
            <text:p>3054</text:p>
          </table:table-cell>
          <table:table-cell office:value-type="float" office:value="3049.735" calcext:value-type="float">
            <text:p>3049.73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40 20.023</text:p>
          </table:table-cell>
          <table:table-cell office:value-type="float" office:value="246.2" calcext:value-type="float">
            <text:p>246.2</text:p>
          </table:table-cell>
          <table:table-cell office:value-type="float" office:value="12.31" calcext:value-type="float">
            <text:p>12.31</text:p>
          </table:table-cell>
          <table:table-cell office:value-type="float" office:value="3030.9" calcext:value-type="float">
            <text:p>3030.9</text:p>
          </table:table-cell>
          <table:table-cell office:value-type="float" office:value="48848" calcext:value-type="float">
            <text:p>4884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5.8" calcext:value-type="float">
            <text:p>3065.8</text:p>
          </table:table-cell>
          <table:table-cell office:value-type="float" office:value="3034.21" calcext:value-type="float">
            <text:p>3034.21</text:p>
          </table:table-cell>
          <table:table-cell office:value-type="float" office:value="3030.72" calcext:value-type="float">
            <text:p>3030.72</text:p>
          </table:table-cell>
          <table:table-cell office:value-type="float" office:value="3066.53" calcext:value-type="float">
            <text:p>3066.53</text:p>
          </table:table-cell>
          <table:table-cell office:value-type="float" office:value="3034.89" calcext:value-type="float">
            <text:p>3034.89</text:p>
          </table:table-cell>
          <table:table-cell office:value-type="float" office:value="3041.328" calcext:value-type="float">
            <text:p>3041.32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1 50 20.011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8" calcext:value-type="float">
            <text:p>12.28</text:p>
          </table:table-cell>
          <table:table-cell office:value-type="float" office:value="3014.6" calcext:value-type="float">
            <text:p>3014.6</text:p>
          </table:table-cell>
          <table:table-cell office:value-type="float" office:value="49356" calcext:value-type="float">
            <text:p>4935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67.8" calcext:value-type="float">
            <text:p>3067.8</text:p>
          </table:table-cell>
          <table:table-cell office:value-type="float" office:value="3038.77" calcext:value-type="float">
            <text:p>3038.77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3067.76" calcext:value-type="float">
            <text:p>3067.76</text:p>
          </table:table-cell>
          <table:table-cell office:value-type="float" office:value="3039.61" calcext:value-type="float">
            <text:p>3039.61</text:p>
          </table:table-cell>
          <table:table-cell office:value-type="float" office:value="3037.922" calcext:value-type="float">
            <text:p>3037.92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00 20.013</text:p>
          </table:table-cell>
          <table:table-cell office:value-type="float" office:value="246.7" calcext:value-type="float">
            <text:p>246.7</text:p>
          </table:table-cell>
          <table:table-cell office:value-type="float" office:value="12.33" calcext:value-type="float">
            <text:p>12.33</text:p>
          </table:table-cell>
          <table:table-cell office:value-type="float" office:value="3042.4" calcext:value-type="float">
            <text:p>3042.4</text:p>
          </table:table-cell>
          <table:table-cell office:value-type="float" office:value="49863" calcext:value-type="float">
            <text:p>4986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2.4" calcext:value-type="float">
            <text:p>3042.4</text:p>
          </table:table-cell>
          <table:table-cell office:value-type="float" office:value="3029.23" calcext:value-type="float">
            <text:p>3029.23</text:p>
          </table:table-cell>
          <table:table-cell table:number-columns-repeated="2" office:value-type="float" office:value="3041.81" calcext:value-type="float">
            <text:p>3041.81</text:p>
          </table:table-cell>
          <table:table-cell office:value-type="float" office:value="3029.87" calcext:value-type="float">
            <text:p>3029.87</text:p>
          </table:table-cell>
          <table:table-cell office:value-type="float" office:value="3033.018" calcext:value-type="float">
            <text:p>3033.0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10 20.022</text:p>
          </table:table-cell>
          <table:table-cell office:value-type="float" office:value="247.3" calcext:value-type="float">
            <text:p>247.3</text:p>
          </table:table-cell>
          <table:table-cell office:value-type="float" office:value="12.36" calcext:value-type="float">
            <text:p>12.36</text:p>
          </table:table-cell>
          <table:table-cell office:value-type="float" office:value="3056" calcext:value-type="float">
            <text:p>3056</text:p>
          </table:table-cell>
          <table:table-cell office:value-type="float" office:value="50370" calcext:value-type="float">
            <text:p>503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56" calcext:value-type="float">
            <text:p>3056</text:p>
          </table:table-cell>
          <table:table-cell office:value-type="float" office:value="3036.22" calcext:value-type="float">
            <text:p>3036.22</text:p>
          </table:table-cell>
          <table:table-cell table:number-columns-repeated="2" office:value-type="float" office:value="3056.63" calcext:value-type="float">
            <text:p>3056.63</text:p>
          </table:table-cell>
          <table:table-cell office:value-type="float" office:value="3037.09" calcext:value-type="float">
            <text:p>3037.09</text:p>
          </table:table-cell>
          <table:table-cell office:value-type="float" office:value="3034.121" calcext:value-type="float">
            <text:p>3034.12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20 19.994</text:p>
          </table:table-cell>
          <table:table-cell office:value-type="float" office:value="247.7" calcext:value-type="float">
            <text:p>247.7</text:p>
          </table:table-cell>
          <table:table-cell office:value-type="float" office:value="12.38" calcext:value-type="float">
            <text:p>12.38</text:p>
          </table:table-cell>
          <table:table-cell office:value-type="float" office:value="3065.1" calcext:value-type="float">
            <text:p>3065.1</text:p>
          </table:table-cell>
          <table:table-cell office:value-type="float" office:value="50881" calcext:value-type="float">
            <text:p>5088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86.7" calcext:value-type="float">
            <text:p>3086.7</text:p>
          </table:table-cell>
          <table:table-cell office:value-type="float" office:value="3056.67" calcext:value-type="float">
            <text:p>3056.67</text:p>
          </table:table-cell>
          <table:table-cell office:value-type="float" office:value="3066.53" calcext:value-type="float">
            <text:p>3066.53</text:p>
          </table:table-cell>
          <table:table-cell office:value-type="float" office:value="3087.61" calcext:value-type="float">
            <text:p>3087.61</text:p>
          </table:table-cell>
          <table:table-cell office:value-type="float" office:value="3057.51" calcext:value-type="float">
            <text:p>3057.51</text:p>
          </table:table-cell>
          <table:table-cell office:value-type="float" office:value="3049.484" calcext:value-type="float">
            <text:p>3049.48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30 20.021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5" calcext:value-type="float">
            <text:p>12.25</text:p>
          </table:table-cell>
          <table:table-cell office:value-type="float" office:value="2998.7" calcext:value-type="float">
            <text:p>2998.7</text:p>
          </table:table-cell>
          <table:table-cell office:value-type="float" office:value="51384" calcext:value-type="float">
            <text:p>5138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9.4" calcext:value-type="float">
            <text:p>3059.4</text:p>
          </table:table-cell>
          <table:table-cell office:value-type="float" office:value="3009.74" calcext:value-type="float">
            <text:p>3009.74</text:p>
          </table:table-cell>
          <table:table-cell office:value-type="float" office:value="2998.8" calcext:value-type="float">
            <text:p>2998.8</text:p>
          </table:table-cell>
          <table:table-cell office:value-type="float" office:value="3061.57" calcext:value-type="float">
            <text:p>3061.57</text:p>
          </table:table-cell>
          <table:table-cell office:value-type="float" office:value="3010.66" calcext:value-type="float">
            <text:p>3010.66</text:p>
          </table:table-cell>
          <table:table-cell office:value-type="float" office:value="3021.652" calcext:value-type="float">
            <text:p>3021.65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40 20.012</text:p>
          </table:table-cell>
          <table:table-cell office:value-type="float" office:value="246" calcext:value-type="float">
            <text:p>246</text:p>
          </table:table-cell>
          <table:table-cell office:value-type="float" office:value="12.3" calcext:value-type="float">
            <text:p>12.3</text:p>
          </table:table-cell>
          <table:table-cell office:value-type="float" office:value="3024.8" calcext:value-type="float">
            <text:p>3024.8</text:p>
          </table:table-cell>
          <table:table-cell office:value-type="float" office:value="51888" calcext:value-type="float">
            <text:p>518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9.2" calcext:value-type="float">
            <text:p>3039.2</text:p>
          </table:table-cell>
          <table:table-cell office:value-type="float" office:value="3019.17" calcext:value-type="float">
            <text:p>3019.17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40.58" calcext:value-type="float">
            <text:p>3040.58</text:p>
          </table:table-cell>
          <table:table-cell office:value-type="float" office:value="3019.73" calcext:value-type="float">
            <text:p>3019.73</text:p>
          </table:table-cell>
          <table:table-cell office:value-type="float" office:value="3021.278" calcext:value-type="float">
            <text:p>3021.27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2 50 20.013</text:p>
          </table:table-cell>
          <table:table-cell office:value-type="float" office:value="245" calcext:value-type="float">
            <text:p>245</text:p>
          </table:table-cell>
          <table:table-cell office:value-type="float" office:value="12.26" calcext:value-type="float">
            <text:p>12.26</text:p>
          </table:table-cell>
          <table:table-cell office:value-type="float" office:value="3004.1" calcext:value-type="float">
            <text:p>3004.1</text:p>
          </table:table-cell>
          <table:table-cell office:value-type="float" office:value="52387" calcext:value-type="float">
            <text:p>5238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2.8" calcext:value-type="float">
            <text:p>3022.8</text:p>
          </table:table-cell>
          <table:table-cell office:value-type="float" office:value="2982.04" calcext:value-type="float">
            <text:p>2982.04</text:p>
          </table:table-cell>
          <table:table-cell office:value-type="float" office:value="3003.7" calcext:value-type="float">
            <text:p>3003.7</text:p>
          </table:table-cell>
          <table:table-cell office:value-type="float" office:value="3024.57" calcext:value-type="float">
            <text:p>3024.57</text:p>
          </table:table-cell>
          <table:table-cell office:value-type="float" office:value="2982.67" calcext:value-type="float">
            <text:p>2982.67</text:p>
          </table:table-cell>
          <table:table-cell office:value-type="float" office:value="2995.212" calcext:value-type="float">
            <text:p>2995.21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00 20.014</text:p>
          </table:table-cell>
          <table:table-cell office:value-type="float" office:value="245.5" calcext:value-type="float">
            <text:p>245.5</text:p>
          </table:table-cell>
          <table:table-cell office:value-type="float" office:value="12.28" calcext:value-type="float">
            <text:p>12.28</text:p>
          </table:table-cell>
          <table:table-cell office:value-type="float" office:value="3014.6" calcext:value-type="float">
            <text:p>3014.6</text:p>
          </table:table-cell>
          <table:table-cell office:value-type="float" office:value="52888" calcext:value-type="float">
            <text:p>52888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8.7" calcext:value-type="float">
            <text:p>3028.7</text:p>
          </table:table-cell>
          <table:table-cell office:value-type="float" office:value="3001.52" calcext:value-type="float">
            <text:p>3001.52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3029.49" calcext:value-type="float">
            <text:p>3029.49</text:p>
          </table:table-cell>
          <table:table-cell office:value-type="float" office:value="3001.95" calcext:value-type="float">
            <text:p>3001.95</text:p>
          </table:table-cell>
          <table:table-cell office:value-type="float" office:value="3001.26" calcext:value-type="float">
            <text:p>3001.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10 20.021</text:p>
          </table:table-cell>
          <table:table-cell office:value-type="float" office:value="244.6" calcext:value-type="float">
            <text:p>244.6</text:p>
          </table:table-cell>
          <table:table-cell office:value-type="float" office:value="12.24" calcext:value-type="float">
            <text:p>12.24</text:p>
          </table:table-cell>
          <table:table-cell office:value-type="float" office:value="2993.6" calcext:value-type="float">
            <text:p>2993.6</text:p>
          </table:table-cell>
          <table:table-cell office:value-type="float" office:value="53392" calcext:value-type="float">
            <text:p>533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8.2" calcext:value-type="float">
            <text:p>3038.2</text:p>
          </table:table-cell>
          <table:table-cell office:value-type="float" office:value="3017.27" calcext:value-type="float">
            <text:p>3017.27</text:p>
          </table:table-cell>
          <table:table-cell office:value-type="float" office:value="2993.9" calcext:value-type="float">
            <text:p>2993.9</text:p>
          </table:table-cell>
          <table:table-cell office:value-type="float" office:value="3039.34" calcext:value-type="float">
            <text:p>3039.34</text:p>
          </table:table-cell>
          <table:table-cell office:value-type="float" office:value="3018.02" calcext:value-type="float">
            <text:p>3018.02</text:p>
          </table:table-cell>
          <table:table-cell office:value-type="float" office:value="3012.229" calcext:value-type="float">
            <text:p>3012.22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20 20.006</text:p>
          </table:table-cell>
          <table:table-cell office:value-type="float" office:value="248.2" calcext:value-type="float">
            <text:p>248.2</text:p>
          </table:table-cell>
          <table:table-cell office:value-type="float" office:value="12.39" calcext:value-type="float">
            <text:p>12.39</text:p>
          </table:table-cell>
          <table:table-cell office:value-type="float" office:value="3074.9" calcext:value-type="float">
            <text:p>3074.9</text:p>
          </table:table-cell>
          <table:table-cell office:value-type="float" office:value="53902" calcext:value-type="float">
            <text:p>539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06.1" calcext:value-type="float">
            <text:p>3106.1</text:p>
          </table:table-cell>
          <table:table-cell office:value-type="float" office:value="3047.33" calcext:value-type="float">
            <text:p>3047.33</text:p>
          </table:table-cell>
          <table:table-cell office:value-type="float" office:value="3075.2" calcext:value-type="float">
            <text:p>3075.2</text:p>
          </table:table-cell>
          <table:table-cell office:value-type="float" office:value="3106.27" calcext:value-type="float">
            <text:p>3106.27</text:p>
          </table:table-cell>
          <table:table-cell office:value-type="float" office:value="3048.08" calcext:value-type="float">
            <text:p>3048.08</text:p>
          </table:table-cell>
          <table:table-cell office:value-type="float" office:value="3040.381" calcext:value-type="float">
            <text:p>3040.38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30 20.015</text:p>
          </table:table-cell>
          <table:table-cell office:value-type="float" office:value="246.4" calcext:value-type="float">
            <text:p>246.4</text:p>
          </table:table-cell>
          <table:table-cell office:value-type="float" office:value="12.32" calcext:value-type="float">
            <text:p>12.32</text:p>
          </table:table-cell>
          <table:table-cell office:value-type="float" office:value="3034.9" calcext:value-type="float">
            <text:p>3034.9</text:p>
          </table:table-cell>
          <table:table-cell office:value-type="float" office:value="54409" calcext:value-type="float">
            <text:p>544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9.5" calcext:value-type="float">
            <text:p>3069.5</text:p>
          </table:table-cell>
          <table:table-cell office:value-type="float" office:value="3031.64" calcext:value-type="float">
            <text:p>3031.64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69" calcext:value-type="float">
            <text:p>3069</text:p>
          </table:table-cell>
          <table:table-cell office:value-type="float" office:value="3031.54" calcext:value-type="float">
            <text:p>3031.54</text:p>
          </table:table-cell>
          <table:table-cell office:value-type="float" office:value="3033.727" calcext:value-type="float">
            <text:p>3033.72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40 20.016</text:p>
          </table:table-cell>
          <table:table-cell office:value-type="float" office:value="244.1" calcext:value-type="float">
            <text:p>244.1</text:p>
          </table:table-cell>
          <table:table-cell office:value-type="float" office:value="12.7" calcext:value-type="float">
            <text:p>12.7</text:p>
          </table:table-cell>
          <table:table-cell office:value-type="float" office:value="3095.4" calcext:value-type="float">
            <text:p>3095.4</text:p>
          </table:table-cell>
          <table:table-cell office:value-type="float" office:value="54928" calcext:value-type="float">
            <text:p>5492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79.3" calcext:value-type="float">
            <text:p>3179.3</text:p>
          </table:table-cell>
          <table:table-cell office:value-type="float" office:value="3110.62" calcext:value-type="float">
            <text:p>3110.62</text:p>
          </table:table-cell>
          <table:table-cell office:value-type="float" office:value="3100.07" calcext:value-type="float">
            <text:p>3100.07</text:p>
          </table:table-cell>
          <table:table-cell office:value-type="float" office:value="3185.42" calcext:value-type="float">
            <text:p>3185.42</text:p>
          </table:table-cell>
          <table:table-cell office:value-type="float" office:value="3115.33" calcext:value-type="float">
            <text:p>3115.33</text:p>
          </table:table-cell>
          <table:table-cell office:value-type="float" office:value="3084.851" calcext:value-type="float">
            <text:p>3084.85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3 50 20.021</text:p>
          </table:table-cell>
          <table:table-cell office:value-type="float" office:value="241.2" calcext:value-type="float">
            <text:p>241.2</text:p>
          </table:table-cell>
          <table:table-cell office:value-type="float" office:value="12.58" calcext:value-type="float">
            <text:p>12.58</text:p>
          </table:table-cell>
          <table:table-cell office:value-type="float" office:value="3029.7" calcext:value-type="float">
            <text:p>3029.7</text:p>
          </table:table-cell>
          <table:table-cell office:value-type="float" office:value="55439" calcext:value-type="float">
            <text:p>5543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05.1" calcext:value-type="float">
            <text:p>3105.1</text:p>
          </table:table-cell>
          <table:table-cell office:value-type="float" office:value="3058.11" calcext:value-type="float">
            <text:p>3058.11</text:p>
          </table:table-cell>
          <table:table-cell office:value-type="float" office:value="3034.3" calcext:value-type="float">
            <text:p>3034.3</text:p>
          </table:table-cell>
          <table:table-cell office:value-type="float" office:value="3110.04" calcext:value-type="float">
            <text:p>3110.04</text:p>
          </table:table-cell>
          <table:table-cell office:value-type="float" office:value="3063.96" calcext:value-type="float">
            <text:p>3063.96</text:p>
          </table:table-cell>
          <table:table-cell office:value-type="float" office:value="3063.961" calcext:value-type="float">
            <text:p>3063.961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00 20.006</text:p>
          </table:table-cell>
          <table:table-cell office:value-type="float" office:value="242.5" calcext:value-type="float">
            <text:p>242.5</text:p>
          </table:table-cell>
          <table:table-cell office:value-type="float" office:value="12.63" calcext:value-type="float">
            <text:p>12.63</text:p>
          </table:table-cell>
          <table:table-cell office:value-type="float" office:value="3057.4" calcext:value-type="float">
            <text:p>3057.4</text:p>
          </table:table-cell>
          <table:table-cell office:value-type="float" office:value="55949" calcext:value-type="float">
            <text:p>559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65.1" calcext:value-type="float">
            <text:p>3065.1</text:p>
          </table:table-cell>
          <table:table-cell office:value-type="float" office:value="3049.45" calcext:value-type="float">
            <text:p>3049.45</text:p>
          </table:table-cell>
          <table:table-cell office:value-type="float" office:value="3062.78" calcext:value-type="float">
            <text:p>3062.78</text:p>
          </table:table-cell>
          <table:table-cell office:value-type="float" office:value="3071.42" calcext:value-type="float">
            <text:p>3071.42</text:p>
          </table:table-cell>
          <table:table-cell office:value-type="float" office:value="3055.5" calcext:value-type="float">
            <text:p>3055.5</text:p>
          </table:table-cell>
          <table:table-cell office:value-type="float" office:value="3055.553" calcext:value-type="float">
            <text:p>3055.55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10 19.964</text:p>
          </table:table-cell>
          <table:table-cell office:value-type="float" office:value="246" calcext:value-type="float">
            <text:p>246</text:p>
          </table:table-cell>
          <table:table-cell office:value-type="float" office:value="12.78" calcext:value-type="float">
            <text:p>12.78</text:p>
          </table:table-cell>
          <table:table-cell office:value-type="float" office:value="3136.9" calcext:value-type="float">
            <text:p>3136.9</text:p>
          </table:table-cell>
          <table:table-cell office:value-type="float" office:value="56467" calcext:value-type="float">
            <text:p>5646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55.8" calcext:value-type="float">
            <text:p>3155.8</text:p>
          </table:table-cell>
          <table:table-cell office:value-type="float" office:value="3106.62" calcext:value-type="float">
            <text:p>3106.62</text:p>
          </table:table-cell>
          <table:table-cell office:value-type="float" office:value="3143.88" calcext:value-type="float">
            <text:p>3143.88</text:p>
          </table:table-cell>
          <table:table-cell office:value-type="float" office:value="3161.92" calcext:value-type="float">
            <text:p>3161.92</text:p>
          </table:table-cell>
          <table:table-cell office:value-type="float" office:value="3112.53" calcext:value-type="float">
            <text:p>3112.53</text:p>
          </table:table-cell>
          <table:table-cell office:value-type="float" office:value="3094.458" calcext:value-type="float">
            <text:p>3094.4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20 20.018</text:p>
          </table:table-cell>
          <table:table-cell office:value-type="float" office:value="245.6" calcext:value-type="float">
            <text:p>245.6</text:p>
          </table:table-cell>
          <table:table-cell office:value-type="float" office:value="12.76" calcext:value-type="float">
            <text:p>12.76</text:p>
          </table:table-cell>
          <table:table-cell office:value-type="float" office:value="3128.2" calcext:value-type="float">
            <text:p>3128.2</text:p>
          </table:table-cell>
          <table:table-cell office:value-type="float" office:value="56991" calcext:value-type="float">
            <text:p>5699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60.1" calcext:value-type="float">
            <text:p>3160.1</text:p>
          </table:table-cell>
          <table:table-cell office:value-type="float" office:value="3135.54" calcext:value-type="float">
            <text:p>3135.54</text:p>
          </table:table-cell>
          <table:table-cell office:value-type="float" office:value="3133.86" calcext:value-type="float">
            <text:p>3133.86</text:p>
          </table:table-cell>
          <table:table-cell office:value-type="float" office:value="3166.54" calcext:value-type="float">
            <text:p>3166.54</text:p>
          </table:table-cell>
          <table:table-cell office:value-type="float" office:value="3141.66" calcext:value-type="float">
            <text:p>3141.66</text:p>
          </table:table-cell>
          <table:table-cell office:value-type="float" office:value="3119.14" calcext:value-type="float">
            <text:p>3119.1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30 20.006</text:p>
          </table:table-cell>
          <table:table-cell office:value-type="float" office:value="245.6" calcext:value-type="float">
            <text:p>245.6</text:p>
          </table:table-cell>
          <table:table-cell office:value-type="float" office:value="12.76" calcext:value-type="float">
            <text:p>12.76</text:p>
          </table:table-cell>
          <table:table-cell office:value-type="float" office:value="3126.5" calcext:value-type="float">
            <text:p>3126.5</text:p>
          </table:table-cell>
          <table:table-cell office:value-type="float" office:value="57513" calcext:value-type="float">
            <text:p>575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50.5" calcext:value-type="float">
            <text:p>3150.5</text:p>
          </table:table-cell>
          <table:table-cell office:value-type="float" office:value="3123.34" calcext:value-type="float">
            <text:p>3123.34</text:p>
          </table:table-cell>
          <table:table-cell office:value-type="float" office:value="3133.86" calcext:value-type="float">
            <text:p>3133.86</text:p>
          </table:table-cell>
          <table:table-cell office:value-type="float" office:value="3156.48" calcext:value-type="float">
            <text:p>3156.48</text:p>
          </table:table-cell>
          <table:table-cell office:value-type="float" office:value="3129.44" calcext:value-type="float">
            <text:p>3129.44</text:p>
          </table:table-cell>
          <table:table-cell office:value-type="float" office:value="3123.037" calcext:value-type="float">
            <text:p>3123.03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40 19.994</text:p>
          </table:table-cell>
          <table:table-cell office:value-type="float" office:value="246.7" calcext:value-type="float">
            <text:p>246.7</text:p>
          </table:table-cell>
          <table:table-cell office:value-type="float" office:value="12.8" calcext:value-type="float">
            <text:p>12.8</text:p>
          </table:table-cell>
          <table:table-cell office:value-type="float" office:value="3152.8" calcext:value-type="float">
            <text:p>3152.8</text:p>
          </table:table-cell>
          <table:table-cell office:value-type="float" office:value="58036" calcext:value-type="float">
            <text:p>5803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157.8" calcext:value-type="float">
            <text:p>3157.8</text:p>
          </table:table-cell>
          <table:table-cell office:value-type="float" office:value="3130.27" calcext:value-type="float">
            <text:p>3130.27</text:p>
          </table:table-cell>
          <table:table-cell office:value-type="float" office:value="3157.76" calcext:value-type="float">
            <text:p>3157.76</text:p>
          </table:table-cell>
          <table:table-cell office:value-type="float" office:value="3162.79" calcext:value-type="float">
            <text:p>3162.79</text:p>
          </table:table-cell>
          <table:table-cell office:value-type="float" office:value="3136.01" calcext:value-type="float">
            <text:p>3136.01</text:p>
          </table:table-cell>
          <table:table-cell office:value-type="float" office:value="3129.58" calcext:value-type="float">
            <text:p>3129.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4 50 20.011</text:p>
          </table:table-cell>
          <table:table-cell office:value-type="float" office:value="246.5" calcext:value-type="float">
            <text:p>246.5</text:p>
          </table:table-cell>
          <table:table-cell office:value-type="float" office:value="12.79" calcext:value-type="float">
            <text:p>12.79</text:p>
          </table:table-cell>
          <table:table-cell office:value-type="float" office:value="3147.6" calcext:value-type="float">
            <text:p>3147.6</text:p>
          </table:table-cell>
          <table:table-cell office:value-type="float" office:value="58559" calcext:value-type="float">
            <text:p>5855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55.2" calcext:value-type="float">
            <text:p>3155.2</text:p>
          </table:table-cell>
          <table:table-cell office:value-type="float" office:value="3128.42" calcext:value-type="float">
            <text:p>3128.42</text:p>
          </table:table-cell>
          <table:table-cell office:value-type="float" office:value="3152.73" calcext:value-type="float">
            <text:p>3152.73</text:p>
          </table:table-cell>
          <table:table-cell office:value-type="float" office:value="3161.51" calcext:value-type="float">
            <text:p>3161.51</text:p>
          </table:table-cell>
          <table:table-cell office:value-type="float" office:value="3134.02" calcext:value-type="float">
            <text:p>3134.02</text:p>
          </table:table-cell>
          <table:table-cell office:value-type="float" office:value="3131.332" calcext:value-type="float">
            <text:p>3131.33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00 20.016</text:p>
          </table:table-cell>
          <table:table-cell office:value-type="float" office:value="245.4" calcext:value-type="float">
            <text:p>245.4</text:p>
          </table:table-cell>
          <table:table-cell office:value-type="float" office:value="12.75" calcext:value-type="float">
            <text:p>12.75</text:p>
          </table:table-cell>
          <table:table-cell office:value-type="float" office:value="3122.1" calcext:value-type="float">
            <text:p>3122.1</text:p>
          </table:table-cell>
          <table:table-cell office:value-type="float" office:value="59083" calcext:value-type="float">
            <text:p>5908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62.7" calcext:value-type="float">
            <text:p>3162.7</text:p>
          </table:table-cell>
          <table:table-cell office:value-type="float" office:value="3133.11" calcext:value-type="float">
            <text:p>3133.11</text:p>
          </table:table-cell>
          <table:table-cell office:value-type="float" office:value="3128.85" calcext:value-type="float">
            <text:p>3128.85</text:p>
          </table:table-cell>
          <table:table-cell office:value-type="float" office:value="3167.82" calcext:value-type="float">
            <text:p>3167.82</text:p>
          </table:table-cell>
          <table:table-cell office:value-type="float" office:value="3139.09" calcext:value-type="float">
            <text:p>3139.09</text:p>
          </table:table-cell>
          <table:table-cell office:value-type="float" office:value="3133.182" calcext:value-type="float">
            <text:p>3133.18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10 20.004</text:p>
          </table:table-cell>
          <table:table-cell office:value-type="float" office:value="245" calcext:value-type="float">
            <text:p>245</text:p>
          </table:table-cell>
          <table:table-cell office:value-type="float" office:value="12.73" calcext:value-type="float">
            <text:p>12.73</text:p>
          </table:table-cell>
          <table:table-cell office:value-type="float" office:value="3112.9" calcext:value-type="float">
            <text:p>3112.9</text:p>
          </table:table-cell>
          <table:table-cell office:value-type="float" office:value="59605" calcext:value-type="float">
            <text:p>596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45.4" calcext:value-type="float">
            <text:p>3145.4</text:p>
          </table:table-cell>
          <table:table-cell office:value-type="float" office:value="3125.72" calcext:value-type="float">
            <text:p>3125.72</text:p>
          </table:table-cell>
          <table:table-cell office:value-type="float" office:value="3118.85" calcext:value-type="float">
            <text:p>3118.85</text:p>
          </table:table-cell>
          <table:table-cell office:value-type="float" office:value="3151.46" calcext:value-type="float">
            <text:p>3151.46</text:p>
          </table:table-cell>
          <table:table-cell office:value-type="float" office:value="3131.8" calcext:value-type="float">
            <text:p>3131.8</text:p>
          </table:table-cell>
          <table:table-cell office:value-type="float" office:value="3128.615" calcext:value-type="float">
            <text:p>3128.61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20 19.998</text:p>
          </table:table-cell>
          <table:table-cell office:value-type="float" office:value="243.9" calcext:value-type="float">
            <text:p>243.9</text:p>
          </table:table-cell>
          <table:table-cell office:value-type="float" office:value="12.69" calcext:value-type="float">
            <text:p>12.69</text:p>
          </table:table-cell>
          <table:table-cell office:value-type="float" office:value="3088.4" calcext:value-type="float">
            <text:p>3088.4</text:p>
          </table:table-cell>
          <table:table-cell office:value-type="float" office:value="60125" calcext:value-type="float">
            <text:p>60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29.1" calcext:value-type="float">
            <text:p>3129.1</text:p>
          </table:table-cell>
          <table:table-cell office:value-type="float" office:value="3106" calcext:value-type="float">
            <text:p>3106</text:p>
          </table:table-cell>
          <table:table-cell office:value-type="float" office:value="3095.09" calcext:value-type="float">
            <text:p>3095.09</text:p>
          </table:table-cell>
          <table:table-cell office:value-type="float" office:value="3135.13" calcext:value-type="float">
            <text:p>3135.13</text:p>
          </table:table-cell>
          <table:table-cell office:value-type="float" office:value="3112.23" calcext:value-type="float">
            <text:p>3112.23</text:p>
          </table:table-cell>
          <table:table-cell office:value-type="float" office:value="3113.757" calcext:value-type="float">
            <text:p>3113.75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30 20.004</text:p>
          </table:table-cell>
          <table:table-cell office:value-type="float" office:value="244.1" calcext:value-type="float">
            <text:p>244.1</text:p>
          </table:table-cell>
          <table:table-cell office:value-type="float" office:value="12.7" calcext:value-type="float">
            <text:p>12.7</text:p>
          </table:table-cell>
          <table:table-cell office:value-type="float" office:value="3094.3" calcext:value-type="float">
            <text:p>3094.3</text:p>
          </table:table-cell>
          <table:table-cell office:value-type="float" office:value="60644" calcext:value-type="float">
            <text:p>606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35.7" calcext:value-type="float">
            <text:p>3135.7</text:p>
          </table:table-cell>
          <table:table-cell office:value-type="float" office:value="3105.46" calcext:value-type="float">
            <text:p>3105.46</text:p>
          </table:table-cell>
          <table:table-cell office:value-type="float" office:value="3100.07" calcext:value-type="float">
            <text:p>3100.07</text:p>
          </table:table-cell>
          <table:table-cell office:value-type="float" office:value="3142.6" calcext:value-type="float">
            <text:p>3142.6</text:p>
          </table:table-cell>
          <table:table-cell office:value-type="float" office:value="3111.22" calcext:value-type="float">
            <text:p>3111.22</text:p>
          </table:table-cell>
          <table:table-cell office:value-type="float" office:value="3106.618" calcext:value-type="float">
            <text:p>3106.61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40 20.017</text:p>
          </table:table-cell>
          <table:table-cell office:value-type="float" office:value="243.9" calcext:value-type="float">
            <text:p>243.9</text:p>
          </table:table-cell>
          <table:table-cell office:value-type="float" office:value="12.69" calcext:value-type="float">
            <text:p>12.69</text:p>
          </table:table-cell>
          <table:table-cell office:value-type="float" office:value="3090.4" calcext:value-type="float">
            <text:p>3090.4</text:p>
          </table:table-cell>
          <table:table-cell office:value-type="float" office:value="61160" calcext:value-type="float">
            <text:p>611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10.1" calcext:value-type="float">
            <text:p>3110.1</text:p>
          </table:table-cell>
          <table:table-cell office:value-type="float" office:value="3089.4" calcext:value-type="float">
            <text:p>3089.4</text:p>
          </table:table-cell>
          <table:table-cell office:value-type="float" office:value="3095.09" calcext:value-type="float">
            <text:p>3095.09</text:p>
          </table:table-cell>
          <table:table-cell office:value-type="float" office:value="3116.3" calcext:value-type="float">
            <text:p>3116.3</text:p>
          </table:table-cell>
          <table:table-cell office:value-type="float" office:value="3094.86" calcext:value-type="float">
            <text:p>3094.86</text:p>
          </table:table-cell>
          <table:table-cell office:value-type="float" office:value="3094.458" calcext:value-type="float">
            <text:p>3094.45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5 50 19.999</text:p>
          </table:table-cell>
          <table:table-cell office:value-type="float" office:value="244.1" calcext:value-type="float">
            <text:p>244.1</text:p>
          </table:table-cell>
          <table:table-cell office:value-type="float" office:value="12.7" calcext:value-type="float">
            <text:p>12.7</text:p>
          </table:table-cell>
          <table:table-cell office:value-type="float" office:value="3093.2" calcext:value-type="float">
            <text:p>3093.2</text:p>
          </table:table-cell>
          <table:table-cell office:value-type="float" office:value="61677" calcext:value-type="float">
            <text:p>6167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22.6" calcext:value-type="float">
            <text:p>3122.6</text:p>
          </table:table-cell>
          <table:table-cell office:value-type="float" office:value="3090" calcext:value-type="float">
            <text:p>3090</text:p>
          </table:table-cell>
          <table:table-cell office:value-type="float" office:value="3100.07" calcext:value-type="float">
            <text:p>3100.07</text:p>
          </table:table-cell>
          <table:table-cell office:value-type="float" office:value="3128.85" calcext:value-type="float">
            <text:p>3128.85</text:p>
          </table:table-cell>
          <table:table-cell office:value-type="float" office:value="3096.31" calcext:value-type="float">
            <text:p>3096.31</text:p>
          </table:table-cell>
          <table:table-cell office:value-type="float" office:value="3090.264" calcext:value-type="float">
            <text:p>3090.2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00 20.022</text:p>
          </table:table-cell>
          <table:table-cell office:value-type="float" office:value="245" calcext:value-type="float">
            <text:p>245</text:p>
          </table:table-cell>
          <table:table-cell office:value-type="float" office:value="12.73" calcext:value-type="float">
            <text:p>12.73</text:p>
          </table:table-cell>
          <table:table-cell office:value-type="float" office:value="3113.5" calcext:value-type="float">
            <text:p>3113.5</text:p>
          </table:table-cell>
          <table:table-cell office:value-type="float" office:value="62193" calcext:value-type="float">
            <text:p>6219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13.5" calcext:value-type="float">
            <text:p>3113.5</text:p>
          </table:table-cell>
          <table:table-cell office:value-type="float" office:value="3094.87" calcext:value-type="float">
            <text:p>3094.87</text:p>
          </table:table-cell>
          <table:table-cell table:number-columns-repeated="2" office:value-type="float" office:value="3118.85" calcext:value-type="float">
            <text:p>3118.85</text:p>
          </table:table-cell>
          <table:table-cell office:value-type="float" office:value="3100.77" calcext:value-type="float">
            <text:p>3100.77</text:p>
          </table:table-cell>
          <table:table-cell office:value-type="float" office:value="3093.32" calcext:value-type="float">
            <text:p>3093.32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10 20.010</text:p>
          </table:table-cell>
          <table:table-cell office:value-type="float" office:value="242.4" calcext:value-type="float">
            <text:p>242.4</text:p>
          </table:table-cell>
          <table:table-cell office:value-type="float" office:value="12.15" calcext:value-type="float">
            <text:p>12.15</text:p>
          </table:table-cell>
          <table:table-cell office:value-type="float" office:value="2944.4" calcext:value-type="float">
            <text:p>2944.4</text:p>
          </table:table-cell>
          <table:table-cell office:value-type="float" office:value="62692" calcext:value-type="float">
            <text:p>626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78.88" calcext:value-type="float">
            <text:p>2978.88</text:p>
          </table:table-cell>
          <table:table-cell office:value-type="float" office:value="2945.16" calcext:value-type="float">
            <text:p>2945.16</text:p>
          </table:table-cell>
          <table:table-cell office:value-type="float" office:value="3003.7" calcext:value-type="float">
            <text:p>3003.7</text:p>
          </table:table-cell>
          <table:table-cell office:value-type="float" office:value="2979.5" calcext:value-type="float">
            <text:p>2979.5</text:p>
          </table:table-cell>
          <table:table-cell office:value-type="float" office:value="3017.698" calcext:value-type="float">
            <text:p>3017.69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20 20.001</text:p>
          </table:table-cell>
          <table:table-cell office:value-type="float" office:value="244" calcext:value-type="float">
            <text:p>244</text:p>
          </table:table-cell>
          <table:table-cell office:value-type="float" office:value="12.22" calcext:value-type="float">
            <text:p>12.22</text:p>
          </table:table-cell>
          <table:table-cell office:value-type="float" office:value="2981" calcext:value-type="float">
            <text:p>2981</text:p>
          </table:table-cell>
          <table:table-cell office:value-type="float" office:value="63189" calcext:value-type="float">
            <text:p>6318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92.1" calcext:value-type="float">
            <text:p>2992.1</text:p>
          </table:table-cell>
          <table:table-cell office:value-type="float" office:value="2974.15" calcext:value-type="float">
            <text:p>2974.15</text:p>
          </table:table-cell>
          <table:table-cell office:value-type="float" office:value="2981.68" calcext:value-type="float">
            <text:p>2981.68</text:p>
          </table:table-cell>
          <table:table-cell office:value-type="float" office:value="2992.68" calcext:value-type="float">
            <text:p>2992.68</text:p>
          </table:table-cell>
          <table:table-cell office:value-type="float" office:value="2974.93" calcext:value-type="float">
            <text:p>2974.93</text:p>
          </table:table-cell>
          <table:table-cell office:value-type="float" office:value="2991.033" calcext:value-type="float">
            <text:p>2991.03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30 20.022</text:p>
          </table:table-cell>
          <table:table-cell office:value-type="float" office:value="243.7" calcext:value-type="float">
            <text:p>243.7</text:p>
          </table:table-cell>
          <table:table-cell office:value-type="float" office:value="12.21" calcext:value-type="float">
            <text:p>12.21</text:p>
          </table:table-cell>
          <table:table-cell office:value-type="float" office:value="2973.4" calcext:value-type="float">
            <text:p>2973.4</text:p>
          </table:table-cell>
          <table:table-cell office:value-type="float" office:value="63684" calcext:value-type="float">
            <text:p>6368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4.6" calcext:value-type="float">
            <text:p>2984.6</text:p>
          </table:table-cell>
          <table:table-cell office:value-type="float" office:value="2957.78" calcext:value-type="float">
            <text:p>2957.78</text:p>
          </table:table-cell>
          <table:table-cell office:value-type="float" office:value="2975.58" calcext:value-type="float">
            <text:p>2975.58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58.95" calcext:value-type="float">
            <text:p>2958.95</text:p>
          </table:table-cell>
          <table:table-cell office:value-type="float" office:value="2970.526" calcext:value-type="float">
            <text:p>2970.5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40 20.015</text:p>
          </table:table-cell>
          <table:table-cell office:value-type="float" office:value="244.3" calcext:value-type="float">
            <text:p>244.3</text:p>
          </table:table-cell>
          <table:table-cell office:value-type="float" office:value="12.23" calcext:value-type="float">
            <text:p>12.23</text:p>
          </table:table-cell>
          <table:table-cell office:value-type="float" office:value="2987.7" calcext:value-type="float">
            <text:p>2987.7</text:p>
          </table:table-cell>
          <table:table-cell office:value-type="float" office:value="64179" calcext:value-type="float">
            <text:p>641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7.3" calcext:value-type="float">
            <text:p>3037.3</text:p>
          </table:table-cell>
          <table:table-cell office:value-type="float" office:value="2964.52" calcext:value-type="float">
            <text:p>2964.52</text:p>
          </table:table-cell>
          <table:table-cell office:value-type="float" office:value="2987.79" calcext:value-type="float">
            <text:p>2987.79</text:p>
          </table:table-cell>
          <table:table-cell office:value-type="float" office:value="3039.34" calcext:value-type="float">
            <text:p>3039.34</text:p>
          </table:table-cell>
          <table:table-cell office:value-type="float" office:value="2965.47" calcext:value-type="float">
            <text:p>2965.47</text:p>
          </table:table-cell>
          <table:table-cell office:value-type="float" office:value="2964.627" calcext:value-type="float">
            <text:p>2964.62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6 50 20.016</text:p>
          </table:table-cell>
          <table:table-cell office:value-type="float" office:value="245.6" calcext:value-type="float">
            <text:p>245.6</text:p>
          </table:table-cell>
          <table:table-cell office:value-type="float" office:value="12.29" calcext:value-type="float">
            <text:p>12.29</text:p>
          </table:table-cell>
          <table:table-cell office:value-type="float" office:value="3016.8" calcext:value-type="float">
            <text:p>3016.8</text:p>
          </table:table-cell>
          <table:table-cell office:value-type="float" office:value="64681" calcext:value-type="float">
            <text:p>6468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2.7" calcext:value-type="float">
            <text:p>3022.7</text:p>
          </table:table-cell>
          <table:table-cell office:value-type="float" office:value="3007.85" calcext:value-type="float">
            <text:p>3007.85</text:p>
          </table:table-cell>
          <table:table-cell office:value-type="float" office:value="3018.42" calcext:value-type="float">
            <text:p>3018.42</text:p>
          </table:table-cell>
          <table:table-cell office:value-type="float" office:value="3023.34" calcext:value-type="float">
            <text:p>3023.34</text:p>
          </table:table-cell>
          <table:table-cell office:value-type="float" office:value="3008.73" calcext:value-type="float">
            <text:p>3008.73</text:p>
          </table:table-cell>
          <table:table-cell office:value-type="float" office:value="2993.547" calcext:value-type="float">
            <text:p>2993.547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19 17 00 19.998</text:p>
          </table:table-cell>
          <table:table-cell office:value-type="float" office:value="245" calcext:value-type="float">
            <text:p>245</text:p>
          </table:table-cell>
          <table:table-cell office:value-type="float" office:value="12.26" calcext:value-type="float">
            <text:p>12.26</text:p>
          </table:table-cell>
          <table:table-cell office:value-type="float" office:value="3002.8" calcext:value-type="float">
            <text:p>3002.8</text:p>
          </table:table-cell>
          <table:table-cell office:value-type="float" office:value="65183" calcext:value-type="float">
            <text:p>6518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5" calcext:value-type="float">
            <text:p>3015</text:p>
          </table:table-cell>
          <table:table-cell office:value-type="float" office:value="3001.91" calcext:value-type="float">
            <text:p>3001.91</text:p>
          </table:table-cell>
          <table:table-cell office:value-type="float" office:value="3003.7" calcext:value-type="float">
            <text:p>3003.7</text:p>
          </table:table-cell>
          <table:table-cell office:value-type="float" office:value="3017.19" calcext:value-type="float">
            <text:p>3017.19</text:p>
          </table:table-cell>
          <table:table-cell office:value-type="float" office:value="3002.66" calcext:value-type="float">
            <text:p>3002.66</text:p>
          </table:table-cell>
          <table:table-cell office:value-type="float" office:value="2998.443" calcext:value-type="float">
            <text:p>2998.443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9 17 10 20.004</text:p>
          </table:table-cell>
          <table:table-cell office:value-type="float" office:value="243.5" calcext:value-type="float">
            <text:p>243.5</text:p>
          </table:table-cell>
          <table:table-cell office:value-type="float" office:value="12.2" calcext:value-type="float">
            <text:p>12.2</text:p>
          </table:table-cell>
          <table:table-cell office:value-type="float" office:value="2969.5" calcext:value-type="float">
            <text:p>2969.5</text:p>
          </table:table-cell>
          <table:table-cell office:value-type="float" office:value="65680" calcext:value-type="float">
            <text:p>65680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8" calcext:value-type="float">
            <text:p>3008</text:p>
          </table:table-cell>
          <table:table-cell office:value-type="float" office:value="2968.96" calcext:value-type="float">
            <text:p>2968.96</text:p>
          </table:table-cell>
          <table:table-cell office:value-type="float" office:value="2970.7" calcext:value-type="float">
            <text:p>2970.7</text:p>
          </table:table-cell>
          <table:table-cell office:value-type="float" office:value="3008.6" calcext:value-type="float">
            <text:p>3008.6</text:p>
          </table:table-cell>
          <table:table-cell office:value-type="float" office:value="2970.2" calcext:value-type="float">
            <text:p>2970.2</text:p>
          </table:table-cell>
          <table:table-cell office:value-type="float" office:value="2978.487" calcext:value-type="float">
            <text:p>2978.487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7 20 19.998</text:p>
          </table:table-cell>
          <table:table-cell office:value-type="float" office:value="240" calcext:value-type="float">
            <text:p>240</text:p>
          </table:table-cell>
          <table:table-cell office:value-type="float" office:value="12.05" calcext:value-type="float">
            <text:p>12.05</text:p>
          </table:table-cell>
          <table:table-cell office:value-type="float" office:value="2891" calcext:value-type="float">
            <text:p>2891</text:p>
          </table:table-cell>
          <table:table-cell office:value-type="float" office:value="66173" calcext:value-type="float">
            <text:p>6617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5.5" calcext:value-type="float">
            <text:p>2995.5</text:p>
          </table:table-cell>
          <table:table-cell office:value-type="float" office:value="2950.47" calcext:value-type="float">
            <text:p>2950.47</text:p>
          </table:table-cell>
          <table:table-cell office:value-type="float" office:value="2892" calcext:value-type="float">
            <text:p>2892</text:p>
          </table:table-cell>
          <table:table-cell office:value-type="float" office:value="2996.35" calcext:value-type="float">
            <text:p>2996.35</text:p>
          </table:table-cell>
          <table:table-cell office:value-type="float" office:value="2951.31" calcext:value-type="float">
            <text:p>2951.31</text:p>
          </table:table-cell>
          <table:table-cell office:value-type="float" office:value="2960.131" calcext:value-type="float">
            <text:p>2960.131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7 30 20.008</text:p>
          </table:table-cell>
          <table:table-cell office:value-type="float" office:value="244.3" calcext:value-type="float">
            <text:p>244.3</text:p>
          </table:table-cell>
          <table:table-cell office:value-type="float" office:value="12.24" calcext:value-type="float">
            <text:p>12.24</text:p>
          </table:table-cell>
          <table:table-cell office:value-type="float" office:value="2988.9" calcext:value-type="float">
            <text:p>2988.9</text:p>
          </table:table-cell>
          <table:table-cell office:value-type="float" office:value="66672" calcext:value-type="float">
            <text:p>666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9.1" calcext:value-type="float">
            <text:p>3019.1</text:p>
          </table:table-cell>
          <table:table-cell office:value-type="float" office:value="2987.38" calcext:value-type="float">
            <text:p>2987.38</text:p>
          </table:table-cell>
          <table:table-cell office:value-type="float" office:value="2990.23" calcext:value-type="float">
            <text:p>2990.23</text:p>
          </table:table-cell>
          <table:table-cell office:value-type="float" office:value="3019.65" calcext:value-type="float">
            <text:p>3019.65</text:p>
          </table:table-cell>
          <table:table-cell office:value-type="float" office:value="2988.38" calcext:value-type="float">
            <text:p>2988.38</text:p>
          </table:table-cell>
          <table:table-cell office:value-type="float" office:value="2979.973" calcext:value-type="float">
            <text:p>2979.973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7 40 19.975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2" calcext:value-type="float">
            <text:p>12.32</text:p>
          </table:table-cell>
          <table:table-cell office:value-type="float" office:value="3033.1" calcext:value-type="float">
            <text:p>3033.1</text:p>
          </table:table-cell>
          <table:table-cell office:value-type="float" office:value="67175" calcext:value-type="float">
            <text:p>6717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50.3" calcext:value-type="float">
            <text:p>3050.3</text:p>
          </table:table-cell>
          <table:table-cell office:value-type="float" office:value="3008.33" calcext:value-type="float">
            <text:p>3008.33</text:p>
          </table:table-cell>
          <table:table-cell office:value-type="float" office:value="3034.42" calcext:value-type="float">
            <text:p>3034.42</text:p>
          </table:table-cell>
          <table:table-cell office:value-type="float" office:value="3050.45" calcext:value-type="float">
            <text:p>3050.45</text:p>
          </table:table-cell>
          <table:table-cell office:value-type="float" office:value="3008.72" calcext:value-type="float">
            <text:p>3008.72</text:p>
          </table:table-cell>
          <table:table-cell office:value-type="float" office:value="3001.651" calcext:value-type="float">
            <text:p>3001.651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7 50 20.000</text:p>
          </table:table-cell>
          <table:table-cell office:value-type="float" office:value="245.8" calcext:value-type="float">
            <text:p>245.8</text:p>
          </table:table-cell>
          <table:table-cell office:value-type="float" office:value="12.31" calcext:value-type="float">
            <text:p>12.31</text:p>
          </table:table-cell>
          <table:table-cell office:value-type="float" office:value="3025.8" calcext:value-type="float">
            <text:p>3025.8</text:p>
          </table:table-cell>
          <table:table-cell office:value-type="float" office:value="67438" calcext:value-type="float">
            <text:p>674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3.8" calcext:value-type="float">
            <text:p>3043.8</text:p>
          </table:table-cell>
          <table:table-cell office:value-type="float" office:value="1522.19" calcext:value-type="float">
            <text:p>1522.19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44.28" calcext:value-type="float">
            <text:p>3044.28</text:p>
          </table:table-cell>
          <table:table-cell office:value-type="float" office:value="1522.64" calcext:value-type="float">
            <text:p>1522.64</text:p>
          </table:table-cell>
          <table:table-cell office:value-type="float" office:value="2034.772" calcext:value-type="float">
            <text:p>2034.772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00 20.010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3" calcext:value-type="float">
            <text:p>12.13</text:p>
          </table:table-cell>
          <table:table-cell office:value-type="float" office:value="2931.7" calcext:value-type="float">
            <text:p>2931.7</text:p>
          </table:table-cell>
          <table:table-cell office:value-type="float" office:value="2657" calcext:value-type="float">
            <text:p>26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8.4" calcext:value-type="float">
            <text:p>3028.4</text:p>
          </table:table-cell>
          <table:table-cell office:value-type="float" office:value="2984.43" calcext:value-type="float">
            <text:p>2984.43</text:p>
          </table:table-cell>
          <table:table-cell office:value-type="float" office:value="2933.03" calcext:value-type="float">
            <text:p>2933.03</text:p>
          </table:table-cell>
          <table:table-cell office:value-type="float" office:value="3028.26" calcext:value-type="float">
            <text:p>3028.26</text:p>
          </table:table-cell>
          <table:table-cell office:value-type="float" office:value="2985.02" calcext:value-type="float">
            <text:p>2985.02</text:p>
          </table:table-cell>
          <table:table-cell office:value-type="float" office:value="2641.237" calcext:value-type="float">
            <text:p>2641.237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10 20.002</text:p>
          </table:table-cell>
          <table:table-cell office:value-type="float" office:value="242.9" calcext:value-type="float">
            <text:p>242.9</text:p>
          </table:table-cell>
          <table:table-cell office:value-type="float" office:value="12.18" calcext:value-type="float">
            <text:p>12.18</text:p>
          </table:table-cell>
          <table:table-cell office:value-type="float" office:value="2958.4" calcext:value-type="float">
            <text:p>2958.4</text:p>
          </table:table-cell>
          <table:table-cell office:value-type="float" office:value="3158" calcext:value-type="float">
            <text:p>31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128.9" calcext:value-type="float">
            <text:p>3128.9</text:p>
          </table:table-cell>
          <table:table-cell office:value-type="float" office:value="3005.12" calcext:value-type="float">
            <text:p>3005.12</text:p>
          </table:table-cell>
          <table:table-cell office:value-type="float" office:value="2958.52" calcext:value-type="float">
            <text:p>2958.52</text:p>
          </table:table-cell>
          <table:table-cell office:value-type="float" office:value="3130" calcext:value-type="float">
            <text:p>3130</text:p>
          </table:table-cell>
          <table:table-cell office:value-type="float" office:value="3005.78" calcext:value-type="float">
            <text:p>3005.78</text:p>
          </table:table-cell>
          <table:table-cell office:value-type="float" office:value="2871.739" calcext:value-type="float">
            <text:p>2871.73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20 20.014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4" calcext:value-type="float">
            <text:p>12.14</text:p>
          </table:table-cell>
          <table:table-cell office:value-type="float" office:value="2939.8" calcext:value-type="float">
            <text:p>2939.8</text:p>
          </table:table-cell>
          <table:table-cell office:value-type="float" office:value="3657" calcext:value-type="float">
            <text:p>36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2" calcext:value-type="float">
            <text:p>3022</text:p>
          </table:table-cell>
          <table:table-cell office:value-type="float" office:value="2979.79" calcext:value-type="float">
            <text:p>2979.79</text:p>
          </table:table-cell>
          <table:table-cell office:value-type="float" office:value="2940.31" calcext:value-type="float">
            <text:p>2940.31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2980.3" calcext:value-type="float">
            <text:p>2980.3</text:p>
          </table:table-cell>
          <table:table-cell office:value-type="float" office:value="2939.997" calcext:value-type="float">
            <text:p>2939.997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30 19.991</text:p>
          </table:table-cell>
          <table:table-cell office:value-type="float" office:value="242.9" calcext:value-type="float">
            <text:p>242.9</text:p>
          </table:table-cell>
          <table:table-cell office:value-type="float" office:value="12.18" calcext:value-type="float">
            <text:p>12.18</text:p>
          </table:table-cell>
          <table:table-cell office:value-type="float" office:value="2958.6" calcext:value-type="float">
            <text:p>2958.6</text:p>
          </table:table-cell>
          <table:table-cell office:value-type="float" office:value="4148" calcext:value-type="float">
            <text:p>41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0.6" calcext:value-type="float">
            <text:p>2960.6</text:p>
          </table:table-cell>
          <table:table-cell office:value-type="float" office:value="2940.72" calcext:value-type="float">
            <text:p>2940.72</text:p>
          </table:table-cell>
          <table:table-cell office:value-type="float" office:value="2958.52" calcext:value-type="float">
            <text:p>2958.52</text:p>
          </table:table-cell>
          <table:table-cell office:value-type="float" office:value="2962.17" calcext:value-type="float">
            <text:p>2962.17</text:p>
          </table:table-cell>
          <table:table-cell office:value-type="float" office:value="2941.65" calcext:value-type="float">
            <text:p>2941.65</text:p>
          </table:table-cell>
          <table:table-cell office:value-type="float" office:value="2940.559" calcext:value-type="float">
            <text:p>2940.559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40 20.020</text:p>
          </table:table-cell>
          <table:table-cell office:value-type="float" office:value="243.4" calcext:value-type="float">
            <text:p>243.4</text:p>
          </table:table-cell>
          <table:table-cell office:value-type="float" office:value="12.2" calcext:value-type="float">
            <text:p>12.2</text:p>
          </table:table-cell>
          <table:table-cell office:value-type="float" office:value="2969.2" calcext:value-type="float">
            <text:p>2969.2</text:p>
          </table:table-cell>
          <table:table-cell office:value-type="float" office:value="4646" calcext:value-type="float">
            <text:p>46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6.9" calcext:value-type="float">
            <text:p>2996.9</text:p>
          </table:table-cell>
          <table:table-cell office:value-type="float" office:value="2978.12" calcext:value-type="float">
            <text:p>2978.12</text:p>
          </table:table-cell>
          <table:table-cell office:value-type="float" office:value="2969.48" calcext:value-type="float">
            <text:p>2969.48</text:p>
          </table:table-cell>
          <table:table-cell office:value-type="float" office:value="2998.8" calcext:value-type="float">
            <text:p>2998.8</text:p>
          </table:table-cell>
          <table:table-cell office:value-type="float" office:value="2978.88" calcext:value-type="float">
            <text:p>2978.88</text:p>
          </table:table-cell>
          <table:table-cell office:value-type="float" office:value="2964.408" calcext:value-type="float">
            <text:p>2964.408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8 50 20.005</text:p>
          </table:table-cell>
          <table:table-cell office:value-type="float" office:value="244.6" calcext:value-type="float">
            <text:p>244.6</text:p>
          </table:table-cell>
          <table:table-cell office:value-type="float" office:value="12.26" calcext:value-type="float">
            <text:p>12.26</text:p>
          </table:table-cell>
          <table:table-cell office:value-type="float" office:value="2997.3" calcext:value-type="float">
            <text:p>2997.3</text:p>
          </table:table-cell>
          <table:table-cell office:value-type="float" office:value="5143" calcext:value-type="float">
            <text:p>514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7.3" calcext:value-type="float">
            <text:p>2997.3</text:p>
          </table:table-cell>
          <table:table-cell office:value-type="float" office:value="2974.4" calcext:value-type="float">
            <text:p>2974.4</text:p>
          </table:table-cell>
          <table:table-cell table:number-columns-repeated="2" office:value-type="float" office:value="2998.8" calcext:value-type="float">
            <text:p>2998.8</text:p>
          </table:table-cell>
          <table:table-cell office:value-type="float" office:value="2974.8" calcext:value-type="float">
            <text:p>2974.8</text:p>
          </table:table-cell>
          <table:table-cell office:value-type="float" office:value="2969.983" calcext:value-type="float">
            <text:p>2969.983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00 19.955</text:p>
          </table:table-cell>
          <table:table-cell office:value-type="float" office:value="243.1" calcext:value-type="float">
            <text:p>243.1</text:p>
          </table:table-cell>
          <table:table-cell office:value-type="float" office:value="12.19" calcext:value-type="float">
            <text:p>12.19</text:p>
          </table:table-cell>
          <table:table-cell office:value-type="float" office:value="2961.2" calcext:value-type="float">
            <text:p>2961.2</text:p>
          </table:table-cell>
          <table:table-cell office:value-type="float" office:value="5642" calcext:value-type="float">
            <text:p>564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7.2" calcext:value-type="float">
            <text:p>3017.2</text:p>
          </table:table-cell>
          <table:table-cell office:value-type="float" office:value="2987.49" calcext:value-type="float">
            <text:p>2987.49</text:p>
          </table:table-cell>
          <table:table-cell office:value-type="float" office:value="2963.39" calcext:value-type="float">
            <text:p>2963.39</text:p>
          </table:table-cell>
          <table:table-cell office:value-type="float" office:value="3017.19" calcext:value-type="float">
            <text:p>3017.19</text:p>
          </table:table-cell>
          <table:table-cell office:value-type="float" office:value="2988.56" calcext:value-type="float">
            <text:p>2988.56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10 20.020</text:p>
          </table:table-cell>
          <table:table-cell office:value-type="float" office:value="239.4" calcext:value-type="float">
            <text:p>239.4</text:p>
          </table:table-cell>
          <table:table-cell office:value-type="float" office:value="12.03" calcext:value-type="float">
            <text:p>12.03</text:p>
          </table:table-cell>
          <table:table-cell office:value-type="float" office:value="2877.9" calcext:value-type="float">
            <text:p>2877.9</text:p>
          </table:table-cell>
          <table:table-cell office:value-type="float" office:value="6132" calcext:value-type="float">
            <text:p>613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45.2" calcext:value-type="float">
            <text:p>2945.2</text:p>
          </table:table-cell>
          <table:table-cell office:value-type="float" office:value="2923.62" calcext:value-type="float">
            <text:p>2923.62</text:p>
          </table:table-cell>
          <table:table-cell office:value-type="float" office:value="2879.98" calcext:value-type="float">
            <text:p>2879.98</text:p>
          </table:table-cell>
          <table:table-cell office:value-type="float" office:value="2946.37" calcext:value-type="float">
            <text:p>2946.37</text:p>
          </table:table-cell>
          <table:table-cell office:value-type="float" office:value="2924.46" calcext:value-type="float">
            <text:p>2924.46</text:p>
          </table:table-cell>
          <table:table-cell office:value-type="float" office:value="2942.883" calcext:value-type="float">
            <text:p>2942.883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20 19.984</text:p>
          </table:table-cell>
          <table:table-cell office:value-type="float" office:value="244.3" calcext:value-type="float">
            <text:p>244.3</text:p>
          </table:table-cell>
          <table:table-cell office:value-type="float" office:value="12.24" calcext:value-type="float">
            <text:p>12.24</text:p>
          </table:table-cell>
          <table:table-cell office:value-type="float" office:value="2990.2" calcext:value-type="float">
            <text:p>2990.2</text:p>
          </table:table-cell>
          <table:table-cell office:value-type="float" office:value="6625" calcext:value-type="float">
            <text:p>66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8.2" calcext:value-type="float">
            <text:p>3008.2</text:p>
          </table:table-cell>
          <table:table-cell office:value-type="float" office:value="2957.54" calcext:value-type="float">
            <text:p>2957.54</text:p>
          </table:table-cell>
          <table:table-cell office:value-type="float" office:value="2990.23" calcext:value-type="float">
            <text:p>2990.23</text:p>
          </table:table-cell>
          <table:table-cell office:value-type="float" office:value="3009.83" calcext:value-type="float">
            <text:p>3009.83</text:p>
          </table:table-cell>
          <table:table-cell office:value-type="float" office:value="2958.29" calcext:value-type="float">
            <text:p>2958.29</text:p>
          </table:table-cell>
          <table:table-cell office:value-type="float" office:value="2958.675" calcext:value-type="float">
            <text:p>2958.675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30 20.009</text:p>
          </table:table-cell>
          <table:table-cell office:value-type="float" office:value="242.5" calcext:value-type="float">
            <text:p>242.5</text:p>
          </table:table-cell>
          <table:table-cell office:value-type="float" office:value="12.16" calcext:value-type="float">
            <text:p>12.16</text:p>
          </table:table-cell>
          <table:table-cell office:value-type="float" office:value="2949.8" calcext:value-type="float">
            <text:p>2949.8</text:p>
          </table:table-cell>
          <table:table-cell office:value-type="float" office:value="7121" calcext:value-type="float">
            <text:p>71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9" calcext:value-type="float">
            <text:p>3009</text:p>
          </table:table-cell>
          <table:table-cell office:value-type="float" office:value="2967.64" calcext:value-type="float">
            <text:p>2967.64</text:p>
          </table:table-cell>
          <table:table-cell office:value-type="float" office:value="2948.8" calcext:value-type="float">
            <text:p>2948.8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2968.32" calcext:value-type="float">
            <text:p>2968.32</text:p>
          </table:table-cell>
          <table:table-cell office:value-type="float" office:value="2962.104" calcext:value-type="float">
            <text:p>2962.104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40 20.017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3" calcext:value-type="float">
            <text:p>12.13</text:p>
          </table:table-cell>
          <table:table-cell office:value-type="float" office:value="2933.4" calcext:value-type="float">
            <text:p>2933.4</text:p>
          </table:table-cell>
          <table:table-cell office:value-type="float" office:value="7613" calcext:value-type="float">
            <text:p>76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5.8" calcext:value-type="float">
            <text:p>2955.8</text:p>
          </table:table-cell>
          <table:table-cell office:value-type="float" office:value="2938.56" calcext:value-type="float">
            <text:p>2938.56</text:p>
          </table:table-cell>
          <table:table-cell office:value-type="float" office:value="2933.03" calcext:value-type="float">
            <text:p>2933.03</text:p>
          </table:table-cell>
          <table:table-cell office:value-type="float" office:value="2957.3" calcext:value-type="float">
            <text:p>2957.3</text:p>
          </table:table-cell>
          <table:table-cell office:value-type="float" office:value="2939.46" calcext:value-type="float">
            <text:p>2939.46</text:p>
          </table:table-cell>
          <table:table-cell office:value-type="float" office:value="2947.177" calcext:value-type="float">
            <text:p>2947.177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19 50 19.998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3" calcext:value-type="float">
            <text:p>12.13</text:p>
          </table:table-cell>
          <table:table-cell office:value-type="float" office:value="2934" calcext:value-type="float">
            <text:p>2934</text:p>
          </table:table-cell>
          <table:table-cell office:value-type="float" office:value="8101" calcext:value-type="float">
            <text:p>81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48.2" calcext:value-type="float">
            <text:p>2948.2</text:p>
          </table:table-cell>
          <table:table-cell office:value-type="float" office:value="2924.92" calcext:value-type="float">
            <text:p>2924.92</text:p>
          </table:table-cell>
          <table:table-cell office:value-type="float" office:value="2933.03" calcext:value-type="float">
            <text:p>2933.03</text:p>
          </table:table-cell>
          <table:table-cell office:value-type="float" office:value="2948.8" calcext:value-type="float">
            <text:p>2948.8</text:p>
          </table:table-cell>
          <table:table-cell office:value-type="float" office:value="2925.42" calcext:value-type="float">
            <text:p>2925.42</text:p>
          </table:table-cell>
          <table:table-cell office:value-type="float" office:value="2934.406" calcext:value-type="float">
            <text:p>2934.406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0 00 19.998</text:p>
          </table:table-cell>
          <table:table-cell office:value-type="float" office:value="242.6" calcext:value-type="float">
            <text:p>242.6</text:p>
          </table:table-cell>
          <table:table-cell office:value-type="float" office:value="12.17" calcext:value-type="float">
            <text:p>12.17</text:p>
          </table:table-cell>
          <table:table-cell office:value-type="float" office:value="2951.4" calcext:value-type="float">
            <text:p>2951.4</text:p>
          </table:table-cell>
          <table:table-cell office:value-type="float" office:value="8588" calcext:value-type="float">
            <text:p>85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0.4" calcext:value-type="float">
            <text:p>2960.4</text:p>
          </table:table-cell>
          <table:table-cell office:value-type="float" office:value="2913.18" calcext:value-type="float">
            <text:p>2913.18</text:p>
          </table:table-cell>
          <table:table-cell office:value-type="float" office:value="2952.44" calcext:value-type="float">
            <text:p>2952.44</text:p>
          </table:table-cell>
          <table:table-cell office:value-type="float" office:value="2962.17" calcext:value-type="float">
            <text:p>2962.17</text:p>
          </table:table-cell>
          <table:table-cell office:value-type="float" office:value="2913.94" calcext:value-type="float">
            <text:p>2913.94</text:p>
          </table:table-cell>
          <table:table-cell office:value-type="float" office:value="2921.392" calcext:value-type="float">
            <text:p>2921.392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9 20 10 19.999</text:p>
          </table:table-cell>
          <table:table-cell office:value-type="float" office:value="244.5" calcext:value-type="float">
            <text:p>244.5</text:p>
          </table:table-cell>
          <table:table-cell office:value-type="float" office:value="12.25" calcext:value-type="float">
            <text:p>12.25</text:p>
          </table:table-cell>
          <table:table-cell office:value-type="float" office:value="2994.1" calcext:value-type="float">
            <text:p>2994.1</text:p>
          </table:table-cell>
          <table:table-cell office:value-type="float" office:value="9079" calcext:value-type="float">
            <text:p>90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94.1" calcext:value-type="float">
            <text:p>2994.1</text:p>
          </table:table-cell>
          <table:table-cell office:value-type="float" office:value="2933.46" calcext:value-type="float">
            <text:p>2933.46</text:p>
          </table:table-cell>
          <table:table-cell table:number-columns-repeated="2" office:value-type="float" office:value="2995.12" calcext:value-type="float">
            <text:p>2995.12</text:p>
          </table:table-cell>
          <table:table-cell office:value-type="float" office:value="2934.17" calcext:value-type="float">
            <text:p>2934.17</text:p>
          </table:table-cell>
          <table:table-cell office:value-type="float" office:value="2931.978" calcext:value-type="float">
            <text:p>2931.978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0 20 19.994</text:p>
          </table:table-cell>
          <table:table-cell office:value-type="float" office:value="245.1" calcext:value-type="float">
            <text:p>245.1</text:p>
          </table:table-cell>
          <table:table-cell office:value-type="float" office:value="12.28" calcext:value-type="float">
            <text:p>12.28</text:p>
          </table:table-cell>
          <table:table-cell office:value-type="float" office:value="3008.5" calcext:value-type="float">
            <text:p>3008.5</text:p>
          </table:table-cell>
          <table:table-cell office:value-type="float" office:value="9580" calcext:value-type="float">
            <text:p>95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3.8" calcext:value-type="float">
            <text:p>3013.8</text:p>
          </table:table-cell>
          <table:table-cell office:value-type="float" office:value="3001.89" calcext:value-type="float">
            <text:p>3001.89</text:p>
          </table:table-cell>
          <table:table-cell office:value-type="float" office:value="3009.83" calcext:value-type="float">
            <text:p>3009.83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3002.42" calcext:value-type="float">
            <text:p>3002.42</text:p>
          </table:table-cell>
          <table:table-cell office:value-type="float" office:value="2977.598" calcext:value-type="float">
            <text:p>2977.598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0 30 20.014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5" calcext:value-type="float">
            <text:p>12.15</text:p>
          </table:table-cell>
          <table:table-cell office:value-type="float" office:value="2943.1" calcext:value-type="float">
            <text:p>2943.1</text:p>
          </table:table-cell>
          <table:table-cell office:value-type="float" office:value="10076" calcext:value-type="float">
            <text:p>1007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4.9" calcext:value-type="float">
            <text:p>3014.9</text:p>
          </table:table-cell>
          <table:table-cell office:value-type="float" office:value="2966.11" calcext:value-type="float">
            <text:p>2966.11</text:p>
          </table:table-cell>
          <table:table-cell office:value-type="float" office:value="2942.73" calcext:value-type="float">
            <text:p>2942.73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66.83" calcext:value-type="float">
            <text:p>2966.83</text:p>
          </table:table-cell>
          <table:table-cell office:value-type="float" office:value="2967.101" calcext:value-type="float">
            <text:p>2967.101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0 40 20.020</text:p>
          </table:table-cell>
          <table:table-cell office:value-type="float" office:value="245.2" calcext:value-type="float">
            <text:p>245.2</text:p>
          </table:table-cell>
          <table:table-cell office:value-type="float" office:value="12.28" calcext:value-type="float">
            <text:p>12.28</text:p>
          </table:table-cell>
          <table:table-cell office:value-type="float" office:value="3010.8" calcext:value-type="float">
            <text:p>3010.8</text:p>
          </table:table-cell>
          <table:table-cell office:value-type="float" office:value="10573" calcext:value-type="float">
            <text:p>1057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0.8" calcext:value-type="float">
            <text:p>3010.8</text:p>
          </table:table-cell>
          <table:table-cell office:value-type="float" office:value="2974.39" calcext:value-type="float">
            <text:p>2974.39</text:p>
          </table:table-cell>
          <table:table-cell table:number-columns-repeated="2" office:value-type="float" office:value="3011.06" calcext:value-type="float">
            <text:p>3011.06</text:p>
          </table:table-cell>
          <table:table-cell office:value-type="float" office:value="2974.98" calcext:value-type="float">
            <text:p>2974.98</text:p>
          </table:table-cell>
          <table:table-cell office:value-type="float" office:value="2976.256" calcext:value-type="float">
            <text:p>2976.256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0 50 20.021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6" calcext:value-type="float">
            <text:p>12.26</text:p>
          </table:table-cell>
          <table:table-cell office:value-type="float" office:value="3001.5" calcext:value-type="float">
            <text:p>3001.5</text:p>
          </table:table-cell>
          <table:table-cell office:value-type="float" office:value="11076" calcext:value-type="float">
            <text:p>1107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3.5" calcext:value-type="float">
            <text:p>3033.5</text:p>
          </table:table-cell>
          <table:table-cell office:value-type="float" office:value="3006.19" calcext:value-type="float">
            <text:p>3006.19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3006.89" calcext:value-type="float">
            <text:p>3006.89</text:p>
          </table:table-cell>
          <table:table-cell office:value-type="float" office:value="2994.556" calcext:value-type="float">
            <text:p>2994.556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00 20.017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6" calcext:value-type="float">
            <text:p>12.26</text:p>
          </table:table-cell>
          <table:table-cell office:value-type="float" office:value="3000.8" calcext:value-type="float">
            <text:p>3000.8</text:p>
          </table:table-cell>
          <table:table-cell office:value-type="float" office:value="11581" calcext:value-type="float">
            <text:p>1158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72.5" calcext:value-type="float">
            <text:p>3072.5</text:p>
          </table:table-cell>
          <table:table-cell office:value-type="float" office:value="3021.66" calcext:value-type="float">
            <text:p>3021.66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3073.96" calcext:value-type="float">
            <text:p>3073.96</text:p>
          </table:table-cell>
          <table:table-cell office:value-type="float" office:value="3022.44" calcext:value-type="float">
            <text:p>3022.44</text:p>
          </table:table-cell>
          <table:table-cell office:value-type="float" office:value="3012.769" calcext:value-type="float">
            <text:p>3012.769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10 20.017</text:p>
          </table:table-cell>
          <table:table-cell office:value-type="float" office:value="243.6" calcext:value-type="float">
            <text:p>243.6</text:p>
          </table:table-cell>
          <table:table-cell office:value-type="float" office:value="12.21" calcext:value-type="float">
            <text:p>12.21</text:p>
          </table:table-cell>
          <table:table-cell office:value-type="float" office:value="2973.1" calcext:value-type="float">
            <text:p>2973.1</text:p>
          </table:table-cell>
          <table:table-cell office:value-type="float" office:value="12079" calcext:value-type="float">
            <text:p>120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0.4" calcext:value-type="float">
            <text:p>3000.4</text:p>
          </table:table-cell>
          <table:table-cell office:value-type="float" office:value="2984.05" calcext:value-type="float">
            <text:p>2984.05</text:p>
          </table:table-cell>
          <table:table-cell office:value-type="float" office:value="2974.36" calcext:value-type="float">
            <text:p>2974.36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2984.98" calcext:value-type="float">
            <text:p>2984.98</text:p>
          </table:table-cell>
          <table:table-cell office:value-type="float" office:value="2993.249" calcext:value-type="float">
            <text:p>2993.24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20 19.998</text:p>
          </table:table-cell>
          <table:table-cell office:value-type="float" office:value="241.4" calcext:value-type="float">
            <text:p>241.4</text:p>
          </table:table-cell>
          <table:table-cell office:value-type="float" office:value="12.12" calcext:value-type="float">
            <text:p>12.12</text:p>
          </table:table-cell>
          <table:table-cell office:value-type="float" office:value="2924.2" calcext:value-type="float">
            <text:p>2924.2</text:p>
          </table:table-cell>
          <table:table-cell office:value-type="float" office:value="12575" calcext:value-type="float">
            <text:p>125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5.8" calcext:value-type="float">
            <text:p>2985.8</text:p>
          </table:table-cell>
          <table:table-cell office:value-type="float" office:value="2961.42" calcext:value-type="float">
            <text:p>2961.42</text:p>
          </table:table-cell>
          <table:table-cell office:value-type="float" office:value="2925.77" calcext:value-type="float">
            <text:p>2925.77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62.57" calcext:value-type="float">
            <text:p>2962.57</text:p>
          </table:table-cell>
          <table:table-cell office:value-type="float" office:value="2970.601" calcext:value-type="float">
            <text:p>2970.601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30 20.015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8" calcext:value-type="float">
            <text:p>12.28</text:p>
          </table:table-cell>
          <table:table-cell office:value-type="float" office:value="3012.4" calcext:value-type="float">
            <text:p>3012.4</text:p>
          </table:table-cell>
          <table:table-cell office:value-type="float" office:value="13071" calcext:value-type="float">
            <text:p>130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8.9" calcext:value-type="float">
            <text:p>3018.9</text:p>
          </table:table-cell>
          <table:table-cell office:value-type="float" office:value="2972.26" calcext:value-type="float">
            <text:p>2972.26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2972.77" calcext:value-type="float">
            <text:p>2972.77</text:p>
          </table:table-cell>
          <table:table-cell office:value-type="float" office:value="2978.18" calcext:value-type="float">
            <text:p>2978.18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40 20.022</text:p>
          </table:table-cell>
          <table:table-cell office:value-type="float" office:value="243.9" calcext:value-type="float">
            <text:p>243.9</text:p>
          </table:table-cell>
          <table:table-cell office:value-type="float" office:value="12.22" calcext:value-type="float">
            <text:p>12.22</text:p>
          </table:table-cell>
          <table:table-cell office:value-type="float" office:value="2981" calcext:value-type="float">
            <text:p>2981</text:p>
          </table:table-cell>
          <table:table-cell office:value-type="float" office:value="13569" calcext:value-type="float">
            <text:p>1356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3.3" calcext:value-type="float">
            <text:p>3013.3</text:p>
          </table:table-cell>
          <table:table-cell office:value-type="float" office:value="2982.74" calcext:value-type="float">
            <text:p>2982.74</text:p>
          </table:table-cell>
          <table:table-cell office:value-type="float" office:value="2980.46" calcext:value-type="float">
            <text:p>2980.46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2983.23" calcext:value-type="float">
            <text:p>2983.23</text:p>
          </table:table-cell>
          <table:table-cell office:value-type="float" office:value="2979.097" calcext:value-type="float">
            <text:p>2979.097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1 50 20.023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4" calcext:value-type="float">
            <text:p>12.24</text:p>
          </table:table-cell>
          <table:table-cell office:value-type="float" office:value="2988.6" calcext:value-type="float">
            <text:p>2988.6</text:p>
          </table:table-cell>
          <table:table-cell office:value-type="float" office:value="14068" calcext:value-type="float">
            <text:p>140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1" calcext:value-type="float">
            <text:p>3011</text:p>
          </table:table-cell>
          <table:table-cell office:value-type="float" office:value="2986.28" calcext:value-type="float">
            <text:p>2986.28</text:p>
          </table:table-cell>
          <table:table-cell office:value-type="float" office:value="2989.01" calcext:value-type="float">
            <text:p>2989.01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2986.94" calcext:value-type="float">
            <text:p>2986.94</text:p>
          </table:table-cell>
          <table:table-cell office:value-type="float" office:value="2983.898" calcext:value-type="float">
            <text:p>2983.898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00 20.018</text:p>
          </table:table-cell>
          <table:table-cell office:value-type="float" office:value="243.8" calcext:value-type="float">
            <text:p>243.8</text:p>
          </table:table-cell>
          <table:table-cell office:value-type="float" office:value="12.22" calcext:value-type="float">
            <text:p>12.22</text:p>
          </table:table-cell>
          <table:table-cell office:value-type="float" office:value="2977.8" calcext:value-type="float">
            <text:p>2977.8</text:p>
          </table:table-cell>
          <table:table-cell office:value-type="float" office:value="14564" calcext:value-type="float">
            <text:p>1456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5.2" calcext:value-type="float">
            <text:p>2985.2</text:p>
          </table:table-cell>
          <table:table-cell office:value-type="float" office:value="2967.3" calcext:value-type="float">
            <text:p>2967.3</text:p>
          </table:table-cell>
          <table:table-cell office:value-type="float" office:value="2979.24" calcext:value-type="float">
            <text:p>2979.24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974.146" calcext:value-type="float">
            <text:p>2974.146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10 20.004</text:p>
          </table:table-cell>
          <table:table-cell office:value-type="float" office:value="245" calcext:value-type="float">
            <text:p>245</text:p>
          </table:table-cell>
          <table:table-cell office:value-type="float" office:value="12.27" calcext:value-type="float">
            <text:p>12.27</text:p>
          </table:table-cell>
          <table:table-cell office:value-type="float" office:value="3005.8" calcext:value-type="float">
            <text:p>3005.8</text:p>
          </table:table-cell>
          <table:table-cell office:value-type="float" office:value="15062" calcext:value-type="float">
            <text:p>1506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3.9" calcext:value-type="float">
            <text:p>3013.9</text:p>
          </table:table-cell>
          <table:table-cell office:value-type="float" office:value="2982.3" calcext:value-type="float">
            <text:p>2982.3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83.16" calcext:value-type="float">
            <text:p>2983.16</text:p>
          </table:table-cell>
          <table:table-cell office:value-type="float" office:value="2981.043" calcext:value-type="float">
            <text:p>2981.043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20 20.002</text:p>
          </table:table-cell>
          <table:table-cell office:value-type="float" office:value="245.8" calcext:value-type="float">
            <text:p>245.8</text:p>
          </table:table-cell>
          <table:table-cell office:value-type="float" office:value="12.3" calcext:value-type="float">
            <text:p>12.3</text:p>
          </table:table-cell>
          <table:table-cell office:value-type="float" office:value="3023.3" calcext:value-type="float">
            <text:p>3023.3</text:p>
          </table:table-cell>
          <table:table-cell office:value-type="float" office:value="15566" calcext:value-type="float">
            <text:p>15566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4.2" calcext:value-type="float">
            <text:p>3024.2</text:p>
          </table:table-cell>
          <table:table-cell office:value-type="float" office:value="3015.63" calcext:value-type="float">
            <text:p>3015.63</text:p>
          </table:table-cell>
          <table:table-cell office:value-type="float" office:value="3023.34" calcext:value-type="float">
            <text:p>3023.34</text:p>
          </table:table-cell>
          <table:table-cell office:value-type="float" office:value="3025.8" calcext:value-type="float">
            <text:p>3025.8</text:p>
          </table:table-cell>
          <table:table-cell office:value-type="float" office:value="3016.4" calcext:value-type="float">
            <text:p>3016.4</text:p>
          </table:table-cell>
          <table:table-cell office:value-type="float" office:value="3003.368" calcext:value-type="float">
            <text:p>3003.368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30 20.013</text:p>
          </table:table-cell>
          <table:table-cell office:value-type="float" office:value="243.7" calcext:value-type="float">
            <text:p>243.7</text:p>
          </table:table-cell>
          <table:table-cell office:value-type="float" office:value="12.22" calcext:value-type="float">
            <text:p>12.22</text:p>
          </table:table-cell>
          <table:table-cell office:value-type="float" office:value="2976.8" calcext:value-type="float">
            <text:p>2976.8</text:p>
          </table:table-cell>
          <table:table-cell office:value-type="float" office:value="16067" calcext:value-type="float">
            <text:p>16067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3030.4" calcext:value-type="float">
            <text:p>3030.4</text:p>
          </table:table-cell>
          <table:table-cell office:value-type="float" office:value="2998.02" calcext:value-type="float">
            <text:p>2998.02</text:p>
          </table:table-cell>
          <table:table-cell office:value-type="float" office:value="2978.01" calcext:value-type="float">
            <text:p>2978.01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2998.75" calcext:value-type="float">
            <text:p>2998.75</text:p>
          </table:table-cell>
          <table:table-cell office:value-type="float" office:value="2997.613" calcext:value-type="float">
            <text:p>2997.613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40 20.020</text:p>
          </table:table-cell>
          <table:table-cell office:value-type="float" office:value="246.6" calcext:value-type="float">
            <text:p>246.6</text:p>
          </table:table-cell>
          <table:table-cell office:value-type="float" office:value="12.34" calcext:value-type="float">
            <text:p>12.34</text:p>
          </table:table-cell>
          <table:table-cell office:value-type="float" office:value="3040.7" calcext:value-type="float">
            <text:p>3040.7</text:p>
          </table:table-cell>
          <table:table-cell office:value-type="float" office:value="16571" calcext:value-type="float">
            <text:p>1657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8.4" calcext:value-type="float">
            <text:p>3048.4</text:p>
          </table:table-cell>
          <table:table-cell office:value-type="float" office:value="3019.86" calcext:value-type="float">
            <text:p>3019.86</text:p>
          </table:table-cell>
          <table:table-cell office:value-type="float" office:value="3043.04" calcext:value-type="float">
            <text:p>3043.04</text:p>
          </table:table-cell>
          <table:table-cell office:value-type="float" office:value="3049.22" calcext:value-type="float">
            <text:p>3049.22</text:p>
          </table:table-cell>
          <table:table-cell office:value-type="float" office:value="3020.54" calcext:value-type="float">
            <text:p>3020.54</text:p>
          </table:table-cell>
          <table:table-cell office:value-type="float" office:value="3014.505" calcext:value-type="float">
            <text:p>3014.505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2 50 20.022</text:p>
          </table:table-cell>
          <table:table-cell office:value-type="float" office:value="245.2" calcext:value-type="float">
            <text:p>245.2</text:p>
          </table:table-cell>
          <table:table-cell office:value-type="float" office:value="12.28" calcext:value-type="float">
            <text:p>12.28</text:p>
          </table:table-cell>
          <table:table-cell office:value-type="float" office:value="3010.7" calcext:value-type="float">
            <text:p>3010.7</text:p>
          </table:table-cell>
          <table:table-cell office:value-type="float" office:value="17078" calcext:value-type="float">
            <text:p>170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7.6" calcext:value-type="float">
            <text:p>3047.6</text:p>
          </table:table-cell>
          <table:table-cell office:value-type="float" office:value="3027.98" calcext:value-type="float">
            <text:p>3027.98</text:p>
          </table:table-cell>
          <table:table-cell office:value-type="float" office:value="3011.06" calcext:value-type="float">
            <text:p>3011.06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28.66" calcext:value-type="float">
            <text:p>3028.66</text:p>
          </table:table-cell>
          <table:table-cell office:value-type="float" office:value="3020.267" calcext:value-type="float">
            <text:p>3020.267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3 00 20.023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3" calcext:value-type="float">
            <text:p>12.33</text:p>
          </table:table-cell>
          <table:table-cell office:value-type="float" office:value="3035.7" calcext:value-type="float">
            <text:p>3035.7</text:p>
          </table:table-cell>
          <table:table-cell office:value-type="float" office:value="17582" calcext:value-type="float">
            <text:p>175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5.7" calcext:value-type="float">
            <text:p>3035.7</text:p>
          </table:table-cell>
          <table:table-cell office:value-type="float" office:value="3017.86" calcext:value-type="float">
            <text:p>3017.86</text:p>
          </table:table-cell>
          <table:table-cell table:number-columns-repeated="2" office:value-type="float" office:value="3036.88" calcext:value-type="float">
            <text:p>3036.88</text:p>
          </table:table-cell>
          <table:table-cell office:value-type="float" office:value="3018.8" calcext:value-type="float">
            <text:p>3018.8</text:p>
          </table:table-cell>
          <table:table-cell office:value-type="float" office:value="3018.697" calcext:value-type="float">
            <text:p>3018.697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19 23 10 20.001</text:p>
          </table:table-cell>
          <table:table-cell office:value-type="float" office:value="244.3" calcext:value-type="float">
            <text:p>244.3</text:p>
          </table:table-cell>
          <table:table-cell office:value-type="float" office:value="12.24" calcext:value-type="float">
            <text:p>12.24</text:p>
          </table:table-cell>
          <table:table-cell office:value-type="float" office:value="2989.5" calcext:value-type="float">
            <text:p>2989.5</text:p>
          </table:table-cell>
          <table:table-cell office:value-type="float" office:value="18084" calcext:value-type="float">
            <text:p>1808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40.4" calcext:value-type="float">
            <text:p>3040.4</text:p>
          </table:table-cell>
          <table:table-cell office:value-type="float" office:value="3004.88" calcext:value-type="float">
            <text:p>3004.88</text:p>
          </table:table-cell>
          <table:table-cell office:value-type="float" office:value="2990.23" calcext:value-type="float">
            <text:p>2990.23</text:p>
          </table:table-cell>
          <table:table-cell office:value-type="float" office:value="3041.81" calcext:value-type="float">
            <text:p>3041.81</text:p>
          </table:table-cell>
          <table:table-cell office:value-type="float" office:value="3005.21" calcext:value-type="float">
            <text:p>3005.21</text:p>
          </table:table-cell>
          <table:table-cell office:value-type="float" office:value="3007.915" calcext:value-type="float">
            <text:p>3007.915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3 20 19.980</text:p>
          </table:table-cell>
          <table:table-cell office:value-type="float" office:value="245" calcext:value-type="float">
            <text:p>245</text:p>
          </table:table-cell>
          <table:table-cell office:value-type="float" office:value="12.27" calcext:value-type="float">
            <text:p>12.27</text:p>
          </table:table-cell>
          <table:table-cell office:value-type="float" office:value="3005.7" calcext:value-type="float">
            <text:p>3005.7</text:p>
          </table:table-cell>
          <table:table-cell office:value-type="float" office:value="18585" calcext:value-type="float">
            <text:p>1858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4.4" calcext:value-type="float">
            <text:p>3014.4</text:p>
          </table:table-cell>
          <table:table-cell office:value-type="float" office:value="2996.72" calcext:value-type="float">
            <text:p>2996.72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997.59" calcext:value-type="float">
            <text:p>2997.59</text:p>
          </table:table-cell>
          <table:table-cell office:value-type="float" office:value="3002.157" calcext:value-type="float">
            <text:p>3002.157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3 30 20.014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8" calcext:value-type="float">
            <text:p>12.28</text:p>
          </table:table-cell>
          <table:table-cell office:value-type="float" office:value="3011.1" calcext:value-type="float">
            <text:p>3011.1</text:p>
          </table:table-cell>
          <table:table-cell office:value-type="float" office:value="19089" calcext:value-type="float">
            <text:p>1908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2" calcext:value-type="float">
            <text:p>3032</text:p>
          </table:table-cell>
          <table:table-cell office:value-type="float" office:value="3014.66" calcext:value-type="float">
            <text:p>3014.66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3033.18" calcext:value-type="float">
            <text:p>3033.18</text:p>
          </table:table-cell>
          <table:table-cell office:value-type="float" office:value="3015.67" calcext:value-type="float">
            <text:p>3015.67</text:p>
          </table:table-cell>
          <table:table-cell office:value-type="float" office:value="3011.412" calcext:value-type="float">
            <text:p>3011.412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3 40 20.017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8" calcext:value-type="float">
            <text:p>12.28</text:p>
          </table:table-cell>
          <table:table-cell office:value-type="float" office:value="3011.5" calcext:value-type="float">
            <text:p>3011.5</text:p>
          </table:table-cell>
          <table:table-cell office:value-type="float" office:value="19593" calcext:value-type="float">
            <text:p>1959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8.1" calcext:value-type="float">
            <text:p>3038.1</text:p>
          </table:table-cell>
          <table:table-cell office:value-type="float" office:value="3013.03" calcext:value-type="float">
            <text:p>3013.03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3038.11" calcext:value-type="float">
            <text:p>3038.11</text:p>
          </table:table-cell>
          <table:table-cell office:value-type="float" office:value="3013.52" calcext:value-type="float">
            <text:p>3013.52</text:p>
          </table:table-cell>
          <table:table-cell office:value-type="float" office:value="3012.161" calcext:value-type="float">
            <text:p>3012.161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19 23 50 19.998</text:p>
          </table:table-cell>
          <table:table-cell office:value-type="float" office:value="244.1" calcext:value-type="float">
            <text:p>244.1</text:p>
          </table:table-cell>
          <table:table-cell office:value-type="float" office:value="12.23" calcext:value-type="float">
            <text:p>12.23</text:p>
          </table:table-cell>
          <table:table-cell office:value-type="float" office:value="2985.6" calcext:value-type="float">
            <text:p>2985.6</text:p>
          </table:table-cell>
          <table:table-cell office:value-type="float" office:value="20093" calcext:value-type="float">
            <text:p>2009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16.2" calcext:value-type="float">
            <text:p>3016.2</text:p>
          </table:table-cell>
          <table:table-cell office:value-type="float" office:value="2990.94" calcext:value-type="float">
            <text:p>2990.94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3017.19" calcext:value-type="float">
            <text:p>3017.19</text:p>
          </table:table-cell>
          <table:table-cell office:value-type="float" office:value="2992.1" calcext:value-type="float">
            <text:p>2992.1</text:p>
          </table:table-cell>
          <table:table-cell office:value-type="float" office:value="2997.351" calcext:value-type="float">
            <text:p>2997.351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00 20.004</text:p>
          </table:table-cell>
          <table:table-cell office:value-type="float" office:value="246.3" calcext:value-type="float">
            <text:p>246.3</text:p>
          </table:table-cell>
          <table:table-cell office:value-type="float" office:value="12.33" calcext:value-type="float">
            <text:p>12.33</text:p>
          </table:table-cell>
          <table:table-cell office:value-type="float" office:value="3035.7" calcext:value-type="float">
            <text:p>3035.7</text:p>
          </table:table-cell>
          <table:table-cell office:value-type="float" office:value="20599" calcext:value-type="float">
            <text:p>205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5.1" calcext:value-type="float">
            <text:p>3045.1</text:p>
          </table:table-cell>
          <table:table-cell office:value-type="float" office:value="3027.87" calcext:value-type="float">
            <text:p>3027.87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46.74" calcext:value-type="float">
            <text:p>3046.74</text:p>
          </table:table-cell>
          <table:table-cell office:value-type="float" office:value="3028.48" calcext:value-type="float">
            <text:p>3028.48</text:p>
          </table:table-cell>
          <table:table-cell office:value-type="float" office:value="3018.776" calcext:value-type="float">
            <text:p>3018.776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10 20.010</text:p>
          </table:table-cell>
          <table:table-cell office:value-type="float" office:value="244.8" calcext:value-type="float">
            <text:p>244.8</text:p>
          </table:table-cell>
          <table:table-cell office:value-type="float" office:value="12.26" calcext:value-type="float">
            <text:p>12.26</text:p>
          </table:table-cell>
          <table:table-cell office:value-type="float" office:value="2999.7" calcext:value-type="float">
            <text:p>2999.7</text:p>
          </table:table-cell>
          <table:table-cell office:value-type="float" office:value="21101" calcext:value-type="float">
            <text:p>211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6.4" calcext:value-type="float">
            <text:p>3036.4</text:p>
          </table:table-cell>
          <table:table-cell office:value-type="float" office:value="3002.32" calcext:value-type="float">
            <text:p>3002.32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03.16" calcext:value-type="float">
            <text:p>3003.16</text:p>
          </table:table-cell>
          <table:table-cell office:value-type="float" office:value="3006.836" calcext:value-type="float">
            <text:p>3006.836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20 20.012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8" calcext:value-type="float">
            <text:p>12.28</text:p>
          </table:table-cell>
          <table:table-cell office:value-type="float" office:value="3012.7" calcext:value-type="float">
            <text:p>3012.7</text:p>
          </table:table-cell>
          <table:table-cell office:value-type="float" office:value="21605" calcext:value-type="float">
            <text:p>2160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8.2" calcext:value-type="float">
            <text:p>3038.2</text:p>
          </table:table-cell>
          <table:table-cell office:value-type="float" office:value="3017.06" calcext:value-type="float">
            <text:p>3017.06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3038.11" calcext:value-type="float">
            <text:p>3038.11</text:p>
          </table:table-cell>
          <table:table-cell office:value-type="float" office:value="3017.82" calcext:value-type="float">
            <text:p>3017.82</text:p>
          </table:table-cell>
          <table:table-cell office:value-type="float" office:value="3013.635" calcext:value-type="float">
            <text:p>3013.635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30 20.017</text:p>
          </table:table-cell>
          <table:table-cell office:value-type="float" office:value="245.3" calcext:value-type="float">
            <text:p>245.3</text:p>
          </table:table-cell>
          <table:table-cell office:value-type="float" office:value="12.28" calcext:value-type="float">
            <text:p>12.28</text:p>
          </table:table-cell>
          <table:table-cell office:value-type="float" office:value="3011.7" calcext:value-type="float">
            <text:p>3011.7</text:p>
          </table:table-cell>
          <table:table-cell office:value-type="float" office:value="22109" calcext:value-type="float">
            <text:p>2210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5.2" calcext:value-type="float">
            <text:p>3035.2</text:p>
          </table:table-cell>
          <table:table-cell office:value-type="float" office:value="3015.47" calcext:value-type="float">
            <text:p>3015.47</text:p>
          </table:table-cell>
          <table:table-cell office:value-type="float" office:value="3012.28" calcext:value-type="float">
            <text:p>3012.28</text:p>
          </table:table-cell>
          <table:table-cell office:value-type="float" office:value="3036.88" calcext:value-type="float">
            <text:p>3036.88</text:p>
          </table:table-cell>
          <table:table-cell office:value-type="float" office:value="3016.34" calcext:value-type="float">
            <text:p>3016.34</text:p>
          </table:table-cell>
          <table:table-cell office:value-type="float" office:value="3014.831" calcext:value-type="float">
            <text:p>3014.831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40 20.016</text:p>
          </table:table-cell>
          <table:table-cell office:value-type="float" office:value="245" calcext:value-type="float">
            <text:p>245</text:p>
          </table:table-cell>
          <table:table-cell office:value-type="float" office:value="12.27" calcext:value-type="float">
            <text:p>12.27</text:p>
          </table:table-cell>
          <table:table-cell office:value-type="float" office:value="3005.2" calcext:value-type="float">
            <text:p>3005.2</text:p>
          </table:table-cell>
          <table:table-cell office:value-type="float" office:value="22610" calcext:value-type="float">
            <text:p>226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07.1" calcext:value-type="float">
            <text:p>3007.1</text:p>
          </table:table-cell>
          <table:table-cell office:value-type="float" office:value="3000.37" calcext:value-type="float">
            <text:p>3000.37</text:p>
          </table:table-cell>
          <table:table-cell office:value-type="float" office:value="3006.15" calcext:value-type="float">
            <text:p>3006.15</text:p>
          </table:table-cell>
          <table:table-cell office:value-type="float" office:value="3007.38" calcext:value-type="float">
            <text:p>3007.38</text:p>
          </table:table-cell>
          <table:table-cell office:value-type="float" office:value="3001.07" calcext:value-type="float">
            <text:p>3001.07</text:p>
          </table:table-cell>
          <table:table-cell office:value-type="float" office:value="3005.376" calcext:value-type="float">
            <text:p>3005.376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0 50 20.016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5" calcext:value-type="float">
            <text:p>12.15</text:p>
          </table:table-cell>
          <table:table-cell office:value-type="float" office:value="2941.3" calcext:value-type="float">
            <text:p>2941.3</text:p>
          </table:table-cell>
          <table:table-cell office:value-type="float" office:value="23113" calcext:value-type="float">
            <text:p>231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9" calcext:value-type="float">
            <text:p>3049</text:p>
          </table:table-cell>
          <table:table-cell office:value-type="float" office:value="3005.11" calcext:value-type="float">
            <text:p>3005.11</text:p>
          </table:table-cell>
          <table:table-cell office:value-type="float" office:value="2942.73" calcext:value-type="float">
            <text:p>2942.73</text:p>
          </table:table-cell>
          <table:table-cell office:value-type="float" office:value="3049.22" calcext:value-type="float">
            <text:p>3049.22</text:p>
          </table:table-cell>
          <table:table-cell office:value-type="float" office:value="3005.64" calcext:value-type="float">
            <text:p>3005.64</text:p>
          </table:table-cell>
          <table:table-cell office:value-type="float" office:value="2998.964" calcext:value-type="float">
            <text:p>2998.964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00 20.019</text:p>
          </table:table-cell>
          <table:table-cell office:value-type="float" office:value="240.4" calcext:value-type="float">
            <text:p>240.4</text:p>
          </table:table-cell>
          <table:table-cell office:value-type="float" office:value="12.07" calcext:value-type="float">
            <text:p>12.07</text:p>
          </table:table-cell>
          <table:table-cell office:value-type="float" office:value="2900.7" calcext:value-type="float">
            <text:p>2900.7</text:p>
          </table:table-cell>
          <table:table-cell office:value-type="float" office:value="23603" calcext:value-type="float">
            <text:p>2360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6.2" calcext:value-type="float">
            <text:p>2986.2</text:p>
          </table:table-cell>
          <table:table-cell office:value-type="float" office:value="2934.07" calcext:value-type="float">
            <text:p>2934.07</text:p>
          </table:table-cell>
          <table:table-cell office:value-type="float" office:value="2901.63" calcext:value-type="float">
            <text:p>2901.63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34.86" calcext:value-type="float">
            <text:p>2934.86</text:p>
          </table:table-cell>
          <table:table-cell office:value-type="float" office:value="2953.284" calcext:value-type="float">
            <text:p>2953.284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10 20.017</text:p>
          </table:table-cell>
          <table:table-cell office:value-type="float" office:value="240.7" calcext:value-type="float">
            <text:p>240.7</text:p>
          </table:table-cell>
          <table:table-cell office:value-type="float" office:value="12.09" calcext:value-type="float">
            <text:p>12.09</text:p>
          </table:table-cell>
          <table:table-cell office:value-type="float" office:value="2908.8" calcext:value-type="float">
            <text:p>2908.8</text:p>
          </table:table-cell>
          <table:table-cell office:value-type="float" office:value="24088" calcext:value-type="float">
            <text:p>2408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18.9" calcext:value-type="float">
            <text:p>2918.9</text:p>
          </table:table-cell>
          <table:table-cell office:value-type="float" office:value="2901.45" calcext:value-type="float">
            <text:p>2901.45</text:p>
          </table:table-cell>
          <table:table-cell office:value-type="float" office:value="2910.06" calcext:value-type="float">
            <text:p>2910.06</text:p>
          </table:table-cell>
          <table:table-cell office:value-type="float" office:value="2919.72" calcext:value-type="float">
            <text:p>2919.72</text:p>
          </table:table-cell>
          <table:table-cell office:value-type="float" office:value="2902.48" calcext:value-type="float">
            <text:p>2902.48</text:p>
          </table:table-cell>
          <table:table-cell office:value-type="float" office:value="2921.973" calcext:value-type="float">
            <text:p>2921.973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20 19.998</text:p>
          </table:table-cell>
          <table:table-cell office:value-type="float" office:value="239.7" calcext:value-type="float">
            <text:p>239.7</text:p>
          </table:table-cell>
          <table:table-cell office:value-type="float" office:value="12.04" calcext:value-type="float">
            <text:p>12.04</text:p>
          </table:table-cell>
          <table:table-cell office:value-type="float" office:value="2886" calcext:value-type="float">
            <text:p>2886</text:p>
          </table:table-cell>
          <table:table-cell office:value-type="float" office:value="24573" calcext:value-type="float">
            <text:p>2457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20.2" calcext:value-type="float">
            <text:p>2920.2</text:p>
          </table:table-cell>
          <table:table-cell office:value-type="float" office:value="2903.76" calcext:value-type="float">
            <text:p>2903.76</text:p>
          </table:table-cell>
          <table:table-cell office:value-type="float" office:value="2885.99" calcext:value-type="float">
            <text:p>2885.99</text:p>
          </table:table-cell>
          <table:table-cell office:value-type="float" office:value="2920.93" calcext:value-type="float">
            <text:p>2920.93</text:p>
          </table:table-cell>
          <table:table-cell office:value-type="float" office:value="2904.29" calcext:value-type="float">
            <text:p>2904.29</text:p>
          </table:table-cell>
          <table:table-cell office:value-type="float" office:value="2909.062" calcext:value-type="float">
            <text:p>2909.062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30 20.016</text:p>
          </table:table-cell>
          <table:table-cell office:value-type="float" office:value="241.2" calcext:value-type="float">
            <text:p>241.2</text:p>
          </table:table-cell>
          <table:table-cell office:value-type="float" office:value="12.11" calcext:value-type="float">
            <text:p>12.11</text:p>
          </table:table-cell>
          <table:table-cell office:value-type="float" office:value="2919.3" calcext:value-type="float">
            <text:p>2919.3</text:p>
          </table:table-cell>
          <table:table-cell office:value-type="float" office:value="25058" calcext:value-type="float">
            <text:p>250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19.3" calcext:value-type="float">
            <text:p>2919.3</text:p>
          </table:table-cell>
          <table:table-cell office:value-type="float" office:value="2898.86" calcext:value-type="float">
            <text:p>2898.86</text:p>
          </table:table-cell>
          <table:table-cell table:number-columns-repeated="2" office:value-type="float" office:value="2920.93" calcext:value-type="float">
            <text:p>2920.93</text:p>
          </table:table-cell>
          <table:table-cell office:value-type="float" office:value="2899.52" calcext:value-type="float">
            <text:p>2899.52</text:p>
          </table:table-cell>
          <table:table-cell office:value-type="float" office:value="2903.723" calcext:value-type="float">
            <text:p>2903.723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40 20.016</text:p>
          </table:table-cell>
          <table:table-cell office:value-type="float" office:value="240.1" calcext:value-type="float">
            <text:p>240.1</text:p>
          </table:table-cell>
          <table:table-cell office:value-type="float" office:value="12.06" calcext:value-type="float">
            <text:p>12.06</text:p>
          </table:table-cell>
          <table:table-cell office:value-type="float" office:value="2896.4" calcext:value-type="float">
            <text:p>2896.4</text:p>
          </table:table-cell>
          <table:table-cell office:value-type="float" office:value="25542" calcext:value-type="float">
            <text:p>2554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14.5" calcext:value-type="float">
            <text:p>2914.5</text:p>
          </table:table-cell>
          <table:table-cell office:value-type="float" office:value="2895.8" calcext:value-type="float">
            <text:p>2895.8</text:p>
          </table:table-cell>
          <table:table-cell office:value-type="float" office:value="2895.61" calcext:value-type="float">
            <text:p>2895.61</text:p>
          </table:table-cell>
          <table:table-cell office:value-type="float" office:value="2916.1" calcext:value-type="float">
            <text:p>2916.1</text:p>
          </table:table-cell>
          <table:table-cell office:value-type="float" office:value="2896.4" calcext:value-type="float">
            <text:p>2896.4</text:p>
          </table:table-cell>
          <table:table-cell office:value-type="float" office:value="2898.164" calcext:value-type="float">
            <text:p>2898.164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1 50 20.022</text:p>
          </table:table-cell>
          <table:table-cell office:value-type="float" office:value="239" calcext:value-type="float">
            <text:p>239</text:p>
          </table:table-cell>
          <table:table-cell office:value-type="float" office:value="12.02" calcext:value-type="float">
            <text:p>12.02</text:p>
          </table:table-cell>
          <table:table-cell office:value-type="float" office:value="2870.7" calcext:value-type="float">
            <text:p>2870.7</text:p>
          </table:table-cell>
          <table:table-cell office:value-type="float" office:value="26022" calcext:value-type="float">
            <text:p>2602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99.3" calcext:value-type="float">
            <text:p>2899.3</text:p>
          </table:table-cell>
          <table:table-cell office:value-type="float" office:value="2874.53" calcext:value-type="float">
            <text:p>2874.53</text:p>
          </table:table-cell>
          <table:table-cell office:value-type="float" office:value="2872.78" calcext:value-type="float">
            <text:p>2872.78</text:p>
          </table:table-cell>
          <table:table-cell office:value-type="float" office:value="2899.21" calcext:value-type="float">
            <text:p>2899.21</text:p>
          </table:table-cell>
          <table:table-cell office:value-type="float" office:value="2875.56" calcext:value-type="float">
            <text:p>2875.56</text:p>
          </table:table-cell>
          <table:table-cell office:value-type="float" office:value="2881.27" calcext:value-type="float">
            <text:p>2881.27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2 00 20.016</text:p>
          </table:table-cell>
          <table:table-cell office:value-type="float" office:value="238.9" calcext:value-type="float">
            <text:p>238.9</text:p>
          </table:table-cell>
          <table:table-cell office:value-type="float" office:value="12.01" calcext:value-type="float">
            <text:p>12.01</text:p>
          </table:table-cell>
          <table:table-cell office:value-type="float" office:value="2869.6" calcext:value-type="float">
            <text:p>2869.6</text:p>
          </table:table-cell>
          <table:table-cell office:value-type="float" office:value="26506" calcext:value-type="float">
            <text:p>265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9.6" calcext:value-type="float">
            <text:p>2959.6</text:p>
          </table:table-cell>
          <table:table-cell office:value-type="float" office:value="2898.23" calcext:value-type="float">
            <text:p>2898.23</text:p>
          </table:table-cell>
          <table:table-cell office:value-type="float" office:value="2869.19" calcext:value-type="float">
            <text:p>2869.19</text:p>
          </table:table-cell>
          <table:table-cell office:value-type="float" office:value="2960.95" calcext:value-type="float">
            <text:p>2960.95</text:p>
          </table:table-cell>
          <table:table-cell office:value-type="float" office:value="2898.95" calcext:value-type="float">
            <text:p>2898.95</text:p>
          </table:table-cell>
          <table:table-cell office:value-type="float" office:value="2892.811" calcext:value-type="float">
            <text:p>2892.811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20 02 10 19.992</text:p>
          </table:table-cell>
          <table:table-cell office:value-type="float" office:value="240.8" calcext:value-type="float">
            <text:p>240.8</text:p>
          </table:table-cell>
          <table:table-cell office:value-type="float" office:value="12.09" calcext:value-type="float">
            <text:p>12.09</text:p>
          </table:table-cell>
          <table:table-cell office:value-type="float" office:value="2911" calcext:value-type="float">
            <text:p>2911</text:p>
          </table:table-cell>
          <table:table-cell office:value-type="float" office:value="26991" calcext:value-type="float">
            <text:p>26991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30.4" calcext:value-type="float">
            <text:p>2930.4</text:p>
          </table:table-cell>
          <table:table-cell office:value-type="float" office:value="2902.48" calcext:value-type="float">
            <text:p>2902.48</text:p>
          </table:table-cell>
          <table:table-cell office:value-type="float" office:value="2911.27" calcext:value-type="float">
            <text:p>2911.27</text:p>
          </table:table-cell>
          <table:table-cell office:value-type="float" office:value="2930.61" calcext:value-type="float">
            <text:p>2930.61</text:p>
          </table:table-cell>
          <table:table-cell office:value-type="float" office:value="2903.09" calcext:value-type="float">
            <text:p>2903.09</text:p>
          </table:table-cell>
          <table:table-cell office:value-type="float" office:value="2900.675" calcext:value-type="float">
            <text:p>2900.675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2 20 20.002</text:p>
          </table:table-cell>
          <table:table-cell office:value-type="float" office:value="239.6" calcext:value-type="float">
            <text:p>239.6</text:p>
          </table:table-cell>
          <table:table-cell office:value-type="float" office:value="12.04" calcext:value-type="float">
            <text:p>12.04</text:p>
          </table:table-cell>
          <table:table-cell office:value-type="float" office:value="2885.3" calcext:value-type="float">
            <text:p>2885.3</text:p>
          </table:table-cell>
          <table:table-cell office:value-type="float" office:value="27472" calcext:value-type="float">
            <text:p>274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97.9" calcext:value-type="float">
            <text:p>2897.9</text:p>
          </table:table-cell>
          <table:table-cell office:value-type="float" office:value="2875.43" calcext:value-type="float">
            <text:p>2875.43</text:p>
          </table:table-cell>
          <table:table-cell office:value-type="float" office:value="2884.78" calcext:value-type="float">
            <text:p>2884.78</text:p>
          </table:table-cell>
          <table:table-cell office:value-type="float" office:value="2899.21" calcext:value-type="float">
            <text:p>2899.21</text:p>
          </table:table-cell>
          <table:table-cell office:value-type="float" office:value="2876.27" calcext:value-type="float">
            <text:p>2876.27</text:p>
          </table:table-cell>
          <table:table-cell office:value-type="float" office:value="2884.914" calcext:value-type="float">
            <text:p>2884.914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2 30 20.016</text:p>
          </table:table-cell>
          <table:table-cell office:value-type="float" office:value="242.1" calcext:value-type="float">
            <text:p>242.1</text:p>
          </table:table-cell>
          <table:table-cell office:value-type="float" office:value="12.15" calcext:value-type="float">
            <text:p>12.15</text:p>
          </table:table-cell>
          <table:table-cell office:value-type="float" office:value="2940" calcext:value-type="float">
            <text:p>2940</text:p>
          </table:table-cell>
          <table:table-cell office:value-type="float" office:value="27961" calcext:value-type="float">
            <text:p>279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8.3" calcext:value-type="float">
            <text:p>2958.3</text:p>
          </table:table-cell>
          <table:table-cell office:value-type="float" office:value="2929.68" calcext:value-type="float">
            <text:p>2929.68</text:p>
          </table:table-cell>
          <table:table-cell office:value-type="float" office:value="2941.51" calcext:value-type="float">
            <text:p>2941.51</text:p>
          </table:table-cell>
          <table:table-cell office:value-type="float" office:value="2958.52" calcext:value-type="float">
            <text:p>2958.52</text:p>
          </table:table-cell>
          <table:table-cell office:value-type="float" office:value="2930.4" calcext:value-type="float">
            <text:p>2930.4</text:p>
          </table:table-cell>
          <table:table-cell office:value-type="float" office:value="2915.373" calcext:value-type="float">
            <text:p>2915.373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2 40 20.022</text:p>
          </table:table-cell>
          <table:table-cell office:value-type="float" office:value="239.2" calcext:value-type="float">
            <text:p>239.2</text:p>
          </table:table-cell>
          <table:table-cell office:value-type="float" office:value="12.03" calcext:value-type="float">
            <text:p>12.03</text:p>
          </table:table-cell>
          <table:table-cell office:value-type="float" office:value="2875.6" calcext:value-type="float">
            <text:p>2875.6</text:p>
          </table:table-cell>
          <table:table-cell office:value-type="float" office:value="28448" calcext:value-type="float">
            <text:p>284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47.6" calcext:value-type="float">
            <text:p>2947.6</text:p>
          </table:table-cell>
          <table:table-cell office:value-type="float" office:value="2911.52" calcext:value-type="float">
            <text:p>2911.52</text:p>
          </table:table-cell>
          <table:table-cell office:value-type="float" office:value="2877.58" calcext:value-type="float">
            <text:p>2877.58</text:p>
          </table:table-cell>
          <table:table-cell office:value-type="float" office:value="2947.58" calcext:value-type="float">
            <text:p>2947.58</text:p>
          </table:table-cell>
          <table:table-cell office:value-type="float" office:value="2912.38" calcext:value-type="float">
            <text:p>2912.38</text:p>
          </table:table-cell>
          <table:table-cell office:value-type="float" office:value="2907.111" calcext:value-type="float">
            <text:p>2907.111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2 50 19.974</text:p>
          </table:table-cell>
          <table:table-cell office:value-type="float" office:value="242.7" calcext:value-type="float">
            <text:p>242.7</text:p>
          </table:table-cell>
          <table:table-cell office:value-type="float" office:value="12.18" calcext:value-type="float">
            <text:p>12.18</text:p>
          </table:table-cell>
          <table:table-cell office:value-type="float" office:value="2955.1" calcext:value-type="float">
            <text:p>2955.1</text:p>
          </table:table-cell>
          <table:table-cell office:value-type="float" office:value="28932" calcext:value-type="float">
            <text:p>289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8.5" calcext:value-type="float">
            <text:p>2958.5</text:p>
          </table:table-cell>
          <table:table-cell office:value-type="float" office:value="2899.66" calcext:value-type="float">
            <text:p>2899.66</text:p>
          </table:table-cell>
          <table:table-cell office:value-type="float" office:value="2956.09" calcext:value-type="float">
            <text:p>2956.09</text:p>
          </table:table-cell>
          <table:table-cell office:value-type="float" office:value="2958.52" calcext:value-type="float">
            <text:p>2958.52</text:p>
          </table:table-cell>
          <table:table-cell office:value-type="float" office:value="2900.55" calcext:value-type="float">
            <text:p>2900.55</text:p>
          </table:table-cell>
          <table:table-cell office:value-type="float" office:value="2907.601" calcext:value-type="float">
            <text:p>2907.601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00 20.005</text:p>
          </table:table-cell>
          <table:table-cell office:value-type="float" office:value="241.7" calcext:value-type="float">
            <text:p>241.7</text:p>
          </table:table-cell>
          <table:table-cell office:value-type="float" office:value="12.13" calcext:value-type="float">
            <text:p>12.13</text:p>
          </table:table-cell>
          <table:table-cell office:value-type="float" office:value="2932.3" calcext:value-type="float">
            <text:p>2932.3</text:p>
          </table:table-cell>
          <table:table-cell office:value-type="float" office:value="29424" calcext:value-type="float">
            <text:p>294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5.7" calcext:value-type="float">
            <text:p>2955.7</text:p>
          </table:table-cell>
          <table:table-cell office:value-type="float" office:value="2941.1" calcext:value-type="float">
            <text:p>2941.1</text:p>
          </table:table-cell>
          <table:table-cell office:value-type="float" office:value="2931.82" calcext:value-type="float">
            <text:p>2931.82</text:p>
          </table:table-cell>
          <table:table-cell office:value-type="float" office:value="2957.3" calcext:value-type="float">
            <text:p>2957.3</text:p>
          </table:table-cell>
          <table:table-cell office:value-type="float" office:value="2941.95" calcext:value-type="float">
            <text:p>2941.95</text:p>
          </table:table-cell>
          <table:table-cell office:value-type="float" office:value="2927.854" calcext:value-type="float">
            <text:p>2927.854</text:p>
          </table:table-cell>
          <table:table-cell office:value-type="string" calcext:value-type="string">
            <text:p>closed PwrHgh(1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10 20.008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4" calcext:value-type="float">
            <text:p>12.14</text:p>
          </table:table-cell>
          <table:table-cell office:value-type="float" office:value="2934.5" calcext:value-type="float">
            <text:p>2934.5</text:p>
          </table:table-cell>
          <table:table-cell office:value-type="float" office:value="29912" calcext:value-type="float">
            <text:p>2991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48.2" calcext:value-type="float">
            <text:p>2948.2</text:p>
          </table:table-cell>
          <table:table-cell office:value-type="float" office:value="2926.72" calcext:value-type="float">
            <text:p>2926.72</text:p>
          </table:table-cell>
          <table:table-cell office:value-type="float" office:value="2935.45" calcext:value-type="float">
            <text:p>2935.45</text:p>
          </table:table-cell>
          <table:table-cell office:value-type="float" office:value="2947.58" calcext:value-type="float">
            <text:p>2947.58</text:p>
          </table:table-cell>
          <table:table-cell office:value-type="float" office:value="2927.83" calcext:value-type="float">
            <text:p>2927.83</text:p>
          </table:table-cell>
          <table:table-cell office:value-type="float" office:value="2926.429" calcext:value-type="float">
            <text:p>2926.429</text:p>
          </table:table-cell>
          <table:table-cell office:value-type="string" calcext:value-type="string">
            <text:p>closed PwrHgh(10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20 20.011</text:p>
          </table:table-cell>
          <table:table-cell office:value-type="float" office:value="242.5" calcext:value-type="float">
            <text:p>242.5</text:p>
          </table:table-cell>
          <table:table-cell office:value-type="float" office:value="12.17" calcext:value-type="float">
            <text:p>12.17</text:p>
          </table:table-cell>
          <table:table-cell office:value-type="float" office:value="2950.7" calcext:value-type="float">
            <text:p>2950.7</text:p>
          </table:table-cell>
          <table:table-cell office:value-type="float" office:value="30402" calcext:value-type="float">
            <text:p>304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7.2" calcext:value-type="float">
            <text:p>2957.2</text:p>
          </table:table-cell>
          <table:table-cell office:value-type="float" office:value="2931.53" calcext:value-type="float">
            <text:p>2931.53</text:p>
          </table:table-cell>
          <table:table-cell office:value-type="float" office:value="2951.22" calcext:value-type="float">
            <text:p>2951.22</text:p>
          </table:table-cell>
          <table:table-cell office:value-type="float" office:value="2957.3" calcext:value-type="float">
            <text:p>2957.3</text:p>
          </table:table-cell>
          <table:table-cell office:value-type="float" office:value="2932.45" calcext:value-type="float">
            <text:p>2932.45</text:p>
          </table:table-cell>
          <table:table-cell office:value-type="float" office:value="2932.353" calcext:value-type="float">
            <text:p>2932.353</text:p>
          </table:table-cell>
          <table:table-cell office:value-type="string" calcext:value-type="string">
            <text:p>closed PwrHgh(9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30 20.001</text:p>
          </table:table-cell>
          <table:table-cell office:value-type="float" office:value="241.6" calcext:value-type="float">
            <text:p>241.6</text:p>
          </table:table-cell>
          <table:table-cell office:value-type="float" office:value="12.12" calcext:value-type="float">
            <text:p>12.12</text:p>
          </table:table-cell>
          <table:table-cell office:value-type="float" office:value="2927.9" calcext:value-type="float">
            <text:p>2927.9</text:p>
          </table:table-cell>
          <table:table-cell office:value-type="float" office:value="30894" calcext:value-type="float">
            <text:p>3089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3.1" calcext:value-type="float">
            <text:p>2963.1</text:p>
          </table:table-cell>
          <table:table-cell office:value-type="float" office:value="2941.68" calcext:value-type="float">
            <text:p>2941.68</text:p>
          </table:table-cell>
          <table:table-cell office:value-type="float" office:value="2928.19" calcext:value-type="float">
            <text:p>2928.19</text:p>
          </table:table-cell>
          <table:table-cell office:value-type="float" office:value="2963.39" calcext:value-type="float">
            <text:p>2963.39</text:p>
          </table:table-cell>
          <table:table-cell office:value-type="float" office:value="2942.16" calcext:value-type="float">
            <text:p>2942.16</text:p>
          </table:table-cell>
          <table:table-cell office:value-type="float" office:value="2935.52" calcext:value-type="float">
            <text:p>2935.52</text:p>
          </table:table-cell>
          <table:table-cell office:value-type="string" calcext:value-type="string">
            <text:p>closed PwrHgh(8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40 20.011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3" calcext:value-type="float">
            <text:p>12.13</text:p>
          </table:table-cell>
          <table:table-cell office:value-type="float" office:value="2932.4" calcext:value-type="float">
            <text:p>2932.4</text:p>
          </table:table-cell>
          <table:table-cell office:value-type="float" office:value="31382" calcext:value-type="float">
            <text:p>31382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2933.6" calcext:value-type="float">
            <text:p>2933.6</text:p>
          </table:table-cell>
          <table:table-cell office:value-type="float" office:value="2917.5" calcext:value-type="float">
            <text:p>2917.5</text:p>
          </table:table-cell>
          <table:table-cell office:value-type="float" office:value="2933.03" calcext:value-type="float">
            <text:p>2933.03</text:p>
          </table:table-cell>
          <table:table-cell office:value-type="float" office:value="2935.45" calcext:value-type="float">
            <text:p>2935.45</text:p>
          </table:table-cell>
          <table:table-cell office:value-type="float" office:value="2918.16" calcext:value-type="float">
            <text:p>2918.16</text:p>
          </table:table-cell>
          <table:table-cell office:value-type="float" office:value="2924.674" calcext:value-type="float">
            <text:p>2924.674</text:p>
          </table:table-cell>
          <table:table-cell office:value-type="string" calcext:value-type="string">
            <text:p>closed PwrHgh(7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3 50 19.994</text:p>
          </table:table-cell>
          <table:table-cell office:value-type="float" office:value="241.5" calcext:value-type="float">
            <text:p>241.5</text:p>
          </table:table-cell>
          <table:table-cell office:value-type="float" office:value="12.12" calcext:value-type="float">
            <text:p>12.12</text:p>
          </table:table-cell>
          <table:table-cell office:value-type="float" office:value="2927.4" calcext:value-type="float">
            <text:p>2927.4</text:p>
          </table:table-cell>
          <table:table-cell office:value-type="float" office:value="31873" calcext:value-type="float">
            <text:p>3187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1.1" calcext:value-type="float">
            <text:p>2961.1</text:p>
          </table:table-cell>
          <table:table-cell office:value-type="float" office:value="2945.11" calcext:value-type="float">
            <text:p>2945.11</text:p>
          </table:table-cell>
          <table:table-cell office:value-type="float" office:value="2926.98" calcext:value-type="float">
            <text:p>2926.98</text:p>
          </table:table-cell>
          <table:table-cell office:value-type="float" office:value="2962.17" calcext:value-type="float">
            <text:p>2962.17</text:p>
          </table:table-cell>
          <table:table-cell office:value-type="float" office:value="2945.89" calcext:value-type="float">
            <text:p>2945.89</text:p>
          </table:table-cell>
          <table:table-cell office:value-type="float" office:value="2936.71" calcext:value-type="float">
            <text:p>2936.71</text:p>
          </table:table-cell>
          <table:table-cell office:value-type="string" calcext:value-type="string">
            <text:p>closed PwrHgh(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00 19.998</text:p>
          </table:table-cell>
          <table:table-cell office:value-type="float" office:value="241.8" calcext:value-type="float">
            <text:p>241.8</text:p>
          </table:table-cell>
          <table:table-cell office:value-type="float" office:value="12.14" calcext:value-type="float">
            <text:p>12.14</text:p>
          </table:table-cell>
          <table:table-cell office:value-type="float" office:value="2934.3" calcext:value-type="float">
            <text:p>2934.3</text:p>
          </table:table-cell>
          <table:table-cell office:value-type="float" office:value="32364" calcext:value-type="float">
            <text:p>3236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53.2" calcext:value-type="float">
            <text:p>2953.2</text:p>
          </table:table-cell>
          <table:table-cell office:value-type="float" office:value="2935.54" calcext:value-type="float">
            <text:p>2935.54</text:p>
          </table:table-cell>
          <table:table-cell office:value-type="float" office:value="2935.45" calcext:value-type="float">
            <text:p>2935.45</text:p>
          </table:table-cell>
          <table:table-cell office:value-type="float" office:value="2953.66" calcext:value-type="float">
            <text:p>2953.66</text:p>
          </table:table-cell>
          <table:table-cell office:value-type="float" office:value="2936.25" calcext:value-type="float">
            <text:p>2936.25</text:p>
          </table:table-cell>
          <table:table-cell office:value-type="float" office:value="2935.216" calcext:value-type="float">
            <text:p>2935.216</text:p>
          </table:table-cell>
          <table:table-cell office:value-type="string" calcext:value-type="string">
            <text:p>closed PwrHgh(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10 20.014</text:p>
          </table:table-cell>
          <table:table-cell office:value-type="float" office:value="242.4" calcext:value-type="float">
            <text:p>242.4</text:p>
          </table:table-cell>
          <table:table-cell office:value-type="float" office:value="12.16" calcext:value-type="float">
            <text:p>12.16</text:p>
          </table:table-cell>
          <table:table-cell office:value-type="float" office:value="2946.6" calcext:value-type="float">
            <text:p>2946.6</text:p>
          </table:table-cell>
          <table:table-cell office:value-type="float" office:value="32855" calcext:value-type="float">
            <text:p>328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6.6" calcext:value-type="float">
            <text:p>2966.6</text:p>
          </table:table-cell>
          <table:table-cell office:value-type="float" office:value="2936.63" calcext:value-type="float">
            <text:p>2936.63</text:p>
          </table:table-cell>
          <table:table-cell office:value-type="float" office:value="2947.58" calcext:value-type="float">
            <text:p>2947.58</text:p>
          </table:table-cell>
          <table:table-cell office:value-type="float" office:value="2968.26" calcext:value-type="float">
            <text:p>2968.26</text:p>
          </table:table-cell>
          <table:table-cell office:value-type="float" office:value="2937.57" calcext:value-type="float">
            <text:p>2937.57</text:p>
          </table:table-cell>
          <table:table-cell office:value-type="float" office:value="2939.531" calcext:value-type="float">
            <text:p>2939.531</text:p>
          </table:table-cell>
          <table:table-cell office:value-type="string" calcext:value-type="string">
            <text:p>closed PwrHgh(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20 20.022</text:p>
          </table:table-cell>
          <table:table-cell office:value-type="float" office:value="241.7" calcext:value-type="float">
            <text:p>241.7</text:p>
          </table:table-cell>
          <table:table-cell office:value-type="float" office:value="12.13" calcext:value-type="float">
            <text:p>12.13</text:p>
          </table:table-cell>
          <table:table-cell office:value-type="float" office:value="2930.9" calcext:value-type="float">
            <text:p>2930.9</text:p>
          </table:table-cell>
          <table:table-cell office:value-type="float" office:value="33348" calcext:value-type="float">
            <text:p>333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78.2" calcext:value-type="float">
            <text:p>2978.2</text:p>
          </table:table-cell>
          <table:table-cell office:value-type="float" office:value="2948.88" calcext:value-type="float">
            <text:p>2948.88</text:p>
          </table:table-cell>
          <table:table-cell office:value-type="float" office:value="2931.82" calcext:value-type="float">
            <text:p>2931.82</text:p>
          </table:table-cell>
          <table:table-cell office:value-type="float" office:value="2979.24" calcext:value-type="float">
            <text:p>2979.24</text:p>
          </table:table-cell>
          <table:table-cell office:value-type="float" office:value="2949.86" calcext:value-type="float">
            <text:p>2949.86</text:p>
          </table:table-cell>
          <table:table-cell office:value-type="float" office:value="2944.255" calcext:value-type="float">
            <text:p>2944.255</text:p>
          </table:table-cell>
          <table:table-cell office:value-type="string" calcext:value-type="string">
            <text:p>closed PwrHgh(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30 20.017</text:p>
          </table:table-cell>
          <table:table-cell office:value-type="float" office:value="242.2" calcext:value-type="float">
            <text:p>242.2</text:p>
          </table:table-cell>
          <table:table-cell office:value-type="float" office:value="12.15" calcext:value-type="float">
            <text:p>12.15</text:p>
          </table:table-cell>
          <table:table-cell office:value-type="float" office:value="2942.3" calcext:value-type="float">
            <text:p>2942.3</text:p>
          </table:table-cell>
          <table:table-cell office:value-type="float" office:value="33833" calcext:value-type="float">
            <text:p>3383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1.9" calcext:value-type="float">
            <text:p>2951.9</text:p>
          </table:table-cell>
          <table:table-cell office:value-type="float" office:value="2906.53" calcext:value-type="float">
            <text:p>2906.53</text:p>
          </table:table-cell>
          <table:table-cell office:value-type="float" office:value="2942.73" calcext:value-type="float">
            <text:p>2942.73</text:p>
          </table:table-cell>
          <table:table-cell office:value-type="float" office:value="2952.44" calcext:value-type="float">
            <text:p>2952.44</text:p>
          </table:table-cell>
          <table:table-cell office:value-type="float" office:value="2907.36" calcext:value-type="float">
            <text:p>2907.36</text:p>
          </table:table-cell>
          <table:table-cell office:value-type="float" office:value="2923.196" calcext:value-type="float">
            <text:p>2923.196</text:p>
          </table:table-cell>
          <table:table-cell office:value-type="string" calcext:value-type="string">
            <text:p>closed PwrHgh(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40 19.990</text:p>
          </table:table-cell>
          <table:table-cell office:value-type="float" office:value="242.1" calcext:value-type="float">
            <text:p>242.1</text:p>
          </table:table-cell>
          <table:table-cell office:value-type="float" office:value="12.15" calcext:value-type="float">
            <text:p>12.15</text:p>
          </table:table-cell>
          <table:table-cell office:value-type="float" office:value="2939.8" calcext:value-type="float">
            <text:p>2939.8</text:p>
          </table:table-cell>
          <table:table-cell office:value-type="float" office:value="34326" calcext:value-type="float">
            <text:p>343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3.8" calcext:value-type="float">
            <text:p>2963.8</text:p>
          </table:table-cell>
          <table:table-cell office:value-type="float" office:value="2951.43" calcext:value-type="float">
            <text:p>2951.43</text:p>
          </table:table-cell>
          <table:table-cell office:value-type="float" office:value="2941.51" calcext:value-type="float">
            <text:p>2941.51</text:p>
          </table:table-cell>
          <table:table-cell office:value-type="float" office:value="2963.39" calcext:value-type="float">
            <text:p>2963.39</text:p>
          </table:table-cell>
          <table:table-cell office:value-type="float" office:value="2952.32" calcext:value-type="float">
            <text:p>2952.32</text:p>
          </table:table-cell>
          <table:table-cell office:value-type="float" office:value="2940.31" calcext:value-type="float">
            <text:p>2940.31</text:p>
          </table:table-cell>
          <table:table-cell office:value-type="string" calcext:value-type="string">
            <text:p>closed PwrHgh(1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4 50 20.016</text:p>
          </table:table-cell>
          <table:table-cell office:value-type="float" office:value="242.6" calcext:value-type="float">
            <text:p>242.6</text:p>
          </table:table-cell>
          <table:table-cell office:value-type="float" office:value="12.17" calcext:value-type="float">
            <text:p>12.17</text:p>
          </table:table-cell>
          <table:table-cell office:value-type="float" office:value="2952.5" calcext:value-type="float">
            <text:p>2952.5</text:p>
          </table:table-cell>
          <table:table-cell office:value-type="float" office:value="34815" calcext:value-type="float">
            <text:p>348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53.6" calcext:value-type="float">
            <text:p>2953.6</text:p>
          </table:table-cell>
          <table:table-cell office:value-type="float" office:value="2925.6" calcext:value-type="float">
            <text:p>2925.6</text:p>
          </table:table-cell>
          <table:table-cell office:value-type="float" office:value="2952.44" calcext:value-type="float">
            <text:p>2952.44</text:p>
          </table:table-cell>
          <table:table-cell office:value-type="float" office:value="2956.09" calcext:value-type="float">
            <text:p>2956.0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933.897" calcext:value-type="float">
            <text:p>2933.897</text:p>
          </table:table-cell>
          <table:table-cell office:value-type="string" calcext:value-type="string">
            <text:p>closed PwrHgh(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5 00 20.016</text:p>
          </table:table-cell>
          <table:table-cell office:value-type="float" office:value="241.5" calcext:value-type="float">
            <text:p>241.5</text:p>
          </table:table-cell>
          <table:table-cell office:value-type="float" office:value="12.12" calcext:value-type="float">
            <text:p>12.12</text:p>
          </table:table-cell>
          <table:table-cell office:value-type="float" office:value="2926.1" calcext:value-type="float">
            <text:p>2926.1</text:p>
          </table:table-cell>
          <table:table-cell office:value-type="float" office:value="35303" calcext:value-type="float">
            <text:p>3530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46.1" calcext:value-type="float">
            <text:p>2946.1</text:p>
          </table:table-cell>
          <table:table-cell office:value-type="float" office:value="2921.87" calcext:value-type="float">
            <text:p>2921.87</text:p>
          </table:table-cell>
          <table:table-cell office:value-type="float" office:value="2926.98" calcext:value-type="float">
            <text:p>2926.98</text:p>
          </table:table-cell>
          <table:table-cell office:value-type="float" office:value="2946.37" calcext:value-type="float">
            <text:p>2946.37</text:p>
          </table:table-cell>
          <table:table-cell office:value-type="float" office:value="2922.4" calcext:value-type="float">
            <text:p>2922.4</text:p>
          </table:table-cell>
          <table:table-cell office:value-type="float" office:value="2925.813" calcext:value-type="float">
            <text:p>2925.813</text:p>
          </table:table-cell>
          <table:table-cell office:value-type="string" calcext:value-type="string">
            <text:p>closedHigher Power Detected</text:p>
          </table:table-cell>
          <table:table-cell office:value-type="string" calcext:value-type="string">
            <text:p><text:s text:c="2"/>Email Sent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9-20 05 10 20.013</text:p>
          </table:table-cell>
          <table:table-cell office:value-type="float" office:value="241.5" calcext:value-type="float">
            <text:p>241.5</text:p>
          </table:table-cell>
          <table:table-cell office:value-type="float" office:value="12.12" calcext:value-type="float">
            <text:p>12.12</text:p>
          </table:table-cell>
          <table:table-cell office:value-type="float" office:value="2926.7" calcext:value-type="float">
            <text:p>2926.7</text:p>
          </table:table-cell>
          <table:table-cell office:value-type="float" office:value="35794" calcext:value-type="float">
            <text:p>35794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54.5" calcext:value-type="float">
            <text:p>2954.5</text:p>
          </table:table-cell>
          <table:table-cell office:value-type="float" office:value="2934.37" calcext:value-type="float">
            <text:p>2934.37</text:p>
          </table:table-cell>
          <table:table-cell office:value-type="float" office:value="2926.98" calcext:value-type="float">
            <text:p>2926.98</text:p>
          </table:table-cell>
          <table:table-cell office:value-type="float" office:value="2953.66" calcext:value-type="float">
            <text:p>2953.66</text:p>
          </table:table-cell>
          <table:table-cell office:value-type="float" office:value="2934.85" calcext:value-type="float">
            <text:p>2934.85</text:p>
          </table:table-cell>
          <table:table-cell office:value-type="float" office:value="2930.647" calcext:value-type="float">
            <text:p>2930.647</text:p>
          </table:table-cell>
          <table:table-cell office:value-type="string" calcext:value-type="string">
            <text:p>closed PwrHgh(16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5 20 20.021</text:p>
          </table:table-cell>
          <table:table-cell office:value-type="float" office:value="243.4" calcext:value-type="float">
            <text:p>243.4</text:p>
          </table:table-cell>
          <table:table-cell office:value-type="float" office:value="12.2" calcext:value-type="float">
            <text:p>12.2</text:p>
          </table:table-cell>
          <table:table-cell office:value-type="float" office:value="2969.7" calcext:value-type="float">
            <text:p>2969.7</text:p>
          </table:table-cell>
          <table:table-cell office:value-type="float" office:value="36282" calcext:value-type="float">
            <text:p>3628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01.5" calcext:value-type="float">
            <text:p>3001.5</text:p>
          </table:table-cell>
          <table:table-cell office:value-type="float" office:value="2926.19" calcext:value-type="float">
            <text:p>2926.19</text:p>
          </table:table-cell>
          <table:table-cell office:value-type="float" office:value="2969.48" calcext:value-type="float">
            <text:p>2969.48</text:p>
          </table:table-cell>
          <table:table-cell office:value-type="float" office:value="3001.25" calcext:value-type="float">
            <text:p>3001.25</text:p>
          </table:table-cell>
          <table:table-cell office:value-type="float" office:value="2927.04" calcext:value-type="float">
            <text:p>2927.04</text:p>
          </table:table-cell>
          <table:table-cell office:value-type="float" office:value="2929.941" calcext:value-type="float">
            <text:p>2929.941</text:p>
          </table:table-cell>
          <table:table-cell office:value-type="string" calcext:value-type="string">
            <text:p>closed PwrHgh(15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5 30 20.004</text:p>
          </table:table-cell>
          <table:table-cell office:value-type="float" office:value="244.2" calcext:value-type="float">
            <text:p>244.2</text:p>
          </table:table-cell>
          <table:table-cell office:value-type="float" office:value="12.24" calcext:value-type="float">
            <text:p>12.24</text:p>
          </table:table-cell>
          <table:table-cell office:value-type="float" office:value="2988.1" calcext:value-type="float">
            <text:p>2988.1</text:p>
          </table:table-cell>
          <table:table-cell office:value-type="float" office:value="36782" calcext:value-type="float">
            <text:p>3678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3.7" calcext:value-type="float">
            <text:p>3023.7</text:p>
          </table:table-cell>
          <table:table-cell office:value-type="float" office:value="2990.13" calcext:value-type="float">
            <text:p>2990.13</text:p>
          </table:table-cell>
          <table:table-cell office:value-type="float" office:value="2989.01" calcext:value-type="float">
            <text:p>2989.01</text:p>
          </table:table-cell>
          <table:table-cell office:value-type="float" office:value="3025.8" calcext:value-type="float">
            <text:p>3025.8</text:p>
          </table:table-cell>
          <table:table-cell office:value-type="float" office:value="2990.87" calcext:value-type="float">
            <text:p>2990.87</text:p>
          </table:table-cell>
          <table:table-cell office:value-type="float" office:value="2970.786" calcext:value-type="float">
            <text:p>2970.786</text:p>
          </table:table-cell>
          <table:table-cell office:value-type="string" calcext:value-type="string">
            <text:p>closed PwrHgh(14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5 40 19.994</text:p>
          </table:table-cell>
          <table:table-cell office:value-type="float" office:value="243.4" calcext:value-type="float">
            <text:p>243.4</text:p>
          </table:table-cell>
          <table:table-cell office:value-type="float" office:value="12.2" calcext:value-type="float">
            <text:p>12.2</text:p>
          </table:table-cell>
          <table:table-cell office:value-type="float" office:value="2969.4" calcext:value-type="float">
            <text:p>2969.4</text:p>
          </table:table-cell>
          <table:table-cell office:value-type="float" office:value="37279" calcext:value-type="float">
            <text:p>37279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85.4" calcext:value-type="float">
            <text:p>2985.4</text:p>
          </table:table-cell>
          <table:table-cell office:value-type="float" office:value="2976.33" calcext:value-type="float">
            <text:p>2976.33</text:p>
          </table:table-cell>
          <table:table-cell office:value-type="float" office:value="2969.48" calcext:value-type="float">
            <text:p>2969.48</text:p>
          </table:table-cell>
          <table:table-cell office:value-type="float" office:value="2985.34" calcext:value-type="float">
            <text:p>2985.34</text:p>
          </table:table-cell>
          <table:table-cell office:value-type="float" office:value="2976.92" calcext:value-type="float">
            <text:p>2976.92</text:p>
          </table:table-cell>
          <table:table-cell office:value-type="float" office:value="2974.178" calcext:value-type="float">
            <text:p>2974.178</text:p>
          </table:table-cell>
          <table:table-cell office:value-type="string" calcext:value-type="string">
            <text:p>closed PwrHgh(13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5 50 20.009</text:p>
          </table:table-cell>
          <table:table-cell office:value-type="float" office:value="241.3" calcext:value-type="float">
            <text:p>241.3</text:p>
          </table:table-cell>
          <table:table-cell office:value-type="float" office:value="12.11" calcext:value-type="float">
            <text:p>12.11</text:p>
          </table:table-cell>
          <table:table-cell office:value-type="float" office:value="2920.9" calcext:value-type="float">
            <text:p>2920.9</text:p>
          </table:table-cell>
          <table:table-cell office:value-type="float" office:value="37773" calcext:value-type="float">
            <text:p>37773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95.5" calcext:value-type="float">
            <text:p>2995.5</text:p>
          </table:table-cell>
          <table:table-cell office:value-type="float" office:value="2957.43" calcext:value-type="float">
            <text:p>2957.43</text:p>
          </table:table-cell>
          <table:table-cell office:value-type="float" office:value="2922.14" calcext:value-type="float">
            <text:p>2922.14</text:p>
          </table:table-cell>
          <table:table-cell office:value-type="float" office:value="2995.12" calcext:value-type="float">
            <text:p>2995.12</text:p>
          </table:table-cell>
          <table:table-cell office:value-type="float" office:value="2958.02" calcext:value-type="float">
            <text:p>2958.02</text:p>
          </table:table-cell>
          <table:table-cell office:value-type="float" office:value="2960.943" calcext:value-type="float">
            <text:p>2960.943</text:p>
          </table:table-cell>
          <table:table-cell office:value-type="string" calcext:value-type="string">
            <text:p>closed PwrHgh(129.75 mins to email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9-20 06 00 20.018</text:p>
          </table:table-cell>
          <table:table-cell office:value-type="float" office:value="242.5" calcext:value-type="float">
            <text:p>242.5</text:p>
          </table:table-cell>
          <table:table-cell office:value-type="float" office:value="12.16" calcext:value-type="float">
            <text:p>12.16</text:p>
          </table:table-cell>
          <table:table-cell office:value-type="float" office:value="2948.2" calcext:value-type="float">
            <text:p>2948.2</text:p>
          </table:table-cell>
          <table:table-cell office:value-type="float" office:value="38266" calcext:value-type="float">
            <text:p>38266</text:p>
          </table:table-cell>
          <table:table-cell office:value-type="float" office:value="49.8" calcext:value-type="float">
            <text:p>49.8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2945.14" calcext:value-type="float">
            <text:p>2945.14</text:p>
          </table:table-cell>
          <table:table-cell office:value-type="float" office:value="2948.8" calcext:value-type="float">
            <text:p>2948.8</text:p>
          </table:table-cell>
          <table:table-cell office:value-type="float" office:value="2993.9" calcext:value-type="float">
            <text:p>2993.9</text:p>
          </table:table-cell>
          <table:table-cell office:value-type="float" office:value="2946.03" calcext:value-type="float">
            <text:p>2946.03</text:p>
          </table:table-cell>
          <table:table-cell office:value-type="float" office:value="2948.386" calcext:value-type="float">
            <text:p>2948.38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6 10 19.998</text:p>
          </table:table-cell>
          <table:table-cell office:value-type="float" office:value="241" calcext:value-type="float">
            <text:p>241</text:p>
          </table:table-cell>
          <table:table-cell office:value-type="float" office:value="12.1" calcext:value-type="float">
            <text:p>12.1</text:p>
          </table:table-cell>
          <table:table-cell office:value-type="float" office:value="2915.3" calcext:value-type="float">
            <text:p>2915.3</text:p>
          </table:table-cell>
          <table:table-cell office:value-type="float" office:value="38756" calcext:value-type="float">
            <text:p>387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67.6" calcext:value-type="float">
            <text:p>2967.6</text:p>
          </table:table-cell>
          <table:table-cell office:value-type="float" office:value="2934.89" calcext:value-type="float">
            <text:p>2934.89</text:p>
          </table:table-cell>
          <table:table-cell office:value-type="float" office:value="2916.1" calcext:value-type="float">
            <text:p>2916.1</text:p>
          </table:table-cell>
          <table:table-cell office:value-type="float" office:value="2968.26" calcext:value-type="float">
            <text:p>2968.26</text:p>
          </table:table-cell>
          <table:table-cell office:value-type="float" office:value="2935.79" calcext:value-type="float">
            <text:p>2935.79</text:p>
          </table:table-cell>
          <table:table-cell office:value-type="float" office:value="2936.876" calcext:value-type="float">
            <text:p>2936.87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6 20 20.014</text:p>
          </table:table-cell>
          <table:table-cell office:value-type="float" office:value="243" calcext:value-type="float">
            <text:p>243</text:p>
          </table:table-cell>
          <table:table-cell office:value-type="float" office:value="12.19" calcext:value-type="float">
            <text:p>12.19</text:p>
          </table:table-cell>
          <table:table-cell office:value-type="float" office:value="2961.7" calcext:value-type="float">
            <text:p>2961.7</text:p>
          </table:table-cell>
          <table:table-cell office:value-type="float" office:value="39245" calcext:value-type="float">
            <text:p>3924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2979.2" calcext:value-type="float">
            <text:p>2979.2</text:p>
          </table:table-cell>
          <table:table-cell office:value-type="float" office:value="2929.25" calcext:value-type="float">
            <text:p>2929.25</text:p>
          </table:table-cell>
          <table:table-cell office:value-type="float" office:value="2962.17" calcext:value-type="float">
            <text:p>2962.17</text:p>
          </table:table-cell>
          <table:table-cell office:value-type="float" office:value="2979.24" calcext:value-type="float">
            <text:p>2979.24</text:p>
          </table:table-cell>
          <table:table-cell office:value-type="float" office:value="2930.11" calcext:value-type="float">
            <text:p>2930.11</text:p>
          </table:table-cell>
          <table:table-cell office:value-type="float" office:value="2937.538" calcext:value-type="float">
            <text:p>2937.538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6 30 20.019</text:p>
          </table:table-cell>
          <table:table-cell office:value-type="float" office:value="245.9" calcext:value-type="float">
            <text:p>245.9</text:p>
          </table:table-cell>
          <table:table-cell office:value-type="float" office:value="12.31" calcext:value-type="float">
            <text:p>12.31</text:p>
          </table:table-cell>
          <table:table-cell office:value-type="float" office:value="3026" calcext:value-type="float">
            <text:p>3026</text:p>
          </table:table-cell>
          <table:table-cell office:value-type="float" office:value="39741" calcext:value-type="float">
            <text:p>3974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26" calcext:value-type="float">
            <text:p>3026</text:p>
          </table:table-cell>
          <table:table-cell office:value-type="float" office:value="2963.65" calcext:value-type="float">
            <text:p>2963.65</text:p>
          </table:table-cell>
          <table:table-cell table:number-columns-repeated="2" office:value-type="float" office:value="3027.03" calcext:value-type="float">
            <text:p>3027.03</text:p>
          </table:table-cell>
          <table:table-cell office:value-type="float" office:value="2964.44" calcext:value-type="float">
            <text:p>2964.44</text:p>
          </table:table-cell>
          <table:table-cell office:value-type="float" office:value="2959.164" calcext:value-type="float">
            <text:p>2959.16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6 40 20.023</text:p>
          </table:table-cell>
          <table:table-cell office:value-type="float" office:value="245.6" calcext:value-type="float">
            <text:p>245.6</text:p>
          </table:table-cell>
          <table:table-cell office:value-type="float" office:value="12.3" calcext:value-type="float">
            <text:p>12.3</text:p>
          </table:table-cell>
          <table:table-cell office:value-type="float" office:value="3019.8" calcext:value-type="float">
            <text:p>3019.8</text:p>
          </table:table-cell>
          <table:table-cell office:value-type="float" office:value="40245" calcext:value-type="float">
            <text:p>4024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33.9" calcext:value-type="float">
            <text:p>3033.9</text:p>
          </table:table-cell>
          <table:table-cell office:value-type="float" office:value="3015.07" calcext:value-type="float">
            <text:p>3015.07</text:p>
          </table:table-cell>
          <table:table-cell office:value-type="float" office:value="3020.88" calcext:value-type="float">
            <text:p>3020.88</text:p>
          </table:table-cell>
          <table:table-cell office:value-type="float" office:value="3035.65" calcext:value-type="float">
            <text:p>3035.65</text:p>
          </table:table-cell>
          <table:table-cell office:value-type="float" office:value="3016.22" calcext:value-type="float">
            <text:p>3016.22</text:p>
          </table:table-cell>
          <table:table-cell office:value-type="float" office:value="2995.293" calcext:value-type="float">
            <text:p>2995.293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6 50 20.022</text:p>
          </table:table-cell>
          <table:table-cell office:value-type="float" office:value="244.7" calcext:value-type="float">
            <text:p>244.7</text:p>
          </table:table-cell>
          <table:table-cell office:value-type="float" office:value="12.26" calcext:value-type="float">
            <text:p>12.26</text:p>
          </table:table-cell>
          <table:table-cell office:value-type="float" office:value="3000.3" calcext:value-type="float">
            <text:p>3000.3</text:p>
          </table:table-cell>
          <table:table-cell office:value-type="float" office:value="40742" calcext:value-type="float">
            <text:p>4074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3.1" calcext:value-type="float">
            <text:p>3023.1</text:p>
          </table:table-cell>
          <table:table-cell office:value-type="float" office:value="2977.38" calcext:value-type="float">
            <text:p>2977.38</text:p>
          </table:table-cell>
          <table:table-cell office:value-type="float" office:value="3000.02" calcext:value-type="float">
            <text:p>3000.02</text:p>
          </table:table-cell>
          <table:table-cell office:value-type="float" office:value="3022.11" calcext:value-type="float">
            <text:p>3022.11</text:p>
          </table:table-cell>
          <table:table-cell office:value-type="float" office:value="2978.11" calcext:value-type="float">
            <text:p>2978.11</text:p>
          </table:table-cell>
          <table:table-cell office:value-type="float" office:value="2982.375" calcext:value-type="float">
            <text:p>2982.37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00 19.994</text:p>
          </table:table-cell>
          <table:table-cell office:value-type="float" office:value="243.7" calcext:value-type="float">
            <text:p>243.7</text:p>
          </table:table-cell>
          <table:table-cell office:value-type="float" office:value="12.22" calcext:value-type="float">
            <text:p>12.22</text:p>
          </table:table-cell>
          <table:table-cell office:value-type="float" office:value="2976.6" calcext:value-type="float">
            <text:p>2976.6</text:p>
          </table:table-cell>
          <table:table-cell office:value-type="float" office:value="41242" calcext:value-type="float">
            <text:p>41242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13.3" calcext:value-type="float">
            <text:p>3013.3</text:p>
          </table:table-cell>
          <table:table-cell office:value-type="float" office:value="2992.27" calcext:value-type="float">
            <text:p>2992.27</text:p>
          </table:table-cell>
          <table:table-cell office:value-type="float" office:value="2978.01" calcext:value-type="float">
            <text:p>2978.01</text:p>
          </table:table-cell>
          <table:table-cell office:value-type="float" office:value="3014.74" calcext:value-type="float">
            <text:p>3014.74</text:p>
          </table:table-cell>
          <table:table-cell office:value-type="float" office:value="2993.36" calcext:value-type="float">
            <text:p>2993.36</text:p>
          </table:table-cell>
          <table:table-cell office:value-type="float" office:value="2987.456" calcext:value-type="float">
            <text:p>2987.45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10 20.017</text:p>
          </table:table-cell>
          <table:table-cell office:value-type="float" office:value="244.4" calcext:value-type="float">
            <text:p>244.4</text:p>
          </table:table-cell>
          <table:table-cell office:value-type="float" office:value="12.24" calcext:value-type="float">
            <text:p>12.24</text:p>
          </table:table-cell>
          <table:table-cell office:value-type="float" office:value="2991.9" calcext:value-type="float">
            <text:p>2991.9</text:p>
          </table:table-cell>
          <table:table-cell office:value-type="float" office:value="41745" calcext:value-type="float">
            <text:p>41745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31.1" calcext:value-type="float">
            <text:p>3031.1</text:p>
          </table:table-cell>
          <table:table-cell office:value-type="float" office:value="3007.36" calcext:value-type="float">
            <text:p>3007.36</text:p>
          </table:table-cell>
          <table:table-cell office:value-type="float" office:value="2991.46" calcext:value-type="float">
            <text:p>2991.46</text:p>
          </table:table-cell>
          <table:table-cell office:value-type="float" office:value="3031.95" calcext:value-type="float">
            <text:p>3031.95</text:p>
          </table:table-cell>
          <table:table-cell office:value-type="float" office:value="3007.9" calcext:value-type="float">
            <text:p>3007.9</text:p>
          </table:table-cell>
          <table:table-cell office:value-type="float" office:value="2998.026" calcext:value-type="float">
            <text:p>2998.026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20 20.002</text:p>
          </table:table-cell>
          <table:table-cell office:value-type="float" office:value="244.4" calcext:value-type="float">
            <text:p>244.4</text:p>
          </table:table-cell>
          <table:table-cell office:value-type="float" office:value="12.24" calcext:value-type="float">
            <text:p>12.24</text:p>
          </table:table-cell>
          <table:table-cell office:value-type="float" office:value="2990.7" calcext:value-type="float">
            <text:p>2990.7</text:p>
          </table:table-cell>
          <table:table-cell office:value-type="float" office:value="42248" calcext:value-type="float">
            <text:p>422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46.8" calcext:value-type="float">
            <text:p>3046.8</text:p>
          </table:table-cell>
          <table:table-cell office:value-type="float" office:value="3009.16" calcext:value-type="float">
            <text:p>3009.16</text:p>
          </table:table-cell>
          <table:table-cell office:value-type="float" office:value="2991.46" calcext:value-type="float">
            <text:p>2991.46</text:p>
          </table:table-cell>
          <table:table-cell office:value-type="float" office:value="3047.98" calcext:value-type="float">
            <text:p>3047.98</text:p>
          </table:table-cell>
          <table:table-cell office:value-type="float" office:value="3010.16" calcext:value-type="float">
            <text:p>3010.16</text:p>
          </table:table-cell>
          <table:table-cell office:value-type="float" office:value="3005.239" calcext:value-type="float">
            <text:p>3005.23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30 20.022</text:p>
          </table:table-cell>
          <table:table-cell office:value-type="float" office:value="244" calcext:value-type="float">
            <text:p>244</text:p>
          </table:table-cell>
          <table:table-cell office:value-type="float" office:value="12.23" calcext:value-type="float">
            <text:p>12.23</text:p>
          </table:table-cell>
          <table:table-cell office:value-type="float" office:value="2983.2" calcext:value-type="float">
            <text:p>2983.2</text:p>
          </table:table-cell>
          <table:table-cell office:value-type="float" office:value="42747" calcext:value-type="float">
            <text:p>42747</text:p>
          </table:table-cell>
          <table:table-cell office:value-type="float" office:value="49.9" calcext:value-type="float">
            <text:p>49.9</text:p>
          </table:table-cell>
          <table:table-cell office:value-type="float" office:value="1" calcext:value-type="float">
            <text:p>1</text:p>
          </table:table-cell>
          <table:table-cell office:value-type="float" office:value="3028.6" calcext:value-type="float">
            <text:p>3028.6</text:p>
          </table:table-cell>
          <table:table-cell office:value-type="float" office:value="2984.81" calcext:value-type="float">
            <text:p>2984.81</text:p>
          </table:table-cell>
          <table:table-cell office:value-type="float" office:value="2984.12" calcext:value-type="float">
            <text:p>2984.12</text:p>
          </table:table-cell>
          <table:table-cell office:value-type="float" office:value="3028.26" calcext:value-type="float">
            <text:p>3028.26</text:p>
          </table:table-cell>
          <table:table-cell office:value-type="float" office:value="2985.45" calcext:value-type="float">
            <text:p>2985.45</text:p>
          </table:table-cell>
          <table:table-cell office:value-type="float" office:value="2991.119" calcext:value-type="float">
            <text:p>2991.119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40 20.009</text:p>
          </table:table-cell>
          <table:table-cell office:value-type="float" office:value="249" calcext:value-type="float">
            <text:p>249</text:p>
          </table:table-cell>
          <table:table-cell office:value-type="float" office:value="0.11" calcext:value-type="float">
            <text:p>0.11</text:p>
          </table:table-cell>
          <table:table-cell office:value-type="float" office:value="16.3" calcext:value-type="float">
            <text:p>16.3</text:p>
          </table:table-cell>
          <table:table-cell office:value-type="float" office:value="43160" calcext:value-type="float">
            <text:p>43160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3014.4" calcext:value-type="float">
            <text:p>3014.4</text:p>
          </table:table-cell>
          <table:table-cell office:value-type="float" office:value="2394.81" calcext:value-type="float">
            <text:p>2394.81</text:p>
          </table:table-cell>
          <table:table-cell office:value-type="float" office:value="15.89" calcext:value-type="float">
            <text:p>15.89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395.64" calcext:value-type="float">
            <text:p>2395.64</text:p>
          </table:table-cell>
          <table:table-cell office:value-type="float" office:value="2438.705" calcext:value-type="float">
            <text:p>2438.70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7 50 20.013</text:p>
          </table:table-cell>
          <table:table-cell office:value-type="float" office:value="246.2" calcext:value-type="float">
            <text:p>246.2</text:p>
          </table:table-cell>
          <table:table-cell office:value-type="float" office:value="0.11" calcext:value-type="float">
            <text:p>0.11</text:p>
          </table:table-cell>
          <table:table-cell office:value-type="float" office:value="16.2" calcext:value-type="float">
            <text:p>16.2</text:p>
          </table:table-cell>
          <table:table-cell office:value-type="float" office:value="43162" calcext:value-type="float">
            <text:p>43162</text:p>
          </table:table-cell>
          <table:table-cell office:value-type="float" office:value="49.9" calcext:value-type="float">
            <text:p>49.9</text:p>
          </table:table-cell>
          <table:table-cell office:value-type="float" office:value="0.58" calcext:value-type="float">
            <text:p>0.58</text:p>
          </table:table-cell>
          <table:table-cell office:value-type="float" office:value="17" calcext:value-type="float">
            <text:p>17</text:p>
          </table:table-cell>
          <table:table-cell office:value-type="float" office:value="16.64" calcext:value-type="float">
            <text:p>16.64</text:p>
          </table:table-cell>
          <table:table-cell office:value-type="float" office:value="15.71" calcext:value-type="float">
            <text:p>15.71</text:p>
          </table:table-cell>
          <table:table-cell office:value-type="float" office:value="17.57" calcext:value-type="float">
            <text:p>17.57</text:p>
          </table:table-cell>
          <table:table-cell office:value-type="float" office:value="16.96" calcext:value-type="float">
            <text:p>16.96</text:p>
          </table:table-cell>
          <table:table-cell office:value-type="float" office:value="884.914" calcext:value-type="float">
            <text:p>884.914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-09-20 08 00 19.984</text:p>
          </table:table-cell>
          <table:table-cell office:value-type="float" office:value="248.3" calcext:value-type="float">
            <text:p>248.3</text:p>
          </table:table-cell>
          <table:table-cell office:value-type="float" office:value="0.12" calcext:value-type="float">
            <text:p>0.12</text:p>
          </table:table-cell>
          <table:table-cell office:value-type="float" office:value="17.7" calcext:value-type="float">
            <text:p>17.7</text:p>
          </table:table-cell>
          <table:table-cell office:value-type="float" office:value="43165" calcext:value-type="float">
            <text:p>43165</text:p>
          </table:table-cell>
          <table:table-cell office:value-type="float" office:value="50" calcext:value-type="float">
            <text:p>50</text:p>
          </table:table-cell>
          <table:table-cell office:value-type="float" office:value="0.58" calcext:value-type="float">
            <text:p>0.58</text:p>
          </table:table-cell>
          <table:table-cell office:value-type="float" office:value="19.5" calcext:value-type="float">
            <text:p>19.5</text:p>
          </table:table-cell>
          <table:table-cell office:value-type="float" office:value="17.09" calcext:value-type="float">
            <text:p>17.09</text:p>
          </table:table-cell>
          <table:table-cell office:value-type="float" office:value="17.28" calcext:value-type="float">
            <text:p>17.28</text:p>
          </table:table-cell>
          <table:table-cell office:value-type="float" office:value="20.1" calcext:value-type="float">
            <text:p>20.1</text:p>
          </table:table-cell>
          <table:table-cell office:value-type="float" office:value="17.19" calcext:value-type="float">
            <text:p>17.19</text:p>
          </table:table-cell>
          <table:table-cell office:value-type="float" office:value="328.325" calcext:value-type="float">
            <text:p>328.325</text:p>
          </table:table-cell>
          <table:table-cell office:value-type="string" calcext:value-type="string">
            <text:p>op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0T08:13:24.465757177</dc:date>
    <meta:editing-duration>PT4M8S</meta:editing-duration>
    <meta:editing-cycles>1</meta:editing-cycles>
    <meta:document-statistic meta:table-count="1" meta:cell-count="10701" meta:object-count="0"/>
    <meta:generator>LibreOffice/7.0.4.2$Linux_ARM_EABI LibreOffice_project/00$Build-2</meta:generator>
  </office:meta>
</office:document-meta>
</file>